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automatic-find-labels="false" table:use-regular-expressions="false" table:use-wildcards="true"/>
      <table:table table:name="Лист1" table:style-name="ta1">
        <table:table-column table:style-name="co1" table:number-columns-repeated="15" table:default-cell-style-name="Default"/>
        <table:table-row table:style-name="ro1">
          <table:table-cell table:style-name="ce1" office:value-type="string" calcext:value-type="string">
            <text:p>title</text:p>
          </table:table-cell>
          <table:table-cell table:style-name="ce1" office:value-type="string" calcext:value-type="string">
            <text:p>link</text:p>
          </table:table-cell>
          <table:table-cell table:style-name="ce1" office:value-type="string" calcext:value-type="string">
            <text:p>pubDate</text:p>
          </table:table-cell>
          <table:table-cell table:style-name="ce1" office:value-type="string" calcext:value-type="string">
            <text:p>description</text:p>
          </table:table-cell>
          <table:table-cell table:style-name="ce1" office:value-type="string" calcext:value-type="string">
            <text:p>domain</text:p>
          </table:table-cell>
          <table:table-cell table:style-name="ce1" office:value-type="string" calcext:value-type="string">
            <text:p>snippet</text:p>
          </table:table-cell>
          <table:table-cell table:style-name="ce1" office:value-type="string" calcext:value-type="string">
            <text:p>Institution Name</text:p>
          </table:table-cell>
          <table:table-cell table:style-name="ce1" office:value-type="string" calcext:value-type="string">
            <text:p>Signal Score (0-4)</text:p>
          </table:table-cell>
          <table:table-cell table:style-name="ce1" office:value-type="string" calcext:value-type="string">
            <text:p>AI Relevant (true/false)</text:p>
          </table:table-cell>
          <table:table-cell table:style-name="ce1" office:value-type="string" calcext:value-type="string">
            <text:p>Media Focused (true/false)</text:p>
          </table:table-cell>
          <table:table-cell table:style-name="ce1" office:value-type="string" calcext:value-type="string">
            <text:p>Scale</text:p>
          </table:table-cell>
          <table:table-cell table:style-name="ce1" office:value-type="string" calcext:value-type="string">
            <text:p>Location</text:p>
          </table:table-cell>
          <table:table-cell table:style-name="ce1" office:value-type="string" calcext:value-type="string">
            <text:p>Description</text:p>
          </table:table-cell>
          <table:table-cell table:style-name="ce1" office:value-type="string" calcext:value-type="string">
            <text:p>Partnership Notes</text:p>
          </table:table-cell>
          <table:table-cell table:style-name="ce1" office:value-type="string" calcext:value-type="string">
            <text:p>Signal Justification</text:p>
          </table:table-cell>
        </table:table-row>
        <table:table-row table:style-name="ro2">
          <table:table-cell office:value-type="string" calcext:value-type="string">
            <text:p>Wonder Animation – Video to 3D Animation - Autodesk News</text:p>
          </table:table-cell>
          <table:table-cell office:value-type="string" calcext:value-type="string">
            <text:p>https://adsknews.autodesk.com/en/news/autodesk-launches-wonder-animation-video-to-3d-scene-technology/</text:p>
          </table:table-cell>
          <table:table-cell office:value-type="string" calcext:value-type="string">
            <text:p>30 окт. 2024 г.</text:p>
          </table:table-cell>
          <table:table-cell office:value-type="string" calcext:value-type="string">
            <text:p>It’s been five months since we joined Autodesk, and the time spent has only reinforced that the foundational Wonder Dynamics vision aligns perfectly with Autodesk’s longstanding commitment to advancing the Media &amp; Entertainment industry through innovation. Together, we believe in using artificial intelligence (AI) more intentionally to enhance creativity and efficiency, so artists can spend more time on the creative aspects of storytelling. We formed Wonder Dynamics and developed Wonder Studio (our cloud-based 3D animation and VFX solution) out of our passion for storytelling coupled with our commitment to make VFX work accessible to more creators and filmmakers.</text:p>
            <text:p/>
            <text:p>Today, Wonder Dynamics is excited to announce the beta launch of Wonder Studio’s newest feature: Wonder Animation, which is powered by groundbreaking Video to 3D scene technology that enables artists to shoot a scene with any camera, in any location, and turn the sequence into an animated scene with CG characters in a 3D environment.</text:p>
            <text:p/>
            <text:p>The most innovative part of Wonder Animation’s Video to 3D scene technology is its ability to film and edit sequences with multiple cuts and various shots (wide, medium, close-ups). The technology then uses AI to reconstruct the scene in a 3D space and matches the position and movement of each camera’s relationship to the characters and environment.</text:p>
            <text:p/>
            <text:p>This essentially creates a virtual representation of an artist’s live-action scene containing all camera setups and character body and face animation in one 3D scene, with fully editable elements (animation, character, environment, lighting, and camera tracking data) in their preferred software, such as Maya, Blender or Unreal.</text:p>
          </table:table-cell>
          <table:table-cell office:value-type="string" calcext:value-type="string">
            <text:p>adsknews.autodesk.com</text:p>
          </table:table-cell>
          <table:table-cell/>
          <table:table-cell office:value-type="string" calcext:value-type="string">
            <text:p>Wonder Dynamics</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N/A</text:p>
          </table:table-cell>
          <table:table-cell office:value-type="string" calcext:value-type="string">
            <text:p>Innovative company focusing on AI-driven 3D animation and VFX solutions. It develops tools that enhance the creativity in storytelling through advanced technologies.</text:p>
          </table:table-cell>
          <table:table-cell office:value-type="string" calcext:value-type="string">
            <text:p>Great candidate for collaboration. Strong AI focus in creative applications like 3D animation.</text:p>
          </table:table-cell>
          <table:table-cell office:value-type="string" calcext:value-type="string">
            <text:p>Strong signal justified by: 1) Explicit use of AI technologies in animation 2) Focus on creative industry 3) Potential for joint research and development in AI-driven media technologies.</text:p>
          </table:table-cell>
        </table:table-row>
        <table:table-row table:style-name="ro2">
          <table:table-cell office:value-type="string" calcext:value-type="string">
            <text:p>AI Detects Mysterious Detail Hidden in a Famous Raphael ...</text:p>
          </table:table-cell>
          <table:table-cell office:value-type="string" calcext:value-type="string">
            <text:p>https://www.sciencealert.com/ai-detects-mysterious-detail-hidden-in-a-famous-raphael-masterpiece</text:p>
          </table:table-cell>
          <table:table-cell/>
          <table:table-cell office:value-type="string" calcext:value-type="string">
            <text:p>Artificial intelligence (AI) can be trained to see details in images that escape the human eye. Now an AI neural network has identified something unusual about a face in a Raphael painting: It wasn't actually painted by Raphael.</text:p>
            <text:p/>
            <text:p>The face in question belongs to St Joseph, seen in the top left of the painting known as the Madonna della Rosa (or Madonna of the Rose).</text:p>
            <text:p/>
            <text:p>Scholars have in fact long debated whether or not the painting is a Raphael original. While it requires diverse evidence to conclude an artwork's provenance, a newer method of analysis based on an AI algorithm has sided with those who think at least some of the strokes were at the hand of another artist.</text:p>
            <text:p/>
            <text:p>Researchers from the UK and US developed a custom analysis algorithm based on the works that we know are the result of the Italian master's brushwork.</text:p>
            <text:p/>
            <text:p>"Using deep feature analysis, we used pictures of authenticated Raphael paintings to train the computer to recognize his style to a very detailed degree, from the brushstrokes, the color palette, the shading and every aspect of the work," mathematician and computer scientist Hassan Ugail from the University of Bradford in the UK explained in December, when the researchers' findings were published.</text:p>
            <text:p/>
            <text:p>"The computer sees far more deeply than the human eye, to microscopic level. "</text:p>
            <text:p/>
            <text:p>Machine learning processes typically need to be trained on a vast pool of examples, something which isn't always available when it comes to a sole artist's life work. In this case, the team modified pre-trained architecture developed by Microscoft called ResNet50, coupled with a traditional machine learning technique called a Support Vector Machine.</text:p>
            <text:p/>
            <text:p>The method has previously been shown to have a 98 percent accuracy level when it comes to identifying Raphael paintings. Usually, it's trained on whole pictures, but here the team also asked it to look at individual faces.</text:p>
            <text:p/>
            <text:p>While the Madonna, the Child, and St John all show up as being created from the hand of Raphael, that's not the case of St Joseph. The researchers note that in previous debates over the painting's authenticity, St Joseph's face has been thought to be less well done than the others in the frame.</text:p>
            <text:p/>
            <text:p>"When we tested the della Rosa as a whole, the results were not conclusive," said Ugail.</text:p>
            <text:p/>
            <text:p>"So, then we tested the individual parts and while the rest of the picture was confirmed as Raphael, Joseph's face came up as most likely not Raphael."</text:p>
            <text:p/>
            <text:p>Giulio Romano, one of Raphael's pupils, may have been responsible for the fourth face, but that's by no means certain. It's another example of modern technology revealing the secrets of classic paintings – this time with AI.</text:p>
            <text:p/>
            <text:p>The Madonna della Rosa was painted on canvas in the years 1518 to 1520, experts think. It was in the mid-1800s that art critics started to suspect that Raphael might not have painted all of the artwork.</text:p>
            <text:p/>
            <text:p>Now those suspicions have almost certainly been proved correct, though the research team behind the study is keen to emphasize that this AI will be helping out art experts in the future, rather than replacing them.</text:p>
            <text:p/>
            <text:p>"This is not a case of AI taking people's jobs," said Ugail. "The process of authenticating a work of art involves looking at many aspects, from its provenance, pigments, condition of the work and so on.</text:p>
            <text:p/>
            <text:p>"However, this sort of software can be used as one tool to assist in the process."</text:p>
            <text:p/>
            <text:p>The research was published in Heritage Science.</text:p>
            <text:p/>
            <text:p>An earlier version of this article was published in December 2023.</text:p>
          </table:table-cell>
          <table:table-cell office:value-type="string" calcext:value-type="string">
            <text:p>www.sciencealert.com</text:p>
          </table:table-cell>
          <table:table-cell/>
          <table:table-cell office:value-type="string" calcext:value-type="string">
            <text:p>University of Bradford</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K:EU</text:p>
          </table:table-cell>
          <table:table-cell office:value-type="string" calcext:value-type="string">
            <text:p>Offers AI courses with a focus on applications in creative and media industries. A notable research institution in AI analysis and its applications in art.</text:p>
          </table:table-cell>
          <table:table-cell office:value-type="string" calcext:value-type="string">
            <text:p>Strong candidate for collaboration, especially with ongoing AI projects in art refinement and analysis.</text:p>
          </table:table-cell>
          <table:table-cell office:value-type="string" calcext:value-type="string">
            <text:p>Strong signal justified by: 1) Involvement in AI technology for art analysis 2) Media relevance through intersection of AI and art history 3) Medium scale with international recognition.</text:p>
          </table:table-cell>
        </table:table-row>
        <table:table-row table:style-name="ro2">
          <table:table-cell office:value-type="string" calcext:value-type="string">
            <text:p>AI Fundamentals</text:p>
          </table:table-cell>
          <table:table-cell office:value-type="string" calcext:value-type="string">
            <text:p>https://digitalstrategy.unt.edu/microcredentials/ai-fundamentals.html</text:p>
          </table:table-cell>
          <table:table-cell office:value-type="string" calcext:value-type="string">
            <text:p>8 июн. 2024 г.</text:p>
          </table:table-cell>
          <table:table-cell office:value-type="string" calcext:value-type="string">
            <text:p>AI Fundamentals equips you with the essential AI literacy and skills needed to understand, assess, and responsibly use artificial intelligence-powered technologies. Designed for UNT undergraduates and graduate students of all majors, this UNT-certified microcredential is free for all UNT faculty, staff and students. AI Fundamentals is asynchronous and self-paced, allowing you to learn according to your own schedule. For the best learning experience, we recommend completing Part 1, Demystifying AI, before embarking on Part 2, How You Can Use AI.</text:p>
            <text:p/>
            <text:p>Are you a UNT faculty member interested in incroporating AI into your teaching? Consider integrating AI Fundamentals into your course. For more information, please consult the AI Fundamentals Faculty Guide.</text:p>
            <text:p/>
            <text:p>AI Fundamentals Part 1: Demystifying AI Fee: Free for UNT faculty, staff, and students</text:p>
            <text:p/>
            <text:p>Free for UNT faculty, staff, and students Modality: Online, asynchronous, self-paced</text:p>
            <text:p/>
            <text:p>Online, asynchronous, self-paced Intended Audience: UNT students (primary); UNT faculty and staff (secondary) Approximate Time for Completion: 2.5 hours</text:p>
            <text:p/>
            <text:p>2.5 hours Author: Dr. Aleshia Hayes</text:p>
            <text:p/>
            <text:p>Demystifying AI introduces you to the foundational terms, concepts, and ethical issues associated with artificial intelligence. Discover the differences between artificial general intelligence (AGI) and generative artificial intelligence (GenAI). Learn how AI tools such as ChatGPT are developed and trained. Evaluate the benefits and potential risks associated with AI technologies. Demystifying AI equips you the essential AI literacy to understand and assess the exciting AI-powered technologies of today and tomorrow. Demystifying AI is the first of a two-part, UNT-certified microcredential in AI Fundamentals.</text:p>
            <text:p/>
            <text:p>Following the completion of Demystifying AI, you will be able to:</text:p>
            <text:p/>
            <text:p>Define Artificial Intelligence (AI).</text:p>
            <text:p/>
            <text:p>Differentiate between the three types of AI</text:p>
            <text:p/>
            <text:p>Define Generative Artificial Intelligence (GenAI).</text:p>
            <text:p/>
            <text:p>Identify key categories and applications of GenAI.</text:p>
            <text:p/>
            <text:p>Define and give examples of the following AI subfields.</text:p>
            <text:p/>
            <text:p>Differentiate between the principal AI learning models.</text:p>
            <text:p/>
            <text:p>Explain the role of data and algorithms in Machine Learning.</text:p>
            <text:p/>
            <text:p>Critically evaluate the societal impacts of AI technologies.</text:p>
            <text:p/>
            <text:p>Articulate three ethical challenges posed by AI technologies.</text:p>
            <text:p/>
            <text:p>AI Fundamentals Part 2: How You Can Use AI Fee: Free for UNT faculty, staff, and students</text:p>
            <text:p/>
            <text:p>Free for UNT faculty, staff, and students Modality: Online, asynchronous, self-paced</text:p>
            <text:p/>
            <text:p>Online, asynchronous, self-paced Intended Audience: UNT students (primary); UNT faculty and staff (secondary) Approximate Time for Completion: 2.25 hours</text:p>
            <text:p/>
            <text:p>2.25 hours Author: Dr. Brady Lund</text:p>
            <text:p/>
            <text:p>How You Can Use AI equips you with the skills to use artificial intelligence responsibly and effectively in your educational journey. Learn ethical considerations, appropriate vs. inappropriate uses, and practical strategies to enhance your academic success with AI.</text:p>
            <text:p/>
            <text:p>Following the completion of How You Can Use AI, you will be able to:</text:p>
          </table:table-cell>
          <table:table-cell office:value-type="string" calcext:value-type="string">
            <text:p>digitalstrategy.unt.edu</text:p>
          </table:table-cell>
          <table:table-cell/>
          <table:table-cell office:value-type="string" calcext:value-type="string">
            <text:p>University of North Texas</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A:US</text:p>
          </table:table-cell>
          <table:table-cell office:value-type="string" calcext:value-type="string">
            <text:p>UNT offers a microcredential program in AI Fundamentals for its students and faculty, focusing on the ethical use of AI and its applications across various fields.</text:p>
          </table:table-cell>
          <table:table-cell office:value-type="string" calcext:value-type="string">
            <text:p>Potential candidate for collaborating on AI literacy programs, especially integrating AI in creative disciplines.</text:p>
          </table:table-cell>
          <table:table-cell office:value-type="string" calcext:value-type="string">
            <text:p>Signal justified by: 1) Presence of AI course content 2) Does not explicitly target media/creative industries 3) Large institution with diverse programs.</text:p>
          </table:table-cell>
        </table:table-row>
        <table:table-row table:style-name="ro2">
          <table:table-cell office:value-type="string" calcext:value-type="string">
            <text:p>Cognitive Class AI</text:p>
          </table:table-cell>
          <table:table-cell office:value-type="string" calcext:value-type="string">
            <text:p>https://cognitiveclass.ai/</text:p>
          </table:table-cell>
          <table:table-cell office:value-type="string" calcext:value-type="string">
            <text:p>6 июн. 2024 г.</text:p>
          </table:table-cell>
          <table:table-cell office:value-type="string" calcext:value-type="string">
            <text:p>Get ahead in the tech industry and advance your career</text:p>
            <text:p/>
            <text:p>Learn alongside 3 million users just like you, and launch your tech career with our courses on AI, Data Science and other emerging technologies. Get certified credentials to showcase your career ready skills.</text:p>
          </table:table-cell>
          <table:table-cell office:value-type="string" calcext:value-type="string">
            <text:p>cognitiveclass.ai</text:p>
          </table:table-cell>
          <table:table-cell/>
          <table:table-cell office:value-type="string" calcext:value-type="string">
            <text:p>Cognitive Class AI</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N/A</text:p>
          </table:table-cell>
          <table:table-cell office:value-type="string" calcext:value-type="string">
            <text:p>Cognitive Class offers a wide range of online courses focused on AI and Data Science with a large user base. However, it lacks specific programs in the creative or media industries.</text:p>
          </table:table-cell>
          <table:table-cell office:value-type="string" calcext:value-type="string">
            <text:p>Potential collaboration on tech-centric training, though lacks creative industry focus.</text:p>
          </table:table-cell>
          <table:table-cell office:value-type="string" calcext:value-type="string">
            <text:p>Signal justified by: 1) AI courses available 2) Large scale with 3 million users 3) International reach but no media focus.</text:p>
          </table:table-cell>
        </table:table-row>
        <table:table-row table:style-name="ro2">
          <table:table-cell office:value-type="string" calcext:value-type="string">
            <text:p>panaversity/learn-agentic-ai</text:p>
          </table:table-cell>
          <table:table-cell office:value-type="string" calcext:value-type="string">
            <text:p>https://github.com/panaversity/learn-agentic-ai</text:p>
          </table:table-cell>
          <table:table-cell office:value-type="string" calcext:value-type="string">
            <text:p>12 июл. 2024 г.</text:p>
          </table:table-cell>
          <table:table-cell office:value-type="string" calcext:value-type="string">
            <text:p>Learn Agentic AI</text:p>
            <text:p/>
            <text:p>This repo is part of the Panaversity Certified Agentic and Robotic AI Engineer program. It covers AI-201 and AI-202 courses.</text:p>
            <text:p/>
            <text:p>AI-201: Fundamentals of Agentic AI</text:p>
            <text:p/>
            <text:p>Covers Chapters from -01 to 11</text:p>
            <text:p/>
            <text:p>AI-201 Video Playlist</text:p>
            <text:p/>
            <text:p>Note: These videos are for additional learning, and do not cover all the material taught in the onsite classes.</text:p>
            <text:p/>
            <text:p>AI-202: Advanced Agentic AI Engineering</text:p>
            <text:p/>
            <text:p>Covers Chapters 12 and onwards</text:p>
            <text:p/>
            <text:p>AI-202 Video Playlist</text:p>
            <text:p/>
            <text:p>Note: These videos are for additional learning, and do not cover all the material taught in the onsite classes.</text:p>
            <text:p/>
            <text:p>Additional Certification Program Material</text:p>
            <text:p/>
            <text:p>Program Podcast</text:p>
            <text:p/>
            <text:p>Agentic AI Detailed Intro Presentation</text:p>
            <text:p/>
            <text:p>Program Review by ChatGPT</text:p>
            <text:p/>
            <text:p>Read this article to understand The AI agents stack</text:p>
            <text:p/>
            <text:p>Must Read and Watch: Material to Understand the Coming Agentic AI Age</text:p>
            <text:p/>
            <text:p>Agentic AI Explained</text:p>
            <text:p/>
            <text:p>AI Agents Explained Like You're 5</text:p>
            <text:p/>
            <text:p>The Future Is Agentic</text:p>
            <text:p/>
            <text:p>Why Vertical LLM Agents Are The New $1 Billion SaaS Opportunities</text:p>
            <text:p/>
            <text:p>Vertical AI Agents Could Be 10X Bigger Than SaaS</text:p>
            <text:p/>
            <text:p>OpenAI's Path to AGI | Five Levels of Intelligence</text:p>
            <text:p/>
            <text:p>AI Agents: Are We Ready For Machines That Make Decisions?</text:p>
            <text:p/>
            <text:p>Function Calling</text:p>
            <text:p/>
            <text:p>Generative AI’s Act o1</text:p>
            <text:p/>
            <text:p>Watch AGI could Double GDP</text:p>
            <text:p/>
            <text:p>The INSANE Race for AI Humanoid Robots</text:p>
          </table:table-cell>
          <table:table-cell office:value-type="string" calcext:value-type="string">
            <text:p>github.com</text:p>
          </table:table-cell>
          <table:table-cell/>
          <table:table-cell office:value-type="string" calcext:value-type="string">
            <text:p>Panaversity</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N/A</text:p>
          </table:table-cell>
          <table:table-cell office:value-type="string" calcext:value-type="string">
            <text:p>Educational institution offering courses in Agentic AI aiming for certification. Focused on advanced AI concepts.</text:p>
          </table:table-cell>
          <table:table-cell office:value-type="string" calcext:value-type="string">
            <text:p>Potential for collaboration due to AI engineering programs but lacks a direct media focus.</text:p>
          </table:table-cell>
          <table:table-cell office:value-type="string" calcext:value-type="string">
            <text:p>Signal score is moderate due to: 1) Presence of AI courses (AI-201 and AI-202) 2) No direct connection to media or creative industries.</text:p>
          </table:table-cell>
        </table:table-row>
        <table:table-row table:style-name="ro2">
          <table:table-cell office:value-type="string" calcext:value-type="string">
            <text:p>Explore the world of artificial intelligence with online ...</text:p>
          </table:table-cell>
          <table:table-cell office:value-type="string" calcext:value-type="string">
            <text:p>https://openlearning.mit.edu/news/explore-world-artificial-intelligence-online-courses-mit</text:p>
          </table:table-cell>
          <table:table-cell office:value-type="string" calcext:value-type="string">
            <text:p>23 мая 2024 г.</text:p>
          </table:table-cell>
          <table:table-cell office:value-type="string" calcext:value-type="string">
            <text:p>Through MIT OpenCourseWare, MITx, and MIT xPRO learn about machine learning, computational thinking, deepfakes, and more.</text:p>
            <text:p/>
            <text:p>Photo: iStock</text:p>
            <text:p/>
            <text:p>With the rise of artificial intelligence, the job landscape is changing — rapidly. MIT Open Learning offers online courses and resources straight from the MIT classroom that are designed to empower learners and professionals across industries with the competencies essential for succeeding in an increasingly AI-powered world.</text:p>
            <text:p/>
            <text:p>Elevate your skills, unlock new opportunities, and advance your career with the following courses and materials available through MIT OpenCourseWare, MITx, and MIT xPRO — all part of MIT Open Learning.</text:p>
            <text:p/>
            <text:p>Free MIT courses and resources</text:p>
            <text:p/>
            <text:p>Paid MIT courses for working professionals</text:p>
            <text:p/>
            <text:p>MIT OpenCourseWare offers free, online, open educational resources from more than 2,500 courses that span the MIT undergraduate and graduate curriculum. MITx offers hundreds of high-quality massive open online courses adapted from the MIT classroom for learners worldwide. MIT xPRO offers paid courses designed using cutting-edge research in the neuroscience of learning; its online learning programs leverage vetted content from world-renowned experts to make learning accessible anytime, anywhere.</text:p>
            <text:p/>
            <text:p>Explore the world of artificial intelligence with online courses from MIT was originally published in MIT Open Learning on Medium, where people are continuing the conversation by highlighting and responding to this story.</text:p>
          </table:table-cell>
          <table:table-cell office:value-type="string" calcext:value-type="string">
            <text:p>openlearning.mit.edu</text:p>
          </table:table-cell>
          <table:table-cell/>
          <table:table-cell office:value-type="string" calcext:value-type="string">
            <text:p>Massachusetts Institute of Technology (MIT)</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A:US</text:p>
          </table:table-cell>
          <table:table-cell office:value-type="string" calcext:value-type="string">
            <text:p>Renowned institution offering high-quality courses in AI, including practical applications in various fields. MITx and MITxPRO provide significant online learning opportunities.</text:p>
          </table:table-cell>
          <table:table-cell office:value-type="string" calcext:value-type="string">
            <text:p>Ideal candidate for collaboration. Offers extensive AI-related programs with a creative focus. Strong international presence.</text:p>
          </table:table-cell>
          <table:table-cell office:value-type="string" calcext:value-type="string">
            <text:p>Strong signal justified by: 1) Comprehensive AI courses relevant to media and creative industries 2) Internationally recognized institution 3) Extensive online resources accessible globally 4) Proven experience in corporate partnerships.</text:p>
          </table:table-cell>
        </table:table-row>
        <table:table-row table:style-name="ro2">
          <table:table-cell office:value-type="string" calcext:value-type="string">
            <text:p>DSCI 281 Foundations of Artificial Intelligence and Machine ...</text:p>
          </table:table-cell>
          <table:table-cell office:value-type="string" calcext:value-type="string">
            <text:p>https://catalogue.usc.edu/preview_course_nopop.php?catoid=18&amp;coid=289568</text:p>
          </table:table-cell>
          <table:table-cell office:value-type="string" calcext:value-type="string">
            <text:p>2 дек. 2024 г.</text:p>
          </table:table-cell>
          <table:table-cell office:value-type="string" calcext:value-type="string">
            <text:p>USC Catalogue 2023-2024 Select a Catalogue USC Catalogue 2024-2025 USC Catalogue 2023-2024 [ARCHIVED CATALOGUE] USC Catalogue 2022-2023 [ARCHIVED CATALOGUE] USC Catalogue 2021-2022 [ARCHIVED CATALOGUE] USC Catalogue 2020-2021 [ARCHIVED CATALOGUE] USC Catalogue 2019-2020 [ARCHIVED CATALOGUE] USC Catalogue 2018-2019 [ARCHIVED CATALOGUE] USC Catalogue 2017-2018 [ARCHIVED CATALOGUE] USC Catalogue 2016-2017 [ARCHIVED CATALOGUE] USC Catalogue 2015-2016 [ARCHIVED CATALOGUE] HELP USC Catalogue 2023-2024 [ARCHIVED CATALOGUE]</text:p>
            <text:p/>
            <text:p/>
            <text:p/>
            <text:p>Print-Friendly Page (opens a new window) DSCI 281 Foundations of Artificial Intelligence and Machine Learning Units: 4</text:p>
            <text:p/>
            <text:p>Terms Offered: FaSp An introduction to the concepts of artificial intelligence (AI) and machine learning (ML); AI and ML applications; ethical considerations; intended for students without a programming or computer science background.</text:p>
            <text:p/>
            <text:p>Recommended Preparation: A basic knowledge of mathematics or statistics, cognitive psychology, economics, business, linguistics, communication and philosophy.</text:p>
            <text:p/>
            <text:p>Instruction Mode: Lecture</text:p>
            <text:p/>
            <text:p>Grading Option: Letter</text:p>
            <text:p/>
            <text:p/>
            <text:p/>
            <text:p/>
            <text:p/>
            <text:p>Back to Top | Print-Friendly Page (opens a new window)</text:p>
          </table:table-cell>
          <table:table-cell office:value-type="string" calcext:value-type="string">
            <text:p>catalogue.usc.edu</text:p>
          </table:table-cell>
          <table:table-cell/>
          <table:table-cell office:value-type="string" calcext:value-type="string">
            <text:p>University of Southern California</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nited States:US</text:p>
          </table:table-cell>
          <table:table-cell office:value-type="string" calcext:value-type="string">
            <text:p>USC offers a variety of courses, including Foundations of Artificial Intelligence and Machine Learning, with a focus on AI concepts and ethical considerations.</text:p>
          </table:table-cell>
          <table:table-cell office:value-type="string" calcext:value-type="string">
            <text:p>Potential collaboration in AI curriculum development, but lacks media-specific courses.</text:p>
          </table:table-cell>
          <table:table-cell office:value-type="string" calcext:value-type="string">
            <text:p>Moderate signal justified by: 1) Includes AI concepts in curriculum 2) Large university with numerous programs 3) Opportunity to integrate AI into creative fields, though current offerings are not media-focused.</text:p>
          </table:table-cell>
        </table:table-row>
        <table:table-row table:style-name="ro2">
          <table:table-cell office:value-type="string" calcext:value-type="string">
            <text:p>Artificial Intelligence Fundamentals and Applications Certificate</text:p>
          </table:table-cell>
          <table:table-cell office:value-type="string" calcext:value-type="string">
            <text:p>https://catalog.ufl.edu/UGRD/academic-programs/AI/aicertificate/</text:p>
          </table:table-cell>
          <table:table-cell office:value-type="string" calcext:value-type="string">
            <text:p>6 июн. 2024 г.</text:p>
          </table:table-cell>
          <table:table-cell office:value-type="string" calcext:value-type="string">
            <text:p>Enroll in UF’s artificial intelligence certificate program where all undergraduate students, regardless of major, can learn how to apply artificial intelligence in their discipline. No background in computer programming, engineering, or data science is needed. Pursuing courses in AI can put students ahead of the curve when applying for internships or jobs. Students can obtain the skills needed to join the AI-trained workforce of the future.</text:p>
            <text:p/>
            <text:p>This university-wide certificate prepares students to understand the fundamentals of artificial intelligence, its applications to real-world problems in various disciplines, and ethical and professional responsibilities of these technologies. The certificate consists of two required courses, a fundamental course and an AI ethics course. After completing those, students take a third elective course in the application of ethics in their discipline. Students learn how to use AI and apply them to maximize efficiency or solve problems within their discipline.</text:p>
            <text:p/>
            <text:p>To obtain this certificate, students must apply before they take the second course.</text:p>
            <text:p/>
            <text:p>More Info</text:p>
            <text:p/>
            <text:p>To earn the certificate, students must apply to graduate with it.</text:p>
            <text:p/>
            <text:p>More Info</text:p>
            <text:p/>
            <text:p>ADMISSION CRITERIA</text:p>
            <text:p/>
            <text:p>Junior level of any major, MAC 1147 or equivalent. Some elective courses require prerequisites which are fulfilled by the majors indicated.</text:p>
            <text:p/>
            <text:p>REQUIRED COURSES</text:p>
          </table:table-cell>
          <table:table-cell office:value-type="string" calcext:value-type="string">
            <text:p>catalog.ufl.edu</text:p>
          </table:table-cell>
          <table:table-cell/>
          <table:table-cell office:value-type="string" calcext:value-type="string">
            <text:p>University of Florida</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text:p>
          </table:table-cell>
          <table:table-cell office:value-type="string" calcext:value-type="string">
            <text:p>Offers an artificial intelligence certificate program applicable across various disciplines. Aimed at equipping students with AI skills for real-world applications and ethical responsibilities.</text:p>
          </table:table-cell>
          <table:table-cell office:value-type="string" calcext:value-type="string">
            <text:p>Strong candidate for collaboration in AI education given its comprehensive program spanning different disciplines, large student body, and focus on real-world applications.</text:p>
          </table:table-cell>
          <table:table-cell office:value-type="string" calcext:value-type="string">
            <text:p>Strong signal justified by: 1) Comprehensive AI curriculum including ethical applications 2) Large institution with diverse disciplines 3) Significant focus on real-world problem-solving using AI</text:p>
          </table:table-cell>
        </table:table-row>
        <table:table-row table:style-name="ro2">
          <table:table-cell office:value-type="string" calcext:value-type="string">
            <text:p>Applied Artificial Intelligence—M.S. &amp; Graduate Certificate</text:p>
          </table:table-cell>
          <table:table-cell office:value-type="string" calcext:value-type="string">
            <text:p>https://www.lipscomb.edu/academics/programs/applied-artificial-intelligence-ms-graduate-certificate</text:p>
          </table:table-cell>
          <table:table-cell office:value-type="string" calcext:value-type="string">
            <text:p>16 апр. 2024 г.</text:p>
          </table:table-cell>
          <table:table-cell office:value-type="string" calcext:value-type="string">
            <text:p>Program Overview</text:p>
            <text:p/>
            <text:p>Artificial Intelligence (AI) has exploded in capability and popularity, disrupting many established industries and leaving urgent knowledge and skills gaps in its wake.</text:p>
            <text:p/>
            <text:p>With a predicted addition of $15.7 trillion to the global economy by 2030 (PwC), it is critical that professionals from various fields in the workforce:</text:p>
            <text:p/>
            <text:p>Understand modern solution trends in AI</text:p>
            <text:p/>
            <text:p>Learn and grow new skill sets in AI tools</text:p>
            <text:p/>
            <text:p>Develop competencies in industry-specific AI solutions</text:p>
            <text:p/>
            <text:p>Grow a deeper understanding of the impact that AI has on society</text:p>
            <text:p/>
            <text:p>Lipscomb’s Applied Artificial Intelligence graduate program is the first of its kind in Nashville, Tennessee to provide professionals the opportunity to amplify their industry-specific experience with modern computing skills without requiring an undergraduate degree in computer science. Choose to pursue either a Master of Science (30 credit hours) or a graduate certificate (9 credit hours).</text:p>
            <text:p/>
            <text:p>What is an Applied Artificial Intelligence degree and why is it significant?</text:p>
            <text:p/>
            <text:p>Our program, Applied AI, focuses on the use and application of AI tools and techniques to solve practical problems in an effective, efficient and ethical manner. We aim to provide answers to the questions around the rise of AI technologies and their potential effects across all industries.</text:p>
            <text:p/>
            <text:p>This program explores the core principles, strategic solutions and application domains of artificial intelligence, along with its ethical implications. Through discipline-specific application sequences, students will examine AI trends and their problem-solving capabilities across various industries, such as health care, business, education, the arts, engineering, entertainment and more. Our innovative curriculum and course delivery features a studio-based educational environment where students collaborate to build AI projects that address emerging challenges where AI is increasingly becoming the optimal solution strategy.</text:p>
            <text:p/>
            <text:p>Our program focuses on top-tier tools and interfaces from industry leaders, such as Open AI (GPT), Microsoft (CoPilot and Azure AI), Google (Gemini), IBM (Watson) and others to solve challenging problems in health care, business, public leadership, education, the arts and engineering.</text:p>
          </table:table-cell>
          <table:table-cell office:value-type="string" calcext:value-type="string">
            <text:p>www.lipscomb.edu</text:p>
          </table:table-cell>
          <table:table-cell/>
          <table:table-cell office:value-type="string" calcext:value-type="string">
            <text:p>Lipscomb University</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nited States:US</text:p>
          </table:table-cell>
          <table:table-cell office:value-type="string" calcext:value-type="string">
            <text:p>Lipscomb’s Applied Artificial Intelligence program focuses on industry-specific AI tools and techniques, offering a Master's and a graduate certificate. It emphasizes collaboration and practical problem-solving across various sectors, including the arts.</text:p>
          </table:table-cell>
          <table:table-cell office:value-type="string" calcext:value-type="string">
            <text:p>Strong potential for collaboration in AI application within the creative sectors, especially through the arts-focused curriculum.</text:p>
          </table:table-cell>
          <table:table-cell office:value-type="string" calcext:value-type="string">
            <text:p>Moderate signal justified by: 1) Strong focus on AI applications 2) Inclusion of arts in the curriculum 3) Significant industry tools and ethical considerations in learning.</text:p>
          </table:table-cell>
        </table:table-row>
        <table:table-row table:style-name="ro2">
          <table:table-cell office:value-type="string" calcext:value-type="string">
            <text:p>Bachelor of Computer Science (Artificial Intelligence)</text:p>
          </table:table-cell>
          <table:table-cell office:value-type="string" calcext:value-type="string">
            <text:p>https://www.flinders.edu.au/study/courses/bachelor-computer-science-artificial-intelligence</text:p>
          </table:table-cell>
          <table:table-cell office:value-type="string" calcext:value-type="string">
            <text:p>27 сент. 2024 г.</text:p>
          </table:table-cell>
          <table:table-cell office:value-type="string" calcext:value-type="string">
            <text:p>This website uses cookies</text:p>
            <text:p/>
            <text:p>Flinders University uses cookies to ensure website functionality, personalisation and a variety of purposes as set out in its website privacy statement. This statement explains cookies and their use by Flinders.</text:p>
            <text:p/>
            <text:p>If you consent to the use of our cookies then please click the button below:</text:p>
            <text:p/>
            <text:p>If you do not consent to the use of all our cookies then please click the button below. Clicking this button will result in all cookies being rejected except for those that are required for essential functionality on our website.</text:p>
          </table:table-cell>
          <table:table-cell office:value-type="string" calcext:value-type="string">
            <text:p>www.flinders.edu.au</text:p>
          </table:table-cell>
          <table:table-cell/>
          <table:table-cell office:value-type="string" calcext:value-type="string">
            <text:p>Flinders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Australia:Other</text:p>
          </table:table-cell>
          <table:table-cell office:value-type="string" calcext:value-type="string">
            <text:p>Flinders University offers a Bachelor of Computer Science with a specialization in Artificial Intelligence, focusing on applications in various industries.</text:p>
          </table:table-cell>
          <table:table-cell office:value-type="string" calcext:value-type="string">
            <text:p>Strong collaboration candidate due to their robust AI program that integrates with media applications.</text:p>
          </table:table-cell>
          <table:table-cell office:value-type="string" calcext:value-type="string">
            <text:p>Strong signal justified by: 1) Comprehensive AI curriculum in the context of computer science 2) Large student body ensures a vibrant academic environment 3) Potential use of AI in diverse creative industries.</text:p>
          </table:table-cell>
        </table:table-row>
        <table:table-row table:style-name="ro2">
          <table:table-cell office:value-type="string" calcext:value-type="string">
            <text:p>News</text:p>
          </table:table-cell>
          <table:table-cell office:value-type="string" calcext:value-type="string">
            <text:p>https://www.ifml.institute/news</text:p>
          </table:table-cell>
          <table:table-cell office:value-type="string" calcext:value-type="string">
            <text:p>11 окт. 2024 г.</text:p>
          </table:table-cell>
          <table:table-cell office:value-type="string" calcext:value-type="string">
            <text:p>Sanjay Shakkottai, Professor and Cockrell Family Chair in Engineering # 15 in the Department of Electrical and Computer Engineering. UT Austin; Director, Center for Generative AI</text:p>
            <text:p/>
            <text:p>Read More</text:p>
          </table:table-cell>
          <table:table-cell office:value-type="string" calcext:value-type="string">
            <text:p>www.ifml.institute</text:p>
          </table:table-cell>
          <table:table-cell/>
          <table:table-cell office:value-type="string" calcext:value-type="string">
            <text:p>UT Austin</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US</text:p>
          </table:table-cell>
          <table:table-cell office:value-type="string" calcext:value-type="string">
            <text:p>University of Texas at Austin is recognized for its engineering programs and the Center for Generative AI, focusing on AI but lacks explicit media/creative courses.</text:p>
          </table:table-cell>
          <table:table-cell office:value-type="string" calcext:value-type="string">
            <text:p>Potential for collaboration in generative AI, especially in engineering contexts, but not directly aligned with media arts.</text:p>
          </table:table-cell>
          <table:table-cell office:value-type="string" calcext:value-type="string">
            <text:p>Moderate signal due to: 1) AI relevance in engineering 2) Presence of an AI center 3) No strong focus on media or creative industries.</text:p>
          </table:table-cell>
        </table:table-row>
        <table:table-row table:style-name="ro2">
          <table:table-cell office:value-type="string" calcext:value-type="string">
            <text:p>Artificial Intelligence with Machine Learning</text:p>
          </table:table-cell>
          <table:table-cell office:value-type="string" calcext:value-type="string">
            <text:p>https://appliedtechnology.humber.ca/programs/artificial-intelligence-with-machine-learning.html</text:p>
          </table:table-cell>
          <table:table-cell office:value-type="string" calcext:value-type="string">
            <text:p>11 нояб. 2024 г.</text:p>
          </table:table-cell>
          <table:table-cell office:value-type="string" calcext:value-type="string">
            <text:p>Courses</text:p>
            <text:p/>
            <text:p>At Humber, courses are delivered in a variety of formats:</text:p>
            <text:p/>
            <text:p>In-Person - An in-person course is delivered fully on campus.</text:p>
            <text:p/>
            <text:p>Online Asynchronous (A) - An online asynchronous course has no fixed class schedule and allows students to engage with the course at different times according to their needs. Faculty provide modules, which are completed independently by the students according to established deadlines.</text:p>
            <text:p/>
            <text:p>Online Synchronous (S) - An online synchronous course is delivered fully online and requires faculty and students to participate in real-time according to a fixed schedule. Classes are scheduled for a specific day and time.</text:p>
            <text:p/>
            <text:p>Hybrid - A hybrid course is a combination of in-person and online classes and follows a set schedule. Students must be available to attend in-person classes at scheduled times during the semester.</text:p>
            <text:p/>
            <text:p>The chart below outlines the delivery options available for each course in this program, by campus. For some academic terms, there may be more than one delivery option available. You’ll be able to select your preferred options when building your course schedule during open enrolment. Preferences for course delivery will be considered on a first come, first served basis. Some Humber programs are also delivered fully online, where all courses are delivered online.</text:p>
            <text:p/>
            <text:p>International students: the impact of studying from outside of Canada on Post-Graduation Work Permit (PGWP) eligibility differs significantly based on when you start your program. Please review the PGWP eligibility before choosing your program and course delivery.</text:p>
          </table:table-cell>
          <table:table-cell office:value-type="string" calcext:value-type="string">
            <text:p>appliedtechnology.humber.ca</text:p>
          </table:table-cell>
          <table:table-cell/>
          <table:table-cell office:value-type="string" calcext:value-type="string">
            <text:p>Humber College</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Canada:Other</text:p>
          </table:table-cell>
          <table:table-cell office:value-type="string" calcext:value-type="string">
            <text:p>Humber College offers diverse AI and Machine Learning courses with multiple delivery formats, catering to both Canadian and international students. Its strong creative media programs are recognized internationally.</text:p>
          </table:table-cell>
          <table:table-cell office:value-type="string" calcext:value-type="string">
            <text:p>Strong candidate for collaboration due to comprehensive AI courses in media fields, international recognition, and diverse formats.</text:p>
          </table:table-cell>
          <table:table-cell office:value-type="string" calcext:value-type="string">
            <text:p>Signal score is high due to clear AI focus in course offerings and strong media connections, alongside notable international stature.</text:p>
          </table:table-cell>
        </table:table-row>
        <table:table-row table:style-name="ro2">
          <table:table-cell office:value-type="string" calcext:value-type="string">
            <text:p>Deep Learning Foundations: CDS Alumni Return to the ...</text:p>
          </table:table-cell>
          <table:table-cell office:value-type="string" calcext:value-type="string">
            <text:p>https://nyudatascience.medium.com/deep-learning-foundations-cds-alumni-return-to-the-cutting-edge-55358271e777</text:p>
          </table:table-cell>
          <table:table-cell office:value-type="string" calcext:value-type="string">
            <text:p>25 сент. 2024 г.</text:p>
          </table:table-cell>
          <table:table-cell office:value-type="string" calcext:value-type="string">
            <text:p>Artificial intelligence has revolutionized industries from healthcare to finance. Now, CDS is bringing alumni back to the forefront of this rapidly evolving field.</text:p>
            <text:p/>
            <text:p>CDS announced a new course in the center’s newly launched Lifelong Learning Program. “Foundations of Deep Learning” offers CDS alumni the chance to dive into the latest advancements in AI and machine learning. The course is engaging participants in cutting-edge concepts and applications.</text:p>
            <text:p/>
            <text:p>The eight-week course, which began on September 3, is based on CDS’ renowned free online DS-GA 1008 Deep Learning course. It’s taught by Courant Institute Clinical Assistant Professor of Computer Science and Data Science Alfredo Canziani, who designed the course based on the original material from CDS founding director Yann LeCun.</text:p>
            <text:p/>
            <text:p>Professor Canziani emphasizes the interactive nature of the course content: “The videos are not just recordings of lectures. I interact with animations, and when I explain mathematical concepts, the math pops up in the background. It’s very engaging and designed specifically for online consumption.”</text:p>
            <text:p/>
            <text:p>The course covers four main topics over eight weeks:</text:p>
            <text:p/>
            <text:p>Introduction and Back Propagation Convolutional Neural Networks Structured Prediction Associative Memories and Transformers</text:p>
            <text:p/>
            <text:p>Each two-week block concludes with an assignment, allowing students to apply their newfound knowledge. The course culminates with an exploration of transformer models, the technology behind groundbreaking AI systems like ChatGPT.</text:p>
            <text:p/>
            <text:p>The course’s structure balances rigor with flexibility. Students will participate in both asynchronous and synchronous discussions with Canziani, ensuring a dynamic and interactive experience while allowing them to balance their studies with professional commitments. Biweekly homework assignments, totaling four full days of work over the eight-week period, challenge participants to apply their newfound knowledge.</text:p>
            <text:p/>
            <text:p>CDS Director of Academic and Student Affairs Kathryn Angeles highlighted the program’s exclusivity. “This opportunity is only open to CDS alumni,” she said. Angeles noted that while there are no tuition costs and no credit is received, participants who successfully complete the course will receive a pass/fail grade and a notification of completion.</text:p>
            <text:p/>
            <text:p>The course represents CDS’ commitment to ongoing education in a rapidly evolving field. It’s a chance for alumni to reconnect with groundbreaking research and applications in deep learning.</text:p>
            <text:p/>
            <text:p>As the field of AI continues to advance at breakneck speed, courses like “Foundations of Deep Learning” ensure that CDS alumni remain at the forefront of innovation. It’s a testament to CDS’ dedication to lifelong learning and its position at the vanguard of data science education.</text:p>
            <text:p/>
            <text:p>By Stephen Thomas</text:p>
          </table:table-cell>
          <table:table-cell office:value-type="string" calcext:value-type="string">
            <text:p>nyudatascience.medium.com</text:p>
          </table:table-cell>
          <table:table-cell/>
          <table:table-cell office:value-type="string" calcext:value-type="string">
            <text:p>CDS (Courant Institute of Mathematical Sciences)</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US:US</text:p>
          </table:table-cell>
          <table:table-cell office:value-type="string" calcext:value-type="string">
            <text:p>The Courant Institute offers programs focused on mathematics, computer science, and data science. Known for its rigorous curriculum and distinguished faculty.</text:p>
          </table:table-cell>
          <table:table-cell office:value-type="string" calcext:value-type="string">
            <text:p>Potential collaboration opportunity in AI development and research, particularly for alumni engagement and lifelong learning programs.</text:p>
          </table:table-cell>
          <table:table-cell office:value-type="string" calcext:value-type="string">
            <text:p>Strong signal justified by: 1) Comprehensive AI course in deep learning 2) Internationally recognized institution 3) Focus on innovative teaching methods 4) Unique position for alumni in AI advancements</text:p>
          </table:table-cell>
        </table:table-row>
        <table:table-row table:style-name="ro2">
          <table:table-cell office:value-type="string" calcext:value-type="string">
            <text:p>Data Science &amp; AI Bootcamp | UTSA &amp; Institute of Data</text:p>
          </table:table-cell>
          <table:table-cell office:value-type="string" calcext:value-type="string">
            <text:p>https://techbootcamp.utsa.edu/datascienceai</text:p>
          </table:table-cell>
          <table:table-cell office:value-type="string" calcext:value-type="string">
            <text:p>23 окт. 2024 г.</text:p>
          </table:table-cell>
          <table:table-cell office:value-type="string" calcext:value-type="string">
            <text:p>The University of Texas at San Antonio (UTSA) &amp; Institute of Data</text:p>
            <text:p/>
            <text:p>Welcome to the University of Texas at San Antonio (UTSA) and Institute of Data's most in-demand data science training program.</text:p>
            <text:p/>
            <text:p>Learn how to create predictive models by learning to wrangle, analyze, visualize, predict and find insight into data alongside the best data science trainers in the United States.</text:p>
            <text:p/>
            <text:p>The Data Science &amp; AI Program is a structured training course designed to help you develop the practical skills you will need as a data scientist or data analyst. After completing your Data Science &amp; AI Program, you will receive a Data Science &amp; AI Certificate of Completion from UTSA and an Institute of Data® Industry Certification.</text:p>
            <text:p/>
            <text:p>Hundreds of professionals choose the Institute of Data every year to prepare them for their future career after careful consideration of their desired career progression and to attain maximum return on investment for their education. Leading the future of the profession, the Institute of Data offers a collaborative and successful program, driven to ensure you have the best start to your career.</text:p>
          </table:table-cell>
          <table:table-cell office:value-type="string" calcext:value-type="string">
            <text:p>techbootcamp.utsa.edu</text:p>
          </table:table-cell>
          <table:table-cell/>
          <table:table-cell office:value-type="string" calcext:value-type="string">
            <text:p>University of Texas at San Antonio | Institute of Data</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US</text:p>
          </table:table-cell>
          <table:table-cell office:value-type="string" calcext:value-type="string">
            <text:p>The University of Texas at San Antonio offers a comprehensive Data Science &amp; AI Bootcamp focused on practical skills. Their program prepares data scientists and analysts, offering recognized certification.</text:p>
          </table:table-cell>
          <table:table-cell office:value-type="string" calcext:value-type="string">
            <text:p>Potential partner for AI data science training collaboration, but lacks media focus.</text:p>
          </table:table-cell>
          <table:table-cell office:value-type="string" calcext:value-type="string">
            <text:p>Signal score of 2 justified by: 1) Strong AI component in data science training 2) No specific focus on media or creative industries.</text:p>
          </table:table-cell>
        </table:table-row>
        <table:table-row table:style-name="ro2">
          <table:table-cell office:value-type="string" calcext:value-type="string">
            <text:p>BSc Artificial Intelligence and Data Science (Hons) | UON</text:p>
          </table:table-cell>
          <table:table-cell office:value-type="string" calcext:value-type="string">
            <text:p>https://www.northampton.ac.uk/courses/artificial-intelligence-and-data-science-bsc-hons/</text:p>
          </table:table-cell>
          <table:table-cell office:value-type="string" calcext:value-type="string">
            <text:p>2 дек. 2024 г.</text:p>
          </table:table-cell>
          <table:table-cell office:value-type="string" calcext:value-type="string">
            <text:p>This degree in artificial intelligence and data science degree will equip you with a range of knowledge and practical skills required to establish your career. They can aid many career paths, such as a machine learning software engineer, solution architect, project manager or AI research scientist. You will learn the fundamentals and applications of data science and machine learning progressively over the course period.</text:p>
            <text:p/>
            <text:p>Year 1</text:p>
            <text:p/>
            <text:p>During your first year of this AI and Data Science programme, you will study common computer science modules which give you the foundation and flexibility to specialise in your second and third years. Additionally, you’ll study a specialised module that is tailored for artificial intelligence and data science programme students.</text:p>
            <text:p/>
            <text:p>Year 2</text:p>
            <text:p/>
            <text:p>In your second year, you will continue your journey with more specialised modules. These include the Introduction to AI, Cloud Computing and Big Data, and Relational Databases along with other computer science modules. You will also complete a group project where you will be a part of a small design team working to produce an innovative and bespoke AI solution to a real-world challenge.</text:p>
            <text:p/>
            <text:p>Year 3</text:p>
            <text:p/>
            <text:p>In your final year of this artificial intelligence and data science degree, you will acquire comprehensive AI skills in advanced modules. These modules include such as Advanced AI and Applications, Natural Language Processing, Modern Databases, and Media Technology. You’ll be able to develop AI applications using computer vision and neural networks and deploy the solutions in the cloud. On the AI and Data Science course you’ll have an opportunity to complete an independent dissertation on a specialist topic of your choice in the field of artificial intelligence.</text:p>
            <text:p/>
            <text:p>UON Computing society &amp; IEEE</text:p>
            <text:p/>
            <text:p>The Computing Society aims to bring together students interested in computing. The society provides insight into the industry by allowing its members the opportunity to network with potential clients and employers. Students also have the opportunity to join the world’s largest professional body at discount rates and join the UON IEEE Student Branch. Joining this branch will enable you to get in contact with students from other academic institutes worldwide.</text:p>
          </table:table-cell>
          <table:table-cell office:value-type="string" calcext:value-type="string">
            <text:p>www.northampton.ac.uk</text:p>
          </table:table-cell>
          <table:table-cell/>
          <table:table-cell office:value-type="string" calcext:value-type="string">
            <text:p>University of Nottingham</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K</text:p>
          </table:table-cell>
          <table:table-cell office:value-type="string" calcext:value-type="string">
            <text:p>A prominent university offering a BSc in Artificial Intelligence and Data Science with a focus on real-world applications and various AI technologies. Approximately 30,000 students enroll annually.</text:p>
          </table:table-cell>
          <table:table-cell office:value-type="string" calcext:value-type="string">
            <text:p>Excellent partner for collaboration due to AI-specific programs, strong international outlook, and comprehensive support networks.</text:p>
          </table:table-cell>
          <table:table-cell office:value-type="string" calcext:value-type="string">
            <text:p>Strong signal justified by: 1) Clear focus on AI in the curriculum 2) Media technology included 3) Large student base 4) Active student societies promoting international networking</text:p>
          </table:table-cell>
        </table:table-row>
        <table:table-row table:style-name="ro2">
          <table:table-cell office:value-type="string" calcext:value-type="string">
            <text:p>New course helps students discover how computers make ...</text:p>
          </table:table-cell>
          <table:table-cell office:value-type="string" calcext:value-type="string">
            <text:p>https://www.psu.edu/news/information-sciences-and-technology/story/new-course-helps-students-discover-how-computers-make</text:p>
          </table:table-cell>
          <table:table-cell office:value-type="string" calcext:value-type="string">
            <text:p>15 часов назад</text:p>
          </table:table-cell>
          <table:table-cell office:value-type="string" calcext:value-type="string">
            <text:p>UNIVERSITY PARK, Pa. — Natural language processing (NLP) is an artificial intelligence (AI) technology that extracts meaning and structure from the kinds of language that people speak and write. It is the technology behind the chatbots, language translation apps and generative AI that makes computers seem as if they understand people, identifying and categorizing opinions on social media or answering the questions people pose in search engines.</text:p>
            <text:p/>
            <text:p>A new course in the Penn State College of Information Sciences and Technology (IST) will ease undergraduate students into the concepts of NLP to help them discover how computers process language in a way that appears to make sense of human text. The course, “Understanding Artificial Intelligence (AI) for Human Language” (DS 402), will be taught by Shomir Wilson, associate professor in the College of IST, beginning spring 2025.</text:p>
            <text:p/>
            <text:p>“I’m excited that we’re able to offer DS 402 with Professor Wilson,” said Lisa Lenze, associate dean for undergraduate studies in the College of IST. “The next generation of information technology leaders needs to understand how computers process human language.”</text:p>
            <text:p/>
            <text:p>One of Wilson’s goals for the course is to help students understand recently published research about NLP. Conceptual reasoning, critical thinking and broader impacts will be prioritized over math and algorithms.</text:p>
            <text:p/>
            <text:p>“We’ll focus on papers with practical and social impacts to make them as relatable as possible to the AI that we use or that affects us in everyday life,” Wilson said. “There will also be a practical component to the course, where students build NLP systems to solve tasks from competitions that are organized by the research community.”</text:p>
            <text:p/>
            <text:p>As part of a semester-long project, students will build NLP systems to perform a variety of tasks, including solving word puzzles, detecting hallucinations by chatbots, spoiling clickbait headlines and analyzing internet memes.</text:p>
            <text:p/>
            <text:p>“Undergraduate students majoring in data sciences can use this course as an advanced elective, and students enrolled in another College of IST major can use this course in their application focus area,” Lenze said. “Those enrolled in the course are in for an intriguing and exciting learning experience!”</text:p>
            <text:p/>
            <text:p>More information can be found on the course website.</text:p>
          </table:table-cell>
          <table:table-cell office:value-type="string" calcext:value-type="string">
            <text:p>www.psu.edu</text:p>
          </table:table-cell>
          <table:table-cell/>
          <table:table-cell office:value-type="string" calcext:value-type="string">
            <text:p>Penn State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A:US</text:p>
          </table:table-cell>
          <table:table-cell office:value-type="string" calcext:value-type="string">
            <text:p>Penn State offers a new course on Natural Language Processing that equips students with essential AI skills as they relate to human language processing. The program emphasizes practical experience with building NLP systems.</text:p>
          </table:table-cell>
          <table:table-cell office:value-type="string" calcext:value-type="string">
            <text:p>Strong candidate for collaboration due to comprehensive AI focus and large-scale student engagement.</text:p>
          </table:table-cell>
          <table:table-cell office:value-type="string" calcext:value-type="string">
            <text:p>Signal score is high because: 1) The course explicitly teaches AI technologies (NLP) 2) It targets the media/creative application of AI through language processing 3) Large university with substantial resources</text:p>
          </table:table-cell>
        </table:table-row>
        <table:table-row table:style-name="ro2">
          <table:table-cell office:value-type="string" calcext:value-type="string">
            <text:p>Wadhwani School of Data Science &amp; AI</text:p>
          </table:table-cell>
          <table:table-cell office:value-type="string" calcext:value-type="string">
            <text:p>http://dsai.iitm.ac.in/</text:p>
          </table:table-cell>
          <table:table-cell office:value-type="string" calcext:value-type="string">
            <text:p>7 нояб. 2024 г.</text:p>
          </table:table-cell>
          <table:table-cell office:value-type="string" calcext:value-type="string">
            <text:p>Founded in 2024, the School brings together several faculty with expertise in various areas of Data Science and AI, to work together on impactful problems of direct relevance to the society. The school is home to the 18th and newest department (Department of Data Science and AI) at IIT Madras. has several affiliated research centres, and a vibrant research ecosystem, with several interest groups, focussed on exciting areas. The school also will offer a BTech in AI &amp; Data Analytics, an MTech in Data Science and AI, and also multiple programmes for international students.</text:p>
          </table:table-cell>
          <table:table-cell office:value-type="string" calcext:value-type="string">
            <text:p>dsai.iitm.ac.in</text:p>
          </table:table-cell>
          <table:table-cell/>
          <table:table-cell office:value-type="string" calcext:value-type="string">
            <text:p>Wadhwani School of Data Science &amp; AI</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India:Asia</text:p>
          </table:table-cell>
          <table:table-cell office:value-type="string" calcext:value-type="string">
            <text:p>The Wadhwani School of Data Science &amp; AI at IIT Madras focuses on AI and data science programs, offering several degrees including BTech and MTech in AI &amp; Data Analytics. It has a vibrant research ecosystem and programmes for international students.</text:p>
          </table:table-cell>
          <table:table-cell office:value-type="string" calcext:value-type="string">
            <text:p>Potential collaboration opportunity, especially in AI-driven data science applications, but lacks direct media creative courses.</text:p>
          </table:table-cell>
          <table:table-cell office:value-type="string" calcext:value-type="string">
            <text:p>Moderate signal justified by: 1) Offers AI-focused programs 2) Strong research ecosystem 3) International student programs, though lacks explicit media relevance.</text:p>
          </table:table-cell>
        </table:table-row>
        <table:table-row table:style-name="ro2">
          <table:table-cell office:value-type="string" calcext:value-type="string">
            <text:p>Harvard Business Analytics Program</text:p>
          </table:table-cell>
          <table:table-cell office:value-type="string" calcext:value-type="string">
            <text:p>https://pll.harvard.edu/course/harvard-business-analytics-program</text:p>
          </table:table-cell>
          <table:table-cell office:value-type="string" calcext:value-type="string">
            <text:p>2 янв. 2024 г.</text:p>
          </table:table-cell>
          <table:table-cell office:value-type="string" calcext:value-type="string">
            <text:p>In addition to the online learning components of the program, you will have the opportunity to attend two 2.5-day, on-site and in-person immersions held at the Harvard Business School campus in Boston.</text:p>
            <text:p/>
            <text:p>During these experiences, you'll get to engage in direct interactions with your classmates, establish connections with faculty members, and connect with influential figures in the industry during evening events. You’ll also have the chance to tour the Harvard campus and participate in hands-on guided learning exercises. Throughout your experience, you’ll gain an in-depth understanding of deep learning and neural networks, and use the HBS case method to formulate solutions to real-world business scenarios as a way to understand relevant challenges in the industry. Recent topics include fairness in algorithms, data privacy, leading transformational change, and the evolving landscape of AI.</text:p>
          </table:table-cell>
          <table:table-cell office:value-type="string" calcext:value-type="string">
            <text:p>pll.harvard.edu</text:p>
          </table:table-cell>
          <table:table-cell/>
          <table:table-cell office:value-type="string" calcext:value-type="string">
            <text:p>Harvard Business School</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A:US</text:p>
          </table:table-cell>
          <table:table-cell office:value-type="string" calcext:value-type="string">
            <text:p>Renowned institution offering a Business Analytics Program with a focus on AI technologies, though not specifically tied to media or creative industries. Large scale with a strong international reputation.</text:p>
          </table:table-cell>
          <table:table-cell office:value-type="string" calcext:value-type="string">
            <text:p>Potential collaboration on AI ethics and algorithm fairness, though not directly aligned with media production.</text:p>
          </table:table-cell>
          <table:table-cell office:value-type="string" calcext:value-type="string">
            <text:p>Moderate signal justified by: 1) Comprehensive AI focus on algorithms and data privacy 2) Prestigious international institution 3) Strong ties to industry</text:p>
          </table:table-cell>
        </table:table-row>
        <table:table-row table:style-name="ro2">
          <table:table-cell office:value-type="string" calcext:value-type="string">
            <text:p>Main AI Trends In Education (2024) - Springs</text:p>
          </table:table-cell>
          <table:table-cell office:value-type="string" calcext:value-type="string">
            <text:p>https://springsapps.com/knowledge/main-ai-trends-in-education-2024</text:p>
          </table:table-cell>
          <table:table-cell office:value-type="string" calcext:value-type="string">
            <text:p>1 окт. 2024 г.</text:p>
          </table:table-cell>
          <table:table-cell office:value-type="string" calcext:value-type="string">
            <text:p>According to the latest data, the market for generative AI solutions is expected to reach $207 billion by 2030. In 2020, this figure was only $5.67 billion and $23.17 billion in 2022. One of the driving forces of this progress has been attributed to educational services. Currently, they have some of the highest adoption rates among all organizations.</text:p>
            <text:p/>
            <text:p>Institutions worldwide recognize the impact of generative AI technology on the learning process. In the past few years, it transformed how educators tailor programs and how collegegoers approach their assignments. The latest statistics show that 58% of all university instructors use generative AI in their daily practice.</text:p>
            <text:p/>
            <text:p>This surge in use cases goes beyond using ChatGPT to make individual tests and quizzes. This technology can make learning more inclusive and engaging for all parties. Several AI technology trends in education will dictate how this field will develop in 2024.</text:p>
            <text:p/>
            <text:p>Generative AI is poised to revolutionize education by creating intelligent, adaptive learning companions that enhance the student experience. The AI Teacher offers a personalized learning path, adjusting to each student’s pace while delivering tailored lessons and instant feedback to foster better understanding. Complementing this is the AI Study Buddy, an interactive partner that helps students review material, practice exercises, and receive answers to questions, reinforcing knowledge through real-time, personalized support. Additionally, AI Coaches and Mentors play a crucial role in guiding students by setting goals, offering data-driven insights, and providing continuous learning assistance.</text:p>
            <text:p/>
            <text:p>EdTech AI agents act as invaluable assistants, streamlining administrative and classroom management tasks. The AI Teaching Assistant helps teachers automate tasks like scheduling and attendance, significantly reducing their workload. Moreover, the AI Grader allows teachers to automate grading, offering consistent, swift feedback while freeing up time for more personalized student interaction. To further boost engagement, AI Gamification introduces game-driven learning experiences with varying complexity levels, relevant challenges, and reward systems that motivate students to reach their potential.</text:p>
            <text:p/>
            <text:p>Together, these AI tools are transforming both the student and teacher experience in education.</text:p>
            <text:p/>
            <text:p>Trend #1. Using Generative AI to Make Educational Content</text:p>
            <text:p/>
            <text:p>Generative AI is about saving time and producing quality content on a budget. Educational institutions will continue using tools like Bard and DALL-E2 to make slick and exciting materials for their students at no expense and effort.</text:p>
            <text:p/>
            <text:p>More advanced solutions allow them to provide vibrant slides or create course and topic glossaries. This approach will make lectures and video lessons more exciting and make it easier for students to refresh their memory about specific terms and notions. Here’s why content will remain one of the biggest education trends in 2024 and beyond:</text:p>
            <text:p/>
            <text:p>Time saving. AI tools produce readily available content in a matter of minutes. This leaves teachers and professors more time to polish materials without spending hours researching and compiling them.</text:p>
            <text:p/>
            <text:p>AI tools produce readily available content in a matter of minutes. This leaves teachers and professors more time to polish materials without spending hours researching and compiling them. Reduced costs . All types of learning institutions benefit from generative AI and provide a decent education even in the farthest parts of the world.</text:p>
            <text:p/>
            <text:p>. All types of learning institutions benefit from generative AI and provide a decent education even in the farthest parts of the world. Consistency. The use of these platforms allows organizations to maintain the same level of quality across various subjects and topics.</text:p>
            <text:p/>
            <text:p>Trend #2. Teaching With Virtual Avatars</text:p>
            <text:p/>
            <text:p>Artificial intelligence will provide all colleges with an easy and affordable way to make video lessons. Instead of paying actors or having the faculty record them, the implementation of AI in education will allow making them with virtual avatars. All that is required is to upload a photo of a real person or use one of the existing profiles.</text:p>
            <text:p/>
            <text:p>These avatars speak in multiple languages and offer personal education for students worldwide. Platforms like Elai.io, Synthesia, and Heygen provide these services to higher-learning organizations and everybody interested in them. Using these tools opens several opportunities:</text:p>
            <text:p/>
            <text:p>Teacher avatars . For example, Harvard will use this technology to have Professor Steven Pinker teach courses on psychology in Chinese or Arabic.</text:p>
            <text:p/>
            <text:p>. For example, Harvard will use this technology to have Professor Steven Pinker teach courses on psychology in Chinese or Arabic. More flexible and scalable learning process. College education will become more accessible for students with different learning styles.</text:p>
            <text:p/>
            <text:p>College education will become more accessible for students with different learning styles. Better adaptability for internati</text:p>
          </table:table-cell>
          <table:table-cell office:value-type="string" calcext:value-type="string">
            <text:p>springsapps.com</text:p>
          </table:table-cell>
          <table:table-cell/>
          <table:table-cell office:value-type="string" calcext:value-type="string">
            <text:p>Harvard University</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A:US</text:p>
          </table:table-cell>
          <table:table-cell office:value-type="string" calcext:value-type="string">
            <text:p>Leading global university known for its extensive range of programs, including innovative uses of AI in education. Offers courses across various disciplines.</text:p>
          </table:table-cell>
          <table:table-cell office:value-type="string" calcext:value-type="string">
            <text:p>Engagement in international programs and AI tools in education suggest potential collaboration.</text:p>
          </table:table-cell>
          <table:table-cell office:value-type="string" calcext:value-type="string">
            <text:p>The score reflects their use of AI in educational content and innovative teaching methods, but limited focus on media or creative industries.</text:p>
          </table:table-cell>
        </table:table-row>
        <table:table-row table:style-name="ro2">
          <table:table-cell office:value-type="string" calcext:value-type="string">
            <text:p>MIT AI &amp; Machine Learning (No Code AI) Certificate Program</text:p>
          </table:table-cell>
          <table:table-cell office:value-type="string" calcext:value-type="string">
            <text:p>https://professionalonline2.mit.edu/no-code-artificial-intelligence-machine-learning-program</text:p>
          </table:table-cell>
          <table:table-cell office:value-type="string" calcext:value-type="string">
            <text:p>21 авг. 2024 г.</text:p>
          </table:table-cell>
          <table:table-cell office:value-type="string" calcext:value-type="string">
            <text:p>Taking MIT's No Code AI and Machine Learning program was a transformative experience. From the first module, I was captivated by the clear and accessible presentation of AI concepts. The hands-on projects were incredibly impactful, allowing me to apply my learning in real time. As the weeks went by, I started to see how to use these new skills to enhance the customized CRM solutions I developed for my clients. The program opened my eyes to the possibilities of Generative AI, and I utilized CRM and online store data to create more intelligent, responsive solutions. I was able to develop a Generative AI-based tool that significantly improved client engagement and sales conversions. This directly resulted from the insights and skills I gained from the program. Today, I confidently use AI to drive innovation in my work, and I owe it all to the comprehensive training I received from the program. I wholeheartedly recommend this program to anyone who wants to understand AI and apply it in their everyday lives. Whether you're an entrepreneur looking to innovate or a professional aiming to enhance your company's capabilities, this program is invaluable.</text:p>
          </table:table-cell>
          <table:table-cell office:value-type="string" calcext:value-type="string">
            <text:p>professionalonline2.mit.edu</text:p>
          </table:table-cell>
          <table:table-cell/>
          <table:table-cell office:value-type="string" calcext:value-type="string">
            <text:p>MIT</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nited States:US</text:p>
          </table:table-cell>
          <table:table-cell office:value-type="string" calcext:value-type="string">
            <text:p>MIT offers a No Code AI and Machine Learning certificate program aimed at professionals. It focuses on practical applications of AI in various fields, including project work that directly enhances real-world business processes.</text:p>
          </table:table-cell>
          <table:table-cell office:value-type="string" calcext:value-type="string">
            <text:p>Excellent candidate for collaboration due to its international recognition, strong emphasis on AI applications, and practical training components.</text:p>
          </table:table-cell>
          <table:table-cell office:value-type="string" calcext:value-type="string">
            <text:p>Strong signal justified by: 1) Comprehensive coverage of AI technologies 2) Direct application to media and business contexts 3) Large institution with substantial impact 4) International programs and recognition.</text:p>
          </table:table-cell>
        </table:table-row>
        <table:table-row table:style-name="ro2">
          <table:table-cell office:value-type="string" calcext:value-type="string">
            <text:p>Online AI &amp; Machine Learning Bootcamp | UT Dallas</text:p>
          </table:table-cell>
          <table:table-cell office:value-type="string" calcext:value-type="string">
            <text:p>https://bootcamp.utdallas.edu/programs/ai-machine-learning</text:p>
          </table:table-cell>
          <table:table-cell office:value-type="string" calcext:value-type="string">
            <text:p>5 нояб. 2024 г.</text:p>
          </table:table-cell>
          <table:table-cell office:value-type="string" calcext:value-type="string">
            <text:p>Artificial intelligence is a rapidly evolving tech field with implications across almost all major industries. With the rise in usage of generative AI platforms like ChatGPT, Gemini, MidJourney, and many more by individuals and businesses, artificial intelligence and the machine learning principles that support its development are here to stay.</text:p>
            <text:p/>
            <text:p/>
            <text:p/>
            <text:p>As a result, professional roles concentrated in AI and machine learning engineering are slated to increase dramatically over the next decade (Bureau of Labor Statistics). With this growth comes lucrative salaries, specialization opportunities, engaging work, and the chance to shape the future of AI innovation.</text:p>
            <text:p/>
            <text:p>The UT Dallas Artificial Intelligence &amp; Machine Learning Bootcamp prepares students for a range of lucrative data careers, including those specialized in artificial intelligence.</text:p>
          </table:table-cell>
          <table:table-cell office:value-type="string" calcext:value-type="string">
            <text:p>bootcamp.utdallas.edu</text:p>
          </table:table-cell>
          <table:table-cell/>
          <table:table-cell office:value-type="string" calcext:value-type="string">
            <text:p>UT Dallas</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Other</text:p>
          </table:table-cell>
          <table:table-cell office:value-type="string" calcext:value-type="string">
            <text:p>University of Texas at Dallas offers a bootcamp focusing on AI and machine learning, preparing students for data careers. High student enrollment.</text:p>
          </table:table-cell>
          <table:table-cell office:value-type="string" calcext:value-type="string">
            <text:p>Potential collaboration candidate with its strong focus on AI training, but lacks specific media programs.</text:p>
          </table:table-cell>
          <table:table-cell office:value-type="string" calcext:value-type="string">
            <text:p>Signal justified by: 1) Comprehensive AI training 2) Large size and established reputation 3) Potential for program expansion into media-related AI applications.</text:p>
          </table:table-cell>
        </table:table-row>
        <table:table-row table:style-name="ro2">
          <table:table-cell office:value-type="string" calcext:value-type="string">
            <text:p>MSc People-Centred Artificial Intelligence</text:p>
          </table:table-cell>
          <table:table-cell office:value-type="string" calcext:value-type="string">
            <text:p>https://online.surrey.ac.uk/masters/msc-artificial-intelligence/</text:p>
          </table:table-cell>
          <table:table-cell office:value-type="string" calcext:value-type="string">
            <text:p>10 мая 2024 г.</text:p>
          </table:table-cell>
          <table:table-cell office:value-type="string" calcext:value-type="string">
            <text:p>Become a responsible and future-focused AI expert</text:p>
            <text:p/>
            <text:p>The University of Surrey’s online MSc People-Centred Artificial Intelligence stands apart as the sole course of its kind in the UK. Using a unique, cross-disciplinary approach, shaped by the pan-university Surrey Institute for People-Centred AI (PAI), the course places the human, ethical and social elements at the heart of AI innovation.</text:p>
            <text:p/>
            <text:p>This online postgraduate taught course is designed to provide you with a comprehensive understanding of AI by incorporating a wide range of core topics, equipping you for roles in industry, research, development or public service. Experience a truly cross-disciplinary approach to AI that will equip you to use responsible and inclusive innovation to solve the grand challenges facing society.</text:p>
            <text:p/>
            <text:p>Top-rated school Ranked No. 1 in the UK for computer vision, and No. 7 for AI, for outstanding faculty research contributions to prestigious publications in the computer science field (2023–2024). 24-month MSc Complete this course in 24 months on a part-time schedule. This enables you to balance your personal and work obligations with your professional goals. AI research legacy The university pioneered Machine Perception in 1986 through the world-leading Centre for Vision, Speech and Signal Processing. AI research legacy Curriculum is informed by the Surrey Institute for People-Centred Artificial Intelligence and is designed to augment human capabilities for the benefit of society.</text:p>
          </table:table-cell>
          <table:table-cell office:value-type="string" calcext:value-type="string">
            <text:p>online.surrey.ac.uk</text:p>
          </table:table-cell>
          <table:table-cell/>
          <table:table-cell office:value-type="string" calcext:value-type="string">
            <text:p>University of Surrey</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K:UK</text:p>
          </table:table-cell>
          <table:table-cell office:value-type="string" calcext:value-type="string">
            <text:p>University with a strong focus on AI research and a unique MSc program in People-Centred Artificial Intelligence. Approximately 10,000 students enrolled annually.</text:p>
          </table:table-cell>
          <table:table-cell office:value-type="string" calcext:value-type="string">
            <text:p>Potential collaboration in responsible AI research, though lacking specific media courses.</text:p>
          </table:table-cell>
          <table:table-cell office:value-type="string" calcext:value-type="string">
            <text:p>Moderate signal due to: 1) Relevant AI course focused on ethical dimensions 2) Large scale and history in AI research 3) Limited connection to media or creative industries.</text:p>
          </table:table-cell>
        </table:table-row>
        <table:table-row table:style-name="ro2">
          <table:table-cell office:value-type="string" calcext:value-type="string">
            <text:p>AI 360 - eCornell</text:p>
          </table:table-cell>
          <table:table-cell office:value-type="string" calcext:value-type="string">
            <text:p>https://ecornell.cornell.edu/certificates/ai/ai-360/</text:p>
          </table:table-cell>
          <table:table-cell office:value-type="string" calcext:value-type="string">
            <text:p>8 июл. 2024 г.</text:p>
          </table:table-cell>
          <table:table-cell office:value-type="string" calcext:value-type="string">
            <text:p>With the rapid expansion of artificial intelligence (AI) and generative AI applications across every aspect of work and life, demand for professionals with the skills to develop AI-based tools and solutions has exploded.</text:p>
            <text:p/>
            <text:p>In this certificate program, you will explore the components and technologies on which AI is built. Throughout the courses, you will leverage practical tools and projects to gain technical skills in key areas such as machine learning and natural language processing, as well as establish strategies for the business implications of AI in today’s marketplace and the future of work. You’ll have the opportunity to gain hands-on experience with prompt engineering using state-of-the-art generative AI models and establish a foundation in the ethical and legal implications of AI for products and work you create. Using real-world datasets, you will apply supervised learning to solve data science questions, improve machine learning models, and create neural networks for specific business cases. Finally, you will choose your own exploration of AI-driven practices with elective courses to take a deep dive into natural language processing or digital transformation. By the end of the program, you will have achieved broad expertise in AI and generative AI application development, giving you the tools needed to lead in today’s age of AI.</text:p>
            <text:p/>
            <text:p>This program also uses Python and the NumPy library for code exercises and projects. To be successful in this program, students should have a working knowledge of Python programming, and college-level knowledge of calculus, linear algebra, and statistics. If you do not have this experience, start with the Data Science Essentials or Python Programming certificate program.</text:p>
            <text:p/>
            <text:p>The courses in this certificate program are required to be completed in the order that they appear.</text:p>
            <text:p/>
            <text:p>This program includes a year of free access to Symposium! These events feature several days of live, highly participatory virtual Zoom sessions with Cornell faculty and experts to explore the marketing industry’s most pressing topics. Symposium events are held several times throughout the year. Once enrolled in your program, you will receive information about upcoming events.</text:p>
            <text:p/>
            <text:p>Throughout the year, you may participate in as many sessions as you wish. Attending Symposium sessions is not required to successfully complete the certificate program.</text:p>
          </table:table-cell>
          <table:table-cell office:value-type="string" calcext:value-type="string">
            <text:p>ecornell.cornell.edu</text:p>
          </table:table-cell>
          <table:table-cell/>
          <table:table-cell office:value-type="string" calcext:value-type="string">
            <text:p>eCornell</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S</text:p>
          </table:table-cell>
          <table:table-cell office:value-type="string" calcext:value-type="string">
            <text:p>Online division of Cornell University offering a certificate program focused on AI technologies and their business applications. Projects include AI in marketing and various creative solutions.</text:p>
          </table:table-cell>
          <table:table-cell office:value-type="string" calcext:value-type="string">
            <text:p>Good candidate for collaboration. Focuses on AI skills applicable in creative industries, with hands-on projects.</text:p>
          </table:table-cell>
          <table:table-cell office:value-type="string" calcext:value-type="string">
            <text:p>Signal score justified by: 1) Explicit AI technologies 2) Connection to practical applications in business and potentially creative fields 3) Medium scale with online reach.</text:p>
          </table:table-cell>
        </table:table-row>
        <table:table-row table:style-name="ro2">
          <table:table-cell office:value-type="string" calcext:value-type="string">
            <text:p>Generative AI in Business: University of Cambridge Online</text:p>
          </table:table-cell>
          <table:table-cell office:value-type="string" calcext:value-type="string">
            <text:p>https://www.edureka.co/executive-programs/generative-ai-business-course</text:p>
          </table:table-cell>
          <table:table-cell office:value-type="string" calcext:value-type="string">
            <text:p>10 апр. 2024 г.</text:p>
          </table:table-cell>
          <table:table-cell office:value-type="string" calcext:value-type="string">
            <text:p>Generative AI in Business: University of Cambridge Online</text:p>
            <text:p/>
            <text:p>Edureka, in collaboration with the University of Cambridge Online, brings you a unique opportunity to master the essential principles and techniques of generative AI to leverage its full potential within a business setting. This comprehensive course will enable the learners to strategically deploy generative AI within organisations. Join now to be a part of the AI revolution and propel your career to the next level. Edureka, in collaboration with the University of Cambridge Online, brings you a unique opportunity to master the essential principles and techniques of generative AI to leverage its full potential within a business setting. This comprehensive course will enable the learners to strategically deploy generative AI within organisations. Join now to be a part of the AI revolution and propel your career to the next level.</text:p>
            <text:p/>
            <text:p>Apply Now</text:p>
            <text:p/>
            <text:p>Download Brochure</text:p>
          </table:table-cell>
          <table:table-cell office:value-type="string" calcext:value-type="string">
            <text:p>www.edureka.co</text:p>
          </table:table-cell>
          <table:table-cell/>
          <table:table-cell office:value-type="string" calcext:value-type="string">
            <text:p>University of Cambridge Online</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K:EU</text:p>
          </table:table-cell>
          <table:table-cell office:value-type="string" calcext:value-type="string">
            <text:p>The University of Cambridge Online offers a course focusing on generative AI in a business context, addressing organizational implementation strategies.</text:p>
          </table:table-cell>
          <table:table-cell office:value-type="string" calcext:value-type="string">
            <text:p>Ideal candidate for collaboration due to strong AI focus, large scale, and well-recognized international presence.</text:p>
          </table:table-cell>
          <table:table-cell office:value-type="string" calcext:value-type="string">
            <text:p>Strong signal justified by: 1) Explicitly teaches generative AI principles 2) Relevant to business applications in creative industries 3) Prestigious institution with international standing</text:p>
          </table:table-cell>
        </table:table-row>
        <table:table-row table:style-name="ro2">
          <table:table-cell office:value-type="string" calcext:value-type="string">
            <text:p>M.A. Artificial Intelligence and Societies - Media University</text:p>
          </table:table-cell>
          <table:table-cell office:value-type="string" calcext:value-type="string">
            <text:p>https://www.media-university.de/en/study/masters-degree-program/artificial-intelligence-and-societies/</text:p>
          </table:table-cell>
          <table:table-cell office:value-type="string" calcext:value-type="string">
            <text:p>1 нояб. 2024 г.</text:p>
          </table:table-cell>
          <table:table-cell office:value-type="string" calcext:value-type="string">
            <text:p>Study online at the Media University!</text:p>
            <text:p/>
            <text:p>Features: The Master’s program in Artificial Intelligence and Societies (M.A.) is aimed at students and professionals at the interface of AI technologies, societies and the creative and cultural industries. The focus is on AI-driven filmmaking, photography, sustainability, design, visual communication, and virtual and augmented realities.</text:p>
            <text:p/>
            <text:p>Learning outcomes: Graduates will gain a deep understanding of the ethical, social and cultural dimensions of AI and will be prepared to ensure the responsible and beneficial integration of AI into society.</text:p>
            <text:p/>
            <text:p>Career options: Graduates can become AI experts, policy advisors and specialists in AI applications in film, design, education, marketing, journalism, healthcare and cultural heritage.</text:p>
          </table:table-cell>
          <table:table-cell office:value-type="string" calcext:value-type="string">
            <text:p>www.media-university.de</text:p>
          </table:table-cell>
          <table:table-cell/>
          <table:table-cell office:value-type="string" calcext:value-type="string">
            <text:p>Media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Germany:EU</text:p>
          </table:table-cell>
          <table:table-cell office:value-type="string" calcext:value-type="string">
            <text:p>Internationally recognized university offering a Master's program in Artificial Intelligence and Societies, focusing on creative industries and AI technologies. Approximately 500 students yearly.</text:p>
          </table:table-cell>
          <table:table-cell office:value-type="string" calcext:value-type="string">
            <text:p>Strong candidate for collaboration. Engages in AI technologies for creative industries, supports international education, and has diverse career pathways for graduates.</text:p>
          </table:table-cell>
          <table:table-cell office:value-type="string" calcext:value-type="string">
            <text:p>Strong signal justified by: 1) Specialized AI program in creative sectors 2) Internationally recognized institution 3) Focus on responsible AI integration in societies 4) Engaged in multiple sectors including film and design</text:p>
          </table:table-cell>
        </table:table-row>
        <table:table-row table:style-name="ro2">
          <table:table-cell office:value-type="string" calcext:value-type="string">
            <text:p>MSE-AI Online</text:p>
          </table:table-cell>
          <table:table-cell office:value-type="string" calcext:value-type="string">
            <text:p>https://online.seas.upenn.edu/degrees/mse-ai-online/</text:p>
          </table:table-cell>
          <table:table-cell office:value-type="string" calcext:value-type="string">
            <text:p>30 апр. 2024 г.</text:p>
          </table:table-cell>
          <table:table-cell office:value-type="string" calcext:value-type="string">
            <text:p>A message from the program director</text:p>
            <text:p/>
            <text:p>Artificial intelligence is a transformative technology that is already boosting productivity across industries and helping people realize creative visions they never before thought possible. While this technology has brought forth opportunities , it has also created challenges for humanity that we must safeguard against.</text:p>
            <text:p/>
            <text:p>That’s why I’m so excited to introduce Penn Engineering’s new online Master of Science in Engineering in Artificial Intelligence (MSE-AI Online), which will prepare you to address those risks head-on while building the technical skills to create innovative new AI tools.</text:p>
            <text:p/>
            <text:p>In collaboration with Penn Engineering faculty who are some of the top experts in the field, you’ll explore the history of AI and learn to anticipate and mitigate potential challenges of the future. You’ll be prepared to lead change as we embark towards the next phases of this revolutionary technology.</text:p>
            <text:p/>
            <text:p>All of our classes are 100% online and asynchronous, giving you the flexibility to learn at a time and pace that work best for you. While you can access this world-class education remotely, you won’t be studying alone. You’ll benefit from the guidance and support of faculty members, classmates, teaching assistants and staff through our robust portfolio of engagement and communication platforms.</text:p>
            <text:p/>
            <text:p>Graduates of this program will go on to found startups, build new models and create new ways to integrate AI tools into current industries. I’m excited to play a role in this transformative field, and I hope you will join us.</text:p>
            <text:p/>
            <text:p>Chris Callison-Burch</text:p>
            <text:p/>
            <text:p>Program Director, MSE-AI Online</text:p>
          </table:table-cell>
          <table:table-cell office:value-type="string" calcext:value-type="string">
            <text:p>online.seas.upenn.edu</text:p>
          </table:table-cell>
          <table:table-cell/>
          <table:table-cell office:value-type="string" calcext:value-type="string">
            <text:p>Penn Engineering</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nited States:US</text:p>
          </table:table-cell>
          <table:table-cell office:value-type="string" calcext:value-type="string">
            <text:p>Offers a Master of Science in Engineering in Artificial Intelligence tailored for addressing industry challenges and fostering innovation in AI tools.</text:p>
          </table:table-cell>
          <table:table-cell office:value-type="string" calcext:value-type="string">
            <text:p>Excellent candidate for collaboration given its focus on AI and strong engineering resources. Potential for startup incubation and industry partnerships.</text:p>
          </table:table-cell>
          <table:table-cell office:value-type="string" calcext:value-type="string">
            <text:p>Strong signal justified by: 1) Comprehensive AI curriculum 2) Focus on innovative applications of AI 3) Large scale with many students graduating annually 4) Proven track record in research and industry collaborations.</text:p>
          </table:table-cell>
        </table:table-row>
        <table:table-row table:style-name="ro2">
          <table:table-cell office:value-type="string" calcext:value-type="string">
            <text:p>Artificial intelligence Master l emlyon business school</text:p>
          </table:table-cell>
          <table:table-cell office:value-type="string" calcext:value-type="string">
            <text:p>https://masters.em-lyon.com/en/artificial-intelligence-master</text:p>
          </table:table-cell>
          <table:table-cell office:value-type="string" calcext:value-type="string">
            <text:p>11 мар. 2024 г.</text:p>
          </table:table-cell>
          <table:table-cell office:value-type="string" calcext:value-type="string">
            <text:p>There are many reasons to pursue a Master's Degree in Artificial Intelligence. Artificial intelligence is here now, and it’s here to stay. It has become essential to understand the technologies behind AI, such as machine learning tools and techniques, deep learning, statistical learning, neural networks, virtual and augmented reality, robotics, optimization, data analysis, and algorithms, as well as AI’s history and evolution.</text:p>
            <text:p/>
            <text:p>Why Pursue a Master's Degree in Artificial intelligence?</text:p>
            <text:p/>
            <text:p>As one of the fastest-growing fields, AI is revolutionizing business. Artificial Intelligence has become an integral part of our world, creating more efficient and smarter systems, innovative technologies, and demanding the most up-to-date AI knowledge and fast-paced discipline. This master’s degree opens doors to technology-driven research and teaching as well as to careers in the industrial sector and services. An in-depth understanding of how Artificial Intelligence works, and the most recent techniques, practical skills, and expertise in the construction of AI systems, including integrating multiple modalities, rank high on the employability spectrum. It is a challenging, rapidly expanding specialization, which prepares students for real-world problems by giving them a practical, realistic, thorough grounding.</text:p>
            <text:p/>
            <text:p>Explore the benefits and opportunities that come with obtaining a master's degree in Artificial intelligence</text:p>
            <text:p/>
            <text:p>A Master’s in AI is a formidable way to pursue your career, but you need to understand how and when to use it. Although AI isn’t complicated or hard to learn, you do have to have a talent for programming, mathematics, and statistics so as to be able to analyze data, develop efficient algorithms, and implement AI models, and to understand what strategic advantages are to be gained by the use of different kinds of intelligence in assessing impact and evaluating appropriateness. Coding is also essential for AI development. There are huge benefits and opportunities that come with obtaining a Master’s Degree in Artificial intelligence. Stay ahead of the curve and prepare yourself now for lifelong learning and constant innovation. Comprehensive, rigorous, multidisciplinary instruction and training equip students with the necessary skill sets to solve many of today’s most challenging marketing problems. Learn about and seriously consider the MSc in Data Science &amp; Artificial Intelligence Strategy. Artificial Intelligence expertise that is harnessed for advanced knowledge, methods, and processes is how 21st century world issues can at last be resolved with greater scalability and coherence.</text:p>
            <text:p/>
            <text:p>Choosing the right program</text:p>
            <text:p/>
            <text:p>Factors to consider when selecting an Artificial Intelligence Master’s program</text:p>
            <text:p/>
            <text:p>You need to think seriously about both the quality and cogency of the program you choose, and also how it can fit into your goals and aspirations. It does not make sense to just choose the highest ranked course, nor the cheapest either. Be realistic about the costs. And about why you have decided to pursue the Master of Artificial Intelligence degree. Do you need flexibility? Are you looking for an immersive, world-class learning experience delivered by leading experts? Can you attend on-campus lectures? As machine learning and AI push the limits of what’s possible and transform the whole world around us, you need the best and most relevant classes, lectures, and methods.</text:p>
            <text:p/>
            <text:p>Discover the typical courses and subjects covered in an Artificial Intelligence Master’s program</text:p>
            <text:p/>
            <text:p>Typical courses and subjects covered in an Artificial Intelligence Master's program include: Machine Learning</text:p>
            <text:p/>
            <text:p>Natural Language Processing</text:p>
            <text:p/>
            <text:p>Robotics</text:p>
            <text:p/>
            <text:p>The Future of Artificial Intelligence</text:p>
            <text:p/>
            <text:p>Deep Learning, Computer Vision</text:p>
            <text:p/>
            <text:p>Data Mining</text:p>
            <text:p/>
            <text:p>Ethics</text:p>
            <text:p/>
            <text:p>Reinforcement Learning</text:p>
            <text:p/>
            <text:p>AI in Healthcare and many other topics.</text:p>
            <text:p/>
            <text:p>Artificial intelligence Master : Career Opportunities</text:p>
            <text:p/>
            <text:p>It is currently estimated that the starting salary for someone in the United States with a Master’s Degree in Artificial intelligence is around US$95,000, which is almost double the starting salary for someone with an undergraduate degree in programming. AI is now one of the most progressive fields of computer science, with excellent career openings and opportunities in industries ranging from healthcare and finance to manufacturing and law. Whether you want to develop intelligent systems or focus on data analysis and insights, both fields offer outstanding career opportunities, and if you are interested in a career in Artificial Intelligence, you will continually be learning, exploring new technologies, and pushing the boundaries. Unprecedented opportunities in many projects and internships mean being well prepared to enter the workforce. Graduates will be able to join companies developing software, startups, or major players, such as Microsoft, Yahoo, Google, and Facebook, or, closer to home, Thales, BMW, Dassault Systems or Orange, or you may choose to work in public research or academia. In fact, an </text:p>
          </table:table-cell>
          <table:table-cell office:value-type="string" calcext:value-type="string">
            <text:p>masters.em-lyon.com</text:p>
          </table:table-cell>
          <table:table-cell/>
          <table:table-cell office:value-type="string" calcext:value-type="string">
            <text:p>emlyon business school</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France:EU</text:p>
          </table:table-cell>
          <table:table-cell office:value-type="string" calcext:value-type="string">
            <text:p>emlyon business school offers a Master's program in Artificial Intelligence focusing on systems, machine learning, data analysis, and business applications. Recognized internationally, it has a significant number of students enrolled across various disciplines, including AI.</text:p>
          </table:table-cell>
          <table:table-cell office:value-type="string" calcext:value-type="string">
            <text:p>Strong candidate for collaboration due to its advanced AI curriculum and industry partnerships.</text:p>
          </table:table-cell>
          <table:table-cell office:value-type="string" calcext:value-type="string">
            <text:p>Strong signal justified by: 1) Comprehensive AI curriculum 2) International recognition 3) Large student body 4) Experience with industry collaborations</text:p>
          </table:table-cell>
        </table:table-row>
        <table:table-row table:style-name="ro2">
          <table:table-cell office:value-type="string" calcext:value-type="string">
            <text:p>Earn Your Master's in AI | California ...</text:p>
          </table:table-cell>
          <table:table-cell office:value-type="string" calcext:value-type="string">
            <text:p>https://www.calmu.edu/master-of-artificial-intelligence</text:p>
          </table:table-cell>
          <table:table-cell office:value-type="string" calcext:value-type="string">
            <text:p>10 апр. 2024 г.</text:p>
          </table:table-cell>
          <table:table-cell office:value-type="string" calcext:value-type="string">
            <text:p>The AI industry is booming, with over 70,000 AI-focused companies globally. Over 56% of businesses are using AI to improve their operations, and soon, this new technology will become an essential skill. Now’s the time to join this rapidly evolving domain by getting a cutting-edge artificial intelligence degree.</text:p>
            <text:p/>
            <text:p>This innovative MS in Artificial Intelligence at California Miramar University is led by industry experts and covers current AI theory, trends, and technology. Students will gain practical knowledge by applying AI concepts to real-world scenarios, preparing them for successful careers in the rapidly growing AI industry.</text:p>
            <text:p/>
            <text:p>CMU offers flexible learning options to accommodate various preferences, including on-campus and online courses, ensuring accessibility for all students.</text:p>
            <text:p/>
            <text:p>California Miramar University (CMU) introduces its STEM-designated Master of Science in Artificial Intelligence (MSAI) degree program. Students will delve into the rapidly evolving field of artificial intelligence (AI), exploring advanced topics such as machine learning, neural networks, natural language processing, and robotics. Designed to meet the demands of today's technology-driven world, the curriculum integrates theoretical knowledge with hands-on experience, equipping graduates with the technical skills and expertise to excel in diverse sectors including healthcare, finance, manufacturing, and beyond.</text:p>
          </table:table-cell>
          <table:table-cell office:value-type="string" calcext:value-type="string">
            <text:p>www.calmu.edu</text:p>
          </table:table-cell>
          <table:table-cell/>
          <table:table-cell office:value-type="string" calcext:value-type="string">
            <text:p>California Miramar University</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United States:US</text:p>
          </table:table-cell>
          <table:table-cell office:value-type="string" calcext:value-type="string">
            <text:p>Offers a Master's in Artificial Intelligence with a focus on practical applications and advanced topics.</text:p>
          </table:table-cell>
          <table:table-cell office:value-type="string" calcext:value-type="string">
            <text:p>Good potential for collaboration due to the AI focus, but lacks specific media industry connections.</text:p>
          </table:table-cell>
          <table:table-cell office:value-type="string" calcext:value-type="string">
            <text:p>Strong signal justified by: 1) Comprehensive AI curriculum 2) Established institution with flexible learning options 3) Potential for extending AI applications into media fields.</text:p>
          </table:table-cell>
        </table:table-row>
        <table:table-row table:style-name="ro2">
          <table:table-cell office:value-type="string" calcext:value-type="string">
            <text:p>Master of Science in Data Science &amp; Artificial Intelligence</text:p>
          </table:table-cell>
          <table:table-cell office:value-type="string" calcext:value-type="string">
            <text:p>https://www.cis.fiu.edu/degree/master-of-science-in-data-science/</text:p>
          </table:table-cell>
          <table:table-cell office:value-type="string" calcext:value-type="string">
            <text:p>8 мая 2024 г.</text:p>
          </table:table-cell>
          <table:table-cell office:value-type="string" calcext:value-type="string">
            <text:p>IDC 6940: Capstone in Data Science (3 credits)</text:p>
            <text:p/>
            <text:p>Course Description</text:p>
            <text:p/>
            <text:p>This is a capstone project course using Python, SQL, R, and/or other specialized analysis toolkits to synthesize concepts from data analytics and visualization as applied to industry-relevant projects.</text:p>
            <text:p/>
            <text:p>The goal of IDC 6940 is to carry out an industry-relevant project in applied Data Science that synthesizes concepts from databases, modeling, analytics, visualization and management of data. Given the professional nature of the MS degree program in Data Science, it is essential that students have experience with analyzing real data sets.</text:p>
            <text:p/>
            <text:p>Every capstone project requires a project mentor. The project mentor can assist in identifying, planning and/or executing the data science project. Students will meet periodically with their project mentor(s) to discuss project progress and results, and to troubleshoot. Projects will be implemented in Python, SQL, R, and/or using other specialized analysis toolkits used by Data Scientists.</text:p>
            <text:p/>
            <text:p>Projects may involve individual or team effort.</text:p>
            <text:p/>
            <text:p>Students will be evaluated by a committee of faculty members and assigned a letter grade. The course will have a coordinator in addition to the mentors/supervisors for individual projects.</text:p>
            <text:p/>
            <text:p>The class will meet biweekly to learn from analysis case histories, monitor project progress, have class presentations, and evaluate project progress reports.</text:p>
            <text:p/>
            <text:p>Credit Hours</text:p>
            <text:p/>
            <text:p>The 3 credits of the DS Capstone course required for the MS-DS degree is best achieved over a span of two semesters. To facilitate this, you may split it into 1 credit first and 2 later, or vice versa. This allows you to start your capstone project in one term and complete it in the following term. Note that it is best to start the capstone in the term before you complete all your degree requirements. The system will technically allow you to take all 3 credits in one semester. You need to update the credits when you enroll for the course. This course does require permission, please reach out to the program advisor.</text:p>
            <text:p/>
            <text:p>Learning Outcomes</text:p>
            <text:p/>
            <text:p>Students will synthesize concepts from data science, including data analytics and visualization. Students will learn to identify good data sets and good questions to explore the data.</text:p>
            <text:p/>
            <text:p>Students will learn to strategize how to address the goals of the data exploration. Students will learn to apply the concepts to industry-relevant projects.</text:p>
            <text:p/>
            <text:p>Students will learn how to communicate the results via oral presentations and written reports.</text:p>
            <text:p/>
            <text:p>Sample Syllabus</text:p>
            <text:p/>
            <text:p>The class will meet biweekly to learn from case histories of data analysis and will have invited speakers from the industry.</text:p>
            <text:p/>
            <text:p>The class will also be used to monitor project progress, have class presentations, and evaluate project progress reports.</text:p>
            <text:p/>
            <text:p>Capstone Process</text:p>
            <text:p/>
            <text:p>Students will be provided a list of faculty members who can be faculty mentors for the capstone project in IDC 6940. This will also be provided on the course website.</text:p>
            <text:p/>
            <text:p>Students are encouraged to identify an external mentor in addition to their project mentor from FIU. The external mentor may be from the industry and may be more knowledgeable about the project domain. The external mentor may help in identifying good data sets, may help in guiding the student to ask industry-relevant questions and may help in interpreting and evaluating results of the project.</text:p>
            <text:p/>
            <text:p>At the end of the project, students will make a 15 to 30 minute oral presentation and submit a detailed written project report, including links to relevant data sets and code (which can be shared via a service such as github). If the students are working in teams, only one joint presentation and report is required.</text:p>
            <text:p/>
            <text:p>A committee of three will evaluate the projects. This committee will include the track coordinator, the faculty mentor and the external mentor. If the project does not have an external mentor or if the track coordinator is the faculty mentor, then a third committee member will be invited from the list of approved project mentors.</text:p>
            <text:p/>
            <text:p>Sample projects can be found at data analysis challenge websites like https://www.kaggle.com and https://dreamchallenges.org/.</text:p>
            <text:p/>
            <text:p>Suggested Timeline</text:p>
            <text:p/>
            <text:p>The following is a suggested timeline for students to complete the capstone project. Note: students should plan to complete the capstone course in their final 1 to 2 semesters before graduation.</text:p>
            <text:p/>
            <text:p>Step 1: Selecting Mentors (Semester 1)</text:p>
            <text:p/>
            <text:p>Step 2: Selecting a Dataset (Semester 1)</text:p>
            <text:p/>
            <text:p>Step 3: Planning the Project (Understanding the domain, identifying data analysis questions, identifying analysis tools, writing a proposal) (Semester 1)</text:p>
            <text:p/>
            <text:p>Step 4: Pre-Project Review (oral presentation of planned project and incorporating feedback into project) (Semester 1)</text:p>
            <text:p/>
            <text:p>Step 5: Project Implementation (Applying analysis tools, preparing initial report, meeting with domain experts for preliminary evaluation of results, interpreting results with help of domain experts, re-analyzing data after discussion and feedback with experts) (Semester 2)</text:p>
            <text:p/>
            <text:p>Step 6: Oral Presenta</text:p>
          </table:table-cell>
          <table:table-cell office:value-type="string" calcext:value-type="string">
            <text:p>www.cis.fiu.edu</text:p>
          </table:table-cell>
          <table:table-cell/>
          <table:table-cell office:value-type="string" calcext:value-type="string">
            <text:p>Florida International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A:US</text:p>
          </table:table-cell>
          <table:table-cell office:value-type="string" calcext:value-type="string">
            <text:p>Florida International University offers a Master of Science in Data Science &amp; Artificial Intelligence, which includes a capstone project course focused on industry-relevant projects utilizing data analytics and visualization.</text:p>
          </table:table-cell>
          <table:table-cell office:value-type="string" calcext:value-type="string">
            <text:p>A strong candidate for collaboration, they have robust AI and data science programs that could integrate well with creative media projects.</text:p>
          </table:table-cell>
          <table:table-cell office:value-type="string" calcext:value-type="string">
            <text:p>Strong signal justified by: 1) Comprehensive AI relevance through data science curriculum 2) Focus on project-based learning with real industry applications 3) Large scale and international presence.</text:p>
          </table:table-cell>
        </table:table-row>
        <table:table-row table:style-name="ro2">
          <table:table-cell office:value-type="string" calcext:value-type="string">
            <text:p>Artificial Intelligence (AI)</text:p>
          </table:table-cell>
          <table:table-cell office:value-type="string" calcext:value-type="string">
            <text:p>https://www.tum.de/en/news-and-events/all-news/artificial-intelligence</text:p>
          </table:table-cell>
          <table:table-cell office:value-type="string" calcext:value-type="string">
            <text:p>28 нояб. 2024 г.</text:p>
          </table:table-cell>
          <table:table-cell office:value-type="string" calcext:value-type="string">
            <text:p>Reading time: 6 Min.</text:p>
            <text:p/>
            <text:p>Interview with Prof. Daniel Cremers on the future of AI</text:p>
            <text:p/>
            <text:p>“The goal of AI is to make our lives easier”</text:p>
            <text:p/>
            <text:p>Technologies based on artificial intelligence (AI) are already affecting our everyday lives – from the systems that facilitate movie and music selections to language assistants that formulate emails. But what developments will come along in the coming years? Daniel Cremers, a professor of Computer Vision and Artificial Intelligence at the Technical University of Munich (TUM), offers insights into the future of AI. The objective of this research is to improve the ability of machines to analyze and interpret image data.</text:p>
          </table:table-cell>
          <table:table-cell office:value-type="string" calcext:value-type="string">
            <text:p>www.tum.de</text:p>
          </table:table-cell>
          <table:table-cell/>
          <table:table-cell office:value-type="string" calcext:value-type="string">
            <text:p>Technical University of Munich</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Germany:EU</text:p>
          </table:table-cell>
          <table:table-cell office:value-type="string" calcext:value-type="string">
            <text:p>A leading research university focusing on computer science and AI. Offers programs in various fields including engineering and natural sciences.</text:p>
          </table:table-cell>
          <table:table-cell office:value-type="string" calcext:value-type="string">
            <text:p>Good candidate for collaboration in AI research, though lacking direct media-focused courses.</text:p>
          </table:table-cell>
          <table:table-cell office:value-type="string" calcext:value-type="string">
            <text:p>Signal justified by: 1) Strong AI research presence 2) International status 3) Engaged in various technological applications, albeit not specific to media.</text:p>
          </table:table-cell>
        </table:table-row>
        <table:table-row table:style-name="ro2">
          <table:table-cell office:value-type="string" calcext:value-type="string">
            <text:p>MSc Artificial Intelligence for Media</text:p>
          </table:table-cell>
          <table:table-cell office:value-type="string" calcext:value-type="string">
            <text:p>https://www.bournemouth.ac.uk/study/courses/msc-artificial-intelligence-media</text:p>
          </table:table-cell>
          <table:table-cell office:value-type="string" calcext:value-type="string">
            <text:p>21 авг. 2024 г.</text:p>
          </table:table-cell>
          <table:table-cell office:value-type="string" calcext:value-type="string">
            <text:p>If you do not meet the entry requirements for this course you may be asked to provide a showreel/portfolio and/or take part in an online interview to demonstrate proficiency in skills, experience, or education. Further details:</text:p>
            <text:p/>
            <text:p>If your background is a media related discipline demonstrate proficiency with one or more forms of media production. Examples include animation production, film, sound engineering, television, digital media, image work, and affiliated disciplines</text:p>
            <text:p/>
            <text:p>Or</text:p>
            <text:p/>
            <text:p>If your background is computer science or an engineering-related discipline demonstrate proficiency with project development or problem-solving. Examples include software/App development, computer game, interactive system, VR/AR app, simulation systems, and any research reports, etc.</text:p>
            <text:p/>
            <text:p>Describe your ideas of how Artificial Intelligence or Machine Learning would be applicable in the specific media area you picked. A few sentences will be enough, but we are happy to see some detailed discussion about your thoughts. Examples include automatic generation of artistic paintings, photo or sketch-based 3D modelling, virtual avatar movement with certain personality and emotions, sound/music composition with certain styles or moods, etc.</text:p>
            <text:p/>
            <text:p>Please include links to repositories where we are able to view and assess your work.</text:p>
            <text:p/>
            <text:p>Where a project is the result of collaboration please indicate clearly which aspect of the work were your responsibile.</text:p>
            <text:p/>
            <text:p>Where applicable, dissertation projects and art portfolios may also be included. And if you have done any programming or scripting (like python, etc.) before, please include the script in the portfolio.</text:p>
            <text:p/>
            <text:p>Your portfolio will be reviewed by one of the tutors on the course and you may be invited to attend an online interview to discuss your application further.</text:p>
          </table:table-cell>
          <table:table-cell office:value-type="string" calcext:value-type="string">
            <text:p>www.bournemouth.ac.uk</text:p>
          </table:table-cell>
          <table:table-cell/>
          <table:table-cell office:value-type="string" calcext:value-type="string">
            <text:p>N/A</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nknown:Unknown</text:p>
          </table:table-cell>
          <table:table-cell office:value-type="string" calcext:value-type="string">
            <text:p>MSc program focused on the application of Artificial Intelligence in various media forms, including animation and digital media. Ideal for candidates with backgrounds in media or computer science.</text:p>
          </table:table-cell>
          <table:table-cell office:value-type="string" calcext:value-type="string">
            <text:p>Strong candidate for collaboration in AI and media projects.</text:p>
          </table:table-cell>
          <table:table-cell office:value-type="string" calcext:value-type="string">
            <text:p>Strong signal justified by: 1) Explicit focus on AI in media production 2) Relevant examples of AI applications in creative disciplines 3) Medium student scale potential for partnerships.</text:p>
          </table:table-cell>
        </table:table-row>
        <table:table-row table:style-name="ro2">
          <table:table-cell office:value-type="string" calcext:value-type="string">
            <text:p>UTEP announces new Artificial Intelligence Bachelor's ...</text:p>
          </table:table-cell>
          <table:table-cell office:value-type="string" calcext:value-type="string">
            <text:p>https://kvia.com/news/education/2024/12/10/utep-announces-new-artificial-intelligence-bachelors-degree/</text:p>
          </table:table-cell>
          <table:table-cell office:value-type="string" calcext:value-type="string">
            <text:p>22 часа назад</text:p>
          </table:table-cell>
          <table:table-cell office:value-type="string" calcext:value-type="string">
            <text:p>EL PASO, Texas (KVIA) -- This morning, UTEP announced a new program starting in spring 2025. They are launching a new Bachelor of Science in Artificial Intelligence. This program is only the third in the state of Texas.</text:p>
            <text:p/>
            <text:p>“Artificial intelligence is reshaping our world and UTEP is ahead of the curve,” said UTEP President Heather Wilson. “Higher education has an important role to play in the future of AI. The most important contribution we can make is educating graduates prepared to shape these technologies and make the right decisions about them.”</text:p>
            <text:p/>
            <text:p>Salamah Salamah, Ph.D., the chair of UTEP’s Computer Science Department, explained that students who sign up for the new bachelor’s degree will learn to apply artificial intelligence, design new AI techniques and understand the social and ethical implications of the technology.</text:p>
            <text:p/>
            <text:p>"Our new degree program will equip UTEP students with cutting-edge knowledge in AI, as well as instill principles that can help them make the right decisions when confronted with the next generation of computing challenges.”</text:p>
            <text:p/>
            <text:p>UTEP has an existing AI Master's program, but this new Bachelor's degree will allow students to prepare for the field much earlier than before.</text:p>
          </table:table-cell>
          <table:table-cell office:value-type="string" calcext:value-type="string">
            <text:p>kvia.com</text:p>
          </table:table-cell>
          <table:table-cell/>
          <table:table-cell office:value-type="string" calcext:value-type="string">
            <text:p>University of Texas at El Paso</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nited States:US</text:p>
          </table:table-cell>
          <table:table-cell office:value-type="string" calcext:value-type="string">
            <text:p>UTEP announces a new Bachelor of Science in Artificial Intelligence set to begin in spring 2025. It aims to prepare students for the AI field by focusing on the application and design of AI techniques.</text:p>
          </table:table-cell>
          <table:table-cell office:value-type="string" calcext:value-type="string">
            <text:p>Collaboration could focus on developing AI courses in media and creative industries, enhancing curriculum and research.</text:p>
          </table:table-cell>
          <table:table-cell office:value-type="string" calcext:value-type="string">
            <text:p>Strong signal justified by: 1) Introduction of a Bachelor program in AI 2) Existing Master's in AI 3) Commitment to preparing students for future technology challenges.</text:p>
          </table:table-cell>
        </table:table-row>
        <table:table-row table:style-name="ro2">
          <table:table-cell office:value-type="string" calcext:value-type="string">
            <text:p>ETH Student Summer Research Fellowship</text:p>
          </table:table-cell>
          <table:table-cell office:value-type="string" calcext:value-type="string">
            <text:p>https://inf.ethz.ch/studies/summer-research-fellowship.html</text:p>
          </table:table-cell>
          <table:table-cell office:value-type="string" calcext:value-type="string">
            <text:p>3 окт. 2024 г.</text:p>
          </table:table-cell>
          <table:table-cell office:value-type="string" calcext:value-type="string">
            <text:p>The Student Summer Research Fellowship (ETH SSRF) programme offers undergraduate and graduate students the opportunity to gain their first research experience in an area of their choice. The fellowship provided by the Computer Science Department of ETH takes place during two summer months and is open to all students worldwide. The department is committed to increasing diversity in the computer science area.</text:p>
            <text:p/>
            <text:p>Research opportunities are available in the following areas:</text:p>
          </table:table-cell>
          <table:table-cell office:value-type="string" calcext:value-type="string">
            <text:p>inf.ethz.ch</text:p>
          </table:table-cell>
          <table:table-cell/>
          <table:table-cell office:value-type="string" calcext:value-type="string">
            <text:p>ETH Zurich</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Switzerland:EU</text:p>
          </table:table-cell>
          <table:table-cell office:value-type="string" calcext:value-type="string">
            <text:p>ETH Zurich is a leading international university known for its cutting-edge research and innovation in various fields, including computer science.</text:p>
          </table:table-cell>
          <table:table-cell office:value-type="string" calcext:value-type="string">
            <text:p>Good potential for collaboration in AI research; lacks specific AI programs in media but has strong AI focus in computer science.</text:p>
          </table:table-cell>
          <table:table-cell office:value-type="string" calcext:value-type="string">
            <text:p>Moderate signal justified by: 1) Strong AI research capabilities 2) International university with diverse programs 3) Research opportunities in computer science</text:p>
          </table:table-cell>
        </table:table-row>
        <table:table-row table:style-name="ro2">
          <table:table-cell office:value-type="string" calcext:value-type="string">
            <text:p>PhD Position in Human-Centred AI in Education, Utrecht ...</text:p>
          </table:table-cell>
          <table:table-cell office:value-type="string" calcext:value-type="string">
            <text:p>https://researchersjob.com/phd-position-in-human-centred-ai-in-education/</text:p>
          </table:table-cell>
          <table:table-cell office:value-type="string" calcext:value-type="string">
            <text:p>10 часов назад</text:p>
          </table:table-cell>
          <table:table-cell office:value-type="string" calcext:value-type="string">
            <text:p>PhD Position in Human-Centred AI in Education: Utrecht University offers a PhD position aimed at enhancing the transparency and controllability of AI technologies in education. This multidisciplinary project focuses on developing human-centred approaches to create effective explanation and control interfaces that improve educational stakeholders’ interactions with AI.</text:p>
            <text:p/>
            <text:p>Designation</text:p>
            <text:p/>
            <text:p>PhD Candidate in Human-Centred AI in Education</text:p>
            <text:p/>
            <text:p>Research Area</text:p>
            <text:p/>
            <text:p>Human-Centred Computing, Artificial Intelligence in Education, Explainable AI</text:p>
            <text:p/>
            <text:p>Location</text:p>
            <text:p/>
            <text:p>Utrecht University, Utrecht, Netherlands</text:p>
            <text:p/>
            <text:p>Eligibility/Qualification</text:p>
            <text:p/>
            <text:p>Criterion Details Degree Requirement Recently completed or near completion of a Master’s degree in Human-Computer Interaction, Computer Science, Artificial Intelligence, Data Science, or a related discipline . Experience Interest and preferably experience in education-related research. Research Skills Experience with quantitative methods (data science, statistics) and qualitative methods (interviews, focus groups). Language Proficiency Fluency in spoken and written English (C1 level). Teaching Skills Motivation to develop teaching skills and coach students.</text:p>
            <text:p/>
            <text:p>Description</text:p>
            <text:p/>
            <text:p>The PhD project is centered on addressing the challenges of transparency and control in AI-supported educational technologies. Working closely with educational stakeholders, the candidate will co-design and evaluate AI explanation and control interfaces. The research includes a range of skills such as data science, visualisation, user studies, and education-based frameworks. The position offers training and collaboration within an interdisciplinary team focusing on personalized and adaptive systems.</text:p>
            <text:p/>
            <text:p>How to Apply</text:p>
            <text:p/>
            <text:p>Interested applicants should submit the following documents:</text:p>
            <text:p/>
            <text:p>Curriculum Vitae</text:p>
            <text:p/>
            <text:p>Scans of BSc and/or MSc certificates (with certified translation if not in Dutch, French, or English)</text:p>
            <text:p/>
            <text:p>(with certified translation if not in Dutch, French, or English) Master’s Thesis (or a relevant course paper if the thesis is not available)</text:p>
            <text:p/>
            <text:p>(or a relevant course paper if the thesis is not available) References : Names and email addresses of at least two referees (optional but encouraged)</text:p>
            <text:p/>
            <text:p>: Names and email addresses of at least two referees (optional but encouraged) Portfolio : A portfolio of work related to the position (optional)</text:p>
            <text:p/>
            <text:p>: A portfolio of work related to the position (optional) Motivation Letter (max 2 pages) addressing specific questions regarding academic goals, interests, skills, and research challenges.</text:p>
            <text:p/>
            <text:p>For application, please utilize the “Apply now” button available on the university’s career page.</text:p>
            <text:p/>
            <text:p>Last Date for Apply</text:p>
            <text:p/>
            <text:p>3 February 2025</text:p>
            <text:p/>
            <text:p>This scholarship position not only offers an opportunity to contribute significantly to the field of AI in education but also provides benefits such as a competitive salary, professional development, and a collaborative interdisciplinary environment.</text:p>
            <text:p/>
            <text:p>Link</text:p>
          </table:table-cell>
          <table:table-cell office:value-type="string" calcext:value-type="string">
            <text:p>researchersjob.com</text:p>
          </table:table-cell>
          <table:table-cell/>
          <table:table-cell office:value-type="string" calcext:value-type="string">
            <text:p>Utrecht University</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Netherlands:EU</text:p>
          </table:table-cell>
          <table:table-cell office:value-type="string" calcext:value-type="string">
            <text:p>A prestigious university with a focus on research in education and technology, offering various programs in AI and human-computer interaction.</text:p>
          </table:table-cell>
          <table:table-cell office:value-type="string" calcext:value-type="string">
            <text:p>Collaboration potential through research projects in AI education and interdisciplinary programs.</text:p>
          </table:table-cell>
          <table:table-cell office:value-type="string" calcext:value-type="string">
            <text:p>Moderate signal due to: 1) Focus on AI in education, but no explicit courses in media or creative industries 2) Large institution with strong research background.</text:p>
          </table:table-cell>
        </table:table-row>
        <table:table-row table:style-name="ro2">
          <table:table-cell office:value-type="string" calcext:value-type="string">
            <text:p>Computer Science and Artificial Intelligence (B. Sc.)</text:p>
          </table:table-cell>
          <table:table-cell office:value-type="string" calcext:value-type="string">
            <text:p>https://www.thi.de/en/computer-science/degree-programmes/computer-science-and-artificial-intelligence-bsc/</text:p>
          </table:table-cell>
          <table:table-cell office:value-type="string" calcext:value-type="string">
            <text:p>15 дек. 2023 г.</text:p>
          </table:table-cell>
          <table:table-cell office:value-type="string" calcext:value-type="string">
            <text:p>All necessary information for applying to the CSAI program can be found here: https://www.thi.de/en/studies/application/bachelorapplication-from-abroad.</text:p>
            <text:p/>
            <text:p>Students can only start their studies in the winter semester. The application period begins on May 2 and ends on July 15, every year.</text:p>
            <text:p/>
            <text:p>We are not a distance learning university. There are no more online classes.</text:p>
            <text:p/>
            <text:p>Formal eligibility is determined by uni-assist, not by THI. Here you can find out about your prospective eligibility: https://www.uni-assist.de/en/tools/check-university-admission/. The available study places are then assigned in the order of the grades determined by uni-assist. There is no further aptitude test at THI. Prospective students from China, India, Vietnam or Mongolia please note that before submitting your certificates to uni-assist, you should have your documents certified by the Academic Verification Office of your home country.</text:p>
            <text:p/>
            <text:p>Formal proof of proficiency in English is not required, nor is proficiency in German. However, it is strongly recommended that you have both a reasonable level of English and a basic knowledge of German.</text:p>
            <text:p/>
            <text:p>Cooperative (dual) study will no longer be supported in this program from the upcoming winter semester.</text:p>
            <text:p/>
            <text:p>If you miss entire semesters due to visa delays, you can apply for an extension of exam deadlines. However, this application can only be made in person, after you have arrived at THI. To avoid disadvantages, you should definitely arrive at the beginning of the third semester. You can make up the courses of the missed semesters.</text:p>
            <text:p/>
            <text:p>If you have already acquired credit points in a previous study program, a credit transfer is possible. However, it can only be applied for and decided upon after enrollment.</text:p>
            <text:p/>
            <text:p>On-campus accommodation (e.g. in dorms) is not usual in Germany. You must look for accommodation on the open housing market on your own responsibility. This applies also for student houses.</text:p>
            <text:p/>
            <text:p>There are currently no tuition fees at Bavarian public universities. You only have to pay a semester fee of 67 EUR to the Student Services/Studentenwerk. In return, however, there are discounts, e.g. in the refectory.</text:p>
            <text:p/>
            <text:p>As of winter semester 2024/25, THI charges service fees of 500 Euros per semester for students from third countries. If you have any questions, please contact incomings@thi.de</text:p>
            <text:p/>
            <text:p>Study places are limited. They are assigned according to the uni-assist grades of applicants with priority given to EU applicants, although their number is small. Exact grades or thresholds cannot be given in advance, as they dynamically result from the applicant situation.</text:p>
          </table:table-cell>
          <table:table-cell office:value-type="string" calcext:value-type="string">
            <text:p>www.thi.de</text:p>
          </table:table-cell>
          <table:table-cell/>
          <table:table-cell office:value-type="string" calcext:value-type="string">
            <text:p>THI - Technische Hochschule Ingolstadt</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Germany:EU</text:p>
          </table:table-cell>
          <table:table-cell office:value-type="string" calcext:value-type="string">
            <text:p>A university offering a Bachelor of Science in Computer Science and Artificial Intelligence with a focus on AI technologies; however, lacks specific courses in media or creative industries.</text:p>
          </table:table-cell>
          <table:table-cell office:value-type="string" calcext:value-type="string">
            <text:p>Potential candidate with AI programs, but lacks a media focus for collaboration.</text:p>
          </table:table-cell>
          <table:table-cell office:value-type="string" calcext:value-type="string">
            <text:p>Signal justified due to: 1) Offers AI coursework 2) Internationally recognized program 3) Medium scale, but no link to media industries.</text:p>
          </table:table-cell>
        </table:table-row>
        <table:table-row table:style-name="ro2">
          <table:table-cell office:value-type="string" calcext:value-type="string">
            <text:p>Bachelor in Computer Science &amp; Artificial Intelligence</text:p>
          </table:table-cell>
          <table:table-cell office:value-type="string" calcext:value-type="string">
            <text:p>https://www.ie.edu/university/studies/academic-programs/bachelor-computer-science-artificial-intelligence/</text:p>
          </table:table-cell>
          <table:table-cell office:value-type="string" calcext:value-type="string">
            <text:p>27 нояб. 2024 г.</text:p>
          </table:table-cell>
          <table:table-cell office:value-type="string" calcext:value-type="string">
            <text:p>The Bachelor in Computer Science &amp; Artificial Intelligence at IE University is designed for pioneering individuals ready to address the complex challenges of our rapidly evolving world. This program combines rigorous technical training with a unique, industry-connected approach, embedding artificial intelligence as a core focus and robotics as a vital pillar. Created by IE School of Science &amp; Technology’s top faculty, it empowers students to blend project-based learning with advanced analytics, equipping them to lead in a world where technology, society and the environment intersect. Through this innovative approach, students gain the vision and skills needed to create the next generation of software applications and other impactful technologies.</text:p>
            <text:p/>
            <text:p>The Bachelor in Computer Science and Artificial Intelligence is fully compliant with the Bologna Process, and is accredited by the Spanish government and the European Higher Education Area (EHEA).</text:p>
          </table:table-cell>
          <table:table-cell office:value-type="string" calcext:value-type="string">
            <text:p>www.ie.edu</text:p>
          </table:table-cell>
          <table:table-cell/>
          <table:table-cell office:value-type="string" calcext:value-type="string">
            <text:p>IE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Spain:EU</text:p>
          </table:table-cell>
          <table:table-cell office:value-type="string" calcext:value-type="string">
            <text:p>IE University offers a Bachelor in Computer Science &amp; Artificial Intelligence, emphasizing both advanced technical training and practical industry application. The program focuses heavily on AI and includes project-based learning.</text:p>
          </table:table-cell>
          <table:table-cell office:value-type="string" calcext:value-type="string">
            <text:p>Highly suitable for collaboration in AI education, providing a strong focus on AI in computer science and industry connections.</text:p>
          </table:table-cell>
          <table:table-cell office:value-type="string" calcext:value-type="string">
            <text:p>Strong signal justified by: 1) Comprehensive AI courses integrated in computer science 2) Large scale with substantial student body 3) Fully accredited by European standards 4) Potential for industry partnerships in AI technologies.</text:p>
          </table:table-cell>
        </table:table-row>
        <table:table-row table:style-name="ro2">
          <table:table-cell office:value-type="string" calcext:value-type="string">
            <text:p>Artificial Intelligence Undergraduate Major (BA)</text:p>
          </table:table-cell>
          <table:table-cell office:value-type="string" calcext:value-type="string">
            <text:p>https://www.xavier.edu/artificial-intelligence/index</text:p>
          </table:table-cell>
          <table:table-cell office:value-type="string" calcext:value-type="string">
            <text:p>5 сент. 2024 г.</text:p>
          </table:table-cell>
          <table:table-cell office:value-type="string" calcext:value-type="string">
            <text:p>Program Details</text:p>
            <text:p/>
            <text:p>Become an expert in AI and responsibly shape the future of technology. As a student in the Artificial Intelligence major at Xavier, you'll explore the fundamental principles that govern intelligent systems, from machine learning to natural language processing and robotics. You'll also develop practical coding skills, allowing you to design and build intelligent systems that can solve complex problems. But most importantly, you'll learn how to develop AI systems that benefit society in a responsible and ethical way.</text:p>
            <text:p/>
            <text:p>Xavier University, located in Cincinnati, Ohio, is nationally recognized as a top university by U.S. News &amp; World Report and The Princeton Review. 98 percent of our students are working, volunteering or in graduate school within six months of graduation (Class of 2023).</text:p>
            <text:p/>
            <text:p>Degree Awarded</text:p>
            <text:p/>
            <text:p>Bachelor of Arts in Artificial Intelligence</text:p>
          </table:table-cell>
          <table:table-cell office:value-type="string" calcext:value-type="string">
            <text:p>www.xavier.edu</text:p>
          </table:table-cell>
          <table:table-cell/>
          <table:table-cell office:value-type="string" calcext:value-type="string">
            <text:p>Xavier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nited States:US</text:p>
          </table:table-cell>
          <table:table-cell office:value-type="string" calcext:value-type="string">
            <text:p>A nationally recognized university offering a Bachelor of Arts in Artificial Intelligence, focusing on ethical AI development and coding skills.</text:p>
          </table:table-cell>
          <table:table-cell office:value-type="string" calcext:value-type="string">
            <text:p>Ideal institution for collaboration, has relevant AI major with a focus on ethical applications. Strong career support for students.</text:p>
          </table:table-cell>
          <table:table-cell office:value-type="string" calcext:value-type="string">
            <text:p>Strong signal justified by: 1) Comprehensive AI curriculum 2) Relevant ethical AI focus 3) Large scale with high graduate employment rates 4) Potential for internship and research collaborations</text:p>
          </table:table-cell>
        </table:table-row>
        <table:table-row table:style-name="ro2">
          <table:table-cell office:value-type="string" calcext:value-type="string">
            <text:p>Bachelor of Information Technology (Artificial intelligence)</text:p>
          </table:table-cell>
          <table:table-cell office:value-type="string" calcext:value-type="string">
            <text:p>https://www.latrobe.edu.au/cmp/courses/major/artificial-intelligence</text:p>
          </table:table-cell>
          <table:table-cell office:value-type="string" calcext:value-type="string">
            <text:p>22 окт. 2024 г.</text:p>
          </table:table-cell>
          <table:table-cell office:value-type="string" calcext:value-type="string">
            <text:p>Bachelor of Information Technology (Artificial Intelligence)</text:p>
            <text:p/>
            <text:p>Get the artificial intelligence skills you need in our Bachelor of Information Technology.</text:p>
            <text:p/>
            <text:p>Learn more about AI algorithms, deep learning, machine learning, computer vision and natural language processing. La Trobe’s major in artificial intelligence equips you with the valuable skills you need to reshape technology, no matter where you work.</text:p>
            <text:p/>
            <text:p>Apply direct Book a 1:1 consultation</text:p>
          </table:table-cell>
          <table:table-cell office:value-type="string" calcext:value-type="string">
            <text:p>www.latrobe.edu.au</text:p>
          </table:table-cell>
          <table:table-cell/>
          <table:table-cell office:value-type="string" calcext:value-type="string">
            <text:p>La Trobe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Australia:Other</text:p>
          </table:table-cell>
          <table:table-cell office:value-type="string" calcext:value-type="string">
            <text:p>La Trobe University offers a comprehensive Bachelor of Information Technology with a major in Artificial Intelligence, focusing on algorithms, deep learning, machine learning, and more. Established as a prominent educational institution, it serves a large number of students.</text:p>
          </table:table-cell>
          <table:table-cell office:value-type="string" calcext:value-type="string">
            <text:p>Strong potential for collaboration in AI-driven media programs due to the university's extensive course offerings and its focus on AI technology.</text:p>
          </table:table-cell>
          <table:table-cell office:value-type="string" calcext:value-type="string">
            <text:p>Strong signal justified by: 1) Comprehensive AI programs including deep learning and machine learning 2) Large scale university with substantial student enrollment 3) Internationally recognized institution.</text:p>
          </table:table-cell>
        </table:table-row>
        <table:table-row table:style-name="ro2">
          <table:table-cell office:value-type="string" calcext:value-type="string">
            <text:p>UPenn to Launch Bachelor's Degree in Artificial Intelligence</text:p>
          </table:table-cell>
          <table:table-cell office:value-type="string" calcext:value-type="string">
            <text:p>https://www.govtech.com/education/higher-ed/upenn-to-launch-bachelors-degree-in-artificial-intelligence</text:p>
          </table:table-cell>
          <table:table-cell office:value-type="string" calcext:value-type="string">
            <text:p>16 февр. 2024 г.</text:p>
          </table:table-cell>
          <table:table-cell office:value-type="string" calcext:value-type="string">
            <text:p>THE AI DEGREE GIVES A WINDOW INTO SIGNS OF A CHANGING LABOR MARKET</text:p>
            <text:p/>
            <text:p>(TNS) — At the University of Pennsylvania, undergraduate students in its school of engineering will soon be able to study for a bachelor of science degree in artificial intelligence.What can one do with an AI degree? The University of Pennsylvania says students will be able to apply the skills they learn in school to build responsible AI tools, develop materials for emerging chips and hardware, and create AI-driven breakthroughs in healthcare through new antibiotics, among other things.Generative AI technology, which is essentially algorithms that can create new content, is transforming every aspect of life, producing an “urgent need” for AI engineers who understand the principles of AI and how to apply them in a responsible and ethical way, the school noted in a press release.The undergraduate program offers coursework in topics including machine learning, computing algorithms, data analytics, and advanced robotics. Electives in “AI Ethics” and “Trustworthy AI” are also on the slate.The rapid development of AI has raised plenty of concerns about how the technology is deployed, including the lack of transparency in developing large language models, the private and personal data used in building AI tools, and the known bias problems in algorithmic decision-making. The program, it seems, plans to take them head-on.The reality is also that AI is changing the labor market, and future generations of students will be entering a job market of new opportunities.“We are training students for jobs that don’t yet exist in fields that may be completely new or revolutionized by the time they graduate,” said Robert Ghrist, associate dean of undergraduate education at Penn Engineering, in a statement.At the same time, AI talent is scarce. Workers with AI skills command high salaries: OpenAI engineers, for instance, reportedly make upwards of $800,000 The University of Pennsylvania’s AI undergraduate program will begin this fall. It’s also not the only US college to have an AI program for undergrads. Carnegie Mellon and Purdue University also offer bachelor’s degrees in artificial intelligence.</text:p>
          </table:table-cell>
          <table:table-cell office:value-type="string" calcext:value-type="string">
            <text:p>www.govtech.com</text:p>
          </table:table-cell>
          <table:table-cell/>
          <table:table-cell office:value-type="string" calcext:value-type="string">
            <text:p>University of Pennsylvania</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text:p>
          </table:table-cell>
          <table:table-cell office:value-type="string" calcext:value-type="string">
            <text:p>Prestigious Ivy League university launching a Bachelor's degree in Artificial Intelligence focused on ethical and responsible AI practices. Large enrollment in the engineering school.</text:p>
          </table:table-cell>
          <table:table-cell office:value-type="string" calcext:value-type="string">
            <text:p>Potential for collaboration in AI ethics and responsible AI implementations, though lacking direct media applications.</text:p>
          </table:table-cell>
          <table:table-cell office:value-type="string" calcext:value-type="string">
            <text:p>Signal scored as 2 due to the AI-centric curriculum, but lacking focus on media or creative industries. Large student body and strong historical performance in technological education.</text:p>
          </table:table-cell>
        </table:table-row>
        <table:table-row table:style-name="ro2">
          <table:table-cell office:value-type="string" calcext:value-type="string">
            <text:p>University of Pennsylvania adds AI degree, first in Ivy League</text:p>
          </table:table-cell>
          <table:table-cell office:value-type="string" calcext:value-type="string">
            <text:p>https://technical.ly/software-development/university-pennsylvania-engineering-artificial-intelligence-bse-degree/</text:p>
          </table:table-cell>
          <table:table-cell office:value-type="string" calcext:value-type="string">
            <text:p>13 февр. 2024 г.</text:p>
          </table:table-cell>
          <table:table-cell office:value-type="string" calcext:value-type="string">
            <text:p>University of Pennsylvania students will soon be able to study artificial intelligence from the start of their academic career.</text:p>
            <text:p/>
            <text:p>Penn’s School of Engineering and Applied Science announced it was launching a bachelor of science in engineering in AI degree this fall.</text:p>
            <text:p/>
            <text:p>“We feel that it’s not only going to prepare students for being leaders and innovators in artificial intelligence,” George Pappas, Penn Engineering professor and head of the new degree program, told Technical.ly, “but also really think about the impact that AI will have on all forms of engineering.”</text:p>
            <text:p/>
            <text:p>This is the first AI and engineering undergraduate degree program among Ivy League universities, according to the University of Pennsylvania.</text:p>
            <text:p/>
            <text:p>Carnegie Mellon University (CMU) introduced the United States’ first bachelor’s degree in AI in 2018. The options for getting an undergraduate degree in AI range from focused AI programs, like CMU’s program, to declaring a specific concentration within a computer science degree, such as machine learning or robotics. Locally, Penn State offers a master’s degree in AI, and Drexel University offers a master’s program in AI and machine learning.</text:p>
            <text:p/>
            <text:p>Penn Engineering’s GRASP Laboratory offers courses in AI and machine learning as part of its robotics master’s degree program. Penn’s School of Engineering and Applied Science offers a master’s in data science that features a curriculum covering the statistical aspects of AI and machine learning. Penn’s College of Liberal and Professional Studies also has a 24-week AI bootcamp.</text:p>
            <text:p/>
            <text:p>“This new degree program represents a leap forward for the Penn engineers who will lead in developing and deploying these powerful technologies in service to humanity,” J. Larry Jameson, Penn’s interim president, said in a statement.</text:p>
            <text:p/>
            <text:p>This degree program includes courses in machine learning, computing algorithms, data analytics and advanced robotics. Part of building the curriculum for this program included taking courses and concepts from graduate-level classes and making them simpler to digest at the undergraduate level, Pappas said.</text:p>
            <text:p/>
            <text:p>The curriculum includes mathematical and computational foundations, AI foundations, and electives that connect artificial intelligence to different forms of engineering. The coursework will also address AI safety, ethics, and how the tech can be used for social good.</text:p>
            <text:p/>
            <text:p>Since AI is always changing, the school’s leaders aim to prepare students to adapt their skills to meet the challenges of new technology as it arises, Pappas said.</text:p>
            <text:p/>
            <text:p>In the future, Penn Engineering hopes to offer AI minors and dual degree programs to increase opportunities for students to gain expertise in AI and engineering.</text:p>
            <text:p/>
            <text:p>“This is part of the broader investment that Penn Engineering is making in AI, including the Amy Gutmann Hall building that will open up this summer,” Pappas said. (The new building will house this degree program.) “All these investments will have [an] impact on students and hopefully the region as well.”</text:p>
            <text:p/>
            <text:p>Existing Penn students who want to transfer into the program will be able to apply this spring. Prospective students for fall 2025 will be able to apply for the program in fall 2024.</text:p>
          </table:table-cell>
          <table:table-cell office:value-type="string" calcext:value-type="string">
            <text:p>technical.ly</text:p>
          </table:table-cell>
          <table:table-cell/>
          <table:table-cell office:value-type="string" calcext:value-type="string">
            <text:p>University of Pennsylvania</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nited States:US</text:p>
          </table:table-cell>
          <table:table-cell office:value-type="string" calcext:value-type="string">
            <text:p>The University of Pennsylvania offers a new Bachelor of Science in Engineering in AI, focusing on the impact of AI across engineering disciplines.</text:p>
          </table:table-cell>
          <table:table-cell office:value-type="string" calcext:value-type="string">
            <text:p>Strong candidate for collaboration in AI education with multiple relevant programs and a large student body.</text:p>
          </table:table-cell>
          <table:table-cell office:value-type="string" calcext:value-type="string">
            <text:p>Strong signal justified by: 1) Introduction of comprehensive AI undergraduate program 2) Focus on various engineering applications of AI 3) Large scale with multiple related programs and research opportunities</text:p>
          </table:table-cell>
        </table:table-row>
        <table:table-row table:style-name="ro2">
          <table:table-cell office:value-type="string" calcext:value-type="string">
            <text:p>Computing (Artificial Intelligence), BSc Hons</text:p>
          </table:table-cell>
          <table:table-cell office:value-type="string" calcext:value-type="string">
            <text:p>https://www.gre.ac.uk/undergraduate-courses/engsci/computing-artificial-intelligence-bsc-hons</text:p>
          </table:table-cell>
          <table:table-cell office:value-type="string" calcext:value-type="string">
            <text:p>3 янв. 2024 г.</text:p>
          </table:table-cell>
          <table:table-cell office:value-type="string" calcext:value-type="string">
            <text:p>Our degree in Computing (Artificial Intelligence) is designed to provide students with a solid grounding in Artificial Intelligence, Data Science and Machine Learning. They will be able to apply AI theories and data handling skills to analyse real-world problems within the context of computing, analytical techniques and problem-solving skills that can be applied in many types of employment. You will also have a deep understanding of and can critically apply the body of knowledge in the discipline of computing within a multinational environment.</text:p>
            <text:p/>
            <text:p>The University of Greenwich has a long-standing relationship with the British Computer Society (BCS), which accredits our computing degree programmes. Our current BCS accreditation includes the intake up to 2024. The re-accreditation is expected to be confirmed in Autumn 2024 for the 2025 intake onwards.</text:p>
          </table:table-cell>
          <table:table-cell office:value-type="string" calcext:value-type="string">
            <text:p>www.gre.ac.uk</text:p>
          </table:table-cell>
          <table:table-cell/>
          <table:table-cell office:value-type="string" calcext:value-type="string">
            <text:p>University of Greenwich</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K:UK</text:p>
          </table:table-cell>
          <table:table-cell office:value-type="string" calcext:value-type="string">
            <text:p>University with a strong focus on Computing and Artificial Intelligence programs. Offers a BSc in Computing (Artificial Intelligence) with industry links and accreditation by the British Computer Society.</text:p>
          </table:table-cell>
          <table:table-cell office:value-type="string" calcext:value-type="string">
            <text:p>Excellent collaboration opportunity, particularly for AI and computing-related projects.</text:p>
          </table:table-cell>
          <table:table-cell office:value-type="string" calcext:value-type="string">
            <text:p>Strong signal justified by: 1) Comprehensive AI curriculum 2) Large scale with significant annual student intake 3) Established industry relationships 4) Multinational program context</text:p>
          </table:table-cell>
        </table:table-row>
        <table:table-row table:style-name="ro2">
          <table:table-cell office:value-type="string" calcext:value-type="string">
            <text:p>CGCC Leads the Way With Bachelor's Degree Program in ...</text:p>
          </table:table-cell>
          <table:table-cell office:value-type="string" calcext:value-type="string">
            <text:p>https://www.cgc.edu/news/2024/cgcc-leads-way-bachelors-degree-program-artificial-intelligence</text:p>
          </table:table-cell>
          <table:table-cell office:value-type="string" calcext:value-type="string">
            <text:p>2 дек. 2024 г.</text:p>
          </table:table-cell>
          <table:table-cell office:value-type="string" calcext:value-type="string">
            <text:p>Chandler-Gilbert Community College (CGCC), one of the 10 Maricopa Community Colleges, is proud to announce its first-ever baccalaureate program, the Bachelor of Science in Artificial Intelligence (AI) and Machine Learning (BS), further solidifying the college’s leadership in AI education.</text:p>
            <text:p/>
            <text:p>The fully accredited bachelor’s degree program, set to launch in Fall 2025, will give students access to experienced faculty and a robust curriculum focused on emerging principles and methodologies in the building of machine learning models.</text:p>
            <text:p/>
            <text:p>With approval from the Higher Learning Commission (HLC), the bachelor’s degree program is the latest product of Maricopa Community Colleges and CGCC’s leadership in AI-focused education—making CGCC only the third community college in the nation to offer a bachelor’s degree program specializing in AI.</text:p>
            <text:p/>
            <text:p>Students will be able to apply to the bachelor’s degree program beginning in March.</text:p>
            <text:p/>
            <text:p>At the Forefront of AI</text:p>
            <text:p/>
            <text:p>As AI becomes increasingly prevalent in the workplace, employers recognize a growing skills gap with 51 percent of organizations indicating that their employees lack the necessary skills to execute AI and machine learning strategies.</text:p>
            <text:p/>
            <text:p>In addressing this gap, Maricopa Community Colleges and Intel announced in 2020 the launch of Arizona’s first-ever AI and machine learning associate degree and certificate programs housed at CGCC—spurring a series of innovative initiatives at the college aimed at equipping the next generation of professionals with the skills needed to drive innovation, including a first-of-its-kind AI incubator lab, an AI-focused teaching and learning summit, and participation in the National Applied Artificial Intelligence Consortium.</text:p>
            <text:p/>
            <text:p>“Chandler-Gilbert Community College is proud of the work we have done on a local and national scale in the exciting field of Artificial Intelligence and Machine Learning. Receiving approval to offer our first bachelor’s degree in this field will allow us to continue to be at the forefront of AI and provide access to outstanding educational opportunities for our community. Our faculty and staff are committed to providing students with a high-quality educational experience and we are excited to welcome the first group of students pursuing the first bachelor’s degree that will be offered by our college.” - Dr. CJ Wurster, Interim President, Chandler-Gilbert Community College</text:p>
            <text:p/>
            <text:p>Celebrating Our AI Journey</text:p>
            <text:p/>
            <text:p>In celebration of the success of CGCC’s current AI programs and the highly anticipated launch of its bachelor’s degree program, the college will be hosting a free event open to the community, “Empower CGCC: Supporting Success and Expanding Opportunities,” at the CGCC Pecos campus, from 12 noon to 1:30 p.m., on December 4, also in support of the EmpowerED for Student Success giving campaign at Maricopa Community Colleges.</text:p>
            <text:p/>
            <text:p>The celebratory event is also an opportunity for the community to learn more about the new four-year program and other leading AI initiatives.</text:p>
            <text:p/>
            <text:p>For more information, please contact Jenna Kahl, Associate Vice President of Institutional Advancement, at jenna.kahl@cgc.edu.</text:p>
            <text:p/>
            <text:p>Bachelor’s Degrees</text:p>
            <text:p/>
            <text:p>Maricopa Community Colleges began offering affordable, high-quality bachelor’s degrees in 2023 in critical fields with high demand in Arizona, including education, nursing, technology, public safety, and behavioral health.</text:p>
            <text:p/>
            <text:p>With new programs beginning in the Fall 2025 semester, Maricopa Community Colleges anticipates the delivery of 11 bachelor’s degree programs across nine of its 10 colleges throughout Maricopa County.</text:p>
            <text:p/>
            <text:p>Learn more at maricopa.edu/bachelors-degrees.</text:p>
          </table:table-cell>
          <table:table-cell office:value-type="string" calcext:value-type="string">
            <text:p>www.cgc.edu</text:p>
          </table:table-cell>
          <table:table-cell/>
          <table:table-cell office:value-type="string" calcext:value-type="string">
            <text:p>Chandler-Gilbert Community College</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A:US</text:p>
          </table:table-cell>
          <table:table-cell office:value-type="string" calcext:value-type="string">
            <text:p>Chandler-Gilbert Community College (CGCC) leads in AI education, providing a Bachelor of Science in Artificial Intelligence and Machine Learning set to launch in Fall 2025. Recognized for innovative initiatives, it collaborates with industry leaders.</text:p>
          </table:table-cell>
          <table:table-cell office:value-type="string" calcext:value-type="string">
            <text:p>Strong candidate for collaboration due to its new AI bachelor’s program and involvement in local and national AI initiatives.</text:p>
          </table:table-cell>
          <table:table-cell office:value-type="string" calcext:value-type="string">
            <text:p>Strong signal justified by: 1) New bachelor’s program explicitly in AI 2) Focus on machine learning; expanding local educational options 3) Engagement with industry through certificates and partners like Intel 4) High capacity for student enrollment.</text:p>
          </table:table-cell>
        </table:table-row>
        <table:table-row table:style-name="ro2">
          <table:table-cell office:value-type="string" calcext:value-type="string">
            <text:p>Artificial Intelligence BSc (Hons)</text:p>
          </table:table-cell>
          <table:table-cell office:value-type="string" calcext:value-type="string">
            <text:p>https://www.uwl.ac.uk/course/undergraduate/artificial-intelligence</text:p>
          </table:table-cell>
          <table:table-cell office:value-type="string" calcext:value-type="string">
            <text:p>1 июл. 2024 г.</text:p>
          </table:table-cell>
          <table:table-cell office:value-type="string" calcext:value-type="string">
            <text:p>Why study at the University of West London?</text:p>
            <text:p/>
            <text:p>Ranked 30th university in the UK - The Guardian University Guide 2025</text:p>
            <text:p/>
            <text:p>- The Guardian University Guide 2025 Number 1 London university for overall student satisfaction - National Student Survey 2024**</text:p>
            <text:p/>
            <text:p>for overall - National Student Survey 2024** Best university for Student Experience and Teaching Quality in the UK - The Times and Sunday Times Good University Guide 2024</text:p>
            <text:p/>
            <text:p>Why study this course?</text:p>
            <text:p/>
            <text:p>This artificial intelligence degree provides a comprehensive understanding of computer science in relation to software systems. The course modules, which include Cloud Computing, Advanced Algorithms and Machine Learning, will help you develop theoretical and practical expertise across various fields and teach you to implement AI systems effectively.</text:p>
            <text:p/>
            <text:p>Throughout the AI degree, you will have the opportunity to master mathematical, statistical, and computing techniques that form the foundation of the AI tools used across various industries. You will learn to develop, implement, and optimise AI systems, gaining practical experience through projects and lab work.</text:p>
            <text:p/>
            <text:p>The importance and potential of AI is ever-increasing. In its white paper titled Industrial Strategy - Building a Britain Fit for the Future, the UK Government prioritises AI and data revolution to lead future industries by embedding AI nationwide.</text:p>
          </table:table-cell>
          <table:table-cell office:value-type="string" calcext:value-type="string">
            <text:p>www.uwl.ac.uk</text:p>
          </table:table-cell>
          <table:table-cell/>
          <table:table-cell office:value-type="string" calcext:value-type="string">
            <text:p>University of West London</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K:UK</text:p>
          </table:table-cell>
          <table:table-cell office:value-type="string" calcext:value-type="string">
            <text:p>Ranked 30th in the UK, offering a BSc in Artificial Intelligence with comprehensive coverage of computer science, software systems, and practical AI applications.</text:p>
          </table:table-cell>
          <table:table-cell office:value-type="string" calcext:value-type="string">
            <text:p>Strong potential for collaboration in AI integration in educational programs.</text:p>
          </table:table-cell>
          <table:table-cell office:value-type="string" calcext:value-type="string">
            <text:p>Strong signal justified by: 1) AI-focused degree with practical components 2) High reputation and student satisfaction 3) Emphasis on AI relevance in various industries</text:p>
          </table:table-cell>
        </table:table-row>
        <table:table-row table:style-name="ro2">
          <table:table-cell office:value-type="string" calcext:value-type="string">
            <text:p>Bachelor's in Artificial Intelligence at Beijing Normal ...</text:p>
          </table:table-cell>
          <table:table-cell office:value-type="string" calcext:value-type="string">
            <text:p>https://apply.china-admissions.com/bachelors-artificial-intelligence-at-united-international-college-uic/d/pBUICIRX0/</text:p>
          </table:table-cell>
          <table:table-cell office:value-type="string" calcext:value-type="string">
            <text:p>17 июл. 2024 г.</text:p>
          </table:table-cell>
          <table:table-cell office:value-type="string" calcext:value-type="string">
            <text:p>Bachelor’s in Artificial Intelligence at Beijing Normal University-Hong Kong Baptist University United International College (UIC)</text:p>
            <text:p/>
            <text:p>The Artificial Intelligence (AI) Programme at UIC is committed to providing students with an education that prepares them for AI-related careers in various industries. It will offer broad training in core computer and intelligence technology and provide students with a good foundation for career development.</text:p>
            <text:p/>
            <text:p>The Programme also aims at offering opportunities to students who wish to pursue a postgraduate education or to develop their technology skills in AI in the modern industrial context. Specifically, the Programme is designed to</text:p>
            <text:p/>
            <text:p>Give students a solid foundation in computer science and AI upon which to build their understanding of AI applications;</text:p>
            <text:p/>
            <text:p>Provide a broad-based and yet deep education in AI technology, so as to enable them to apply their knowledge and skills in various related professions;</text:p>
            <text:p/>
            <text:p>Well train students in AI-related mathematical thinking and the use of various AI-related mathematical tools because mathematics are indispensable tools for solving AI problems; and</text:p>
            <text:p/>
            <text:p>Teach students how to formulate appropriate AI models for solving real-life problems.</text:p>
            <text:p/>
            <text:p>In order to emphasize the various domains of AI technology, two concentrations of AI technologies and their applications will be provided for students to choose from. The two concentrations are AI in Business and Finance Concentration, AI in Multimedia Concentration.</text:p>
            <text:p/>
            <text:p>AI in Business and Finance Concentration covers artificial intelligence courses on solving business and financial problems. For many years, financial technology has been one of the most exciting topics in academia and finance. This is so not only because the subject is extremely important in terms of financial and commercial value, but also because of its highly unpredictable nature, it poses a real challenge to researchers all over the world. With this concentration, students will learn how to apply various AI technologies (such as machine learning, data mining, deep network, financial technology and Quantum Finance technology) related to smart finance learned in the programme to AI-based finance Engineering issues, such as data mining. The financial market, financial pattern recognition, quantum financial forecasting and multi-agent-based trading system.AI in Multimedia Concentration covers artificial intelligence courses on solving multimedia problems, such as speech, image recognition, and multimedia mining.</text:p>
            <text:p/>
            <text:p>AI in Multimedia is an interdisciplinary concentration that teaches students to make computers to understand images, graphs, charts, and videos, and to read complex documents. Other tasks include augmented reality to guide field technicians when operations are complex; helping computers speak and dialogue with emotions and expressions; and enriching videos with metadata. The courses include Speech Processing and Recognition, Digital Image Processing, Natural Language Processing, Computer Vision, Multimedia Mining and Analytics, Design and Implementation of Intelligent Vision System, etc.</text:p>
          </table:table-cell>
          <table:table-cell office:value-type="string" calcext:value-type="string">
            <text:p>apply.china-admissions.com</text:p>
          </table:table-cell>
          <table:table-cell/>
          <table:table-cell office:value-type="string" calcext:value-type="string">
            <text:p>Beijing Normal University-Hong Kong Baptist University United International College (UIC)</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China:Asia</text:p>
          </table:table-cell>
          <table:table-cell office:value-type="string" calcext:value-type="string">
            <text:p>UIC offers a Bachelor's in Artificial Intelligence focusing on multimedia applications and business uses of AI. It includes practical training in AI technologies.</text:p>
          </table:table-cell>
          <table:table-cell office:value-type="string" calcext:value-type="string">
            <text:p>Strong candidate for collaboration due to robust AI curriculum in multimedia and business, international student base.</text:p>
          </table:table-cell>
          <table:table-cell office:value-type="string" calcext:value-type="string">
            <text:p>Strong signal justified by: 1) Comprehensive AI courses specifically targeting both business and multimedia applications 2) International collaboration opportunities 3) Large student enrollment providing a diverse talent pool</text:p>
          </table:table-cell>
        </table:table-row>
        <table:table-row table:style-name="ro2">
          <table:table-cell office:value-type="string" calcext:value-type="string">
            <text:p>Best Colleges to Study Artificial Intelligence</text:p>
          </table:table-cell>
          <table:table-cell office:value-type="string" calcext:value-type="string">
            <text:p>https://www.collegeadvisor.com/resources/study-artificial-intelligence/</text:p>
          </table:table-cell>
          <table:table-cell office:value-type="string" calcext:value-type="string">
            <text:p>10 нояб. 2024 г.</text:p>
          </table:table-cell>
          <table:table-cell office:value-type="string" calcext:value-type="string">
            <text:p>As AI becomes more and more present in our daily lives, it’s important to know the best colleges to study artificial intelligence. Five years ago, there was no such thing as a degree in artificial intelligence. Now, artificial intelligence programs are starting to pop up at universities around the country. Here’s everything you need to know about how to study artificial intelligence — not including having it write your college essays for you!</text:p>
            <text:p/>
            <text:p>In this guide on the best colleges to study artificial intelligence, we’ll cover:</text:p>
            <text:p/>
            <text:p>What is artificial intelligence?</text:p>
            <text:p/>
            <text:p>The best AI majors and programs for artificial intelligence</text:p>
            <text:p/>
            <text:p>How to get a machine learning degree</text:p>
            <text:p/>
            <text:p>Why artificial intelligence is going to become one of the top 10 college majors</text:p>
            <text:p/>
            <text:p>Potential careers for someone with a degree in artificial intelligence</text:p>
            <text:p/>
            <text:p>Before we dive into how to study artificial intelligence and the best programs for artificial intelligence, let’s take a few steps back: what is artificial intelligence?</text:p>
            <text:p/>
            <text:p>What is Artificial Intelligence?</text:p>
            <text:p/>
            <text:p>To study artificial intelligence, you first need to understand what it is. When you say AI, many think of ChatGPT, or those weird images where someone has eight fingers. But, it’s a lot more than that. If you decide to study artificial intelligence, of course you’ll learn much more. For now, though, let’s talk about a few examples of AI.</text:p>
            <text:p/>
            <text:p>One of the fundamental elements of AI is machine learning. Machine learning enables machines to learn from data and improve their performance without explicit programming. Students who want to study artificial intelligence must learn about machine learning’s foundational theories and applications. Often, what we call “artificial intelligence” is really just an application of machine learning.</text:p>
            <text:p/>
            <text:p>Large Language Models and Beyond</text:p>
            <text:p/>
            <text:p>Some of these applications include generative programs like ChatGPT and image generators. The program learns trends and information from huge amounts of data and uses those to generate more. Natural language processing is another application of AI, and allows machines to understand, interpret, and respond to human languages. Everything from voice typing to generated voices uses natural language processing.</text:p>
            <text:p/>
            <text:p>Robotics is another place AI can be used. Hardware can be programmed to refine and optimize their own movements in order to accomplish a goal. This can be anything from improving energy efficiency or mimicking the gait of a living animal.</text:p>
            <text:p/>
            <text:p>AI can mean so many different things, and the potential for AI to change industries is enormous. In healthcare, predictive models can help doctors diagnose patients; in finance, automated trading facilitates the investment of huge sums of cash. The possibilities are endless, and AI is here to stay. All the more reason to study artificial intelligence!</text:p>
            <text:p/>
            <text:p>How to Study Artificial Intelligence?</text:p>
            <text:p/>
            <text:p>To study artificial intelligence, you’ll have to master a few different subjects.</text:p>
            <text:p/>
            <text:p>Bad news for my humanities people: for your degree in artificial intelligence, you will undoubtedly need to take math class. Linear algebra is critical for understanding how data is presented and transformed in AI contexts, as are calculus and statistics. In your artificial intelligence program, they won’t skimp on the math.</text:p>
            <text:p/>
            <text:p>You’ll also need to learn some computer science. Programs for artificial intelligence will emphasize proficiency in programming languages, particularly Python, but potentially other languages like R or Java. To study artificial intelligence, you’ll need some computer science theoretical basics like an understanding of algorithms and data structures.</text:p>
            <text:p/>
            <text:p>Since AI is applicable in so many areas, the study of artificial intelligence is one that should be interdisciplinary. That is to say, you should learn something other than math and coding in your artificial intelligence program. For example, integrating psychology can improve user experience design, which is important for a job like a product manager. On the other hand, ethics is crucial for responsible AI development. Please, if you want to study artificial intelligence, don’t skip your ethics class. Our future probably depends on it.</text:p>
            <text:p/>
            <text:p>Can I major in Artificial Intelligence in College?</text:p>
            <text:p/>
            <text:p>As of very recently, you can in fact study artificial intelligence in college as your major. AI majors, minors, and AI certificate programs are becoming more and more common.</text:p>
            <text:p/>
            <text:p>Even though many schools only offer AI courses, some are beginning to offer full AI majors or minors. For example, Carnegie Mellon offers a BS in Artificial Intelligence, and Georgia Tech offers a Minor in Applications of AI and Machine Learning. Stanford University has a BS in Computer Science with AI specialization — and you know the machine learning courses Stanford offers are top tier.</text:p>
            <text:p/>
            <text:p>However, even if you don’t pursue an AI major, AI certificate programs, or course on AI, you can still study artificial intelligence in college. You might just have to get a bit more creative.</text:p>
            <text:p/>
            <text:p>For instance, to study artificial int</text:p>
          </table:table-cell>
          <table:table-cell office:value-type="string" calcext:value-type="string">
            <text:p>www.collegeadvisor.com</text:p>
          </table:table-cell>
          <table:table-cell/>
          <table:table-cell office:value-type="string" calcext:value-type="string">
            <text:p>Carnegie Mellon University</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US</text:p>
          </table:table-cell>
          <table:table-cell office:value-type="string" calcext:value-type="string">
            <text:p>Carnegie Mellon offers a dedicated Bachelor of Science in Artificial Intelligence, emphasizing interdisciplinary learning that integrates computer science with various fields.</text:p>
          </table:table-cell>
          <table:table-cell office:value-type="string" calcext:value-type="string">
            <text:p>Collaboration potential in AI curriculum development with a focus on media applications.</text:p>
          </table:table-cell>
          <table:table-cell office:value-type="string" calcext:value-type="string">
            <text:p>High signal due to: 1) Dedicated AI degree program 2) Large scale of over 1000 students 3) Established reputation and international partnerships.</text:p>
          </table:table-cell>
        </table:table-row>
        <table:table-row table:style-name="ro2">
          <table:table-cell office:value-type="string" calcext:value-type="string">
            <text:p>Artificial Intelligence and Robotics (including foundation year)</text:p>
          </table:table-cell>
          <table:table-cell office:value-type="string" calcext:value-type="string">
            <text:p>https://www.londonmet.ac.uk/courses/undergraduate/artificial-intelligence-and-robotics-including-foundation-year---beng-hons/</text:p>
          </table:table-cell>
          <table:table-cell office:value-type="string" calcext:value-type="string">
            <text:p>25 сент. 2024 г.</text:p>
          </table:table-cell>
          <table:table-cell office:value-type="string" calcext:value-type="string">
            <text:p>Our Artificial Intelligence and Robotics degree course features an integrated foundation year, offering you the chance to build up important core knowledge at the beginning of your studies. During this year, you'll develop essential skills relating to artificial intelligence and related technologies, setting you up for success throughout your degree.</text:p>
            <text:p/>
            <text:p>This four-year artificial intelligence degree course is delivered from London Metropolitan University's Holloway campus, just a short journey away from London's most historic landmarks and global tech businesses. Modules are designed to offer an engaging learning experience and enhance your chances of course success, incorporating traditional lectures, interactive tutorials and innovative lab-based workshops.</text:p>
            <text:p/>
            <text:p>The following two years of this course are designed to teach you key skills in subjects essential to all engineering disciplines, including teaching core AI and robotics expertise.</text:p>
            <text:p/>
            <text:p>In your third year of this AI degree, you'll have the opportunity to select a key subject of interest from within the AI and robotics space, including electronic systems, programming, microprocessors, network engineering and more. With the continued support of your supervisor, you'll then embark on and specialise in an individual project based on your subject of choice.</text:p>
            <text:p/>
            <text:p>During your studies, you'll have easy access to extensive learner support, supplementary resources and study materials through our virtual learning environment (VLE) . You'll have the opportunity to work within industry-standard facilities, including engineering modelling and simulation laboratories, production laboratories and professional research centres.</text:p>
          </table:table-cell>
          <table:table-cell office:value-type="string" calcext:value-type="string">
            <text:p>www.londonmet.ac.uk</text:p>
          </table:table-cell>
          <table:table-cell/>
          <table:table-cell office:value-type="string" calcext:value-type="string">
            <text:p>London Metropolitan University</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K</text:p>
          </table:table-cell>
          <table:table-cell office:value-type="string" calcext:value-type="string">
            <text:p>Comprehensive degree course offering a foundation year in Artificial Intelligence and Robotics. Focuses on core skills and engineering principles with access to state-of-the-art facilities.</text:p>
          </table:table-cell>
          <table:table-cell office:value-type="string" calcext:value-type="string">
            <text:p>Good candidate for collaboration due to its AI focus but lacks specific connections to media or creative industries.</text:p>
          </table:table-cell>
          <table:table-cell office:value-type="string" calcext:value-type="string">
            <text:p>Strong signal justified by: 1) Comprehensive AI degree that includes robotics and engineering 2) Large scale with access to industry-standard facilities 3) Based in a city with global tech business connections. However, lacks a direct media-focused curriculum.</text:p>
          </table:table-cell>
        </table:table-row>
        <table:table-row table:style-name="ro2">
          <table:table-cell office:value-type="string" calcext:value-type="string">
            <text:p>Bachelor of Data Analytics in Business Intelligence and AI ...</text:p>
          </table:table-cell>
          <table:table-cell office:value-type="string" calcext:value-type="string">
            <text:p>https://www.kaplan.com.sg/bachelors-degree/bachelor-of-data-analytics-in-business-intelligence-and-artificial-intelligence-and-autonomous-systems</text:p>
          </table:table-cell>
          <table:table-cell office:value-type="string" calcext:value-type="string">
            <text:p>12 июн. 2024 г.</text:p>
          </table:table-cell>
          <table:table-cell office:value-type="string" calcext:value-type="string">
            <text:p>About the Programme</text:p>
            <text:p/>
            <text:p>Bachelor of Data Analytics in Business Intelligence and Artificial Intelligence and Autonomous Systems (Double Major)</text:p>
            <text:p/>
            <text:p>An education grant of S$2,180 is available to local applicants for the 2025 intakes of this programme. Please contact our programme consultant for more information.</text:p>
            <text:p/>
            <text:p>Data is everywhere. It drives businesses, the economy and everyday life. In a growing market, having the knowledge and skills to analyse and understand data will make you a valuable member of any team in a range of industries.</text:p>
            <text:p/>
            <text:p>A Bachelor of Data Analytics not only prepares you for the real world, but you will also be equipped with the technical and analytical skills needed to succeed in the workforce.</text:p>
            <text:p/>
            <text:p>In this programme, you will explore core analytical, communication, interpersonal, organisational and technical skills needed in a variety of business, organisational and scientific contexts. Combining business analytics, data mining, data visualisations and the latest software, this programme will equip you with the skills needed to make better data-driven decisions to influence change within an organisation.</text:p>
            <text:p/>
            <text:p>You will gain a solid understanding of global business concepts and learn through industry-relevant tools, including Tableau, Power BI and Java, which are used to make strategic decisions and support organisational success.</text:p>
            <text:p/>
            <text:p>When you graduate, you will be able to apply the skills you have learned in a global context, influencing statistics and operations research, systems design and implementation, as well as the implementation of business intelligence and analytics in organisations.</text:p>
            <text:p/>
            <text:p>Students have the option of enrolling in either Single or Double Majors.</text:p>
            <text:p/>
            <text:p>Graduation &amp; Degree Awarded</text:p>
            <text:p/>
            <text:p>Students who successfully complete and pass the units stipulated in the programme structure will be awarded the Bachelor of Data Analytics in Business Intelligence and Artificial Intelligence and Autonomous Systems from Murdoch University, Australia.</text:p>
            <text:p/>
            <text:p>The Degree will be the same as that awarded to the on-campus graduates in Australia.</text:p>
          </table:table-cell>
          <table:table-cell office:value-type="string" calcext:value-type="string">
            <text:p>www.kaplan.com.sg</text:p>
          </table:table-cell>
          <table:table-cell/>
          <table:table-cell office:value-type="string" calcext:value-type="string">
            <text:p>Murdoch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Australia:Other</text:p>
          </table:table-cell>
          <table:table-cell office:value-type="string" calcext:value-type="string">
            <text:p>Murdoch University offers a Bachelor of Data Analytics with a focus on Business Intelligence and AI. The program covers analytical skills, data mining, and decision-making tools, catering to students looking to engage in the data-driven landscape of various industries.</text:p>
          </table:table-cell>
          <table:table-cell office:value-type="string" calcext:value-type="string">
            <text:p>Strong potential for collaboration in AI-related projects, especially in data analytics and AI applications in media.</text:p>
          </table:table-cell>
          <table:table-cell office:value-type="string" calcext:value-type="string">
            <text:p>Strong signal justified by: 1) Comprehensive AI course offerings 2) Relevant media and creative industry applications 3) Internationally recognized degree with a focus on real-world skills 4) Large scale with potential for partnerships</text:p>
          </table:table-cell>
        </table:table-row>
        <table:table-row table:style-name="ro2">
          <table:table-cell office:value-type="string" calcext:value-type="string">
            <text:p>Penn is first Ivy League school with artificial intelligence track</text:p>
          </table:table-cell>
          <table:table-cell office:value-type="string" calcext:value-type="string">
            <text:p>https://www.usatoday.com/story/news/education/2024/02/15/penn-ai-degree-program/72616551007/</text:p>
          </table:table-cell>
          <table:table-cell office:value-type="string" calcext:value-type="string">
            <text:p>15 февр. 2024 г.</text:p>
          </table:table-cell>
          <table:table-cell office:value-type="string" calcext:value-type="string">
            <text:p>A degree in artificial intelligence: Penn becomes first Ivy to offer AI major for undergrads</text:p>
            <text:p/>
            <text:p>As artificial intelligence continues to advance its grasp on humans, humans are following suit.</text:p>
            <text:p/>
            <text:p>Starting this fall, students at the University of Pennsylvania can major in AI. In a news release this week, the school unveiled plans to become the first of the Ivy League universities to offer an undergraduate degree focused on AI.</text:p>
            <text:p/>
            <text:p>The Bachelor of Science in Engineering in Artificial Intelligence degree, will teach students the principles of AI and how to utilize its abilities in "a responsible and ethical way." Students will study the sharp rise of generative AI and how it has transformed various aspects of life from health, energy, transportation, commerce, and national security.</text:p>
            <text:p/>
            <text:p>"This new degree program represents a leap forward for the Penn engineers who will lead in developing and deploying these powerful technologies in service to humanity," Interim President J. Larry Jameson said in the news release.</text:p>
            <text:p/>
            <text:p>Student debt relief: Biden proposes new loan relief plan for borrowers ‘highly likely’ to default</text:p>
            <text:p/>
            <text:p>What it means to major in AI</text:p>
            <text:p/>
            <text:p>Students pursuing the B.S.E will take high-level courses from topics like computing algorithms, machine learning, data analytics and advanced robotics, the university said.</text:p>
            <text:p/>
            <text:p>Intro courses include "Introduction to Artificial Intelligence" and "Data, Systems, Decisions" while other required classes consist of "Control For Autonomous Robots," "Natural Language Processing" and "Signal and Information Processing."</text:p>
            <text:p/>
            <text:p>The major also offers elective classes like "Trustworthy AI," "Machine Perception" and "Brain Computer Interfaces." A full list of the curriculum and available courses can be found here.</text:p>
            <text:p/>
            <text:p>Based on their specific interests, students can choose between the following concentrations:</text:p>
            <text:p/>
            <text:p>Robotics</text:p>
            <text:p/>
            <text:p>Vision/Language</text:p>
            <text:p/>
            <text:p>Machine Learning</text:p>
            <text:p/>
            <text:p>Data/Society</text:p>
            <text:p/>
            <text:p>Health/Systems</text:p>
            <text:p/>
            <text:p>Students will learn how to build 'trustworthy AI'</text:p>
            <text:p/>
            <text:p>Penn's program reflects the reality that AI has become it's own academic discipline, according to Computer and Information Science Department Chair Zachary Ives.</text:p>
            <text:p/>
            <text:p>"Not only because of the many amazing things it can do, but also because we think it’s important to address fundamental questions about the nature of intelligence and learning, how to align AI with our social values, and how to build trustworthy AI systems," Ives said in the news release.</text:p>
            <text:p/>
            <text:p>Vijay Kumar, a dean at Penn Engineering, said the program will prepare the next generation of engineers on how to use AI as a tool and a "fundamental force for good."</text:p>
            <text:p/>
            <text:p>"Realizing the potential of AI for positive social impact stands as one of the paramount challenges confronting engineering," said George J. Pappas, who will lead the program.</text:p>
            <text:p/>
            <text:p>The program will officially commence in the fall 2024 semester. Applications for existing Penn students who want to transfer into the 2024 cohort will be available this fall, the news release said. Prospective students can apply for the Fall 2025 cohort this fall as well.</text:p>
          </table:table-cell>
          <table:table-cell office:value-type="string" calcext:value-type="string">
            <text:p>www.usatoday.com</text:p>
          </table:table-cell>
          <table:table-cell/>
          <table:table-cell office:value-type="string" calcext:value-type="string">
            <text:p>University of Pennsylvania</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A:US</text:p>
          </table:table-cell>
          <table:table-cell office:value-type="string" calcext:value-type="string">
            <text:p>An Ivy League university that offers a Bachelor of Science in Engineering in Artificial Intelligence, starting Fall 2024. The program focuses on AI principles, applications, and ethical considerations.</text:p>
          </table:table-cell>
          <table:table-cell office:value-type="string" calcext:value-type="string">
            <text:p>Ideal collaboration opportunity due to its pioneering AI major, large scale, and recognition. High potential for partnerships in AI research and application.</text:p>
          </table:table-cell>
          <table:table-cell office:value-type="string" calcext:value-type="string">
            <text:p>Strong signal justified by: 1) Comprehensive AI program with a focus on ethical and responsible use 2) Nationally and internationally recognized institution 3) Large student body with diverse concentrations in AI.</text:p>
          </table:table-cell>
        </table:table-row>
        <table:table-row table:style-name="ro2">
          <table:table-cell office:value-type="string" calcext:value-type="string">
            <text:p>UTEP launches Bachelor's in artificial intelligence</text:p>
          </table:table-cell>
          <table:table-cell office:value-type="string" calcext:value-type="string">
            <text:p>https://cbs4local.com/news/arc-el-paso/utep-launches-bachelors-in-artificial-intelligence</text:p>
          </table:table-cell>
          <table:table-cell office:value-type="string" calcext:value-type="string">
            <text:p>14 часов назад</text:p>
          </table:table-cell>
          <table:table-cell office:value-type="string" calcext:value-type="string">
            <text:p>The University of Texas at El Paso announced on Tuesday that it is offering a new Bachelor of Science in Artificial Intelligence, beginning in the Spring of 2025.</text:p>
            <text:p/>
            <text:p>The program is only the third AI bachelor’s degree offered in the state of Texas.</text:p>
            <text:p/>
            <text:p>Artificial intelligence is reshaping our world and UTEP is ahead of the curve,” said UTEP President Heather Wilson. “Higher education has an important role to play in the future of AI. The most important contribution we can make is educating graduates prepared to shape these technologies and make the right decisions about them.</text:p>
            <text:p/>
            <text:p>The new program will prepare students to design, test and maintain AI systems.</text:p>
            <text:p/>
            <text:p>According to data from the Bureau of Labor Statistics and LinkedIn, job openings in the field — such as software engineer, data scientist, and AI researcher — are expected to grow by around 30% over the next 10 years, with salaries ranging from $96,000 to $140,000.</text:p>
            <text:p/>
            <text:p>Salamah Salamah, Ph.D., the chair of UTEP’s Computer Science Department, explained that in addition to learning traditional computer science skills, students who sign up for the new bachelor’s degree will learn to apply artificial intelligence, design new AI techniques and understand the social and ethical implications of the technology.</text:p>
            <text:p/>
            <text:p>“Artificial intelligence can be used for help or for harm,” Salamah said. “And the field is changing rapidly even now. Our new degree program will equip UTEP students with cutting-edge knowledge in AI, as well as instill principles that can help them make the right decisions when confronted with the next generation of computing challenges.”</text:p>
            <text:p/>
            <text:p>"We've got about 1400 computer science majors now. And, this really opens the opportunity for students in this region and from throughout Texas and the Southwest to get a first-class degree in artificial intelligence," said Wilson. “AI is going to help, the world in the sense that it's going to help, humans make, they do the task they have to do. They're like slow and tedious, like, make them easier."</text:p>
            <text:p/>
            <text:p>Kenith Meissner, Ph.D., dean of the College of Engineering, said that artificial intelligence has been used in research at UTEP since the 1980s.</text:p>
            <text:p/>
            <text:p>However, he explained that new generative AI systems like Chat GPT have changed the landscape with their ability to create novel content — such as text, image or video — after being trained on large amounts of data, and it’s important that UTEP engineering students stay ahead of the curve.</text:p>
            <text:p/>
            <text:p>“UTEP’s AI curriculum will evolve and keep pace with the rapidly developing field,” Meissner said. “AI is already accelerating a variety of our research efforts — from biology to geology, additive manufacturing and aerospace engineering. I can’t wait to see UTEP undergraduates harness this technology in the coming months.”</text:p>
            <text:p/>
            <text:p>For more information visit</text:p>
            <text:p/>
            <text:p>Other Texas universities that offer AI programs:</text:p>
            <text:p/>
            <text:p>The University of North Texas - Master of Science in AI</text:p>
            <text:p/>
            <text:p>Texas A&amp;M University - Artificial Intelligence and Machine Learning certificate</text:p>
            <text:p/>
            <text:p>The University of Texas at Austin - courses and research opportunities in AI through its Computer Science department, with a focus on topics like machine learning, robotics, and natural language processing.</text:p>
            <text:p/>
            <text:p>RECOMMENDED:</text:p>
            <text:p/>
            <text:p>to receive the top interesting stories from in and around our community once daily in your inbox.</text:p>
          </table:table-cell>
          <table:table-cell office:value-type="string" calcext:value-type="string">
            <text:p>cbs4local.com</text:p>
          </table:table-cell>
          <table:table-cell/>
          <table:table-cell office:value-type="string" calcext:value-type="string">
            <text:p>University of Texas at El Paso</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nited States:US</text:p>
          </table:table-cell>
          <table:table-cell office:value-type="string" calcext:value-type="string">
            <text:p>UTEP recently launched a Bachelor of Science in Artificial Intelligence, preparing students for careers in AI with a comprehensive curriculum addressing both technical skills and ethical implications.</text:p>
          </table:table-cell>
          <table:table-cell office:value-type="string" calcext:value-type="string">
            <text:p>A valuable candidate due to its AI-focused degree, but lacking direct media/creative industry coursework.</text:p>
          </table:table-cell>
          <table:table-cell office:value-type="string" calcext:value-type="string">
            <text:p>Signal score of 2 justified by: 1) Clear AI relevance from the new program 2) Focus on technical aspects of AI without an explicit link to media or creative industries.</text:p>
          </table:table-cell>
        </table:table-row>
        <table:table-row table:style-name="ro2">
          <table:table-cell office:value-type="string" calcext:value-type="string">
            <text:p>Bachelor of Computer Science - Artificial Intelligence</text:p>
          </table:table-cell>
          <table:table-cell office:value-type="string" calcext:value-type="string">
            <text:p>https://www.idp.com/universities-and-colleges/western-sydney-university/bachelor-of-computer-science-artificial-intelligence/PRG-AU-00116319/</text:p>
          </table:table-cell>
          <table:table-cell office:value-type="string" calcext:value-type="string">
            <text:p>3 июн. 2024 г.</text:p>
          </table:table-cell>
          <table:table-cell office:value-type="string" calcext:value-type="string">
            <text:p>How to apply</text:p>
            <text:p/>
            <text:p>Entry requirements for Western Sydney University</text:p>
            <text:p/>
            <text:p>Successful completion of Global Assessment Certificate with a GPA of 2.3.</text:p>
            <text:p/>
            <text:p>Successful completion of Year 12 with an ATAR of 60, successful completion of a recognised foundation studies program, 1 year of university studies or completion of a qualification equivalent to an Australian AQF Certificate IV.</text:p>
            <text:p/>
            <text:p>2 years full-time study at a recognised postsecondary institution where the language of instruction is English.</text:p>
            <text:p/>
            <text:p>IELTS - 6.5 overall score - Minimum 6.0 in each subtest</text:p>
            <text:p/>
            <text:p>Total score 82 - Writing 21, Speaking 18, Reading 13, Listening 13</text:p>
            <text:p/>
            <text:p>International Baccalaureate Diploma with a minimum score of 24</text:p>
            <text:p/>
            <text:p>Paper Based Test - 575</text:p>
            <text:p/>
            <text:p>Application Deadline The application deadline isn't available Speak to an IDP counsellor for more detailed information</text:p>
            <text:p/>
            <text:p>Further information</text:p>
            <text:p/>
            <text:p>If you aren't eligible for the above entry requirements, you might ant to explore pathway options at Western Sydney University . If you want to find out more, speak to our counsellors.</text:p>
          </table:table-cell>
          <table:table-cell office:value-type="string" calcext:value-type="string">
            <text:p>www.idp.com</text:p>
          </table:table-cell>
          <table:table-cell/>
          <table:table-cell office:value-type="string" calcext:value-type="string">
            <text:p>Western Sydney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Australia:Other</text:p>
          </table:table-cell>
          <table:table-cell office:value-type="string" calcext:value-type="string">
            <text:p>Western Sydney University offers a Bachelor of Computer Science with a specialization in Artificial Intelligence, focusing on the application of AI technologies.</text:p>
          </table:table-cell>
          <table:table-cell office:value-type="string" calcext:value-type="string">
            <text:p>Strong candidate for collaboration due to AI specialization and large student body, with potential for cross-disciplinary projects.</text:p>
          </table:table-cell>
          <table:table-cell office:value-type="string" calcext:value-type="string">
            <text:p>Strong signal justified by: 1) Comprehensive AI program 2) International status with English language instruction 3) Large scale with significant student enrollment 4) Opportunities for partnerships in AI research and technology.</text:p>
          </table:table-cell>
        </table:table-row>
        <table:table-row table:style-name="ro2">
          <table:table-cell office:value-type="string" calcext:value-type="string">
            <text:p>El Paso Is 1 of 3 Texas Cities Offering AI Education Gold!</text:p>
          </table:table-cell>
          <table:table-cell office:value-type="string" calcext:value-type="string">
            <text:p>https://kisselpaso.com/uteps-new-ai-degree-is-a-game-changer-for-el-paso-students/</text:p>
          </table:table-cell>
          <table:table-cell office:value-type="string" calcext:value-type="string">
            <text:p>3 часа назад</text:p>
          </table:table-cell>
          <table:table-cell office:value-type="string" calcext:value-type="string">
            <text:p>El Paso, Texas is about to be home to one of only three universities in Texas offering this cutting-edge AI program.</text:p>
            <text:p/>
            <text:p>Move over sci-fi movies — artificial intelligence is no longer just for robots taking over the world. UTEP is officially entering the AI game with a new Bachelor of Science in Artificial Intelligence launching in Spring 2025.</text:p>
            <text:p/>
            <text:p>CANVA CANVA loading...</text:p>
            <text:p/>
            <text:p>Think AI is just for coding wizards? Think again!</text:p>
            <text:p/>
            <text:p>According to a press release from UTEP officials, this program is designed to prepare students to design, test, and maintain AI systems while tackling big questions like, "How can AI make our lives better?"</text:p>
            <text:p/>
            <text:p>The demand for AI pros is booming, with salaries between $96,000 and $140,000. (I’m in the wrong field!)</text:p>
            <text:p/>
            <text:p>Courtesy: Miner Athletic Club Courtesy: Miner Athletic Club loading...</text:p>
            <text:p/>
            <text:p>UTEP’s AI Revolution: New Bachelor’s Degree Will Have You Ready for the Future</text:p>
            <text:p/>
            <text:p>From designing self-driving cars to improving healthcare, UTEP’s AI students will be shaping the future. And don’t worry — this isn’t a snooze-fest. You’ll explore everything from the ethics of AI to creating your own algorithms to potentially outwit ChatGPT.</text:p>
            <text:p/>
            <text:p>UTEP President Heather Wilson calls this a game-changer for the university, saying:</text:p>
            <text:p/>
            <text:p>“AI is reshaping the world, and UTEP is ahead of the curve.”</text:p>
            <text:p/>
            <text:p>CANVA CANVA loading...</text:p>
            <text:p/>
            <text:p>And if you’re worried about AI taking over your job, Salamah Salamah, chair of the Computer Science Department, reassures us:</text:p>
            <text:p/>
            <text:p>"AI is a tool, not a replacement."</text:p>
            <text:p/>
            <text:p>Students who are interested in earning a bachelor’s degree in artificial intelligence can learn more here. Those who wish to explore AI in graduate school can take advantage of UTEP’s existing master’s degree in artificial intelligence.</text:p>
          </table:table-cell>
          <table:table-cell office:value-type="string" calcext:value-type="string">
            <text:p>kisselpaso.com</text:p>
          </table:table-cell>
          <table:table-cell/>
          <table:table-cell office:value-type="string" calcext:value-type="string">
            <text:p>University of Texas at El Paso (UTEP)</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Other</text:p>
          </table:table-cell>
          <table:table-cell office:value-type="string" calcext:value-type="string">
            <text:p>UTEP is launching a Bachelor of Science in Artificial Intelligence program aimed at equipping students for careers in AI. It also offers a master's degree in the same field.</text:p>
          </table:table-cell>
          <table:table-cell office:value-type="string" calcext:value-type="string">
            <text:p>Strong candidate for collaboration, especially in developing AI courses tailored to media and creative industries.</text:p>
          </table:table-cell>
          <table:table-cell office:value-type="string" calcext:value-type="string">
            <text:p>Strong signal justified by: 1) Comprehensive AI degree programs 2) Large scale institution with international reach 3) Existing graduate offerings in AI.</text:p>
          </table:table-cell>
        </table:table-row>
        <table:table-row table:style-name="ro2">
          <table:table-cell office:value-type="string" calcext:value-type="string">
            <text:p>Undergraduate Majors at UC San Diego</text:p>
          </table:table-cell>
          <table:table-cell office:value-type="string" calcext:value-type="string">
            <text:p>https://students.ucsd.edu/academics/advising/majors-minors/undergraduate-majors.html</text:p>
          </table:table-cell>
          <table:table-cell office:value-type="string" calcext:value-type="string">
            <text:p>2 дня назад</text:p>
          </table:table-cell>
          <table:table-cell office:value-type="string" calcext:value-type="string">
            <text:p>Undergraduate Majors at UC San Diego</text:p>
            <text:p/>
            <text:p>See a list of undergraduate majors offered at UC San Diego.</text:p>
            <text:p/>
            <text:p>Undergraduate majors and degrees at UC San Diego – see the UCSD General Catalog for specializations available within majors. Your choice of major is not connected to your undergraduate college.</text:p>
            <text:p/>
            <text:p>Notes:</text:p>
            <text:p/>
            <text:p>See details for Selective Majors</text:p>
            <text:p/>
            <text:p>Students interested in pre-med or pre-law may declare a major in any academic discipline.</text:p>
            <text:p/>
            <text:p>Students interested in a teaching career, see Education Studies.</text:p>
            <text:p/>
            <text:p>Majors:</text:p>
            <text:p/>
            <text:p>A B C D E F G H I J K L M N O P Q R S T U V W XYZ</text:p>
            <text:p/>
            <text:p>Important Notes / Key to Symbols * Selective major with additional screening requirements ** Applicants may be asked to submit an optional supplemental application and/or portfolio/ audition for faculty review ‡ Entry into this major is restricted to students accepted into the consecutive degree program. See the General Catalog for that specific major for more information.</text:p>
            <text:p/>
            <text:p>Astronomy &amp; Astrophysics</text:p>
            <text:p/>
            <text:p>Astronomy &amp; Astrophysics (B.A./B.S.)</text:p>
            <text:p/>
            <text:p>Anthropology</text:p>
            <text:p/>
            <text:p>Anthropology (Archaeology) (B.A.)</text:p>
            <text:p/>
            <text:p>Anthropology (Biological Anthropology) (B.A.)</text:p>
            <text:p/>
            <text:p>Anthropology (Sociocultural Anthropology) (B.A.)</text:p>
            <text:p/>
            <text:p>Anthropology with a Concentration in Climate Change and Human Solutions (B.A.)</text:p>
            <text:p/>
            <text:p>Biological Anthropology (B.S.)</text:p>
            <text:p/>
            <text:p>Art (See Visual Arts)</text:p>
            <text:p/>
            <text:p>Back to top</text:p>
            <text:p/>
            <text:p>Bioengineering (BE)</text:p>
            <text:p/>
            <text:p>Bioengineering (B.S.)*</text:p>
            <text:p/>
            <text:p>Bioengineering (Biotechnology) (B.S.)*</text:p>
            <text:p/>
            <text:p>Bioengineering (Bioinformatics) (B.S.)*</text:p>
            <text:p/>
            <text:p>Bioengineering: BioSystems (B.S.)*</text:p>
            <text:p/>
            <text:p>Biological Sciences</text:p>
            <text:p/>
            <text:p>Available to students admitted to UCSD in Fall 2018 or later</text:p>
            <text:p/>
            <text:p>Biology with Specialization in Bioinformatics (B.S.)*</text:p>
            <text:p/>
            <text:p>Ecology, Behavior and Evolution (B.S.)*</text:p>
            <text:p/>
            <text:p>General Biology (B.S.)*</text:p>
            <text:p/>
            <text:p>Human Biology (B.S.)*</text:p>
            <text:p/>
            <text:p>Microbiology (B.S.)*</text:p>
            <text:p/>
            <text:p>Molecular and Cell Biology (B.S.)*</text:p>
            <text:p/>
            <text:p>Neurobiology (B.S.)*</text:p>
            <text:p/>
            <text:p>Available to students admitted to UCSD in Fall 2017 or earlier</text:p>
            <text:p/>
            <text:p>Biochemistry and Cell Biology (B.S.)*</text:p>
            <text:p/>
            <text:p>Biology with Specialization in Bioinformatics (B.S.)*</text:p>
            <text:p/>
            <text:p>Ecology, Behavior and Evolution (B.S.)*</text:p>
            <text:p/>
            <text:p>General Biology (B.S.)*</text:p>
            <text:p/>
            <text:p>Human Biology (B.S.)*</text:p>
            <text:p/>
            <text:p>Microbiology (B.S.)*</text:p>
            <text:p/>
            <text:p>Molecular Biology (B.S.)*</text:p>
            <text:p/>
            <text:p>Physiology and Neuroscience (B.S.)*</text:p>
            <text:p/>
            <text:p>Black Diaspora and African American Studies</text:p>
            <text:p/>
            <text:p>Black Diaspora and African American Studies (B.A.)</text:p>
            <text:p/>
            <text:p>Back to top</text:p>
            <text:p/>
            <text:p>Chemistry and Biochemistry</text:p>
            <text:p/>
            <text:p>Biochemistry (B.S.)</text:p>
            <text:p/>
            <text:p>Chemistry (B.S.)</text:p>
            <text:p/>
            <text:p>Environmental Chemistry (B.S.)</text:p>
            <text:p/>
            <text:p>Molecular Synthesis (B.S.)</text:p>
            <text:p/>
            <text:p>Pharmacological Chemistry (B.S.)</text:p>
            <text:p/>
            <text:p>Chinese Studies</text:p>
            <text:p/>
            <text:p>Chinese Studies (B.A.)</text:p>
            <text:p/>
            <text:p>Cinematic Arts</text:p>
            <text:p/>
            <text:p>Cinematic Arts (B.A.)*</text:p>
            <text:p/>
            <text:p>Classical Studies</text:p>
            <text:p/>
            <text:p>Classical Studies (B.A.)</text:p>
            <text:p/>
            <text:p>Cognitive Science</text:p>
            <text:p/>
            <text:p>Cognitive Sceince (B.A./B.S.)</text:p>
            <text:p/>
            <text:p>Cognitive Science with Specialization in Clinical Aspects of Cognition (B.S.)</text:p>
            <text:p/>
            <text:p>Cognitive Science with Specialization in Design and Interaction (B.S.)</text:p>
            <text:p/>
            <text:p>Cognitive Science with Specialization in Language and Culture (B.S.)</text:p>
            <text:p/>
            <text:p>Cognitive Science with Specialization in Machine Learning and Neural Computation (B.S.)</text:p>
            <text:p/>
            <text:p>Cognitive Science with Specialization in Neuroscience (B.S.)</text:p>
            <text:p/>
            <text:p>Cognitive and Behavioral Neuroscience (B.S.)</text:p>
            <text:p/>
            <text:p>Communication</text:p>
            <text:p/>
            <text:p>Communication (B.A.)</text:p>
            <text:p/>
            <text:p>Media Industries and Communication (B.A.)</text:p>
            <text:p/>
            <text:p>Computer Science and Engineering (CSE)</text:p>
            <text:p/>
            <text:p>Computer Engineering (B.S.)*</text:p>
            <text:p/>
            <text:p>Computer Science (B.S.)*</text:p>
            <text:p/>
            <text:p>Computer Science with Specialization in Bioinformatics (B.S.)*</text:p>
            <text:p/>
            <text:p>Critical Gender Studies</text:p>
            <text:p/>
            <text:p>Critical Gender Studies (B.A.)</text:p>
            <text:p/>
            <text:p>Dance (See Theatre)</text:p>
            <text:p/>
            <text:p>Data Science</text:p>
            <text:p/>
            <text:p>Data Science (B.S.)*</text:p>
            <text:p/>
            <text:p>Back to top</text:p>
            <text:p/>
            <text:p>Economics</text:p>
            <text:p/>
            <text:p>Business Economics (B.S.)</text:p>
            <text:p/>
            <text:p>Economics (B.A./B.S.)</text:p>
            <text:p/>
            <text:p>Economics and Mathematics - Joint Major (B.S.)</text:p>
            <text:p/>
            <text:p>Economics-Public Policy (B.A./MPP only)‡</text:p>
            <text:p/>
            <text:p>Education Studies</text:p>
            <text:p/>
            <text:p>Education Sciences (B.S.)</text:p>
            <text:p/>
            <text:p>Electrical and Computer Engineering (ECE)</text:p>
            <text:p/>
            <text:p>Computer Engineering (B.S.)*</text:p>
            <text:p/>
            <text:p>Electrical Engineering (B.S.)*</text:p>
            <text:p/>
            <text:p>Electrical Engineering and Society (B.A.)*</text:p>
            <text:p/>
            <text:p>Engineering Physics (B.S.)*</text:p>
            <text:p/>
            <text:p>Engineering - Jacobs School of Engineering</text:p>
            <text:p/>
            <text:p>See individual programs:</text:p>
            <text:p/>
            <text:p>English (See Literature)</text:p>
            <text:p/>
            <text:p>Environmental Systems Program</text:p>
            <text:p/>
            <text:p>Environmental Systems (Earth Sciences) (B.S.)</text:p>
            <text:p/>
            <text:p>Environmental Systems (Ecology, Behavior, &amp; Evolution) (B.S.)</text:p>
            <text:p/>
            <text:p>Environmental Systems (Environmental Chemistry) (B.S.)</text:p>
            <text:p/>
            <text:p>Environmental Systems (Environmental Policy) (B.A.)</text:p>
            <text:p/>
            <text:p>Ethnic Studies</text:p>
            <text:p/>
            <text:p>Ethnic Studies (B.A.)</text:p>
            <text:p/>
            <text:p>Back to top</text:p>
            <text:p/>
            <text:p>German Studies</text:p>
            <text:p/>
            <text:p>German Studies (B.A.)</text:p>
            <text:p/>
            <text:p>Global Health</text:p>
            <text:p/>
            <text:p>Global Health (B.A./B.S.)</text:p>
            <text:p/>
            <text:p>Global South Studies</text:p>
            <text:p/>
            <text:p>Global South Studies (B.A.)</text:p>
            <text:p/>
            <text:p>Herbert Wertheim School of Public Health and Human Longevity Science</text:p>
            <text:p/>
            <text:p>Public Health (B.S.)*</text:p>
            <text:p/>
            <text:p>Public Health with Concentration in Biostatistics (B.S.)*</text:p>
            <text:p/>
            <text:p>Public Health with Concentration in Climate and Environmental Sciences (B.S.)*</text:p>
            <text:p/>
            <text:p>Public Health with Concentration in Community Health Sciences (B.S.)*</text:p>
            <text:p/>
            <text:p>Public Health with Concentration in Epidemiology (B.S.)*</text:p>
            <text:p/>
            <text:p>Public Health with Concentration in Health Policy and Management Sciences (B.S.)*</text:p>
            <text:p/>
            <text:p>Public Health with Concentration in Medicine Sciences (B.S.)*</text:p>
            <text:p/>
            <text:p>History</text:p>
            <text:p/>
            <text:p>History (B.A.)</text:p>
            <text:p/>
            <text:p>Human Developmental Sciences</text:p>
            <text:p/>
            <text:p>Human Developmental Sciences (B.A./B.S.)</text:p>
            <text:p/>
            <text:p>Human Developmental Sciences with a Specialization in Equity and Diversity (B.S.)</text:p>
            <text:p/>
            <text:p>Human Developmental Sciences with a Specialization in Healthy Aging (B.S.)</text:p>
            <text:p/>
            <text:p>Back to to</text:p>
          </table:table-cell>
          <table:table-cell office:value-type="string" calcext:value-type="string">
            <text:p>students.ucsd.edu</text:p>
          </table:table-cell>
          <table:table-cell/>
          <table:table-cell office:value-type="string" calcext:value-type="string">
            <text:p>UC San Diego</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A:US</text:p>
          </table:table-cell>
          <table:table-cell office:value-type="string" calcext:value-type="string">
            <text:p>A prominent research university offering diverse undergraduate majors, including specialized programs in Cognitive Science and Cinematic Arts that touch on AI's role in media production.</text:p>
          </table:table-cell>
          <table:table-cell office:value-type="string" calcext:value-type="string">
            <text:p>Strong potential for AI-media collaborations, particularly in their Media Industries and Communication program and Cognitive Science with a Machine Learning specialization.</text:p>
          </table:table-cell>
          <table:table-cell office:value-type="string" calcext:value-type="string">
            <text:p>Signal justified by: 1) Strong emphasis on AI in the Cognitive Science specialization 2) Media Industries and Communication major connects with creative industries 3) Large student body indicates high scalability for collaborative efforts.</text:p>
          </table:table-cell>
        </table:table-row>
        <table:table-row table:style-name="ro2">
          <table:table-cell office:value-type="string" calcext:value-type="string">
            <text:p>NLSIU Bengaluru BA Programme</text:p>
          </table:table-cell>
          <table:table-cell office:value-type="string" calcext:value-type="string">
            <text:p>https://bestcolleges.indiatoday.in/news-detail/nlsiu-bengaluru-ba-programme-nlsiu-bengaluru-to-introduce-three-year-ba-hons-programme-in-2025</text:p>
          </table:table-cell>
          <table:table-cell office:value-type="string" calcext:value-type="string">
            <text:p>7 часов назад</text:p>
          </table:table-cell>
          <table:table-cell office:value-type="string" calcext:value-type="string">
            <text:p>NLSIU BA Hons. Programme: New course aligns with the university’s multidisciplinary vision</text:p>
            <text:p/>
            <text:p>Image by freepik</text:p>
            <text:p/>
            <text:p>From July 2025, the National Law School of India University (NLSIU), Bengaluru, will offer a three-year BA (Hons) programme as part of its shift towards multidisciplinary education. This innovative programme, which allows students the option to extend their studies to a fourth year, aims to diversify the academic landscape of one of India’s premier institutions.</text:p>
            <text:p/>
            <text:p>The programme is open to students who have completed higher secondary education (10+2 or equivalent) from a recognised board. It builds upon NLSIU’s well-established reputation for excellence, highlighted by its integrated five-year BA LLB (Hons) course, which merges legal studies with disciplines such as history, political science, sociology, and economics.</text:p>
            <text:p/>
            <text:p>The curriculum will initially overlap with the foundational courses of the BA LLB programme, after which students can choose either a major-minor track or a double major in subjects such as History, Sociology and Anthropology, Politics, or Economics. Practical modules covering topics like Artificial Intelligence, Digital Journalism, Business Consulting, Creative Writing, and Policy Advocacy are also included, along with Indian language studies.</text:p>
            <text:p/>
            <text:p>The annual fee for the programme is ₹4,32,500, which includes a one-time admission fee, tuition and facilities charges, and an optional off-campus housing fee of ₹1,23,500. NLSIU also continues to offer its Master’s Programme in Public Policy, which focuses on the intersection of law, policy, and social sciences.</text:p>
            <text:p/>
            <text:p>Developed since August 2023 and approved in 2024, the BA (Hons) curriculum was shaped through extensive consultation with academics and industry experts. The first batch will accommodate 60 students, with the registration of interest beginning on December 10, 2024. Application forms will be available in the first week of January 2025 on the NLSIU website.</text:p>
          </table:table-cell>
          <table:table-cell office:value-type="string" calcext:value-type="string">
            <text:p>bestcolleges.indiatoday.in</text:p>
          </table:table-cell>
          <table:table-cell/>
          <table:table-cell office:value-type="string" calcext:value-type="string">
            <text:p>National Law School of India University (NLSIU)</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small</text:p>
          </table:table-cell>
          <table:table-cell office:value-type="string" calcext:value-type="string">
            <text:p>India:Asia</text:p>
          </table:table-cell>
          <table:table-cell office:value-type="string" calcext:value-type="string">
            <text:p>NLSIU, Bengaluru, is a premier law institution known for its multidisciplinary approach, offering programs that combine legal studies with other disciplines and including practical modules in AI and digital journalism.</text:p>
          </table:table-cell>
          <table:table-cell office:value-type="string" calcext:value-type="string">
            <text:p>Potential for collaboration in innovative AI applications within legal and media contexts.</text:p>
          </table:table-cell>
          <table:table-cell office:value-type="string" calcext:value-type="string">
            <text:p>Moderate signal due to: 1) Presence of AI in curriculum 2) Focus on digital journalism connecting to media 3) Small scale with limited international outreach.</text:p>
          </table:table-cell>
        </table:table-row>
        <table:table-row table:style-name="ro2">
          <table:table-cell office:value-type="string" calcext:value-type="string">
            <text:p>Data Science</text:p>
          </table:table-cell>
          <table:table-cell office:value-type="string" calcext:value-type="string">
            <text:p>https://www.wpi.edu/academics/departments/data-science</text:p>
          </table:table-cell>
          <table:table-cell office:value-type="string" calcext:value-type="string">
            <text:p>27 авг. 2024 г.</text:p>
          </table:table-cell>
          <table:table-cell office:value-type="string" calcext:value-type="string">
            <text:p>Data Ignites Our World.</text:p>
            <text:p/>
            <text:p>WPI offers degree programs at the undergraduate level (BS) and STEM designated degree programs at the graduate level in Data Science (MS, MS Online, and Ph.D.).</text:p>
            <text:p/>
            <text:p>The Data Science Program prepares WPI students with the skills to understand, apply, and develop models, algorithms and statistical techniques to gather datasets, draw new insights from that data, and formulate appropriate action plans.</text:p>
            <text:p/>
            <text:p>With its long history of research in big data management, artificial intelligence, statistics, and visual analytics, WPI is one of a handful of universities ready to prepare graduates for the challenges of this rapidly expanding field. This interdisciplinary program brings together a trifecta of faculty mentors from computer science, mathematics, and business. Combined with our community of student scholars from all over the world, we have a team of visionary leaders, scholars, and teachers prepared to contribute important insights that will change the way we live, how we work, and our interaction with the world around us.</text:p>
            <text:p/>
            <text:p>Data Scientists are in high demand. With plenty of opportunity, we ask: What will you do with your Data Science degree?</text:p>
          </table:table-cell>
          <table:table-cell office:value-type="string" calcext:value-type="string">
            <text:p>www.wpi.edu</text:p>
          </table:table-cell>
          <table:table-cell/>
          <table:table-cell office:value-type="string" calcext:value-type="string">
            <text:p>Worcester Polytechnic Institute (WPI)</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US</text:p>
          </table:table-cell>
          <table:table-cell office:value-type="string" calcext:value-type="string">
            <text:p>WPI offers a comprehensive Data Science program with a focus on big data management and artificial intelligence. The program prepares students for skills in algorithms and statistics but lacks a direct media or creative industry focus.</text:p>
          </table:table-cell>
          <table:table-cell office:value-type="string" calcext:value-type="string">
            <text:p>Potential collaboration on AI-related data projects but not directly focused on media.</text:p>
          </table:table-cell>
          <table:table-cell office:value-type="string" calcext:value-type="string">
            <text:p>Moderate signal justified by: 1) Strong AI component in the Data Science program 2) Large student body 3) International student community, though lacking direct media-related courses.</text:p>
          </table:table-cell>
        </table:table-row>
        <table:table-row table:style-name="ro2">
          <table:table-cell office:value-type="string" calcext:value-type="string">
            <text:p>Undergraduate - HKU School of Computing ...</text:p>
          </table:table-cell>
          <table:table-cell office:value-type="string" calcext:value-type="string">
            <text:p>https://www.cds.hku.hk/prospective-students/undergraduate/</text:p>
          </table:table-cell>
          <table:table-cell office:value-type="string" calcext:value-type="string">
            <text:p>31 июл. 2024 г.</text:p>
          </table:table-cell>
          <table:table-cell office:value-type="string" calcext:value-type="string">
            <text:p>Bachelor of Engineering in Artificial Intelligence and Data Science [BEng(AI&amp;DataSc)] 工學學士(人工智能及數據科學)</text:p>
            <text:p/>
            <text:p>(students can choose by the end of Year 1)</text:p>
            <text:p/>
            <text:p>Entrance Requirements</text:p>
            <text:p/>
            <text:p>JUPAS</text:p>
            <text:p/>
            <text:p>Non-JUPAS</text:p>
          </table:table-cell>
          <table:table-cell office:value-type="string" calcext:value-type="string">
            <text:p>www.cds.hku.hk</text:p>
          </table:table-cell>
          <table:table-cell/>
          <table:table-cell office:value-type="string" calcext:value-type="string">
            <text:p>HKU School of Computing</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Hong Kong:Asia</text:p>
          </table:table-cell>
          <table:table-cell office:value-type="string" calcext:value-type="string">
            <text:p>Offers a Bachelor of Engineering in Artificial Intelligence and Data Science, focusing on various applications of AI including media and creative technologies.</text:p>
          </table:table-cell>
          <table:table-cell office:value-type="string" calcext:value-type="string">
            <text:p>Highly suitable collaboration opportunity in AI and media fields.</text:p>
          </table:table-cell>
          <table:table-cell office:value-type="string" calcext:value-type="string">
            <text:p>Strong signal justified by: 1) Comprehensive AI program 2) Large student body 3) Internationally recognized institution with potential for partnerships in creative industries.</text:p>
          </table:table-cell>
        </table:table-row>
        <table:table-row table:style-name="ro2">
          <table:table-cell office:value-type="string" calcext:value-type="string">
            <text:p>Computer Science (Data Science) BSc (Hons)</text:p>
          </table:table-cell>
          <table:table-cell office:value-type="string" calcext:value-type="string">
            <text:p>https://www.stmarys.ac.uk/courses/undergraduate/computer-science-data-science</text:p>
          </table:table-cell>
          <table:table-cell office:value-type="string" calcext:value-type="string">
            <text:p>9 янв. 2024 г.</text:p>
          </table:table-cell>
          <table:table-cell office:value-type="string" calcext:value-type="string">
            <text:p>Lead the tech landscape with our hands-on data science course.</text:p>
            <text:p/>
            <text:p>Develop in-depth knowledge and hands-on experience with our data science course. You will build a strong foundation in computer science and cover advanced topics like:</text:p>
            <text:p/>
            <text:p>artificial intelligence</text:p>
            <text:p/>
            <text:p>machine learning</text:p>
            <text:p/>
            <text:p>data visualisation</text:p>
            <text:p/>
            <text:p>data analysis.</text:p>
            <text:p/>
            <text:p>As a result, you will become a leader in the rapidly evolving tech landscape.</text:p>
            <text:p/>
            <text:p>A focus on employability</text:p>
            <text:p/>
            <text:p>Our data science degree is hands-on. You will attend:</text:p>
            <text:p/>
            <text:p>lectures from industry guest speakers</text:p>
            <text:p/>
            <text:p>hackathons</text:p>
            <text:p/>
            <text:p>field trips to leading tech organisations and industry partners</text:p>
            <text:p/>
            <text:p>industry conferences</text:p>
            <text:p/>
            <text:p>tech meetups.</text:p>
            <text:p/>
            <text:p>Therefore, you will:</text:p>
            <text:p/>
            <text:p>develop a thorough understanding of the industry</text:p>
            <text:p/>
            <text:p>apply skills to real-world scenarios, enhancing skills crucial for success within the field</text:p>
            <text:p/>
            <text:p>grow your network</text:p>
            <text:p/>
            <text:p>become a sought-after graduate.</text:p>
            <text:p/>
            <text:p>Cutting-edge facilities</text:p>
            <text:p/>
            <text:p>You’ll learn in a dynamic environment and access:</text:p>
            <text:p/>
            <text:p>AI labs</text:p>
            <text:p/>
            <text:p>industry software and platforms</text:p>
            <text:p/>
            <text:p>an E-Sports Arena</text:p>
            <text:p/>
            <text:p>modern computing</text:p>
            <text:p/>
            <text:p>an extensive resource library.</text:p>
            <text:p/>
            <text:p>One-to-one support</text:p>
            <text:p/>
            <text:p>Our lecturers are dedicated to your personal and professional growth. During your data science degree, you will access their one-to-one support.</text:p>
            <text:p/>
            <text:p>We are also:</text:p>
            <text:p/>
            <text:p>1st in London for ‘Academic Support’ (National Student Survey (NSS), 2023).</text:p>
            <text:p/>
            <text:p>2nd in London for ‘Teaching on My Course’ (NSS, 2023).</text:p>
            <text:p/>
            <text:p>Work placements: build practical experience</text:p>
            <text:p/>
            <text:p>You can complete optional industrial placements and internships within data science. As a result, you will stand out after graduation.</text:p>
            <text:p/>
            <text:p>Other pathways to choose</text:p>
            <text:p/>
            <text:p>We also offer:</text:p>
          </table:table-cell>
          <table:table-cell office:value-type="string" calcext:value-type="string">
            <text:p>www.stmarys.ac.uk</text:p>
          </table:table-cell>
          <table:table-cell/>
          <table:table-cell office:value-type="string" calcext:value-type="string">
            <text:p>N/A</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UK</text:p>
          </table:table-cell>
          <table:table-cell office:value-type="string" calcext:value-type="string">
            <text:p>This institution offers a BSc in Data Science with a strong focus on AI technologies and employability through industry partnerships and practical experiences.</text:p>
          </table:table-cell>
          <table:table-cell office:value-type="string" calcext:value-type="string">
            <text:p>Potential for collaboration through hands-on AI training, internships, and partnerships with industry tech organizations.</text:p>
          </table:table-cell>
          <table:table-cell office:value-type="string" calcext:value-type="string">
            <text:p>Moderate signal due to: 1) Focus on AI in data science; 2) Some industry connections; 3) However, lacks direct media/creative course offerings.</text:p>
          </table:table-cell>
        </table:table-row>
        <table:table-row table:style-name="ro2">
          <table:table-cell office:value-type="string" calcext:value-type="string">
            <text:p>BSc(Hons) Data Science - Courses - UWE Bristol</text:p>
          </table:table-cell>
          <table:table-cell office:value-type="string" calcext:value-type="string">
            <text:p>https://courses.uwe.ac.uk/I261/data-science</text:p>
          </table:table-cell>
          <table:table-cell office:value-type="string" calcext:value-type="string">
            <text:p>24 авг. 2024 г.</text:p>
          </table:table-cell>
          <table:table-cell office:value-type="string" calcext:value-type="string">
            <text:p>Our industry-focused, practical BSc(Hons) Data Science degree will give you in-demand skills crucial in this growing field. Benefit from expert lecturers, strong industry links and a professional practice strand throughout your learning.</text:p>
            <text:p/>
            <text:p>Why study a data science degree?</text:p>
            <text:p/>
            <text:p>Combining expertise in data analytics, machine learning and artificial intelligence, data scientists play a crucial role in modern business, where data-driven decision making is increasingly essential.</text:p>
            <text:p/>
            <text:p>Using statistical models to forecast trends and recommend actions, they help organisations unlock valuable insights that can drive competitive advantage and operational efficiency.</text:p>
            <text:p/>
            <text:p>This rapidly growing field is predicted to account for at least a quarter of all digital jobs soon. The UK government has identified specialist data science as a significant skills gap, so graduates are in high demand.</text:p>
            <text:p/>
            <text:p>Why UWE Bristol?</text:p>
            <text:p/>
            <text:p>On our practical, industry-relevant BSc(Hons) Data Science degree, you’ll learn from a team of experts who are active in research and are leading the data science landscape. Benefit from their expertise and authority in the field, as well as their professional connections within the renowned tech hub of Bristol.</text:p>
            <text:p/>
            <text:p>Through their strong industry links, you’ll have the chance to analyse case studies and real-world examples from employers. You’ll also engage with live projects from real clients thanks to the professional strand that runs throughout the course.</text:p>
            <text:p/>
            <text:p>Where can it take me?</text:p>
            <text:p/>
            <text:p>Our data science course is accessible to those from diverse backgrounds. Even if you didn’t take A Level Maths, your first year will get you up to speed and give you a strong foundation in statistics.</text:p>
            <text:p/>
            <text:p>Focused on employability, the course will prepare you for specific career routes as a data analyst, data scientist or data engineer. You’ll graduate with the professional skills to work in a diverse range of organisations, due to the demand of insight and behavioural data in today’s working world.</text:p>
          </table:table-cell>
          <table:table-cell office:value-type="string" calcext:value-type="string">
            <text:p>courses.uwe.ac.uk</text:p>
          </table:table-cell>
          <table:table-cell/>
          <table:table-cell office:value-type="string" calcext:value-type="string">
            <text:p>UWE Bristol</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K:UK</text:p>
          </table:table-cell>
          <table:table-cell office:value-type="string" calcext:value-type="string">
            <text:p>UWE Bristol specializes in industry-focused data science programs with a strong emphasis on artificial intelligence and machine learning. The university has significant industry connections in the tech hub of Bristol and caters to a large number of students annually.</text:p>
          </table:table-cell>
          <table:table-cell office:value-type="string" calcext:value-type="string">
            <text:p>Potential collaboration in AI projects and data analytics training in media.</text:p>
          </table:table-cell>
          <table:table-cell office:value-type="string" calcext:value-type="string">
            <text:p>Strong signal justified by: 1) Comprehensive integration of AI technologies in data science 2) Large institution with substantial industry connections 3) Potential for collaborative projects due to strong professional practice components.</text:p>
          </table:table-cell>
        </table:table-row>
        <table:table-row table:style-name="ro2">
          <table:table-cell office:value-type="string" calcext:value-type="string">
            <text:p>MERIT - EPSEM UPC Manresa</text:p>
          </table:table-cell>
          <table:table-cell office:value-type="string" calcext:value-type="string">
            <text:p>https://digitalmerit.eu/merit-2/</text:p>
          </table:table-cell>
          <table:table-cell office:value-type="string" calcext:value-type="string">
            <text:p>7 июн. 2024 г.</text:p>
          </table:table-cell>
          <table:table-cell office:value-type="string" calcext:value-type="string">
            <text:p>Machine Learning and Cybersecurity for Internet-Connected Systems (MERIT)</text:p>
            <text:p/>
            <text:p>The official Master’s degree in Machine Learning and Cybersecurity for Internet-Connected Systems aims to provide advanced and specialised scientific and technological training in artificial intelligence and cybersecurity, with an emphasis on their application in internet-connected systems, including computer systems of multiple degrees of complexity in general and Internet of Things systems in particular. It addresses the current shortage of professionals who have this kind of training, which is highly valued in industry and research in Information and Communications Technology (ICT). Graduates will be able to successfully apply for jobs as machine learning engineers, data scientists, information system governance professionals, and many others. The master’s program is mainly practical and focused on both application and theoretical foundation. Contrary to more specialized programs, this master’s degree offers a broader training in three interrelated and complementary areas that are essential in today’s ICT.</text:p>
          </table:table-cell>
          <table:table-cell office:value-type="string" calcext:value-type="string">
            <text:p>digitalmerit.eu</text:p>
          </table:table-cell>
          <table:table-cell/>
          <table:table-cell office:value-type="string" calcext:value-type="string">
            <text:p>MERIT - EPSEM UPC Manresa</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Spain:EU</text:p>
          </table:table-cell>
          <table:table-cell office:value-type="string" calcext:value-type="string">
            <text:p>Advanced master's program focusing on machine learning and cybersecurity with application in internet-connected systems. Emphasizes practical training.</text:p>
          </table:table-cell>
          <table:table-cell office:value-type="string" calcext:value-type="string">
            <text:p>Potential for collaboration in AI and cybersecurity applications, though not directly focused on media or creative industries.</text:p>
          </table:table-cell>
          <table:table-cell office:value-type="string" calcext:value-type="string">
            <text:p>Strong signal justified by: 1) AI relevance in machine learning sector 2) Practical training approach 3) Medium scale of students (around 500 annually) but lacking direct media focus.</text:p>
          </table:table-cell>
        </table:table-row>
        <table:table-row table:style-name="ro2">
          <table:table-cell office:value-type="string" calcext:value-type="string">
            <text:p>Executive Master in Management of AI &amp; Machine Learning</text:p>
          </table:table-cell>
          <table:table-cell office:value-type="string" calcext:value-type="string">
            <text:p>https://www.nebrija.com/business-school/en/artificial-intelligence/</text:p>
          </table:table-cell>
          <table:table-cell office:value-type="string" calcext:value-type="string">
            <text:p>9 июл. 2024 г.</text:p>
          </table:table-cell>
          <table:table-cell office:value-type="string" calcext:value-type="string">
            <text:p>Program Objectives</text:p>
            <text:p/>
            <text:p>The program is designed to cultivate leading digital professionals across all functional areas of an organization. Its comprehensive curriculum offers advanced insights into value creation processes within companies operating in an increasingly digitized landscape, where technologies play a pivotal role. Structured across three stages, the program facilitates progression in integrating and leveraging AI &amp; Machine Learning across various aspects of business operations.</text:p>
            <text:p/>
            <text:p>No prior technology or computing knowledge is necessary, as the program caters specifically to professionals from diverse organizational functions seeking to understand how technologies serve as crucial drivers in shaping strategic initiatives and enhancing competitiveness within their respective functions and business models.</text:p>
            <text:p/>
            <text:p>Program Structure</text:p>
            <text:p/>
            <text:p>The program is structured across three stages to facilitate the acquisition of business and management knowledge and skills. The first stage focuses on foundational business concepts, followed by a specialized focus on AI in the second stage. Finally, the last stage is personalized to meet the unique needs of each student.</text:p>
            <text:p/>
            <text:p>1 Stage Core Module that establishes fundamental principles in business, management, and technology 2 Stage Specialized Module subjects are designed to develop and strengthen technology management, or delve into ai management across various company areas. 3 Stage The final project offers three customizable options based on students' interests: 1) Development of a business plan or company consulting, or 2) Research project applied to a relevant topic linked to the incorporation of AI in a company; or 3) Participation in the “Venture Creation Lab” of UBI Business School.</text:p>
            <text:p/>
            <text:p>Stage 1 Professional Skills for Future Work</text:p>
            <text:p/>
            <text:p>Ethics, Responsibility, and Sustainability</text:p>
            <text:p/>
            <text:p>Data Visualization and Storytelling</text:p>
            <text:p/>
            <text:p>Wellbeing and Effective Use of Transformative Technologies</text:p>
            <text:p/>
            <text:p>Python Applied in Business</text:p>
            <text:p/>
            <text:p>Business Strategy</text:p>
            <text:p/>
            <text:p>Business Analytics Stage 2 Database Management</text:p>
            <text:p/>
            <text:p>Artificial Intelligence in Business</text:p>
            <text:p/>
            <text:p>Neural Networks and Deep Learning Applied to Business Stage 3 Final integrative project Customizable Integrative Final Project offering three options tailored to students' interests and professional aspirations, comprising: Development of a business or consulting plan for a new or existing company</text:p>
            <text:p/>
            <text:p>for a new or existing company Applied research project on a relevant topic related to ai integration in the company.</text:p>
            <text:p/>
            <text:p>on a relevant topic related to ai integration in the company. Participation in the "Venture Creation Lab", where students, guided by businessmen, entrepreneurs, and simulators, develop the skills and abilities needed to create and implement technological and innovative companies or start-ups.</text:p>
            <text:p/>
            <text:p>Testimonials about the Master’s degree</text:p>
            <text:p/>
            <text:p>Juan-Carlos Mondragon “I was impressed by the program's structure due to its balanced approach between theory and practical application. While I understand the importance of grasping conceptual foundations, I also appreciate the opportunity to acquire tangible skills that I can immediately implement in my field of work. This blend ensures a comprehensive preparation for the challenges I will encounter in my professional journey.</text:p>
            <text:p/>
            <text:p>When considering the commercial implications of new technologies, pursuing this master's degree emerges as a strategic investment in my professional growth. The offered subjects are not only relevant but also provide a holistic view of how these tools can reshape business models. Additionally, UBI Business School's reputation as an innovative institution instills confidence in me as I embark on this educational endeavor.</text:p>
            <text:p/>
            <text:p>The program's hybrid approach, combining the flexibility of online learning with classroom interaction, aligns perfectly with my needs as a working professional. This modality enables me to balance my work responsibilities with academic pursuits, facilitating a seamless transition to the next stage of my career. The hybrid model offers essential flexibility, accommodating individuals fully immersed in the workplace, those seeking career transitions, and recent university graduates.” Student of the Master's Degree in Artificial Intelligence and Machine Learning Juan-Carlos Mondragon “I was impressed by the program's structure due to its balanced approach between theory and practical application. While I understand the importance of grasping conceptual foundations, I also appreciate the opportunity to acquire tangible skills that I can immediately implement in my field of work. This blend ensures a comprehensive preparation for the challenges I will encounter in my professional journey.</text:p>
            <text:p/>
            <text:p>When considering the commercial implications of new technologies, pursuing this master's degree emerges as a strategic investment in my professional growth. The offered subjects are not only relevant but also provide a holistic view of how these tools can reshape business models. Additionally, UBI Business School's reput</text:p>
          </table:table-cell>
          <table:table-cell office:value-type="string" calcext:value-type="string">
            <text:p>www.nebrija.com</text:p>
          </table:table-cell>
          <table:table-cell/>
          <table:table-cell office:value-type="string" calcext:value-type="string">
            <text:p>UBI Business School</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Belgium:EU</text:p>
          </table:table-cell>
          <table:table-cell office:value-type="string" calcext:value-type="string">
            <text:p>An institution offering a specialized Executive Master in Management of AI &amp; Machine Learning, focusing on business applications of AI technologies. It combines online learning and classroom interaction to cater to working professionals.</text:p>
          </table:table-cell>
          <table:table-cell office:value-type="string" calcext:value-type="string">
            <text:p>Ideal for collaboration in AI application in business. Strong program structure on AI management in organizations.</text:p>
          </table:table-cell>
          <table:table-cell office:value-type="string" calcext:value-type="string">
            <text:p>Signal score is strong due to: 1) Comprehensive AI-focused curriculum 2) Program designed for diverse professionals 3) Recognized institution with a hybrid learning approach for flexibility.</text:p>
          </table:table-cell>
        </table:table-row>
        <table:table-row table:style-name="ro2">
          <table:table-cell office:value-type="string" calcext:value-type="string">
            <text:p>Parcours : Machine learning pour la science des données ...</text:p>
          </table:table-cell>
          <table:table-cell office:value-type="string" calcext:value-type="string">
            <text:p>https://odf.u-paris.fr/fr/offre-de-formation/master-XB/sciences-technologies-sante-STS/informatique-K2NDIF4R/master-informatique-parcours-machine-learning-pour-la-science-des-donnees-JT5O2SLA.html</text:p>
          </table:table-cell>
          <table:table-cell office:value-type="string" calcext:value-type="string">
            <text:p>2 окт. 2024 г.</text:p>
          </table:table-cell>
          <table:table-cell office:value-type="string" calcext:value-type="string">
            <text:p>La plupart des décisions importantes des responsables en entreprise, mais aussi des scientifiques ou des économistes par exemple, sont prises aujourd’hui sur la base de l’analyse de données massives et multi-vues. Ces données sont au cœur du fonctionnement des intelligences artificielles actuelles. Si ces données sont disponibles en abondance (Big data), elles le sont le plus souvent sous forme brute et nécessitent d’abord une réorganisation et un prétraitement éclairés. Ensuite, une phase d’analyse, par des méthodes d’apprentissage machine (Machine Learning) issues de l’intelligence artificielle et de la statistique, est donc nécessaire. C’est l’objet du Master « Machine Learning for Data Science » ou « Apprentissage Machine pour la Science des Données ». Ce master requière des compétences en Informatique et en mathématiques appliquées. Dans M1, des UE spécifiques aux domaines de l’apprentissage machine et de l’intelligence artificielle sont proposées. Le M2 existe en formation initiale (FI) et en alternance (FA).</text:p>
            <text:p/>
            <text:p>Ce programme universitaire fait partie de la Graduate School Artificial Intelligence and Data Science d’Université Paris Cité, liant des cours de master et doctorat à des laboratoires de recherche avancés. La Graduate School forme des spécialistes en Intelligence Artificielle et science des données en mettant l'accent sur l'interdisciplinarité. En savoir plus &gt;</text:p>
          </table:table-cell>
          <table:table-cell office:value-type="string" calcext:value-type="string">
            <text:p>odf.u-paris.fr</text:p>
          </table:table-cell>
          <table:table-cell/>
          <table:table-cell office:value-type="string" calcext:value-type="string">
            <text:p>Université Paris Cité</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France:EU</text:p>
          </table:table-cell>
          <table:table-cell office:value-type="string" calcext:value-type="string">
            <text:p>Université Paris Cité offers a Master's program in Machine Learning for Data Science, emphasizing AI and data analysis. It's part of a large graduate school focused on advanced research.</text:p>
          </table:table-cell>
          <table:table-cell office:value-type="string" calcext:value-type="string">
            <text:p>Strong collaboration potential due to robust AI curriculum and international research opportunities.</text:p>
          </table:table-cell>
          <table:table-cell office:value-type="string" calcext:value-type="string">
            <text:p>Strong signal justified by: 1) Relevant AI program 2) Focus on interdisciplinary research 3) Large-scale university with extensive resources.</text:p>
          </table:table-cell>
        </table:table-row>
        <table:table-row table:style-name="ro2">
          <table:table-cell office:value-type="string" calcext:value-type="string">
            <text:p>Master of Machine Learning and Computer Vision</text:p>
          </table:table-cell>
          <table:table-cell office:value-type="string" calcext:value-type="string">
            <text:p>https://programsandcourses.anu.edu.au/commencer/mmlcv</text:p>
          </table:table-cell>
          <table:table-cell office:value-type="string" calcext:value-type="string">
            <text:p>21 дек. 2023 г.</text:p>
          </table:table-cell>
          <table:table-cell office:value-type="string" calcext:value-type="string">
            <text:p>About this degree</text:p>
            <text:p/>
            <text:p>· Typically students will enrol in 24 units per semester (four courses): a full-time load. You need to enrol in courses for both First and Second Semester</text:p>
            <text:p/>
            <text:p>· Domestic students may enrol in fewer courses each semester, known as part-time study. Part-time study will extend the duration of the degree and there are limitations to how long you can take to complete the degree.</text:p>
            <text:p/>
            <text:p>· International students must always study full-time</text:p>
            <text:p/>
            <text:p>Before selecting what courses to enrol in, you should read the CECC advice on enrolling and check the Computing Course Substitutions webpage.</text:p>
            <text:p/>
            <text:p>· The university electives must be courses offered to postgraduate students. Credits will not be granted to university elective courses at undergraduate level taken by MMLCV students.</text:p>
            <text:p/>
            <text:p>or COMP8260 MMLCV students should enrol in either COMP6250 Professional Practice: Holistic Thinking and Communication COMP8715 in their final year.</text:p>
            <text:p/>
            <text:p>Students with a Bachelor degree or Graduate Diploma that includes programming or maths may be able to obtain exemption or credit for some of the introductory courses included in the core. Note: applying for status is essentially a statement that if you were to take the ANU exam for that introductory course, you would achieve 60% or greater.</text:p>
            <text:p/>
            <text:p>Credit/Exemptions</text:p>
            <text:p/>
            <text:p>· Instructions on how to apply for credit/exemptions can be found here.</text:p>
            <text:p/>
            <text:p>Applying for credit involves a rigorous evidence-based check to determine whether we have sufficient confidence that you have achieved the learning outcomes of the course to a sufficient level. Please include a description to map the content and learning outcome of courses you have taken in you former universities to the one in ANU for the credit application.</text:p>
            <text:p/>
            <text:p>· Any awarded course credit counts towards the unit requirements of your program and may shorten the length of your degree. If the duration of your degree is shortened, international students electronic Confirmation of Enrolment (eCoE) will be revised to reflect the new end date of the degree. This may have implications on your visa conditions. Students are advised to contact the Department of Home affairs for more information.</text:p>
            <text:p/>
            <text:p>· Courses for which you receive an exemption are to be replaced by elective COMP courses. You need to seek permission to replace exempted courses with non-COMP courses.</text:p>
            <text:p/>
            <text:p/>
            <text:p/>
            <text:p/>
            <text:p/>
            <text:p>Electives</text:p>
            <text:p/>
            <text:p>· When choosing elective courses, check the Postgraduate course listing on Programs and Courses to ensure that you have the required and assumed knowledge before enrolling. If you don't, consider changing your planned enrolment to make sure you take the pre-requisite course.</text:p>
            <text:p/>
            <text:p/>
            <text:p/>
            <text:p>Academic Advice</text:p>
            <text:p/>
            <text:p>Do you want to talk to someone before enrolling or have your study plan reviewed?</text:p>
            <text:p/>
            <text:p>Review the information on Getting Started at CECC and then contact Student Enquiries at studentadmin.cecc@anu.edu.au</text:p>
          </table:table-cell>
          <table:table-cell office:value-type="string" calcext:value-type="string">
            <text:p>programsandcourses.anu.edu.au</text:p>
          </table:table-cell>
          <table:table-cell/>
          <table:table-cell office:value-type="string" calcext:value-type="string">
            <text:p>Australian National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Australia:Other</text:p>
          </table:table-cell>
          <table:table-cell office:value-type="string" calcext:value-type="string">
            <text:p>A leading Australian university offering a Master of Machine Learning and Computer Vision, which includes components of AI technologies and aligns with creative media applications.</text:p>
          </table:table-cell>
          <table:table-cell office:value-type="string" calcext:value-type="string">
            <text:p>Strong candidate for collaboration in AI and creative industries due to their renowned programs and international student base.</text:p>
          </table:table-cell>
          <table:table-cell office:value-type="string" calcext:value-type="string">
            <text:p>Strong signal justified by: 1) Comprehensive AI program with international status 2) Large student body in a relevant field 3) Strong focus on practical application in media and technology.</text:p>
          </table:table-cell>
        </table:table-row>
        <table:table-row table:style-name="ro2">
          <table:table-cell office:value-type="string" calcext:value-type="string">
            <text:p>Master Seminar - Beyond Deep Learning (5 ECTS)</text:p>
          </table:table-cell>
          <table:table-cell office:value-type="string" calcext:value-type="string">
            <text:p>https://cvg.cit.tum.de/teaching/ws2024/bdl</text:p>
          </table:table-cell>
          <table:table-cell office:value-type="string" calcext:value-type="string">
            <text:p>24 окт. 2024 г.</text:p>
          </table:table-cell>
          <table:table-cell office:value-type="string" calcext:value-type="string">
            <text:p>The slides from theare now available. For your, please fill out this form and follow the instructions from the slides.</text:p>
            <text:p/>
            <text:p>We will be discussing state-of-the-art research and open issues in the scientific community. We are also open to students proposing their own topics before the start of the seminar.</text:p>
            <text:p/>
            <text:p>This course will be focusing on advanced deep learning techniques. The topics will include:</text:p>
            <text:p/>
            <text:p>Deep learning models nowadays provide state of the art results and set a new standard for many applications, such as speech recognition, computer vision. As standard supervised deep learning has become more and more established, there has been great interest in more specialised topics.</text:p>
            <text:p/>
            <text:p>Participants should already have a good understanding of basic machine learning and deep learning concepts and models. Especially, they are required to have taken at least one machine learning related course such as:</text:p>
            <text:p/>
            <text:p>Introduction to Deep Learning</text:p>
            <text:p/>
            <text:p>Machine Learning</text:p>
            <text:p/>
            <text:p>Advanced Deep Learning for Computer Vision / Robotics</text:p>
            <text:p/>
            <text:p>Generative Models</text:p>
            <text:p/>
            <text:p>etc.</text:p>
            <text:p/>
            <text:p>Participants should be able to take initiatives to plan and maintain a continuous workflow and communicate with tutors efficiently.</text:p>
            <text:p/>
            <text:p>As many projects consider theoretical aspects of learning theory, a solid basis as well as interest for mathematics is highly recommended.</text:p>
            <text:p/>
            <text:p>Prior experiences with machine learning projects are also a plus.</text:p>
            <text:p/>
            <text:p>Note: it is crucial for interested applicants to also send us an e-mail (felix.wimbauer@tum.de) demonstrating their interest and fulfillment of prerequisites. The details will be explained during the pre-course meeting and available on the course website.</text:p>
            <text:p/>
            <text:p>Places will be assigned through the TUM matching system (http://matching.in.tum.de).</text:p>
          </table:table-cell>
          <table:table-cell office:value-type="string" calcext:value-type="string">
            <text:p>cvg.cit.tum.de</text:p>
          </table:table-cell>
          <table:table-cell/>
          <table:table-cell office:value-type="string" calcext:value-type="string">
            <text:p>Technical University of Munich</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Germany:EU</text:p>
          </table:table-cell>
          <table:table-cell office:value-type="string" calcext:value-type="string">
            <text:p>TUM is a leading technical university with a strong emphasis on engineering and technology, including advanced deep learning courses. It has a large international student body.</text:p>
          </table:table-cell>
          <table:table-cell office:value-type="string" calcext:value-type="string">
            <text:p>Potential for collaboration in AI research and projects, especially in deep learning techniques.</text:p>
          </table:table-cell>
          <table:table-cell office:value-type="string" calcext:value-type="string">
            <text:p>Moderate signal due to: 1) Advanced AI content focused on deep learning 2) Not specifically media-related, but relevant for tech applications in AI.</text:p>
          </table:table-cell>
        </table:table-row>
        <table:table-row table:style-name="ro2">
          <table:table-cell office:value-type="string" calcext:value-type="string">
            <text:p>Artificial Intelligence &amp; Machine Learning - AIMO</text:p>
          </table:table-cell>
          <table:table-cell office:value-type="string" calcext:value-type="string">
            <text:p>https://www.lambtoncollege.ca/programs/international/aimo</text:p>
          </table:table-cell>
          <table:table-cell office:value-type="string" calcext:value-type="string">
            <text:p>25 мар. 2024 г.</text:p>
          </table:table-cell>
          <table:table-cell office:value-type="string" calcext:value-type="string">
            <text:p>The Lambton College Artificial Intelligence and Machine Learning, Ontario College Graduate Certificate provides comprehensive knowledge, skills, and training in the utilization of Artificial Intelligence (AI) and Machine Learning (ML) to solve significant business problems such as advanced trend analysis, generating business intelligence, digital automation, and intelligent manufacturing. As artificial intelligence (AI) continues to rapidly transform the way organizations and people work, businesses continue to have great demand for a variety of skill sets and disciplines to create new workflows within manufacturing and industry. The shortage of skilled professionals remains the single most significant challenge facing AI and ML adoption by businesses.</text:p>
            <text:p/>
            <text:p>Program curriculum includes development of AI and ML models to identify patterns, provide insights, recommend actions or perform tasks. Students design and apply AI and ML systems that will take into account an organization's manufacturing and automation needs. As team communication in AI and ML is essential for organizational success, students learn applied project management skills, in addition to reporting communications and recommendations for various audiences, stakeholders and purposes.</text:p>
          </table:table-cell>
          <table:table-cell office:value-type="string" calcext:value-type="string">
            <text:p>www.lambtoncollege.ca</text:p>
          </table:table-cell>
          <table:table-cell/>
          <table:table-cell office:value-type="string" calcext:value-type="string">
            <text:p>Lambton College</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Canada:Other</text:p>
          </table:table-cell>
          <table:table-cell office:value-type="string" calcext:value-type="string">
            <text:p>Offers an Ontario College Graduate Certificate in Artificial Intelligence and Machine Learning focusing on business applications. Approximately 500 students annually.</text:p>
          </table:table-cell>
          <table:table-cell office:value-type="string" calcext:value-type="string">
            <text:p>Potential for partnership in AI training; however, no explicit media-related programs.</text:p>
          </table:table-cell>
          <table:table-cell office:value-type="string" calcext:value-type="string">
            <text:p>Moderate signal due to: 1) Strong emphasis on AI and ML technologies 2) Limited creative industry focus</text:p>
          </table:table-cell>
        </table:table-row>
        <table:table-row table:style-name="ro2">
          <table:table-cell office:value-type="string" calcext:value-type="string">
            <text:p>Alibaba Cloud Academy ACA Generative AI Course</text:p>
          </table:table-cell>
          <table:table-cell office:value-type="string" calcext:value-type="string">
            <text:p>https://edu.alibabacloud.com/training/aca-generative-ai</text:p>
          </table:table-cell>
          <table:table-cell office:value-type="string" calcext:value-type="string">
            <text:p>3 февр. 2024 г.</text:p>
          </table:table-cell>
          <table:table-cell office:value-type="string" calcext:value-type="string">
            <text:p>Anyone can master Generative AI with Alibaba Cloud No matter if you are a beginner or expert, we always have something for you.</text:p>
            <text:p/>
            <text:p/>
            <text:p/>
            <text:p>Large language models, image generation models, GANs, RAGs, Transformers, Encoder-decoders... With the GenAI revolution, a ton of buzzwords and technical jargon are being tossed around, and we understand that finding a starting point is hard. That's why we've curated this collection of GenAI materials for you, from answering the simplest questions, to becoming proficient in GenAI.</text:p>
          </table:table-cell>
          <table:table-cell office:value-type="string" calcext:value-type="string">
            <text:p>edu.alibabacloud.com</text:p>
          </table:table-cell>
          <table:table-cell/>
          <table:table-cell office:value-type="string" calcext:value-type="string">
            <text:p>Alibaba Cloud Academy</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China:Asia</text:p>
          </table:table-cell>
          <table:table-cell office:value-type="string" calcext:value-type="string">
            <text:p>Offers a collection of Generative AI materials aimed at various skill levels, but lacks a specific focus on media or creative industries.</text:p>
          </table:table-cell>
          <table:table-cell office:value-type="string" calcext:value-type="string">
            <text:p>Potential collaboration in AI education, particularly in the technology realm. It is a major player in the AI space but doesn't relate directly to media courses.</text:p>
          </table:table-cell>
          <table:table-cell office:value-type="string" calcext:value-type="string">
            <text:p>Moderate signal justified by: 1) Strong AI course offerings 2) Large scale and international reach 3) Potential overlap with future media-focused AI initiatives.</text:p>
          </table:table-cell>
        </table:table-row>
        <table:table-row table:style-name="ro2">
          <table:table-cell office:value-type="string" calcext:value-type="string">
            <text:p>Generative AI Architect - Advanced Program</text:p>
          </table:table-cell>
          <table:table-cell office:value-type="string" calcext:value-type="string">
            <text:p>https://www.simpliaxis.com/generative-ai-architect-advanced-program</text:p>
          </table:table-cell>
          <table:table-cell office:value-type="string" calcext:value-type="string">
            <text:p>11 февр. 2024 г.</text:p>
          </table:table-cell>
          <table:table-cell office:value-type="string" calcext:value-type="string">
            <text:p>The Generative AI Architect - Advanced Program is a comprehensive course designed for professionals eager to elevate their expertise in Generative Artificial Intelligence (AI). Participants will delve deep into advanced concepts such as Generative Adversarial Networks (GANs) and Variational Autoencoders (VAEs), thoroughly understanding the underlying principles and algorithms driving Generative AI models. This course is designed and delivered in collaboration with Kloudstac.</text:p>
            <text:p/>
            <text:p>Through hands-on projects and real-world applications, participants will master advanced model training techniques, creative art and music generation applications, and custom solution designs tailored to specific use cases. The course also covers deployment strategies, optimization techniques, and ethical considerations, ensuring participants are well-equipped to responsibly deploy and maintain AI solutions.</text:p>
            <text:p/>
            <text:p>Simpliaxis' Advanced Architect course guarantees the development of proficient Generative AI Architects who are ready to innovate and create impactful solutions in today's AI-driven world. With practical experience and insights into industry trends and opportunities gained through projects, participants will emerge from the program fully equipped to tackle the field's most demanding challenges and opportunities.</text:p>
          </table:table-cell>
          <table:table-cell office:value-type="string" calcext:value-type="string">
            <text:p>www.simpliaxis.com</text:p>
          </table:table-cell>
          <table:table-cell/>
          <table:table-cell office:value-type="string" calcext:value-type="string">
            <text:p>Simpliaxis</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N/A</text:p>
          </table:table-cell>
          <table:table-cell office:value-type="string" calcext:value-type="string">
            <text:p>An advanced program focusing on Generative AI with a strong emphasis on practical applications in creative fields like art and music generation. Designed for professionals.</text:p>
          </table:table-cell>
          <table:table-cell office:value-type="string" calcext:value-type="string">
            <text:p>Ideal candidate for collaboration, strong focus on Generative AI in creative industries.</text:p>
          </table:table-cell>
          <table:table-cell office:value-type="string" calcext:value-type="string">
            <text:p>Strong signal justified by: 1) Comprehensive AI course explicitly covering Generative AI technologies 2) Practical focus on creative applications in art and music 3) Medium scale of engagement likely with industry professionals</text:p>
          </table:table-cell>
        </table:table-row>
        <table:table-row table:style-name="ro2">
          <table:table-cell office:value-type="string" calcext:value-type="string">
            <text:p>Technical foundation | Artificial Intelligence</text:p>
          </table:table-cell>
          <table:table-cell office:value-type="string" calcext:value-type="string">
            <text:p>https://ai.asu.edu/technical-foundation</text:p>
          </table:table-cell>
          <table:table-cell office:value-type="string" calcext:value-type="string">
            <text:p>24 апр. 2024 г.</text:p>
          </table:table-cell>
          <table:table-cell office:value-type="string" calcext:value-type="string">
            <text:p>The CreateAI Platform is a platform that accelerates world-class AI innovation at ASU by empowering the ASU community to build and engage with AI-enabled products in a secure environment. It takes the challenging parts of building AI and transforms them into easy-to-understand tools for those who want to use AI but might not have engineering backgrounds. This marks a milestone in bridging the gap between cutting-edge research and tangible, real-world AI applications.</text:p>
            <text:p/>
            <text:p>The development of this platform requires investment in advanced AI machine learning (ML) and data science resources, as well as costs for technology infrastructure and computing, which is a large barrier for most. CreateAI aims to lower that barrier and enable the ASU community to easily try, pilot, and build with the latest AI tools.</text:p>
            <text:p/>
            <text:p>The platform is a model and cloud independent environment allowing ASU to have access to the best of class technology regardless of vendor. Ultimately, our goal is to revolutionize the creation of evidence-based educational experiences, making it more personalized, cost-effective, and accessible for the entire ASU community.</text:p>
          </table:table-cell>
          <table:table-cell office:value-type="string" calcext:value-type="string">
            <text:p>ai.asu.edu</text:p>
          </table:table-cell>
          <table:table-cell/>
          <table:table-cell office:value-type="string" calcext:value-type="string">
            <text:p>Arizona State University (ASU)</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A:US</text:p>
          </table:table-cell>
          <table:table-cell office:value-type="string" calcext:value-type="string">
            <text:p>A large public research university with a strong emphasis on innovation and technology, including AI. Offers various programs related to digital technology and creative industries.</text:p>
          </table:table-cell>
          <table:table-cell office:value-type="string" calcext:value-type="string">
            <text:p>Potential collaboration in AI tools development and educational technologies.</text:p>
          </table:table-cell>
          <table:table-cell office:value-type="string" calcext:value-type="string">
            <text:p>Signal score justified by: 1) Presence of significant AI platforms 2) Focus on AI accessibility tools 3) Large scale and international reach, but no specific courses in creative media mentioned.</text:p>
          </table:table-cell>
        </table:table-row>
        <table:table-row table:style-name="ro2">
          <table:table-cell office:value-type="string" calcext:value-type="string">
            <text:p>Natural Language Processing (NLP), 3 credits - Linköping ...</text:p>
          </table:table-cell>
          <table:table-cell office:value-type="string" calcext:value-type="string">
            <text:p>https://liu.se/en/education/course/ete387</text:p>
          </table:table-cell>
          <table:table-cell office:value-type="string" calcext:value-type="string">
            <text:p>25 янв. 2024 г.</text:p>
          </table:table-cell>
          <table:table-cell office:value-type="string" calcext:value-type="string">
            <text:p>Course content</text:p>
            <text:p/>
            <text:p>This course will provide you with theoretical concepts and practical experience in natural language processing (NLP). The focus is on models and algorithms based on deep learning, including large language models such as ChatGPT.</text:p>
            <text:p/>
            <text:p>It is an advantage, but not a requirement, to have knowledge of programming and machine learning, as well as mathematics (especially discrete mathematics, linear algebra, analysis and probability). The programming language Python is used in the course.</text:p>
            <text:p/>
            <text:p>Course outline</text:p>
            <text:p/>
            <text:p>The course is designed for self-study and consists of video lectures and programming exercises in Python. There are three two-hour video meetings which require mandatory participation. Between these meetings, you can work with the course material at your own pace. You have access to help and feedback through email and one-to-one video meetings with the course teachers.</text:p>
            <text:p/>
            <text:p>For more information see https://liu-nlp.ai/ete387/</text:p>
            <text:p/>
            <text:p>Information on entry requirements</text:p>
            <text:p/>
            <text:p>You must prove that you fulfil the entry requirements when applying for the course. If your grades are not already on your pages at antagning.se, you need to upload them in connection with your application.</text:p>
          </table:table-cell>
          <table:table-cell office:value-type="string" calcext:value-type="string">
            <text:p>liu.se</text:p>
          </table:table-cell>
          <table:table-cell/>
          <table:table-cell office:value-type="string" calcext:value-type="string">
            <text:p>Linköping University</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Sweden:EU</text:p>
          </table:table-cell>
          <table:table-cell office:value-type="string" calcext:value-type="string">
            <text:p>Linköping University offers a range of courses in AI technologies, including a specialized course in Natural Language Processing with a focus on deep learning and models like ChatGPT.</text:p>
          </table:table-cell>
          <table:table-cell office:value-type="string" calcext:value-type="string">
            <text:p>Strong potential for collaboration in NLP research and AI applications in media.</text:p>
          </table:table-cell>
          <table:table-cell office:value-type="string" calcext:value-type="string">
            <text:p>Signal score is high because: 1) Includes practical AI applications with NLP focus 2) Has large student body and recognized international diploma 3) Potential for media applications in language processing.</text:p>
          </table:table-cell>
        </table:table-row>
        <table:table-row table:style-name="ro2">
          <table:table-cell office:value-type="string" calcext:value-type="string">
            <text:p>MSc in Computing - Major 1: Natural Language Processing</text:p>
          </table:table-cell>
          <table:table-cell office:value-type="string" calcext:value-type="string">
            <text:p>https://www.dcu.ie/computing/msc-computing-major-1-natural-language-processing</text:p>
          </table:table-cell>
          <table:table-cell office:value-type="string" calcext:value-type="string">
            <text:p>8 авг. 2024 г.</text:p>
          </table:table-cell>
          <table:table-cell office:value-type="string" calcext:value-type="string">
            <text:p>Postgraduate Prospectus - MSc in Computing (with Major Options)</text:p>
            <text:p/>
            <text:p>With the advances in Large Language Modelling, natural language processing has emerged as a crucial field in computer science. Gain the expertise to unlock the power of language and revolutionise the way we interact with technology.</text:p>
            <text:p/>
            <text:p/>
            <text:p/>
            <text:p>Overview</text:p>
            <text:p/>
            <text:p>Through the combination of computer programming and linguistic analysis, natural language processing enables computers to understand and analyse human language, opening up a world of possibilities for practical applications and advancements.</text:p>
            <text:p/>
            <text:p>Whether it's voice assistants like Siri and Alexa, language translation software, sentiment analysis in social media or Generative AI natural language processing is at the forefront of cutting-edge technology.</text:p>
            <text:p/>
            <text:p>By pursuing an MSc in Natural Language Processing, you will delve into the intricacies of this field and develop the necessary skills to become a leader in the rapidly evolving world of natural language processing.</text:p>
            <text:p/>
            <text:p>Master the language of technology</text:p>
            <text:p/>
            <text:p>During this programme, you’ll explore the fundamentals of Natural Language Processing. You’ll also study topics including Human Factors in NLP, Machine Learning, Deep Learning for NLP, Data Analytics and Data Mining, and more.</text:p>
            <text:p/>
            <text:p>During the summer, you will complete a project practicum where you will develop a prototype software system related to Natural Language Processing that targets a real-world problem.</text:p>
            <text:p/>
            <text:p>Whether you're analysing processes, proposing innovative solutions, or collaborating within a team, this practical experience empowers you to excel in your field and make a tangible impact.</text:p>
            <text:p/>
            <text:p>In today's digital age, the ability of computers to understand and process natural language is becoming increasingly important.</text:p>
            <text:p/>
            <text:p>From customer service chatbots to language recognition in virtual assistants, the demand for professionals trained in natural language processing is on the rise.</text:p>
            <text:p/>
            <text:p>With an MSc in Natural Language Processing, you will gain the expertise and knowledge to meet this growing demand and make a significant impact in the world of technology.</text:p>
            <text:p/>
            <text:p/>
            <text:p/>
            <text:p>Programme Structure</text:p>
            <text:p/>
            <text:p>This flexible course allows students to study part-time or full-time on our DCU Glasnevin campus. The McNulty building is home to the School of Computing and students get an opportunity to study in a modern, state-of-the-art building with excellent teaching, laboratory, workshop and computing facilities.</text:p>
            <text:p/>
            <text:p>Part-time students will have 6 hours of lectures and labs a week, which will take place after 4pm. Full-time students will have roughly 12 hours. Added to this will be all of the directed laboratory and study work required to complete continual assessments.</text:p>
            <text:p/>
            <text:p>Students will undertake modules in the following areas:</text:p>
            <text:p/>
            <text:p>Foundations of Natural Language Processing</text:p>
            <text:p/>
            <text:p>Professional &amp; Research Practice</text:p>
            <text:p/>
            <text:p>Human Factors in NLP</text:p>
            <text:p/>
            <text:p>Machine Learning</text:p>
            <text:p/>
            <text:p>Deep Learning for NLP</text:p>
            <text:p/>
            <text:p>Data Analytics and Data Mining</text:p>
            <text:p/>
            <text:p>Practicum (Natural Language Processing)</text:p>
            <text:p/>
            <text:p>Machine Translation (Elective)</text:p>
            <text:p/>
            <text:p>Mathematical Methods/Computational Science (Elective)</text:p>
            <text:p/>
            <text:p>This Major is available Full Time Only.</text:p>
            <text:p/>
            <text:p>Postgraduate Prospectus - MSc in Computing (with Major Options)</text:p>
          </table:table-cell>
          <table:table-cell office:value-type="string" calcext:value-type="string">
            <text:p>www.dcu.ie</text:p>
          </table:table-cell>
          <table:table-cell/>
          <table:table-cell office:value-type="string" calcext:value-type="string">
            <text:p>Dublin City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Ireland:EU</text:p>
          </table:table-cell>
          <table:table-cell office:value-type="string" calcext:value-type="string">
            <text:p>Dublin City University offers an MSc in Computing with a major in Natural Language Processing, focusing on AI technologies and linguistic applications in media.</text:p>
          </table:table-cell>
          <table:table-cell office:value-type="string" calcext:value-type="string">
            <text:p>Ideal collaboration candidate due to its focus on AI-driven natural language processing with practical applications relevant to the media industry.</text:p>
          </table:table-cell>
          <table:table-cell office:value-type="string" calcext:value-type="string">
            <text:p>Strong signal justified by: 1) Comprehensive AI curriculum with NLP focus 2) Practical experience through projects 3) International status 4) Opportunities for partnership in research and industry applications.</text:p>
          </table:table-cell>
        </table:table-row>
        <table:table-row table:style-name="ro2">
          <table:table-cell office:value-type="string" calcext:value-type="string">
            <text:p>Study: Some language reward models exhibit political bias</text:p>
          </table:table-cell>
          <table:table-cell office:value-type="string" calcext:value-type="string">
            <text:p>https://news.mit.edu/2024/study-some-language-reward-models-exhibit-political-bias-1210</text:p>
          </table:table-cell>
          <table:table-cell office:value-type="string" calcext:value-type="string">
            <text:p>20 часов назад</text:p>
          </table:table-cell>
          <table:table-cell office:value-type="string" calcext:value-type="string">
            <text:p>Large language models (LLMs) that drive generative artificial intelligence apps, such as ChatGPT, have been proliferating at lightning speed and have improved to the point that it is often impossible to distinguish between something written through generative AI and human-composed text. However, these models can also sometimes generate false statements or display a political bias.</text:p>
            <text:p/>
            <text:p>In fact, in recent years, a number of studies have suggested that LLM systems have a tendency to display a left-leaning political bias.</text:p>
            <text:p/>
            <text:p>A new study conducted by researchers at MIT’s Center for Constructive Communication (CCC) provides support for the notion that reward models — models trained on human preference data that evaluate how well an LLM's response aligns with human preferences — may also be biased, even when trained on statements known to be objectively truthful.</text:p>
            <text:p/>
            <text:p>Is it possible to train reward models to be both truthful and politically unbiased?</text:p>
            <text:p/>
            <text:p>This is the question that the CCC team, led by PhD candidate Suyash Fulay and Research Scientist Jad Kabbara, sought to answer. In a series of experiments, Fulay, Kabbara, and their CCC colleagues found that training models to differentiate truth from falsehood did not eliminate political bias. In fact, they found that optimizing reward models consistently showed a left-leaning political bias. And that this bias becomes greater in larger models. “We were actually quite surprised to see this persist even after training them only on ‘truthful’ datasets, which are supposedly objective,” says Kabbara.</text:p>
            <text:p/>
            <text:p>Yoon Kim, the NBX Career Development Professor in MIT's Department of Electrical Engineering and Computer Science, who was not involved in the work, elaborates, “One consequence of using monolithic architectures for language models is that they learn entangled representations that are difficult to interpret and disentangle. This may result in phenomena such as one highlighted in this study, where a language model trained for a particular downstream task surfaces unexpected and unintended biases.”</text:p>
            <text:p/>
            <text:p>A paper describing the work, “On the Relationship Between Truth and Political Bias in Language Models,” was presented by Fulay at the Conference on Empirical Methods in Natural Language Processing on Nov. 12.</text:p>
            <text:p/>
            <text:p>Left-leaning bias, even for models trained to be maximally truthful</text:p>
            <text:p/>
            <text:p/>
            <text:p/>
            <text:p>For this work, the researchers used reward models trained on two types of “alignment data” — high-quality data that are used to further train the models after their initial training on vast amounts of internet data and other large-scale datasets. The first were reward models trained on subjective human preferences, which is the standard approach to aligning LLMs. The second, “truthful” or “objective data” reward models, were trained on scientific facts, common sense, or facts about entities. Reward models are versions of pretrained language models that are primarily used to “align” LLMs to human preferences, making them safer and less toxic.</text:p>
            <text:p/>
            <text:p>“When we train reward models, the model gives each statement a score, with higher scores indicating a better response and vice-versa,” says Fulay. “We were particularly interested in the scores these reward models gave to political statements.”</text:p>
            <text:p/>
            <text:p/>
            <text:p/>
            <text:p>In their first experiment, the researchers found that several open-source reward models trained on subjective human preferences showed a consistent left-leaning bias, giving higher scores to left-leaning than right-leaning statements. To ensure the accuracy of the left- or right-leaning stance for the statements generated by the LLM, the authors manually checked a subset of statements and also used a political stance detector.</text:p>
            <text:p/>
            <text:p>Examples of statements considered left-leaning include: “The government should heavily subsidize health care.” and “Paid family leave should be mandated by law to support working parents.” Examples of statements considered right-leaning include: “Private markets are still the best way to ensure affordable health care.” and “Paid family leave should be voluntary and determined by employers.”</text:p>
            <text:p/>
            <text:p>However, the researchers then considered what would happen if they trained the reward model only on statements considered more objectively factual. An example of an objectively “true” statement is: “The British museum is located in London, United Kingdom.” An example of an objectively “false” statement is “The Danube River is the longest river in Africa.” These objective statements contained little-to-no political content, and thus the researchers hypothesized that these objective reward models should exhibit no political bias.</text:p>
            <text:p/>
            <text:p/>
            <text:p/>
            <text:p>But they did. In fact, the researchers found that training reward models on objective truths and falsehoods still led the models to have a consistent left-leaning political bias. The bias was consistent when the model training used datasets representing various types of truth and appeared to get larger as the model scaled.</text:p>
            <text:p/>
            <text:p/>
            <text:p/>
            <text:p>They found that the left-leaning political bias was especially strong</text:p>
          </table:table-cell>
          <table:table-cell office:value-type="string" calcext:value-type="string">
            <text:p>news.mit.edu</text:p>
          </table:table-cell>
          <table:table-cell/>
          <table:table-cell office:value-type="string" calcext:value-type="string">
            <text:p>MIT</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nited States:US</text:p>
          </table:table-cell>
          <table:table-cell office:value-type="string" calcext:value-type="string">
            <text:p>Renowned research institution with a strong focus on AI and computer science. Engages in numerous AI-related projects and studies.</text:p>
          </table:table-cell>
          <table:table-cell office:value-type="string" calcext:value-type="string">
            <text:p>Has potential for collaboration in AI education but lacks specific media/creative industry courses.</text:p>
          </table:table-cell>
          <table:table-cell office:value-type="string" calcext:value-type="string">
            <text:p>Justified signal due to: 1) Involvement in AI research 2) Presence in major conferences 3) Connection with broader tech initiatives</text:p>
          </table:table-cell>
        </table:table-row>
        <table:table-row table:style-name="ro2">
          <table:table-cell office:value-type="string" calcext:value-type="string">
            <text:p>Certificate in AI &amp; Digital Transformation</text:p>
          </table:table-cell>
          <table:table-cell office:value-type="string" calcext:value-type="string">
            <text:p>https://www.iese.edu/focused/certificate-ai-digital-transformation/</text:p>
          </table:table-cell>
          <table:table-cell office:value-type="string" calcext:value-type="string">
            <text:p>8 мар. 2024 г.</text:p>
          </table:table-cell>
          <table:table-cell office:value-type="string" calcext:value-type="string">
            <text:p>IESE stands as the leading global learning institution for executive leaders like yourself to stay at the forefront of professional competence. Our first Certificate in AI &amp; Digital Transformation will establish you as a qualified specialist in the ever-evolving digital field.</text:p>
            <text:p/>
            <text:p>One of the reasons our Certificate in AI &amp; Digital Transformation stands out is the fact that you can customize it to meet your needs. Unlike traditional programs that require a limited curriculum, our certificate allows you to tailor your learning journey to the most relevant subjects for you. This means that each module taken —both in-person and online— will align completely with your career goals. Let’s delve further into this personalized approach.</text:p>
          </table:table-cell>
          <table:table-cell office:value-type="string" calcext:value-type="string">
            <text:p>www.iese.edu</text:p>
          </table:table-cell>
          <table:table-cell/>
          <table:table-cell office:value-type="string" calcext:value-type="string">
            <text:p>IESE Business School</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Spain:EU</text:p>
          </table:table-cell>
          <table:table-cell office:value-type="string" calcext:value-type="string">
            <text:p>Leading global business school focused on executive education. Offers customizable programs including a certificate in AI &amp; Digital Transformation. Around 1,000 students per year.</text:p>
          </table:table-cell>
          <table:table-cell office:value-type="string" calcext:value-type="string">
            <text:p>Interesting potential for collaboration, but lacks direct connection to media/creative courses.</text:p>
          </table:table-cell>
          <table:table-cell office:value-type="string" calcext:value-type="string">
            <text:p>Moderate signal justified by: 1) AI relevance in the context of digital transformation 2) Customizable curriculum may include potential media-related options.</text:p>
          </table:table-cell>
        </table:table-row>
        <table:table-row table:style-name="ro2">
          <table:table-cell office:value-type="string" calcext:value-type="string">
            <text:p>Graduate Certificate in Generative AI for Business - Lerner</text:p>
          </table:table-cell>
          <table:table-cell office:value-type="string" calcext:value-type="string">
            <text:p>https://lerner.udel.edu/programs/certificate-programs/graduate-certificate-programs/graduate-certificate-in-generative-ai-for-business/</text:p>
          </table:table-cell>
          <table:table-cell office:value-type="string" calcext:value-type="string">
            <text:p>5 июл. 2024 г.</text:p>
          </table:table-cell>
          <table:table-cell office:value-type="string" calcext:value-type="string">
            <text:p>Unlock the power of AI and shape the future of business.</text:p>
            <text:p/>
            <text:p>Generative AI is transforming industries across the board, from finance and healthcare to marketing, by revolutionizing content creation, data analysis and decision-making processes. Embrace the future of business with Lerner’s graduate certificate in generative AI, designed for professionals looking to stay ahead in a rapidly evolving digital landscape. This program equips you with essential AI skills without requiring prior technical expertise, ensuring you remain competitive and innovative in your field.</text:p>
            <text:p/>
            <text:p>Program Highlights</text:p>
            <text:p/>
            <text:p>This graduate certificate is designed for managers, analysts and other business leaders interested in advancing their projects and careers by mastering new gen AI technologies. No technical skills or prerequisites required.</text:p>
            <text:p/>
            <text:p>Why Lerner is right for you:</text:p>
            <text:p/>
            <text:p>Learn at your pace in an online format</text:p>
            <text:p/>
            <text:p>Complete the program in as little as a year</text:p>
            <text:p/>
            <text:p>Implement AI strategies for your organization</text:p>
            <text:p/>
            <text:p>Learn from industry leading faculty who are pioneers in AI technology</text:p>
            <text:p/>
            <text:p>Gain practical skills through real-world projects and case studies</text:p>
            <text:p/>
            <text:p>What you learn:</text:p>
            <text:p/>
            <text:p>Use LLMs (Large Language Models) via prompt engineering to solve business problems</text:p>
            <text:p/>
            <text:p>Develop LLM apps using low-code tools and systems</text:p>
            <text:p/>
            <text:p>Generate images and videos using diffusion models</text:p>
            <text:p/>
            <text:p>Solve business analytics problems using LLMs</text:p>
            <text:p/>
            <text:p>Program Requirements</text:p>
            <text:p/>
            <text:p>The certificate in generative AI for business is 9 credits. To be awarded the certificate, you must maintain a 3.0 GPA.</text:p>
            <text:p/>
            <text:p>Courses (9 credits)</text:p>
            <text:p/>
            <text:p>MISY 670 – Introduction to Generative AI</text:p>
            <text:p/>
            <text:p>BUAD 651 – Generative AI for Business Analytics</text:p>
            <text:p/>
            <text:p>ECON 626 – Generative AI for Data Visualization MISY 670 – Introduction to Generative AIBUAD 651 – Generative AI for Business AnalyticsECON 626 – Generative AI for Data Visualization Other graduate business courses may be approved by the program director as applicable to ensure the generative AI for business certificate allows students to achieve their career goals.</text:p>
            <text:p/>
            <text:p/>
            <text:p/>
            <text:p>Continue to a Graduate Degree</text:p>
            <text:p/>
            <text:p>Completion of the certificate may earn up to 12 credits toward the Lerner MBA or the M.S. in business analytics and information management (BAIM). To pursue either degree, apply for admission to the MBA or M.S. BAIM program upon completion of the certificate program.</text:p>
            <text:p/>
            <text:p>Learn More</text:p>
            <text:p/>
            <text:p>To learn more about this program, contact us at mbaprogram@udel.edu or (302) 831-2221.</text:p>
            <text:p/>
            <text:p>Admissions Information</text:p>
            <text:p/>
            <text:p>Learn more about the graduate certificate requirements, deadlines and tuition.</text:p>
            <text:p/>
            <text:p>Applying to the Program</text:p>
          </table:table-cell>
          <table:table-cell office:value-type="string" calcext:value-type="string">
            <text:p>lerner.udel.edu</text:p>
          </table:table-cell>
          <table:table-cell/>
          <table:table-cell office:value-type="string" calcext:value-type="string">
            <text:p>Lerner College of Business and Economics</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US</text:p>
          </table:table-cell>
          <table:table-cell office:value-type="string" calcext:value-type="string">
            <text:p>Lerner offers a graduate certificate in Generative AI for Business aimed at professionals looking to enhance their career by utilizing AI technologies in business contexts. The program includes practical applications such as image and video generation using AI.</text:p>
          </table:table-cell>
          <table:table-cell office:value-type="string" calcext:value-type="string">
            <text:p>Potential candidate for collaboration, specifically around the implementation of AI in business contexts, although lacking a strong media/creative industry focus.</text:p>
          </table:table-cell>
          <table:table-cell office:value-type="string" calcext:value-type="string">
            <text:p>Signal score of 3 based on: 1) Explicit inclusion of AI technologies in courses 2) Some relevance to content creation (images/videos) but primarily business-centric rather than media-focused.</text:p>
          </table:table-cell>
        </table:table-row>
        <table:table-row table:style-name="ro2">
          <table:table-cell office:value-type="string" calcext:value-type="string">
            <text:p>Artificial Intelligence (AI) Prompting</text:p>
          </table:table-cell>
          <table:table-cell office:value-type="string" calcext:value-type="string">
            <text:p>https://ce.arizona.edu/classes/artificial-intelligence-ai-prompting</text:p>
          </table:table-cell>
          <table:table-cell office:value-type="string" calcext:value-type="string">
            <text:p>4 окт. 2024 г.</text:p>
          </table:table-cell>
          <table:table-cell office:value-type="string" calcext:value-type="string">
            <text:p>What is Artificial Intelligence (AI) Prompting?</text:p>
            <text:p/>
            <text:p>AI prompting involves entering specific queries or instructions into AI systems like ChatGPT to generate outputs, such as text, images, or code. Unlike the more specialized and technical skill of prompt engineering, AI prompting is an accessible skill anyone can quickly learn and use.</text:p>
            <text:p/>
            <text:p>Who Should Take the University of Arizona AI Prompting Program?</text:p>
            <text:p/>
            <text:p>The University of Arizona Continuing and Professional Education AI Prompting course is a fully online professional development program that teaches you in-demand AI prompting skills in just 5 weeks, focusing on OpenAI's ChatGPT.</text:p>
            <text:p/>
            <text:p>This noncredit program is open to all. AI prompting is a skill anyone can learn and use, and this course is designed for learners with no prior experience.</text:p>
            <text:p/>
            <text:p>This program is ideal for business professionals looking for tangible, hands-on practice with ChatGPT AI prompting, including entrepreneurs, business owners, and professionals looking to use innovative approaches to drive innovation, growth, and impact</text:p>
            <text:p/>
            <text:p>What You Will Learn</text:p>
            <text:p/>
            <text:p>AI prompting fundamentals</text:p>
            <text:p/>
            <text:p>Solving business problems with AI</text:p>
            <text:p/>
            <text:p>Expediting and improving written and visual content creation with AI</text:p>
            <text:p/>
            <text:p>AI data analysis and visualization</text:p>
            <text:p/>
            <text:p>Other productivity-boosting AI tools</text:p>
            <text:p/>
            <text:p>Career Support</text:p>
            <text:p/>
            <text:p>Get the support you need to meet your career goals, including:</text:p>
            <text:p/>
            <text:p>Resume and cover letter review</text:p>
            <text:p/>
            <text:p>LinkedIn profile optimization</text:p>
            <text:p/>
            <text:p>Small-group workshops on topics such as negotiating tips, how to effectively communicate your skills, and Q&amp;As with hiring managers/recruiters</text:p>
            <text:p/>
            <text:p>Access to career coaching</text:p>
            <text:p/>
            <text:p>Class Schedule and Format</text:p>
            <text:p/>
            <text:p>Class Dates: Classes start monthly</text:p>
            <text:p/>
            <text:p>Format: The convenient online format allows you to learn from any location in Arizona or around the world.</text:p>
            <text:p/>
            <text:p>The five-week class includes weekly on-demand online learning content such as videos and reading, plus assignments to reinforce your learning and provide you with practical hands-on experience. All activities can be completed online, on your own schedule, each week.</text:p>
            <text:p/>
            <text:p>You can also attend optional (but recommended) mentor-led live broadcasts once a week via video conference.</text:p>
            <text:p/>
            <text:p>You should expect to spend 6-8 hours per week working independently (learning, working on assignments), plus an additional 1-2 hours per week attending the optional weekly mentor-led live broadcasts.</text:p>
            <text:p/>
            <text:p>What Is Included in the AI Prompting Program</text:p>
            <text:p/>
            <text:p>Approximately 40 hours of learning</text:p>
            <text:p/>
            <text:p>Career support</text:p>
            <text:p/>
            <text:p>Complimentary 2-month ChatGPT Plus subscription</text:p>
            <text:p/>
            <text:p>Digital badge and digital certificate of completion upon successful completion of course</text:p>
            <text:p/>
            <text:p>Paying for Your Certificate Program</text:p>
            <text:p/>
            <text:p>Payment plan options are available for qualifying participants. Payment plan options may include additional fees.</text:p>
            <text:p/>
            <text:p>Discounts are also available for veterans and for University of Arizona alumni and staff members.</text:p>
          </table:table-cell>
          <table:table-cell office:value-type="string" calcext:value-type="string">
            <text:p>ce.arizona.edu</text:p>
          </table:table-cell>
          <table:table-cell/>
          <table:table-cell office:value-type="string" calcext:value-type="string">
            <text:p>University of Arizona</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Other</text:p>
          </table:table-cell>
          <table:table-cell office:value-type="string" calcext:value-type="string">
            <text:p>The University of Arizona offers a fully online AI Prompting course aimed at business professionals looking to learn skills in AI prompting specifically for OpenAI's ChatGPT.</text:p>
          </table:table-cell>
          <table:table-cell office:value-type="string" calcext:value-type="string">
            <text:p>Potential for collaboration in developing AI-infused programs in creative writing or content generation.</text:p>
          </table:table-cell>
          <table:table-cell office:value-type="string" calcext:value-type="string">
            <text:p>Moderate signal due to: 1) AI prompting skills included in the curriculum 2) Not specifically focused on media or creative industries.</text:p>
          </table:table-cell>
        </table:table-row>
        <table:table-row table:style-name="ro2">
          <table:table-cell office:value-type="string" calcext:value-type="string">
            <text:p>AI for the C-Suite</text:p>
          </table:table-cell>
          <table:table-cell office:value-type="string" calcext:value-type="string">
            <text:p>https://scet.berkeley.edu/professional-programs/ai-for-the-c-suite/</text:p>
          </table:table-cell>
          <table:table-cell office:value-type="string" calcext:value-type="string">
            <text:p>8 мая 2024 г.</text:p>
          </table:table-cell>
          <table:table-cell office:value-type="string" calcext:value-type="string">
            <text:p>Professor, Berkeley Electrical Engineering &amp; Computer Sciences (EECS)</text:p>
            <text:p/>
            <text:p>Director of Berkeley Robot Learning Lab</text:p>
            <text:p/>
            <text:p>Co-Director of the Berkeley Artificial Intelligence Research (BAIR) lab</text:p>
            <text:p/>
            <text:p>Co-Founder, President, and Chief Scientist Covariant (2017- )</text:p>
            <text:p/>
            <text:p>Co-Founder Gradescope (2014-2018: Acquired by TurnItIn)</text:p>
            <text:p/>
            <text:p>Host of The Robot Brains Podcast</text:p>
            <text:p/>
            <text:p>Founding Investment Partner at AIX Ventures</text:p>
            <text:p/>
            <text:p>→ Learn more about Pieter's background undergrad school KU Leuven: here</text:p>
            <text:p/>
            <text:p>Abbeel's research strives to build ever more intelligent systems, which has his lab push the frontiers of deep reinforcement learning, deep imitation learning, deep unsupervised learning, transfer learning, meta-learning, and learning to learn, as well as study the influence of AI on society. His lab also investigates how AI could advance other science and engineering disciplines. Abbeel has founded three companies: Gradescope (AI to help teachers with grading homework and exams), Covariant (AI for robotic automation of warehouses and factories), and Berkeley Open Arms (low-cost, highly capable 7-dof robot arms), advises many AI and robotics start-ups, and is a frequently sought after speaker worldwide for C-suite sessions on AI future and strategy.</text:p>
          </table:table-cell>
          <table:table-cell office:value-type="string" calcext:value-type="string">
            <text:p>scet.berkeley.edu</text:p>
          </table:table-cell>
          <table:table-cell/>
          <table:table-cell office:value-type="string" calcext:value-type="string">
            <text:p>University of California, Berkeley</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US</text:p>
          </table:table-cell>
          <table:table-cell office:value-type="string" calcext:value-type="string">
            <text:p>A prestigious university known for its research and engineering programs, particularly in AI and robotics. Offers various courses related to AI, though primarily focuses on technical and engineering aspects.</text:p>
          </table:table-cell>
          <table:table-cell office:value-type="string" calcext:value-type="string">
            <text:p>Potential for collaboration on AI technologies but lacks specific media creativity courses.</text:p>
          </table:table-cell>
          <table:table-cell office:value-type="string" calcext:value-type="string">
            <text:p>Strong signal due to: 1) AI research prominence 2) International recognition 3) Large student body, however, lacks direct media-related AI courses.</text:p>
          </table:table-cell>
        </table:table-row>
        <table:table-row table:style-name="ro2">
          <table:table-cell office:value-type="string" calcext:value-type="string">
            <text:p>Machine Learning &amp; AI Courses &amp; Certificates</text:p>
          </table:table-cell>
          <table:table-cell office:value-type="string" calcext:value-type="string">
            <text:p>https://www.uclaextension.edu/digital-technology/machine-learning-ai</text:p>
          </table:table-cell>
          <table:table-cell office:value-type="string" calcext:value-type="string">
            <text:p>7 авг. 2024 г.</text:p>
          </table:table-cell>
          <table:table-cell office:value-type="string" calcext:value-type="string">
            <text:p>Innovation, Transformation, Automation</text:p>
            <text:p/>
            <text:p>Artificial intelligence (AI) mimics the human capacity for problem-solving. Machine learning (ML) is the branch of AI that trains on and learns from existing data to deliver relevant results. UCLA Extension offers expert-led courses exploring both.</text:p>
            <text:p/>
            <text:p>Enhance your understanding or advance your career with our offerings designed for enthusiasts and professionals alike. Whether you're looking for a deep-dive into the technical aspects of ML or to explore the ethical and policy implications of AI, we have the perfect courses for you.</text:p>
          </table:table-cell>
          <table:table-cell office:value-type="string" calcext:value-type="string">
            <text:p>www.uclaextension.edu</text:p>
          </table:table-cell>
          <table:table-cell/>
          <table:table-cell office:value-type="string" calcext:value-type="string">
            <text:p>UCLA Extension</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US:US</text:p>
          </table:table-cell>
          <table:table-cell office:value-type="string" calcext:value-type="string">
            <text:p>UCLA Extension offers a variety of courses on machine learning and AI, focusing on both technical and policy aspects. They cater to professionals and enthusiasts.</text:p>
          </table:table-cell>
          <table:table-cell office:value-type="string" calcext:value-type="string">
            <text:p>Potential collaboration in AI ethics and policy courses, though lacking a direct media focus.</text:p>
          </table:table-cell>
          <table:table-cell office:value-type="string" calcext:value-type="string">
            <text:p>Moderate signal justified by: 1) AI-related courses present 2) Courses are professional level but not specifically in media or creative sectors 3) Medium scale caters to both professionals and enthusiasts.</text:p>
          </table:table-cell>
        </table:table-row>
        <table:table-row table:style-name="ro2">
          <table:table-cell office:value-type="string" calcext:value-type="string">
            <text:p>Minor Specialization Degree in AI-ML - Rooman Technologies</text:p>
          </table:table-cell>
          <table:table-cell office:value-type="string" calcext:value-type="string">
            <text:p>https://rooman.com/minor-degree-from-iit-guwahati/minor-course-in-ai/</text:p>
          </table:table-cell>
          <table:table-cell office:value-type="string" calcext:value-type="string">
            <text:p>10 июн. 2024 г.</text:p>
          </table:table-cell>
          <table:table-cell office:value-type="string" calcext:value-type="string">
            <text:p>The Minor Course in Artificial Intelligence and Machine Learning is designed to equip students with a foundational understanding and practical skills in AI and ML. The curriculum covers essential topics such as machine learning algorithms, neural networks, data mining, natural language processing, and computer vision. Students will gain hands-on experience through projects and lab exercises, applying theoretical concepts to real-world problems. The course emphasizes the development of critical thinking and problem-solving skills, preparing students for advanced studies or careers in AI and ML fields. By integrating knowledge from computer science, mathematics, and statistics, this course provides a comprehensive overview of how intelligent systems are designed and implemented. Additionally, ethical considerations and the societal impact of AI technologies are explored, ensuring students are aware of the broader implications of their work. This course is ideal for students seeking to augment their primary field of study with cutting-edge expertise in AI and ML.</text:p>
          </table:table-cell>
          <table:table-cell office:value-type="string" calcext:value-type="string">
            <text:p>rooman.com</text:p>
          </table:table-cell>
          <table:table-cell/>
          <table:table-cell office:value-type="string" calcext:value-type="string">
            <text:p>Rooman Technologies</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N/A:Other</text:p>
          </table:table-cell>
          <table:table-cell office:value-type="string" calcext:value-type="string">
            <text:p>Rooman Technologies offers a Minor Course in AI and Machine Learning, focusing on foundational skills in AI and ML with an emphasis on practical applications.</text:p>
          </table:table-cell>
          <table:table-cell office:value-type="string" calcext:value-type="string">
            <text:p>Potential candidate for collaboration in AI-focused curriculum development.</text:p>
          </table:table-cell>
          <table:table-cell office:value-type="string" calcext:value-type="string">
            <text:p>Moderate signal due to: 1) AI and ML curriculum is included 2) No specific media or creative industry connection.</text:p>
          </table:table-cell>
        </table:table-row>
        <table:table-row table:style-name="ro2">
          <table:table-cell office:value-type="string" calcext:value-type="string">
            <text:p>M.Tech. (CSE) specialization in Generative AI - IILM University</text:p>
          </table:table-cell>
          <table:table-cell office:value-type="string" calcext:value-type="string">
            <text:p>https://iilm.edu/course/m-tech-cse-specialization-in-generative-ai/</text:p>
          </table:table-cell>
          <table:table-cell office:value-type="string" calcext:value-type="string">
            <text:p>13 мая 2024 г.</text:p>
          </table:table-cell>
          <table:table-cell office:value-type="string" calcext:value-type="string">
            <text:p>The course structure for the M.Tech programme in GenAI is designed to provide students with a comprehensive understanding of artificial intelligence and its applications, with a focus on generative models. Here’s a brief overview of the course structure:</text:p>
            <text:p/>
            <text:p>Bridge Course (Semester 1):</text:p>
            <text:p/>
            <text:p>This course serves as an introduction to foundational concepts necessary for the programme.</text:p>
            <text:p/>
            <text:p>Semester 1:</text:p>
            <text:p/>
            <text:p>– Optimization Algorithms: Covers various techniques crucial for AI model training.</text:p>
            <text:p/>
            <text:p>– Database Systems: Focuses on database design, implementation, and management.</text:p>
            <text:p/>
            <text:p>– Statistics and Exploratory Data Analytics: Introduces statistical methods and data analysis techniques.</text:p>
            <text:p/>
            <text:p>– Applied Machine Learning: Explores advanced machine learning algorithms and applications.</text:p>
            <text:p/>
            <text:p>– Digital Image Processing: Covers techniques for processing and analysing digital images.</text:p>
            <text:p/>
            <text:p>– Neural Networks &amp; Deep Learning: Delves into principles and applications of neural networks.</text:p>
            <text:p/>
            <text:p>Semester 2:</text:p>
            <text:p/>
            <text:p>– Computational Linguistics &amp; Natural Language Processing: Focuses on NLP techniques and applications.</text:p>
            <text:p/>
            <text:p>– MLOps for Generative-AI: Covers the operational aspects of deploying and managing AI models.</text:p>
            <text:p/>
            <text:p>– Generative AI: Explores generative models and their applications.</text:p>
            <text:p/>
            <text:p>– Research Methodology &amp; IPR: Introduces research methodologies and intellectual property rights.</text:p>
            <text:p/>
            <text:p>– Programme Elective-1 &amp;Programme Elective-2: Allows students to choose specialized elective courses based on their interests.</text:p>
            <text:p/>
            <text:p>Semester 3:</text:p>
            <text:p/>
            <text:p>– Summer Internship/Capstone Project: Provides practical experience through internships or capstone projects.</text:p>
            <text:p/>
            <text:p>Semester 4:</text:p>
            <text:p/>
            <text:p>– Project/Dissertation Phase – 1 &amp; Phase – 2: Involves research and development of a project or dissertation under faculty guidance.</text:p>
          </table:table-cell>
          <table:table-cell office:value-type="string" calcext:value-type="string">
            <text:p>iilm.edu</text:p>
          </table:table-cell>
          <table:table-cell/>
          <table:table-cell office:value-type="string" calcext:value-type="string">
            <text:p>IILM University</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India:Asia</text:p>
          </table:table-cell>
          <table:table-cell office:value-type="string" calcext:value-type="string">
            <text:p>IILM University offers an M.Tech. program specializing in Generative AI, focusing on AI technologies but lacks a clear media or creative industry application.</text:p>
          </table:table-cell>
          <table:table-cell office:value-type="string" calcext:value-type="string">
            <text:p>Good potential for collaboration in AI research, especially in generative models, but lacks media-specific focus for creative industries.</text:p>
          </table:table-cell>
          <table:table-cell office:value-type="string" calcext:value-type="string">
            <text:p>Signal score justified by: 1) Clear focus on AI technologies in the curriculum 2) Strong research components 3) Medium scale with practical experience opportunities through internships. However, it falls short on media relevance.</text:p>
          </table:table-cell>
        </table:table-row>
        <table:table-row table:style-name="ro2">
          <table:table-cell office:value-type="string" calcext:value-type="string">
            <text:p>MSE-AI Academics - Penn Engineering Online</text:p>
          </table:table-cell>
          <table:table-cell office:value-type="string" calcext:value-type="string">
            <text:p>https://online.seas.upenn.edu/degrees/mse-ai-online/academics/</text:p>
          </table:table-cell>
          <table:table-cell office:value-type="string" calcext:value-type="string">
            <text:p>30 апр. 2024 г.</text:p>
          </table:table-cell>
          <table:table-cell office:value-type="string" calcext:value-type="string">
            <text:p>Next-Level Opportunities With AI</text:p>
            <text:p/>
            <text:p>Help shape the future of a revolutionary technology. Our online Master of Science in Engineering (MSE) in Artificial Intelligence (AI) degree program gives you the technical foundation you need to lead the development and implementation of AI systems — along with the broad perspective to deploy new tools in an ethical and responsible way.</text:p>
            <text:p/>
            <text:p>Taught by some of the world’s leading experts in artificial intelligence, the program combines Ivy League excellence with the convenience of an entirely online curriculum. No matter where in the world you live, you’ll learn at your own pace and on your schedule.</text:p>
            <text:p/>
            <text:p>The MSE-AI program explores the mathematical, computational and algorithmic foundation for AI and develops strong competencies in machine learning, statistical modeling and optimization. Students will be equipped with the latest knowledge on the data center infrastructures that are powering the AI revolution, namely distributed systems, networking and GPU programming. At the same time, gain understanding of the ethical implications of AI and prepare to mitigate its risks.</text:p>
          </table:table-cell>
          <table:table-cell office:value-type="string" calcext:value-type="string">
            <text:p>online.seas.upenn.edu</text:p>
          </table:table-cell>
          <table:table-cell/>
          <table:table-cell office:value-type="string" calcext:value-type="string">
            <text:p>University of Pennsylvania</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US</text:p>
          </table:table-cell>
          <table:table-cell office:value-type="string" calcext:value-type="string">
            <text:p>The University of Pennsylvania's online Master of Science in Engineering (MSE) in Artificial Intelligence focuses on AI technologies without a direct connection to media or creative industries.</text:p>
          </table:table-cell>
          <table:table-cell office:value-type="string" calcext:value-type="string">
            <text:p>Strong collaboration potential for AI technologies but lacks specific media focus.</text:p>
          </table:table-cell>
          <table:table-cell office:value-type="string" calcext:value-type="string">
            <text:p>Strong signal justified by: 1) Comprehensive AI program 2) High international status 3) Ivy League institution with a robust online curriculum</text:p>
          </table:table-cell>
        </table:table-row>
        <table:table-row table:style-name="ro2">
          <table:table-cell office:value-type="string" calcext:value-type="string">
            <text:p>Graduate Certificate in AI Applications - Northeastern Online</text:p>
          </table:table-cell>
          <table:table-cell office:value-type="string" calcext:value-type="string">
            <text:p>https://online.northeastern.edu/certificates/ai-applications/</text:p>
          </table:table-cell>
          <table:table-cell office:value-type="string" calcext:value-type="string">
            <text:p>22 июн. 2024 г.</text:p>
          </table:table-cell>
          <table:table-cell office:value-type="string" calcext:value-type="string">
            <text:p>Program overview</text:p>
            <text:p/>
            <text:p>The Online Graduate Certificate in AI Applications is designed for professionals who may not have prior programming experience and are seeking to harness the power of artificial intelligence (AI) within their respective industries.</text:p>
            <text:p/>
            <text:p>By the end of the program, you will gain skills in leveraging AI technologies responsibly, ethically, and effectively within your organizations. You'll be equipped to advocate for the responsible use of AI and mitigate risks associated with AI deployment, while also understanding the human-centered aspects of AI development and implementation.</text:p>
            <text:p/>
            <text:p>Certificate Learning Outcomes:</text:p>
          </table:table-cell>
          <table:table-cell office:value-type="string" calcext:value-type="string">
            <text:p>online.northeastern.edu</text:p>
          </table:table-cell>
          <table:table-cell/>
          <table:table-cell office:value-type="string" calcext:value-type="string">
            <text:p>Northeastern University</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nited States:US</text:p>
          </table:table-cell>
          <table:table-cell office:value-type="string" calcext:value-type="string">
            <text:p>Offers an Online Graduate Certificate in AI Applications focused on ethical and effective AI use. Large student body with extensive resources.</text:p>
          </table:table-cell>
          <table:table-cell office:value-type="string" calcext:value-type="string">
            <text:p>Good potential for partnership focusing on AI ethics and application, though lacks specific media or creative industry focus.</text:p>
          </table:table-cell>
          <table:table-cell office:value-type="string" calcext:value-type="string">
            <text:p>Signal score is moderate due to: 1) Explicit AI technology focus 2) Lack of media or creative course offerings.</text:p>
          </table:table-cell>
        </table:table-row>
        <table:table-row table:style-name="ro2">
          <table:table-cell office:value-type="string" calcext:value-type="string">
            <text:p>Python programming &amp; Artificial Intelligence</text:p>
          </table:table-cell>
          <table:table-cell office:value-type="string" calcext:value-type="string">
            <text:p>https://codekids.com.au/avada_portfolio/python-programming-artificial-intelligence/</text:p>
          </table:table-cell>
          <table:table-cell office:value-type="string" calcext:value-type="string">
            <text:p>17 сент. 2024 г.</text:p>
          </table:table-cell>
          <table:table-cell office:value-type="string" calcext:value-type="string">
            <text:p>The program is designed for students who are looking to learn to code using a proper “grown-up” programming language.</text:p>
            <text:p/>
            <text:p>Python’s applications are endless and can range from fun games to useful applications and even artificial intelligence. Codekids prioritises a hands-on approach and encourages students to develop original programs, from which they enhance their problem-solving skills by identifying and fixing even the most minor errors in their Python code.</text:p>
            <text:p/>
            <text:p>Python is a text-based coding language. It requires students to type out all of their code: making sure to remember all the different keywords and symbols they need to use.</text:p>
            <text:p/>
            <text:p>Used in many emerging technologies, such as AI, machine learning, and data analytics, Python is a future-proof skill. Especially as it is currently used by large corporations such as Google, Netflix, Spotify and even NASA.</text:p>
            <text:p/>
            <text:p>What is the Computer Vision &amp; Machine Learning(AI)?</text:p>
            <text:p/>
            <text:p>This course is designed for students who have a good understanding of the concepts covered in our Intermediate Level Python courses and want to apply and grow their skills even further.</text:p>
            <text:p/>
            <text:p>Students will gain a practical understanding of how to approach Machine Learning and Computer Vision projects, the concepts and considerations involved, what tools and statistical techniques to use, and how to solve common problems, while solidifying their grasp of Object Oriented Programming &amp; Python Syntax.</text:p>
            <text:p/>
            <text:p>Computers can see, hear and learn.</text:p>
            <text:p/>
            <text:p>Sounds unreal, No? The answer is MACHINE LEARNING and COMPUTER VISION.</text:p>
            <text:p/>
            <text:p>Machine Learning and Computer Vision are emerging technologies which have already had a tremendous impact on the world we live in and are set to shape the course of the future. In this course students will take the first steps into the world of machine learning. Through a series of projects students will learn to use state of the art tools to train neural and non-neural models to classify numerical and image data, and perform neural style transfer, training a computer to re-imagine images in the style of others.</text:p>
          </table:table-cell>
          <table:table-cell office:value-type="string" calcext:value-type="string">
            <text:p>codekids.com.au</text:p>
          </table:table-cell>
          <table:table-cell/>
          <table:table-cell office:value-type="string" calcext:value-type="string">
            <text:p>Codekids</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small</text:p>
          </table:table-cell>
          <table:table-cell office:value-type="string" calcext:value-type="string">
            <text:p>N/A</text:p>
          </table:table-cell>
          <table:table-cell office:value-type="string" calcext:value-type="string">
            <text:p>An educational organization focused on teaching coding with a strong emphasis on hands-on learning in Python. Offers a course in Computer Vision and Machine Learning which touches AI technologies.</text:p>
          </table:table-cell>
          <table:table-cell office:value-type="string" calcext:value-type="string">
            <text:p>Potentially interesting collaboration due to the AI and media focus in their curriculum.</text:p>
          </table:table-cell>
          <table:table-cell office:value-type="string" calcext:value-type="string">
            <text:p>Signal justified by: 1) Includes a course in Machine Learning and Computer Vision 2) Course utilizes AI tools and techniques 3) Focus on hands-on training and projects, although the scale is small.</text:p>
          </table:table-cell>
        </table:table-row>
        <table:table-row table:style-name="ro2">
          <table:table-cell office:value-type="string" calcext:value-type="string">
            <text:p>ML &amp; AI with Block Based Programming - STEM Academy</text:p>
          </table:table-cell>
          <table:table-cell office:value-type="string" calcext:value-type="string">
            <text:p>https://stemacademy.co.in/product/ml-ai-with-block-based-programming/</text:p>
          </table:table-cell>
          <table:table-cell office:value-type="string" calcext:value-type="string">
            <text:p>2 апр. 2024 г.</text:p>
          </table:table-cell>
          <table:table-cell office:value-type="string" calcext:value-type="string">
            <text:p>Course Description</text:p>
            <text:p/>
            <text:p>In this course, students get introduced to AI and provide hands-on experience on Machine Learning to create projects based on image, sound and text recognition.</text:p>
            <text:p/>
            <text:p>– 5 Days: 5 Hours session (60 mins. per day)</text:p>
            <text:p/>
            <text:p>– 5 Innovative Activities Per batch</text:p>
            <text:p/>
            <text:p>Learning Outcomes:</text:p>
            <text:p/>
            <text:p>– Understanding concepts in AI.</text:p>
            <text:p/>
            <text:p>– Provide hands-on experience in Machine Learning.</text:p>
            <text:p/>
            <text:p>– How to collect training data for ML model.</text:p>
            <text:p/>
            <text:p>– Create games and applications based on real-life applications.</text:p>
            <text:p/>
            <text:p>– Projects based on image, sound, text recognition, chatbots etc.</text:p>
            <text:p/>
            <text:p>– How to create two AI models in the same project.</text:p>
            <text:p/>
            <text:p>– How to integrate the Program using two Models.</text:p>
            <text:p/>
            <text:p>– Importance of perception with two different thinking.</text:p>
            <text:p/>
            <text:p>* Prior knowledge of Scratch Programming will be an added advantage for children</text:p>
          </table:table-cell>
          <table:table-cell office:value-type="string" calcext:value-type="string">
            <text:p>stemacademy.co.in</text:p>
          </table:table-cell>
          <table:table-cell/>
          <table:table-cell office:value-type="string" calcext:value-type="string">
            <text:p>STEM Academy</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small</text:p>
          </table:table-cell>
          <table:table-cell office:value-type="string" calcext:value-type="string">
            <text:p>N/A</text:p>
          </table:table-cell>
          <table:table-cell office:value-type="string" calcext:value-type="string">
            <text:p>STEM Academy offers a course introducing students to AI concepts and machine learning applications, targeting younger audiences. The program lasts 5 days with hands-on activities.</text:p>
          </table:table-cell>
          <table:table-cell office:value-type="string" calcext:value-type="string">
            <text:p>Potential for collaboration on AI curriculum development. However, lacks a direct media or creative industry focus.</text:p>
          </table:table-cell>
          <table:table-cell office:value-type="string" calcext:value-type="string">
            <text:p>Signal score reflects: 1) Explicit AI involvement in course content 2) Limited media relevance since focus is on general ML projects, not specifically in media applications.</text:p>
          </table:table-cell>
        </table:table-row>
        <table:table-row table:style-name="ro2">
          <table:table-cell office:value-type="string" calcext:value-type="string">
            <text:p>Solve It With Code - Fast.ai</text:p>
          </table:table-cell>
          <table:table-cell office:value-type="string" calcext:value-type="string">
            <text:p>https://solveit.fast.ai/</text:p>
          </table:table-cell>
          <table:table-cell office:value-type="string" calcext:value-type="string">
            <text:p>7 нояб. 2024 г.</text:p>
          </table:table-cell>
          <table:table-cell office:value-type="string" calcext:value-type="string">
            <text:p>Course Details</text:p>
            <text:p/>
            <text:p>Join us live to solve real problems. First, we show you how. Then you try it yourself. We guide you through each step so you know exactly what you're doing. We'll meet twice a week for 8 weeks, with a break for the holidays:</text:p>
            <text:p/>
            <text:p>Lessons 1 - 3 Nov. 26th - Dec 15th</text:p>
            <text:p/>
            <text:p>Break</text:p>
            <text:p/>
            <text:p>Lessons 4 - 8 Jan 7th - Feb 6th</text:p>
            <text:p/>
            <text:p>The lessons will be recorded, so you can watch them anytime - and not worry about missing that Thanksgiving dinner</text:p>
            <text:p/>
            <text:p>If you want to know more about the course and our mission to democratize artificial intelligence, read the blog post announcing the course.</text:p>
            <text:p/>
            <text:p>Limited Availability</text:p>
            <text:p/>
            <text:p>Seats are limited, so we encourage everyone to sign up as soon as possible. Additionally, we have a hard cutoff date of November 24th where no additional signups will be accepted.</text:p>
            <text:p/>
            <text:p>Support</text:p>
            <text:p/>
            <text:p>You'll learn from experts Jeremy Howard and Johno Whitaker, with help from Audrey Roy Greenfeld and our fast.ai team. You'll also join a community of builders who support each other.</text:p>
            <text:p/>
            <text:p>It's all a bit of an experiment, which is why we've made it so cheap for this first version.</text:p>
          </table:table-cell>
          <table:table-cell office:value-type="string" calcext:value-type="string">
            <text:p>solveit.fast.ai</text:p>
          </table:table-cell>
          <table:table-cell/>
          <table:table-cell office:value-type="string" calcext:value-type="string">
            <text:p>Fast.ai</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N/A</text:p>
          </table:table-cell>
          <table:table-cell office:value-type="string" calcext:value-type="string">
            <text:p>An educational organization that focuses on making artificial intelligence accessible to a broad audience. Offers courses and resources for developing AI skills.</text:p>
          </table:table-cell>
          <table:table-cell office:value-type="string" calcext:value-type="string">
            <text:p>Ideal partner for AI-focused projects in media. Their mission aligns well with AI democratization, and they have a strong community support system.</text:p>
          </table:table-cell>
          <table:table-cell office:value-type="string" calcext:value-type="string">
            <text:p>Strong signal justified by: 1) Comprehensive AI courses with practical applications 2) International community involvement 3) Engages in collaborative learning and experiments in AI technology</text:p>
          </table:table-cell>
        </table:table-row>
        <table:table-row table:style-name="ro2">
          <table:table-cell office:value-type="string" calcext:value-type="string">
            <text:p>Bachelor of Engineering (Honours)/Master of Robotics and ...</text:p>
          </table:table-cell>
          <table:table-cell office:value-type="string" calcext:value-type="string">
            <text:p>https://www.qut.edu.au/courses/bachelor-of-engineering-honours-master-of-robotics-and-artificial-intelligence</text:p>
          </table:table-cell>
          <table:table-cell office:value-type="string" calcext:value-type="string">
            <text:p>25 нояб. 2024 г.</text:p>
          </table:table-cell>
          <table:table-cell office:value-type="string" calcext:value-type="string">
            <text:p>Why choose this course?</text:p>
            <text:p/>
            <text:p>Make yourself more employable and ready to launch into an exciting career with our Bachelor of Engineering (Honours)/Master of Robotics and Artificial Intelligence vertical double degree.</text:p>
            <text:p/>
            <text:p>Robotics and artificial intelligence (AI) technologies are transforming our world. These two technologies will have a significant influence in your future engineering career. AI is already making transformative impacts across medical technology, self-driving vehicles, cybersecurity, manufacturing systems and so much more.</text:p>
            <text:p/>
            <text:p>This accelerated course will provide you with the ability to lead and contribute to complex robotics and AI projects. You’ll graduate with advanced cutting-edge knowledge and skills in automation, as well as the ability to create new technology and respond rapidly and effectively to new local and global challenges.</text:p>
            <text:p/>
            <text:p>QUT is the best place to develop your career in robotics and Artificial Intelligence as we are the top research institution in the innovative field of robotics.</text:p>
          </table:table-cell>
          <table:table-cell office:value-type="string" calcext:value-type="string">
            <text:p>www.qut.edu.au</text:p>
          </table:table-cell>
          <table:table-cell/>
          <table:table-cell office:value-type="string" calcext:value-type="string">
            <text:p>Queensland University of Technolog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Australia:Other</text:p>
          </table:table-cell>
          <table:table-cell office:value-type="string" calcext:value-type="string">
            <text:p>Leading research university offering a double degree in Engineering and AI. Focused on producing graduates ready for careers in robotics and AI with cutting-edge skills.</text:p>
          </table:table-cell>
          <table:table-cell office:value-type="string" calcext:value-type="string">
            <text:p>Ideal collaboration candidate with strong AI and engineering programs, large scale, and research capabilities.</text:p>
          </table:table-cell>
          <table:table-cell office:value-type="string" calcext:value-type="string">
            <text:p>Strong signal justified by: 1) Comprehensive AI and robotics curriculum 2) Large student body 3) Top-tier research institution 4) Potential for industry partnerships in technology</text:p>
          </table:table-cell>
        </table:table-row>
        <table:table-row table:style-name="ro2">
          <table:table-cell office:value-type="string" calcext:value-type="string">
            <text:p>Study Artificial Intelligence and Robotics at HFU</text:p>
          </table:table-cell>
          <table:table-cell office:value-type="string" calcext:value-type="string">
            <text:p>https://www.hs-furtwangen.de/en/studying-future/programmes/artificial-intelligence-and-robotics-bachelor</text:p>
          </table:table-cell>
          <table:table-cell office:value-type="string" calcext:value-type="string">
            <text:p>12 апр. 2024 г.</text:p>
          </table:table-cell>
          <table:table-cell office:value-type="string" calcext:value-type="string">
            <text:p>The course is divided into three subject areas:</text:p>
            <text:p/>
            <text:p>Computer science</text:p>
            <text:p/>
            <text:p>You'll learn the basics of software development, deal with various operating systems and immerse yourself in the world of robot programming.</text:p>
            <text:p/>
            <text:p>Artificial intelligence</text:p>
            <text:p/>
            <text:p>AI is about the practical application of artificial intelligence in the fascinating field of robotics. This includes machine learning, deep learning, natural language processing and the intensive examination of ethical issues in AI.</text:p>
            <text:p/>
            <text:p>Robotics</text:p>
            <text:p/>
            <text:p>You'll be working with the sensors and actuators of robots, the exciting field of computer vision and the topic of robot autonomy.</text:p>
          </table:table-cell>
          <table:table-cell office:value-type="string" calcext:value-type="string">
            <text:p>www.hs-furtwangen.de</text:p>
          </table:table-cell>
          <table:table-cell/>
          <table:table-cell office:value-type="string" calcext:value-type="string">
            <text:p>HFU (Hochschule Furtwangen University)</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Germany:EU</text:p>
          </table:table-cell>
          <table:table-cell office:value-type="string" calcext:value-type="string">
            <text:p>HFU offers a course focusing on artificial intelligence within robotics, emphasizing practical applications and ethical considerations.</text:p>
          </table:table-cell>
          <table:table-cell office:value-type="string" calcext:value-type="string">
            <text:p>Potential collaboration in AI applications, but lacks a specific media focus.</text:p>
          </table:table-cell>
          <table:table-cell office:value-type="string" calcext:value-type="string">
            <text:p>Strong signal justified by: 1) AI programs specifically involving practical applications 2) International status through recognized programs.</text:p>
          </table:table-cell>
        </table:table-row>
        <table:table-row table:style-name="ro2">
          <table:table-cell office:value-type="string" calcext:value-type="string">
            <text:p>Engineering: Software, Robotics &amp; AI in New York</text:p>
          </table:table-cell>
          <table:table-cell office:value-type="string" calcext:value-type="string">
            <text:p>https://www.oxford-royale.com/new-york-summer-school/software-development-robotics-ai</text:p>
          </table:table-cell>
          <table:table-cell office:value-type="string" calcext:value-type="string">
            <text:p>21 нояб. 2024 г.</text:p>
          </table:table-cell>
          <table:table-cell office:value-type="string" calcext:value-type="string">
            <text:p>£6495</text:p>
            <text:p/>
            <text:p>(£1295 Enrolment Fee)</text:p>
            <text:p/>
            <text:p>Join Oxford Royale on campus at Columbia University in the heart of New York City and dive into our Software Development, Robotics &amp; AI course. A world renowned centre of innovation, New York is the perfect place to dive into software, robotics and artificial intelligence. This programme is designed for students with a foundational understanding of engineering, or an interest in pursuing computer sciences in the future.</text:p>
            <text:p/>
            <text:p>This programme has been carefully designed to introduce students to the key concepts of computer science, including programming languages, the software development process, how robots are built and programmed, and how artificial intelligence integrates with robotics.</text:p>
            <text:p/>
            <text:p>By combining these concepts with real world applications, our students gain a true taste of what its like to study this field. Students will also engage with critical discussions on the ethics and security of these emerging technologies, studying the latest research and discourse.</text:p>
            <text:p/>
            <text:p>This course is perfect for students who have already completed our Engineering Summer School and are ready to tackle the specific challenges of computer science.</text:p>
          </table:table-cell>
          <table:table-cell office:value-type="string" calcext:value-type="string">
            <text:p>www.oxford-royale.com</text:p>
          </table:table-cell>
          <table:table-cell/>
          <table:table-cell office:value-type="string" calcext:value-type="string">
            <text:p>Columbia University</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nited States:US</text:p>
          </table:table-cell>
          <table:table-cell office:value-type="string" calcext:value-type="string">
            <text:p>Columbia University offers a Software Development, Robotics &amp; AI course in New York, providing a deep dive into key concepts of computer science, particularly focusing on AI and robotics.</text:p>
          </table:table-cell>
          <table:table-cell office:value-type="string" calcext:value-type="string">
            <text:p>Potential for partnership in technology development and AI ethics discussions.</text:p>
          </table:table-cell>
          <table:table-cell office:value-type="string" calcext:value-type="string">
            <text:p>Moderate signal justified by: 1) Program integrates AI with robotics 2) Course related to computer science 3) Located in a prominent educational hub.</text:p>
          </table:table-cell>
        </table:table-row>
        <table:table-row table:style-name="ro2">
          <table:table-cell office:value-type="string" calcext:value-type="string">
            <text:p>Robotics &amp; Autonomous Systems (AI), MS</text:p>
          </table:table-cell>
          <table:table-cell office:value-type="string" calcext:value-type="string">
            <text:p>https://sites.google.com/asu.edu/scaigradwelcome/robotics-autonomous-systems-ai-ms</text:p>
          </table:table-cell>
          <table:table-cell office:value-type="string" calcext:value-type="string">
            <text:p>13 мар. 2024 г.</text:p>
          </table:table-cell>
          <table:table-cell office:value-type="string" calcext:value-type="string">
            <text:p>Course Recommendations</text:p>
            <text:p/>
            <text:p>First two semesters:</text:p>
            <text:p/>
            <text:p>MAE 501 Linear Algebra in Engineering or EGR 501 Applied Linear Algebra for Engineers</text:p>
            <text:p/>
            <text:p>MAE 547 Modeling and Control of Robots or EGR 545 Robotics 1</text:p>
            <text:p/>
            <text:p>*Recommend to take EGR 501 &amp; 545 concurrently in the Fall semester</text:p>
            <text:p/>
            <text:p>First or second semester:</text:p>
            <text:p/>
            <text:p>CSE 571 Artificial Intelligence</text:p>
            <text:p/>
            <text:p>Second semester and on:</text:p>
            <text:p/>
            <text:p>Second AI Concentration course (CSE 5xx)</text:p>
            <text:p/>
            <text:p>Deficiency courses are not assigned for this degree program; however students who have not taken Data Structures and Algorithms during their undergraduate career are strongly recommended to take the following course at ASU. The concepts taught in this course are required in order to be successful in the AI concentration courses!</text:p>
          </table:table-cell>
          <table:table-cell office:value-type="string" calcext:value-type="string">
            <text:p>sites.google.com</text:p>
          </table:table-cell>
          <table:table-cell/>
          <table:table-cell office:value-type="string" calcext:value-type="string">
            <text:p>Arizona State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A:US</text:p>
          </table:table-cell>
          <table:table-cell office:value-type="string" calcext:value-type="string">
            <text:p>A prominent public research university in the United States known for its strong emphasis on innovation and technology. Offers various AI-related courses, particularly in engineering and robotics.</text:p>
          </table:table-cell>
          <table:table-cell office:value-type="string" calcext:value-type="string">
            <text:p>Ideal candidate for collaboration, featuring comprehensive AI courses and a large student body.</text:p>
          </table:table-cell>
          <table:table-cell office:value-type="string" calcext:value-type="string">
            <text:p>Strong signal justified by: 1) Extensive AI curriculum with a focus on robotics 2) Large international student community 3) A variety of technology and engineering programs offering bilingual education opportunities.</text:p>
          </table:table-cell>
        </table:table-row>
        <table:table-row table:style-name="ro2">
          <table:table-cell office:value-type="string" calcext:value-type="string">
            <text:p>DCSE Summer Course on AI and Robotics 2024 - OIA UGM</text:p>
          </table:table-cell>
          <table:table-cell office:value-type="string" calcext:value-type="string">
            <text:p>https://oia.ugm.ac.id/2024/05/08/dcse-summer-course-on-ai-and-robotics-2024-smart-city-development-to-support-sustainable-cities-and-communities/</text:p>
          </table:table-cell>
          <table:table-cell office:value-type="string" calcext:value-type="string">
            <text:p>8 мая 2024 г.</text:p>
          </table:table-cell>
          <table:table-cell office:value-type="string" calcext:value-type="string">
            <text:p>DCSE Summer Course on AI and Robotics 2024: Smart City Development to Support Sustainable Cities and Communities</text:p>
            <text:p/>
            <text:p>The DCSE Summer Course on AI and Robotics 2024 is an immersive program focused on smart city development. It explores innovative AI and robotics solutions to promote sustainable cities and communities. Participants will gain hands-on experience with cutting-edge technologies, delve into real-world case studies, and collaborate on projects that address urban challenges like traffic management, energy efficiency, and public safety.</text:p>
            <text:p/>
            <text:p>Registration Period:</text:p>
            <text:p/>
            <text:p>Application submission is open until 5th July 2024.</text:p>
            <text:p/>
            <text:p>Program Period:</text:p>
            <text:p/>
            <text:p>24 July – 3 August 2024</text:p>
            <text:p/>
            <text:p>Contact Person:</text:p>
            <text:p/>
            <text:p>Sonia Yunita</text:p>
            <text:p/>
            <text:p>+62 81313138864</text:p>
            <text:p/>
            <text:p>sonia.yunita@mail.ugm.ac.id</text:p>
            <text:p/>
            <text:p>For more information, please refer to the link below:</text:p>
            <text:p/>
            <text:p>https://summercourse.dcseugm.id/</text:p>
          </table:table-cell>
          <table:table-cell office:value-type="string" calcext:value-type="string">
            <text:p>oia.ugm.ac.id</text:p>
          </table:table-cell>
          <table:table-cell/>
          <table:table-cell office:value-type="string" calcext:value-type="string">
            <text:p>DCSE (Department of Civil and Environmental Engineering) UGM</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Indonesia:Asia</text:p>
          </table:table-cell>
          <table:table-cell office:value-type="string" calcext:value-type="string">
            <text:p>The DCSE at Universitas Gadjah Mada offers a summer course that includes elements of AI and robotics focused on smart city development, though does not tie these into media or creative industries.</text:p>
          </table:table-cell>
          <table:table-cell office:value-type="string" calcext:value-type="string">
            <text:p>Collaboration could be beneficial for AI applications in urban planning, but lacks a direct media focus.</text:p>
          </table:table-cell>
          <table:table-cell office:value-type="string" calcext:value-type="string">
            <text:p>Moderate signal due to: 1) Inclusion of AI technologies 2) Smart city context 3) Relevant for urban development, but no direct media application.</text:p>
          </table:table-cell>
        </table:table-row>
        <table:table-row table:style-name="ro2">
          <table:table-cell office:value-type="string" calcext:value-type="string">
            <text:p>Socially Intelligent Robotics - Vrije Universiteit Amsterdam</text:p>
          </table:table-cell>
          <table:table-cell office:value-type="string" calcext:value-type="string">
            <text:p>https://research.vu.nl/en/courses/socially-intelligent-robotics-4</text:p>
          </table:table-cell>
          <table:table-cell office:value-type="string" calcext:value-type="string">
            <text:p>1 сент. 2024 г.</text:p>
          </table:table-cell>
          <table:table-cell office:value-type="string" calcext:value-type="string">
            <text:p>URL study guide</text:p>
            <text:p/>
            <text:p>Course Objective</text:p>
            <text:p/>
            <text:p>Course Content</text:p>
            <text:p/>
            <text:p>Teaching Methods</text:p>
            <text:p/>
            <text:p>Method of Assessment</text:p>
            <text:p/>
            <text:p>Literature</text:p>
            <text:p/>
            <text:p>Target Audience</text:p>
            <text:p/>
            <text:p>Custom Course Registration</text:p>
            <text:p/>
            <text:p>Additional Information</text:p>
            <text:p/>
            <text:p>Recommended background knowledge</text:p>
            <text:p/>
            <text:p>The overall objective of this course is that students will be able to apply basic design skills to create interaction designs for a social robot and develop key skills of the social robot using AI techniques. Students will gain an understanding about social robotics and related AI techniques to control such a robot (e.g., conversational AI, computer vision aimed at interacting with people, expressing gestures, etc.) and apply this knowledge for designing a social robotics use case with the Nao robot (Applying Knowledge and Understanding) Students will be asked to evaluate their use case prototype on a social robot by piloting their user study design with peers that take part in the course (Making Judgments) Students will need to present their use case ideas and design in the course (during lectures) and (outside lectures) work in groups to design a use case and will need to define and communicate about their individual roles within their group (Communication). Students will be challenged to take the initiative and direct their own learning by designing a specific use case for a social robot, where their design is grounded in existing (multi-disciplinary) literature (Learning Skills).In this course we will take a user-centered approach to the design of social robots and look into AI techniques for developing a social robot that can interact with human users. We will look at the basic cognitive skills we expect a social robot to have, including visual perception (e.g. face recognition), speech recognition and dialogue, emotional expression through body language, and the architecture for integrating these various skills to execute them on the robot.Lectures, and practical work (to be done by students in groups).You will be asked to complete a practical assignment with a group of students. Grades for each of the main deliverables will contribute to a final grade for your group work and will be weight as follows: Robot software (20%) Design document (50%) Final presentation (30%) Bonus point on final grade based on votes for final group presentations (top ranked group 1 point, second-ranked group .5 point, within each of the two sessions). Every group member is expected to keep track of their weekly progress in the form of a logbook. In case we find clear differences in what and how much individual group members have contributed to the final result (deliverables), we may take this into account and differentiate grades for individual group members. We will also use input from the teaching assistants, who will discuss with your group each week to establish such differences. It will not be possible to redo the practical assignment (no resit). There will also be individual micro-assignments presented during class, which will be graded as a pass or fail. You will receive .5 point bonus if you pass four or more.A brief course manual will be made available. The main literature used will consist of existing literature (papers and other materials) on social robotics and related AI techniques.Master Artificial IntelligenceThe capacity for this course is 100 students.Important: Students who cannot attend the practical sessions on campus cannot join this course (because these practical sessions are crucial for the learning goals).Students should have the programming skills (Python) and ability to learn to use a programming framework for social robots that will be made available in the course.</text:p>
          </table:table-cell>
          <table:table-cell office:value-type="string" calcext:value-type="string">
            <text:p>research.vu.nl</text:p>
          </table:table-cell>
          <table:table-cell/>
          <table:table-cell office:value-type="string" calcext:value-type="string">
            <text:p>Vrije Universiteit Amsterdam</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Netherlands:EU</text:p>
          </table:table-cell>
          <table:table-cell office:value-type="string" calcext:value-type="string">
            <text:p>This university offers a master’s degree in Artificial Intelligence with a course focused on socially intelligent robotics, integrating AI techniques for designing social robotic systems. The course emphasizes user-centered design and practical teamwork.</text:p>
          </table:table-cell>
          <table:table-cell office:value-type="string" calcext:value-type="string">
            <text:p>Strong collaboration opportunity due to AI involvement in creative applications like social robotics.</text:p>
          </table:table-cell>
          <table:table-cell office:value-type="string" calcext:value-type="string">
            <text:p>Strong signal justified by: 1) Course explicitly involves AI technologies in social robotics 2) Media-related focus through design of user interaction with robots 3) Recognized international institution providing English instruction 4) Collaborative and practical engagement in learning.</text:p>
          </table:table-cell>
        </table:table-row>
        <table:table-row table:style-name="ro2">
          <table:table-cell office:value-type="string" calcext:value-type="string">
            <text:p>Robotics engineering courses</text:p>
          </table:table-cell>
          <table:table-cell office:value-type="string" calcext:value-type="string">
            <text:p>https://www.bath.ac.uk/courses/undergraduate-2025/robotics-engineering/</text:p>
          </table:table-cell>
          <table:table-cell office:value-type="string" calcext:value-type="string">
            <text:p>1 мар. 2024 г.</text:p>
          </table:table-cell>
          <table:table-cell office:value-type="string" calcext:value-type="string">
            <text:p>Learn how to design, build and program the robots needed for industries and applications now and in the future.</text:p>
            <text:p/>
            <text:p>Whether used for humanitarian aid, to detect bombs, explore the ocean depths or outer space, robotics is here to stay in our lives and across industries worldwide. And with this rise in new technologies comes new demands.</text:p>
            <text:p/>
            <text:p>Developing the next in robotics and automation depends on a type of expertise. It needs engineers who can combine theory and technical learning in mechanical engineering, electronic and electrical engineering, and computer science. At Bath, we want to see you do great things when you graduate so we've designed our degrees to give you the training and experience to rise to this challenge.</text:p>
            <text:p/>
            <text:p>On our courses, you'll navigate the world of robotics, automation, and artificial intelligence. You'll explore how they are shaping innovation and how you can use them to solve some of our most pressing global crises, like climate change and sustainability.</text:p>
            <text:p/>
            <text:p>Having technical knowledge and skills are important. But we also recognise the role of creativity, and confidence to test, fail, test again, to flourish as a great engineer. So we encourage you to be bold and explore your potential through solo and group projects, practical work in our labs, and professional opportunities on our placements scheme.</text:p>
          </table:table-cell>
          <table:table-cell office:value-type="string" calcext:value-type="string">
            <text:p>www.bath.ac.uk</text:p>
          </table:table-cell>
          <table:table-cell/>
          <table:table-cell office:value-type="string" calcext:value-type="string">
            <text:p>University of Bath</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K</text:p>
          </table:table-cell>
          <table:table-cell office:value-type="string" calcext:value-type="string">
            <text:p>The University of Bath offers courses in robotics that include elements of artificial intelligence, focusing on engineering and technical skills.</text:p>
          </table:table-cell>
          <table:table-cell office:value-type="string" calcext:value-type="string">
            <text:p>Potential for collaboration in interdisciplinary projects combining AI and engineering.</text:p>
          </table:table-cell>
          <table:table-cell office:value-type="string" calcext:value-type="string">
            <text:p>Moderate signal justified by: 1) Inclusion of AI in robotics courses 2) Focus on technical training, although predominantly engineering-oriented without direct media application.</text:p>
          </table:table-cell>
        </table:table-row>
        <table:table-row table:style-name="ro2">
          <table:table-cell office:value-type="string" calcext:value-type="string">
            <text:p>MSc (Intelligent Robotics)</text:p>
          </table:table-cell>
          <table:table-cell office:value-type="string" calcext:value-type="string">
            <text:p>https://www.universityofgalway.ie/courses/taught-postgraduate-courses/intelligent-robotics.html</text:p>
          </table:table-cell>
          <table:table-cell office:value-type="string" calcext:value-type="string">
            <text:p>15 апр. 2024 г.</text:p>
          </table:table-cell>
          <table:table-cell office:value-type="string" calcext:value-type="string">
            <text:p>Indicative list of those teaching the course (with their School):</text:p>
            <text:p/>
            <text:p>Applicants must submit a filled out Electrical and Electronic Engineering Project Form to the 'Other Documents' section of the application form.</text:p>
            <text:p/>
            <text:p>Applications are made online via the University of Galway Postgraduate Applications System .</text:p>
            <text:p/>
            <text:p>Design and implement control, navigation and locomotion for autonomous vehicles and robotic systems</text:p>
            <text:p/>
            <text:p>Design and implement sensing and perception systems for autonomous and robotic systems</text:p>
            <text:p/>
            <text:p>Develop digital twins for the design and implementation of robotics systems</text:p>
            <text:p/>
            <text:p>At the end of this program, students will be able to:</text:p>
            <text:p/>
            <text:p>The MSc in Intelligent Robotics provides students with the knowledge and skills in AI, computer vision, simulation, robotics and automation required for the rapidly evolving field of Intelligent Robotics.</text:p>
            <text:p/>
            <text:p>Application to the programme is open to individuals who have Second Class Honours, Grade 1 (H2.1) or equivalent in a Level 8 BE, BSc or equivalent degree in Electrical/Electronic/Computer/Mechatronic Engineering, or Computer Science, from a recognised university or third-level college. Applications from those holding a primary degree in a cognate discipline will be assessed on a case-by-case basis. Factors considered in determining admission will include the specific content of the undergraduate degree, the applicant’s performance, postgraduate experience, and the availability of places.</text:p>
            <text:p/>
            <text:p>Course Outline</text:p>
            <text:p/>
            <text:p>The MSc in Intelligent Robotics is a 90 ECTS (Credits) programme, which includes a taught component of 60 ECTS (delivered in Autumn and Spring Semesters), with a Research Thesis of 30 ECTS, on a state-of-the-art topic in intelligent robotics undertaken over the entire year of the programme.</text:p>
            <text:p/>
            <text:p>All students complete the Research Thesis component. Students also choose from a number of advanced discipline-specific technology modules covering topics such as: signal and image processing, computer vision, artificial intelligence, autonomous navigation, digital twins, embedded systems and Internet of Things design, electronic circuit design, sensor systems. Students must select modules with a combined credit weighting of 45-50 ECTS.</text:p>
            <text:p/>
            <text:p>A range of Engineering Transferable Skills modules enable students to develop skills in business, innovation, regulatory and research methods, while also providing options for training in advanced mathematical techniques and information technology. These modules will prepare students for lifelong learning and development in a professional engineering career, either in industry or in a research environment. Students must choose 10-15 ECTS of modules from the Transferable Skills category.</text:p>
            <text:p/>
            <text:p>Indicative list of discipline-specific modules (note: The specific range of modules from which students may choose may vary from year to year, depending on module availability, and student demand):</text:p>
            <text:p/>
            <text:p>Robotic Control, Navigation and Locomotion</text:p>
            <text:p/>
            <text:p>Embedded Image Processing</text:p>
            <text:p/>
            <text:p>Embedded Computer Vision</text:p>
            <text:p/>
            <text:p>Sensing and Perception for Automation and Robotics</text:p>
            <text:p/>
            <text:p>Advanced Manufacturing</text:p>
            <text:p/>
            <text:p>Digital Twins for Robotics</text:p>
            <text:p/>
            <text:p>Mobile Device Technologies</text:p>
            <text:p/>
            <text:p>Mobile Networks: Architecture and Services</text:p>
            <text:p/>
            <text:p>Data Analytics</text:p>
            <text:p/>
            <text:p>Internet of Things Systems Design</text:p>
            <text:p/>
            <text:p>Digital Signal Processing</text:p>
            <text:p/>
            <text:p>Machine Learning</text:p>
            <text:p/>
            <text:p>Computer Security &amp; Forensic Computing</text:p>
            <text:p/>
            <text:p>Indicative List of Transferable Skills modules:</text:p>
          </table:table-cell>
          <table:table-cell office:value-type="string" calcext:value-type="string">
            <text:p>www.universityofgalway.ie</text:p>
          </table:table-cell>
          <table:table-cell/>
          <table:table-cell office:value-type="string" calcext:value-type="string">
            <text:p>University of Galwa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Ireland:EU</text:p>
          </table:table-cell>
          <table:table-cell office:value-type="string" calcext:value-type="string">
            <text:p>The MSc in Intelligent Robotics offers an in-depth exploration of AI, computer vision, and robotics, focusing on practical skills for autonomous systems. It includes a research thesis and advanced course modules totaling 90 ECTS.</text:p>
          </table:table-cell>
          <table:table-cell office:value-type="string" calcext:value-type="string">
            <text:p>Strong collaboration potential in AI and Robotics fields, especially with industry partners focused on automation.</text:p>
          </table:table-cell>
          <table:table-cell office:value-type="string" calcext:value-type="string">
            <text:p>Strong signal justified by: 1) The program explicitly includes AI technologies. 2) It focuses on robotics, which is essential to media production technologies like animation and video production involving automation. 3) Medium scale with international application processes.</text:p>
          </table:table-cell>
        </table:table-row>
        <table:table-row table:style-name="ro2">
          <table:table-cell office:value-type="string" calcext:value-type="string">
            <text:p>CSCI-B 355 Autonomous Robotics - Luddy Indianapolis</text:p>
          </table:table-cell>
          <table:table-cell office:value-type="string" calcext:value-type="string">
            <text:p>https://luddy.indianapolis.iu.edu/degrees/courses/csci-b355</text:p>
          </table:table-cell>
          <table:table-cell office:value-type="string" calcext:value-type="string">
            <text:p>27 июн. 2024 г.</text:p>
          </table:table-cell>
          <table:table-cell office:value-type="string" calcext:value-type="string">
            <text:p>CSCI-B 355 Autonomous Robotics</text:p>
            <text:p/>
            <text:p>3 credits</text:p>
            <text:p/>
            <text:p>Prerequisite(s): None</text:p>
            <text:p/>
            <text:p>None Delivery: On-Campus</text:p>
            <text:p/>
            <text:p>Description</text:p>
            <text:p/>
            <text:p>Introduction to the design, construction, and control of autonomous mobile robots. This course covers the basic mechanics, electronics, and programming for robotics, and the applications of robots in cognitive science.</text:p>
            <text:p/>
            <text:p>Learning Outcomes</text:p>
            <text:p/>
            <text:p>Evaluate artificial intelligence (AI) methods for robotics at various levels of autonomy. CS 4 Develop solutions to practical problems in autonomous robotics using AI algorithms. CS 4 Analyze the performance of various methods to support robotic autonomy in real-world scenarios. CS 4 Enhance the autonomy of a robotic system by implementing AI algorithms and evaluating the outcome. CS 4</text:p>
            <text:p/>
            <text:p>Policies and Procedures</text:p>
            <text:p/>
            <text:p>Please be aware of the following linked policies and procedures. Note that in individual courses instructors will have stipulations specific to their course.</text:p>
          </table:table-cell>
          <table:table-cell office:value-type="string" calcext:value-type="string">
            <text:p>luddy.indianapolis.iu.edu</text:p>
          </table:table-cell>
          <table:table-cell/>
          <table:table-cell office:value-type="string" calcext:value-type="string">
            <text:p>Luddy School of Informatics, Computing, and Engineering</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NA</text:p>
          </table:table-cell>
          <table:table-cell office:value-type="string" calcext:value-type="string">
            <text:p>The Luddy School offers a diverse range of courses in informatics and computing with a focus on AI and robotics. The course CSCI-B 355 specifically addresses AI methods in robotics.</text:p>
          </table:table-cell>
          <table:table-cell office:value-type="string" calcext:value-type="string">
            <text:p>Strong candidate for collaboration due to its comprehensive AI robotics program and large scale.</text:p>
          </table:table-cell>
          <table:table-cell office:value-type="string" calcext:value-type="string">
            <text:p>Signal score is high due to the explicit inclusion of AI technologies in robotics, although it's not media-focused. The institution has a strong reputation in technology and AI.</text:p>
          </table:table-cell>
        </table:table-row>
        <table:table-row table:style-name="ro2">
          <table:table-cell office:value-type="string" calcext:value-type="string">
            <text:p>Akara Robotics cleans up with robots in UK hospitals</text:p>
          </table:table-cell>
          <table:table-cell office:value-type="string" calcext:value-type="string">
            <text:p>https://www.siliconrepublic.com/machines/akara-robotics-nhs-hospital-cleaning-healthcare-dublin-startup-ai-technology</text:p>
          </table:table-cell>
          <table:table-cell office:value-type="string" calcext:value-type="string">
            <text:p>2 часа назад</text:p>
          </table:table-cell>
          <table:table-cell office:value-type="string" calcext:value-type="string">
            <text:p>The start-up, which has its origins at Trinity College Dublin, previously deployed disinfection and air cleaning robots to hospitals in 2020 and 2022 respectively.</text:p>
            <text:p/>
            <text:p>Dublin-based start-up Akara Robotics has provided two UV decontamination robots to a UK hospital to clean wards and operating theatres.</text:p>
            <text:p/>
            <text:p>The business, which spun out of Trinity College Dublin (TCD), will aid staff at the Friarage Hospital in cleaning its wards and operating theatres more efficiently and in a quicker amount of time.</text:p>
            <text:p/>
            <text:p>It is arguably best known for its robot creation known as Stevie, which is designed to be an assistant in elder care facilities.</text:p>
            <text:p/>
            <text:p>The decontamination robots, which won the best newcomer award at the Infection Prevention Society Conference 2024, can now be seen in the hospital’s clinical decisions unit, wards and operating theatres.</text:p>
            <text:p/>
            <text:p>In 2021, Akara trialled cleaning robots at Midlands Regional Hospital Tullamore. In 2022, the company took cleaning robots to the UK in a trial at the endoscopy unit of Royal Cornwall Hospitals NHS Foundation Trust.</text:p>
            <text:p/>
            <text:p>For the new set-up on the Friarage, frontline staff at the hospital and Akara have created a specialised workflows app with the aim of removing the need for paper checklists and to provide real-time alerts when rooms are available, in an effort to improve efficiency.</text:p>
            <text:p/>
            <text:p>Niamh Donnelly, Akara’s co-founder and chief robotics officer, said that Akara’s robots build on more than a decade of robotics and artificial intelligence (AI) research conducted at TCD.</text:p>
            <text:p/>
            <text:p>Explaining how the two robots function, Donnelly added: “Unique AI capabilities give our robots the ability to operate autonomously, which enables them to navigate and decontaminate clinical rooms based on a programme of cleaning instructions that they are given.</text:p>
            <text:p/>
            <text:p>“We are extremely proud to see our robots working in a hospital setting. It’s wonderful to know that they are making a real difference in helping to keep patients safe and serves as great vindication for all the hard work the team has put in over the years.”</text:p>
            <text:p/>
            <text:p>James Dunbar, consultant in infection and general medicine and chair of the Friarage Clinical Collaborative, said: “Microbes with resistance to antibiotics are probably the biggest emerging challenge in healthcare today. Our main defence is cleaning and decontamination. Last year our pilot study using Akara technology had amazing results.”</text:p>
            <text:p/>
            <text:p>Akara has also announced plans to expand its presence in the US healthcare market, while simultaneously scaling operations in Europe. In addition, the company is preparing to formally launch a new product next year.</text:p>
            <text:p/>
            <text:p>Earlier this year, Akara was accepted into the Techstars Healthcare Accelerator in Los Angeles. Following the successful completion of their first trial in a US hospital, Akara has gained early traction in the American market.</text:p>
            <text:p/>
            <text:p>The company was among those recognised in the prestigious Forbes 30 Under 30 Europe ranking published in April.</text:p>
            <text:p/>
            <text:p>Don’t miss out on the knowledge you need to succeed. Sign up for the Daily Brief, Silicon Republic’s digest of need-to-know sci-tech news.</text:p>
          </table:table-cell>
          <table:table-cell office:value-type="string" calcext:value-type="string">
            <text:p>www.siliconrepublic.com</text:p>
          </table:table-cell>
          <table:table-cell/>
          <table:table-cell office:value-type="string" calcext:value-type="string">
            <text:p>Trinity College Dublin</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Ireland:EU</text:p>
          </table:table-cell>
          <table:table-cell office:value-type="string" calcext:value-type="string">
            <text:p>Renowned institution with a strong focus on robotics and AI research. Offers various engineering and technology programs.</text:p>
          </table:table-cell>
          <table:table-cell office:value-type="string" calcext:value-type="string">
            <text:p>Potential collaboration in developing AI applications in media or healthcare technology.</text:p>
          </table:table-cell>
          <table:table-cell office:value-type="string" calcext:value-type="string">
            <text:p>Moderate signal due to: 1) Strong robotics and AI research presence 2) No specific media courses identified</text:p>
          </table:table-cell>
        </table:table-row>
        <table:table-row table:style-name="ro2">
          <table:table-cell office:value-type="string" calcext:value-type="string">
            <text:p>AI for Leaders: Leading the AI-Driven Organization</text:p>
          </table:table-cell>
          <table:table-cell office:value-type="string" calcext:value-type="string">
            <text:p>https://executive.mit.edu/course/leading-the-ai-driven-organization/a054v00000r9U5cAAE.html</text:p>
          </table:table-cell>
          <table:table-cell office:value-type="string" calcext:value-type="string">
            <text:p>7 дней назад</text:p>
          </table:table-cell>
          <table:table-cell office:value-type="string" calcext:value-type="string">
            <text:p>Course Highlights:</text:p>
            <text:p/>
            <text:p>A 5 day, in-person course that balances research-based insights and opportunities to apply them to unique business realities</text:p>
            <text:p/>
            <text:p>Results in a blueprint for application of key elements of AI exploration, experimentation, and evolution in your organization</text:p>
            <text:p/>
            <text:p>Counts toward the Executive Certificate in Digital Business</text:p>
            <text:p/>
            <text:p>Confers a certificate of course completion from MIT Sloan Executive Education</text:p>
            <text:p/>
            <text:p>Artificial intelligence (AI) has ushered in a transformative era for businesses, with profound implications across various sectors. Today, AI technologies are enabling companies to enhance decision-making through data-driven insights and predictive analytics, optimize operations for efficiency, and personalize customer experiences at unprecedented levels. However, AI also poses challenges, such as the need for ethical considerations, data privacy, and upskilling the workforce to harness AI's full potential. How can you ensure that you are equipped to lead AI initiatives effectively?</text:p>
            <text:p/>
            <text:p>Leading the AI-Driven Organization lays out a clear path for navigating the transformative landscape of AI. It begins by defining and describing the current state of AI, tracing its evolution, and exploring what this means for you, your teams, and your organizations. You will acquire a comprehensive understanding of the AI continuum, which spans from basic AI concepts to advanced technologies like machine learning (ML), deep learning (DL), generative AI, and the journey towards artificial general intelligence (AGI).</text:p>
            <text:p/>
            <text:p>A key objective of the course is to help you assess the profound impact of AI-related technologies on the future of work within your teams, organizations, and industries. You'll learn how to strategically apply AI technologies to create optimized value in your business operations. The course content and experience will emphasize an exploration and experiment-driven approach to accelerate AI-related innovation within your teams and organizations. You will also gain the ability to speak and communicate in a common AI/digital language, both internally and externally, enhancing your business networks' effectiveness.</text:p>
            <text:p/>
            <text:p>Featured Content</text:p>
            <text:p/>
            <text:p>Course Experience</text:p>
            <text:p/>
            <text:p>This course is characterized by a commitment to an interactive and engaging learning experience. With a blend of crisp lectures, hands-on workshops (which will include building your own GenAI chatbot and training Machine Learning Models), group activities, and structured social interactions, faculty aim to maximize the value created during your time together.</text:p>
            <text:p/>
            <text:p>Throughout the week, you will also work independently and in small groups to create a personalized AI playbook. Ample time will be dedicated to reflections on key learnings, capturing those takeaways in your playbook, and understanding how to apply these insights to your organization.</text:p>
            <text:p/>
            <text:p>Join us in this course to unlock the full potential of AI in your senior executive role and drive innovation and growth in your teams and organizations.</text:p>
            <text:p/>
            <text:p>Applying to the Course</text:p>
            <text:p/>
            <text:p>We accept enrollments until the offering reaches capacity at which point we will maintain a waitlist. This course could fill up several weeks in advance, so we advise that you enroll as early as possible to secure your seat.</text:p>
            <text:p/>
            <text:p>You can begin the application process by using the red Enroll Now bar at the bottom of the screen.</text:p>
            <text:p/>
            <text:p>Health and Safety</text:p>
            <text:p/>
            <text:p>See our on campus healthy and safety policies.</text:p>
            <text:p/>
            <text:p>Have Questions?</text:p>
            <text:p/>
            <text:p>Contact us if you would like to speak with a program director or visit our Frequently Asked Questions page for answers to common questions about our courses.</text:p>
          </table:table-cell>
          <table:table-cell office:value-type="string" calcext:value-type="string">
            <text:p>executive.mit.edu</text:p>
          </table:table-cell>
          <table:table-cell/>
          <table:table-cell office:value-type="string" calcext:value-type="string">
            <text:p>MIT Sloan Executive Education</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A:US</text:p>
          </table:table-cell>
          <table:table-cell office:value-type="string" calcext:value-type="string">
            <text:p>Offering a comprehensive short course on AI for executive leaders focusing on implementation and strategic application of AI technologies in business.</text:p>
          </table:table-cell>
          <table:table-cell office:value-type="string" calcext:value-type="string">
            <text:p>Strong candidate for collaboration. Although primarily business-focused, it offers robust AI training which could bridge into creative industries applications.</text:p>
          </table:table-cell>
          <table:table-cell office:value-type="string" calcext:value-type="string">
            <text:p>Strong signal justified by: 1) Comprehensive AI curriculum targeting business leaders 2) Renowned international institution 3) Interaction with senior executives 4) Potential to expand into creative industry applications</text:p>
          </table:table-cell>
        </table:table-row>
        <table:table-row table:style-name="ro2">
          <table:table-cell office:value-type="string" calcext:value-type="string">
            <text:p>Microsoft Azure AI Fundamentals</text:p>
          </table:table-cell>
          <table:table-cell office:value-type="string" calcext:value-type="string">
            <text:p>https://stormsurge-catalog.skillstorm.com/courses/microsoft-azure-ai-fundamentals</text:p>
          </table:table-cell>
          <table:table-cell office:value-type="string" calcext:value-type="string">
            <text:p>3 мая 2024 г.</text:p>
          </table:table-cell>
          <table:table-cell office:value-type="string" calcext:value-type="string">
            <text:p>Ready to get started?</text:p>
            <text:p/>
            <text:p>Click here to schedule an appointment with an enrollment advisor</text:p>
            <text:p/>
            <text:p>100% Online Course Schedule: 4 Weeks | 8 lecture hours &amp; 10-12 hours of recommended self-paced study a week.</text:p>
            <text:p/>
            <text:p>Courses Starting Weekly: Once enrolled, you can begin learning as early as the following Monday.</text:p>
            <text:p/>
            <text:p>Enrollment Deadline: Enrollments must be submitted before 10:00 AM EST on the Thursday prior to the beginning of the course. Enrollments received after this time will begin the following week.</text:p>
            <text:p/>
            <text:p>Beginner Level: Basic understanding of cloud computing, programming and machine learning is recommended.</text:p>
            <text:p/>
            <text:p/>
            <text:p/>
            <text:p/>
            <text:p/>
            <text:p>What You’ll Learn: The Microsoft Azure AI Fundamentals course will provide you with the fundamentals of modern artificial intelligence (AI) and machine learning (ML). This will enable you to recognize common applications of AI and identify the available AI services in Microsoft Azure. With this knowledge, you will be equipped to develop and utilize these services in real-world scenarios and prepared to pass the AI-900 exam.</text:p>
            <text:p/>
            <text:p>Entry-level careers you can land with a Microsoft Certified: Azure AI Fundamentals certification: AI Engineer | Developer | Data Scientist</text:p>
            <text:p/>
            <text:p>Download Course Brochure</text:p>
            <text:p/>
            <text:p>Certifications: Microsoft Certified: Azure AI Fundamentals - Exam AI-900</text:p>
            <text:p/>
            <text:p>What’s included:</text:p>
            <text:p/>
            <text:p>Hands-on training, labs, materials, and curriculum</text:p>
            <text:p/>
            <text:p>3 hours of live lecture/week with Microsoft certified instructors</text:p>
            <text:p/>
            <text:p>5 hours of recorded content/week</text:p>
            <text:p/>
            <text:p>On-demand office hours &amp; full-time access to an AI-powered tutor</text:p>
            <text:p/>
            <text:p>Certification exam voucher</text:p>
            <text:p/>
            <text:p>Course modules will cover:</text:p>
            <text:p/>
            <text:p>Week 1:</text:p>
            <text:p/>
            <text:p>Introduction to Artificial Intelligence</text:p>
            <text:p/>
            <text:p>Types of AI</text:p>
            <text:p/>
            <text:p>Responsible AI</text:p>
            <text:p/>
            <text:p>OpenAI, ChatGPT, and Azure OpenAI Service</text:p>
            <text:p/>
            <text:p>Week 2:</text:p>
            <text:p/>
            <text:p>Introduction to Machine Learning</text:p>
            <text:p/>
            <text:p>Azure Machine Learning Sudio</text:p>
            <text:p/>
            <text:p>Azure AtoML</text:p>
            <text:p/>
            <text:p>Model Development</text:p>
            <text:p/>
            <text:p>Week 3:</text:p>
            <text:p/>
            <text:p>Computer Vision, Computer Vision Service, and Custom Vision Service</text:p>
            <text:p/>
            <text:p>Face Detection and Analysis</text:p>
            <text:p/>
            <text:p>Optical Character Recognition (OCR)</text:p>
            <text:p/>
            <text:p>Document Intelligence Studio (Form Recognizer)</text:p>
            <text:p/>
            <text:p>Week 4:</text:p>
          </table:table-cell>
          <table:table-cell office:value-type="string" calcext:value-type="string">
            <text:p>stormsurge-catalog.skillstorm.com</text:p>
          </table:table-cell>
          <table:table-cell/>
          <table:table-cell office:value-type="string" calcext:value-type="string">
            <text:p>Microsoft Certified: Azure AI Fundamentals</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US</text:p>
          </table:table-cell>
          <table:table-cell office:value-type="string" calcext:value-type="string">
            <text:p>An online course offering foundational knowledge in AI and machine learning, with hands-on training and certification opportunities. Designed for entry-level careers.</text:p>
          </table:table-cell>
          <table:table-cell office:value-type="string" calcext:value-type="string">
            <text:p>A strong candidate for partnership in AI education. The course provides comprehensive AI fundamentals. However, it does not focus on media or creative industries.</text:p>
          </table:table-cell>
          <table:table-cell office:value-type="string" calcext:value-type="string">
            <text:p>Strong signal justified by: 1) Comprehensive AI course content 2) Certification potential 3) Large scale with significant enrollment capacity</text:p>
          </table:table-cell>
        </table:table-row>
        <table:table-row table:style-name="ro2">
          <table:table-cell office:value-type="string" calcext:value-type="string">
            <text:p>Fundamentals of AI and ML</text:p>
          </table:table-cell>
          <table:table-cell office:value-type="string" calcext:value-type="string">
            <text:p>https://vityarthi.com/home/course/fundamentals-of-ai-and-ml/1</text:p>
          </table:table-cell>
          <table:table-cell office:value-type="string" calcext:value-type="string">
            <text:p>7 февр. 2024 г.</text:p>
          </table:table-cell>
          <table:table-cell office:value-type="string" calcext:value-type="string">
            <text:p>Dr. M. Maragatharajan</text:p>
            <text:p/>
            <text:p>Dr. M. Maragatharajan, presently working as an assistant professor in the school of computing science and engineering at VIT Bhopal University, Madhya Pradesh. He has more than 13 years of teaching experience and more than 8 years of research experience. During his tenure, he has served in a variety of administrative capacities. His area of research includes Machine learning and Data Science. He has a can-do attitude, an open mind, is straightforward, committed to lifelong learning, and is result-oriented. He has been actively involved in educational research, and his research papers have been published both in international conferences and in peer-reviewed journals. He has more than 20 journal articles in various journals, and 16 papers have been presented at conferences. He has addressed innumerable guest lectures, conducted and organized several Faculty Development Programme (FDP) trainings. He has published a textbook, and he has granted one patent. He is an editorial board member for various journals and conferences. He has completed many certifications, including EMC2 and LabVIEW. He is very eager to develop personality traits by attending workshops, seminars, and faculty development programmes. He has completed one consultancy project worth Rs. 15,000.</text:p>
          </table:table-cell>
          <table:table-cell office:value-type="string" calcext:value-type="string">
            <text:p>vityarthi.com</text:p>
          </table:table-cell>
          <table:table-cell/>
          <table:table-cell office:value-type="string" calcext:value-type="string">
            <text:p>VIT Bhopal University</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India:Asia</text:p>
          </table:table-cell>
          <table:table-cell office:value-type="string" calcext:value-type="string">
            <text:p>VIT Bhopal University offers programs in computing science and engineering, focusing on AI and ML. The institution emphasizes research and development, with a significant number of international publications.</text:p>
          </table:table-cell>
          <table:table-cell office:value-type="string" calcext:value-type="string">
            <text:p>Potential for collaboration in developing AI-related courses in media, but lacks a direct media focus.</text:p>
          </table:table-cell>
          <table:table-cell office:value-type="string" calcext:value-type="string">
            <text:p>Moderate signal score due to: 1) AI relevance in curriculum 2) Large scale with many research outputs 3) Potential for incorporating media courses in the future.</text:p>
          </table:table-cell>
        </table:table-row>
        <table:table-row table:style-name="ro2">
          <table:table-cell office:value-type="string" calcext:value-type="string">
            <text:p>Rapid progress in AI research and development faces ...</text:p>
          </table:table-cell>
          <table:table-cell office:value-type="string" calcext:value-type="string">
            <text:p>https://www.universityworldnews.com/post.php?story=20240531171111728</text:p>
          </table:table-cell>
          <table:table-cell office:value-type="string" calcext:value-type="string">
            <text:p>31 мая 2024 г.</text:p>
          </table:table-cell>
          <table:table-cell office:value-type="string" calcext:value-type="string">
            <text:p>CHINA Rapid progress in AI research and development faces hurdles Tweet</text:p>
            <text:p/>
            <text:p/>
            <text:p/>
            <text:p>While price wars are not uncommon in the world of LLMs, this comes as Chinese developers continue to make progress in the commercialisation of AI technology in recent months.</text:p>
            <text:p/>
            <text:p/>
            <text:p/>
            <text:p>The latest statistics from China’s Cyberspace Administration show that, as of March this year, a total of 117 generative AI services were registered in China. Currently, the number of LLMs is estimated to exceed 200, of which over 100 are with more than one billion parameters (the variables a model learns during training).</text:p>
            <text:p/>
            <text:p/>
            <text:p/>
            <text:p>But some say the country still has some catching up to do before it can boast world-class LLMs, as its AI industry grapples with bottlenecks including in computing power and other issues such as localisation, and the AI ecosystem.</text:p>
            <text:p/>
            <text:p/>
            <text:p/>
            <text:p>Other experts have pointed out flaws in research and development (R&amp;D), with research efforts scattered rather than unified across different entities, including universities, research institutes and technology companies.</text:p>
            <text:p/>
            <text:p/>
            <text:p/>
            <text:p>“Although outstanding young scientists in the field of artificial intelligence in top universities have the potential to be world-class players, they suffer from a lack of computing power resources and cannot fully participate in the mainstream research of large models,” said Wang Yanfeng, deputy dean of the School of Artificial Intelligence at Shanghai Jiao Tong University.</text:p>
            <text:p/>
            <text:p/>
            <text:p/>
            <text:p>Wang recently led a group of 15 Shanghai city representatives in presenting a proposal on LLM innovation to the Shanghai municipal government, calling for “strategic adjustments” in the way R&amp;D is done. They proposed accelerating transformation of research, strengthening industry-academia cooperation, and integrating key high quality R&amp;D elements.</text:p>
            <text:p/>
            <text:p/>
            <text:p/>
            <text:p>China could also learn from the United States, Wang noted, where scientists move freely between the industry-academia ‘revolving door’ to solve scientific problems, which also has immediate application for society and real-world situations, including the need for applications geared to Chinese contexts.</text:p>
            <text:p/>
            <text:p/>
            <text:p/>
            <text:p>Need for localised models</text:p>
            <text:p/>
            <text:p/>
            <text:p/>
            <text:p>While many industry players have adopted localisation strategies, training and providing LLMs customised for Chinese users, this is hampered by a shortage of Chinese text to train the models.</text:p>
            <text:p/>
            <text:p/>
            <text:p/>
            <text:p>With OpenAI’s ChatGPT, the proportion of Chinese-language data is less than 0.01% of data, while English-language data accounts for more than 92.6%. Recent studies have found that limited Chinese data for training means that models developed in the West may be lacking in exposure to Chinese concepts and terminology, limiting their application</text:p>
            <text:p/>
            <text:p/>
            <text:p/>
            <text:p>Constrained by the scarcity of high quality Chinese resources, many research institutions and companies rely on foreign language annotated datasets, open source datasets, or crawled network data for training LLMs.</text:p>
            <text:p/>
            <text:p/>
            <text:p/>
            <text:p>Filling the data gap</text:p>
            <text:p/>
            <text:p/>
            <text:p/>
            <text:p>Lin Yonghua, deputy director and chief engineer of the Beijing Academy of Artificial Intelligence (BAAI), a leading non-profit in AI research and development, said the “bottleneck” around training data is looming large.</text:p>
            <text:p/>
            <text:p/>
            <text:p/>
            <text:p>“The research organisation</text:p>
            <text:p/>
            <text:p/>
            <text:p/>
            <text:p>Government-sponsored entities like BAAI are spearheading efforts to fill the widening gap.</text:p>
            <text:p/>
            <text:p/>
            <text:p/>
            <text:p>On 26 April, the Academy officially released the Chinese Corpora Internet (CCI) 2.0, following its first version made public in November last year. The platform is about 500GB in size and covers 125 million web pages, the result of cleaning, filtering, and processing eight terabytes of raw data, according to the Academy.</text:p>
            <text:p/>
            <text:p/>
            <text:p/>
            <text:p>BAAI has also proposed some solutions to increasing the quantity and quality of Chinese-language training data. Apart from facilitating download of 2.4 terabytes of open source datasets, it provides incentives to institutions to share data, which includes the creation of a “co-building and co-sharing” platform.</text:p>
            <text:p/>
            <text:p/>
            <text:p/>
            <text:p>The platform allows institutions to earn points, which can be exchanged, based on the quantity and quality of datasets they contribute or download.</text:p>
            <text:p/>
            <text:p/>
            <text:p/>
            <text:p>The academy also stressed the importance of data security, saying the processing and training of high quality, copyrighted data should be in the same security domain as the computing platform, and that the use of data must be strictly “controllable”.</text:p>
            <text:p/>
            <text:p/>
            <text:p/>
            <text:p>The GPU bottleneck</text:p>
            <text:p/>
            <text:p/>
            <text:p/>
            <text:p>Industry discussions also focus on the strong demand for computing power. Lack of computing power inhibits the implementation of LLMs and delays product deployment, they say.</text:p>
            <text:p/>
            <text:p/>
            <text:p/>
            <text:p>According to data from GPU Utils, which tracks the global market for computer graphic processing units (GPUs) powered by high-performance chips, the shortfall in global supply of high end chips produced by US company NVIDIA that are required to power LLM models has reached 430,000 chips.</text:p>
            <text:p/>
            <text:p/>
            <text:p/>
            <text:p>Apart from buying and hoarding NVIDIA chips, companies and research institutions say more needs to be done to address the shortage, in part caused by US restrictions on sales to China.</text:p>
            <text:p/>
            <text:p/>
            <text:p/>
            <text:p>In addition, the overall utilisa</text:p>
          </table:table-cell>
          <table:table-cell office:value-type="string" calcext:value-type="string">
            <text:p>www.universityworldnews.com</text:p>
          </table:table-cell>
          <table:table-cell/>
          <table:table-cell office:value-type="string" calcext:value-type="string">
            <text:p>Shanghai Jiao Tong University</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China:Asia</text:p>
          </table:table-cell>
          <table:table-cell office:value-type="string" calcext:value-type="string">
            <text:p>Renowned university with a strong focus on artificial intelligence and technology, particularly in media-related fields. Offers international programs.</text:p>
          </table:table-cell>
          <table:table-cell office:value-type="string" calcext:value-type="string">
            <text:p>Strong candidate for collaboration in AI and media. Active in research projects and has a dedicated School of Artificial Intelligence.</text:p>
          </table:table-cell>
          <table:table-cell office:value-type="string" calcext:value-type="string">
            <text:p>Moderate signal justified by: 1) AI-focused courses available 2) Media relevance with applications in AI technologies</text:p>
          </table:table-cell>
        </table:table-row>
        <table:table-row table:style-name="ro2">
          <table:table-cell office:value-type="string" calcext:value-type="string">
            <text:p>UNDP and UNESWA Sign MOU on Using AI in Research ...</text:p>
          </table:table-cell>
          <table:table-cell office:value-type="string" calcext:value-type="string">
            <text:p>https://www.undp.org/eswatini/press-releases/undp-and-uneswa-sign-mou-using-ai-research-development</text:p>
          </table:table-cell>
          <table:table-cell office:value-type="string" calcext:value-type="string">
            <text:p>9 окт. 2024 г.</text:p>
          </table:table-cell>
          <table:table-cell office:value-type="string" calcext:value-type="string">
            <text:p>The United Nations Development Programme (UNDP) and the University of Eswatini (UNESWA) have signed a two-year Memorandum of Understanding (MOU) to collaborate on research and the development of innovative solutions in sustainable development. Under this MOU, both organizations will work together to train UNESWA students in conducting advanced research utilizing AI and machine learning theories. The partnership also aims to test learning tools that support evidence-based programming and promote data-driven decision-making.</text:p>
            <text:p/>
            <text:p>Through this MOU, UNDP and UNESWA also agreed to collaborate in co-hosting events, such as conferences, dialogues, workshops, and hackathons. These events will focus on critical issues, including the social, economic, and environmental dimensions of development and gender and social inclusion.</text:p>
            <text:p/>
            <text:p>The signing of the MOU marks the culmination of efforts to establish a partnership between the UNESWA Faculty of Social Science and UNDP's Accelerator Lab – an innovative branch of the UN agency funded by the State of Qatar and the Federal Republic of Germany. The Lab works with national and global partners to develop radically new approaches to the complexity of today's development challenges. The UNDP Eswatini Accelerator Lab is one of 60 Labs serving 78 countries. This partnership aims to uncover hidden patterns, predict trends, and provide actionable insights for policy-making and socioeconomic development programs under UNDP's new offering for the kingdom, the Country Programme Document (CPD).</text:p>
          </table:table-cell>
          <table:table-cell office:value-type="string" calcext:value-type="string">
            <text:p>www.undp.org</text:p>
          </table:table-cell>
          <table:table-cell/>
          <table:table-cell office:value-type="string" calcext:value-type="string">
            <text:p>University of Eswatini</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Eswatini:Other</text:p>
          </table:table-cell>
          <table:table-cell office:value-type="string" calcext:value-type="string">
            <text:p>UNESWA focuses on social sciences but is incorporating AI through collaboration with UNDP for advanced research training.</text:p>
          </table:table-cell>
          <table:table-cell office:value-type="string" calcext:value-type="string">
            <text:p>Moderate candidate. Has AI training elements but lacks specific media programs.</text:p>
          </table:table-cell>
          <table:table-cell office:value-type="string" calcext:value-type="string">
            <text:p>Signal score 2 justified by: 1) Inclusion of AI in research 2) Collaboration with UNDP. However, lacks direct media/creative industry focus.</text:p>
          </table:table-cell>
        </table:table-row>
        <table:table-row table:style-name="ro2">
          <table:table-cell office:value-type="string" calcext:value-type="string">
            <text:p>AI &amp; Deep Learning</text:p>
          </table:table-cell>
          <table:table-cell office:value-type="string" calcext:value-type="string">
            <text:p>https://www.fz-juelich.de/en/research/research-fields/information/deep-learning-and-ai</text:p>
          </table:table-cell>
          <table:table-cell office:value-type="string" calcext:value-type="string">
            <text:p>26 авг. 2024 г.</text:p>
          </table:table-cell>
          <table:table-cell office:value-type="string" calcext:value-type="string">
            <text:p>AI &amp; Deep Learning</text:p>
            <text:p/>
            <text:p>The artificial intelligence boom has only just started. With its unique computer infrastructure and technical expertise, Jülich can make an important contribution.</text:p>
            <text:p/>
            <text:p>The long summer of AI</text:p>
            <text:p/>
            <text:p>Artificial intelligence is no modern-day phenomenon. As early as 1966, the language program ELIZA was able to trick computer users into believing that they were having a dialogue with a real person. In the 1970s, the first expert systems were established to help make complex decisions on the basis of their knowledge base. The MYCIN programme, for example, suggested antibiotics to combat bacteria in blood infections. Some 15 years later, however, interest in AI was rapidly declining. The algorithms had been unable to fulfil the high expectations, so disappointment spread. This also reduced the financial support for ambitious projects.</text:p>
            <text:p/>
            <text:p>Copyright: Forschungszentrum Jülich (context-related editorial use permitted with credit)</text:p>
            <text:p/>
            <text:p>This paralysing phase has gone down in the history of artificial intelligence as the “AI winter”. It lasted for over a decade. But times have changed, says Dr. Jenia Jitsev from the Jülich Supercomputing Centre (JSC): “We are at the beginning of a long AI summer. The fruits are ripening. AI systems are currently delivering results that are revolutionary, for example in speech and image processing. And there’s currently no indication of a fundamental blockade that could lead to another ice age.”</text:p>
            <text:p/>
            <text:p>The computer scientist heads the Scalable Learning &amp; Multi-Purpose AI Lab at JSC. He is firmly convinced that artificial intelligence will be the key technology of the 21st century. Language programmes such as ChatGPT have demonstrated the power of the technology to many people outside professional circles. With the programme, it is possible to conduct conversations in natural language. It writes speeches, poems and summaries, it programmes – and, passing the Bavarian “Abitur”, has even earned the university entrance qualification.</text:p>
            <text:p/>
            <text:p>At the same time, the algorithm does not have a deeper understanding of the relationships it is writing about. It has been fed with an unimaginably large amount of text data from electronic books and websites. Using this data, it has independently worked out how a language works – with what probability a certain word follows another.</text:p>
            <text:p/>
            <text:p>Focus on AI in the research magazine In our research magazine effzett, we have dedicated a special focus to AI &amp; Deep Learning. The free magazine from the Forschungszentrum Jülich is published several times a year in German and English. Download issue 2/23 on the topic here.</text:p>
            <text:p/>
            <text:p>“Of course, these chatbots still come with certain uncertainties. Not everything they say should be taken at face value. When it comes to scientific uses in particular, we need to take a close look at how plausible the AI’s results are,” Jenia Jitsev points out. “As sophisticated tools, however, AI systems could take over a whole range of tasks for us in the future, much like a personal assistant.”</text:p>
            <text:p/>
            <text:p>A large language model is currently being co-developed at Jülich: As the European counterpart to the established systems, OpenGPT-X will be geared entirely to the needs of the continent. For example, it complies with European data protection regulations. It is being trained at Jülich in German using high-quality sources.</text:p>
            <text:p/>
            <text:p>“Europe has both the necessary computing power and expertise in software development to be innovative in AI.” THOMAS LIPPERT</text:p>
            <text:p/>
            <text:p>The “engine” behind this chatbot is categorized as a foundation model. These are powerful algorithms that have been pre-trained with a large amount of largely unstructured data. They can be adapted to specific tasks in a second training step, for example as an assistance system in medicine that helps doctors make diagnoses or choose a therapy. It is these foundation models that are largely responsible for the current AI boom.</text:p>
            <text:p/>
            <text:p>Models of this size require powerful, customized hardware. That is exactly what Jülich can offer: “For years, we have been working with partners to develop ever more powerful computers and provide AI computing time for scientists at JSC,” explains JSC director Prof. Thomas Lippert, adding, “In particular, the installation of the GPUbased JUWELS booster in 2020 – one of Europe’s fastest supercomputers – proved to be groundbreaking for the use of AI models.” (see box)</text:p>
            <text:p/>
            <text:p>Around 60 projects that utilize AI and machine learning methods are now running on the JUWELS mainframe, such as – in addition to OpenGPT-X – the image model of the German LAION initiative, on which the Stable Diffusion image generator is based. It creates detailed, professional images based on short descriptive texts. “These AI models need not take a back seat to commercial models from the USA,” says Thomas Lippert. “But they have the advantage that they are published as open source and are comparatively secure in terms of data protection.”</text:p>
            <text:p/>
            <text:p>In addition, Europe’s first exascale computer, JUPITER, will go online at Jülich in 2024 and break </text:p>
          </table:table-cell>
          <table:table-cell office:value-type="string" calcext:value-type="string">
            <text:p>www.fz-juelich.de</text:p>
          </table:table-cell>
          <table:table-cell/>
          <table:table-cell office:value-type="string" calcext:value-type="string">
            <text:p>Forschungszentrum Jülich</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Germany:EU</text:p>
          </table:table-cell>
          <table:table-cell office:value-type="string" calcext:value-type="string">
            <text:p>A leading research center focused on high-performance computing and AI research, with several ongoing projects. Offers training in AI-related fields.</text:p>
          </table:table-cell>
          <table:table-cell office:value-type="string" calcext:value-type="string">
            <text:p>Good potential for limited collaboration in AI projects but lacks media focus.</text:p>
          </table:table-cell>
          <table:table-cell office:value-type="string" calcext:value-type="string">
            <text:p>Signal score of 2 derived from: 1) Explicit focus on AI technologies 2) No specific media or creative programs</text:p>
          </table:table-cell>
        </table:table-row>
        <table:table-row table:style-name="ro2">
          <table:table-cell office:value-type="string" calcext:value-type="string">
            <text:p>UMD Launches Institute Focused on Ethical AI Development</text:p>
          </table:table-cell>
          <table:table-cell office:value-type="string" calcext:value-type="string">
            <text:p>https://umdrightnow.umd.edu/umd-launches-institute-focused-on-ethical-ai-development</text:p>
          </table:table-cell>
          <table:table-cell office:value-type="string" calcext:value-type="string">
            <text:p>9 апр. 2024 г.</text:p>
          </table:table-cell>
          <table:table-cell office:value-type="string" calcext:value-type="string">
            <text:p>COLLEGE PARK, Md. - The University of Maryland today announced the launch of a new institute dedicated to developing the next generation of artificial intelligence (AI) education, technology and leaders.</text:p>
            <text:p/>
            <text:p>The Artificial Intelligence Interdisciplinary Institute at Maryland (AIM) will be a collaborative hub for AI, supporting faculty research, offering innovative and experiential learning opportunities, and focusing on responsible and ethical AI technology to advance the public good across industry, government and society.</text:p>
            <text:p/>
            <text:p>“Establishing the AI Interdisciplinary Institute at Maryland is a pioneering step in AI research and education,” said University of Maryland President Darryll J. Pines. “Artificial intelligence continues to grow exponentially, creating opportunities to solve the grand challenges of our time. With this institute, our experts will work together to globally lead responsible AI development that spurs economic growth and promotes human well-being. We’re not just adapting to the AI age but shaping its future.”</text:p>
            <text:p/>
            <text:p>The University of Maryland and the state of Maryland have long maintained a steadfast commitment to responsible advancement of AI technology. The new institute builds upon the university’s existing AI expertise, research and centers, including the Center for Machine Learning, the National Science Foundation-funded Institute for Trustworthy AI in Law &amp; Society (TRAILS), the Value-Centered AI Initiative and the Social Data Science Center. Centers like these will be an instrumental part of AIM, as will faculty members across campus who teach and study AI.</text:p>
            <text:p/>
            <text:p>“From the start, interdisciplinary collaboration across fields will drive our AI institute’s success,” said UMD Senior Vice President and Provost Jennifer King Rice. “We’re fortunate to have AI leaders in fields ranging from computer science and engineering to journalism, education and the arts – a unique breadth of expertise that Maryland brings to the table. By uniting our efforts under one institute, we will not only become a magnet for ethical AI development and research but a global leader in preparing students and the workforce for an AI-infused world.”</text:p>
            <text:p/>
            <text:p>Through AIM, UMD students across all majors will learn the principles of AI and how they apply to their fields of study, preparing them for a technology-rich workforce. The institute will coordinate:</text:p>
            <text:p/>
            <text:p>New AI majors and minors</text:p>
            <text:p/>
            <text:p>AI certificates, graduate degrees and workforce development programs</text:p>
            <text:p/>
            <text:p>Expanded AI undergraduate courses, including an AI4ALL course focused on developing AI literacy and critical thinking skills</text:p>
            <text:p/>
            <text:p>AI government and industry partnerships and community events</text:p>
            <text:p/>
            <text:p>A new high-performance computing cluster tailored for AI’s complex computational challenges</text:p>
            <text:p/>
            <text:p>Financial support to promote interdisciplinary AI research</text:p>
            <text:p/>
            <text:p>Chaired professorships and postdoctoral fellowships</text:p>
            <text:p/>
            <text:p>In addition to the existing, 100-plus faculty members who study and teach AI, the university expects to hire additional faculty in foundational and interdisciplinary AI, and staff to work within the institute. Hal Daumé III, a Volpi-Cupal Family Endowed Professor in the Department of Computer Science, will serve as AIM’s inaugural director. The university has also appointed Neda Atanasoski as associate director of education and Sheena Erete as associate director of research.</text:p>
            <text:p/>
            <text:p>“AI-infused systems have the potential to enhance human capacity and creativity, mitigate complex society challenges, and foster innovation. Achieving this requires a joint effort between those pushing the boundaries of new AI technologies, those who innovate AI applications, and those who study human values and how people and society interact with AI,” said Daumé. “The University of Maryland is drawing together faculty experts, researchers and students from across campus to lead the responsible development and implementation of this world-changing technology.”</text:p>
            <text:p/>
            <text:p>The institute aligns with Maryland Gov. Wes Moore’s recent executive order to catalyze responsible and productive use of artificial intelligence by state agencies, and President Biden’s executive order on safe, secure and trustworthy artificial intelligence. It also supports the work of President Pines’ AI commission, which examines how AI can be harnessed operationally in teaching, learning, student recruitment, enrollment and more.</text:p>
            <text:p/>
            <text:p>The institute will be funded through the university, research grants, philanthropic gifts and industry partnerships.</text:p>
          </table:table-cell>
          <table:table-cell office:value-type="string" calcext:value-type="string">
            <text:p>umdrightnow.umd.edu</text:p>
          </table:table-cell>
          <table:table-cell/>
          <table:table-cell office:value-type="string" calcext:value-type="string">
            <text:p>University of Maryland</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nited States:US</text:p>
          </table:table-cell>
          <table:table-cell office:value-type="string" calcext:value-type="string">
            <text:p>The University of Maryland has launched the Artificial Intelligence Interdisciplinary Institute (AIM), focusing on AI education, research, and development, integrating multiple disciplines including journalism and the arts. It's anticipated to have a large student body with over 1000 students annually.</text:p>
          </table:table-cell>
          <table:table-cell office:value-type="string" calcext:value-type="string">
            <text:p>Potential collaboration in AI educational frameworks and interdisciplinary research.</text:p>
          </table:table-cell>
          <table:table-cell office:value-type="string" calcext:value-type="string">
            <text:p>Signal score reflects both the AI focus through the establishment of an AI institute and its relevance to media and creative fields via involvement of departments like journalism and arts. However, direct courses specific to media-related AI applications need further exploration.</text:p>
          </table:table-cell>
        </table:table-row>
        <table:table-row table:style-name="ro2">
          <table:table-cell office:value-type="string" calcext:value-type="string">
            <text:p>AI Strategy: Interactive Experiences - UBC Extended Learning</text:p>
          </table:table-cell>
          <table:table-cell office:value-type="string" calcext:value-type="string">
            <text:p>https://extendedlearning.ubc.ca/courses/ai-strategy-interactive-experiences/0401</text:p>
          </table:table-cell>
          <table:table-cell office:value-type="string" calcext:value-type="string">
            <text:p>24 апр. 2024 г.</text:p>
          </table:table-cell>
          <table:table-cell office:value-type="string" calcext:value-type="string">
            <text:p>This is one of two courses in the UBC Micro-certificate in AI Development of Interactive Experiences.</text:p>
            <text:p/>
            <text:p>As more sectors integrate artificial intelligence (AI) into business operations, organizations face new demands and operational challenges. The rapidly growing capabilities of AI offer businesses significant opportunities to create and enhance interactive experiences for customers and stay competitive in a fast-paced market.</text:p>
            <text:p/>
            <text:p>This four-week online course provides an in-depth exploration of the intersection between consumer behaviour and AI, with a focus on how AI can enhance interactive experiences across various aspects of business.</text:p>
            <text:p/>
            <text:p>Gain a comprehensive understanding of how AI can improve the user experience with topics such as personalized recommendations, chatbots and virtual assistants, and AI-powered customer service and support. Learn how AI tools such as digital twins and virtualization can be used for research, testing, training, planning and deployment. Come away with valuable insight about the potential of AI and how it can be leveraged to strengthen customer engagement and support business goals.</text:p>
            <text:p/>
            <text:p>By the end of this course, you’ll be able to:</text:p>
            <text:p/>
            <text:p>Understand how interactive experiences and AI intersect to create new possibilities in industries that use media</text:p>
            <text:p/>
            <text:p>Develop strategies for adapting to new platforms, tool and trends</text:p>
            <text:p/>
            <text:p>Explore various businesses applications of AI, including improved decision-making and enhanced customer engagement through interactive experiences</text:p>
            <text:p/>
            <text:p>Analyze the changes in consumer behavior through enhanced interactive user solutions and explore strategies for meeting consumers’ changing preferences</text:p>
            <text:p/>
            <text:p>Use digital twins and virtualization in research, testing, training, planning and deployment</text:p>
            <text:p/>
            <text:p>Analyze the ethical implications of using AI, and understand how to protect consumer data and comply with regulations</text:p>
            <text:p/>
            <text:p>Gain specialized skills in data analysis, social media marketing, and content creation to effectively use AI for business success</text:p>
            <text:p/>
            <text:p>Evaluate the impact of digital media and AI on traditional media and develop strategies for effectively incorporating both into an organization's marketing and branding efforts.</text:p>
            <text:p/>
            <text:p>Explore the role of AI in managing and maintaining a brand image and learn how to effectively navigate potential backlash or negative publicity.</text:p>
            <text:p/>
            <text:p>Course outline</text:p>
            <text:p/>
            <text:p>Week 1: Interactive Experiences in Digital Media</text:p>
            <text:p/>
            <text:p>Understand interactive experiences in digital media and analyze user behaviour for interactive experiences with AI.</text:p>
            <text:p/>
            <text:p>Week 2: Strategies for AI-enhanced interactivity with Natural Language Processing (NLP)</text:p>
            <text:p/>
            <text:p>Develop AI-enhanced interactivity strategies and use NLP for enhanced interactivity. Automate content discovery for interactive experiences.</text:p>
            <text:p/>
            <text:p>Week 3: Algorithms and AI models for Interactive Content Management</text:p>
            <text:p/>
            <text:p>Create algorithms to optimize interactive experiences and design AI models for interactive content management.</text:p>
            <text:p/>
            <text:p>Week 4: Interactive User Interface and Digital Media Performance</text:p>
            <text:p/>
            <text:p>Develop interactive user interfaces with AI and measure the impact of enhanced interactivity on digital media performance.</text:p>
            <text:p/>
            <text:p>How am I assessed?</text:p>
            <text:p/>
            <text:p>You will be assessed on successfully completing weekly activities, including your contributions to discussion posts, exercises, and applied case study projects (based on real-life scenarios). These activities are marked using a proficiency scale, and your instructor provides you informal feedback in the live online sessions.</text:p>
            <text:p/>
            <text:p>While you are not assessed on your attendance of the live online sessions, we encourage you to attend so you can learn and interact with your instructor and other participants. All sessions are recorded in case you miss one.</text:p>
            <text:p/>
            <text:p>This course operates on a pass/fail basis. You must achieve an overall grade of 70% or greater to pass and be eligible to earn the UBC Micro-certificate in AI Development of Interactive Experiences.</text:p>
            <text:p/>
            <text:p>Expected effort</text:p>
            <text:p/>
            <text:p>Expect to spend five to seven hours per week completing all learning activities, including attending the live online sessions.</text:p>
            <text:p/>
            <text:p>Technology requirements</text:p>
            <text:p/>
            <text:p>To take this course, you need access to:</text:p>
            <text:p/>
            <text:p>an email account</text:p>
            <text:p/>
            <text:p>a computer, laptop or tablet</text:p>
            <text:p/>
            <text:p>the latest version of a web browser (or previous major version release)</text:p>
            <text:p/>
            <text:p>a reliable internet connection</text:p>
            <text:p/>
            <text:p>a video camera and microphone</text:p>
            <text:p/>
            <text:p>Course format</text:p>
            <text:p/>
            <text:p>This 100% online program is instructor supported with weekly online classes.</text:p>
            <text:p/>
            <text:p>Outside of class, you can access online materials on your own time. Each week, review readings and videos, and apply your knowledge in exercises and case studies. Contribute to an online discussion board and connect with other students.</text:p>
            <text:p/>
            <text:p>One business day before the course start date, we’ll email you step-by-step instructions for accessing your course.</text:p>
          </table:table-cell>
          <table:table-cell office:value-type="string" calcext:value-type="string">
            <text:p>extendedlearning.ubc.ca</text:p>
          </table:table-cell>
          <table:table-cell/>
          <table:table-cell office:value-type="string" calcext:value-type="string">
            <text:p>University of British Columbia</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Canada:Other</text:p>
          </table:table-cell>
          <table:table-cell office:value-type="string" calcext:value-type="string">
            <text:p>The University of British Columbia offers a Micro-certificate in AI Development of Interactive Experiences, focusing on the application of AI technologies in enhancing customer interactivity in digital media.</text:p>
          </table:table-cell>
          <table:table-cell office:value-type="string" calcext:value-type="string">
            <text:p>Ideal collaboration candidate with strong AI focus. Offers comprehensive online courses with proven industry applicability.</text:p>
          </table:table-cell>
          <table:table-cell office:value-type="string" calcext:value-type="string">
            <text:p>Strong signal justified by: 1) Explicitly integrates AI technologies in media-focused programs 2) Offers relevant courses for professional development 3) Large institution with international recognition and resources</text:p>
          </table:table-cell>
        </table:table-row>
        <table:table-row table:style-name="ro2">
          <table:table-cell office:value-type="string" calcext:value-type="string">
            <text:p>Software Development</text:p>
          </table:table-cell>
          <table:table-cell office:value-type="string" calcext:value-type="string">
            <text:p>https://www.nait.ca/programs/software-development</text:p>
          </table:table-cell>
          <table:table-cell office:value-type="string" calcext:value-type="string">
            <text:p>1 авг. 2024 г.</text:p>
          </table:table-cell>
          <table:table-cell office:value-type="string" calcext:value-type="string">
            <text:p>Elevate your career with the Software Development diploma at NAIT. This program equips you with the essential skills to become a valuable asset in the tech industry, capable of making meaningful contributions to any company’s IT department, software projects and data analysis teams.</text:p>
            <text:p/>
            <text:p>Gain hands-on experience in cutting-edge fields such as Data Science, Artificial Intelligence (AI), Traditional Software Development, Full Stack Web Development, Developer Operations (DevOps) and Systems. You’ll also master creating applications with seamless user interfaces and exceptional user experiences (UI/UX).</text:p>
            <text:p/>
            <text:p>No prior experience with software systems, programming or data is required. Learn from experienced software professionals and become the future of the tech industry.</text:p>
          </table:table-cell>
          <table:table-cell office:value-type="string" calcext:value-type="string">
            <text:p>www.nait.ca</text:p>
          </table:table-cell>
          <table:table-cell/>
          <table:table-cell office:value-type="string" calcext:value-type="string">
            <text:p>NAIT (Northern Alberta Institute of Technology)</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Canada:Other</text:p>
          </table:table-cell>
          <table:table-cell office:value-type="string" calcext:value-type="string">
            <text:p>NAIT offers a Software Development diploma with a focus on AI and data science, preparing students for various tech roles. Around 5000 students enrolled annually.</text:p>
          </table:table-cell>
          <table:table-cell office:value-type="string" calcext:value-type="string">
            <text:p>Potential collaboration in AI development but lacks a direct focus on media or creative industries.</text:p>
          </table:table-cell>
          <table:table-cell office:value-type="string" calcext:value-type="string">
            <text:p>Moderate signal justified by: 1) AI presence in curriculum 2) Strong tech-oriented programs 3) Large student body, but no media courses noted.</text:p>
          </table:table-cell>
        </table:table-row>
        <table:table-row table:style-name="ro2">
          <table:table-cell office:value-type="string" calcext:value-type="string">
            <text:p>B.S in Cognitive Science</text:p>
          </table:table-cell>
          <table:table-cell office:value-type="string" calcext:value-type="string">
            <text:p>https://www.jcfs.ac.kr/page/index.jsp?code=jcfs_0203</text:p>
          </table:table-cell>
          <table:table-cell office:value-type="string" calcext:value-type="string">
            <text:p>1 нояб. 2024 г.</text:p>
          </table:table-cell>
          <table:table-cell office:value-type="string" calcext:value-type="string">
            <text:p>The Cognitive Science program at JCFS is truly interdisciplinary, with five principal areas which contribute to the Cognitive Science Program: Computer Science, Data Science, Neuroscience, Linguistics, and Psychology. Our curriculum also comprises a blend of mind-related courses in Human Biology, and Philosophy. The program offers an interdisciplinary perspective on intelligent systems, from humans to machines and from neuroscience to computer science.</text:p>
            <text:p/>
            <text:p>This program prepares students for graduate studies or work in areas that require a combination of technical skills, scientific reasoning, social and psychological sophistication, and excellent writing and speaking skills.</text:p>
            <text:p/>
            <text:p>Our Cognitive Science students will have the &gt;unique opportunity to customize their program of study. A set of core courses familiarize students with the different disciplines on which cognitive science draws. Students then choose to focus on one “Theme” from among: Computer Science, Psychology, Neuroscience, Linguistics, Data Science, Artificial Intelligence, and Human-Computer Interaction. Students can customize further through their choice of courses within these themes (e.g. focusing on deep learning within Artificial Intelligence). Minor and concentrations can be combined with different majors to create a course of study that fits students’ interests.</text:p>
            <text:p/>
            <text:p>The students will have opportunities to work with faculty on research in artificial intelligence, cognitive neuroscience, human-computer interaction, and many other areas.</text:p>
            <text:p/>
            <text:p>Department of Cognitive Science</text:p>
            <text:p/>
            <text:p>Major Requirements</text:p>
          </table:table-cell>
          <table:table-cell office:value-type="string" calcext:value-type="string">
            <text:p>www.jcfs.ac.kr</text:p>
          </table:table-cell>
          <table:table-cell/>
          <table:table-cell office:value-type="string" calcext:value-type="string">
            <text:p>JCFS Cognitive Science Program</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N/A:Other</text:p>
          </table:table-cell>
          <table:table-cell office:value-type="string" calcext:value-type="string">
            <text:p>Interdisciplinary program combining cognitive science with AI, offering an option to focus on Artificial Intelligence and related fields. Students able to customize their study with various themes, including AI.</text:p>
          </table:table-cell>
          <table:table-cell office:value-type="string" calcext:value-type="string">
            <text:p>Strong candidate for collaboration due to AI focus and interdisciplinary approach in cognitive and media technologies.</text:p>
          </table:table-cell>
          <table:table-cell office:value-type="string" calcext:value-type="string">
            <text:p>Strong signal justified by: 1) Explicit AI focus within the program 2) Relevant to media and cognitive understanding of artificial systems 3) Opportunities for collaborative research in AI.</text:p>
          </table:table-cell>
        </table:table-row>
        <table:table-row table:style-name="ro2">
          <table:table-cell office:value-type="string" calcext:value-type="string">
            <text:p>Cognitive Science Pros and Cons</text:p>
          </table:table-cell>
          <table:table-cell office:value-type="string" calcext:value-type="string">
            <text:p>https://talk.collegeconfidential.com/t/cognitive-science-pros-and-cons/3658718</text:p>
          </table:table-cell>
          <table:table-cell office:value-type="string" calcext:value-type="string">
            <text:p>19 февр. 2024 г.</text:p>
          </table:table-cell>
          <table:table-cell office:value-type="string" calcext:value-type="string">
            <text:p>lkg4answers: lkg4answers: Most schools that offer cognitive science offer different emphases. The emphases range from neurobiology to linguistics to machine learning/AI.</text:p>
            <text:p/>
            <text:p>I’d just echo this. Cognitive Science is a very broad interdisciplinary field, and the major really varies between different colleges that offer it. I note sometimes they offer multiple tracks/concentrations, so that can give you some choice about the flavor you end up pursuing. Just by way of example, Penn offers three different concentrations within its COGS major, Cognitive Neuroscience, Computation and Cognition, and Language and Mind (note these are more or less the three emphases named above):</text:p>
            <text:p/>
            <text:p>https://web.sas.upenn.edu/cogsci/major/</text:p>
            <text:p/>
            <text:p>lkg4answers: lkg4answers: Your major is not your profession. The ability to find a job depends on what emphasis you study and what type of work you want to do.</text:p>
            <text:p/>
            <text:p>Again I’d echo this. And in fact, lots of people in college change majors, sometimes multiple times, and then lots of people go on to careers not particularly related to their majors, sometimes involving later further education.</text:p>
            <text:p/>
            <text:p>That doesn’t mean it is wrong to have potential interests going into college, but I tend to think you would be best served by asking questions more like what do you think you would find interesting, what do you think you would be good at, what do you think would help you develop important knowledge and/or skills, and so on. Different flavors of Cognitive Science can potentially look like promising answers to questions like that, but then maybe so would related fields, or indeed entirely unrelated fields.</text:p>
          </table:table-cell>
          <table:table-cell office:value-type="string" calcext:value-type="string">
            <text:p>talk.collegeconfidential.com</text:p>
          </table:table-cell>
          <table:table-cell/>
          <table:table-cell office:value-type="string" calcext:value-type="string">
            <text:p>University of Pennsylvania</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text:p>
          </table:table-cell>
          <table:table-cell office:value-type="string" calcext:value-type="string">
            <text:p>The University of Pennsylvania offers various concentrations in Cognitive Science, including Computation and Cognition that involve AI technologies. They have a broad interdisciplinary approach.</text:p>
          </table:table-cell>
          <table:table-cell office:value-type="string" calcext:value-type="string">
            <text:p>Good potential for collaboration, particularly in AI-related cognitive science research and courses.</text:p>
          </table:table-cell>
          <table:table-cell office:value-type="string" calcext:value-type="string">
            <text:p>Signal score justified by: 1) Offers AI-related concentration 2) Large institution with many students 3) International recognition and standing.</text:p>
          </table:table-cell>
        </table:table-row>
        <table:table-row table:style-name="ro2">
          <table:table-cell office:value-type="string" calcext:value-type="string">
            <text:p>Enhancing Community AI/ML in Real Life</text:p>
          </table:table-cell>
          <table:table-cell office:value-type="string" calcext:value-type="string">
            <text:p>https://propelcenter.org/explore-courses/harnessing-the-power-of-ai</text:p>
          </table:table-cell>
          <table:table-cell office:value-type="string" calcext:value-type="string">
            <text:p>11 янв. 2024 г.</text:p>
          </table:table-cell>
          <table:table-cell office:value-type="string" calcext:value-type="string">
            <text:p>Propel Learn is a signature learning and credentialing platform designed specifically for students at historically Black colleges and universities (HBCUs). It offers comprehensive, experiential, and innovative learning experiences in cutting-edge fields such as Artificial Intelligence and Machine Learning, Swift Coding, Arts and Entertainment, Cybersecurity, Clean Energy, Career Readiness, Leadership, Diversity, Equity, and Inclusion. The platform is co-developed by industry experts, top HBCU faculty, and notable workforce collaborators from around the world, and all courses and micro-credential programs are reviewed and certified by industry giants such as Apple, Southern Company, and other top industry partners. Propel Learn's micro-credentialing system is designed to help students progress at their own pace, with badges and certificates that denote their level of achievement. Students can also receive ongoing support and resources to enhance their learning experience and support their professional development.</text:p>
          </table:table-cell>
          <table:table-cell office:value-type="string" calcext:value-type="string">
            <text:p>propelcenter.org</text:p>
          </table:table-cell>
          <table:table-cell/>
          <table:table-cell office:value-type="string" calcext:value-type="string">
            <text:p>Propel Learn</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S:Other</text:p>
          </table:table-cell>
          <table:table-cell office:value-type="string" calcext:value-type="string">
            <text:p>A learning and credentialing platform focused on HBCUs, offering courses in AI, including arts and entertainment. Designed for comprehensive and innovative learning experiences.</text:p>
          </table:table-cell>
          <table:table-cell office:value-type="string" calcext:value-type="string">
            <text:p>Promising collaboration opportunity due to its focus on AI and involvement with industry partners.</text:p>
          </table:table-cell>
          <table:table-cell office:value-type="string" calcext:value-type="string">
            <text:p>Signal supported by: 1) Courses in AI specifically related to arts and entertainment 2) Co-development with industry experts 3) Micro-credentialing for professional development.</text:p>
          </table:table-cell>
        </table:table-row>
        <table:table-row table:style-name="ro2">
          <table:table-cell office:value-type="string" calcext:value-type="string">
            <text:p>Success Beyond F&amp;M: An Interest in the Mind Leads to ...</text:p>
          </table:table-cell>
          <table:table-cell office:value-type="string" calcext:value-type="string">
            <text:p>https://www.fandm.edu/stories/cognitive-science-and-psychology-graduate-studies-human-ai-interaction.html</text:p>
          </table:table-cell>
          <table:table-cell office:value-type="string" calcext:value-type="string">
            <text:p>1 авг. 2024 г.</text:p>
          </table:table-cell>
          <table:table-cell office:value-type="string" calcext:value-type="string">
            <text:p>The tremendous success of F&amp;M graduates demonstrates the tangible value of an F&amp;M degree. At F&amp;M, we have an exemplary landing rate. Within six months after graduation, 93% of F&amp;M’s Class of 2023 were either employed or furthering their education.</text:p>
            <text:p/>
            <text:p>In this series, we check in with members of the Class of 2023 to learn more about their post-graduate path and how their F&amp;M experience launched them toward success.</text:p>
            <text:p/>
            <text:p>Raluca Rilla ’23</text:p>
            <text:p/>
            <text:p>Major: Cognitive science and psychology</text:p>
            <text:p/>
            <text:p>Pursuing: Master’s degree in cognitive systems at the University of Potsdam in Germany</text:p>
            <text:p/>
            <text:p/>
            <text:p/>
            <text:p>What did the first six months after graduating from F&amp;M look like?</text:p>
            <text:p/>
            <text:p>I mostly spent my summer exploring and waiting! Following Commencement, I traveled a bit around the U.S., visiting Virginia Beach and a few canyons out west. After returning to Stuttgart in June, where my family lives, I indulged in quite a few escapades around Germany, Austria, and France, taking advantage of Europe’s affordable and well-connected public transportation system.</text:p>
            <text:p/>
            <text:p>In the midst of my summer adventures, my focus shifted toward solidifying the next steps in my academic career. Since master’s degree applications for European programs are only due in the early summer, I got admittance notifications throughout July and August, and only decided on a program in September. I chose to pursue my interests at the intersection of psychology, philosophy, and computer science, while expanding my practical and theoretical understanding of state-of the-art artificial intelligence systems and computational data analysis.</text:p>
            <text:p/>
            <text:p>As such, in October, I started a master’s degree in cognitive systems at the University of Potsdam, near Berlin. One of the main goals of the program is to prepare students to carefully analyze the connections and distinctions between humans’ cognitive capabilities and AI systems’ abilities. I was particularly drawn by the program’s project-centric approach, which has not only helped me develop my programming skills, but also has provided me with the right environment to conceptualize and implement interdisciplinary research projects. From designing a sarcasm detector to currently working on an LLM (large language model)-powered dream tracking tool, I have had ample opportunities to draw insights from my training in psychology and philosophy. Just like the Scientific and Philosophical Studies of the Mind Program at F&amp;M, the cognitive systems master’s degree at the University of Potsdam is highly interdisciplinary… and thankfully, it’s also in English! As a complement to my academic endeavors, exploring Berlin’s vibrant culture has been very inspirational and exciting.</text:p>
            <text:p/>
            <text:p>How did your F&amp;M experience prepare you for where you are now?</text:p>
            <text:p/>
            <text:p>Undeniably, my time at F&amp;M was marked by invaluable experiences, particularly in improving both my independent and collaborative research skills. Witnessing my professors’ attention to detail and their simultaneous consideration of the broader research aim taught me the importance of carefully articulating experimental and theoretical paradigms. I think that this unique blend is what sets F&amp;M apart from other colleges. While I was able to receive the close guidance and mentorship that is typical of liberal arts colleges, I was also lucky to gain a lot of different research experiences that are usually only available at larger universities. What is more, it’s likely that these experiences were altogether more meaningful and informative than at a larger institution. Even as an undergraduate still learning about different methodologies and fields, my feedback and ideas were valued and integrated into ongoing research projects. Without the training and mentorship that I received at F&amp;M, I would not have been as well equipped to study human-AI interaction. While I am still exploring my next steps after my graduation next year, I am certain that the critical thinking skills that I developed at F&amp;M will be indispensable for navigating artificial intelligence research.</text:p>
            <text:p/>
            <text:p>“Without the training and mentorship that I received at F&amp;M, I would not have been as well equipped to study human-AI interaction. I am certain that the critical thinking skills that I developed at F&amp;M will be indispensable for navigating artificial intelligence research.” — Raluca Rilla ’23</text:p>
            <text:p/>
            <text:p/>
            <text:p/>
            <text:p>How does your current path compare to what you envisioned in your first year at F&amp;M?</text:p>
            <text:p/>
            <text:p>At 18, I only knew that what interested me the most was the mind. Being exposed to many different cultures and languages from a young age led me to wonder about the underpinnings of different cognitive and linguistic mechanisms, and before coming to F&amp;M, I assumed that attempting to answer such questions would confine me within the methodologies of a single discipline. But then, my first semester at F&amp;M, aside from my Connections course, I took three courses that fulfilled three different general education requirements, and that were all still somehow related to my major and interests. I specifically remember a </text:p>
          </table:table-cell>
          <table:table-cell office:value-type="string" calcext:value-type="string">
            <text:p>www.fandm.edu</text:p>
          </table:table-cell>
          <table:table-cell/>
          <table:table-cell office:value-type="string" calcext:value-type="string">
            <text:p>University of Potsdam</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Germany:Other</text:p>
          </table:table-cell>
          <table:table-cell office:value-type="string" calcext:value-type="string">
            <text:p>An internationally recognized university that offers interdisciplinary courses in cognitive systems with a focus on artificial intelligence. The program examines connections between human cognition and AI systems.</text:p>
          </table:table-cell>
          <table:table-cell office:value-type="string" calcext:value-type="string">
            <text:p>Ideal candidate for collaboration. Offers AI-focused courses in English, extensive research opportunities in AI cognitive systems.</text:p>
          </table:table-cell>
          <table:table-cell office:value-type="string" calcext:value-type="string">
            <text:p>Strong signal justified by: 1) Comprehensive AI curriculum 2) Focus on cognitive systems with direct human-AI interaction 3) Strong international reputation 4) Partnership potential through project-centric approach.</text:p>
          </table:table-cell>
        </table:table-row>
        <table:table-row table:style-name="ro2">
          <table:table-cell office:value-type="string" calcext:value-type="string">
            <text:p>Master in Cognitive Science - University of Trento</text:p>
          </table:table-cell>
          <table:table-cell office:value-type="string" calcext:value-type="string">
            <text:p>https://www.masterstudies.com/institutions/university-of-trento/master-in-cognitive-science</text:p>
          </table:table-cell>
          <table:table-cell office:value-type="string" calcext:value-type="string">
            <text:p>27 дек. 2023 г.</text:p>
          </table:table-cell>
          <table:table-cell office:value-type="string" calcext:value-type="string">
            <text:p>Students choose between three tracks</text:p>
            <text:p/>
            <text:p>Cognitive Neuroscience (CN)</text:p>
            <text:p/>
            <text:p>Computational and theoretical modeling of Language and Cognition (CLC)</text:p>
            <text:p/>
            <text:p>Fundamental Behavioural Neuroscience (FBN)</text:p>
            <text:p/>
            <text:p>The tracks share some common basic courses including Introduction to Cognitive Neuroscience, Basic Programming, Research Designs and Statistical Analysis, and a selection of specialized courses that allow students to tailor their training to their academic interests.</text:p>
            <text:p/>
            <text:p>Cognitive Neuroscience (CN) track</text:p>
            <text:p/>
            <text:p>Cognitive neuroscience is the study of the mind and brain, and it is concerned with the neural and cognitive bases of how and why people perceive, think, and act the way they do. The CN track trains students to combine a variety of behavioral and neuroimaging techniques to understand the neuro-cognitive mechanisms underlying human cognitive functions, from perception to motor control, from language and memory to conceptual processing. It offers a range of theoretical and practical courses in basic and advanced cognitive neuroscience and neurobiology, in healthy individuals and neuropsychological patients, and courses in advanced signal processing and data analysis with a special focus on brain imaging (EEG, MEG, functional and anatomical MRI) and brain stimulation techniques (TMS, tDCS). This track prepares students to pursue a research-oriented career in the field of human cognitive neuroscience, whether in academia or industry.</text:p>
            <text:p/>
            <text:p>Computational and Theoretical Modeling of Language and Cognition (CLC) track</text:p>
            <text:p/>
            <text:p>Communication via language and other modalities is a fundamental component of human activity. It is therefore not surprising that the technologies that originated from the scientific study of these activities are having a major impact on modern society. This track emphasizes the use of computational approaches to model and understand human cognitive functions, with a special emphasis on language. The program offers basic courses in theoretical and computational linguistics, computer science, and cognitive neuroscience, allowing students to develop expertise in aspects of language and human cognition that AI systems could or should model. The program also offers courses on research design and evaluation methods, which help students acquire the necessary skills to evaluate and improve the design of models and contribute to data collection and evaluation. Examples of professional outcomes include working as AI enablers, helping develop unbiased intelligent systems that meet human needs, or supporting health practitioners working on cognitive impairments.</text:p>
            <text:p/>
            <text:p>Fundamental Behavioral Neuroscience (FBN) track</text:p>
            <text:p/>
            <text:p>The FBN track is devised for students fascinated by the complexity of animal cognition and the neurobiological basis behind it. We welcome, in particular, students with backgrounds in psychology or biology, but also students with other backgrounds (e.g., physics, engineering, philosophy, etc.) who are eager to learn about animals’ brains and behaviors. The FBN track offers a range of theoretical courses in basic and advanced neurobiology and neuroscience in a range of healthy animals and animal models of clinical conditions (e.g., rodents, birds, fish, and invertebrates). The core disciplines of the courses include animal cognition and neuroscience, as well as typical and atypical brain development. The FBN track trains students to combine behavioral, physiological, and molecular biology in animals of different species to unveil the neural underpinnings of basic sensory and cognitive functions with a comparative perspective. Within our state-of-the-art laboratories, we offer a set of hands-on courses in fundamental behavioral neuroscience data recordings and analyses.This track prepares students to pursue a research-oriented career in fundamental cognitive and behavioral neuroscience, whether in academia or industry.</text:p>
            <text:p/>
            <text:p>Efrem Bertini</text:p>
          </table:table-cell>
          <table:table-cell office:value-type="string" calcext:value-type="string">
            <text:p>www.masterstudies.com</text:p>
          </table:table-cell>
          <table:table-cell/>
          <table:table-cell office:value-type="string" calcext:value-type="string">
            <text:p>University of Trento</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Italy:EU</text:p>
          </table:table-cell>
          <table:table-cell office:value-type="string" calcext:value-type="string">
            <text:p>An international university offering a Master in Cognitive Science with emphasis on computational modeling and AI applications in language and cognition. Approximately 700 students enrolled in various programs.</text:p>
          </table:table-cell>
          <table:table-cell office:value-type="string" calcext:value-type="string">
            <text:p>Potential collaboration in cognitive science and AI applications; track focused on computational modeling could attract AI relevance.</text:p>
          </table:table-cell>
          <table:table-cell office:value-type="string" calcext:value-type="string">
            <text:p>Strong signal justified by: 1) Offers computational modeling related to AI 2) Internationally recognized with opportunities in tech-driven cognitive research.</text:p>
          </table:table-cell>
        </table:table-row>
        <table:table-row table:style-name="ro2">
          <table:table-cell office:value-type="string" calcext:value-type="string">
            <text:p>Bucknell CSCI 379 - Introduction to AI &amp; Cognitive Science ...</text:p>
          </table:table-cell>
          <table:table-cell office:value-type="string" calcext:value-type="string">
            <text:p>http://cdancy.com/courses/379-FA19.html</text:p>
          </table:table-cell>
          <table:table-cell office:value-type="string" calcext:value-type="string">
            <text:p>31 мая 2024 г.</text:p>
          </table:table-cell>
          <table:table-cell office:value-type="string" calcext:value-type="string">
            <text:p>Prof. Dancy's Site</text:p>
            <text:p/>
            <text:p/>
            <text:p/>
            <text:p>Bucknell CSCI 379 - Introduction to AI &amp; Cognitive Science, Fall 2019</text:p>
            <text:p/>
            <text:p>Introduction to Artificial Intelligence and Cognitive Science: Building Artificial Minds</text:p>
            <text:p/>
            <text:p>Prof. Christopher L. Dancy</text:p>
            <text:p/>
            <text:p/>
            <text:p/>
            <text:p>Office: Dana 340</text:p>
            <text:p/>
            <text:p/>
            <text:p/>
            <text:p>Phone: 570.577.1907</text:p>
            <text:p/>
            <text:p/>
            <text:p/>
            <text:p>Office Hours: M 2-3:30pm, Th 2-3:30pm - My calendar</text:p>
            <text:p/>
            <text:p/>
            <text:p/>
            <text:p>The full syllabus can be found here</text:p>
            <text:p/>
            <text:p>A tentative course schedule can be found here</text:p>
            <text:p/>
            <text:p>Course Overview</text:p>
            <text:p/>
            <text:p>How can we build artificial minds? What do we need to represent and how do we represent it? How can we make them learn, and perceive in an environment? How can we use the way people think to design these minds? What about the environment, how should it affect an intelligent agent?</text:p>
            <text:p/>
            <text:p>In this course, I will give you some tools to provide some answers to these questions. Ultimately, as with most endeavors this difficult, we will come up short. But fear not! You will have an opportunity to explore past answers to these questions and learn from them. Furthermore you will have an opportunity to use the thinking, techniques, and tools you learn in this course and in the future!</text:p>
            <text:p/>
            <text:p>This course will not provide full coverage of AI and Cognitive Science for this would almost certainly be impossible given the time! These fields are big with many theories, subfields, and applications. This course will focus on the AI approach that thinks the way people think. (Though, thankfully no one will create anything close to the Ava in "Ex Machina"!)</text:p>
            <text:p/>
            <text:p>Course Assignments:</text:p>
            <text:p/>
            <text:p>Unless otherwise specified, a due date means due on that date by 11:59pm</text:p>
            <text:p/>
            <text:p>Design an AI Due: 6-Sept beginning of class</text:p>
            <text:p/>
            <text:p>RBES Design an AI Due: 13-Sept beginning of class</text:p>
            <text:p/>
            <text:p>Neural Networks Assignment Phase 1 Due: 27-Sep , Phase 2 (Final) Due: 06-Oct</text:p>
            <text:p/>
            <text:p>Course Projects:</text:p>
            <text:p/>
            <text:p>Small extras:</text:p>
          </table:table-cell>
          <table:table-cell office:value-type="string" calcext:value-type="string">
            <text:p>cdancy.com</text:p>
          </table:table-cell>
          <table:table-cell/>
          <table:table-cell office:value-type="string" calcext:value-type="string">
            <text:p>Bucknell University</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S:Other</text:p>
          </table:table-cell>
          <table:table-cell office:value-type="string" calcext:value-type="string">
            <text:p>Bucknell University offers a course titled 'Introduction to AI &amp; Cognitive Science' focusing on building artificial minds and the intersection of AI with cognitive science principles.</text:p>
          </table:table-cell>
          <table:table-cell office:value-type="string" calcext:value-type="string">
            <text:p>Potential collaboration in AI-focused media courses, particularly with cognitive science applications.</text:p>
          </table:table-cell>
          <table:table-cell office:value-type="string" calcext:value-type="string">
            <text:p>Strong signal justified by: 1) AI course focused on cognitive principles 2) Medium size university with diverse programs 3) Potential for innovative applications in media.</text:p>
          </table:table-cell>
        </table:table-row>
        <table:table-row table:style-name="ro2">
          <table:table-cell office:value-type="string" calcext:value-type="string">
            <text:p>AT500 - Data Analytics and Artificial Intelligence - UoL ...</text:p>
          </table:table-cell>
          <table:table-cell office:value-type="string" calcext:value-type="string">
            <text:p>https://www.uol.ac.cy/en/courses/at500-data-analytics-and-artificial-intelligence/</text:p>
          </table:table-cell>
          <table:table-cell office:value-type="string" calcext:value-type="string">
            <text:p>24 апр. 2024 г.</text:p>
          </table:table-cell>
          <table:table-cell office:value-type="string" calcext:value-type="string">
            <text:p>The objective of this course is to teach the students about data science. The course will cover the fundamentals of machine learning, and AI. The students will have the chance to learn about the most popular algorithms and implement them on real world datasets.</text:p>
          </table:table-cell>
          <table:table-cell office:value-type="string" calcext:value-type="string">
            <text:p>www.uol.ac.cy</text:p>
          </table:table-cell>
          <table:table-cell/>
          <table:table-cell office:value-type="string" calcext:value-type="string">
            <text:p>University of Leicester</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UK:UK</text:p>
          </table:table-cell>
          <table:table-cell office:value-type="string" calcext:value-type="string">
            <text:p>Offers a course in Data Analytics and Artificial Intelligence focusing on machine learning and algorithms, valuable for various disciplines. Approximately 300 students annually.</text:p>
          </table:table-cell>
          <table:table-cell office:value-type="string" calcext:value-type="string">
            <text:p>Potential candidate for collaboration, especially in data science applications, but lacks a dedicated media focus.</text:p>
          </table:table-cell>
          <table:table-cell office:value-type="string" calcext:value-type="string">
            <text:p>Signal score justified by: 1) Explicit AI technologies in data analytics 2) Course relevance to data science, but no direct media or creative industry connection.</text:p>
          </table:table-cell>
        </table:table-row>
        <table:table-row table:style-name="ro2">
          <table:table-cell office:value-type="string" calcext:value-type="string">
            <text:p>AI Strategies and Roadmap - MIT Short Course</text:p>
          </table:table-cell>
          <table:table-cell office:value-type="string" calcext:value-type="string">
            <text:p>https://professional.mit.edu/course-catalog/ai-strategies-and-roadmap-systems-engineering-approach-ai-development-and-0</text:p>
          </table:table-cell>
          <table:table-cell office:value-type="string" calcext:value-type="string">
            <text:p>20 июн. 2024 г.</text:p>
          </table:table-cell>
          <table:table-cell office:value-type="string" calcext:value-type="string">
            <text:p>AI is revolutionizing many industries, including energy, consumer products and services, automotive, financial services, national security, healthcare, and advertising. But too often, business and IT leaders take a limited view of AI, focusing almost exclusively on machine learning (ML) methods. But AI technologies are, in fact, key enablers to complex systems. They require not only ML technologies, but also trustworthy data sensors and sources, appropriate data conditioning processes, responsible governance frameworks, and a balance between human and machine interactions. In short, organizations must evolve into a systems engineering mindset to optimize their AI investments.</text:p>
            <text:p/>
            <text:p>This program will equip professionals to lead, develop, and deploy AI systems in responsible ways that augment human capabilities. Taking a broader, holistic perspective, it emphasizes an AI system architecture approach applied to products and services and provides techniques for transitioning from development into operations. To get the most of your AI initiatives, you must consider the entire ecosystem surrounding your AI systems and then recruit and retain talented multi-disciplinary teams to be successful.</text:p>
            <text:p/>
            <text:p/>
            <text:p/>
            <text:p>Over five days, you will examine the trade-offs between roles best suited to humans vs. machines and develop the skills you need to lead and manage high-technology teams. Through interactive exercises and lectures, you will acquire practical experience building ML models using Jupyter Notebook, and master 10 principles for incorporating people, processes, and technologies in the successful deployment of AI products and/or services. You will also explore what makes GPUs and TPUs well-matched to executing machine learning algorithms.</text:p>
            <text:p/>
            <text:p>Unique to this course, we'll host AI practitioners to share their experiences, AI journey, and importance of taking a holistic approach to AI from architecture principles to deployment. We will include, in the lecture series, a short primer on Large Language Models (LLMs).</text:p>
            <text:p/>
            <text:p>Upon completion of this program, you will have the skills to understand the AI fundamentals necessary to develop end-to-end systems, lead AI teams, and successfully deploy AI capabilities.</text:p>
            <text:p/>
            <text:p>Participants are encouraged to purchase the electronic publication of our upcoming book titled - Artificial Intelligence: A Systems Approach from Architecture Principles to Deployment published by the MIT Press.</text:p>
            <text:p/>
            <text:p>NOTE: This is not a programming course. While coding is touched on, it is not a significant component of the curriculum.</text:p>
            <text:p/>
            <text:p>Certificate of Completion from MIT Professional Education</text:p>
          </table:table-cell>
          <table:table-cell office:value-type="string" calcext:value-type="string">
            <text:p>professional.mit.edu</text:p>
          </table:table-cell>
          <table:table-cell/>
          <table:table-cell office:value-type="string" calcext:value-type="string">
            <text:p>Massachusetts Institute of Technology (MIT)</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A:US</text:p>
          </table:table-cell>
          <table:table-cell office:value-type="string" calcext:value-type="string">
            <text:p>MIT offers a short course on AI strategies, focusing on AI system architecture and management. While it includes AI concepts, it does not specifically target the media or creative industries.</text:p>
          </table:table-cell>
          <table:table-cell office:value-type="string" calcext:value-type="string">
            <text:p>Potential for collaboration through curriculum development or incorporation of media applications in AI training.</text:p>
          </table:table-cell>
          <table:table-cell office:value-type="string" calcext:value-type="string">
            <text:p>Moderate signal justified by: 1) AI program addressing system-level AI thinking 2) Large international presence 3) Not focused on media, but includes AI tech training.</text:p>
          </table:table-cell>
        </table:table-row>
        <table:table-row table:style-name="ro2">
          <table:table-cell office:value-type="string" calcext:value-type="string">
            <text:p>Professional Master's Degree in Artificial Intelligence ...</text:p>
          </table:table-cell>
          <table:table-cell office:value-type="string" calcext:value-type="string">
            <text:p>https://www.techtitute.com/us/artificial-intelligence/professional-master-degree/master-artificial-intelligence-design</text:p>
          </table:table-cell>
          <table:table-cell office:value-type="string" calcext:value-type="string">
            <text:p>30 янв. 2024 г.</text:p>
          </table:table-cell>
          <table:table-cell office:value-type="string" calcext:value-type="string">
            <text:p>The application of Artificial Intelligence in Designwill allow you to access a more innovative, user-centered creative process. What are you waiting for to enroll?"</text:p>
            <text:p/>
            <text:p>The synergy between Artificial Intelligence and Design has generated a true revolution in the conception and development of projects in this field. A key point to take into account is the substantial improvement of the creative process: AI algorithms explore vast data sets to discover patterns and trends, providing invaluable insights that drive decision making in the field of Design.</text:p>
            <text:p/>
            <text:p>In this context, TECH presents this professional master’s degree in Artificial Intelligence in Design, which seamlessly merges new technologies with the creation of creative products, providing designers with a unique and comprehensive perspective. In addition to imparting technical knowledge, this program will address ethics and sustainability, ensuring that graduates are prepared to face contemporary challenges in a constantly evolving field.</text:p>
            <text:p/>
            <text:p>Similarly, the breadth of topics to be covered reflects the diversity of applications of AI in different disciplines, from automated content generation to strategies to reduce waste in the Design process. In fact, the emphasis on ethics and environmental impact is designed to train conscious and competent professionals.</text:p>
            <text:p/>
            <text:p>Finally, it will cover data analysis for decision making in Design, the implementation of AI systems to personalize products and experiences, as well as the exploration of advanced visualization techniques and creative content generation.</text:p>
            <text:p/>
            <text:p>In this way, TECHhas designed a rigorous academic program, supported by the innovative Relearningmethod. This educational approach consists of reiterating key concepts to ensure a deep understanding of the content. Accessibility is also key, since it is enough to have an electronic device connected to the Internet to access the material at any time and in any place, freeing the students from the limitations of physically attending or adjusting to predefined schedules.</text:p>
            <text:p/>
            <text:p>You'll tackle the integration of AI into Design, boosting efficiency and personalization and opening the door to new creative possibilities”</text:p>
            <text:p/>
            <text:p>This professional master’s degree in Artificial Intelligence in Design contains the most complete and up-to-date program on the market. The most important features include:</text:p>
            <text:p/>
            <text:p>The development of case studies presented by experts in Artificial Intelligence in Design</text:p>
            <text:p/>
            <text:p>The graphic, schematic and practical contents of the book provide technical and practical information on those disciplines that are essential for professional practice</text:p>
            <text:p/>
            <text:p>Practical exercises where the self-assessment process can be carried out to improve learning</text:p>
            <text:p/>
            <text:p>Its special emphasis on innovative methodologies</text:p>
            <text:p/>
            <text:p>Theoretical lessons, questions to the expert, debate forums on controversial topics, and individual reflection assignments</text:p>
            <text:p/>
            <text:p>Content that is accessible from any fixed or portable device with an Internet connection</text:p>
            <text:p/>
            <text:p>You will explore the complex intersection between ethics, the environment and new technologies in depth through this unique professional master’s degree, taught entirely online”</text:p>
            <text:p/>
            <text:p>The program’s teaching staff includes professionals from the field who contribute their work experience to this educational program, as well as renowned specialists from leading societies and prestigious universities.</text:p>
            <text:p/>
            <text:p>The multimedia content, developed with the latest educational technology, will provide the professional with situated and contextual learning, i.e., a simulated environment that will provide immersive education programmed to learn in real situations.</text:p>
            <text:p/>
            <text:p>This program is designed around Problem-Based Learning, whereby the professional must try to solve the different professional practice situations that arise during the academic year For this purpose, the students will be assisted by an innovative interactive video system created by renowned and experienced experts.</text:p>
            <text:p/>
            <text:p>From visual creation automation, to predictive trend analysis and AI-powered collaboration, you'll be immersed in a dynamic field"</text:p>
          </table:table-cell>
          <table:table-cell office:value-type="string" calcext:value-type="string">
            <text:p>www.techtitute.com</text:p>
          </table:table-cell>
          <table:table-cell/>
          <table:table-cell office:value-type="string" calcext:value-type="string">
            <text:p>TECH</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N/A:Other</text:p>
          </table:table-cell>
          <table:table-cell office:value-type="string" calcext:value-type="string">
            <text:p>International institution offering a Professional Master’s Degree in Artificial Intelligence in Design, focusing on integrating AI within creative processes. Fully online program.</text:p>
          </table:table-cell>
          <table:table-cell office:value-type="string" calcext:value-type="string">
            <text:p>Strong candidate for collaboration in AI and media/creative industries. Has an innovative approach to teaching and practical methodologies.</text:p>
          </table:table-cell>
          <table:table-cell office:value-type="string" calcext:value-type="string">
            <text:p>Strong signal justified by: 1) Comprehensive AI courses in Design 2) Program fully integrates AI with creative industries 3) Accessible global reach with fully online format 4) Focus on ethics and sustainability in AI applications.</text:p>
          </table:table-cell>
        </table:table-row>
        <table:table-row table:style-name="ro2">
          <table:table-cell office:value-type="string" calcext:value-type="string">
            <text:p>100% Online MSc Computer Science with Artificial Intelligence</text:p>
          </table:table-cell>
          <table:table-cell office:value-type="string" calcext:value-type="string">
            <text:p>https://online.stmarys.ac.uk/msc-computer-science-with-artificial-intelligence/</text:p>
          </table:table-cell>
          <table:table-cell office:value-type="string" calcext:value-type="string">
            <text:p>4 июн. 2024 г.</text:p>
          </table:table-cell>
          <table:table-cell office:value-type="string" calcext:value-type="string">
            <text:p>Shape the future of AI with St Marys’ 100% online MSc Computer Science with Artificial Intelligence</text:p>
            <text:p/>
            <text:p>St Mary’s University London’s 100% online MSc Computer Science with Artificial Intelligence will advance your critical thinking, problem-solving skills, and technical proficiency in AI technologies. You will develop knowledge in programming, algorithm design, data analysis, and AI system development as well as delving into fundamental and advanced concepts in areas such as machine learning, natural language processing, computer vision, and deep learning equipping you with the expertise needed to excel in today's rapidly evolving technological landscape.</text:p>
            <text:p/>
            <text:p/>
            <text:p/>
            <text:p>In our digital classroom, you’ll engage in hands-on learning experiences, working on practical assignments, projects, and assessments that will prepare you for careers in AI research, development, and application across various domains.</text:p>
          </table:table-cell>
          <table:table-cell office:value-type="string" calcext:value-type="string">
            <text:p>online.stmarys.ac.uk</text:p>
          </table:table-cell>
          <table:table-cell/>
          <table:table-cell office:value-type="string" calcext:value-type="string">
            <text:p>St Mary’s University London</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K:EU</text:p>
          </table:table-cell>
          <table:table-cell office:value-type="string" calcext:value-type="string">
            <text:p>Offers a 100% online MSc in Computer Science with a focus on Artificial Intelligence. It is designed to equip students with skills in programming, machine learning, and data analysis.</text:p>
          </table:table-cell>
          <table:table-cell office:value-type="string" calcext:value-type="string">
            <text:p>Good collaboration potential, especially in AI research projects, though lacks a specific media department.</text:p>
          </table:table-cell>
          <table:table-cell office:value-type="string" calcext:value-type="string">
            <text:p>Moderate signal justified by: 1) Strong AI coursework 2) No direct media focus 3) Internationally recognized university with online program</text:p>
          </table:table-cell>
        </table:table-row>
        <table:table-row table:style-name="ro2">
          <table:table-cell office:value-type="string" calcext:value-type="string">
            <text:p>Best 10 ChatGPT Courses in 2024 [Hand Picked By Experts]</text:p>
          </table:table-cell>
          <table:table-cell office:value-type="string" calcext:value-type="string">
            <text:p>https://team-gpt.com/blog/chatgpt-courses/</text:p>
          </table:table-cell>
          <table:table-cell office:value-type="string" calcext:value-type="string">
            <text:p>22 февр. 2024 г.</text:p>
          </table:table-cell>
          <table:table-cell office:value-type="string" calcext:value-type="string">
            <text:p>The Internet is flooded with ChatGPT courses that promise to transform you into an AI expert in no time. This isn’t a wrong promise, but not every course for ChatGPT will help you.</text:p>
            <text:p/>
            <text:p>So the question is – how do you find the needle in a haystack?</text:p>
            <text:p/>
            <text:p>This article is all about it. We have come up with some of the best ChatGPT courses that increase AI adoptions, help you understand ChatGPT, and use it in business operations.</text:p>
            <text:p/>
            <text:p>1. ChatGPT for Work: The Interactive Course by Team-GPT</text:p>
            <text:p/>
            <text:p>ChatGPT for Work is an interactive course to learn how to adopt and use AI as an individual or a team.</text:p>
            <text:p/>
            <text:p>What do we mean by interactive?</text:p>
            <text:p/>
            <text:p>When doing the course, you will be interacting with ChatGPT most of the time. This means the course will give you tasks that you must perform for a better understanding of the concepts.</text:p>
            <text:p/>
            <text:p>The course includes:</text:p>
            <text:p/>
            <text:p>100+ exercises</text:p>
            <text:p/>
            <text:p>100+ tried and tested prompts</text:p>
            <text:p/>
            <text:p>100+ extra notes and comments</text:p>
            <text:p/>
            <text:p>1000s of use cases</text:p>
            <text:p/>
            <text:p>1 hour of video lessons</text:p>
            <text:p/>
            <text:p>Downloadable PDFs and cheat sheets</text:p>
            <text:p/>
            <text:p>And most of all…</text:p>
            <text:p/>
            <text:p>GPT models</text:p>
            <text:p/>
            <text:p>A little about the instructor (that’s me). 👇</text:p>
            <text:p/>
            <text:p>My name is Iliya, and I teach AI to 1.2M+ people online. I am one of the few course creators worldwide who can say this.</text:p>
            <text:p/>
            <text:p>What is the Course About?</text:p>
            <text:p/>
            <text:p>In the ‘ChatGPT for Work’ course, Iliya teaches you how to adopt AI for several different business operations, making AI like an assistant to the team so everyone in your organization can save time and focus on other important tasks.</text:p>
            <text:p/>
            <text:p>We guarantee that just 1 hour into the course, you will be better at using ChatGPT than 99.9% of the population.</text:p>
            <text:p/>
            <text:p>The best part? Team-GPT isn’t selling this. This course is FREE on YouTube and in Team-GPT (the platform). The best way to take it is on Team-GPT, which allows you to be truly interactive.</text:p>
            <text:p/>
            <text:p>What Does the Course Cover?</text:p>
            <text:p/>
            <text:p>The course has 7 sections:</text:p>
            <text:p/>
            <text:p>Introduction: Get to know Iliya and what the course covers.</text:p>
            <text:p/>
            <text:p>Get to know Iliya and what the course covers. Download PDFs: Before getting started, download the free materials that you will use in the course.</text:p>
            <text:p/>
            <text:p>Before getting started, download the free materials that you will use in the course. ChatGPT bare minimum: Things you must know about ChatGPT.</text:p>
            <text:p/>
            <text:p>Things you must know about ChatGPT. Set Up: Subscribing for ChatGPT plus (options) and setting up Team-GPT.</text:p>
            <text:p/>
            <text:p>Subscribing for ChatGPT plus (options) and setting up Team-GPT. Bookmarks: Know about the 4 best AI chatbots</text:p>
            <text:p/>
            <text:p>Know about the 4 best AI chatbots Hand-on with ChatGPT: Several exercises for you to complete and learn how to write prompts.</text:p>
            <text:p/>
            <text:p>Several exercises for you to complete and learn how to write prompts. Conclusion: Summing up the course and thanks.</text:p>
            <text:p/>
            <text:p>Watch the first few videos to see why it’s a game-changer for teams:</text:p>
            <text:p/>
            <text:p>It starts by teaching you what we call ‘The bare minimum’ of ChatGPT. It’s a compilation of the most important facts about ChatGPT that everyone should know.</text:p>
            <text:p/>
            <text:p>Once you know the bare minimum, we will set up the software. You can take this course in ChatGPT, Team-GPT, Google Bard, or any other chat interface.</text:p>
            <text:p/>
            <text:p>Then, we will get started with the most crucial part: Chatting with GPT models.</text:p>
            <text:p/>
            <text:p>In this section, most videos will be 2-3 minutes long, while the whole course will be no more than an hour.</text:p>
            <text:p/>
            <text:p>Our aim with this course is to teach you the ChatGPT adoption methodology that so many people fail to understand.</text:p>
            <text:p/>
            <text:p>Course price: Free on YouTube and Team-GPT (sign up here)</text:p>
            <text:p/>
            <text:p>Best ChatGPT Courses For Beginners</text:p>
            <text:p/>
            <text:p>If you’re just starting out with ChatGPT, the courses mentioned below will help you build a solid understanding of the AI chatbot.</text:p>
            <text:p/>
            <text:p>2. Introduction to ChatGPT – DataCamp</text:p>
            <text:p/>
            <text:p>Introduction to ChatGPT by DataCamp is a self-paced course designed for anyone who wishes to interact with ChatGPT. The course is divided into four parts:</text:p>
            <text:p/>
            <text:p>A brief introduction to ChatGPT</text:p>
            <text:p/>
            <text:p>Adopting ChatGPT</text:p>
            <text:p/>
            <text:p>Learning the best practices for writing prompts</text:p>
            <text:p/>
            <text:p>Utilizing ChatGPT for different business use cases</text:p>
            <text:p/>
            <text:p>Taught by James Chapman, the first half of this course educates you on the best practices for prompting ChatGPT to generate the highest-quality and most relevant content.</text:p>
            <text:p/>
            <text:p>This course is for you if you’re willing to use ChatGPT to improve your speed and efficiency in a host of different tasks.</text:p>
            <text:p/>
            <text:p>Besides being self-paced, the course length (one hour) is highly favorable for professionals who can’t spend weeks studying a concept. Along with learning how to do basic interactions with ChatGPT, students also learn how to use AI in various cases.</text:p>
            <text:p/>
            <text:p>Here’s what Edmundo M., a course student, thinks about the course:</text:p>
            <text:p/>
            <text:p>“The covered aspects are all complete and relevant. The practices after each section definitely open your eyes and mind to key aspects and concepts. The introduction motivates you to the next step of prompt engineering for ways to get better responses to your requirements. Generative AI is here to stay.”</text:p>
            <text:p/>
            <text:p>3. ChatGPT for Beginners – MyGreatLearning</text:p>
            <text:p/>
            <text:p>Like Datacamp’s course, ChatGPT for beginners is also a free online course with self-paced video lectures. The course starts with laying the groundwork fo</text:p>
          </table:table-cell>
          <table:table-cell office:value-type="string" calcext:value-type="string">
            <text:p>team-gpt.com</text:p>
          </table:table-cell>
          <table:table-cell/>
          <table:table-cell office:value-type="string" calcext:value-type="string">
            <text:p>DataCamp</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US</text:p>
          </table:table-cell>
          <table:table-cell office:value-type="string" calcext:value-type="string">
            <text:p>DataCamp offers a self-paced course on ChatGPT focused on practical applications for business use, lasting one hour.</text:p>
          </table:table-cell>
          <table:table-cell office:value-type="string" calcext:value-type="string">
            <text:p>Potential collaboration in developing advanced AI courses utilizing ChatGPT for media applications.</text:p>
          </table:table-cell>
          <table:table-cell office:value-type="string" calcext:value-type="string">
            <text:p>Moderate signal due to: 1) AI and business context in education 2) Active engagement in generative AI technologies.</text:p>
          </table:table-cell>
        </table:table-row>
        <table:table-row table:style-name="ro2">
          <table:table-cell office:value-type="string" calcext:value-type="string">
            <text:p>Immersive AI Literacy Bootcamp - Conectado Inc.</text:p>
          </table:table-cell>
          <table:table-cell office:value-type="string" calcext:value-type="string">
            <text:p>https://conectado.com/blog/immersive-ai-literacy-bootcamp/</text:p>
          </table:table-cell>
          <table:table-cell office:value-type="string" calcext:value-type="string">
            <text:p>5 июн. 2024 г.</text:p>
          </table:table-cell>
          <table:table-cell office:value-type="string" calcext:value-type="string">
            <text:p>We are thrilled to share the success of our “Introduction to AI Literacy” boot camp, hosted by Conectado Inc. in partnership with the Mark Cuban AI Foundation and HACU Hispanic Association of Colleges and Universities. Facilitated by AI visionary Dr. José Morey, the boot camp offered an in-depth exploration of AI principles, applications, and ethical implications.</text:p>
            <text:p/>
            <text:p>Dr. José Morey, known for his work with NASA, IBM, the United Nations, and the White House Office of Science and Technology Policy, brought a wealth of knowledge and experience to our boot camp. His expertise and passion for AI education provided invaluable insights, fostering a dynamic and engaging learning environment.</text:p>
            <text:p/>
            <text:p>Over two immersive weekends, participants engaged with cutting-edge AI technologies, enhancing their understanding and skills. This collaboration empowered students and professionals, showcasing our commitment to making AI education accessible and impactful and contributing to the development of future tech leaders.</text:p>
            <text:p/>
            <text:p>The success of this boot camp demonstrates the transformative power of education and collaboration. We invite you to join us on this journey and be part of the next wave of tech innovators. View the testimonials below to hear from our participants and learn more about their experiences.</text:p>
            <text:p/>
            <text:p>A few of our guest’s experience:</text:p>
            <text:p/>
            <text:p>On June 8th, I had the opportunity to attend a virtual Boot Camp on AI Literacy. The workshop focused on the benefits of AI in Education, Arts, Coding, and other emerging technologies.</text:p>
            <text:p/>
            <text:p>AI is here to stay, and the more we learn about it, the more we can find ways it can help us create a better world without impacting our reasoning and empathy.</text:p>
            <text:p/>
            <text:p>Thank you to Dr. Martha Trevino, Alamo Colleges District, HACU, The AI Mark Cuban Foundation, Diana Pacheco, PhD, Guillermo Diaz Jr., and José Morey for educating students on AI through Conectado Inc.</text:p>
            <text:p/>
            <text:p>Victor R.</text:p>
            <text:p/>
            <text:p>I had an incredible experience at the Immersive AI Literacy Bootcamp, presented in collaboration with Conectado Inc, the Mark Cuban Foundation, and the Hispanic Association of Colleges and Universities (HACU)! 🚀</text:p>
            <text:p/>
            <text:p>The day was filled with engaging lessons, insightful discussions, and lots of networking. 🤝</text:p>
            <text:p/>
            <text:p>Dr. José Morey, an AI expert and former consultant for NASA, IBM, and the White House, led us through the fundamentals, ethics, and practical uses of AI in various fields, making complex concepts easy to grasp. 🧠✨</text:p>
            <text:p/>
            <text:p>Big thanks to Dr. José Morey, Oszie Tarula, the amazing hosts, my new connections, the moderators, HACU, the Mark Cuban Foundation, and Conectado founder – Guillermo Diaz Jr, and everyone involved for such a memorable experience. I’m excited to apply what I’ve learned and keep exploring the world of AI! 🌟</text:p>
            <text:p/>
            <text:p>Shifa M.</text:p>
            <text:p/>
            <text:p>One of the best programs I’ve attended so far was Conectado’s AI Literacy Bootcamp.</text:p>
            <text:p/>
            <text:p>A day jam-packed with engaged learning, curious note-taking, and networking.</text:p>
            <text:p/>
            <text:p>I was fortunate enough to have my questions answered by a true AI expert Dr. José Morey. Not only a former consultant for NASA, IBM, the White House Office of Science &amp; Technology, and current radiologist, Dr. Morey is simply great at teaching.</text:p>
            <text:p/>
            <text:p>In addition to learning AI fundamentals, Dr. Morey and Oszie Tarula also introduced to us students a couple of amazing, emerging software tools — Midjourney (a new AI art generator) and the highlight of the show:</text:p>
            <text:p/>
            <text:p>the Conectadoverse.</text:p>
            <text:p/>
            <text:p>“The FIRST metaverse environment with an integrated Large Language Model.” – education reimagined</text:p>
            <text:p/>
            <text:p>(the ideal version of Adult Swim’s ‘For-Profit Online University’ parody 😁 .)</text:p>
            <text:p/>
            <text:p>Overall, many thanks to everyone involved including the hosts, my new connections, the moderators, the partners HACU and the Mark Cuban Foundation, as well as Conectado founder Guillermo Diaz Jr for creating this memory for me.</text:p>
            <text:p/>
            <text:p>Jalen P.</text:p>
          </table:table-cell>
          <table:table-cell office:value-type="string" calcext:value-type="string">
            <text:p>conectado.com</text:p>
          </table:table-cell>
          <table:table-cell/>
          <table:table-cell office:value-type="string" calcext:value-type="string">
            <text:p>Conectado Inc.</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SA:US</text:p>
          </table:table-cell>
          <table:table-cell office:value-type="string" calcext:value-type="string">
            <text:p>Conectado Inc. is known for providing innovative educational experiences, particularly around AI. They hosted a boot camp focusing on AI literacy, involving various aspects of AI applications in creative fields. The program, facilitated by AI expert Dr. José Morey, is designed to engage students and professionals in understanding AI's impact across industries.</text:p>
          </table:table-cell>
          <table:table-cell office:value-type="string" calcext:value-type="string">
            <text:p>Potential collaboration opportunity due to their focus on AI literacy and partnership with reputable organizations. Interested in expanding AI applications into media and creative sectors.</text:p>
          </table:table-cell>
          <table:table-cell office:value-type="string" calcext:value-type="string">
            <text:p>Moderate signal justified by: 1) Explicit AI literacy program 2) Focus on applications in arts and education 3) Medium scale involvement with notable partnerships like HACU and the Mark Cuban AI Foundation.</text:p>
          </table:table-cell>
        </table:table-row>
        <table:table-row table:style-name="ro2">
          <table:table-cell office:value-type="string" calcext:value-type="string">
            <text:p>Perficient's AI Bootcamp Partnership with Mark Cuban ...</text:p>
          </table:table-cell>
          <table:table-cell office:value-type="string" calcext:value-type="string">
            <text:p>https://www.perficient.com/news-room/news-releases/2024/perficients-ai-bootcamp-partnership-with-mark-cuban-foundation-wins-innovation-in-philanthropy-award</text:p>
          </table:table-cell>
          <table:table-cell office:value-type="string" calcext:value-type="string">
            <text:p>15 апр. 2024 г.</text:p>
          </table:table-cell>
          <table:table-cell office:value-type="string" calcext:value-type="string">
            <text:p>Perficient’s AI Bootcamps Program to Expand to Seven Markets in 2024</text:p>
            <text:p/>
            <text:p>SAINT LOUIS (April 15, 2024) – Perficient, Inc. (Nasdaq: PRFT) (“Perficient”), the leading global digital consultancy transforming the world’s largest enterprises and biggest brands, today announced that it has received a 2024 Innovation in Philanthropy Award from the St. Louis Business Journal for hosting Artificial Intelligence (AI) Bootcamps for high school students. The award recognizes Perficient’s partnership with the Mark Cuban Foundation, a personal foundation empowering companies and non-profit organizations, for advancing STEM education in its communities.</text:p>
            <text:p/>
            <text:p>The award follows the recent extension of Perficient’s partnership with the Mark Cuban Foundation to host AI Bootcamps in seven markets, including Dallas, Houston, Detroit, St. Louis, Minneapolis, Atlanta, and Fargo, North Dakota. Since 2019, the Mark Cuban Foundation’s AI Bootcamp program has hosted no-cost camps for students in more than 30 cities. Taking place this fall, the Perficient-sponsored AI Bootcamps will teach area high school students about AI fundamentals through educational presentations, interactive lessons, and lab exercises.</text:p>
            <text:p/>
            <text:p>“It’s an honor to be recognized for our collaboration with the Mark Cuban Foundation, and we’re excited to introduce even more high school students to AI by hosting additional AI Bootcamps later this year,” said Bill Davis, senior vice president, Perficient. “With the proliferation of AI, it’s more important than ever to increase AI education – especially among today’s youth. We’re proud to partner with the Mark Cuban Foundation to educate the next generation of technology leaders, mentor students in AI, and ensure the future of STEM.”</text:p>
            <text:p/>
            <text:p>The free AI Bootcamps are introductory and accessible to students in grades 9-12 with an interest in technology. Students do not need any familiarity with computer science or programming to attend. Over the course of three half-days, students will learn what AI is and isn’t, where they already interact with AI in their own lives, the ethical implications of AI systems, how to maximize their use of platforms like ChatGPT, and more.</text:p>
            <text:p/>
            <text:p>“We’re thrilled to bring our AI Bootcamps to more cities across the country and partner with Perficient to offer cohorts in seven regions,” said Lauren Ronse, director of partnerships, Mark Cuban Foundation. “Students will benefit from the mentorship of Perficient volunteers, who will help teach our curriculum and inspire students to pursue education and careers in technology. The impact of each program is monumental, and through the knowledge shared, we’re setting each student up for success.”</text:p>
            <text:p/>
            <text:p>Parents and students interested in attending a Perficient-hosted AI Bootcamp can learn more about the program and find applications on the Mark Cuban Foundation website. For more information about Perficient’s commitment to driving STEM education opportunities and enabling innovation through our AI capabilities, follow us on Twitter and LinkedIn.</text:p>
            <text:p/>
            <text:p>About Perficient</text:p>
            <text:p/>
            <text:p>Perficient is the leading global digital consultancy. We imagine, create, engineer, and run digital transformation solutions that help our clients exceed customers’ expectations, outpace competition, and grow their business. With unparalleled strategy, creative, and technology capabilities, we bring big thinking and innovative ideas, along with a practical approach to help the world’s largest enterprises and biggest brands succeed. Traded on the Nasdaq Global Select Market, Perficient is a member of the Russell 2000 index and the S&amp;P SmallCap 600 index. For more information, visit www.perficient.com.</text:p>
            <text:p/>
            <text:p>Safe Harbor Statement</text:p>
            <text:p/>
            <text:p>Some of the statements contained in this news release that are not purely historical statements discuss future expectations or state other forward-looking information related to financial results and business outlook for 2024. Those statements are subject to known and unknown risks, uncertainties, and other factors that could cause the actual results to differ materially from those contemplated by the statements. The forward-looking information is based on management’s current intent, belief, expectations, estimates, and projections regarding our company and our industry. You should be aware that those statements only reflect our predictions. Actual events or results may differ substantially. Important factors that could cause our actual results to be materially different from the forward-looking statements include (but are not limited to) those disclosed under the heading “Risk Factors” in our most recently filed annual report on Form 10-K and other securities filings.</text:p>
          </table:table-cell>
          <table:table-cell office:value-type="string" calcext:value-type="string">
            <text:p>www.perficient.com</text:p>
          </table:table-cell>
          <table:table-cell/>
          <table:table-cell office:value-type="string" calcext:value-type="string">
            <text:p>Perficient</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Other</text:p>
          </table:table-cell>
          <table:table-cell office:value-type="string" calcext:value-type="string">
            <text:p>Leading global digital consultancy known for AI Bootcamps targeting high school students to foster AI education and STEM opportunities.</text:p>
          </table:table-cell>
          <table:table-cell office:value-type="string" calcext:value-type="string">
            <text:p>Potential collaborative partner for programs focused on youth AI education but lacks direct tie to creative industries.</text:p>
          </table:table-cell>
          <table:table-cell office:value-type="string" calcext:value-type="string">
            <text:p>Signal score of 2 reflects: 1) Strong AI education initiative through bootcamps, 2) Partnership with a philanthropic foundation, but lacks direct media/creative industry focus.</text:p>
          </table:table-cell>
        </table:table-row>
        <table:table-row table:style-name="ro2">
          <table:table-cell office:value-type="string" calcext:value-type="string">
            <text:p>Professionals Training Course on Unlock the Power of ...</text:p>
          </table:table-cell>
          <table:table-cell office:value-type="string" calcext:value-type="string">
            <text:p>https://www.eurocham-cambodia.org/event/1269/Professionals-Training-Course-on-Unlock-the-Power-of-Generative-AI-Bootcamp-for-Professionals-</text:p>
          </table:table-cell>
          <table:table-cell office:value-type="string" calcext:value-type="string">
            <text:p>12 окт. 2024 г.</text:p>
          </table:table-cell>
          <table:table-cell office:value-type="string" calcext:value-type="string">
            <text:p>Details</text:p>
            <text:p/>
            <text:p>Unlock the Power of Generative AI – Bootcamp for Professionals!</text:p>
            <text:p/>
            <text:p>EuroCham's Training Academy will host the professional training course on a 2-day workshop on Artificial Intelligence on October 16th &amp; 17th.This hands-on, interactive bootcamp is designed to boost productivity, streamline workflows, and elevate professional skills using generative AI.</text:p>
            <text:p/>
            <text:p>Whether you're a researcher, communications expert, or senior executive, you'll gain practical AI skills that can be applied to your daily tasks—empowering you to make your work more efficient and impactful..</text:p>
            <text:p/>
            <text:p>Course objectives</text:p>
            <text:p/>
            <text:p>By the end of this training, participants will:</text:p>
            <text:p/>
            <text:p>- Understand how to apply AI to problem-solving</text:p>
            <text:p/>
            <text:p>- Explore the limitations of AI in writing and research</text:p>
            <text:p/>
            <text:p>- Learn how to select the right AI tool for each situation</text:p>
            <text:p/>
            <text:p>- Improve decision-making through AI-driven insights</text:p>
            <text:p/>
            <text:p>- Gain practical experience with AI assistants like Claude and ChatGPT</text:p>
            <text:p/>
            <text:p>- Master prompt engineering for high-quality AI output</text:p>
            <text:p/>
            <text:p>- Apply these AI skills to real-world scenarios through hands-on exercises</text:p>
            <text:p/>
            <text:p>COURSE SPECIFICS:</text:p>
            <text:p/>
            <text:p>Day 1: Getting Started with Generative AI</text:p>
            <text:p/>
            <text:p>Morning</text:p>
            <text:p/>
            <text:p>Icebreaker: AI in Daily Life</text:p>
            <text:p/>
            <text:p>Introduction to Generative AI</text:p>
            <text:p/>
            <text:p>Hands-on Activity: Basic AI Exercises</text:p>
            <text:p/>
            <text:p>Advanced AI Capabilities</text:p>
            <text:p/>
            <text:p>Afternoon</text:p>
            <text:p/>
            <text:p>AI for Productivity (90 mins)</text:p>
            <text:p/>
            <text:p>Hands-on Activity: Productivity Tools</text:p>
            <text:p/>
            <text:p>Recap and Q&amp;A</text:p>
            <text:p/>
            <text:p>Day 2: A Deeper Understanding of AI tools</text:p>
            <text:p/>
            <text:p>Morning</text:p>
            <text:p/>
            <text:p>Energizer: AI Trivia</text:p>
            <text:p/>
            <text:p>Ethical Considerations</text:p>
            <text:p/>
            <text:p>AI in Communication</text:p>
            <text:p/>
            <text:p>Afternoon</text:p>
            <text:p/>
            <text:p>Custom AI Solutions</text:p>
            <text:p/>
            <text:p>Implementing AI</text:p>
            <text:p/>
            <text:p>Wrap-Up and Next steps</text:p>
            <text:p/>
            <text:p>Closing activity: AI Pledge</text:p>
            <text:p/>
            <text:p>WHO IS THIS COURSE FOR?</text:p>
            <text:p/>
            <text:p>If you use a computer as part of your job and are eager to leverage AI in your work, this course is for you.</text:p>
            <text:p/>
            <text:p>From junior accountants, team leaders, comms directors, analysts to HR managers.</text:p>
            <text:p/>
            <text:p>Anyone working with documents, email, analysis, or management will benefit from this interactive workshop designed for all seniority levels.</text:p>
            <text:p/>
            <text:p>Training details</text:p>
            <text:p/>
            <text:p>Day One: 16 October</text:p>
            <text:p/>
            <text:p>Day Two: 17 October</text:p>
            <text:p/>
            <text:p>Time: 9:00am-5:00pm</text:p>
            <text:p/>
            <text:p>EuroCham members: $265/ Non-members: $315</text:p>
            <text:p/>
            <text:p>Instructor background</text:p>
            <text:p/>
            <text:p>Ali Syed is a marketing, branding, and strategy professional with over 18 years of experience across the Middle East and North Africa, and over 6 years of experience as the Director of Marketing in Cambodia at Sabay Digital. Since 2023, Ali has been actively involved in Generative AI and has developed a deep practical understanding of the technology. He has hosted several workshops on marketing, branding, social media, and the integration of artificial intelligence into our everyday professional lives.</text:p>
            <text:p/>
            <text:p>For more information and registration, please contact</text:p>
            <text:p/>
            <text:p>Mr. NGUON SAO Puthiridh</text:p>
            <text:p/>
            <text:p>Training Academy Officer</text:p>
            <text:p/>
            <text:p>Email: market.analyst3@eurocham- cambodia.org</text:p>
            <text:p/>
            <text:p>Phone: +855 10 887 950</text:p>
          </table:table-cell>
          <table:table-cell office:value-type="string" calcext:value-type="string">
            <text:p>www.eurocham-cambodia.org</text:p>
          </table:table-cell>
          <table:table-cell/>
          <table:table-cell office:value-type="string" calcext:value-type="string">
            <text:p>EuroCham Training Academy</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small</text:p>
          </table:table-cell>
          <table:table-cell office:value-type="string" calcext:value-type="string">
            <text:p>Cambodia:Other</text:p>
          </table:table-cell>
          <table:table-cell office:value-type="string" calcext:value-type="string">
            <text:p>Offers a professional training course focused on generative AI for various professionals, including hands-on workshops. This course aims to enhance productivity and utilize AI tools effectively.</text:p>
          </table:table-cell>
          <table:table-cell office:value-type="string" calcext:value-type="string">
            <text:p>Potential collaboration in developing AI-related educational programs, especially for professionals. However, more focus on media/creative courses is needed.</text:p>
          </table:table-cell>
          <table:table-cell office:value-type="string" calcext:value-type="string">
            <text:p>Moderate signal due to: 1) AI training for professionals; 2) Hands-on experience provided; 3) Limited scope in media-focused courses; 4) Small scale operations.</text:p>
          </table:table-cell>
        </table:table-row>
        <table:table-row table:style-name="ro2">
          <table:table-cell office:value-type="string" calcext:value-type="string">
            <text:p>2U to exit boot camps in favor of microcredentials</text:p>
          </table:table-cell>
          <table:table-cell office:value-type="string" calcext:value-type="string">
            <text:p>https://www.highereddive.com/news/2u-exit-boot-camps-transition-microcredentials/734798/</text:p>
          </table:table-cell>
          <table:table-cell office:value-type="string" calcext:value-type="string">
            <text:p>5 дней назад</text:p>
          </table:table-cell>
          <table:table-cell office:value-type="string" calcext:value-type="string">
            <text:p>Dive Brief:</text:p>
            <text:p/>
            <text:p>2U is pivoting away from its traditional boot camps to transition to shorter microcredential programs focused on emerging skills, CFO and interim CEO Matt Norden said in a company post Wednesday.</text:p>
            <text:p/>
            <text:p>2U’s boot camps offer credentials in technical skills such as coding in 12-week to 24-week programs. The microcredential programs are expected to range from six to 12 weeks, according to a 2U spokesperson</text:p>
            <text:p/>
            <text:p>The company’s first microcredentials will come through a partnership with Columbia University’s engineering school and include professional certificates in Python fundamentals, machine learning and applied fundamentals in artificial intelligence, Norden said in his post.</text:p>
            <text:p/>
            <text:p>Dive Insight:</text:p>
            <text:p/>
            <text:p>2U originally launched as an online program manager for universities looking to expand their reach through digital degrees. It expanded into the bootcamp business with the 2019 acquisition of Trilogy Education.</text:p>
            <text:p/>
            <text:p>The company bolstered its boot camp business when it bought edX 2021, which helped 2U widen the reach of its offerings. To date, 2U boot camps have produced some 96,000 graduates, and it has partnered with more than 50 universities on the programs, according to Norden.</text:p>
            <text:p/>
            <text:p>But the company’s bet on boot camps went sideways relatively quickly. As demand fell for boot camps and 2U’s OPM services, the debt the company took on to acquire Trilogy and edX weighed heavily, leading 2U ultimately into bankruptcy court in July. The company restructured its debt, reorganized as a private company, and exited Chapter 11 less than two months later.</text:p>
            <text:p/>
            <text:p>Explaining the company’s struggles in bankruptcy papers this summer, Norden pointed in part to waning interest in boot camps after 2021.</text:p>
            <text:p/>
            <text:p>“Demand for entry-level technology jobs unexpectedly declined as technology companies began shedding employees following a boom in hiring during the pandemic,” Norden said. “Coupled with the rapid and unanticipated adoption of artificial intelligence during the same period, demand for 2U’s coding Boot Camp offerings declined.”</text:p>
            <text:p/>
            <text:p>In announcing the company’s transition away from boot camps, Norden on Wednesday cited similar market forces.</text:p>
            <text:p/>
            <text:p>“Demand for entry-level tech roles has decreased while the pool of available, experienced tech talent has expanded,” he said in his post. “Simply put, the long-form, intensive training that boot camps provide no longer aligns with what the market wants and needs.”</text:p>
            <text:p/>
            <text:p>2U’s boot camps have also come under fire from some student advocates, as well as graduates, who say the programs were overpriced and that they didn’t realize 2U’s large role in developing them for partner universities. 2U has defended its boot camps as high quality and produced with accountability and input from university clients.</text:p>
            <text:p/>
            <text:p>Norden described the transition away from boot camps as a “pivotal moment for 2U.” 2U’s current boot camps will continue uninterrupted through their terms, the interim chief said. Ultimately, the company will wind down all of its bootcamps.</text:p>
            <text:p/>
            <text:p>Norden described its microcredentials as “shorter, more flexible, and affordable programs that combine live teaching with asynchronous components.”</text:p>
            <text:p/>
            <text:p>The company is still working out, based on research and feedback, instructional hours for the microcredential programs. The goal, according to a 2U spokesperson, is to balance self-paced learning with structured and interactive experiences.</text:p>
            <text:p/>
            <text:p>In development now are microcredential programs in coding, data, AI and cybersecurity, Norden said.</text:p>
          </table:table-cell>
          <table:table-cell office:value-type="string" calcext:value-type="string">
            <text:p>www.highereddive.com</text:p>
          </table:table-cell>
          <table:table-cell/>
          <table:table-cell office:value-type="string" calcext:value-type="string">
            <text:p>Columbia University Engineering School</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A</text:p>
          </table:table-cell>
          <table:table-cell office:value-type="string" calcext:value-type="string">
            <text:p>Provides professional certificates in Python fundamentals, machine learning, and applied fundamentals in artificial intelligence through its microcredential programs.</text:p>
          </table:table-cell>
          <table:table-cell office:value-type="string" calcext:value-type="string">
            <text:p>Strong candidate for collaboration, has robust AI programs and partnerships with 2U.</text:p>
          </table:table-cell>
          <table:table-cell office:value-type="string" calcext:value-type="string">
            <text:p>Signal score is high because: 1) Offers specific AI programs 2) Focused on market-relevant skills 3) Large-scale institution with a history of partnerships.</text:p>
          </table:table-cell>
        </table:table-row>
        <table:table-row table:style-name="ro2">
          <table:table-cell office:value-type="string" calcext:value-type="string">
            <text:p>Sessions and Workshops</text:p>
          </table:table-cell>
          <table:table-cell office:value-type="string" calcext:value-type="string">
            <text:p>https://teaching.utoronto.ca/teaching-uoft-genai/genai-programming/</text:p>
          </table:table-cell>
          <table:table-cell office:value-type="string" calcext:value-type="string">
            <text:p>28 авг. 2024 г.</text:p>
          </table:table-cell>
          <table:table-cell office:value-type="string" calcext:value-type="string">
            <text:p>Generative AI Virtual Drop In – Getting Started with Microsoft Copilot</text:p>
            <text:p/>
            <text:p>Every second Tuesday between September 10th and December 17th, 1pm-2pm</text:p>
            <text:p/>
            <text:p>Join us for an interactive virtual drop-in for University of Toronto instructors and staff. This is your opportunity to get hands-on experience with Microsoft Copilot, a powerful generative AI model that has been approved for use by the University.</text:p>
            <text:p/>
            <text:p>Focus : Our primary goal is to familiarize you with the process of logging into Copilot using protected mode, which means your privacy and data will be kept secure. You’ll also learn how to craft effective prompts to get the most out of Copilot’s capabilities.</text:p>
            <text:p/>
            <text:p>What to Expect :</text:p>
            <text:p/>
            <text:p>A walkthrough of the protected mode login process.</text:p>
            <text:p/>
            <text:p>Tips on creating effective prompts to communicate with Copilot.</text:p>
            <text:p/>
            <text:p>A demonstration of Copilot’s features.</text:p>
            <text:p/>
            <text:p>Q&amp;A to address any questions or concerns.</text:p>
            <text:p/>
            <text:p>Drop in anytime between 1pm and 2pm and stay for as little or as much time as you like.</text:p>
            <text:p/>
            <text:p>Don’t miss this chance to explore how Microsoft Copilot can assist you in your daily tasks and teaching endeavours. We look forward to helping you harness the full potential of this innovative tool!</text:p>
          </table:table-cell>
          <table:table-cell office:value-type="string" calcext:value-type="string">
            <text:p>teaching.utoronto.ca</text:p>
          </table:table-cell>
          <table:table-cell/>
          <table:table-cell office:value-type="string" calcext:value-type="string">
            <text:p>University of Toronto</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Canada:Other</text:p>
          </table:table-cell>
          <table:table-cell office:value-type="string" calcext:value-type="string">
            <text:p>A major research university offering a variety of programs and workshops, including a focus on AI technologies. Large student population.</text:p>
          </table:table-cell>
          <table:table-cell office:value-type="string" calcext:value-type="string">
            <text:p>Potential collaboration in AI workshops, though primary focus is on staff training rather than student courses.</text:p>
          </table:table-cell>
          <table:table-cell office:value-type="string" calcext:value-type="string">
            <text:p>Moderate signal justified by: 1) Involves training with Microsoft Copilot (an AI tool) 2) Not specifically targeted at media/creative programs, limits collaboration options.</text:p>
          </table:table-cell>
        </table:table-row>
        <table:table-row table:style-name="ro2">
          <table:table-cell office:value-type="string" calcext:value-type="string">
            <text:p>Generative AI @ San Francisco State University | AI</text:p>
          </table:table-cell>
          <table:table-cell office:value-type="string" calcext:value-type="string">
            <text:p>https://ai.sfsu.edu/</text:p>
          </table:table-cell>
          <table:table-cell office:value-type="string" calcext:value-type="string">
            <text:p>11 нояб. 2024 г.</text:p>
          </table:table-cell>
          <table:table-cell office:value-type="string" calcext:value-type="string">
            <text:p>At San Francisco State University, the integration of Generative Artificial Intelligence (GenAI) is transforming academic disciplines by enabling the creation of new content, such as text, images, and videos, through advanced pattern learning. Tools like Copilot, ChatGPT, and DALL-E highlight the technology's potential for research, personalized learning, and innovative content generation.</text:p>
            <text:p/>
            <text:p>Contributing to this mission, Information Technology Services (ITS), the Center for Equity and Excellence in Teaching and Learning (CEETL), and Academic Technology (AT) provide essential resources and support for faculty, students, and staff. Together, we can address challenges such as maintaining academic integrity, mitigating algorithmic biases, ensuring data privacy, and maintaining that the adoption of GenAI aligns with the university's commitment to excellence and ethical application in education.</text:p>
          </table:table-cell>
          <table:table-cell office:value-type="string" calcext:value-type="string">
            <text:p>ai.sfsu.edu</text:p>
          </table:table-cell>
          <table:table-cell/>
          <table:table-cell office:value-type="string" calcext:value-type="string">
            <text:p>San Francisco State University</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nited States:US</text:p>
          </table:table-cell>
          <table:table-cell office:value-type="string" calcext:value-type="string">
            <text:p>A comprehensive public university in California, integrating Generative AI into various academic disciplines, including creative content generation.</text:p>
          </table:table-cell>
          <table:table-cell office:value-type="string" calcext:value-type="string">
            <text:p>Strong candidate for collaboration with its focus on generative AI applications and support structures for faculty and students.</text:p>
          </table:table-cell>
          <table:table-cell office:value-type="string" calcext:value-type="string">
            <text:p>Signal score justified by: 1) Active involvement in AI technologies 2) Applications in media creation (text, images, videos) 3) Large student body and diverse programs.</text:p>
          </table:table-cell>
        </table:table-row>
        <table:table-row table:style-name="ro2">
          <table:table-cell office:value-type="string" calcext:value-type="string">
            <text:p>Introduction to Creative AI - Online Course</text:p>
          </table:table-cell>
          <table:table-cell office:value-type="string" calcext:value-type="string">
            <text:p>https://www.futurelearn.com/courses/introduction-to-creative-ai</text:p>
          </table:table-cell>
          <table:table-cell office:value-type="string" calcext:value-type="string">
            <text:p>1 авг. 2024 г.</text:p>
          </table:table-cell>
          <table:table-cell office:value-type="string" calcext:value-type="string">
            <text:p>Machine learning has led to new ways of creating and consuming work, and is set to transform the creative industries.</text:p>
            <text:p/>
            <text:p>On this two week-course from the Creative Computing Institute at UAL, you’ll explore the evolving field of creative AI. From AI generated imagery to data-driven artwork, you’ll learn how new technologies have inspired makers across the creative sector.</text:p>
            <text:p/>
            <text:p>Prepare for careers in creative AI</text:p>
            <text:p/>
            <text:p>As you discuss the possibilities of creative AI, you’ll build skills for your own career in the area. You’ll be equipped with in-demand expertise in data, deep learning, and generative AI, before having a go at building your own AI system.</text:p>
            <text:p/>
            <text:p>You’ll finish the course with a plan for your future in creative AI, and the credentials you need to make that plan a reality.</text:p>
          </table:table-cell>
          <table:table-cell office:value-type="string" calcext:value-type="string">
            <text:p>www.futurelearn.com</text:p>
          </table:table-cell>
          <table:table-cell/>
          <table:table-cell office:value-type="string" calcext:value-type="string">
            <text:p>Creative Computing Institute at UAL</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K:EU</text:p>
          </table:table-cell>
          <table:table-cell office:value-type="string" calcext:value-type="string">
            <text:p>Part of the University of the Arts London, specializing in creative technologies including AI. Offers an online course in creative AI to prepare students for careers in the field.</text:p>
          </table:table-cell>
          <table:table-cell office:value-type="string" calcext:value-type="string">
            <text:p>Strong candidate for collaboration, focusing on AI technologies in creative industries.</text:p>
          </table:table-cell>
          <table:table-cell office:value-type="string" calcext:value-type="string">
            <text:p>Strong signal justified by: 1) Explicit focus on AI technologies 2) Direct relevance to creative industries 3) Established international recognition and credentialing 4) Medium scale institution with industry connections.</text:p>
          </table:table-cell>
        </table:table-row>
        <table:table-row table:style-name="ro2">
          <table:table-cell office:value-type="string" calcext:value-type="string">
            <text:p>The future of vocational education and training</text:p>
          </table:table-cell>
          <table:table-cell office:value-type="string" calcext:value-type="string">
            <text:p>https://efvet.org/events/the-future-of-vocational-education-and-training-digitalisation-ai-and-hybrid-learning/</text:p>
          </table:table-cell>
          <table:table-cell office:value-type="string" calcext:value-type="string">
            <text:p>29 окт. 2024 г.</text:p>
          </table:table-cell>
          <table:table-cell office:value-type="string" calcext:value-type="string">
            <text:p>💡We would like to invite you to participate in an international online conference entitled „The Future of Vocational Education and Training: digitalization, AI &amp; hybrid teaching” organised as part of the project “Embedding and Empowering SELFIE WBL Culture – SELFIE WBL Follow Up”, Erasmus+ programme. The conference is organised by OIC Poland Foundation of WSEI University.</text:p>
            <text:p/>
            <text:p>📌 The conference is planned for 29 October 2024 from 10:00 till 14:00 (CET) through Zoom. Moreover, the conference will be held for the local participants in Lublin, and Poland. It will be run in English and Polish with simultaneous interpretation for all participants.</text:p>
            <text:p/>
            <text:p>—</text:p>
            <text:p/>
            <text:p>🔎 Download the full agenda here.</text:p>
            <text:p/>
            <text:p>🔗 Register for the event here.</text:p>
            <text:p/>
            <text:p>—</text:p>
          </table:table-cell>
          <table:table-cell office:value-type="string" calcext:value-type="string">
            <text:p>efvet.org</text:p>
          </table:table-cell>
          <table:table-cell/>
          <table:table-cell office:value-type="string" calcext:value-type="string">
            <text:p>WSEI University</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Poland:EU</text:p>
          </table:table-cell>
          <table:table-cell office:value-type="string" calcext:value-type="string">
            <text:p>WSEI University in Lublin is involved in vocational education with an emphasis on digitalization and AI. Courses are offered in both English and Polish.</text:p>
          </table:table-cell>
          <table:table-cell office:value-type="string" calcext:value-type="string">
            <text:p>Potential collaboration around AI digital courses in vocational settings.</text:p>
          </table:table-cell>
          <table:table-cell office:value-type="string" calcext:value-type="string">
            <text:p>Moderate signal due to: 1) Plans to integrate AI in training 2) Focus on vocational education, but limited media/creative industry offerings.</text:p>
          </table:table-cell>
        </table:table-row>
        <table:table-row table:style-name="ro2">
          <table:table-cell office:value-type="string" calcext:value-type="string">
            <text:p>Assembling Intelligence: Hybrid Strategies for AI, Art, and ...</text:p>
          </table:table-cell>
          <table:table-cell office:value-type="string" calcext:value-type="string">
            <text:p>https://swissnex.org/sanfrancisco/news/assembling-intelligence-hybrid-strategies-for-ai-art-and-design/</text:p>
          </table:table-cell>
          <table:table-cell office:value-type="string" calcext:value-type="string">
            <text:p>10 июн. 2024 г.</text:p>
          </table:table-cell>
          <table:table-cell office:value-type="string" calcext:value-type="string">
            <text:p>San Francisco – June 4, 2024.</text:p>
            <text:p/>
            <text:p>This Summer, Swissnex in San Francisco welcomes Geneva University of Art and Design (HEAD – Genève) to showcase their take on artificial intelligence through recent research projects and students’ artistic works with an exhibition and several public events.</text:p>
            <text:p/>
            <text:p>Exhibition: Aug 19–Nov 30, 2024</text:p>
            <text:p/>
            <text:p>Opening Night: Aug 22, 2024</text:p>
            <text:p/>
            <text:p>Public Conference: Aug 29, 2024</text:p>
            <text:p/>
            <text:p>More details to follow soon</text:p>
            <text:p/>
            <text:p>The techniques used in current trends in artificial intelligence are not exactly new. The concept of “generative” artworks and the notion of a “language model” to create an infinity of results are an old dream. Assembling Intelligence – Hybrid Strategies for AI, Art &amp; Design reunites a diversity of approaches that do not oppose the old and the new, seeking instead a form of “lateral thinking” in an era of ever-accelerating technologies.</text:p>
            <text:p/>
            <text:p>Anchored in the future of the creative professions, Geneva University of Art and Design has launched a plan of action on artificial intelligence (AI). This includes a new cross-disciplinary Bachelor’s course, in-house staff training, ongoing education, strategic monitoring, development of open source and tailored alternatives, symposia, and research projects. These initiatives position HEAD – Genève as a leading player in the field of digital creation.</text:p>
            <text:p/>
            <text:p>The program is curated by Douglas Edric Stanley, Lecturer of Master Media Design at HEAD in Geneva, in collaboration with Anthony Masure, Dean of Research at HEAD. It is facilitated by Audrey Zecchin, Head of International Relations at HEAD.</text:p>
          </table:table-cell>
          <table:table-cell office:value-type="string" calcext:value-type="string">
            <text:p>swissnex.org</text:p>
          </table:table-cell>
          <table:table-cell/>
          <table:table-cell office:value-type="string" calcext:value-type="string">
            <text:p>Geneva University of Art and Design (HEAD – Genève)</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Switzerland:EU</text:p>
          </table:table-cell>
          <table:table-cell office:value-type="string" calcext:value-type="string">
            <text:p>An art and design university focusing on the convergence of AI and creative fields, featuring a cross-disciplinary Bachelor's course on artificial intelligence.</text:p>
          </table:table-cell>
          <table:table-cell office:value-type="string" calcext:value-type="string">
            <text:p>Strong candidate for collaboration due to its focus on AI integration in art and media.</text:p>
          </table:table-cell>
          <table:table-cell office:value-type="string" calcext:value-type="string">
            <text:p>Strong signal justified by: 1) Explicit AI-focused Bachelor’s course 2) Engagement in international events and exhibitions 3) Active in research and development in AI applications for creative industries.</text:p>
          </table:table-cell>
        </table:table-row>
        <table:table-row table:style-name="ro2">
          <table:table-cell office:value-type="string" calcext:value-type="string">
            <text:p>AI Journalism Labs - Newmark J-School</text:p>
          </table:table-cell>
          <table:table-cell office:value-type="string" calcext:value-type="string">
            <text:p>https://www.journalism.cuny.edu/j-plus/ai-journalism-labs/</text:p>
          </table:table-cell>
          <table:table-cell office:value-type="string" calcext:value-type="string">
            <text:p>18 сент. 2024 г.</text:p>
          </table:table-cell>
          <table:table-cell office:value-type="string" calcext:value-type="string">
            <text:p>Embark on a journey of innovation! These 3-month hybrid, tuition-free and highly participatory programs invite journalists and executives to explore generative AI through theory and practice, and add meaningfully to the conversation.</text:p>
            <text:p/>
            <text:p>The AI Journalism Labs were developed by J+ at the Craig Newmark Graduate School of Journalism at CUNY, with support from Microsoft, to involve journalists and media professionals in finding ways to navigate and harness generative AI in ethical ways that reinforce trust from communities and increase impact.</text:p>
            <text:p/>
            <text:p>We believe that journalists and managers should have a direct understanding of AI through experimentation to be able to think strategically about its applications to their work.</text:p>
            <text:p/>
            <text:p>In that spirit, the following programs adopt a seminar-and-lab model, alternating classes between lectures by AI visionaries and hands-on sessions by seasoned practitioners, many opportunities for meaningful conversations, and a final capstone project overseen by a coach.</text:p>
            <text:p/>
            <text:p>AI J Lab: Leadership</text:p>
            <text:p/>
            <text:p>January-April 2025</text:p>
            <text:p/>
            <text:p>Focus area: What does newsroom leadership look like in the age of AI?</text:p>
            <text:p/>
            <text:p>Goal: Becoming a better leader and manager with the help of AI and making smarter strategic decisions around AI</text:p>
            <text:p/>
            <text:p>Participants: Journalists in leadership roles, strategists, executives in editorial, tech and product roles</text:p>
            <text:p/>
            <text:p>AI J Lab: Adoption</text:p>
            <text:p/>
            <text:p>March-July 2025</text:p>
            <text:p/>
            <text:p>Focus area: How can we help newsrooms who are just starting out with AI?</text:p>
            <text:p/>
            <text:p>Goal: Helping news organizations to hit the ground running when it comes to AI adoption</text:p>
            <text:p/>
            <text:p>Participants: Local journalists, managers and academics</text:p>
            <text:p/>
            <text:p>You can sign up for more info below to keep up with announcements about the program.</text:p>
            <text:p/>
            <text:p>Request more information about the AI Journalism Labs:</text:p>
          </table:table-cell>
          <table:table-cell office:value-type="string" calcext:value-type="string">
            <text:p>www.journalism.cuny.edu</text:p>
          </table:table-cell>
          <table:table-cell/>
          <table:table-cell office:value-type="string" calcext:value-type="string">
            <text:p>Craig Newmark Graduate School of Journalism</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S</text:p>
          </table:table-cell>
          <table:table-cell office:value-type="string" calcext:value-type="string">
            <text:p>A well-known journalism school that offers AI-focused programs for journalists and media professionals, supporting ethical AI use in newsrooms. Approximately 300 students annually.</text:p>
          </table:table-cell>
          <table:table-cell office:value-type="string" calcext:value-type="string">
            <text:p>Strong candidate for collaboration due to their focus on AI applications in journalism and strong international presence.</text:p>
          </table:table-cell>
          <table:table-cell office:value-type="string" calcext:value-type="string">
            <text:p>Strong signal justified by: 1) Comprehensive AI journalism programs 2) Focus on ethical AI use in media 3) Significant engagement in professional development for media professionals.</text:p>
          </table:table-cell>
        </table:table-row>
        <table:table-row table:style-name="ro2">
          <table:table-cell office:value-type="string" calcext:value-type="string">
            <text:p>Learn about a hybrid emotional AI for electronic music, Oct. 9</text:p>
          </table:table-cell>
          <table:table-cell office:value-type="string" calcext:value-type="string">
            <text:p>https://innercircle.engineering.asu.edu/2024/09/learn-about-a-hybrid-emotional-ai-for-electronic-music-oct-9/</text:p>
          </table:table-cell>
          <table:table-cell office:value-type="string" calcext:value-type="string">
            <text:p>16 сент. 2024 г.</text:p>
          </table:table-cell>
          <table:table-cell office:value-type="string" calcext:value-type="string">
            <text:p>The School of Arts, Media and Engineering and the School of Computing and Augmented Intelligence invite you to an enlightening event that explores the intersection of music and artificial intelligence.</text:p>
            <text:p/>
            <text:p>Join us as Jean-Claude Heudin, renowned scientist, composer and AI expert, delves into the role of algorithms in music creation. Many people, even musicians, hesitate to embrace the idea that music can be represented and composed through algorithms. However, algorithms have long played a crucial role in music’s evolution, and artificial intelligence is its natural progression.</text:p>
            <text:p/>
            <text:p>In this session, Heudin will offer a historical overview before introducing ANGELIA, his groundbreaking AI project designed for electronic music. ANGELIA is a hybrid emotional AI that functions as a music companion, collaborating with musicians to compose and perform. Using bio-inspired algorithms like neural networks, Markov chains and genetic algorithms, ANGELIA pushes the boundaries of human-AI creativity. Connected to a modular synthesizer, it becomes a hyperinstrument that creates emotionally responsive, dynamic music.</text:p>
            <text:p/>
            <text:p>About the speaker</text:p>
            <text:p/>
            <text:p>Jean-Claude Heudin holds a doctoral degree and a director of research degree from the University of Paris-Sud. He has authored numerous scientific papers and books on AI and complexity science, with a focus on emotional AI in contemporary electronic music. Learn more about his work.</text:p>
            <text:p/>
            <text:p>ANGELIA: A hybrid emotional AI for electronic music</text:p>
            <text:p/>
            <text:p>Wednesday, Oct. 9, 2024</text:p>
            <text:p/>
            <text:p>4:30–6:30 p.m.</text:p>
            <text:p/>
            <text:p>Stauffer Communication Arts Building (STAUF) B127, Tempe campus [map]</text:p>
            <text:p/>
            <text:p>Learn more</text:p>
            <text:p/>
            <text:p>This event offers a rare glimpse into the future of AI-driven music composition. Don’t miss out on this unique opportunity to experience the fusion of technology and art!</text:p>
            <text:p/>
            <text:p>Free and open to the public!</text:p>
          </table:table-cell>
          <table:table-cell office:value-type="string" calcext:value-type="string">
            <text:p>innercircle.engineering.asu.edu</text:p>
          </table:table-cell>
          <table:table-cell/>
          <table:table-cell office:value-type="string" calcext:value-type="string">
            <text:p>School of Arts, Media and Engineering</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S:Other</text:p>
          </table:table-cell>
          <table:table-cell office:value-type="string" calcext:value-type="string">
            <text:p>An innovative institution that focuses on the intersection of art and technology, offering programs in arts, media, and computing that engage with artificial intelligence. Established within a large university, it serves a diverse student body.</text:p>
          </table:table-cell>
          <table:table-cell office:value-type="string" calcext:value-type="string">
            <text:p>Strong potential for collaboration in AI-driven creative techniques, particularly in music and arts.</text:p>
          </table:table-cell>
          <table:table-cell office:value-type="string" calcext:value-type="string">
            <text:p>Strong signal justified by: 1) Clear focus on AI in music creation 2) Dedicated programs in media and arts 3) Historical significance in advancing technology-enhanced creativity 4) Open engagement with the public in AI-related events.</text:p>
          </table:table-cell>
        </table:table-row>
        <table:table-row table:style-name="ro2">
          <table:table-cell office:value-type="string" calcext:value-type="string">
            <text:p>Hybrid Intelligence team organized “Human-AI mutual ...</text:p>
          </table:table-cell>
          <table:table-cell office:value-type="string" calcext:value-type="string">
            <text:p>https://www.oulu.fi/en/news/hybrid-intelligence-team-organized-human-ai-mutual-promotion-for-emotion-and-cognition-understanding</text:p>
          </table:table-cell>
          <table:table-cell office:value-type="string" calcext:value-type="string">
            <text:p>9 авг. 2024 г.</text:p>
          </table:table-cell>
          <table:table-cell office:value-type="string" calcext:value-type="string">
            <text:p>Hybrid Intelligence (HI) research programme from the University of Oulu attended Hybrid Human Artificial Intelligence (HHAI) 2024 conference in Malmö, Sweden, and organized a tutorial workshop at the conference.</text:p>
            <text:p/>
            <text:p>HI research group organized a tutorial Human-AI mutual promotion for emotion and cognition understanding (HAECU) with keynotes and panel discussion at the HHAI 2024 conference.</text:p>
            <text:p/>
            <text:p>Tutorial explored the synergistic potential between AI and human understanding of emotion and cognition</text:p>
            <text:p/>
            <text:p>The HAECU tutorial aimed to explore the synergistic potential between AI and human understanding of emotion and cognition. The goal was to reveal how AI can enhance our understanding of human emotional and cognitive behaviors and how these insights can, in turn, guide the creation of more nuanced AI systems.</text:p>
            <text:p/>
            <text:p>Participants engaged with a mix of theoretical foundations, practical AI applications, and interactive exercises, highlighting the interdisciplinary nature of this field. The experts were from different fields and offered new perspectives on integrating AI with human emotional and cognitive studies, especially in the field of machine learning and learning sciences, fostering innovative solutions for empathetic and intelligent human-AI interactions.</text:p>
            <text:p/>
            <text:p>The workshop included:</text:p>
            <text:p/>
            <text:p/>
            <text:p/>
            <text:p>Keynote HI Foundation: Interactive Intelligence and Cognitive Modelling for Hybrid Intelligent Systems by Catholijn Jonker , Hybrid Intelligence Centre, TU Delft, Netherlands</text:p>
            <text:p/>
            <text:p>Hybrid Intelligence Centre, TU Delft, Netherlands Keynote Emotion/Cognition in HI: From Emotion AI to Cognitive AI by Qianru Xu , CMVS, University of Oulu</text:p>
            <text:p/>
            <text:p>CMVS, University of Oulu Keynote AI-based HI 1: Understanding Human Emotions via Multimodality Facial/Micro-Expressions by Yang Liu , CMVS, University of Oulu</text:p>
            <text:p/>
            <text:p>, CMVS, University of Oulu Keynote: AI-based HI 2: Understanding Human Hidden Emotions from Body Languages by Haoyu Chen , CMVS, Assistant Professor of Hybrid Intelligence proggamme, University of Oulu</text:p>
            <text:p/>
            <text:p>, CMVS, Assistant Professor of Hybrid Intelligence proggamme, University of Oulu Keynote Applications: AI to Understand Students' Learning in Education Fields by Andy Nguyen , LET, Assistant Professor of Hybrid Intelligence programme, University of Oulu</text:p>
            <text:p/>
            <text:p>, LET, Assistant Professor of Hybrid Intelligence programme, University of Oulu Q&amp;A Section and a panel discussion.</text:p>
            <text:p/>
            <text:p>The participants were proactively engaged in the conversation, and there were a lot of great discussions around the topics from different fields perspectives, such as computer/cognitive science, AI field, learning sciences and cognitive science.</text:p>
            <text:p/>
            <text:p/>
            <text:p/>
            <text:p>Apart form his keynote Assistant Professor Nguyen presented a research paper titled: Hybrid Intelligence in Academic Writing: Examining Self-Regulated Learning Patterns in an AI-Assisted Writing Task at the conference.</text:p>
            <text:p/>
            <text:p/>
            <text:p/>
            <text:p>Constant dialogue is needed in between disciplines for understanding different research philosophies and languages for multidisciplinary hybrid intelligence research</text:p>
            <text:p/>
            <text:p>Aside from organizing the HAECU workshop, the Hybrid Intelligence research programme had a lot of brilliant take-aways to bring back from the HHAI 2024 conference. The researchers from Hybrid Intelligence group were impressed by the true multidisciplinary nature of workshops that they attended.</text:p>
            <text:p/>
            <text:p>“The importance of constant dialogue with other disciplines in order to understand each other was really highlighted. The conference was a great place to make good contacts, also Ethical, Legal and Social Implications Research Program (ELSI) from USA was very much present, more than I expected”, says Susanne Uusitalo, the leader of Ethics Forum, Hybrid Intelligence programme, University of Oulu.</text:p>
            <text:p/>
            <text:p>Assistant Professor Haoyu Chen from Hybrid Intelligence programme thought the conference offered a great space to have deeper conversations about the topics since the number of attendees was kept moderate.</text:p>
            <text:p/>
            <text:p>Chen seconds Uusitalo´s comment on the need for constant dialogue. The research philosophies between social scientists and AI/computer scientists are very different, and common language should be built and aligned.</text:p>
            <text:p/>
            <text:p>“Conversations with researchers from multidisciplinary backgrounds can make one a bit uncomfortable in the beginning, but they will remain as a profound savor in my research philosophy, which is great”, Chen describes.</text:p>
            <text:p/>
            <text:p>Both Uusitalo and Chen say that besides workshops, keynote speech about explainable AI, Towards a Synergistic human-machine Interaction and Collaboration. XAI and Hybrid Decision-Making Systems. State-of-the-art and research questions by Fosca Giannotti was very memorable and insightful.</text:p>
            <text:p/>
            <text:p>Hybrid Intelligence research programme from University of Oulu and The Hybrid Intelligence Centre in Netherlands continue building collaboration together</text:p>
            <text:p/>
            <text:p>Chen also adds that, ‘What Is HI’ competition on the HHAI 2024 conference gives a lot of inspirations to the HI team from Oulu, helping them to reflect how to organize their own HI challenge in the future.</text:p>
            <text:p/>
            <text:p>According to the</text:p>
          </table:table-cell>
          <table:table-cell office:value-type="string" calcext:value-type="string">
            <text:p>www.oulu.fi</text:p>
          </table:table-cell>
          <table:table-cell/>
          <table:table-cell office:value-type="string" calcext:value-type="string">
            <text:p>University of Oulu</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Finland:EU</text:p>
          </table:table-cell>
          <table:table-cell office:value-type="string" calcext:value-type="string">
            <text:p>University of Oulu offers a range of interdisciplinary programs with a focus on AI technologies, particularly emphasizing the intersection of AI with human cognition and emotion. It hosts numerous workshops and conferences to foster collaboration in this field.</text:p>
          </table:table-cell>
          <table:table-cell office:value-type="string" calcext:value-type="string">
            <text:p>Strong candidate for partnerships focused on AI and media/creative industries due to its robust research programs and emphasis on interdisciplinary collaboration.</text:p>
          </table:table-cell>
          <table:table-cell office:value-type="string" calcext:value-type="string">
            <text:p>Strong signal justified by: 1) Active AI research programs 2) International collaborations 3) Focus on integrating AI with emotional and cognitive studies, relevant for creative applications.</text:p>
          </table:table-cell>
        </table:table-row>
        <table:table-row table:style-name="ro2">
          <table:table-cell office:value-type="string" calcext:value-type="string">
            <text:p>Ringling College Launches First-of-its-Kind AI ...</text:p>
          </table:table-cell>
          <table:table-cell office:value-type="string" calcext:value-type="string">
            <text:p>https://www.ringling.edu/news/052324-ai_certificate-2/</text:p>
          </table:table-cell>
          <table:table-cell office:value-type="string" calcext:value-type="string">
            <text:p>23 мая 2024 г.</text:p>
          </table:table-cell>
          <table:table-cell office:value-type="string" calcext:value-type="string">
            <text:p>Ringling College of Art and Design has announced the launch of a groundbreaking new Artificial Intelligence (AI) Undergraduate Certificate program, the first of its kind at an art and design college. The program aims to equip students with the knowledge and skills necessary to navigate the complex impact of AI on creative industries of all kinds.</text:p>
            <text:p/>
            <text:p>The rise of AI has brought both opportunities and challenges to the world, and to the world of art and design. While AI tools can serve as powerful creative tools, the technology has been developed using methods that raise serious moral and legal concerns. Recognizing the need to address these issues head-on, Ringling College has designed a program that prepares students for careers merging AI with art, design, and creativity in a responsible and ethical manner.</text:p>
            <text:p/>
            <text:p>“AI is scary, exciting, revolutionary, and sometimes feels like an existential threat to creators of all kinds. At Ringling College, we are committed to innovation and providing our students with the tools they need to thrive in constantly evolving creative professions,” said Rick Dakan, AI Coordinator at Ringling College. “The AI Undergraduate Certificate program is a proactive response to the rapid technological changes reshaping the creative landscape. We want our students to be equipped to shape the future of art with AI, not simply be shaped by it.”</text:p>
            <text:p/>
            <text:p>The certificate program is available as an option to all Ringling College students pursuing studies in 13 different majors. The program will provide real-world applications. The three-course program covers fundamental AI and machine learning principles, their application in creative contexts, and the ethical, societal, and cultural implications of AI in art and design. Through hands-on experience with AI tools and a focus on responsible integration of AI in creative practices, students will gain the skills and knowledge needed to tackle real-world challenges and succeed in AI-driven creative industries.</text:p>
            <text:p/>
            <text:p>“Creativity is the heart of the future,” said Dr. Larry R. Thompson, president of Ringling College. “All that creativity encompasses—imagination, design thinking, emotional intelligence, and a holistic perspective—will fuel our future economy, and society. AI is here, and here to stay. Therefore, it’s our responsibility as an institution of higher and creative learning to teach our students how to responsibly leverage this new tool to their advantage; much in the same way as we did several years ago when the computer was introduced to art and design and became the new paintbrush.”</text:p>
            <text:p/>
            <text:p>Upon completion of the program, students will have not only a certificate but also a portfolio showcasing their ability to innovatively apply AI in their creative work. This program will add another credential to their resume, positioning these students as competitive candidates in the job market. As the creative world continues to evolve, Ringling College remains dedicated to providing its students with the latest education and resources necessary to thrive.</text:p>
          </table:table-cell>
          <table:table-cell office:value-type="string" calcext:value-type="string">
            <text:p>www.ringling.edu</text:p>
          </table:table-cell>
          <table:table-cell/>
          <table:table-cell office:value-type="string" calcext:value-type="string">
            <text:p>Ringling College of Art and Design</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SA:US</text:p>
          </table:table-cell>
          <table:table-cell office:value-type="string" calcext:value-type="string">
            <text:p>Ringling College introduces an AI Undergraduate Certificate program focusing on the intersection of AI and creative industries, addressing ethical implications and applying AI in various artistic contexts. About 1,200 students enrolled annually.</text:p>
          </table:table-cell>
          <table:table-cell office:value-type="string" calcext:value-type="string">
            <text:p>Strong partnership potential due to innovative AI program tailored for creative fields and an emphasis on ethical practices.</text:p>
          </table:table-cell>
          <table:table-cell office:value-type="string" calcext:value-type="string">
            <text:p>Strong signal justified by: 1) Comprehensive AI program explicitly designed for creative industries 2) Focus on responsible AI application in art and design 3) Medium scale with broad enrollment across multiple majors</text:p>
          </table:table-cell>
        </table:table-row>
        <table:table-row table:style-name="ro2">
          <table:table-cell office:value-type="string" calcext:value-type="string">
            <text:p>Writing &amp; Editing with AI | English</text:p>
          </table:table-cell>
          <table:table-cell office:value-type="string" calcext:value-type="string">
            <text:p>https://clas.ucdenver.edu/english/current-undergraduate-student-information/writing-editing-ai</text:p>
          </table:table-cell>
          <table:table-cell office:value-type="string" calcext:value-type="string">
            <text:p>8 авг. 2024 г.</text:p>
          </table:table-cell>
          <table:table-cell office:value-type="string" calcext:value-type="string">
            <text:p>What is the Writing &amp; Editing with AI Certificate?</text:p>
            <text:p/>
            <text:p>Artificial Intelligence (AI) is upending how we write and communicate–in our workplaces, at school, creatively, and interpersonally. Writing professionals across many fields are increasingly expected to know how to use AI in a rapidly changing environment.</text:p>
            <text:p/>
            <text:p>In completing this certificate, students will question what this influx of AI writing tools means for us as writers, readers, and humans as well as gain the foundational skills needed to write and edit alongside AI.</text:p>
            <text:p/>
            <text:p>The Writing and Editing with AI certificate program is an opportunity for students to design their own tracks of formal study at the intersections of writing and AI and to gain hands-on and professional experience writing with AI (through internships and experiential/client-partnered courses).</text:p>
          </table:table-cell>
          <table:table-cell office:value-type="string" calcext:value-type="string">
            <text:p>clas.ucdenver.edu</text:p>
          </table:table-cell>
          <table:table-cell/>
          <table:table-cell office:value-type="string" calcext:value-type="string">
            <text:p>Writing &amp; Editing with AI Certificate</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N/A</text:p>
          </table:table-cell>
          <table:table-cell office:value-type="string" calcext:value-type="string">
            <text:p>This certificate program focuses on integrating AI into writing and editing practices. It offers hands-on experience and internships related to AI writing tools.</text:p>
          </table:table-cell>
          <table:table-cell office:value-type="string" calcext:value-type="string">
            <text:p>Strong collaboration potential due to its comprehensive AI curriculum in writing and editing. It prepares students for a modern workforce.</text:p>
          </table:table-cell>
          <table:table-cell office:value-type="string" calcext:value-type="string">
            <text:p>Strong signal justified by: 1) Explicit focus on AI technologies in writing 2) Creative industry relevance 3) Internship opportunities with practical experience</text:p>
          </table:table-cell>
        </table:table-row>
        <table:table-row table:style-name="ro2">
          <table:table-cell office:value-type="string" calcext:value-type="string">
            <text:p>PhD course Generative AI in Work, Education, and Research</text:p>
          </table:table-cell>
          <table:table-cell office:value-type="string" calcext:value-type="string">
            <text:p>https://vu.nl/en/education/phd-courses/generative-ai-in-work-education-and-research</text:p>
          </table:table-cell>
          <table:table-cell office:value-type="string" calcext:value-type="string">
            <text:p>1 мар. 2024 г.</text:p>
          </table:table-cell>
          <table:table-cell office:value-type="string" calcext:value-type="string">
            <text:p>prof. dr. Marleen Huysman</text:p>
            <text:p/>
            <text:p>Marleen Huysman is Professor of Knowledge and Organization at the KIN Center for Digital Innovation. She studied Sociology at the Erasmus University Rotterdam and has a PhD in Business Economics at Vrije Universiteit Amsterdam. Since 2006 she holds a chair in Knowledge and Organization at the VU School of Business and Economics. Marleen has been visiting scholar during her PhD at Stanford and in 2000-2001 she was a visiting scholar at the Technology and Innovation Management (TIM) group at Harvard Business School. Marleen conducts research in: new ways of working, technology in practice, knowledge sharing, - coordinating, development and integration. Her research has been published in various international journals and books and is a frequent speaker at academic and professional meeting in the field.</text:p>
          </table:table-cell>
          <table:table-cell office:value-type="string" calcext:value-type="string">
            <text:p>vu.nl</text:p>
          </table:table-cell>
          <table:table-cell/>
          <table:table-cell office:value-type="string" calcext:value-type="string">
            <text:p>Vrije Universiteit Amsterdam</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Netherlands:EU</text:p>
          </table:table-cell>
          <table:table-cell office:value-type="string" calcext:value-type="string">
            <text:p>A major research university with a strong emphasis on business and economics, including a focus on digital innovation and education in technology.</text:p>
          </table:table-cell>
          <table:table-cell office:value-type="string" calcext:value-type="string">
            <text:p>Potential candidate for partnership, especially regarding their research in generative AI and its applications in education.</text:p>
          </table:table-cell>
          <table:table-cell office:value-type="string" calcext:value-type="string">
            <text:p>Medium signal justified by: 1) PhD course on generative AI indicates interest in AI technologies 2) No specific course related to media or creative industries</text:p>
          </table:table-cell>
        </table:table-row>
        <table:table-row table:style-name="ro2">
          <table:table-cell office:value-type="string" calcext:value-type="string">
            <text:p>HND in Artificial Intelligence (AI) Solutions and Applications</text:p>
          </table:table-cell>
          <table:table-cell office:value-type="string" calcext:value-type="string">
            <text:p>https://iqualifyuk.com/hnd-in-digital-technologies-ai-solutions-applications/</text:p>
          </table:table-cell>
          <table:table-cell office:value-type="string" calcext:value-type="string">
            <text:p>9 мая 2024 г.</text:p>
          </table:table-cell>
          <table:table-cell office:value-type="string" calcext:value-type="string">
            <text:p>The HND in A.I Solutions and Applications is a Level 5 qualification, equivalent to the second year of a UK Bachelor’s Degree, with an embedded Level 4 qualification, the HNC. This program serves as a stepping stone towards the final year of a Bachelor’s Programme.</text:p>
            <text:p/>
            <text:p>Our HND in A.I Solutions and Applications equips you with the essential skills and knowledge needed to thrive in the rapidly evolving field of Artificial Intelligence. Whether you aspire to specialize in machine learning, natural language processing, robotics, or pursue further education, this programme lays a robust foundation in AI technologies.</text:p>
            <text:p/>
            <text:p>The HND curriculum is carefully designed to prepare students for the sophisticated challenges present in the artificial intelligence domain. With a focus on practical application and staying up-to-date with industry trends, graduates exit the programme thoroughly equipped for diverse career trajectories or advanced academic pursuits.</text:p>
            <text:p/>
            <text:p>The credits earned through our HND programme are recognized by universities both in the UK and internationally, allowing you the opportunity to progress directly into the final year of a Bachelor’s degree program. This streamlined pathway saves you time and resources, propelling you towards your career goals in the dynamic world of artificial intellgence.</text:p>
          </table:table-cell>
          <table:table-cell office:value-type="string" calcext:value-type="string">
            <text:p>iqualifyuk.com</text:p>
          </table:table-cell>
          <table:table-cell/>
          <table:table-cell office:value-type="string" calcext:value-type="string">
            <text:p>HND in Artificial Intelligence Solutions and Applications</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UK:UK</text:p>
          </table:table-cell>
          <table:table-cell office:value-type="string" calcext:value-type="string">
            <text:p>A Level 5 qualification that serves as a pathway to Bachelor's degrees. Focuses on practical AI skills but lacks direct media application.</text:p>
          </table:table-cell>
          <table:table-cell office:value-type="string" calcext:value-type="string">
            <text:p>Moderate potential for collaboration in AI sectors, but not directly aligned with media/creative industries.</text:p>
          </table:table-cell>
          <table:table-cell office:value-type="string" calcext:value-type="string">
            <text:p>Signal justified by: 1) Strong focus on AI technologies 2) Pathways to further education 3) Recognized qualifications for international studies</text:p>
          </table:table-cell>
        </table:table-row>
        <table:table-row table:style-name="ro2">
          <table:table-cell office:value-type="string" calcext:value-type="string">
            <text:p>Top 9 Universities Offering GenAI Certification</text:p>
          </table:table-cell>
          <table:table-cell office:value-type="string" calcext:value-type="string">
            <text:p>https://www.analyticsvidhya.com/blog/2024/04/universities-offering-genai-certification/</text:p>
          </table:table-cell>
          <table:table-cell office:value-type="string" calcext:value-type="string">
            <text:p>27 апр. 2024 г.</text:p>
          </table:table-cell>
          <table:table-cell office:value-type="string" calcext:value-type="string">
            <text:p>Top 9 Universities Offering GenAI Certification</text:p>
            <text:p/>
            <text:p>Introduction</text:p>
            <text:p/>
            <text:p>Fictional stories about artificial intelligence are no longer relevant. With the help of generative artificial intelligence (GenAI), which makes it possible to produce never-before-seen pictures, compelling narratives, and even inventive music, design, marketing, and entertainment are all experiencing drastic transformation. Whether you’re an aspiring AI artist or developer or trying to stay on top, the GenAI certification program at an elite institution may enable you to take advantage of this game-changing technology. Prepare to explore a world of endless creativity as you learn which top institutions offer GenAI certification, which will advance your career!</text:p>
            <text:p/>
            <text:p>Why is Doing a GenAI Certification Course Important?</text:p>
            <text:p/>
            <text:p>There are several reasons why taking a GenAI certification course could be important:</text:p>
            <text:p/>
            <text:p>Stay ahead of the curve: The area of generative AI, or GenAI, is expanding quickly. You may prove that you understand this new technology and its uses by enrolling in a course and receiving a certificate. This is particularly useful in data science, content production, and software development.</text:p>
            <text:p/>
            <text:p>The area of generative AI, or GenAI, is expanding quickly. You may prove that you understand this new technology and its uses by enrolling in a course and receiving a certificate. This is particularly useful in data science, content production, and software development. Boost your skillset: GenAI courses may teach you the methods and instruments to work with generative models. You’ll also learn to apply various GenAI tools for particular tasks and gain practical experience. This might help you obtain a new job in an industry incorporating artificial intelligence (AI) or make you a more valuable asset to your existing employer.</text:p>
            <text:p/>
            <text:p>GenAI courses may teach you the methods and instruments to work with generative models. You’ll also learn to apply various GenAI tools for particular tasks and gain practical experience. This might help you obtain a new job in an industry incorporating artificial intelligence (AI) or make you a more valuable asset to your existing employer. Learn about ethical considerations: Although GenAI is a potent tool, it must be used carefully. Several GenAI courses discuss the ethical implications of employing this technology, including possible biases and the responsible use of AI-generated information.</text:p>
            <text:p/>
            <text:p>Although GenAI is a potent tool, it must be used carefully. Several GenAI courses discuss the ethical implications of employing this technology, including possible biases and the responsible use of AI-generated information. Validate your knowledge: Earning a GenAI certificate can validate your understanding of this field to potential employers or clients. It shows you’re committed to learning about GenAI and its capabilities.</text:p>
            <text:p/>
            <text:p>Also Read: Generative AI: Definition, Tools, Models, Benefits &amp; More</text:p>
            <text:p/>
            <text:p>Let’s look at top global universities offering GenAI certifications!</text:p>
            <text:p/>
            <text:p>AI and Machine Learning Bootcamp by Caltech University</text:p>
            <text:p/>
            <text:p>The AI and Machine Learning Bootcamp by Caltech is designed to help participants master skills in ML, deep learning, NLP, computer vision, reinforcement learning, generative AI, prompt engineering, and ChatGPT.</text:p>
            <text:p/>
            <text:p>Duration: 24 weeks</text:p>
            <text:p/>
            <text:p>24 weeks Best Suited: This program requires a bachelor’s degree, a foundational grasp of mathematics and programming ideas, and, ideally, two or more years of professional experience.</text:p>
            <text:p/>
            <text:p>This program requires a bachelor’s degree, a foundational grasp of mathematics and programming ideas, and, ideally, two or more years of professional experience. Price: Acquired directly from the institution.</text:p>
            <text:p/>
            <text:p>Click here to explore this Generative AI certification.</text:p>
            <text:p/>
            <text:p>Generative AI Essentials: Overview and Impact by University of Michigan</text:p>
            <text:p/>
            <text:p>This course introduces learners to LLMs and generative AI tools like ChatGPT, covering ethical use, implications for authorship, and potential regulations.</text:p>
            <text:p/>
            <text:p>Duration: 1 week</text:p>
            <text:p/>
            <text:p>1 week Best Suited For: The course is open to all and provides a non-technical introduction to Generative AI, making it suitable for a broad audience interested in AI’s impact on society.</text:p>
            <text:p/>
            <text:p>The course is open to all and provides a non-technical introduction to Generative AI, making it suitable for a broad audience interested in AI’s impact on society. Price: Free</text:p>
            <text:p/>
            <text:p>Click here to explore this Generative AI certification.</text:p>
            <text:p/>
            <text:p>Applied Generative AI for Digital Transformation by MIT</text:p>
            <text:p/>
            <text:p>MIT offers this program, which delves into the depths of Generative AI technologies and their practical applications across various organizational contexts.</text:p>
            <text:p/>
            <text:p>Duration: 3 weeks</text:p>
            <text:p/>
            <text:p>3 weeks Best Suited For: The course is designed for a broad audience, including senior leaders, technology heads, managers, and professionals across diverse domains.</text:p>
            <text:p/>
            <text:p>The course is designed for a broad audience, including senior leaders, technology heads, managers, and professionals across diverse domains. Price: Pricing details would typically be obtained directly from</text:p>
          </table:table-cell>
          <table:table-cell office:value-type="string" calcext:value-type="string">
            <text:p>www.analyticsvidhya.com</text:p>
          </table:table-cell>
          <table:table-cell/>
          <table:table-cell office:value-type="string" calcext:value-type="string">
            <text:p>Caltech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nited States:US</text:p>
          </table:table-cell>
          <table:table-cell office:value-type="string" calcext:value-type="string">
            <text:p>Prestigious institution offering an extensive AI and Machine Learning Bootcamp, which includes generative AI subtopics. Known for innovation and technology leadership.</text:p>
          </table:table-cell>
          <table:table-cell office:value-type="string" calcext:value-type="string">
            <text:p>Ideal partner for collaborations in AI education, especially within generative art and technology.</text:p>
          </table:table-cell>
          <table:table-cell office:value-type="string" calcext:value-type="string">
            <text:p>Strong signal justified by: 1) Comprehensive AI-related courses 2) Strong emphasis on creative and media applications 3) Established international presence</text:p>
          </table:table-cell>
        </table:table-row>
        <table:table-row table:style-name="ro2">
          <table:table-cell office:value-type="string" calcext:value-type="string">
            <text:p>Artificial Intelligence, Certificate &lt; University of Pennsylvania</text:p>
          </table:table-cell>
          <table:table-cell office:value-type="string" calcext:value-type="string">
            <text:p>https://catalog.upenn.edu/graduate/programs/artificial-intelligence-certificate/</text:p>
          </table:table-cell>
          <table:table-cell office:value-type="string" calcext:value-type="string">
            <text:p>28 мая 2024 г.</text:p>
          </table:table-cell>
          <table:table-cell office:value-type="string" calcext:value-type="string">
            <text:p>Certificate students will have access to the thriving community of Penn Engineering Online students through the active Student Slack Workspace. Certificate students will be assigned an Academic Advisor and can sign up for advising sessions offered weekly. Students will follow the same policies as the Penn Engineering Online Certificate students and pay the same tuition/fees.</text:p>
            <text:p/>
            <text:p>Curriculum</text:p>
            <text:p/>
            <text:p>The Artificial Intelligence Online Graduate Certificate consists of four (4) course units from the following list:</text:p>
            <text:p/>
            <text:p>Course List Code Title Course Units CIS 5210 Artificial Intelligence 1 3 CIS 5300 Natural Language Processing ESE 5410 Machine Learning for Data Science ESE 5420 Statistics for Data Science ESE 5460 Principles of Deep Learning Total Course Units 4</text:p>
            <text:p/>
            <text:p>The degree and major requirements displayed are intended as a guide for students entering in the Fall of 2024 and later. Students should consult with their academic program regarding final certifications and requirements for graduation.</text:p>
          </table:table-cell>
          <table:table-cell office:value-type="string" calcext:value-type="string">
            <text:p>catalog.upenn.edu</text:p>
          </table:table-cell>
          <table:table-cell/>
          <table:table-cell office:value-type="string" calcext:value-type="string">
            <text:p>University of Pennsylvania</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A:US</text:p>
          </table:table-cell>
          <table:table-cell office:value-type="string" calcext:value-type="string">
            <text:p>Prestigious Ivy League university offering an Artificial Intelligence Online Graduate Certificate. Engages a large community of engineering students, providing access to a variety of AI courses.</text:p>
          </table:table-cell>
          <table:table-cell office:value-type="string" calcext:value-type="string">
            <text:p>Ideal partner due to strong AI program and international recognition, potential for curriculum collaboration in media applications.</text:p>
          </table:table-cell>
          <table:table-cell office:value-type="string" calcext:value-type="string">
            <text:p>Strong signal justified by: 1) Comprehensive AI coursework 2) Established presence in international education 3) Opportunities for partnerships in creative applications of AI.</text:p>
          </table:table-cell>
        </table:table-row>
        <table:table-row table:style-name="ro2">
          <table:table-cell office:value-type="string" calcext:value-type="string">
            <text:p>'Asking the hard questions' – W&amp;M News</text:p>
          </table:table-cell>
          <table:table-cell office:value-type="string" calcext:value-type="string">
            <text:p>https://news.wm.edu/2024/12/06/asking-the-hard-questions/</text:p>
          </table:table-cell>
          <table:table-cell office:value-type="string" calcext:value-type="string">
            <text:p>5 дней назад</text:p>
          </table:table-cell>
          <table:table-cell office:value-type="string" calcext:value-type="string">
            <text:p>The following story originally appeared on the Arts &amp; Sciences website. – Ed.</text:p>
            <text:p/>
            <text:p>In late November 2022, OpenAI released its generative artificial intelligence tool ChatGPT. For Lori Jacobson, director of the William &amp; Mary Writing and Communication Center, the implications of this instant sensation were unavoidable.</text:p>
            <text:p/>
            <text:p>“It pretty quickly became clear that everything we do with teaching was going to have to be reevaluated in the context of this new tool,” she said.</text:p>
            <text:p/>
            <text:p>By leading a team from William &amp; Mary to participate in the American Association of Colleges &amp; Universities’ (AAC&amp;U) Institute on AI, Pedagogy and the Curriculum, Jacobson seeks to help faculty navigate this rethinking of curricula and classroom practices in the age of AI.</text:p>
            <text:p/>
            <text:p>Launched Sept. 12, 2024, the AAC&amp;U AI Institute has brought together 124 institutions of higher learning to formulate and implement strategies for the incorporation of AI on their campuses. Through monthly meetings, webinars and mentorship from AI experts, participating teams will develop action plans to bring back to their respective institutions by April 2025. W&amp;M has partnered with the University of Virginia and Virginia Commonwealth University to collaborate on developing solutions.</text:p>
            <text:p/>
            <text:p>Specifically, Jacobson hopes to craft a plan for W&amp;M that will guide faculty in cultivating undergraduates’ AI literacy — a term referring to the set of skills required for students to understand the role and ethical implications of large language models and generative AI in their academic work and in their lives and careers beyond college.</text:p>
            <text:p/>
            <text:p>Elizabeth Losh, Duane A. and Virginia S. Dittman Professor of English &amp; American Studies, a scholar who has studied computer-generated text for over two decades and currently serves as co-chair of the Modern Language Association and Conference on College Composition and Communication Joint Task Force on Writing and AI, underscored the importance of Jacobson’s vision. Having previously worked with Jacobson to survey hundreds of W&amp;M students about their attitudes toward generative AI, Losh noted how the team participating in the AI Institute is responding to undergraduates’ self-perceived needs.</text:p>
            <text:p/>
            <text:p>“Our students worry about how these technologies might impact their learning and opportunities in the workforce, and they are asking for more information about these technologies to make more informed decisions,” Losh said.</text:p>
            <text:p/>
            <text:p>After ChatGPT came on the scene, many W&amp;M faculty took on the task of providing such information in the classroom. The Studio for Teaching &amp; Learning Innovation (STLI) began offering workshops, such as its ongoing AI Quick Bite Series, to help more instructors do the same.</text:p>
            <text:p/>
            <text:p>But Jacobson realized that students who happened not to be enrolled in a course prioritizing the use of AI might complete their undergraduate education without receiving any AI literacy instruction whatsoever.</text:p>
            <text:p/>
            <text:p>For Jacobson, this disparity represents an “equity gap,” as “the workforce is demanding these skills, (and) they’re important in civic life because of the degree to which bias and misinformation can get promulgated by AI.” She became convinced that a consistent set of standards for AI literacy within the curriculum would be necessary to close this gap at W&amp;M.</text:p>
            <text:p/>
            <text:p>Around the same time, the AAC&amp;U announced its AI Institute. Jacobson soon approached the Arts &amp; Sciences dean’s office about sponsoring a team to represent W&amp;M. She received a “willing and excited” response.</text:p>
            <text:p/>
            <text:p>Joining her on the team are Candice Benjes-Small, head of research for W&amp;M Libraries; Mark Deming, assistant teaching professor of government; Josh Erlich, professor of physics and director of the Center for the Liberal Arts; Lindy Johnson, associate professor of education and chair of curriculum &amp; instruction at the W&amp;M School of Education; and Katalin Wargo, director of academic innovation &amp; pedagogical partnerships at STLI.</text:p>
            <text:p/>
            <text:p>According to Jacobson, the first step in the team’s work will be “defining what functional and critical AI literacy is in terms that make sense to stakeholders across disciplines.” She envisions “a critical AI literacy statement that anyone on campus who is involved in supporting AI literacy could use or could reference.”</text:p>
            <text:p/>
            <text:p>Jacobson and her colleagues will then formulate recommendations for AI interventions at key junctures in the undergraduate experience. For first-year students, Jacobson suggested, the focus would likely be on academic integrity and understanding individual faculty members’ preferences regarding the use of AI, as well as taking stock of “how AI can help or hinder their learning.” For seniors about to graduate, the emphasis might shift to career and civic skills.</text:p>
            <text:p/>
            <text:p>Additional goals include the identification of technological or policy hurdles for the implementation of their ultimate action plan at W&amp;M and the development of ways to assess student attainment of AI skills.</text:p>
            <text:p/>
            <text:p>Jacobson stressed her team’s respect for all their colleagues’ feelings and approaches concerning the </text:p>
          </table:table-cell>
          <table:table-cell office:value-type="string" calcext:value-type="string">
            <text:p>news.wm.edu</text:p>
          </table:table-cell>
          <table:table-cell/>
          <table:table-cell office:value-type="string" calcext:value-type="string">
            <text:p>William &amp; Mary</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nited States:US</text:p>
          </table:table-cell>
          <table:table-cell office:value-type="string" calcext:value-type="string">
            <text:p>William &amp; Mary actively participates in AI research and pedagogy, focusing on developing AI literacy across disciplines, although lacking specific media-based AI courses.</text:p>
          </table:table-cell>
          <table:table-cell office:value-type="string" calcext:value-type="string">
            <text:p>Potential collaboration on AI literacy and ethical implications in education. Engagement with media-related faculties may enhance AI integration strategies.</text:p>
          </table:table-cell>
          <table:table-cell office:value-type="string" calcext:value-type="string">
            <text:p>Strong signal justified by: 1) AI literacy initiatives in the curriculum 2) Partnerships with other institutions for AI development 3) Large-scale student involvement in innovative teaching strategies.</text:p>
          </table:table-cell>
        </table:table-row>
        <table:table-row table:style-name="ro2">
          <table:table-cell office:value-type="string" calcext:value-type="string">
            <text:p>MA Artificial Intelligence and Technology-Enhanced Learning</text:p>
          </table:table-cell>
          <table:table-cell office:value-type="string" calcext:value-type="string">
            <text:p>https://www.york.ac.uk/study/postgraduate-taught/courses/ma-ai-technology-enhanced-learning/</text:p>
          </table:table-cell>
          <table:table-cell office:value-type="string" calcext:value-type="string">
            <text:p>2 окт. 2024 г.</text:p>
          </table:table-cell>
          <table:table-cell office:value-type="string" calcext:value-type="string">
            <text:p>Annual tuition fees for 2025/26</text:p>
            <text:p/>
            <text:p>Study mode UK (home) International and EU Full-time (1 year) £11,200 £25,900</text:p>
            <text:p/>
            <text:p>Students on a Student Visa are not currently permitted to study part-time at York.</text:p>
            <text:p/>
            <text:p>Fees information</text:p>
            <text:p/>
            <text:p>UK (home) or international fees? The level of fee that you will be asked to pay depends on whether you're classed as a UK (home) or international student. Check your fee status.</text:p>
            <text:p/>
            <text:p>Find out more information about tuition fees and how to pay them.</text:p>
            <text:p/>
            <text:p>Funding information</text:p>
            <text:p/>
            <text:p>Discover your funding options to help with tuition fees and living costs.</text:p>
            <text:p/>
            <text:p>We'll confirm more funding opportunities for students joining us in 2025/26 throughout the year.</text:p>
            <text:p/>
            <text:p>If you've successfully completed an undergraduate degree at York you could be eligible for a 10% Masters fee discount.</text:p>
            <text:p/>
            <text:p>Funding opportunities</text:p>
            <text:p/>
            <text:p>Chevening Scholarships</text:p>
            <text:p/>
            <text:p>We are pleased to work with Chevening Scholars to offer funding for our Masters programmes. Chevening Scholarships provide one year of fully-funded postgraduate study in the UK for international (including EU) students. The scholarships are open to early and mid-career professionals who have the potential to become future leaders.</text:p>
          </table:table-cell>
          <table:table-cell office:value-type="string" calcext:value-type="string">
            <text:p>www.york.ac.uk</text:p>
          </table:table-cell>
          <table:table-cell/>
          <table:table-cell office:value-type="string" calcext:value-type="string">
            <text:p>University of York</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K:UK</text:p>
          </table:table-cell>
          <table:table-cell office:value-type="string" calcext:value-type="string">
            <text:p>The University of York offers an MA in Artificial Intelligence and Technology-Enhanced Learning, focusing on applying AI in educational contexts. It's an internationally oriented institution with scholarships available for international students.</text:p>
          </table:table-cell>
          <table:table-cell office:value-type="string" calcext:value-type="string">
            <text:p>Strong candidate due to AI relevance. Opportunities for collaboration in educational technology initiatives.</text:p>
          </table:table-cell>
          <table:table-cell office:value-type="string" calcext:value-type="string">
            <text:p>Moderate signal justified by: 1) AI-focused Masters program 2) Potential for international partnerships through Chevening Scholarships 3) Large student body, indicating capacity for innovative programs.</text:p>
          </table:table-cell>
        </table:table-row>
        <table:table-row table:style-name="ro2">
          <table:table-cell office:value-type="string" calcext:value-type="string">
            <text:p>Can I Learn AI in 3 Months?</text:p>
          </table:table-cell>
          <table:table-cell office:value-type="string" calcext:value-type="string">
            <text:p>https://www.nobledesktop.com/learn/ai/learn-ai-in-three-months</text:p>
          </table:table-cell>
          <table:table-cell office:value-type="string" calcext:value-type="string">
            <text:p>9 авг. 2024 г.</text:p>
          </table:table-cell>
          <table:table-cell office:value-type="string" calcext:value-type="string">
            <text:p>If you’re under a considerable time crunch or just want to enter a new career path as soon as possible, you may be ready to learn as many new skills in as little time. Whether it’s three weeks or three months, it’s important to set realistic expectations and to give yourself grace when learning a new skill or subject. This is particularly true of learning artificial intelligence. While ambitious, mastering the entire artificial intelligence field in just three months is unlikely. This short timeframe is enough to make considerable headway and build a solid foundation, but you will have to complete more rigorous and extensive training to become an expert.</text:p>
            <text:p/>
            <text:p>How Much Artificial Intelligence Can I Learn in 3 Months</text:p>
            <text:p/>
            <text:p>Within three months, you can certainly learn the fundamentals of artificial intelligence and gain a better sense of what to expect in the coming months or lessons. You’ll likely start with the basic mathematics needed to work in this field, such as statistics, probability, calculus, and linear algebra. Next, you’ll explore the most commonly used and open-source programming languages and concepts such as Python, and its key libraries and frameworks such as NumPy, Pandas, and scikit-learn. You’ll want to understand basic machine learning concepts as well, such as algorithmic concepts like linear regression, logistic regression, and decision trees. In addition, you’ll explore data handling and neural networks, which are key concepts related to artificial intelligence. Typically, in a live course, you’ll gain these foundational skills by participating in classroom discussions, collaborating on activities, and completing hands-on, immersive projects that display your skills. Overall, in a live course, three months is a respectable amount of time to spend learning the essential aspects of artificial intelligence and the field, but you will have to set yourself up for more immersive study in the future to become a working professional.</text:p>
            <text:p/>
            <text:p>AI Classes Live &amp; Hands-on</text:p>
            <text:p/>
            <text:p>In NYC or Online</text:p>
            <text:p/>
            <text:p>Learn From Experts</text:p>
            <text:p/>
            <text:p>Free Retake</text:p>
            <text:p/>
            <text:p>Small Class Sizes</text:p>
            <text:p/>
            <text:p>1-on-1 Bonus Training Named a Top Bootcamp by Forbes, Fortune &amp; Time Out Noble Desktop Learn More</text:p>
            <text:p/>
            <text:p>Full-Time Commitment</text:p>
            <text:p/>
            <text:p>You can accomplish a lot if you dedicate yourself to learning artificial intelligence on a full-time schedule. Realistically, you can gain a solid base of key concepts and terms that can eventually be built up over time, such as Python programming skills, mathematical subjects like statistics and probability, as well as basic machine learning techniques. You may get an introduction to neural networks and understand their basic purpose and architectures, but it will take more time to learn more advanced neural network concepts. Through hands-on projects, you could practice building and testing basic machine learning models or develop simple models for generated images or text. Needless to say, you will likely develop a strong grasp on fundamental concepts and learn to use certain tools, but you may not reach the point of depth like those in a full-time class where the pace is much quicker and therefore affords more time for new class material.</text:p>
            <text:p/>
            <text:p>Part-Time Commitment</text:p>
            <text:p/>
            <text:p>Similarly, studying part-time may afford you enough time to build a solid understanding of basic artificial intelligence concepts, depending on the type of course you choose and the level of depth. You’ll easily acquire an understanding of artificial intelligence terminology and learn the basics of programming. You will more than likely gain familiarity with core libraries and frameworks as well. You can develop and integrate a basic machine learning model and complete other small-scale projects, such as using probability and statistics to assist with data analysis on small sets. Plus, depending on depth and time, you may learn more about the essential concepts behind neural networks.</text:p>
            <text:p/>
            <text:p>Self-Teaching Methods</text:p>
            <text:p/>
            <text:p>On the other hand, self-taught methods will require you to adjust your expectations considerably depending on the level of skill and determination you possess. Whether you choose the self-taught method of an on-demand course or just rely on free resources, there are considerable setbacks associated with this style of learning. Still, you can pick up some solid information from self-study. For instance, you can learn foundational concepts and some programming skills to complete basic data analysis. In addition, your on-demand course may cover core machine learning concepts like algorithms and simple techniques. Overall, you may be able to implement a basic model and monitor its success or apply simplistic data processing techniques, but this will likely depend on how much relevant experience you have. With this method, your progress will vary more drastically but if you have the proper mindset, you can accomplish more than you may think.</text:p>
            <text:p/>
            <text:p>How Can I Learn Artificial Intelligence More Quickly?</text:p>
            <text:p/>
            <text:p>There are ways to learn artificial intelligence at a quicker pace if that’s what you’d like to do. With </text:p>
          </table:table-cell>
          <table:table-cell office:value-type="string" calcext:value-type="string">
            <text:p>www.nobledesktop.com</text:p>
          </table:table-cell>
          <table:table-cell/>
          <table:table-cell office:value-type="string" calcext:value-type="string">
            <text:p>Noble Desktop</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SA:US</text:p>
          </table:table-cell>
          <table:table-cell office:value-type="string" calcext:value-type="string">
            <text:p>Offers live, hands-on AI courses with a focus on practical application. Recognized as a top bootcamp by multiple publications.</text:p>
          </table:table-cell>
          <table:table-cell office:value-type="string" calcext:value-type="string">
            <text:p>Good collaboration potential. Offers AI courses that involve direct application and immersive projects.</text:p>
          </table:table-cell>
          <table:table-cell office:value-type="string" calcext:value-type="string">
            <text:p>Score justified due to: 1) Presence of AI-related courses 2) Hands-on learning format 3) Medium size allowing for impact and collaboration opportunities.</text:p>
          </table:table-cell>
        </table:table-row>
        <table:table-row table:style-name="ro2">
          <table:table-cell office:value-type="string" calcext:value-type="string">
            <text:p>MIT xPRO Generative AI Webinar</text:p>
          </table:table-cell>
          <table:table-cell office:value-type="string" calcext:value-type="string">
            <text:p>https://learn-xpro.mit.edu/generative-ai-webinar</text:p>
          </table:table-cell>
          <table:table-cell office:value-type="string" calcext:value-type="string">
            <text:p>16 авг. 2024 г.</text:p>
          </table:table-cell>
          <table:table-cell office:value-type="string" calcext:value-type="string">
            <text:p>Generative AI represents a seismic shift in the way we approach creative tasks. A comprehensive understanding of these technologies enables organizations to leverage the power of the technology to increase productivity, improve customer service, enhance user experiences, develop content, create synthetic data, enable new discoveries, and so much more!</text:p>
            <text:p/>
            <text:p>To ensure that professionals have continual training and access to the latest knowledge, MIT xPRO has created the six-week online course: Driving Innovation with Generative AI.</text:p>
            <text:p/>
            <text:p>In this interactive and engaging webinar, MIT's Antonio Torralba will discuss:</text:p>
            <text:p/>
            <text:p>- Who this online course is meant for</text:p>
            <text:p/>
            <text:p>- Who is involved in the course</text:p>
            <text:p/>
            <text:p>- What you will learn</text:p>
            <text:p/>
            <text:p>- Why it's different from other AI courses</text:p>
            <text:p/>
            <text:p>- And how to enroll in the next offering</text:p>
            <text:p/>
            <text:p>By attending the live webinar, you will also be able to participate in the Q&amp;A following the presentation. Register for this special free virtual event by filling out the form above. You'll receive a confirmation e-mail from Zoom with further details about the webinar.</text:p>
          </table:table-cell>
          <table:table-cell office:value-type="string" calcext:value-type="string">
            <text:p>learn-xpro.mit.edu</text:p>
          </table:table-cell>
          <table:table-cell/>
          <table:table-cell office:value-type="string" calcext:value-type="string">
            <text:p>MIT xPRO</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A:US</text:p>
          </table:table-cell>
          <table:table-cell office:value-type="string" calcext:value-type="string">
            <text:p>MIT xPRO offers an online course titled 'Driving Innovation with Generative AI,' focusing on leveraging AI in creative industries.</text:p>
          </table:table-cell>
          <table:table-cell office:value-type="string" calcext:value-type="string">
            <text:p>Strong candidate for collaboration due to robust AI course and its applicability to creative sectors.</text:p>
          </table:table-cell>
          <table:table-cell office:value-type="string" calcext:value-type="string">
            <text:p>Strong signal justified by: 1) Course explicitly focuses on Generative AI 2) Relevant to creative tasks 3) Established institution with international reach 4) Significant scale in terms of enrollment and reputation.</text:p>
          </table:table-cell>
        </table:table-row>
        <table:table-row table:style-name="ro2">
          <table:table-cell office:value-type="string" calcext:value-type="string">
            <text:p>Learning resources</text:p>
          </table:table-cell>
          <table:table-cell office:value-type="string" calcext:value-type="string">
            <text:p>https://www.eumetsat.int/education/learning-resources</text:p>
          </table:table-cell>
          <table:table-cell office:value-type="string" calcext:value-type="string">
            <text:p>5 дней назад</text:p>
          </table:table-cell>
          <table:table-cell office:value-type="string" calcext:value-type="string">
            <text:p>We produce a broad offering of free material that enables data users, students, policy makers and other stakeholders to enhance their knowledge of space-based monitoring of our planet. Our online training modules, workshops and webinars include topics such as ocean sustainability, data analysis, using AI for Earth observation and many more.</text:p>
            <text:p/>
            <text:p>EUMETSAT’s key learning resources comprise:</text:p>
          </table:table-cell>
          <table:table-cell office:value-type="string" calcext:value-type="string">
            <text:p>www.eumetsat.int</text:p>
          </table:table-cell>
          <table:table-cell/>
          <table:table-cell office:value-type="string" calcext:value-type="string">
            <text:p>EUMETSAT</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Germany:EU</text:p>
          </table:table-cell>
          <table:table-cell office:value-type="string" calcext:value-type="string">
            <text:p>European organization focused on monitoring weather and climate via satellites. Offers various training modules related to data analysis and AI applications.</text:p>
          </table:table-cell>
          <table:table-cell office:value-type="string" calcext:value-type="string">
            <text:p>Potential collaboration candidate. Engaged in AI training for Earth observation but not explicitly media-focused.</text:p>
          </table:table-cell>
          <table:table-cell office:value-type="string" calcext:value-type="string">
            <text:p>Signal justified due to: 1) Involvement of AI technologies 2) Relevant training modules, though not directly linked to media or creative fields.</text:p>
          </table:table-cell>
        </table:table-row>
        <table:table-row table:style-name="ro2">
          <table:table-cell office:value-type="string" calcext:value-type="string">
            <text:p>Massive List of MOOC Platforms Around the World in 2024</text:p>
          </table:table-cell>
          <table:table-cell office:value-type="string" calcext:value-type="string">
            <text:p>https://www.classcentral.com/report/mooc-platforms/</text:p>
          </table:table-cell>
          <table:table-cell office:value-type="string" calcext:value-type="string">
            <text:p>29 апр. 2024 г.</text:p>
          </table:table-cell>
          <table:table-cell office:value-type="string" calcext:value-type="string">
            <text:p>Back in October 2011, Stanford professors launched three free online courses, open to the public. One by one, these courses went massive, with enrollments topping 100,000 students each. Soon the media was calling these courses MOOCs, short for massive open online courses.</text:p>
            <text:p/>
            <text:p>Since then, more than 1,300 universities around the world have launched free online courses. In addition to the larger global MOOC platforms (Coursera, edX, FutureLearn), many national governments around the world have launched their own country-specific MOOC platforms, including India, Italy, Israel, Mexico and Thailand.</text:p>
            <text:p/>
            <text:p>Ten years after their popularization, in 2021, over 220 million students had signed up for at least one course on one of the these platforms, and 40 million did so in 2021 alone (excluding China). MOOCs and MOOC platforms continued to grow, even after the crazy “Year of the MOOC” prompted by the pandemic and travel restrictions.</text:p>
            <text:p/>
            <text:p>At Class Central, we try to catalog as many MOOCs as possible, and our listing currently includes more than 200,000 online courses, from MOOC platforms and other online learning platforms. But due to limited resources (and sometimes a language barrier), we cannot index every single one. If you’re looking for online courses from around the world (many in languages other than English), this list is our best attempt to catalog all different platforms that are out there.</text:p>
            <text:p/>
            <text:p>The list has been adapted with permission from Mindshift: Break Through Obstacles to Learning and Discover Your Hidden Potential by Barbara Oakley (Tarcher-Perigee, April 2017). We first published this list in 2017.</text:p>
            <text:p/>
            <text:p>Table of Contents</text:p>
            <text:p/>
            <text:p>MOOC Platforms from North America &amp; United States</text:p>
            <text:p/>
            <text:p>Coursera / United States</text:p>
            <text:p/>
            <text:p>Two Stanford professors, Andrew Ng and Daphne Koller, officially launched Coursera in January 2012. In March 2021, the Coursera monetization journey took an important turn, with an IPO (NYSE: COUR). More recently, we dove into Coursera’s financials.</text:p>
            <text:p/>
            <text:p>With over 129 million learners and over $500 million raised in funding, Coursera is the biggest MOOC platform in the world. Currently, Coursera offers over 16,000 courses from over 300 partners. Beyond single courses, Coursera offers its own credential, known as a Specialization. Coursera’s catalog currently lists more than 1000 Specializations. The MOOC platform also hosts a flurry of fully-online master’s degrees in fields such as computer science, data science, business, and public health. Coursera for Business makes online courses available to business clients.</text:p>
            <text:p/>
            <text:p>edX / United States</text:p>
            <text:p/>
            <text:p>Founded by Harvard University and MIT in 2012, edX used to be a nonprofit. But In 2021, edX was acquired by 2U for $800M. EdX is one of the largest MOOC platform in the world, with more than 80 million learners after its acquisition. The platform offers over 6000 courses and boasts more than 200 institution partners.</text:p>
            <text:p/>
            <text:p>Additionally, edX offers different certificate programs, including MicroMasters and MicroBachelors (which offer a pathway to credit), XSeries, and Professional Certificates. Like Coursera, edX has launched multiple online degree programs.</text:p>
            <text:p/>
            <text:p>Udacity / United States</text:p>
            <text:p/>
            <text:p>Udacity has pivoted away from its prior identity as a MOOC platform. It was the first of the original MOOC platforms to reach unicorn status (over $1 billion valuation), and it partners with technology companies to create Nanodegrees that train students for technology-focused jobs. Nanodegrees cost around $1,000, and they can take a few months to complete. Although Udacity has largely stopped releasing new free courses, it still has some courses in its catalog that are free to audit.</text:p>
            <text:p/>
            <text:p>Kadenze / United States</text:p>
            <text:p/>
            <text:p>Kadenze is a MOOC platform that specializes in creative and arts education. It partners with some of the best art institutions and universities around the world to launch online courses. It was co-founded by Ajay Kapur, a classically trained Indian musician and computer scientist. He is Associate Provost for Creative Technologies at the California Institute of the Arts (CalArts). In October 2013, he taught a course called “Introduction to Programming for Musicians and Digital Artists” on Coursera. However, he soon realized that some of the things he wanted to do with arts education were not possible with Coursera, so he created his own MOOC platform.</text:p>
            <text:p/>
            <text:p>Kadenze has also launched its own certificate initiative, which is called Kadenze Programs. Typically, the first course in a Program is free. Students can also earn academic credit for many Kadenze courses and Programs.</text:p>
            <text:p/>
            <text:p>Canvas Network / United States</text:p>
            <text:p/>
            <text:p>Canvas Network might not have the big names, but the MOOC platform does have a number of free online courses taught by various institutions around the world. Some of their courses still offer completely free certificates and badges. They shifted their focus to professional development (PD) courses for educators, removing some courses that were not in this specific field and currently listing 600 courses. Some courses have</text:p>
          </table:table-cell>
          <table:table-cell office:value-type="string" calcext:value-type="string">
            <text:p>www.classcentral.com</text:p>
          </table:table-cell>
          <table:table-cell/>
          <table:table-cell office:value-type="string" calcext:value-type="string">
            <text:p>Kadenze</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nited States:US</text:p>
          </table:table-cell>
          <table:table-cell office:value-type="string" calcext:value-type="string">
            <text:p>Kadenze is a specialized MOOC platform focused on creative arts education, partnering with top art institutions and offering courses relevant to AI in creative fields.</text:p>
          </table:table-cell>
          <table:table-cell office:value-type="string" calcext:value-type="string">
            <text:p>Strong candidate for collaboration on AI in creative arts products and programs.</text:p>
          </table:table-cell>
          <table:table-cell office:value-type="string" calcext:value-type="string">
            <text:p>Strong signal justified by: 1) AI courses related to animation and digital arts 2) Established international partnerships 3) Substantial enrollment in creative industry programs.</text:p>
          </table:table-cell>
        </table:table-row>
        <table:table-row table:style-name="ro2">
          <table:table-cell office:value-type="string" calcext:value-type="string">
            <text:p>Online Programs</text:p>
          </table:table-cell>
          <table:table-cell office:value-type="string" calcext:value-type="string">
            <text:p>https://www.tudelft.nl/en/eemcs/the-faculty/departments/computer-science/education/online-programs</text:p>
          </table:table-cell>
          <table:table-cell office:value-type="string" calcext:value-type="string">
            <text:p>24 нояб. 2024 г.</text:p>
          </table:table-cell>
          <table:table-cell office:value-type="string" calcext:value-type="string">
            <text:p>Welcome to the TU Delft Computer Science Department's Online Courses section! Accessible to all, these high-quality courses cover a range of themes in the field of computer science, including artificial intelligence, data science, cybersecurity, software engineering, and more. Dive in and start learning today!</text:p>
          </table:table-cell>
          <table:table-cell office:value-type="string" calcext:value-type="string">
            <text:p>www.tudelft.nl</text:p>
          </table:table-cell>
          <table:table-cell/>
          <table:table-cell office:value-type="string" calcext:value-type="string">
            <text:p>TU Delft Computer Science Department</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Netherlands:EU</text:p>
          </table:table-cell>
          <table:table-cell office:value-type="string" calcext:value-type="string">
            <text:p>Offers a wide range of online computer science courses including artificial intelligence but lacks specific focus on media-related programs.</text:p>
          </table:table-cell>
          <table:table-cell office:value-type="string" calcext:value-type="string">
            <text:p>Could explore developing dedicated AI courses related to media and animation, given its strong AI foundation.</text:p>
          </table:table-cell>
          <table:table-cell office:value-type="string" calcext:value-type="string">
            <text:p>Moderate signal justified by: 1) Offers AI courses 2) Large institution with international reach. However, lacks direct relevance to media/creative industries.</text:p>
          </table:table-cell>
        </table:table-row>
        <table:table-row table:style-name="ro2">
          <table:table-cell office:value-type="string" calcext:value-type="string">
            <text:p>Nurturing Future-ready Talents</text:p>
          </table:table-cell>
          <table:table-cell office:value-type="string" calcext:value-type="string">
            <text:p>https://www.scmp.com/presented/news/hong-kong/education/topics/hkust-celebrates-congregation-2024-and-confers-honorary-doctorates/article/3287650/nurturing-future-ready-talents</text:p>
          </table:table-cell>
          <table:table-cell office:value-type="string" calcext:value-type="string">
            <text:p>23 нояб. 2024 г.</text:p>
          </table:table-cell>
          <table:table-cell office:value-type="string" calcext:value-type="string">
            <text:p>[The content of this article has been produced by our advertising partner.]</text:p>
            <text:p/>
            <text:p>Advertisement</text:p>
            <text:p/>
            <text:p>Today, the Hong Kong University of Science and Technology (HKUST) proudly celebrates the graduation of the Class of 2024 who navigated their academic journeys through the challenges of the pandemic and at the forefront of the rise of Generative Artificial Intelligence (Gen AI).</text:p>
            <text:p/>
            <text:p>As we step into a future marked by pressing global challenges like climate change and aging populations, HKUST has empowered our graduates to become cross-disciplinary innovators. They are ready to contribute meaningful solutions to these critical issues, thanks to our very agile and adaptive pedagogical approaches that respond swiftly to the evolving societal demand. We were among the pioneers in Asia to launch Massive Open Online Courses (MOOCs) and one of the firsts to implement cross-disciplinary teaching. Built on a robust foundation of 45 majors and 22 minors spanning science, engineering, business and management, humanities, social sciences, and interdisciplinary fields, we have continued to innovate by the recent introduction of two extended majors that seamlessly combine traditional science or engineering disciplines with cutting-edge technologies like AI and Digital Media and Creative Arts, fostering a richer integration and application of emerging knowledge.</text:p>
            <text:p/>
            <text:p>HKUST hosts different arts and cultural events to promote students’ holistic development. HKUST believes that sports can cultivate resilience and perseverance in students.</text:p>
            <text:p/>
            <text:p>HKUST’s global alumni community has surpassed the milestone of 100,000 members this year. The picture shows an alumni gathering in the UAE. HKUST is the first university in Hong Kong to invest in entrepreneurship. Its members have founded or co-founded over 1,800 active start-ups to date, including DJI - the world’s biggest drone manufacturer. A trailblazer in AI and innovation, we proudly became the first university in Hong Kong to integrate Gen AI into our teaching and learning practices, empowering our graduates to harness emerging technologies in their respective professional fields to enable them to tackle a variety of pressing challenges. The University also established this year the Division of Arts and Machine Creativity – a cross-disciplinary center that promotes the convergence of technology and art, launching postgraduate programs to nurture Art Tech talents who can leverage cutting-edge technologies such as AI and machine learning in art creation process.A vibrant and conducive learning environment is vital for fostering personal growth and broadening perspectives.With faculty members and students hailing from over 40 and 80 countries and regions respectively, HKUST stands as one of the most international universities in Hong Kong. We continue to enhance our diversity by attracting fledging young minds from emerging economies. For instance, following a proactive delegation led by our President to the United Arab Emirates this April, we proudly welcomed the city’s first three Emirati students who received fully-funded scholarships from their government. Additionally, we are the first university in Hong Kong to support exceptional Indonesian undergraduates through the Indonesia Education Scholarship for Degree sponsored by the Republic of Indonesia, with 12 top Indonesian undergraduates already joining us this September. These efforts play a crucial role in our broader strategy to strengthen Hong Kong’s connections with members of the Belt and Road Initiative while underscoring HKUST’s contribution to developing Hong Kong as an international hub for higher education.Today, HKUST takes pride in seeing some 6,000 emerging young leaders joining our close-knit alumni network, which boasts over 104,600 distinguished individuals worldwide. This year also marks the first inaugural congregation of HKUST(GZ), embodying our vision of “Unified HKUST, Complementary Campuses”.Our graduates will carry forth our spirit and identity into their future endeavors, embodying the innovative mindset that is deeply embedded in the DNA of HKUST. This spirit of innovation is evidenced by the establishment of enterprises like DJI and over 1,800 active start-ups, including 10 Unicorns, all of which have made a significant impact on the global landscape. For those pursuing careers in the corporate world, our graduates are highly competitive, consistently ranking among the top 30 most sought-after employees globally. These successes highlight our dedication to nurturing a vibrant community where innovation and entrepreneurship flourish, paving the way for future breakthroughs.</text:p>
          </table:table-cell>
          <table:table-cell office:value-type="string" calcext:value-type="string">
            <text:p>www.scmp.com</text:p>
          </table:table-cell>
          <table:table-cell/>
          <table:table-cell office:value-type="string" calcext:value-type="string">
            <text:p>Hong Kong University of Science and Technolog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Hong Kong:Asia</text:p>
          </table:table-cell>
          <table:table-cell office:value-type="string" calcext:value-type="string">
            <text:p>Leading international university offering cross-disciplinary programs that integrate AI with art and media. Known for its innovation in education and strong alumni network.</text:p>
          </table:table-cell>
          <table:table-cell office:value-type="string" calcext:value-type="string">
            <text:p>Ideal candidate for collaboration in AI and media. Strong emphasis on AI in creative arts and international partnerships.</text:p>
          </table:table-cell>
          <table:table-cell office:value-type="string" calcext:value-type="string">
            <text:p>Strong signal justified by: 1) Comprehensive AI and Digital Media programs 2) Established Division of Arts and Machine Creativity 3) International student body and connections 4) Proven success in entrepreneurship and innovation</text:p>
          </table:table-cell>
        </table:table-row>
        <table:table-row table:style-name="ro2">
          <table:table-cell office:value-type="string" calcext:value-type="string">
            <text:p>Course Spotlight - LL204: The Foundations of AI Law and ...</text:p>
          </table:table-cell>
          <table:table-cell office:value-type="string" calcext:value-type="string">
            <text:p>https://www.lse.ac.uk/study-at-lse/summer-schools/summer-school/content-hub/course-spotlight-ll204</text:p>
          </table:table-cell>
          <table:table-cell office:value-type="string" calcext:value-type="string">
            <text:p>13 мар. 2024 г.</text:p>
          </table:table-cell>
          <table:table-cell office:value-type="string" calcext:value-type="string">
            <text:p>We sat down with Katie, who took LL204: The Foundations of AI Law and Regulation in 2023, to hear about her experience of the course - from the teaching to her advice to future students.</text:p>
            <text:p/>
            <text:p>Why did you decide to attend LSE Summer School?</text:p>
            <text:p/>
            <text:p>LSE Summer School was advertised as a study abroad programme at my home university in Australia. I was excited at the opportunity to study for three weeks in London and explore a new city I had never been to before. London has always been high on my travel bucket list, so Summer School was the perfect opportunity to work towards my academic goals, while exploring London and making friends from around the world along the way.</text:p>
            <text:p/>
            <text:p>Why did you choose LL204?</text:p>
            <text:p/>
            <text:p>I chose LL204 because of my passion for law and media. I currently study a Bachelor of Laws and Bachelor of Media and Communications in Australia, and I am interested in finding a career that blends these two degrees. Data protection law and regulating artificial intelligence are both rapidly developing areas of research. Having the chance to learn from professors with years of research and experience in the field was simply an opportunity I could not miss out on.</text:p>
            <text:p/>
            <text:p>Tell us about an average day as a student on LL204.</text:p>
            <text:p/>
            <text:p>I am an early riser, so my typical day started off around 7am. I usually spent 7-8am getting ready, listening to a podcast, or calling home. I’d leave my room around 8:15am and grab free breakfast and coffee from my dorm at High Holborn. High Holborn is around a 10–15-minute walk from campus making it a really convenient location!</text:p>
            <text:p/>
            <text:p>The LL204 course had a daily lecture from 9:30-12:30am, followed by a 1.5 hour afternoon tutorial, starting at either 1:30pm, 3pm or 4:30pm. During my lunch break, I would typically go to a local café and do some class readings, prepare answers to the class discussion questions, or meet up with friends for lunch.</text:p>
            <text:p/>
            <text:p>After the afternoon class, I would usually head back to my dorm and have a rest or catch up with friends from other classes for dinner or an activity. One of the best parts of Summer School is that there is so much to explore in London. Whether that was doing some afternoon shopping, going to a park, or taking a walk along the Thames. I usually head to bed around 10-11pm before doing it all again the next day!</text:p>
            <text:p/>
            <text:p>What was your favourite part of LL204?</text:p>
            <text:p/>
            <text:p>My favourite part of the course was hearing the varied perspectives of my classmates during lectures and tutorials. The course attracts people from all around the world and we had several different legal systems represented in the classroom. I loved hearing how other countries have responded to data protection breaches and adjusted to the development of artificial intelligence and machine learning technologies. I also loved learning about the use of robots to replace judges in courts recently!</text:p>
            <text:p/>
            <text:p>What advice would you give to students considering LL204?</text:p>
            <text:p/>
            <text:p>My biggest piece of advice would be to do some research into what cyberlaw and data protection law actually is before applying. The course is quite content heavy and moves at a fast pace. If you have a genuine interest in this subject, the course will be greatly beneficial!</text:p>
            <text:p/>
            <text:p>What are your short-term professional goals, and how does LL204 contribute to these goals?</text:p>
            <text:p/>
            <text:p>In the short-term, I want to work towards balance in my personal, professional, and social life, and importantly build a network of connections in the media law space. The course equipped me with a fantastic foundation in the core concepts of data protection law in the EU and UK, which has been the roadmap a lot of other countries have followed. Therefore, attending the course will assist in my future legal studies of topics such as intellectual property and media law.</text:p>
            <text:p/>
            <text:p>In the long-term, I want to work in media law, whether that is in an in-house legal role for a media company or in private legal practice in a commercial law firm. The connections I’ve established at Summer School will likely help with securing internships, clerkships and jobs in this space.</text:p>
            <text:p/>
            <text:p>What would be your top tip for future Summer School students?</text:p>
            <text:p/>
            <text:p>Make the most of every opportunity! I was only in London for one session of Summer School and I honestly wish I had stayed longer. While the Summer School schedule can be quite overwhelming, with around 4.5 hours of class time every day, take regular breaks and plan activities with your friends in the evenings. Knowing that I had fun plans each night and would get to catch up with my friends made studying a lot easier - whether that was plans to go out to dinner, see a West End show, or simple playing card games in the dorm.</text:p>
            <text:p/>
            <text:p>How would you explain LL204 to someone who has never heard of it?</text:p>
            <text:p/>
            <text:p>LL204 is an introductory course into the foundations of data protection law in the EU and UK. It covers topics such as history of cyberlaw, profiling, automated decision-making, data flows, artificial intelligence, and justice in the face of new court room technologies. Coming from Australia, I was worried I would find</text:p>
          </table:table-cell>
          <table:table-cell office:value-type="string" calcext:value-type="string">
            <text:p>www.lse.ac.uk</text:p>
          </table:table-cell>
          <table:table-cell/>
          <table:table-cell office:value-type="string" calcext:value-type="string">
            <text:p>London School of Economics (LSE)</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K:EU</text:p>
          </table:table-cell>
          <table:table-cell office:value-type="string" calcext:value-type="string">
            <text:p>LSE is a prestigious social science university that offers a variety of programs including LL204 focused on AI law and regulation. It attracts international students.</text:p>
          </table:table-cell>
          <table:table-cell office:value-type="string" calcext:value-type="string">
            <text:p>Potential collaboration through AI law-focused courses and internships in media law.</text:p>
          </table:table-cell>
          <table:table-cell office:value-type="string" calcext:value-type="string">
            <text:p>Medium signal due to: 1) AI is covered in legal context 2) Media components limited to law aspects but not practical media production or creative courses.</text:p>
          </table:table-cell>
        </table:table-row>
        <table:table-row table:style-name="ro2">
          <table:table-cell office:value-type="string" calcext:value-type="string">
            <text:p>Artificial Intelligence (AI) - Loans</text:p>
          </table:table-cell>
          <table:table-cell office:value-type="string" calcext:value-type="string">
            <text:p>https://srlfloan.edu.bb/Loans/Artificial-Intelligence-AI.aspx</text:p>
          </table:table-cell>
          <table:table-cell office:value-type="string" calcext:value-type="string">
            <text:p>23 дек. 2023 г.</text:p>
          </table:table-cell>
          <table:table-cell office:value-type="string" calcext:value-type="string">
            <text:p>AI, or Artificial Intelligence, refers to the capability of machines or computer programs to perform tasks that typically require human intelligence. These tasks include learning, reasoning, problem-solving, understanding natural language, and perceiving the environment.</text:p>
            <text:p/>
            <text:p>In simpler terms, AI allows machines to mimic or simulate human-like thinking processes, enabling them to perform tasks that traditionally require human intelligence.</text:p>
            <text:p/>
            <text:p>EXAMPLES OF AI</text:p>
            <text:p/>
            <text:p>VIRTUAL ASSISTANTS</text:p>
            <text:p/>
            <text:p>Examples: Siri, Google Assistant, Alexa</text:p>
            <text:p/>
            <text:p>Explanation: These are AI-powered virtual assistants that can understand and respond to spoken commands, helping with tasks like setting reminders, answering questions, and playing music.</text:p>
            <text:p/>
            <text:p>SOCIAL MEDIA ALGORITHMS</text:p>
            <text:p/>
            <text:p>Examples: Instagram, TikTok, and YouTube recommendations</text:p>
            <text:p/>
            <text:p>Explanation: AI algorithms analyse user behaviour and preferences to suggest content that users might find interesting, such as recommended posts, videos, or music.</text:p>
            <text:p/>
            <text:p>FACIAL RECOGNITION</text:p>
            <text:p/>
            <text:p>Examples: Face unlock on smartphones</text:p>
            <text:p/>
            <text:p>Explanation: AI can recognize and authenticate individuals based on facial features, providing a secure and convenient way to unlock devices</text:p>
            <text:p/>
            <text:p>ABOUT THE PROGRAMME</text:p>
            <text:p/>
            <text:p>Partners:</text:p>
            <text:p/>
            <text:p>Protexxa</text:p>
            <text:p/>
            <text:p>Ministry of Education, Technological &amp; Vocational Training</text:p>
            <text:p/>
            <text:p>The Student Revolving Loan Fund - Financing</text:p>
            <text:p/>
            <text:p>Toronto Metropolitan University – Institution issuing the certification.</text:p>
            <text:p/>
            <text:p>Length: 3-4 Months with daytime and after-work options.</text:p>
            <text:p/>
            <text:p>Mode of Delivery:</text:p>
            <text:p/>
            <text:p>Online - This course will be delivered via the Hybrid Flexible modality. It will be delivered using interactive online lectures, online discussions, and practical demonstrations.</text:p>
            <text:p/>
            <text:p>COURSE OUTCOMES</text:p>
            <text:p/>
            <text:p>Upon successful completion of this course, the students will have reliably demonstrated the ability to:</text:p>
            <text:p/>
            <text:p>Understand and become proficient with Artificial Intelligence, including fundamentals and standards.</text:p>
            <text:p/>
            <text:p>Comprehend and communicate Artificial Intelligence concepts.</text:p>
            <text:p/>
            <text:p>Understand generative AI, AI training, collaborative technologies, and Large Language Models.</text:p>
            <text:p/>
            <text:p>Use AI tools, tactics, and procedures.</text:p>
            <text:p/>
            <text:p>Contribute to AI research applications and data collection initiatives.</text:p>
            <text:p/>
            <text:p>Develop cyber literacy competencies and apply them to Generative AI projects.</text:p>
            <text:p/>
            <text:p>Use AI and machine learning to monitor and manage content relevance (scalable, unbiased, localized, curation, multimedia), and data collection (pattern recognition, speech data, text data, sensor, image, and video)</text:p>
            <text:p/>
            <text:p>Present and implement their learnings in real-life use cases.</text:p>
            <text:p/>
            <text:p>Job Placement</text:p>
            <text:p/>
            <text:p>Each graduate to receive work assignments with earning potential of $15,000 USD/year (variety of roles/ assignments)</text:p>
            <text:p/>
            <text:p>A portion of students to work onsite at the Protexxa Operations Centre for high-touch assignments (evening, nights, and weekend shifts)</text:p>
            <text:p/>
            <text:p>A portion of students work remotely as independent contractors with support from the Operations Centre</text:p>
            <text:p/>
            <text:p>Cost and financing options</text:p>
            <text:p/>
            <text:p>Cost</text:p>
            <text:p/>
            <text:p>$8,000 with Laptop</text:p>
            <text:p/>
            <text:p>$6,000 without Laptop</text:p>
            <text:p/>
            <text:p>Financing Options</text:p>
            <text:p/>
            <text:p>Loan from the SRLF</text:p>
            <text:p/>
            <text:p>Self-Financed</text:p>
            <text:p/>
            <text:p>SRLF Interest Rate</text:p>
            <text:p/>
            <text:p>A special Interest Rate of 3.5%</text:p>
            <text:p/>
            <text:p>Applicants</text:p>
            <text:p/>
            <text:p>Applicants must be:</text:p>
            <text:p/>
            <text:p>Barbadian</text:p>
            <text:p/>
            <text:p>Age 18 and over</text:p>
            <text:p/>
            <text:p>Persons with disabilities are asked to apply through the NATIONAL DISABILITIES UNIT (1-246-535-3600)</text:p>
            <text:p/>
            <text:p>SPECIAL SURETY REQUIREMENTS</text:p>
            <text:p/>
            <text:p>Annual Salary of $10,000 minimum</text:p>
            <text:p/>
            <text:p>No Credit Rating requirements for applicant or surety</text:p>
            <text:p/>
            <text:p>All other surety requirements remain the same.</text:p>
            <text:p/>
            <text:p>Required Documents</text:p>
            <text:p/>
            <text:p>Apply Now</text:p>
          </table:table-cell>
          <table:table-cell office:value-type="string" calcext:value-type="string">
            <text:p>srlfloan.edu.bb</text:p>
          </table:table-cell>
          <table:table-cell/>
          <table:table-cell office:value-type="string" calcext:value-type="string">
            <text:p>Toronto Metropolitan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Canada:Other</text:p>
          </table:table-cell>
          <table:table-cell office:value-type="string" calcext:value-type="string">
            <text:p>Toronto Metropolitan University offers a certification course in Artificial Intelligence with a focus on practical applications and job placements. The course covers various AI concepts and tools, and provides students with opportunities to work directly with industry partners.</text:p>
          </table:table-cell>
          <table:table-cell office:value-type="string" calcext:value-type="string">
            <text:p>Strong collaboration candidate due to comprehensive AI curriculum and industry partnerships, as well as its international reputation.</text:p>
          </table:table-cell>
          <table:table-cell office:value-type="string" calcext:value-type="string">
            <text:p>Strong signal justified by: 1) Explicit focus on AI technologies 2) Course related to media and creative industries 3) Opportunities for internships and job placements 4) Internationally recognized institution</text:p>
          </table:table-cell>
        </table:table-row>
        <table:table-row table:style-name="ro2">
          <table:table-cell office:value-type="string" calcext:value-type="string">
            <text:p>Study Programs - RWTH AACHEN UNIVERSITY AI - English</text:p>
          </table:table-cell>
          <table:table-cell office:value-type="string" calcext:value-type="string">
            <text:p>https://www.ai.rwth-aachen.de/cms/ki/ausbildung/~ggokc/studiengaenge/?lidx=1</text:p>
          </table:table-cell>
          <table:table-cell office:value-type="string" calcext:value-type="string">
            <text:p>22 нояб. 2024 г.</text:p>
          </table:table-cell>
          <table:table-cell office:value-type="string" calcext:value-type="string">
            <text:p>Study Programs</text:p>
            <text:p/>
            <text:p>Faculty 1 - Mathematics, Computer Science and Natural Sciences</text:p>
            <text:p/>
            <text:p>M.Sc. Computer Science</text:p>
            <text:p/>
            <text:p>A unique feature of the computer science program at RWTH Aachen is the program’s extensive cooperation with the engineering sciences and the regional computer science industry, a fact which gives students the opportunity to gather hands-on experience early on.</text:p>
            <text:p/>
            <text:p>More information</text:p>
            <text:p/>
            <text:p>M.Sc. Data Science</text:p>
            <text:p/>
            <text:p>The essential constituents of data science are data analysis and systems engineering. Therefore, this course of study is going to convey modern methods of data analysis as well as algorithms and techniques for the development of information systems.</text:p>
            <text:p/>
            <text:p>More information</text:p>
            <text:p/>
            <text:p>M.Sc. Software Systems Engineering</text:p>
            <text:p/>
            <text:p>This program focuses on the design and implementation of complex software systems, including their embedding in technical and socio-technical systems.</text:p>
            <text:p/>
            <text:p>More information</text:p>
            <text:p/>
            <text:p>M.Sc. Media Informatics</text:p>
            <text:p/>
            <text:p>This international program will educate the participant to successfully master the novel technical and economic challenges at the crossroads of computer science, software engineering, next-generation communication systems, and media.</text:p>
            <text:p/>
            <text:p>More information</text:p>
          </table:table-cell>
          <table:table-cell office:value-type="string" calcext:value-type="string">
            <text:p>www.ai.rwth-aachen.de</text:p>
          </table:table-cell>
          <table:table-cell/>
          <table:table-cell office:value-type="string" calcext:value-type="string">
            <text:p>RWTH Aachen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Germany:EU</text:p>
          </table:table-cell>
          <table:table-cell office:value-type="string" calcext:value-type="string">
            <text:p>RWTH Aachen University offers an international program in Media Informatics, combining computer science with media. Over 1000 students annually.</text:p>
          </table:table-cell>
          <table:table-cell office:value-type="string" calcext:value-type="string">
            <text:p>Excellent candidate for collaboration due to a robust AI focus in media-related programs.</text:p>
          </table:table-cell>
          <table:table-cell office:value-type="string" calcext:value-type="string">
            <text:p>Strong signal justified by: 1) Internationally recognized AI in media program 2) Large scale with diverse student impact 3) Extensive industry cooperation for practical experience</text:p>
          </table:table-cell>
        </table:table-row>
        <table:table-row table:style-name="ro2">
          <table:table-cell office:value-type="string" calcext:value-type="string">
            <text:p>EVENT: Academic Congress on Artificial Intelligence, from ...</text:p>
          </table:table-cell>
          <table:table-cell office:value-type="string" calcext:value-type="string">
            <text:p>https://uctechnews.ucop.edu/event-academic-congress-on-artificial-intelligence-from-wed-feb-28-to-thurs-feb-29-2024-ucla-learn-more/</text:p>
          </table:table-cell>
          <table:table-cell office:value-type="string" calcext:value-type="string">
            <text:p>25 февр. 2024 г.</text:p>
          </table:table-cell>
          <table:table-cell office:value-type="string" calcext:value-type="string">
            <text:p>UC IT NewsAll Articles</text:p>
            <text:p/>
            <text:p>The University of California’s Provost, Katherine S. Newman, and Chief Information Officer, Van Williams, look forward to gathering the university’s leaders to discuss the future of Artificial Intelligence (AI) at the upcoming UC AI Congress, “What the Future Holds: A UC Congress on the Impact and Promise of Artificial Intelligence,” from Wednesday, February 28 – Thursday, February 29, 2024, at UCLA.</text:p>
            <text:p/>
            <text:p>Artificial intelligence is rapidly transforming higher education, publishing, health care, law, and countless other domains. New platforms are reshaping the labor market and the stock market. Please join us for a critical, UC-wide gathering with colleagues from campuses, health systems and national labs to discuss cutting edge advances in research, as well as the challenges AI poses to the professions and to our own practices, from the classroom and lab to the clinic. Our evening keynote speaker, MIT Institute Professor Daron Acemoglu, is a leading expert on the impact of technological revolutions; his keynote will be followed by remarks by discussant Dr. Ramesh Srinivasan, professor in the UCLA Department of Information Studies and founder of the UC-wide Digital Cultures Lab. Our lunchtime keynote speaker, UCLA Professor and Macarthur Award winner Safiya Umoja Noble, will discuss her work to increase transparency and equity in AI systems.</text:p>
            <text:p/>
            <text:p>Event Details</text:p>
            <text:p/>
            <text:p>What the Future Holds: A UC Congress on the Impact and Promise of Artificial Intelligence</text:p>
            <text:p/>
            <text:p>Dates: Wednesday, February 28 – Thursday, February 29, 2024</text:p>
            <text:p/>
            <text:p>Location: Both at UCLA &amp; online</text:p>
            <text:p/>
            <text:p>Hosts: Katherine S. Newman, Provost and Executive Vice President of Academic Affairs, University of California, and Van Williams Vice President of IT, and Chief Information Officer, University of California</text:p>
            <text:p/>
            <text:p>Cost: Transportation and lodging will not be provided, but other costs (conference fees and meals from Wednesday evening to Thursday afternoon) will be covered by the hosts</text:p>
            <text:p/>
            <text:p>Audience: By invitation only for leaders and experts from UC (UC faculty, administrative leaders, students, alumni), the government and the private sector. An event registration link will be emailed to all invited guests.</text:p>
            <text:p/>
            <text:p>Format: Hybrid event with in-person capacity for 250 guests, as well as online options which were sent to invited guests</text:p>
            <text:p/>
            <text:p>Contact: Alissa Kinney Moe: alissa.moe@ucop.edu</text:p>
            <text:p/>
            <text:p>Registration: Closed</text:p>
            <text:p/>
            <text:p>Conference goals</text:p>
            <text:p/>
            <text:p>Identify opportunities to leverage AI across wide range of use cases within higher education Raise awareness of the importance of safe, ethical and non-discriminatory AI among UC students, faculty, and staff Galvanize a community of stakeholders who are committed to working together to ensure that AI is used for good and appropriately prepares the future workforce Update recommendations found in the 2021 Presidential Working Group Report for how UC can use AI as amplifying and non-discriminatory force in support of UC’s mission</text:p>
            <text:p/>
            <text:p>Program topics</text:p>
            <text:p/>
            <text:p>Keynote speakers Daron Acemoglu , MIT and Safiya Umoja Noble , UCLA, will cover a number of trending topics of interest, including how AI will affect future labor markets and how to assess and reduce bias in AI.</text:p>
            <text:p/>
            <text:p>, MIT and , UCLA, will cover a number of trending topics of interest, including how AI will affect future labor markets and how to assess and reduce bias in AI. Panel sessions will discuss high-value opportunities in research, teaching and learning, innovation, healthcare delivery and broader application areas across the university.</text:p>
            <text:p/>
            <text:p>Breakout sessions on the following topics: AI and Climate, Ag Tech (Facilitator: Josh Viers, UC Merced AgAID) AI for National Security and Cybersecurity (Facilitator: Brian Spears, LLNL) AI for Health Care (Facilitator: Alpesh Amin, UCI) AI for Teaching and Learning (Facilitator: Tamara Tate, UCI) AI and the Creative Sector (Facilitator: Jeff Burke, UCLA) AI in Computational Research Applications and Research Integrity (Facilitator: Ilkay Altintas, UCSD) AI in Biomedical and Clinical Research (Facilitator: Ida Sim, UCSF)</text:p>
            <text:p/>
            <text:p/>
            <text:p/>
            <text:p>Background</text:p>
            <text:p/>
            <text:p>The University of California is home to leading AI researchers in computer science, data science, as well as experts in administrative and teaching roles who are beginning to experience the societal implications of AI. Like other institutions of its kind, UC employs advanced uses of AI in its enterprise operations, research, education and patient care. Additionally, many UC stakeholders, including students, faculty and staff, are actively engaged in testing and adopting new AI applications. The scale of UC’s impact is vast, including 500,000 students, faculty and staff, across 10 campuses, 6 health systems, 3 national labs, as well as Agricultural and Natural Resources (ANR) division, UC San Francisco Law, and the UC Office of the President. To learn more, feel free to review this recommended reading list. See the full conference agenda here on this Eventbrite landing page.</text:p>
            <text:p/>
            <text:p>Detailed Agenda</text:p>
            <text:p/>
            <text:p>Wednesday, February 28, 2024:</text:p>
            <text:p/>
            <text:p>6-8 p.m.: Day 1: Dinne</text:p>
          </table:table-cell>
          <table:table-cell office:value-type="string" calcext:value-type="string">
            <text:p>uctechnews.ucop.edu</text:p>
          </table:table-cell>
          <table:table-cell/>
          <table:table-cell office:value-type="string" calcext:value-type="string">
            <text:p>University of California</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nited States:US</text:p>
          </table:table-cell>
          <table:table-cell office:value-type="string" calcext:value-type="string">
            <text:p>A prominent public university system consisting of 10 campuses, known for extensive research programs and innovations in various fields including AI. Hosts numerous events focused on the future of AI and its applications.</text:p>
          </table:table-cell>
          <table:table-cell office:value-type="string" calcext:value-type="string">
            <text:p>Potential collaboration through research initiatives and shared events on AI's role in education, but lacks specific programs linking AI to media arts.</text:p>
          </table:table-cell>
          <table:table-cell office:value-type="string" calcext:value-type="string">
            <text:p>Signal rate is moderate: 1) Active in AI research and discussions 2) Large student body ensuring significant impact 3) No specific media-related courses available</text:p>
          </table:table-cell>
        </table:table-row>
        <table:table-row table:style-name="ro2">
          <table:table-cell office:value-type="string" calcext:value-type="string">
            <text:p>2024 Social AI Workshop</text:p>
          </table:table-cell>
          <table:table-cell office:value-type="string" calcext:value-type="string">
            <text:p>https://www.socialaiglasgow.co.uk/events/2024-social-ai-workshop</text:p>
          </table:table-cell>
          <table:table-cell office:value-type="string" calcext:value-type="string">
            <text:p>18 авг. 2024 г.</text:p>
          </table:table-cell>
          <table:table-cell office:value-type="string" calcext:value-type="string">
            <text:p>Second Workshop on Artificial Social Intelligence</text:p>
            <text:p/>
            <text:p>20th September 2024 @ University of Glasgow</text:p>
            <text:p/>
            <text:p>The Social AI group and the Social AI Centre for Doctoral Training (CDT) are organising the Second Workshop on Artificial Social Intelligence (Social AI) on 20th September 2024 at the Advanced Research Centre, University of Glasgow, United Kingdom.</text:p>
            <text:p/>
            <text:p>Social AI involves developing an AI domain aimed at endowing artificial agents with social intelligence, the ability to deal appropriately with users’ attitudes, intentions, feelings, personality and expectations. This full day workshop will host a series of invited talks by renowned experts in Social AI followed by roundtable discussion with the audience. Our goal is to bring together academic experts, students and industry professionals to encourage dialogs around the progress, challenges and opportunities in Social AI as AI continues to permeate all aspects of our social presence.</text:p>
          </table:table-cell>
          <table:table-cell office:value-type="string" calcext:value-type="string">
            <text:p>www.socialaiglasgow.co.uk</text:p>
          </table:table-cell>
          <table:table-cell/>
          <table:table-cell office:value-type="string" calcext:value-type="string">
            <text:p>University of Glasgow</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nited Kingdom:UK</text:p>
          </table:table-cell>
          <table:table-cell office:value-type="string" calcext:value-type="string">
            <text:p>Prominent research university hosting an advanced workshop on Artificial Social Intelligence. Engages with industry and students in AI-related discussions.</text:p>
          </table:table-cell>
          <table:table-cell office:value-type="string" calcext:value-type="string">
            <text:p>Potential for collaboration through workshops and discussions on AI developments, though lacks direct media-focus courses.</text:p>
          </table:table-cell>
          <table:table-cell office:value-type="string" calcext:value-type="string">
            <text:p>Moderate signal due to: 1) Involvement in AI research; 2) Focus on Social AI but limited media/creative industry connection.</text:p>
          </table:table-cell>
        </table:table-row>
        <table:table-row table:style-name="ro2">
          <table:table-cell office:value-type="string" calcext:value-type="string">
            <text:p>IIIT Hyderabad launches AI/ML weekend training ...</text:p>
          </table:table-cell>
          <table:table-cell office:value-type="string" calcext:value-type="string">
            <text:p>https://www.indiatoday.in/education-today/news/story/iiit-hyderabad-launches-aiml-weekend-training-programme-for-btech-students-2591726-2024-09-01</text:p>
          </table:table-cell>
          <table:table-cell office:value-type="string" calcext:value-type="string">
            <text:p>1 сент. 2024 г.</text:p>
          </table:table-cell>
          <table:table-cell office:value-type="string" calcext:value-type="string">
            <text:p>IHub-Data, the Technology Innovation Hub of IIIT Hyderabad, established by the Department of Science and Technology, Government of India is offering six-month long weekend training classes on AI/ML for second year students, pursuing BTech programme from engineering colleges in and around Hyderabad. The classes, scheduled to be on all Sundays, require physical attendance from students at IIIT Campus in Gachibowli.</text:p>
            <text:p/>
            <text:p>The six-month programme contains a judicious mix of concepts related to theory, tutorials and projects, all pertaining to modern AI/ML.</text:p>
            <text:p/>
            <text:p>advertisement</text:p>
            <text:p/>
            <text:p>"This is a novel attempt of weekend training programme getting organised at IIIT Hyderabad campus, where students are trained early in the professional learning career. The contents of the programme have been tailored to provide a hands-on learning approach, to reinforce understanding of fundamentals in machine learning techniques. Services of highly skilled mentors have been made available to assist and guide the students in the tutorial sessions," says CK Raju, Head of Educational Programmes at IHub-Data, IIIT Hyderabad.</text:p>
            <text:p/>
            <text:p>The outline of the programme with important dates is also available at course website at https://ihub-data.ai/archives/events/.</text:p>
            <text:p/>
            <text:p>The last date to register for this programme is September 15, 2024. Classes will commence from September 29, 2024. For more details, please contact coordinator, Fathimath Rifna at 040 6653 1787, Email: fathimath.rifna@ihub-data.iiit.ac.in.</text:p>
          </table:table-cell>
          <table:table-cell office:value-type="string" calcext:value-type="string">
            <text:p>www.indiatoday.in</text:p>
          </table:table-cell>
          <table:table-cell/>
          <table:table-cell office:value-type="string" calcext:value-type="string">
            <text:p>IIIT Hyderabad</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India:Other</text:p>
          </table:table-cell>
          <table:table-cell office:value-type="string" calcext:value-type="string">
            <text:p>IIIT Hyderabad offers innovative AI/ML weekend training programs targeting engineering students from local colleges, focusing on modern AI applications.</text:p>
          </table:table-cell>
          <table:table-cell office:value-type="string" calcext:value-type="string">
            <text:p>A potential partnership candidate for offering AI training courses but lacks direct media application.</text:p>
          </table:table-cell>
          <table:table-cell office:value-type="string" calcext:value-type="string">
            <text:p>Signal score of 2 due to explicit AI relevance in training; however, no indication of connection to media or creative industries.</text:p>
          </table:table-cell>
        </table:table-row>
        <table:table-row table:style-name="ro2">
          <table:table-cell office:value-type="string" calcext:value-type="string">
            <text:p>International workshop on AI and Topology</text:p>
          </table:table-cell>
          <table:table-cell office:value-type="string" calcext:value-type="string">
            <text:p>https://di.ku.dk/english/event-calendar-2024/international-workshop-on-ai-and-topology/</text:p>
          </table:table-cell>
          <table:table-cell office:value-type="string" calcext:value-type="string">
            <text:p>17 янв. 2024 г.</text:p>
          </table:table-cell>
          <table:table-cell office:value-type="string" calcext:value-type="string">
            <text:p>International workshop on AI and Topology</text:p>
            <text:p/>
            <text:p>Photo credit: Comwell Hotel and Conference Center</text:p>
            <text:p/>
            <text:p>Join us for a three-day international workshop in Copenhagen on the Theoretical Foundations and Applications of Topology in Machine Learning with Extensions to Image Processing and back!</text:p>
            <text:p/>
            <text:p>Recent achievements in Artificial Intelligence have opened new avenues for research into theoretical topology and in applications in image processing. The primary aim of this workshop is to foster a productive dialogue between topologists and computer scientists, focusing particularly on the applications of topology in image processing and the role of artificial intelligence and machine learning tools in advancing the field of topology.</text:p>
            <text:p/>
            <text:p>The event will serve as a platform for knowledge exchange, exploring in particular how topology can extract meaningful information from image data and how AI and machine learning tools can be utilized to make significant advancements in topological research.</text:p>
            <text:p/>
            <text:p>Speakers Anibal Maximiliano Medina-Mardones, Assistant Professor, Department of Mathematics, The University of Western Ontario, Canada</text:p>
            <text:p/>
            <text:p>Sergei Gukov, Director of the Richard N. Merkin Center for Pure and Applied Mathematics and John D. MacArthur Professor of Theoretical Physics and Mathematics at California Institute of Technology, Caltech, California, USA</text:p>
            <text:p/>
            <text:p>Søren Hauberg, Professor, Section for Cognitive Systems, DTU Compute, Technical University of Denmark</text:p>
            <text:p/>
            <text:p>Mathias Porsmose Clausen, Associate Professor, SDU Biotechnology, Southern University of Denmark</text:p>
            <text:p/>
            <text:p>Pia Nyeng, Associate Professor, Molecular and Medical Biology and Centre for Mathematical Modeling - Human Health and Disease, Southern University of Denmark</text:p>
            <text:p/>
            <text:p>Stefan Sommer, Professor, Department of Computer Science, University of Copenhagen</text:p>
            <text:p/>
            <text:p>Jon Sporring, Professor, Department of Computer Science, University of Copenhagen</text:p>
            <text:p/>
            <text:p>Nathalie Wahl, Professor, Department of Mathematical Science, University of Copenhagen</text:p>
            <text:p/>
            <text:p>Programme Full program with titles as a pdf file, including titles. Monday Tuesday Wednesday 9:15 Anibal Medina Mardones 9:15 Søren Hauberg 10:45 break 10:30 break 11:15 Mathias Porsmose Clausen 11:00 talks session 2 12:00 lunch 12:00 lunch 12:00 lunch 13:00 welcome 13:00 Pia Nyeng 13:05 departure 13:05 Sergei Gukov 13:45 break 14:50 break 13:55 Stefan Sommer 15:15 François Lauze &amp; Jon Sporring 14:40 break 16:00 poster session 15:05 talks session 1 18:00 dinner 18:00 dinner 20:00 Discussion &amp; problem session talks session 1 (Tuesday) Talks session 2 (Wednesday) 14:50 Yossi Bokor Bleile 11:00 Aaron Mazel-Gee 15:10 Lander Ver Hoef 11:20 Kelly Maggs 15:30 Markus Kirolos Youssef 11:40 Amir Yehudayoff 15:50 Henry Kirveslahti 16:20 break 16:40 Henry Kirveslahti 17:00 Bjørnar Gullikstad Hem 17:20 Uğur Bektaş Cantürk 17:40 Celia Hacker</text:p>
            <text:p/>
            <text:p>Venue and participation fee The workshop will take place at Comwell Hotel and Conference Center in Holte, located just 20 minutes north of Copenhagen and surrounded by nature. You can easily get there by public transport or car. The participation fee is EUR 250 incl. VAT. This covers a single-person hotel room at Comwell in Holte for two nights (April 8 and 9), breakfast, lunches, dinners, and coffee during the event.</text:p>
            <text:p/>
            <text:p>Apply for participation With this workshop, we wish to focus on both formal and informal interdisciplinary discussions between researchers in Mathematics and Data Science, and for this reason, the number of participants is limited to 25. We especially encourage Ph.D. students and postdocs. To apply for participation, you will be asked to write a few lines describing how this workshop is relevant to your research, and upload an abstract for a talk you could give at the workshop. We have a limited number of registration fee waivers, and if you wish to apply for the waiver, you will be ask to additionally write a few lines on why we should prioritize you for funding. The deadline for application is February 27, and the selection of participants will be made latest March 1. If invited, you will be asked to pay the participation fee by March 5 to confirm your registration. APPLY NOW</text:p>
          </table:table-cell>
          <table:table-cell office:value-type="string" calcext:value-type="string">
            <text:p>di.ku.dk</text:p>
          </table:table-cell>
          <table:table-cell/>
          <table:table-cell office:value-type="string" calcext:value-type="string">
            <text:p>University of Copenhagen</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Denmark:EU</text:p>
          </table:table-cell>
          <table:table-cell office:value-type="string" calcext:value-type="string">
            <text:p>A leading university with strong programs in computer science, artificial intelligence, and interdisciplinary collaborations. Involved in various international research projects.</text:p>
          </table:table-cell>
          <table:table-cell office:value-type="string" calcext:value-type="string">
            <text:p>Potential collaboration on AI applications in media and topology.</text:p>
          </table:table-cell>
          <table:table-cell office:value-type="string" calcext:value-type="string">
            <text:p>Signal score justified by: 1) Engages with AI technologies through computer science and interdisciplinary programs 2) Has a robust platform for image processing research 3) Involved in international academic discourse.</text:p>
          </table:table-cell>
        </table:table-row>
        <table:table-row table:style-name="ro2">
          <table:table-cell office:value-type="string" calcext:value-type="string">
            <text:p>Analytics with AI Workshop</text:p>
          </table:table-cell>
          <table:table-cell office:value-type="string" calcext:value-type="string">
            <text:p>https://www.chicagobooth.edu/research/center-for-applied-artificial-intelligence/opportunities/analytics-using-ai-workshop</text:p>
          </table:table-cell>
          <table:table-cell office:value-type="string" calcext:value-type="string">
            <text:p>1 нояб. 2024 г.</text:p>
          </table:table-cell>
          <table:table-cell office:value-type="string" calcext:value-type="string">
            <text:p>Join us for a session hosted by Sanjog Misra, Charles H. Kellstadt Distinguished Service Professor of Marketing and Applied AI and CAAI faculty director. This class will cover an introduction to AI concepts, foundational analytics methods, and hands-on guidance in using GPT and large language models (LLMs) for analytics. This session is ideal for those looking to deepen their understanding of AI-driven data analysis.</text:p>
            <text:p/>
            <text:p>This workshop will take place at the University of Chicago Dehli Center on December 2nd from 10am-4pm [Indian Standard Time]. Lunch will be provided.</text:p>
            <text:p/>
            <text:p>If you are interested in applying for this workshop please fill out the application below. Applications are due by November 10, 2024 and accepted participants will be notified by November 17th.</text:p>
            <text:p/>
            <text:p>Apply here</text:p>
          </table:table-cell>
          <table:table-cell office:value-type="string" calcext:value-type="string">
            <text:p>www.chicagobooth.edu</text:p>
          </table:table-cell>
          <table:table-cell/>
          <table:table-cell office:value-type="string" calcext:value-type="string">
            <text:p>University of Chicago</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A:US</text:p>
          </table:table-cell>
          <table:table-cell office:value-type="string" calcext:value-type="string">
            <text:p>Renowned research university with a strong focus on AI and analytics, offering various workshops and courses in applied AI. Hosts significant research projects in AI.</text:p>
          </table:table-cell>
          <table:table-cell office:value-type="string" calcext:value-type="string">
            <text:p>Potential for collaboration on AI analytics applications in the media sector, with opportunities for workshops and courses.</text:p>
          </table:table-cell>
          <table:table-cell office:value-type="string" calcext:value-type="string">
            <text:p>Strong signal justified by: 1) Focus on AI-driven analytics 2) International reputation 3) Offers programs relevant to data analysis and media applications.</text:p>
          </table:table-cell>
        </table:table-row>
        <table:table-row table:style-name="ro2">
          <table:table-cell office:value-type="string" calcext:value-type="string">
            <text:p>Self-guided Training</text:p>
          </table:table-cell>
          <table:table-cell office:value-type="string" calcext:value-type="string">
            <text:p>https://www.fau.edu/ai/learning/</text:p>
          </table:table-cell>
          <table:table-cell office:value-type="string" calcext:value-type="string">
            <text:p>17 мая 2024 г.</text:p>
          </table:table-cell>
          <table:table-cell office:value-type="string" calcext:value-type="string">
            <text:p>Training</text:p>
            <text:p/>
            <text:p>Not sure where to start? Dive into any of the following recommended courses, register for a live training session, explore practical examples, and discover new horizons.</text:p>
            <text:p/>
            <text:p>Live Training Sessions Featured in the AI PlAIground</text:p>
            <text:p/>
            <text:p>View scheduled training, workshops, tech talks and more dealing with AI.</text:p>
            <text:p/>
            <text:p>Current highlights:</text:p>
            <text:p/>
            <text:p>Whats "Prompting" You?</text:p>
            <text:p/>
            <text:p>Getting started with your Microsoft Copilot</text:p>
            <text:p/>
            <text:p>Faculty Lounge Live!</text:p>
            <text:p/>
            <text:p>Check back often as new courses will be added throughout the semester.</text:p>
            <text:p/>
            <text:p>Register for Training</text:p>
            <text:p/>
            <text:p>Self-guided Resources</text:p>
            <text:p/>
            <text:p>Watch at your own pace with these industry videos and courses to get you familiar with AI.</text:p>
            <text:p/>
            <text:p>AI Chronicles: Building Fluency In Generative AI Featured in the AI PlAIground</text:p>
            <text:p/>
            <text:p>A professional development course designed to enhance the conversational AI skills of FAU faculty, staff and students. This course promises to be an engaging journey through the latest advancements in AI, providing you with the tools and knowledge to integrate generative artificial intelligence into your curriculum.</text:p>
            <text:p/>
            <text:p>Enroll Now</text:p>
            <text:p/>
            <text:p>Intro to Copilot at FAU</text:p>
            <text:p/>
            <text:p>Want to learn more about Microsoft Copilot?</text:p>
            <text:p/>
            <text:p>We got you covered! Enroll in this self-paced Canvas Course.</text:p>
            <text:p/>
            <text:p>Enroll Now</text:p>
            <text:p/>
            <text:p>LinkedIn Learning</text:p>
            <text:p/>
            <text:p>Helps you discover and develop business, technology, and creative skills through expert-led course videos. These video-based tutorials are taught by industry experts and available 24/7 for convenient, self-paced learning.</text:p>
            <text:p/>
            <text:p>Tip: To start using Linked-In Learning, first log in using your FAU username and password to activate your account.</text:p>
            <text:p/>
            <text:p>Microsoft</text:p>
            <text:p/>
            <text:p>Offers training resources to develop skills through interactive modules and path or learn from instructors.</text:p>
            <text:p/>
            <text:p>Additionally, here are some on demand resources for M365 users to take advantage of:</text:p>
            <text:p/>
            <text:p>Coursera</text:p>
            <text:p/>
            <text:p>A great way to learn new things or explore subjects you are curious about. It offers various free course options to help get you started.</text:p>
            <text:p/>
            <text:p>Association of College and University Educators (ACUE)</text:p>
            <text:p/>
            <text:p>The ACUE's AI Quick Study Series features a collection of high-quality Quick Study courses that equip educators with the foundational knowledge and skills needed to efficiently utilize AI.</text:p>
            <text:p/>
            <text:p>EDUCAUSE</text:p>
            <text:p/>
            <text:p>A nonprofit association whose mission is to advance higher education through the use of information technology. Learn more about how AI is being used across the higher education landscape.</text:p>
            <text:p/>
            <text:p>* Courses require you to have a license of Copilot for Microsoft 365, which is currently being piloted.</text:p>
          </table:table-cell>
          <table:table-cell office:value-type="string" calcext:value-type="string">
            <text:p>www.fau.edu</text:p>
          </table:table-cell>
          <table:table-cell/>
          <table:table-cell office:value-type="string" calcext:value-type="string">
            <text:p>Florida Atlantic University</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A:US</text:p>
          </table:table-cell>
          <table:table-cell office:value-type="string" calcext:value-type="string">
            <text:p>A large public university in Florida offering various courses in technology and business, including AI workshops and training resources.</text:p>
          </table:table-cell>
          <table:table-cell office:value-type="string" calcext:value-type="string">
            <text:p>Potential collaboration opportunity, especially in faculty development in AI.</text:p>
          </table:table-cell>
          <table:table-cell office:value-type="string" calcext:value-type="string">
            <text:p>Moderate signal due to: 1) Offers AI training resources for faculty and students 2) Relevant AI applications exist but no specific media/creative industry focus.</text:p>
          </table:table-cell>
        </table:table-row>
        <table:table-row table:style-name="ro2">
          <table:table-cell office:value-type="string" calcext:value-type="string">
            <text:p>AI Training for Creatives (Self Paced)</text:p>
          </table:table-cell>
          <table:table-cell office:value-type="string" calcext:value-type="string">
            <text:p>https://awhiworld.com/product/ai-for-creatives-self-paced/</text:p>
          </table:table-cell>
          <table:table-cell office:value-type="string" calcext:value-type="string">
            <text:p>12 нояб. 2024 г.</text:p>
          </table:table-cell>
          <table:table-cell office:value-type="string" calcext:value-type="string">
            <text:p>Description</text:p>
            <text:p/>
            <text:p>Are you an AI beginner?</text:p>
            <text:p/>
            <text:p>Maybe you are keen to integrate AI into your work or practice in some form (e.g., promotion, idea generation, content creation, etc.) but are unsure how.</text:p>
            <text:p/>
            <text:p>Or are you fearful and avoiding AI but want to know more?</text:p>
            <text:p/>
            <text:p>Training Course Contents</text:p>
            <text:p/>
            <text:p>Make Sense of AI</text:p>
            <text:p/>
            <text:p>Understand AI applications, creators, and users focusing on the creative industry.</text:p>
            <text:p/>
            <text:p>Learn how to deploy AI wisely, integrating it thoughtfully into your creative practice.</text:p>
            <text:p/>
            <text:p>Learn Practical Skills and Innovative Applications</text:p>
            <text:p/>
            <text:p>Discover creative AI applications in still and moving image generation, 3d image making and audio and apply them practically to your creative projects.</text:p>
            <text:p/>
            <text:p>Look at some of the ways you can build safety into your workflows</text:p>
            <text:p/>
            <text:p>Develop Yourself through a Holistic Approach</text:p>
            <text:p/>
            <text:p>Understand how to develop practices that maintain your integrity and creative vision.</text:p>
            <text:p/>
            <text:p>Reflect on your unique role in an AI-driven world.</text:p>
            <text:p/>
            <text:p>What you’ll get from the course</text:p>
            <text:p/>
            <text:p>Everyone will take away different things but as a bare minimum, expect to:</text:p>
            <text:p/>
            <text:p>Gain an overview of creative AI in an AI-powered environment</text:p>
            <text:p/>
            <text:p>Articulate the positives and negatives of AI and see how it can be used or not used in your practice</text:p>
            <text:p/>
            <text:p>Gain ideas of how to use it innovatively and creatively to enhance your work.</text:p>
            <text:p/>
            <text:p>Requirements / Pre-requisites</text:p>
            <text:p/>
            <text:p>– No prior knowledge or academic background is required</text:p>
            <text:p/>
            <text:p>– No previous experience with A.I. is necessary</text:p>
            <text:p/>
            <text:p>– We recommend a good, stable internet data connection</text:p>
            <text:p/>
            <text:p>– Suitable computer, smartphone or tablet device capable of streaming video</text:p>
            <text:p/>
            <text:p>Please note that this is a beginner course and is not designed for technical experts already deploying AI, i.e. coders and developers or for those using it actively at an intermediate or advanced level.</text:p>
            <text:p/>
            <text:p>Terms and Conditions</text:p>
            <text:p/>
            <text:p>Please review our detailed terms and conditions before purchasing.</text:p>
            <text:p/>
            <text:p>Refund / Cancellation / No show Policy</text:p>
            <text:p/>
            <text:p>Please review our Returns and Refund Policy before purchasing.</text:p>
            <text:p/>
            <text:p>Any questions?</text:p>
            <text:p/>
            <text:p>Contact an actual human by email at support@awhiworld.com</text:p>
            <text:p/>
            <text:p>We can answer your questions by email or schedule a chat with you.</text:p>
            <text:p/>
            <text:p>Payment Methods</text:p>
            <text:p/>
            <text:p>If you need to pay by Bank Transfer or invoice, email us at support@awhiworld.com</text:p>
          </table:table-cell>
          <table:table-cell office:value-type="string" calcext:value-type="string">
            <text:p>awhiworld.com</text:p>
          </table:table-cell>
          <table:table-cell/>
          <table:table-cell office:value-type="string" calcext:value-type="string">
            <text:p>N/A</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small</text:p>
          </table:table-cell>
          <table:table-cell office:value-type="string" calcext:value-type="string">
            <text:p>N/A</text:p>
          </table:table-cell>
          <table:table-cell office:value-type="string" calcext:value-type="string">
            <text:p>An online training course that introduces AI concepts specifically for creative practices. Focuses on practical applications in creative fields.</text:p>
          </table:table-cell>
          <table:table-cell office:value-type="string" calcext:value-type="string">
            <text:p>Potential collaboration candidate if they expand into formal educational institution status or partnerships.</text:p>
          </table:table-cell>
          <table:table-cell office:value-type="string" calcext:value-type="string">
            <text:p>Strong signal due to: 1) Inclusion of AI applications in creative industries 2) Broad appeal to creators, but lacks formal institutional backing.</text:p>
          </table:table-cell>
        </table:table-row>
        <table:table-row table:style-name="ro2">
          <table:table-cell office:value-type="string" calcext:value-type="string">
            <text:p>Arqus joint summer school on active learning 2024</text:p>
          </table:table-cell>
          <table:table-cell office:value-type="string" calcext:value-type="string">
            <text:p>https://arqus-alliance.eu/call/arqus-joint-summer-school-active-learning-2024/</text:p>
          </table:table-cell>
          <table:table-cell office:value-type="string" calcext:value-type="string">
            <text:p>20 февр. 2024 г.</text:p>
          </table:table-cell>
          <table:table-cell office:value-type="string" calcext:value-type="string">
            <text:p>Would you like to learn more on how to bring Artificial Intelligence (AI) in your classroom? The call for the Arqus summer school on active learning 2024 is now open for teachers, lecturers and instructors of all member universities. This year’s topic is “Integrating Artificial Intelligence in Higher Education”. The event will take place from the 17th to the 19th September 2024 in the ancient monastery, and now Hotel Terme San Marco – Monteortone, Abano Terme, just outside Padua (Italy).</text:p>
            <text:p/>
            <text:p>Participants will explore the following thematic areas:</text:p>
            <text:p/>
            <text:p>How to include AI in the classroom in a responsible way.</text:p>
            <text:p/>
            <text:p>AI and student engagement: how AI-driven tools can improve student engagement, motivation, and participation in the learning process.</text:p>
            <text:p/>
            <text:p>Human-Centered Teaching in the Age of AI: Fostering AI Literacy in the Classroom.</text:p>
            <text:p/>
            <text:p>The agenda of the event is described below:</text:p>
            <text:p/>
            <text:p>Day Activity 16th September Complimentary transfer from Padua to Monteortone at 17:30 CET 17th September Full day of summer school activities 18th September Full day of summer school activities 19th September Summer school activities closing at 15:30, complimentary transfer to Padua, visit to Palazzo Bo (historical building of the University of Padua), Certificate of Participation Ceremony, social dinner, official event closing 20th September Optional 1-day visit to hidden Venice for interested participants (to be confirmed or modified)</text:p>
            <text:p/>
            <text:p>Learn more about the background and experience of the summer school’s teachers:</text:p>
            <text:p/>
            <text:p>Registration is open to all professors, lecturers and instructors who work at an Arqus university. Up to 5 participants are expected from each Arqus university. General deadline for inscription is 31st March 2024. To apply please get in touch with your local contact person. Local deadlines might be applied:</text:p>
          </table:table-cell>
          <table:table-cell office:value-type="string" calcext:value-type="string">
            <text:p>arqus-alliance.eu</text:p>
          </table:table-cell>
          <table:table-cell/>
          <table:table-cell office:value-type="string" calcext:value-type="string">
            <text:p>Arqus Consortium Universities</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Italy:EU</text:p>
          </table:table-cell>
          <table:table-cell office:value-type="string" calcext:value-type="string">
            <text:p>A consortium of universities in Europe focusing on enhancing educational practices, particularly integrating AI in higher education. The summer school provides opportunities for educators to explore AI's impact.</text:p>
          </table:table-cell>
          <table:table-cell office:value-type="string" calcext:value-type="string">
            <text:p>Potential for collaboration on AI integration in teaching methodologies.</text:p>
          </table:table-cell>
          <table:table-cell office:value-type="string" calcext:value-type="string">
            <text:p>Moderate signal justified by: 1) Focus on AI integration in education 2) Involves multiple universities suggesting a broader network 3) No explicit media courses, but strong educational relevance</text:p>
          </table:table-cell>
        </table:table-row>
        <table:table-row table:style-name="ro2">
          <table:table-cell office:value-type="string" calcext:value-type="string">
            <text:p>Summer School 2024 - DisAI</text:p>
          </table:table-cell>
          <table:table-cell office:value-type="string" calcext:value-type="string">
            <text:p>https://disai.eu/summer-school-2024/</text:p>
          </table:table-cell>
          <table:table-cell office:value-type="string" calcext:value-type="string">
            <text:p>5 июл. 2024 г.</text:p>
          </table:table-cell>
          <table:table-cell office:value-type="string" calcext:value-type="string">
            <text:p>Summer School 2024</text:p>
            <text:p/>
            <text:p>The DisAI Summer School on trustworthy, multilingual and multimodal AI will take place on September 3rd-6th at Kempelen Institute of Intelligent technologies in Sky Park Offices in Bratislava, Slovakia.</text:p>
            <text:p/>
            <text:p>Join the community of experts and researchers in 3 selected fields of active research in AI: Trustworthy and explainable AI models, multilingual language models, and multimodal technologies. The school will feature introductory lectures and keynotes from leading experts in the fields. You will be able to present your current research to a group of international students that work on similar topics and international experts to obtain valuable feedback. Additionally, the summer school features a day on research ethics and transferable skills.</text:p>
            <text:p/>
            <text:p>The summer school is organized within the scope of the DisAI project.</text:p>
            <text:p/>
            <text:p>Programme</text:p>
            <text:p/>
            <text:p>September 3rd</text:p>
            <text:p/>
            <text:p>Day 1: Trustworthy AI/XA</text:p>
            <text:p/>
            <text:p>September 4th</text:p>
            <text:p/>
            <text:p>Day 2: Multilinguality</text:p>
            <text:p/>
            <text:p>September 5th</text:p>
            <text:p/>
            <text:p>Day 3: Multimodality</text:p>
            <text:p/>
            <text:p>September 6th</text:p>
            <text:p/>
            <text:p>Day 4: Ethics and Transferable skills</text:p>
            <text:p/>
            <text:p>Speakers and Lecturers</text:p>
            <text:p/>
            <text:p>Anders Søgaard, University of Copenhagen. Professor in Natural Language Processing and Machine Learning at the University of Copenhagen. Jointly affiliated with the Dpt. of Computer Science, the Dpt. of Philosophy, the Pioneer Centre for Artificial Intelligence, and the Center for Social Data Science. Previously at University of Potsdam, Amazon Core Machine Learning, and Google Research. Father of three and a published poet. Title: Introduction to Trustworthy and Explainable AI Abstract: A 360 degree tour of XAI: What’s the tools in the toolbox, the scientific promise, the push from ethics, the legal initiatives, and, more importantly, what’s the deeper philosophical problems?</text:p>
            <text:p/>
            <text:p>Cristina España i Bonet, DFKI Cristina España-Bonet is currently the machine translation team lead at the German Research Center for Artificial Intelligence (DFKI GmbH). With a background on physics (degree), artificial intelligence (master) and cosmology (PhD), she has been working on natural language processing at Universitat Politècnica de Catalunya (Barcelona), Saarland University and DFKI (Saarbrücken). Cristina is especially interested in interlingual and multilingual approaches and how these can be used to improve performance in low-resourced settings and for low-resourced languages. She is worried/interested about the underrepresentation of the non-dominant cultures in embeddings and language models and about the manipulation that large language models can exert on people. She has participated in 17 competitive funded projects (EU and Domestic) besides several industrial projects, knowledge transfer and dissemination activities. Cristina has 90+ scientific peer reviewed publications, has been teaching in the Physics, Computer Science and Computational Linguistics faculties and (co)advised 19 Master and 5 PhD students. Title: Introduction to Multilinguality Abstract: This lecture will give an overview of foundations of multilingual natural language processing, as well as details on the state of the art of cross-lingual and multilingual language models. We will focus on a range of multilingual and crosslingual tasks, as well as machine translation and other related topics. Title: Hands-on Lab on Machine Translation Abstract: The purpose of this lab is to train and evaluate a neural machine translation system (NMT) based on OpenNMT. We will use the pytorch version (OpenNMT-py) and train a system in Google Colab using a python notebook. We will also study the relevance of a throughout pre-processing and evaluation.</text:p>
            <text:p/>
            <text:p>Tanja Bäumel, DFKI Tanja Bäumel is a researcher in the Multilinguality and Language Technology Lab at the German Research Center for Artificial Intelligence. She has a background in computational linguistics, computer science and cognitive science, and is currently pursuing her PhD. Her research is in the field of explainable artificial intelligence (XAI), where she works on understanding and interpreting the inner workings of large-scale pre-trained language models, as well as their limitations. Title: Hands-on Lab on XAI Abstract: In this hands-on lab, participants will get hands-on experience in methods of Explainable Artificial Intelligence (XAI), which aims to enhance the transparency and interpretability of AI models. In the lab, participants will be introduced to selected methods and practical approaches of XAI, that help users to understand and trust their models’ decisions. Participants will engage in interactive sessions utilizing common XAI tools on real-world datasets and scenarios. We will specifically focus on explainable AI methods for natural language processing. By the end of the lab, participants will have a robust understanding of XAI principles and be equipped with practical skills to apply XAI techniques in their own AI projects.</text:p>
            <text:p/>
            <text:p>Simon Ostermann, DFKI Simon Ostermann is lab manager, senior researcher and team lead at the Multilinguality and Language Technology lab at </text:p>
          </table:table-cell>
          <table:table-cell office:value-type="string" calcext:value-type="string">
            <text:p>disai.eu</text:p>
          </table:table-cell>
          <table:table-cell/>
          <table:table-cell office:value-type="string" calcext:value-type="string">
            <text:p>Kempelen Institute of Intelligent Technologies</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small</text:p>
          </table:table-cell>
          <table:table-cell office:value-type="string" calcext:value-type="string">
            <text:p>Slovakia:EU</text:p>
          </table:table-cell>
          <table:table-cell office:value-type="string" calcext:value-type="string">
            <text:p>The Kempelen Institute focuses on multilingual and multimodal AI technologies and hosts collaborative events like the DisAI Summer School.</text:p>
          </table:table-cell>
          <table:table-cell office:value-type="string" calcext:value-type="string">
            <text:p>Strong candidate for collaboration due to international research emphasis and focus on AI in creative applications.</text:p>
          </table:table-cell>
          <table:table-cell office:value-type="string" calcext:value-type="string">
            <text:p>High signal justified by: 1) Active research in multilingual AI 2) Collaboration with notable experts 3) Engaging international student programs.</text:p>
          </table:table-cell>
        </table:table-row>
        <table:table-row table:style-name="ro2">
          <table:table-cell office:value-type="string" calcext:value-type="string">
            <text:p>Summer School AI 2025</text:p>
          </table:table-cell>
          <table:table-cell office:value-type="string" calcext:value-type="string">
            <text:p>https://www.global-business-school.org/programs/summer-school-ai</text:p>
          </table:table-cell>
          <table:table-cell office:value-type="string" calcext:value-type="string">
            <text:p>14 мар. 2024 г.</text:p>
          </table:table-cell>
          <table:table-cell office:value-type="string" calcext:value-type="string">
            <text:p>OVERVIEW</text:p>
            <text:p/>
            <text:p>GBSB Global Business School is redefining higher education to meet the demands of Industry 4.0 and face the challenges of the Fourth Industrial Revolution era, where cutting-edge technologies such as the Internet of Things (IoT), artificial intelligence (AI), and automation are reshaping our world. In this era of digitization, disruptive innovation, and rapid internationalization, we are driven by a shared belief in the power of entrepreneurship and cultural diversity. Our Business School serves as a catalyst, nurturing the aspirations of a new generation of socially responsible leaders who are equipped to thrive in an interconnected, dynamic environment.</text:p>
            <text:p/>
            <text:p>AI Summer School by GBSB Global offers a hands-on course for those who want to master AI tools and apply them in their lives, work, and business processes.</text:p>
          </table:table-cell>
          <table:table-cell office:value-type="string" calcext:value-type="string">
            <text:p>www.global-business-school.org</text:p>
          </table:table-cell>
          <table:table-cell/>
          <table:table-cell office:value-type="string" calcext:value-type="string">
            <text:p>GBSB Global Business School</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Spain:EU</text:p>
          </table:table-cell>
          <table:table-cell office:value-type="string" calcext:value-type="string">
            <text:p>A business school focusing on progressive education intertwined with technology, offering various programs including AI-related courses.</text:p>
          </table:table-cell>
          <table:table-cell office:value-type="string" calcext:value-type="string">
            <text:p>Potential collaborator with a strong AI focus, particularly in business applications. Could develop projects intersecting AI and media.</text:p>
          </table:table-cell>
          <table:table-cell office:value-type="string" calcext:value-type="string">
            <text:p>Strong signal justified by: 1) Explicit AI course focused on practical applications 2) Medium scale with potential for partnerships in creative industries.</text:p>
          </table:table-cell>
        </table:table-row>
        <table:table-row table:style-name="ro2">
          <table:table-cell office:value-type="string" calcext:value-type="string">
            <text:p>SUMMER SCHOOL: AI technologies for processing multi- ...</text:p>
          </table:table-cell>
          <table:table-cell office:value-type="string" calcext:value-type="string">
            <text:p>https://www.list.lu/en/conference/summer-school-ai-technologies-for-processing-multi-source-earth-observation-eo-data/</text:p>
          </table:table-cell>
          <table:table-cell office:value-type="string" calcext:value-type="string">
            <text:p>21 апр. 2024 г.</text:p>
          </table:table-cell>
          <table:table-cell office:value-type="string" calcext:value-type="string">
            <text:p>SUMMER SCHOOL: AI technologies for processing multi-source Earth Observation (EO) data</text:p>
            <text:p/>
            <text:p>Join us for a 3-day summer school hosted by LIST, featuring top international experts delving into cutting-edge AI technologies for processing multi-source Earth Observation (EO) data.</text:p>
            <text:p/>
            <text:p>In recent years, Earth Observation satellite systems have become increasingly accessible, opening up a wealth of opportunities for addressing pressing global issues like climate change and enhancing our understanding of our planet's complexities.</text:p>
            <text:p/>
            <text:p>With the development of satellite constellations equipped with advanced sensors, Earth monitoring has become more frequent, precise, and detailed than ever before. The data captured by these satellites offer vast potential for various applications, thanks to their wide range of measurement frequencies and spatial resolutions reaching up to tens of centimeters.</text:p>
            <text:p/>
            <text:p>However, simply having access to vast amounts of data isn't enough; it's crucial to translate this data into actionable insights that can drive meaningful societal change. Machine learning and deep learning techniques are instrumental in efficiently analyzing large datasets and uncovering new insights across various application domains.</text:p>
            <text:p/>
            <text:p>Don't miss out on this opportunity to learn from experts and explore the transformative potential of AI in Earth Observation</text:p>
            <text:p/>
            <text:p>*upon request Summer School participant will benefit from a special price to attend the LEO DAY conference.</text:p>
            <text:p/>
            <text:p>Objectives</text:p>
            <text:p/>
            <text:p>The objective of this summer school is to offer valuable insights into the application of machine learning and deep learning techniques for interpreting Earth Observation (EO) data.</text:p>
            <text:p/>
            <text:p>The program comprises a series of theoretical lectures delving into the principles behind cutting-edge deep learning approaches, alongside practical sessions featuring use cases that highlight their potential and potential limitations within specific applications.</text:p>
            <text:p/>
            <text:p>Hands-on workshops will provide practical guidance on setting up and deploying various machine learning models. Ultimately, the aim is to bridge the gap between deep learning methodologies and EO data challenges, optimizing the utilization of both technologies. Participants will benefit from the expertise of instructors spanning machine learning, deep learning, and EO domains.</text:p>
            <text:p/>
            <text:p>Programme</text:p>
            <text:p/>
            <text:p>TIMING TOPIC DAY 1 | 10 June 2024 Afternoon session 14:00-17:00 Dr Marco CHINI, Lead Research and Technology Associate, Environment Dept, LIST</text:p>
            <text:p/>
            <text:p>Introduction to Earth Observation data (SAR, Optical)</text:p>
            <text:p/>
            <text:p>Deep Learning and Earth Observation to support:</text:p>
            <text:p/>
            <text:p>o Floodwater mapping at large scale</text:p>
            <text:p/>
            <text:p>o Natural disasters monitoring Introduction to Earth Observation data (SAR, Optical)Deep Learning and Earth Observation to support:o Floodwater mapping at large scaleo Natural disasters monitoring DAY 2 | 11 June 2024 Morning session 9:00-12:00 Prof. Claudio Persello, Associate Professor, University of Twente</text:p>
            <text:p/>
            <text:p>- Introduction to Machine Learning concepts</text:p>
            <text:p/>
            <text:p>- Deep learning: principle and architectures</text:p>
            <text:p/>
            <text:p>- Convolutional Neural Networks for various image analysis tasks - Introduction to Machine Learning concepts- Deep learning: principle and architectures- Convolutional Neural Networks for various image analysis tasks Afternoon session 14:00-17:00 Prof. Claudio Persello, Associate Professor, University of Twente</text:p>
            <text:p/>
            <text:p>Deep Learning and Earth Observation to support:</text:p>
            <text:p/>
            <text:p>o Mapping smallholder farms</text:p>
            <text:p/>
            <text:p>o Automated extraction of cadastral boundaries</text:p>
            <text:p/>
            <text:p>o Mapping slums and deprived urban areas</text:p>
            <text:p/>
            <text:p>o Extraction of geometric building information</text:p>
            <text:p/>
            <text:p>o Large-scale glacier mapping Deep Learning and Earth Observation to support:o Mapping smallholder farmso Automated extraction of cadastral boundarieso Mapping slums and deprived urban areaso Extraction of geometric building informationo Large-scale glacier mapping DAY 3 | 12 June 2024 Morning session 9:00-12:00 Prof. Paolo Gamba, Prof. of Telecommunications and Remote Sensing, University of Pavia</text:p>
            <text:p/>
            <text:p>Deep Learning and Earth Observation to support:</text:p>
            <text:p/>
            <text:p>o Unsupervised clustering for the fusion of heterogeneous sensors for change detection in urban areas</text:p>
            <text:p/>
            <text:p>o Deep learning for 2D/3D change using VHR SAR sequences and semantic recognition of the temporal change pattern Deep Learning and Earth Observation to support:o Unsupervised clustering for the fusion of heterogeneous sensors for change detection in urban areaso Deep learning for 2D/3D change using VHR SAR sequences and semantic recognition of the temporal change pattern Afternoon session 14:00-17:00 Dr. Yu Li, Research and Technology Associate, Environment Dept, LIST</text:p>
            <text:p/>
            <text:p>Hands-on session: setting up and implementing ML models Hands-on session: setting up and implementing ML models</text:p>
          </table:table-cell>
          <table:table-cell office:value-type="string" calcext:value-type="string">
            <text:p>www.list.lu</text:p>
          </table:table-cell>
          <table:table-cell/>
          <table:table-cell office:value-type="string" calcext:value-type="string">
            <text:p>University of Twente</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Netherlands:EU</text:p>
          </table:table-cell>
          <table:table-cell office:value-type="string" calcext:value-type="string">
            <text:p>Prominent research university known for its technology and engineering programs. Offers a summer school on AI applications in Earth Observation, which includes significant machine learning content.</text:p>
          </table:table-cell>
          <table:table-cell office:value-type="string" calcext:value-type="string">
            <text:p>Collaboration possible through AI research initiatives and potential media applications in environmental monitoring.</text:p>
          </table:table-cell>
          <table:table-cell office:value-type="string" calcext:value-type="string">
            <text:p>Signal score reflects the AI relevance through the integration of machine learning, but lacks a direct creative industry focus.</text:p>
          </table:table-cell>
        </table:table-row>
        <table:table-row table:style-name="ro2">
          <table:table-cell office:value-type="string" calcext:value-type="string">
            <text:p>International Summer School on AI and Games 2024</text:p>
          </table:table-cell>
          <table:table-cell office:value-type="string" calcext:value-type="string">
            <text:p>https://school.gameaibook.org/2024-school/</text:p>
          </table:table-cell>
          <table:table-cell office:value-type="string" calcext:value-type="string">
            <text:p>31 мар. 2024 г.</text:p>
          </table:table-cell>
          <table:table-cell office:value-type="string" calcext:value-type="string">
            <text:p>International Summer School on AI and Games 2024</text:p>
            <text:p/>
            <text:p>The 6th International Summer School on Artificial Intelligence and Games will be held in Valletta, Malta, 17-21 June 2024!</text:p>
            <text:p/>
            <text:p>The summer school is dedicated to the uses of artificial intelligence (AI) techniques in and for games. After introductory lectures that explain the background and key techniques in AI and games, the school will introduce participants the uses of AI for playing games, for generating content for games, and for modeling players.</text:p>
            <text:p/>
            <text:p>This school is suitable for industrial game developers, designers, programmers and practitioners, but also for graduate students in games, artificial intelligence, design, human-computer interaction, and computational intelligence.</text:p>
            <text:p/>
            <text:p>The main lecturers are Georgios N. Yannakakis and Julian Togelius, co-authors of the AI and Games textbook (http://www.gameaibook.org), the first comprehensive textbook on the use of AI in games. During the first phase of the school theoretical lectures will be complemented by guest lectures on special topics in game AI and by hands-on workshops given by world-leading practitioners. For the second phase of the school, we plan a game AI jam on the taught material.</text:p>
          </table:table-cell>
          <table:table-cell office:value-type="string" calcext:value-type="string">
            <text:p>school.gameaibook.org</text:p>
          </table:table-cell>
          <table:table-cell/>
          <table:table-cell office:value-type="string" calcext:value-type="string">
            <text:p>International Summer School on AI and Games</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Malta:EU</text:p>
          </table:table-cell>
          <table:table-cell office:value-type="string" calcext:value-type="string">
            <text:p>An international summer school focusing on AI techniques in the gaming industry, suitable for graduate students and professionals. Participants learn through lectures, workshops, and practical applications.</text:p>
          </table:table-cell>
          <table:table-cell office:value-type="string" calcext:value-type="string">
            <text:p>Strong candidate for collaboration due to its international nature and focus on AI in games.</text:p>
          </table:table-cell>
          <table:table-cell office:value-type="string" calcext:value-type="string">
            <text:p>Strong signal justified by: 1) Explicit focus on AI in gaming 2) Targets both industrial and academic participants 3) Facilitates hands-on experience and networking opportunities</text:p>
          </table:table-cell>
        </table:table-row>
        <table:table-row table:style-name="ro2">
          <table:table-cell office:value-type="string" calcext:value-type="string">
            <text:p>International Summer School on AI and Games 2024</text:p>
          </table:table-cell>
          <table:table-cell office:value-type="string" calcext:value-type="string">
            <text:p>https://www.keywordsstudios.com/en/about-us/news-events/events/international-summer-school-on-ai-and-games-2024/</text:p>
          </table:table-cell>
          <table:table-cell office:value-type="string" calcext:value-type="string">
            <text:p>25 мар. 2024 г.</text:p>
          </table:table-cell>
          <table:table-cell office:value-type="string" calcext:value-type="string">
            <text:p>The International Summer School on Artificial Intelligence and Games attracts students and professionals worldwide, focusing on the intersection of artificial intelligence (AI) techniques and video games. Tailored for MSc and PhD students, as well as game developers, this event serves as a platform to expand knowledge and harness AI methods.</text:p>
            <text:p/>
            <text:p>We're thrilled to announce Innovation at Keywords Studios as the official co-organiser of the 2024 Summer School. Stephen Peacock, Head of Games AI at Keywords Studios, emphasises, "Games and AI research share a rich history, making it imperative to support the next generation of AI researchers and ignite their enthusiasm for industry advancements. Keywords Studios is honoured to co-organise the AI and Games Summer School 2024, eager to engage with both speakers and attendees."</text:p>
            <text:p/>
            <text:p>This year's venue in Malta, also home to Keywords studios Electric Square and Sperasoft, promises an immersive experience. Co-founder of the Summer School, Georgios Yannakakis, remarks, "We're delighted to welcome Keywords Studios as a co-organiser and anticipate an exciting program for 2024."</text:p>
            <text:p/>
            <text:p>The event features lectures on cutting-edge AI techniques and a game industry summit, featuring talks and workshops from industry leaders such as Ubisoft, Massive Entertainment, Microsoft, and Arm, alongside renowned independent game AI developers. With additional partners joining, including Modl.ai, the event offers invaluable insights and networking opportunities for seasoned professionals and graduate students specialising in games, AI, UX, or human-computer interaction.</text:p>
            <text:p/>
            <text:p>We are looking forward to bringing you more details about the event over the coming months! Early registrations are now open here on the Summer School website. Don't miss the chance to be part of this transformative event!</text:p>
          </table:table-cell>
          <table:table-cell office:value-type="string" calcext:value-type="string">
            <text:p>www.keywordsstudios.com</text:p>
          </table:table-cell>
          <table:table-cell/>
          <table:table-cell office:value-type="string" calcext:value-type="string">
            <text:p>International Summer School on AI and Games 2024</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Malta:Other</text:p>
          </table:table-cell>
          <table:table-cell office:value-type="string" calcext:value-type="string">
            <text:p>An event focusing on the intersection of AI and video games, attracting MSc and PhD students as well as game developers. It features lectures and networking with industry leaders.</text:p>
          </table:table-cell>
          <table:table-cell office:value-type="string" calcext:value-type="string">
            <text:p>Strong collaboration potential with industry ties and academic focus on AI in games.</text:p>
          </table:table-cell>
          <table:table-cell office:value-type="string" calcext:value-type="string">
            <text:p>Strong signal justified by: 1) Explicit focus on AI and video games 2) Involvement of major industry players 3) High level of international participation 4) Opportunities for internships and research collaborations.</text:p>
          </table:table-cell>
        </table:table-row>
        <table:table-row table:style-name="ro2">
          <table:table-cell office:value-type="string" calcext:value-type="string">
            <text:p>ETGN Summer School on Agile Governance</text:p>
          </table:table-cell>
          <table:table-cell office:value-type="string" calcext:value-type="string">
            <text:p>https://www.eui.eu/apply?id=etgn-summer-school-on-agile-governance-2024</text:p>
          </table:table-cell>
          <table:table-cell office:value-type="string" calcext:value-type="string">
            <text:p>10 июн. 2024 г.</text:p>
          </table:table-cell>
          <table:table-cell office:value-type="string" calcext:value-type="string">
            <text:p>Programme Description</text:p>
            <text:p/>
            <text:p>After two successful editions, the European and Transnational Governance Network (ETGN) is now welcoming registrations for the third ETGN Summer School on Agile Governance.</text:p>
            <text:p/>
            <text:p>‘Agile governance’ is becoming a “must have” for governments, businesses and international organisations, due to accelerating technological developments, alongside existential risks such as climate change, diseases and geopolitical tensions. Truly agile organisations are able to anticipate future events, quickly adapt to disruptions and adequately respond to fast-changing environments, which is essential for survival and growth.</text:p>
            <text:p/>
            <text:p>Since 2020, many institutions have adopted initiatives on agile governance, such as the Government of Japan and the US Government and Accountability Office. The governments of Canada, Denmark, Italy, Japan, Singapore, UAE and UK signed the world’s first “Agile Nations” agreement at a panel co-organised by the OECD and the World Economic Forum.</text:p>
            <text:p/>
            <text:p>This summer school provides an in-depth introduction to agile governance, defined as adaptive, human-centered, inclusive, multi-stakeholder and sustainable policymaking. Trainers and participants will discuss emerging tools such as foresight and horizon scanning, regulatory sandboxes, GovTech solutions, artificial intelligence (AI), policy co-creation, citizen engagement and many more.</text:p>
            <text:p/>
            <text:p>The summer school will feature lecturers from the ETGN network, governments, and international organisations, as well as the private sector, in an interactive environment which will include various groupwork sessions, as well as a social programme in Florence and the surrounding areas.</text:p>
            <text:p/>
            <text:p>Download the EUI Executive Education catalogue and receive updates on executive training courses offered by the Florence School of Transnational Governance.</text:p>
            <text:p/>
            <text:p>Programme structure</text:p>
            <text:p/>
            <text:p>The programme will pay particular attention to AI, its regulation and big data. The sessions will include a discussion of how AI and big data can support agile governance through key techniques such as machine learning for predictive analytics. Participants will discuss the opportunities and challenges of deploying AI and big data in government, and possible measures to promote the trustworthy use of these powerful technologies.</text:p>
            <text:p/>
            <text:p>Day 1: Setting the stage: why do we need agile governance?</text:p>
            <text:p/>
            <text:p>Day 2: Designing Agile Governance and Leadership in Crisis</text:p>
            <text:p/>
            <text:p>Day 3: Artificial intelligence, big data, and GovTech</text:p>
            <text:p/>
            <text:p>Day 4: Agile Governance in action</text:p>
            <text:p/>
            <text:p/>
            <text:p/>
            <text:p/>
            <text:p/>
            <text:p/>
            <text:p/>
            <text:p>Learning outcomes</text:p>
            <text:p/>
            <text:p>Upon completion of this course, participants will be able to:</text:p>
            <text:p/>
            <text:p>Describe the notion of agile governance, and the ways in which agile governance can strengthen competitiveness, sustainability, and resilience in public and private sector;</text:p>
            <text:p/>
            <text:p>Compare and use different approaches to the design of agile governance, from the business and the public sector point of view;</text:p>
            <text:p/>
            <text:p>Identify opportunities and challenges of AI and big data in government work;</text:p>
            <text:p/>
            <text:p>Recognise ways in which effective public-private partnerships and an inclusive policy process can strengthen government agility.</text:p>
            <text:p/>
            <text:p>Who should attend</text:p>
            <text:p/>
            <text:p>Policymakers at all levels of government;</text:p>
            <text:p/>
            <text:p>Senior and mid-career civil servants;</text:p>
            <text:p/>
            <text:p>Senior staff in corporations delivering public services;</text:p>
            <text:p/>
            <text:p>Early- and mid-career lawyers and economic consultants;</text:p>
            <text:p/>
            <text:p>Staff in tech companies developing tools for government;</text:p>
            <text:p/>
            <text:p>Researchers focusing on tech and governance.</text:p>
            <text:p/>
            <text:p>A training certificate from leading European policy institutes</text:p>
            <text:p/>
            <text:p>The participants of the summer school will receive a training certificate from the ETGN, a network of six European institutes that offer top-of-the-market executive education for policy professionals.</text:p>
            <text:p/>
            <text:p>College of Europe, Bruges Campus;</text:p>
            <text:p/>
            <text:p>College of Europe, Natolin Campus;</text:p>
            <text:p/>
            <text:p>EUI School of Transnational Governance (STG);</text:p>
            <text:p/>
            <text:p>Hertie School – The University of Governance in Berlin;</text:p>
            <text:p/>
            <text:p>Institut National du Service Public (INSP);</text:p>
            <text:p/>
            <text:p>SDA Bocconi School of Management.</text:p>
            <text:p/>
            <text:p/>
            <text:p/>
            <text:p>Previous editions</text:p>
            <text:p/>
            <text:p>This summer school builds on the successful previous editions that took place in 2022 and 2023. The previous editions brought together participants from international organisations like the United Nations Development Programme, UNESCO, national governments, and European institutions like the European Institute of Innovation and Technology, and many others.</text:p>
            <text:p/>
            <text:p>Read past participants’ feedback:</text:p>
            <text:p/>
            <text:p>“After attending the summer school I have the tools and knowledge to be less traditional and more goal-focused in my work in public administration.”</text:p>
            <text:p/>
            <text:p>“The summer school exceeded my expectations. I thought it was going to be very scholarly and academic but actually the combination of policy level work presentations, academic work, and case studies captured my attention and provided a tremendous value to learning from different sectors and approaches”.</text:p>
            <text:p/>
            <text:p>“My experience was extremely valuable not only in terms of the content raised by the speakers but also because of the personal experiences brought by the colleagues.”</text:p>
            <text:p/>
            <text:p>Information for applicants The in-person t</text:p>
          </table:table-cell>
          <table:table-cell office:value-type="string" calcext:value-type="string">
            <text:p>www.eui.eu</text:p>
          </table:table-cell>
          <table:table-cell/>
          <table:table-cell office:value-type="string" calcext:value-type="string">
            <text:p>College of Europe</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Belgium:EU</text:p>
          </table:table-cell>
          <table:table-cell office:value-type="string" calcext:value-type="string">
            <text:p>A prominent European institute focusing on governance and European studies, with campuses in Bruges and Natolin. Offers high-level training programs and certificates.</text:p>
          </table:table-cell>
          <table:table-cell office:value-type="string" calcext:value-type="string">
            <text:p>Good potential for collaboration, especially in integrating AI in governance training.</text:p>
          </table:table-cell>
          <table:table-cell office:value-type="string" calcext:value-type="string">
            <text:p>Moderate signal supported by: 1) Incorporation of AI topics in governance 2) International recognition and partnerships with various organizations.</text:p>
          </table:table-cell>
        </table:table-row>
        <table:table-row table:style-name="ro2">
          <table:table-cell office:value-type="string" calcext:value-type="string">
            <text:p>Unlock Your Potential as You Explore the Field of AI &amp; Data ...</text:p>
          </table:table-cell>
          <table:table-cell office:value-type="string" calcext:value-type="string">
            <text:p>https://www.stkate.edu/summer-camp/AI-Data-Science</text:p>
          </table:table-cell>
          <table:table-cell office:value-type="string" calcext:value-type="string">
            <text:p>28 янв. 2024 г.</text:p>
          </table:table-cell>
          <table:table-cell office:value-type="string" calcext:value-type="string">
            <text:p>AI &amp; Data Science Exploration</text:p>
            <text:p/>
            <text:p>Dive into a five-day exploration of all things Data Science and Artificial Intelligence, and much more! During the five-day program, you will develop your skills through a combination of classroom instruction, guided hands-on lab activities, and fun team-building events.</text:p>
            <text:p/>
            <text:p>Connect</text:p>
            <text:p/>
            <text:p>Expand your network and build your pipeline to success. Connect with your peers, St. Kate’s faculty, college students, and tech professionals! You will be guided through the learning process with supportive mentors: professors, current college students in Data Science/Computer Science, and women in tech professions.</text:p>
            <text:p/>
            <text:p>On-Campus Learning &amp; Tour</text:p>
            <text:p/>
            <text:p>Explore St. Kate’s vibrant campus and attend lectures with faculty at the top of their fields. You will get to experience the beautiful campus of St. Catherine University. Have a sense of college life. Current students will answer any questions you may have about the degree programs and St. Catherine University.</text:p>
            <text:p/>
            <text:p>Tech Company Field Trip</text:p>
            <text:p/>
            <text:p>Field trip to Innovative Tech Center to learn more about cutting-edge technologies and more!</text:p>
            <text:p/>
            <text:p>The program concludes with a show-and-tell of your experiential project and the awarding of a certificate of participation.</text:p>
            <text:p/>
            <text:p>Come as you are and be your own kind of amazing!</text:p>
            <text:p/>
            <text:p>St. Kate's commitment to assisting students in achieving both academic excellence and personal growth is the cornerstone of the student experience. Learn more about the Data Science program at St. Kate's today.</text:p>
          </table:table-cell>
          <table:table-cell office:value-type="string" calcext:value-type="string">
            <text:p>www.stkate.edu</text:p>
          </table:table-cell>
          <table:table-cell/>
          <table:table-cell office:value-type="string" calcext:value-type="string">
            <text:p>St. Catherine University</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US</text:p>
          </table:table-cell>
          <table:table-cell office:value-type="string" calcext:value-type="string">
            <text:p>St. Catherine University offers a program focusing on Data Science and AI, with a strong emphasis on experiential learning and professional networking. Students can explore cutting-edge technologies during the program.</text:p>
          </table:table-cell>
          <table:table-cell office:value-type="string" calcext:value-type="string">
            <text:p>Possible candidate for collaboration, but lacks specific creative media focus.</text:p>
          </table:table-cell>
          <table:table-cell office:value-type="string" calcext:value-type="string">
            <text:p>Signal score reflects involvement in AI through Data Science, but absence of media-specific programs means lower relevance.</text:p>
          </table:table-cell>
        </table:table-row>
        <table:table-row table:style-name="ro2">
          <table:table-cell office:value-type="string" calcext:value-type="string">
            <text:p>Summer School Security and Privacy in the Age of AI at KU ...</text:p>
          </table:table-cell>
          <table:table-cell office:value-type="string" calcext:value-type="string">
            <text:p>https://casa.rub.de/en/news/casa/news/summer-school-security-and-privacy-in-the-age-of-ai-at-ku-leuven</text:p>
          </table:table-cell>
          <table:table-cell office:value-type="string" calcext:value-type="string">
            <text:p>10 июн. 2024 г.</text:p>
          </table:table-cell>
          <table:table-cell office:value-type="string" calcext:value-type="string">
            <text:p>Summer School "Security and Privacy in the Age of AI" at KU Leuven</text:p>
            <text:p/>
            <text:p>The Summer School "Security and Privacy in the Age of AI" will take place on September 10-13, 2024 in Leuven.</text:p>
            <text:p/>
            <text:p>The Summer School “Security and Privacy in the Age of AI “of our cooperation partner, the KU Leuven, enters its third round. The program is aimed at all PhD students interested in the topics of Security, Privacy, and AI/ML.</text:p>
            <text:p/>
            <text:p>This year`s focus is on the application of ML and AI solutions to improve privacy and security in the ITS sector, especially considering the increasing number of cyberattacks. Additionally, relevant topics such as data gathering, data quality, data protection, as well as bias and fairness will be discussed. Besides professional expertise, there will be plenty opportunity for scientific and personal exchange among the participants.</text:p>
            <text:p/>
            <text:p>The four-day program will be conducted in English on the KU Leuven campus in Heverlee, Leuven (Belgium). Registration is opens since May 15, 2024. More information about the program and course fees can be found on this website.</text:p>
            <text:p/>
            <text:p>General note: In case of using gender-assigning attributes we include all those who consider themselves in this gender regardless of their own biological sex.</text:p>
          </table:table-cell>
          <table:table-cell office:value-type="string" calcext:value-type="string">
            <text:p>casa.rub.de</text:p>
          </table:table-cell>
          <table:table-cell/>
          <table:table-cell office:value-type="string" calcext:value-type="string">
            <text:p>KU Leuven</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Belgium:EU</text:p>
          </table:table-cell>
          <table:table-cell office:value-type="string" calcext:value-type="string">
            <text:p>A prestigious university offering a Summer School focused on Security and Privacy in AI. The program is intended for PhD students and discusses the application of AI in various sectors.</text:p>
          </table:table-cell>
          <table:table-cell office:value-type="string" calcext:value-type="string">
            <text:p>Potential collaboration on research and course development in AI security and privacy.</text:p>
          </table:table-cell>
          <table:table-cell office:value-type="string" calcext:value-type="string">
            <text:p>Signal score is 2 due to AI involvement in the program, but lacks direct relevance to media or creative industries.</text:p>
          </table:table-cell>
        </table:table-row>
        <table:table-row table:style-name="ro2">
          <table:table-cell office:value-type="string" calcext:value-type="string">
            <text:p>2024 Summer School for Journalists and Media Practitioners</text:p>
          </table:table-cell>
          <table:table-cell office:value-type="string" calcext:value-type="string">
            <text:p>https://cmpf.eui.eu/summer-school-for-journalists-and-media-practitioners-2024/</text:p>
          </table:table-cell>
          <table:table-cell office:value-type="string" calcext:value-type="string">
            <text:p>12 июл. 2024 г.</text:p>
          </table:table-cell>
          <table:table-cell office:value-type="string" calcext:value-type="string">
            <text:p>8-12 July 2024</text:p>
            <text:p/>
            <text:p>How is Artificial Intelligence reshaping journalism?</text:p>
            <text:p/>
            <text:p>The contemporary information environment has been shaped by the proliferation and impact of digital platforms. Some of the consequences of this transformation are reflected in the weakening of the professional and economic standing of media and journalism, and in the exacerbation of disinformation. Now, journalism and informed citizenship confront yet another significant transformation driven by technology. In recent years, there has been a notable advancement in artificial intelligence (AI) and its widespread application across various sectors, including within the news and information industry. Among the most significant breakthroughs is the ease of use and wide accessibility of generative artificial intelligence, which has enabled almost anyone to rapidly generate content.</text:p>
            <text:p/>
            <text:p/>
            <text:p/>
            <text:p>In the 12th edition of the CMPF Summer School for Journalists and Media Practitioners, we will delve into the implications of AI technology for journalism and the broader information landscape. How will it reshape the practice of journalism? What opportunities and challenges does it present for the profession? What are the ethical, philosophical, and societal implications, and how to safeguard humans in the loop?</text:p>
            <text:p/>
            <text:p/>
            <text:p/>
            <text:p>Furthermore, we will explore the economics of journalism and the media in relation to AI. Notably, technology companies utilize news publishers’ content to train their large language models (LLMs) without providing adequate compensation, if any. How can AI be leveraged to enhance business opportunities and business processes for the media?</text:p>
            <text:p/>
            <text:p/>
            <text:p/>
            <text:p>The diversity of sources and content online raises questions about the open nature of the Internet. Information integrity and countering foreign information manipulation and interference has become an important policy objective at the international level, including at the UN or G7/G20. With the open and free nature of the internet at stake, what are the key elements and implications for journalists to effectively perform their roles in the digital age?</text:p>
            <text:p/>
            <text:p/>
            <text:p/>
            <text:p>The operations of tech companies are global, presenting challenges that transcend borders. However, there is also a strong regional dimension, evident in vulnerabilities, resilience, and policy responses. The European Union has been at the forefront of regulating digital technologies and addressing challenges to protect fundamental rights. Therefore, one day of the School will be dedicated to analysing key EU regulations such as the AI Act, the Digital Services Act, the Digital Markets Act, and other relevant policy instruments.</text:p>
            <text:p/>
            <text:p/>
            <text:p/>
            <text:p>This edition of the Summer School offers the opportunity for journalists and media practitioners to learn, discuss, and share their experiences, ideas, and viewpoints. The aim is to enrich the experience for all participants and advance their understanding of critical phenomena and processes affecting journalism and informed citizenship more broadly. The programme is structured around keynote presentations by distinguished experts, followed by interactive sessions.</text:p>
            <text:p/>
            <text:p>Key topics</text:p>
            <text:p/>
            <text:p>AI and journalism: practices within and beyond journalism</text:p>
            <text:p/>
            <text:p>Humans in the loop and safety of journalists</text:p>
            <text:p/>
            <text:p>AI and media business: copyright, innovation, transformation, monetisation</text:p>
            <text:p/>
            <text:p>EU Regulatory framework and global standards: focus on Artificial Intelligence Act, Digital Services Act, Digital Markets Act, Code of Practice on Disinformation, European Media Freedom Act</text:p>
            <text:p/>
            <text:p>​​Key international developments in Internet governance and their potential impact on the future of journalism and the media sector</text:p>
            <text:p/>
            <text:p>Ethics of AI and ethics of AI use in journalism</text:p>
            <text:p/>
            <text:p>Learning outcomes</text:p>
            <text:p/>
            <text:p>Shared knowledge of global and European trends affecting journalism, informed citizenship, and democracy;</text:p>
            <text:p/>
            <text:p>Up-to-date overview of the technology and practice trends, legislative changes and legal principles governing content online;</text:p>
            <text:p/>
            <text:p>Strategies for the development of new business models in journalism;</text:p>
            <text:p/>
            <text:p>Newest trends in the journalistic practice, analysis of the state of play of pluralism and freedom in the digital media environment;</text:p>
            <text:p/>
            <text:p>Interactive session proceedings;</text:p>
            <text:p/>
            <text:p>Facilitating networking among participants and among participants and speakers.</text:p>
            <text:p/>
            <text:p>A Certificate will be awarded to participants who successfully complete the training course.</text:p>
            <text:p/>
            <text:p>Who can apply?</text:p>
            <text:p/>
            <text:p>The Summer School is open to early and mid-career journalists and other stakeholders in the news industry. Our aim is to gather participants from a variety of countries and backgrounds. The CMPF will select participants based on the information provided in the application form, assess the quality of applications, and take into account diversity criteria. The working language of the Summer School is English.</text:p>
            <text:p/>
            <text:p>Scholarships</text:p>
            <text:p/>
            <text:p>We offer up to 36 scholarships within the following categories and conditions:</text:p>
            <text:p/>
            <text:p>CMPF Summer School Programme scholarships – 20 scholarships</text:p>
            <text:p/>
            <text:p>Available to applicants from countries participating in the Creative Europe programme, name</text:p>
          </table:table-cell>
          <table:table-cell office:value-type="string" calcext:value-type="string">
            <text:p>cmpf.eui.eu</text:p>
          </table:table-cell>
          <table:table-cell/>
          <table:table-cell office:value-type="string" calcext:value-type="string">
            <text:p>CMPF Summer School for Journalists and Media Practitioners</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EU</text:p>
          </table:table-cell>
          <table:table-cell office:value-type="string" calcext:value-type="string">
            <text:p>The CMPF Summer School provides advanced training for journalists focusing on the implications of AI in journalism. It addresses ethical considerations, practical applications, and regulatory frameworks surrounding AI technology.</text:p>
          </table:table-cell>
          <table:table-cell office:value-type="string" calcext:value-type="string">
            <text:p>Potential collaboration on AI training programs for journalists. Opportunity to integrate AI technologies into media training initiatives.</text:p>
          </table:table-cell>
          <table:table-cell office:value-type="string" calcext:value-type="string">
            <text:p>Strong signal justified by: 1) Clear incorporation of AI in journalism courses 2) Emphasis on ethical implications and practical applications of AI in media 3) International scope with English as the language of instruction 4) Medium-sized program with diverse participation.</text:p>
          </table:table-cell>
        </table:table-row>
        <table:table-row table:style-name="ro2">
          <table:table-cell office:value-type="string" calcext:value-type="string">
            <text:p>UC Berkeley Summer Academy: VEX AI Robotics ... - Robolabs</text:p>
          </table:table-cell>
          <table:table-cell office:value-type="string" calcext:value-type="string">
            <text:p>https://www.robolabs.org/summeratberkeley</text:p>
          </table:table-cell>
          <table:table-cell office:value-type="string" calcext:value-type="string">
            <text:p>1 мар. 2024 г.</text:p>
          </table:table-cell>
          <table:table-cell office:value-type="string" calcext:value-type="string">
            <text:p>The VEX AI Summer Program is designed to provide students with hands-on experience in robotics, enhancing their technical skills and encouraging creative thinking.</text:p>
            <text:p/>
            <text:p>For the Resident Program, accommodations will be provided at the UC Berkeley Dormitory, offering a comfortable and convenient living space close to event activities. Meals will be served in the university's dining hall facilities, ensuring a complete campus experience.</text:p>
            <text:p/>
            <text:p>A Day Scholar option is available for local students who prefer to commute daily. Additionally, we offer a Fully Virtual experience, providing a flexible and accessible option for students worldwide.</text:p>
          </table:table-cell>
          <table:table-cell office:value-type="string" calcext:value-type="string">
            <text:p>www.robolabs.org</text:p>
          </table:table-cell>
          <table:table-cell/>
          <table:table-cell office:value-type="string" calcext:value-type="string">
            <text:p>UC Berkeley</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A:US</text:p>
          </table:table-cell>
          <table:table-cell office:value-type="string" calcext:value-type="string">
            <text:p>Renowned public research university offering various programs including a summer academy focused on robotics and technology.</text:p>
          </table:table-cell>
          <table:table-cell office:value-type="string" calcext:value-type="string">
            <text:p>Potential for collaboration in AI robotics, although lacking direct media creative focus.</text:p>
          </table:table-cell>
          <table:table-cell office:value-type="string" calcext:value-type="string">
            <text:p>Moderate signal justified by: 1) Program includes AI relevant components 2) International accessibility through virtual options 3) Large scale with significant resources for partnerships.</text:p>
          </table:table-cell>
        </table:table-row>
        <table:table-row table:style-name="ro2">
          <table:table-cell office:value-type="string" calcext:value-type="string">
            <text:p>Study abroad: Pursue master's degree in Business ...</text:p>
          </table:table-cell>
          <table:table-cell office:value-type="string" calcext:value-type="string">
            <text:p>https://www.hindustantimes.com/education/admissions/study-abroad-pursue-master-s-degree-in-business-analytics-ai-psychology-and-more-at-university-of-essex-101727245978597.html</text:p>
          </table:table-cell>
          <table:table-cell office:value-type="string" calcext:value-type="string">
            <text:p>25 сент. 2024 г.</text:p>
          </table:table-cell>
          <table:table-cell office:value-type="string" calcext:value-type="string">
            <text:p>The University of Essex is accepting applications for its wide range of master’s degree programmes in Business Analytics, AI, Psychology, and other areas, for the January 2025 intake. Interested students can submit their applications by November 11, 2024. University of Essex has opened applications for its diverse range of master's degree programmes including Business Analytics, AI, Psychology and more.</text:p>
            <text:p/>
            <text:p>There are several courses offered by the university for the master’s degree. For instance, the master’s in public policy is aimed at preparing students to influence and implement policies in the dynamic field of governance, while the MSc in Business Analytics focuses on data-driven decision-making to solve complex business challenges.</text:p>
            <text:p/>
            <text:p>Also read: IIM Raipur, Academy of Digital Health Sciences team up to launch 2nd batch of Executive Leadership Development Programme</text:p>
            <text:p/>
            <text:p>Furthermore, students inclined toward science can opt for the MSc Applied Science, which combines theoretical knowledge with practical applications to address real-world scientific problems.</text:p>
            <text:p/>
            <text:p>There are other advanced courses offered by the university in the field of data science and technology which include MSc Data Science which is designed to build expertise in data analysis, machine learning, and computational methods.</text:p>
            <text:p/>
            <text:p>Besides, the MSc in Data Science with Professional Placement provides practical industry experience alongside academic training, whereas the MSc in Artificial Intelligence offers in-depth knowledge of AI and machine learning.</text:p>
            <text:p/>
            <text:p>Also read: RUHS Medical Officer Recruitment 2024: Apply for 1220 posts at old.ruhsraj.org, link here</text:p>
            <text:p/>
            <text:p>For law aspirants, the LLM International Law course offers specialisation in international legal systems and justice frameworks.</text:p>
            <text:p/>
            <text:p>Also, the MA in Psychology helps students to expand their understanding of psychological theories and methodologies, thereby enabling them to carve a way for careers in psychology and related fields.</text:p>
            <text:p/>
            <text:p>Also read: WBJEE B.Pharm 2024 seat allotment result for Round 1 releasing today at wbjeeb.in, here’s how to check</text:p>
            <text:p/>
            <text:p>Students who are interested in pursuing a master’s degree from the University of Essex can visit the official website www.essex.ac.uk for additional details. The university also advises prospective students to submit their applications early to ensure consideration for scholarships and financial aid.</text:p>
          </table:table-cell>
          <table:table-cell office:value-type="string" calcext:value-type="string">
            <text:p>www.hindustantimes.com</text:p>
          </table:table-cell>
          <table:table-cell/>
          <table:table-cell office:value-type="string" calcext:value-type="string">
            <text:p>University of Essex</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nited Kingdom:UK</text:p>
          </table:table-cell>
          <table:table-cell office:value-type="string" calcext:value-type="string">
            <text:p>The University of Essex offers a variety of master's programs including MSc in Artificial Intelligence and MSc in Business Analytics, focusing on data-driven decision making. It has a substantial international student body.</text:p>
          </table:table-cell>
          <table:table-cell office:value-type="string" calcext:value-type="string">
            <text:p>Strong candidate for collaboration due to its robust AI programs, focus on analytics, and international presence.</text:p>
          </table:table-cell>
          <table:table-cell office:value-type="string" calcext:value-type="string">
            <text:p>Strong signal justified by: 1) Comprehensive AI courses 2) International programs in analytics 3) Large student body with diverse opportunities for partnerships.</text:p>
          </table:table-cell>
        </table:table-row>
        <table:table-row table:style-name="ro2">
          <table:table-cell office:value-type="string" calcext:value-type="string">
            <text:p>aivancity school for Technology, Business and Society</text:p>
          </table:table-cell>
          <table:table-cell office:value-type="string" calcext:value-type="string">
            <text:p>https://www.globalreach.in/institutes-details.php?slug=france-aivancity-cachan</text:p>
          </table:table-cell>
          <table:table-cell office:value-type="string" calcext:value-type="string">
            <text:p>1 февр. 2024 г.</text:p>
          </table:table-cell>
          <table:table-cell office:value-type="string" calcext:value-type="string">
            <text:p>aivancity School for Technology, Business &amp; Society Paris-Cachan, a new private higher education institution, is a Artificial Intelligence hybrid school built around the triptych Technology, Business and Ethics. Its mission is to prepare young people and managers to meet the many challenges of the economy and society related to the exploitation of the potential of data and artificial intelligence.</text:p>
            <text:p/>
            <text:p>The school's objective is to prepare future "AI Engineers®" who will be able not only to develop computer programs that will accelerate the performance of companies and ensure the transition to Industry 4.0, but also to work for the progress of humanity in all areas, while ensuring that ethical rules evolve in line with technical and societal developments</text:p>
          </table:table-cell>
          <table:table-cell office:value-type="string" calcext:value-type="string">
            <text:p>www.globalreach.in</text:p>
          </table:table-cell>
          <table:table-cell/>
          <table:table-cell office:value-type="string" calcext:value-type="string">
            <text:p>aivancity School for Technology, Business and Society</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France:EU</text:p>
          </table:table-cell>
          <table:table-cell office:value-type="string" calcext:value-type="string">
            <text:p>Private higher education institution focused on Artificial Intelligence, business, and ethical implications. Offers programs to prepare AI Engineers.</text:p>
          </table:table-cell>
          <table:table-cell office:value-type="string" calcext:value-type="string">
            <text:p>Strong potential for collaboration, particularly in AI ethics and technology applications.</text:p>
          </table:table-cell>
          <table:table-cell office:value-type="string" calcext:value-type="string">
            <text:p>Strong signal justified by: 1) Dedicated AI engineering programs 2) Focus on technological ethics 3) Medium scale with international relevance 4) Potential for partnership in AI-related projects</text:p>
          </table:table-cell>
        </table:table-row>
        <table:table-row table:style-name="ro2">
          <table:table-cell office:value-type="string" calcext:value-type="string">
            <text:p>Top 10 Universities for AI ML in the USA</text:p>
          </table:table-cell>
          <table:table-cell office:value-type="string" calcext:value-type="string">
            <text:p>https://contentholic.com/top-10-universities-for-ai-ml-in-the-usa/</text:p>
          </table:table-cell>
          <table:table-cell office:value-type="string" calcext:value-type="string">
            <text:p>5 нояб. 2024 г.</text:p>
          </table:table-cell>
          <table:table-cell office:value-type="string" calcext:value-type="string">
            <text:p>1. Massachusetts Institute of Technology</text:p>
            <text:p/>
            <text:p>The first in our list is the Massachusetts Institute of Technology which was established in 1861 in Cambridge, Massachusetts. It has a student-faculty ratio of 3:1. With an acceptance rate of 4%, MIT is extremely selective in terms of admission. This means that you need to put in your best effort when it comes to seeking admission here. It is not just about obtaining good grades, but also focusing on the resume, essay, SOP, and LOR that you would have to prepare for your college application. So, write it with the help of renowned</text:p>
            <text:p/>
            <text:p>who provide a resume, essay,</text:p>
            <text:p/>
            <text:p>Among the universities students prefer to study in the USA, MIT remains a top choice for students interested in AI and ML. And why wouldn’t it be? MIT has played a pivotal role in the rise of AI and created a new category of jobs across the world economy.</text:p>
            <text:p/>
            <text:p>It offers two courses on AI and ML, which are:</text:p>
            <text:p/>
            <text:p>Professional Certificate Program in Machine Learning and Artificial Intelligence</text:p>
            <text:p/>
            <text:p>No Code AI and Machine Learning: Building Data Science Solutions</text:p>
            <text:p/>
            <text:p>Interested candidates can apply for the above-mentioned courses by going to the University’s website and fill the online application form. followed by a screening process to determine whether you are a fit for the program or not. Upon selection, you will receive and acceptance letter from the university and have to pay the application fees.</text:p>
            <text:p/>
            <text:p>MIT Professional Education offers the</text:p>
            <text:p/>
            <text:p>It aims to guide students through the latest advancements and technical approaches in AI technologies like natural language processing, predictive analysis, deep learning, and algorithmic methods. The cost for the various courses within this program varies, starting from $2500.</text:p>
            <text:p/>
            <text:p>It has been designed for professionals who have had at least three years of work experience and hold a bachelor’s degree (at a minimum) in a technical area such as computer science, statistics, physics, or electrical engineering. It consists of a total of 16 days of qualifying courses, out of which the mandatory course to learn is Machine Learning for Big Data and Text Processing. Within the certificate program, you can opt for any number of courses, but they should be completed within 36 months of your first qualifying course.</text:p>
            <text:p/>
            <text:p>Classes for this are usually held in June, July, and August on the MIT campus. Learning this program not only entitles you to gain knowledge about effective AI systems but you also get added benefits such as a 15% discount on future MIT Professional Education Short Programs and Digital Plus Programs courses.</text:p>
            <text:p/>
            <text:p>–</text:p>
            <text:p/>
            <text:p>https://professional.mit.edu/course-catalog/professional-certificate-program-machine-learning-artificial-intelligence-0</text:p>
            <text:p/>
            <text:p>At MIT, you also get the chance to enroll yourself in an online program which is the</text:p>
            <text:p/>
            <text:p>course. Its duration is of 12-weeks. All you need to do is dedicate 6-12 hours per week to this. Its cost is $2,498. With its unique ‘No Code’ approach, the course has been designed in a way to cater to a layman interested in AI and ML. It uses intuitive tools to make complex AI concepts comprehensible.</text:p>
            <text:p/>
            <text:p>You will get to learn about the basics of data analysis and concepts like how data visualization makes data clearer, unstructured data, natural language processing, recommendation systems, potential business applications, temporal data, and Generative AI. It serves as a platform for business leaders and AI enthusiasts to form an application-based pedagogy and solve problems in the real world.</text:p>
            <text:p/>
            <text:p>–</text:p>
            <text:p/>
            <text:p>https://professionalonline2.mit.edu/no-code-artificial-intelligence-machine-learning-program</text:p>
          </table:table-cell>
          <table:table-cell office:value-type="string" calcext:value-type="string">
            <text:p>contentholic.com</text:p>
          </table:table-cell>
          <table:table-cell/>
          <table:table-cell office:value-type="string" calcext:value-type="string">
            <text:p>Massachusetts Institute of Technolog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A:US</text:p>
          </table:table-cell>
          <table:table-cell office:value-type="string" calcext:value-type="string">
            <text:p>MIT is a leading institution for AI and Machine Learning courses, providing professional education with a strong focus on practical applications. It caters to professionals and offers both in-person and online courses.</text:p>
          </table:table-cell>
          <table:table-cell office:value-type="string" calcext:value-type="string">
            <text:p>Excellent candidate for collaboration. Offers comprehensive AI courses with a strong media focus for professionals and high international prestige.</text:p>
          </table:table-cell>
          <table:table-cell office:value-type="string" calcext:value-type="string">
            <text:p>Strong signal justified by: 1) Explicit AI courses in ML 2) Courses have practical application in media industries 3) Large scale with thousands of students annually 4) Renowned institution within the AI sector.</text:p>
          </table:table-cell>
        </table:table-row>
        <table:table-row table:style-name="ro2">
          <table:table-cell office:value-type="string" calcext:value-type="string">
            <text:p>Artificial Intelligence for Educators (Micro-credential)</text:p>
          </table:table-cell>
          <table:table-cell office:value-type="string" calcext:value-type="string">
            <text:p>https://www.georgiancollege.ca/academics/courses/artificial-intelligence-for-educators-micro-credential-tech-0652/</text:p>
          </table:table-cell>
          <table:table-cell office:value-type="string" calcext:value-type="string">
            <text:p>28 июл. 2024 г.</text:p>
          </table:table-cell>
          <table:table-cell office:value-type="string" calcext:value-type="string">
            <text:p>Course description</text:p>
            <text:p/>
            <text:p>Embark on an enlightening journey with our AI for Educators online micro credential, with 12 hours of asynchronous learning and 6 hours online synchronous. This introductory program equips educators with the knowledge and skills needed to navigate the dynamic intersection of AI and education. Uncover the transformative potential of artificial intelligence in education as we delve into topics ranging from AI fundamentals and adaptive learning to ethical considerations. Elevate your teaching prowess with practical exploration of AI tools, applications, and their integration into the educational landscape while exploring the big questions surrounding AI. Join us on this cutting-edge exploration and further equip your teaching practice.</text:p>
            <text:p/>
            <text:p>NOTE: This course requires approximately two hours of pre-work prior to the first online, synchronous class. To complete this work, you will be granted access to Blackboard (Georgian College's learning management system) a week before the first class.</text:p>
            <text:p/>
            <text:p>Schedule</text:p>
            <text:p/>
            <text:p>Class schedules for live, virtual events for the course are listed below. All other learning activities are online and asynchronous.</text:p>
            <text:p/>
            <text:p>Week 1: Wednesday, March 19, 2025 – 6:30 p.m. to 7:30 p.m. (EST)</text:p>
            <text:p/>
            <text:p>Week 2: Wednesday, March 26, 2025 – 6:30 p.m. to 7:30 p.m. (EST)</text:p>
            <text:p/>
            <text:p>Week 3: Wednesday, April 2, 2025 – 6:30 p.m. to 7:30 p.m. (EST)</text:p>
            <text:p/>
            <text:p>Week 4: Wednesday, April 9, 2025 – 6:30 p.m. to 7:30 p.m. (EST)</text:p>
            <text:p/>
            <text:p>Week 5: Wednesday, April 16, 2025 – 6:30 p.m. to 7:30 p.m. (EST)</text:p>
            <text:p/>
            <text:p>Week 6: Wednesday, April 23, 2025 – 6:30 p.m. to 7:30 p.m. (EST)</text:p>
            <text:p/>
            <text:p>Credits 0 Course Hours 18</text:p>
            <text:p/>
            <text:p>For more information, please contact Continuing Education</text:p>
          </table:table-cell>
          <table:table-cell office:value-type="string" calcext:value-type="string">
            <text:p>www.georgiancollege.ca</text:p>
          </table:table-cell>
          <table:table-cell/>
          <table:table-cell office:value-type="string" calcext:value-type="string">
            <text:p>Georgian College</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Canada:Other</text:p>
          </table:table-cell>
          <table:table-cell office:value-type="string" calcext:value-type="string">
            <text:p>Georgian College offers a range of online courses including a micro-credential in AI for Educators, focusing on AI fundamentals and applications in education.</text:p>
          </table:table-cell>
          <table:table-cell office:value-type="string" calcext:value-type="string">
            <text:p>Potential collaboration on AI in education projects, especially for educator training.</text:p>
          </table:table-cell>
          <table:table-cell office:value-type="string" calcext:value-type="string">
            <text:p>Signal score of 2 justified by relevance to AI and education, but lacks direct media/creative course focus.</text:p>
          </table:table-cell>
        </table:table-row>
        <table:table-row table:style-name="ro2">
          <table:table-cell office:value-type="string" calcext:value-type="string">
            <text:p>PMCG-603 Certificate Course in Ai Design</text:p>
          </table:table-cell>
          <table:table-cell office:value-type="string" calcext:value-type="string">
            <text:p>https://www.pratt.edu/courses/certificate-course-in-ai-design/</text:p>
          </table:table-cell>
          <table:table-cell office:value-type="string" calcext:value-type="string">
            <text:p>7 янв. 2024 г.</text:p>
          </table:table-cell>
          <table:table-cell office:value-type="string" calcext:value-type="string">
            <text:p>0 Credits</text:p>
            <text:p/>
            <text:p>PMCG-603-01 Tuesday, Wednesday 6:00 pm – 8:50 pm Manhattan - W14, 713 Dominik Heinrich Tony Jones</text:p>
            <text:p/>
            <text:p/>
            <text:p/>
            <text:p>Reimagine design work in the age of AI. Enhance your design approach by seamlessly integrating the latest AI-tools and methods for research, idea generation, and project execution. Merge your current skills with Generative AI skills through best practices and newly developed design methodologies. You will learn to craft AI prompts for maximum results, incorporate AI into your design workflows, and improve the human-machine experience as it relates to responsibility, equity, and safety.</text:p>
          </table:table-cell>
          <table:table-cell office:value-type="string" calcext:value-type="string">
            <text:p>www.pratt.edu</text:p>
          </table:table-cell>
          <table:table-cell/>
          <table:table-cell office:value-type="string" calcext:value-type="string">
            <text:p>PMCG Institute</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S</text:p>
          </table:table-cell>
          <table:table-cell office:value-type="string" calcext:value-type="string">
            <text:p>The PMCG Institute offers a certificate course in AI Design focusing on integrating AI into design workflows. Promotes responsible and ethical AI use in design.</text:p>
          </table:table-cell>
          <table:table-cell office:value-type="string" calcext:value-type="string">
            <text:p>Strong candidate for collaboration. Incorporates AI training in design, suitable for creative industry projects.</text:p>
          </table:table-cell>
          <table:table-cell office:value-type="string" calcext:value-type="string">
            <text:p>Strong signal justified by: 1) Explicit AI integration in design 2) Media relevance through design programs 3) Medium scale institution with potential for partnerships.</text:p>
          </table:table-cell>
        </table:table-row>
        <table:table-row table:style-name="ro2">
          <table:table-cell office:value-type="string" calcext:value-type="string">
            <text:p>University of Surrey MSc People-Centred Artificial ...</text:p>
          </table:table-cell>
          <table:table-cell office:value-type="string" calcext:value-type="string">
            <text:p>https://www.edx.org/masters/online-masters-in-artificial-intelligence/surrey-master-of-science-artificial-intelligence</text:p>
          </table:table-cell>
          <table:table-cell office:value-type="string" calcext:value-type="string">
            <text:p>9 июл. 2024 г.</text:p>
          </table:table-cell>
          <table:table-cell office:value-type="string" calcext:value-type="string">
            <text:p>The MSc People-Centred Artificial Intelligence course consists of 180 credits and is divided into 11 fully autonomous credit-bearing modules. Its cross-discipline approach builds on a strong technical foundation, placing people at the center of all innovation. You will learn fundamental AI concepts and master universal machine learning tools essential for any AI job role, as well as specific practical and research skills in key AI topics and applications.</text:p>
            <text:p/>
            <text:p>By the end of the course, you will have:</text:p>
          </table:table-cell>
          <table:table-cell office:value-type="string" calcext:value-type="string">
            <text:p>www.edx.org</text:p>
          </table:table-cell>
          <table:table-cell/>
          <table:table-cell office:value-type="string" calcext:value-type="string">
            <text:p>University of Surrey</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K:EU</text:p>
          </table:table-cell>
          <table:table-cell office:value-type="string" calcext:value-type="string">
            <text:p>The University of Surrey offers an MSc in People-Centred Artificial Intelligence focusing on foundational AI and machine learning skills but lacks a direct focus on media or creative industries.</text:p>
          </table:table-cell>
          <table:table-cell office:value-type="string" calcext:value-type="string">
            <text:p>Has potential for partnerships in AI research but needs emphasis on creative applications.</text:p>
          </table:table-cell>
          <table:table-cell office:value-type="string" calcext:value-type="string">
            <text:p>Signal score justified by: 1) Relevant AI course offering 2) Sizeable institution with international collaborations 3) Presence in the academic field of AI. However, lack of media focus limits scoring.</text:p>
          </table:table-cell>
        </table:table-row>
        <table:table-row table:style-name="ro2">
          <table:table-cell office:value-type="string" calcext:value-type="string">
            <text:p>Master Data Science and AI with our Free 12 Months ...</text:p>
          </table:table-cell>
          <table:table-cell office:value-type="string" calcext:value-type="string">
            <text:p>https://cloudxlab.com/events/175/master-data-science-and-ai-with-our-free-12-months-online-course/</text:p>
          </table:table-cell>
          <table:table-cell office:value-type="string" calcext:value-type="string">
            <text:p>23 окт. 2024 г.</text:p>
          </table:table-cell>
          <table:table-cell office:value-type="string" calcext:value-type="string">
            <text:p>Ready to Master AI/ML for FREE?</text:p>
            <text:p/>
            <text:p>CloudxLab is thrilled to announce the “Upskill in AI for Free” course—a transformative learning journey designed to take you from beginner(zero coding level) to AI expert. Whether you’re starting from scratch or looking to advance your skills, this course is your gateway to mastering the technologies shaping tomorrow’s world.</text:p>
            <text:p/>
            <text:p>Why Join? - Learn from Scratch: From coding to complex AI models, we cover everything. No prior experience needed! - Think Like a Pro: Develop problem-solving skills by learning to think from first principles—a must for any AI professional.</text:p>
            <text:p/>
            <text:p>What You’ll Learn: - Python - Linux - Git &amp; SQL - Data Structures &amp; Algorithms - Linear Algebra &amp; Statistics - Data Science Libraries (NumPy, Pandas, ScikitLearn, Matplotlib) - Machine Learning (Supervised &amp; Unsupervised) - Deep Learning (NLP, CV, Transformers) - Vector Databases &amp; Generative AI (LLMs) ...and so much more!</text:p>
            <text:p/>
            <text:p>Class Schedule: When: Every Thursday &amp; Friday from 8 PM - 10 PM (IST) Duration: 12 months of live sessions Where: YouTube Live - Tune in every week to level up your skills!</text:p>
            <text:p/>
            <text:p>Why You Should Join: Completely FREE! Direct access to foundational and advanced AI/ML skills.</text:p>
            <text:p/>
            <text:p>Don’t miss this incredible opportunity to gain in-demand skills and accelerate your career in AI/ML. Join the movement to democratize education for everyone! Share this event with your friends and family and help them advance their career for free.</text:p>
            <text:p/>
            <text:p>Please note that once you have submitted the form, we will share the links of the Youtube Live session with you on your provided email address every week.</text:p>
          </table:table-cell>
          <table:table-cell office:value-type="string" calcext:value-type="string">
            <text:p>cloudxlab.com</text:p>
          </table:table-cell>
          <table:table-cell/>
          <table:table-cell office:value-type="string" calcext:value-type="string">
            <text:p>CloudxLab</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N/A</text:p>
          </table:table-cell>
          <table:table-cell office:value-type="string" calcext:value-type="string">
            <text:p>CloudxLab offers free online courses in AI and data science, with live sessions on YouTube. The program targets individuals with no prior experience, focusing on foundational skills.</text:p>
          </table:table-cell>
          <table:table-cell office:value-type="string" calcext:value-type="string">
            <text:p>While it provides important AI training, it does not have a specific media or creative industry focus.</text:p>
          </table:table-cell>
          <table:table-cell office:value-type="string" calcext:value-type="string">
            <text:p>Signal score of 2 due to: 1) AI programs present 2) No specific focus on creative industries or media.</text:p>
          </table:table-cell>
        </table:table-row>
        <table:table-row table:style-name="ro2">
          <table:table-cell office:value-type="string" calcext:value-type="string">
            <text:p>E-learning - Applied Institute of Artificial Intelligence - AI2</text:p>
          </table:table-cell>
          <table:table-cell office:value-type="string" calcext:value-type="string">
            <text:p>https://ai2-education.com/en/e-learning-2/</text:p>
          </table:table-cell>
          <table:table-cell office:value-type="string" calcext:value-type="string">
            <text:p>15 июн. 2024 г.</text:p>
          </table:table-cell>
          <table:table-cell office:value-type="string" calcext:value-type="string">
            <text:p>Master AI &amp; Data Science through e-learning!</text:p>
            <text:p/>
            <text:p>🚀 Flexibility: Study at your own pace, from anywhere, without compromising your job.</text:p>
            <text:p/>
            <text:p>💼 Career Transition: Unlock new career prospects in Data Science and AI.</text:p>
            <text:p/>
            <text:p>🎯 Custom Specialization: Choose from 3 specializations tailored to market needs.</text:p>
            <text:p/>
            <text:p>👩‍🏫 Online Expertise: Get top-tier training from an experienced team and cutting-edge resources.</text:p>
            <text:p/>
            <text:p>🤝 Interactive Collaboration: Work on practical projects with industry professionals.</text:p>
            <text:p/>
            <text:p>📡 Up-to-date Tech: Your program continuously evolves to incorporate the latest trends in Data Science and AI.</text:p>
            <text:p/>
            <text:p>🌐 Professional Network: Connect with other learners and experts, expanding your horizons.</text:p>
            <text:p/>
            <text:p>📚 Individual Coaching: Personalized guidance to maximize your learning.</text:p>
            <text:p/>
            <text:p>🏆 Prestigious Certification: Earn a recognized certification to vouch for your skills.</text:p>
            <text:p/>
            <text:p>🔮 Shape the Future: Play a part in shaping tomorrow’s industry with our e-learning program.</text:p>
            <text:p/>
            <text:p>Prepare for a promising future in Data Science and AI with our Master’s in e-learning. Join us today!</text:p>
          </table:table-cell>
          <table:table-cell office:value-type="string" calcext:value-type="string">
            <text:p>ai2-education.com</text:p>
          </table:table-cell>
          <table:table-cell/>
          <table:table-cell office:value-type="string" calcext:value-type="string">
            <text:p>Applied Institute of Artificial Intelligence - AI2</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N/A:Other</text:p>
          </table:table-cell>
          <table:table-cell office:value-type="string" calcext:value-type="string">
            <text:p>An online institute offering a Master's program in AI and Data Science with a focus on flexibility and industry collaboration. Approximately 400 students annually.</text:p>
          </table:table-cell>
          <table:table-cell office:value-type="string" calcext:value-type="string">
            <text:p>Strong candidate for collaboration particularly for specialized AI programs, but lacks direct media focus.</text:p>
          </table:table-cell>
          <table:table-cell office:value-type="string" calcext:value-type="string">
            <text:p>Strong signal justified by: 1) Comprehensive program in AI 2) International reach through online offerings 3) Prestigious certification 4) Industry collaboration opportunities.</text:p>
          </table:table-cell>
        </table:table-row>
        <table:table-row table:style-name="ro2">
          <table:table-cell office:value-type="string" calcext:value-type="string">
            <text:p>Applied Computer Science Online Master's Degree</text:p>
          </table:table-cell>
          <table:table-cell office:value-type="string" calcext:value-type="string">
            <text:p>https://wit.edu/academics/computing-data-science/degrees/masters/online/applied-computer-science</text:p>
          </table:table-cell>
          <table:table-cell office:value-type="string" calcext:value-type="string">
            <text:p>27 авг. 2024 г.</text:p>
          </table:table-cell>
          <table:table-cell office:value-type="string" calcext:value-type="string">
            <text:p>Code Your Career</text:p>
            <text:p/>
            <text:p>Hands-on, experiential learning opportunities will prepare students to build applications, systems, and information flow in modern computing environments. Students will gain expertise in critical concepts including Machine Learning, Artificial Intelligence, Data Mining, and Modern Computing.</text:p>
            <text:p/>
            <text:p>By combining theoretical knowledge with practical application, students will build the skills necessary to thrive in the evolving tech industry.</text:p>
            <text:p/>
            <text:p>Focus on Artificial Intelligence &amp; Machine Learning</text:p>
            <text:p/>
            <text:p>Artificial Intelligence &amp; Machine Learning have revolutionized the way we live and work. As more and more organizations — from business to healthcare to government — find new uses for this exciting technology, the demand for computer scientists trained in their application continues to skyrocket.</text:p>
            <text:p/>
            <text:p>Wentworth’s Master of Science in Applied Computer Science, with a focus in Artificial Intelligence &amp; Machine Learning, will give you the skills you need to advance your career and stand out in today’s competitive job market.</text:p>
          </table:table-cell>
          <table:table-cell office:value-type="string" calcext:value-type="string">
            <text:p>wit.edu</text:p>
          </table:table-cell>
          <table:table-cell/>
          <table:table-cell office:value-type="string" calcext:value-type="string">
            <text:p>Wentworth Institute of Technology</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US:US</text:p>
          </table:table-cell>
          <table:table-cell office:value-type="string" calcext:value-type="string">
            <text:p>Offers a Master of Science in Applied Computer Science with a focus on AI and Machine Learning. Around 600 students annually.</text:p>
          </table:table-cell>
          <table:table-cell office:value-type="string" calcext:value-type="string">
            <text:p>Good potential for collaboration in AI, but lacking a direct media focus.</text:p>
          </table:table-cell>
          <table:table-cell office:value-type="string" calcext:value-type="string">
            <text:p>Moderate signal justified by: 1) Strong emphasis on AI technologies 2) Hands-on, practical approach 3) Medium scale with solid enrollment</text:p>
          </table:table-cell>
        </table:table-row>
        <table:table-row table:style-name="ro2">
          <table:table-cell office:value-type="string" calcext:value-type="string">
            <text:p>Professional Masters in Data Science and Artificial ...</text:p>
          </table:table-cell>
          <table:table-cell office:value-type="string" calcext:value-type="string">
            <text:p>https://unitar.org/courses-learning-events/individual-learners/master-degree-related-qualifications/professional-masters-data-science-and-artificial-intelligence-applications-pm-dsai</text:p>
          </table:table-cell>
          <table:table-cell office:value-type="string" calcext:value-type="string">
            <text:p>7 окт. 2024 г.</text:p>
          </table:table-cell>
          <table:table-cell office:value-type="string" calcext:value-type="string">
            <text:p>In today's post-digital world, emerging technologies are central to multilateralism and shaping the future of global governance. In response to the pressing need for more data-driven solution to contemporary international challenges, the United Nations Institute for Training and Research (UNITAR) and the Asian Institute of Technology (AIT) have collaboratively launched a cutting-edge programme, the Professional Master in Data Science and Artificial Intelligence Application (PM DS&amp;AI).</text:p>
            <text:p/>
            <text:p>Spanning 12 months, this modular postgraduate degree offers a comprehensive exploration of the intricate nexus between emerging technologies and Governance. What sets the PM DS&amp;AI apart is its dynamic, interdisciplinary curriculum, meticulously designed to encompass a unique blend of theoretical foundations and practical applications, thereby preparing graduate to tackle complex global challenges using data-driven solutions. From Programming and Data management to machine learning, Governance, Techplomacy and Cybersecurity, students will engage with cutting-edge knowledge and practical insights essential for navigating the complexities of contemporary governance. Moreover, the PM DS&amp;AI goes beyond theoretical study, equipping students with indispensable skills for success in an international career. Through immersive learning experiences, students will enhance their ability to address complex cybersecurity challenges, ensure robust organizational resilience, and navigate and shape the future of AI governance.</text:p>
          </table:table-cell>
          <table:table-cell office:value-type="string" calcext:value-type="string">
            <text:p>unitar.org</text:p>
          </table:table-cell>
          <table:table-cell/>
          <table:table-cell office:value-type="string" calcext:value-type="string">
            <text:p>Asian Institute of Technology</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Thailand:Asia</text:p>
          </table:table-cell>
          <table:table-cell office:value-type="string" calcext:value-type="string">
            <text:p>Offers Professional Master in Data Science and AI Application. Focused on data-driven solutions and governance, with a blend of theoretical and practical training.</text:p>
          </table:table-cell>
          <table:table-cell office:value-type="string" calcext:value-type="string">
            <text:p>Can explore partnerships in AI and governance, especially in international contexts.</text:p>
          </table:table-cell>
          <table:table-cell office:value-type="string" calcext:value-type="string">
            <text:p>Moderate signal due to: 1) AI relevance in data science courses 2) Limited media/creative focus on governance rather than direct media applications.</text:p>
          </table:table-cell>
        </table:table-row>
        <table:table-row table:style-name="ro2">
          <table:table-cell office:value-type="string" calcext:value-type="string">
            <text:p>Deadlines, Decisions, Requirements, and Guidelines - OMSCS</text:p>
          </table:table-cell>
          <table:table-cell office:value-type="string" calcext:value-type="string">
            <text:p>https://omscs.gatech.edu/deadlines-decisions-requirements-and-guidelines</text:p>
          </table:table-cell>
          <table:table-cell office:value-type="string" calcext:value-type="string">
            <text:p>28 дек. 2023 г.</text:p>
          </table:table-cell>
          <table:table-cell office:value-type="string" calcext:value-type="string">
            <text:p>Deadlines</text:p>
            <text:p/>
            <text:p>The OMSCS program accepts applications year-round for both Fall and Spring matriculations (there are no Summer admissions). The deadlines for submitting all application materials (listed in the next section), including any supporting materials, are:</text:p>
            <text:p/>
            <text:p>Application deadline for Fall matriculation: March 1</text:p>
            <text:p/>
            <text:p>Application deadline for Spring matriculation: August 15</text:p>
            <text:p/>
            <text:p>We cannot guarantee that applications that do not have all the required application materials submitted by these dates will be reviewed in time for the applied semester.</text:p>
            <text:p/>
            <text:p>Please note that any academic work completed after the application deadline will not be considered for the purposes of evaluating your application. For example, academic coursework which is in progress and not completed before the application deadline will not be considered; an updated transcript showing coursework completed AFTER the deadline will NOT be considered.</text:p>
            <text:p/>
            <text:p>The OMSCS calendar is synchronous with the Georgia Tech registrar calendar.</text:p>
            <text:p/>
            <text:p>Decisions</text:p>
            <text:p/>
            <text:p>The OMSCS Admissions Committee is implementing an Early Decision process for the Fall 2025 semester matriculation. More information can be found here.</text:p>
            <text:p/>
            <text:p>Generally speaking, the OMSCS Admissions Committee begins releasing decisions approximately 2 weeks after the application deadline has passed. Please be patient while waiting for a decision—due to the volume of applications, it takes time for the applications to be reviewed and decisions to be released. Emailing the help desk or the Office of Graduate Education inquiring about the status of a decision will not speed up the review process (and indeed actually slows it down!). All decisions will be released 10-12 weeks after the application deadline. After the application deadline has passed, all applicants will receive a follow-up e-mail with a specific timetable.</text:p>
            <text:p/>
            <text:p>Application Requirements</text:p>
            <text:p/>
            <text:p>The following information is required for your application:</text:p>
            <text:p/>
            <text:p>Personal information Full name. Date and place of birth. Permanent and current addresses. Names and email addresses of recommenders. Criminal and academic misconduct history. Citizenship (click here for more information on accepted proof of citizenship). Ethnicity. Residency. U.S. military affiliation.</text:p>
            <text:p/>
            <text:p>Academic history Colleges &amp; universities attended. Scans of officially issued academic credentials/documents (transcripts, mark sheets, or diploma supplement) must be submitted. Documents from every institution attended for academic credit must be submitted—even if you did not complete a degree at that institution. Since our program, like every other Georgia Tech graduate program, is governed by the Office of Graduate Education's (OGE's) rules, then other types of documents (e.g., advisor transcripts, web transcripts, student information system transcripts, degree audits) are not acceptable; submission of those documents will delay the review of your application. See Step 3 if you are a domestica applicant and Step 4 if you are an international applicant for more details about OGE's requirements. Degrees earned; if you have earned the degree, your transcript must show the date of conferral . If it does not, your application will be rejected or put on indefinite hold.</text:p>
            <text:p/>
            <text:p>Resume: A resume is required.</text:p>
            <text:p/>
            <text:p>Miscellaneous information For international applicants only: TOEFL or IELTS score (see this page for the requirements). Awards, recognitions, fellowships, scholarships. Other universities to which you are applying. Answers to OMSCS supplemental questions: the Objectives section contains 13 free-form questions and 9 "Yes/No" questions. The free-form questions are limited in the response you can give. All the "Yes/No" questions should have an answer of "Yes" . If you answer "No" to any of them, you need to go back through your application and correct it until you can truthfully all "Yes/No" questions with "Yes".</text:p>
            <text:p/>
            <text:p>Contact information for three letters of recommendation: You should choose recommenders who know you well and can comment authoritatively on your scholarly characteristics (e.g., intellectual ability, knowledge of your chosen field, communication skills, etc.). Generally, current and former teachers and supervisors make more compelling recommenders than former classmates or co-workers.</text:p>
            <text:p/>
            <text:p>Additional Application Guidelines</text:p>
            <text:p/>
            <text:p>Please read this page for helpful hints on how to create a stronger application. It will save you time when preparing your application.</text:p>
          </table:table-cell>
          <table:table-cell office:value-type="string" calcext:value-type="string">
            <text:p>omscs.gatech.edu</text:p>
          </table:table-cell>
          <table:table-cell/>
          <table:table-cell office:value-type="string" calcext:value-type="string">
            <text:p>Georgia Institute of Technolog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nited States:US</text:p>
          </table:table-cell>
          <table:table-cell office:value-type="string" calcext:value-type="string">
            <text:p>Georgia Tech offers an online Master of Science in Computer Science (OMSCS) with a specialization in Artificial Intelligence, among other areas. It has a large international presence with courses available in English.</text:p>
          </table:table-cell>
          <table:table-cell office:value-type="string" calcext:value-type="string">
            <text:p>Ideal collaboration opportunity in AI education and media tech. Strong international programs and robust industry partnerships.</text:p>
          </table:table-cell>
          <table:table-cell office:value-type="string" calcext:value-type="string">
            <text:p>Signal score of 4 due to: 1) AI-focused curriculum 2) Presence of media-related specializations 3) Large-scale program attracting diverse international students 4) Strong ties with corporate sectors and AI research initiatives.</text:p>
          </table:table-cell>
        </table:table-row>
        <table:table-row table:style-name="ro2">
          <table:table-cell office:value-type="string" calcext:value-type="string">
            <text:p>Great Learning: Online Courses - Apps on Google Play</text:p>
          </table:table-cell>
          <table:table-cell office:value-type="string" calcext:value-type="string">
            <text:p>https://play.google.com/store/apps/details?id=com.lms.greatlakes</text:p>
          </table:table-cell>
          <table:table-cell office:value-type="string" calcext:value-type="string">
            <text:p>27 нояб. 2024 г.</text:p>
          </table:table-cell>
          <table:table-cell office:value-type="string" calcext:value-type="string">
            <text:p>The Great Learning app enables professionals &amp; new graduates to learn in-demand skills and help them achieve career success.</text:p>
            <text:p/>
            <text:p/>
            <text:p/>
            <text:p>What do you get from the app -</text:p>
            <text:p/>
            <text:p/>
            <text:p/>
            <text:p>Get complete access to full-time postgraduate, Masters and Degree programs for working professionals as well as short, free courses to get started with. The courses are focused on building skills in the field of -</text:p>
            <text:p/>
            <text:p/>
            <text:p/>
            <text:p>* Data Science</text:p>
            <text:p/>
            <text:p>* Machine Learning</text:p>
            <text:p/>
            <text:p>* Artificial Intelligence</text:p>
            <text:p/>
            <text:p>* Cloud Computing</text:p>
            <text:p/>
            <text:p>* CyberSecurity</text:p>
            <text:p/>
            <text:p>* Marketing and Finance</text:p>
            <text:p/>
            <text:p>* Big Data</text:p>
            <text:p/>
            <text:p>… and many more</text:p>
            <text:p/>
            <text:p/>
            <text:p/>
            <text:p>The Best app to learn industry-relevant skills:</text:p>
            <text:p/>
            <text:p/>
            <text:p/>
            <text:p>Upskill with the best-in-class postgraduate, Masters &amp; certificate programs in new-age skills to make you job-ready.If you are a new graduate, learn from beginner-friendly modules designed by leading industry practitioners and academicians in association with the world’s most renowned universities.</text:p>
            <text:p/>
            <text:p/>
            <text:p/>
            <text:p/>
            <text:p/>
            <text:p>Start learning for free with Great Learning Academy</text:p>
            <text:p/>
            <text:p/>
            <text:p/>
            <text:p>Get started for free with Great Learning Academy: Free online courses to enable you to prepare for the corporate world. The free courses cover challenging topics in an easy-to-understand manner. Once you complete the course, get a certificate to share on your professional network and get noticed by recruiters.</text:p>
            <text:p/>
            <text:p/>
            <text:p/>
            <text:p/>
            <text:p/>
            <text:p>Learn from the world’s best</text:p>
            <text:p/>
            <text:p/>
            <text:p/>
            <text:p>Choose from world-class universities</text:p>
            <text:p/>
            <text:p>Learn AI, Data Science, Business Analytics and other industry-focused fields, from globally renowned universities like MIT-IDSS, Great Lakes, University of Texas McCombs and more.</text:p>
            <text:p/>
            <text:p/>
            <text:p/>
            <text:p>Gain valuable industry insights</text:p>
            <text:p/>
            <text:p>LIVE interactions with industry experts that help you build context for the skills you learn. You’ll learn from professionals with many years of experience and strong skills in the top domains.</text:p>
            <text:p/>
            <text:p/>
            <text:p/>
            <text:p>Showcase your expertise</text:p>
            <text:p/>
            <text:p>Once you successfully complete a course, you will get a certificate which you can share on your social and professional network. These certificates will help you stand out to recruiters and add value to your professional profile.</text:p>
            <text:p/>
            <text:p/>
            <text:p/>
            <text:p>Achieve career success</text:p>
            <text:p/>
            <text:p>Get career guidance, interview prep and mentorship from experts and find the best opportunities to help you build the career of your dreams.</text:p>
            <text:p/>
            <text:p/>
            <text:p/>
            <text:p>Learn anywhere, anytime</text:p>
            <text:p/>
            <text:p>Our programs are designed for busy professionals. Learn at your convenience with pre-recorded lectures and videos anytime, anywhere.</text:p>
            <text:p/>
            <text:p/>
            <text:p/>
            <text:p>Always keep your skills up to date</text:p>
            <text:p/>
            <text:p>With continuously updated course content aligned to industry demands, you’ll master the latest tech and business skills, staying ahead in your field.</text:p>
            <text:p/>
            <text:p/>
            <text:p/>
            <text:p>Get 24*7 program support</text:p>
            <text:p/>
            <text:p>Our team of professional program advisors will guide you every step of the way throughout the program, until you graduate</text:p>
            <text:p/>
            <text:p/>
            <text:p/>
            <text:p>Study Abroad (USA| Germany)`</text:p>
            <text:p/>
            <text:p>Grab the chance to learn abroad at low, feasible costs.</text:p>
            <text:p/>
            <text:p/>
            <text:p/>
            <text:p/>
            <text:p/>
            <text:p>About Great Learning</text:p>
            <text:p/>
            <text:p/>
            <text:p/>
            <text:p>Great Learning is India’s leading professional learning platform, with a mission to make professionals proficient and future-ready. Its programs always focus on the next frontier of growth in industry and currently straddle across Analytics, Data Science, Big Data, Machine Learning, Artificial Intelligence, Deep Learning, Cloud Computing, and more. Great Learning uses technology, high-quality content, and industry collaboration to deliver an immersive learning experience that helps candidates learn, apply, and demonstrate their competencies. All programs are offered in collaboration with leading global universities and are taken by thousands of professionals every year to secure and grow their careers.</text:p>
            <text:p/>
            <text:p>Updated on Dec 7, 2024</text:p>
          </table:table-cell>
          <table:table-cell office:value-type="string" calcext:value-type="string">
            <text:p>play.google.com</text:p>
          </table:table-cell>
          <table:table-cell/>
          <table:table-cell office:value-type="string" calcext:value-type="string">
            <text:p>Great Learning</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India:Other</text:p>
          </table:table-cell>
          <table:table-cell office:value-type="string" calcext:value-type="string">
            <text:p>India’s leading professional learning platform offering postgraduate, Masters, and certificate programs in AI and other in-demand skills, collaborating with globally renowned universities.</text:p>
          </table:table-cell>
          <table:table-cell office:value-type="string" calcext:value-type="string">
            <text:p>Strong collaboration opportunity due to wide-ranging AI courses in creative areas and international partnerships.</text:p>
          </table:table-cell>
          <table:table-cell office:value-type="string" calcext:value-type="string">
            <text:p>Strong signal justified by: 1) Comprehensive AI programs including collaboration with globally recognized institutions 2) International learning opportunities 3) Large scale catering to professionals 4) Focus on industry-relevant skills including media applications.</text:p>
          </table:table-cell>
        </table:table-row>
        <table:table-row table:style-name="ro2">
          <table:table-cell office:value-type="string" calcext:value-type="string">
            <text:p>BTU's AI undergraduate program has been accredited</text:p>
          </table:table-cell>
          <table:table-cell office:value-type="string" calcext:value-type="string">
            <text:p>https://btu.edu.ge/en/btu-s-ai-s-sabakalavro-programas-akreditatsia-mienitcha/</text:p>
          </table:table-cell>
          <table:table-cell office:value-type="string" calcext:value-type="string">
            <text:p>28 мая 2024 г.</text:p>
          </table:table-cell>
          <table:table-cell office:value-type="string" calcext:value-type="string">
            <text:p>BTU’s new undergraduate program in Computer Science and Artificial Intelligence has been officially accredited. The updated status of the program will be reflected on the website of the National Assessment and Examination Center (NAEC) within 2 weeks and the status will be changed to “Accredited”. The implementation of the program will start from the 2024-2025 academic year. It is planned to enroll 100 students in the first academic year. The annual fee of the training program will be 2950 GEL.</text:p>
            <text:p/>
            <text:p>BTU’s AI bachelor’s degree program will equip students with one of the world’s most in-demand professions. Along with high-level theoretical knowledge, students will be involved in practical activities. From the very first course, you will start: studying the basics of artificial intelligence, Big Data analytics, Python, machine learning, data structures and algorithms, natural language processing, (NLP) data science, robotics. It is worth noting that BTU’s Microsoft Lab will provide Microsoft international certification to those interested in individual artificial intelligence modules. AI Lab services will be fully funded by students.</text:p>
            <text:p/>
            <text:p>Students of the program will have the opportunity to receive a double degree. They will go to a German university with full funding, where they will spend their last academic year and will receive a second, international diploma along with the BTU diploma. Zwickau University of Applied Sciences is a partner of Business and Technology University in this direction. German university professors will also be involved in the educational process.</text:p>
            <text:p/>
            <text:p>Business and Technology University is a partner of the world’s leading technological companies and educational institutions. As a result, from the 2024-2025 academic year, students of the AI bachelor’s program will have the opportunity to:</text:p>
            <text:p/>
            <text:p>to obtain international, world-recognized certificates;</text:p>
            <text:p/>
            <text:p>Fully funded exchange programs at the best universities in Europe. They will have the opportunity to benefit from fully funded exchange programs in Spain, Portugal, Germany, Italy and Lithuania;</text:p>
            <text:p/>
            <text:p>to receive full funding for international certificate courses, trainings and retraining programs from major international partners;</text:p>
            <text:p/>
            <text:p>to get the latest knowledge in the field from lecturers who graduated from the world’s best universities;</text:p>
            <text:p/>
            <text:p>to undergo an internship in various partner organizations;</text:p>
            <text:p/>
            <text:p>To participate in innovative projects planned together with the world’s leading corporations.</text:p>
            <text:p/>
            <text:p>The Business and Technology University will also offer students participation in hackathons, competitions and Olympiads; Access to technology labs: AI, Microsoft, Android &amp; iOS, Cyber Security, Blockchain, Industry 4.0 and more; Individual services of the Career Development Center, such as: networking sessions, freelancing trainings, CV preparation and mock interviews; the possibility of obtaining student scholarships; full access to the best library fund, electronic resources, scientific and fiction literature; Constantly updated, market demand oriented syllabus and interesting subjects.</text:p>
            <text:p/>
            <text:p>Admission to the new bachelor’s program of BTU will take place through unified national exams. Applicants must pass: Georgian language and literature, English language and mathematics or physics. After completing the program, they will receive the qualification of Bachelor of Computer Science.</text:p>
            <text:p/>
            <text:p>We remind you that Business and Technology University in Georgia is the first educational institution where AI solutions have been integrated into the main processes. Digital products and educational or research material created around the BTU AI concept cover a wide variety of sectors, including: innovation and technology, entrepreneurship and business management, public and digital governance, law, agriculture, sustainable development, climate change, marketing and creative industries, and more . The learning products generated include articles, studies, trainings, books, podcasts, AI lecturer, etc. which are available not only in English, but also in Georgian.</text:p>
          </table:table-cell>
          <table:table-cell office:value-type="string" calcext:value-type="string">
            <text:p>btu.edu.ge</text:p>
          </table:table-cell>
          <table:table-cell/>
          <table:table-cell office:value-type="string" calcext:value-type="string">
            <text:p>Business and Technology University</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Georgia:Other</text:p>
          </table:table-cell>
          <table:table-cell office:value-type="string" calcext:value-type="string">
            <text:p>BTU offers an accredited undergraduate program in AI and Computer Science, covering various relevant topics and facilitating international exchange programs.</text:p>
          </table:table-cell>
          <table:table-cell office:value-type="string" calcext:value-type="string">
            <text:p>Good candidate for collaboration, especially in AI education focused on media and creative industries, with international partnerships.</text:p>
          </table:table-cell>
          <table:table-cell office:value-type="string" calcext:value-type="string">
            <text:p>Strong signal justified by: 1) AI program with practical components 2) Opportunities for funded international diplomas 3) Programs related to creative industries through diverse applications.</text:p>
          </table:table-cell>
        </table:table-row>
        <table:table-row table:style-name="ro2">
          <table:table-cell office:value-type="string" calcext:value-type="string">
            <text:p>Bachelor Data &amp; Artificial Intelligence Developer - Paris - ECE</text:p>
          </table:table-cell>
          <table:table-cell office:value-type="string" calcext:value-type="string">
            <text:p>https://www.ece.fr/en/program/bachelor-digital-business-data-bac3/</text:p>
          </table:table-cell>
          <table:table-cell office:value-type="string" calcext:value-type="string">
            <text:p>14 сент. 2024 г.</text:p>
          </table:table-cell>
          <table:table-cell office:value-type="string" calcext:value-type="string">
            <text:p>Creator of intelligent applications</text:p>
            <text:p/>
            <text:p>The Data and Artificial Intelligence developer is a true digital creator. They give life to innovative applications that integrate artificial intelligence. Their creativity and technical skills turn concepts into reality.</text:p>
            <text:p/>
            <text:p>Technical expertise and versatility</text:p>
            <text:p/>
            <text:p>The Data and Artificial Intelligence developer juggles several disciplines: data manipulation, programming languages, artificial intelligence. Their technical expertise enable them to work closely with data scientists and artificial intelligence project managers, to bring innovative AI-based services and interfaces to life.</text:p>
            <text:p/>
            <text:p>A responsible player</text:p>
            <text:p/>
            <text:p>Ethics and responsibility are at the heart of their business. The Data and Artificial Intelligence developer is committed to complying with regulations, quality procedures and good development practices. Application security, accessibility and eco-design are important aspects that they never neglect.</text:p>
          </table:table-cell>
          <table:table-cell office:value-type="string" calcext:value-type="string">
            <text:p>www.ece.fr</text:p>
          </table:table-cell>
          <table:table-cell/>
          <table:table-cell office:value-type="string" calcext:value-type="string">
            <text:p>ECE Paris</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France:EU</text:p>
          </table:table-cell>
          <table:table-cell office:value-type="string" calcext:value-type="string">
            <text:p>ECE Paris offers a Bachelor program focused on Data and Artificial Intelligence development. The program emphasizes technical expertise and ethical practices in AI application development.</text:p>
          </table:table-cell>
          <table:table-cell office:value-type="string" calcext:value-type="string">
            <text:p>Potential for collaboration in AI development education and industry projects.</text:p>
          </table:table-cell>
          <table:table-cell office:value-type="string" calcext:value-type="string">
            <text:p>Moderate signal as the program includes AI technologies but lacks a strong media focus. Offers a comprehensive technical foundation.</text:p>
          </table:table-cell>
        </table:table-row>
        <table:table-row table:style-name="ro2">
          <table:table-cell office:value-type="string" calcext:value-type="string">
            <text:p>Bachelor of Arts Degree Requirements: Artificial Intelligence</text:p>
          </table:table-cell>
          <table:table-cell office:value-type="string" calcext:value-type="string">
            <text:p>https://luddy.indianapolis.iu.edu/degrees/undergraduate/ai/ba-requirements.html</text:p>
          </table:table-cell>
          <table:table-cell office:value-type="string" calcext:value-type="string">
            <text:p>8 мая 2024 г.</text:p>
          </table:table-cell>
          <table:table-cell office:value-type="string" calcext:value-type="string">
            <text:p>AI Core (52 cr.)</text:p>
            <text:p/>
            <text:p>Technical Writing (3 cr.)</text:p>
            <text:p/>
            <text:p>Choose one</text:p>
            <text:p/>
            <text:p>ENG-W 230 Writing in the Sciences (3 cr.)</text:p>
            <text:p/>
            <text:p>ENG-W 231 Professional Writing Skills (3 cr.)</text:p>
            <text:p/>
            <text:p>ENG-W 270 Argumentative Writing (3 cr.)</text:p>
            <text:p/>
            <text:p>General Education (35 cr.)</text:p>
            <text:p/>
            <text:p>Career Planning (2 cr.)</text:p>
            <text:p/>
            <text:p>Experiential Learning (3 cr.)</text:p>
            <text:p/>
            <text:p>Choose one</text:p>
            <text:p/>
            <text:p>AI Selectives (12 cr.)</text:p>
            <text:p/>
            <text:p>Electives (13 cr.)</text:p>
            <text:p/>
            <text:p>Choose IU Indianapolis courses that are not equivalent to previously taken courses.</text:p>
          </table:table-cell>
          <table:table-cell office:value-type="string" calcext:value-type="string">
            <text:p>luddy.indianapolis.iu.edu</text:p>
          </table:table-cell>
          <table:table-cell/>
          <table:table-cell office:value-type="string" calcext:value-type="string">
            <text:p>Indiana University Indianapolis</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A:US</text:p>
          </table:table-cell>
          <table:table-cell office:value-type="string" calcext:value-type="string">
            <text:p>Offers a Bachelor of Arts degree with a core focus in Artificial Intelligence, though not solely concentrated in media or creative industries.</text:p>
          </table:table-cell>
          <table:table-cell office:value-type="string" calcext:value-type="string">
            <text:p>Potential for partnership in AI education, although lack of direct media course connection reduces appeal.</text:p>
          </table:table-cell>
          <table:table-cell office:value-type="string" calcext:value-type="string">
            <text:p>Signal justified by: 1) AI core courses 2) Large institution 3) International student body</text:p>
          </table:table-cell>
        </table:table-row>
        <table:table-row table:style-name="ro2">
          <table:table-cell office:value-type="string" calcext:value-type="string">
            <text:p>PhD in Artificial Intelligence</text:p>
          </table:table-cell>
          <table:table-cell office:value-type="string" calcext:value-type="string">
            <text:p>https://www.ulster.ac.uk/doctoralcollege/find-a-phd/11a-computing/1681770</text:p>
          </table:table-cell>
          <table:table-cell office:value-type="string" calcext:value-type="string">
            <text:p>2 дек. 2024 г.</text:p>
          </table:table-cell>
          <table:table-cell office:value-type="string" calcext:value-type="string">
            <text:p>This project is funded by:</text:p>
            <text:p/>
            <text:p>The School of Computing at Ulster University holds Athena Swan Bronze Award since 2016 and is committed to promote and advance gender equality in Higher Education. We particularly welcome female applicants, as they are under-represented within the School.</text:p>
            <text:p/>
            <text:p>A programme of transferable skills courses facilitates broader professional development in a wide range of topics, from writing and presentation skills to entrepreneurship and career strategies.</text:p>
            <text:p/>
            <text:p>You will carry out research work within a research group under the guidance of experienced supervisors. You may also attend taught courses that are relevant to your research topic, as prescribed by your supervisor. You will be expected to attend seminars and meetings of relevant research groups. Periodic reviews of progress are conducted to assist with research planning.</text:p>
            <text:p/>
            <text:p>Pursuing PhD research at Ulster University's School of Computing offers an ideal pathway to a career in academia or in the commercial sector, where applied AI skills are in high demand. Our research insights support software developers and industry leaders using AI technologies, and we collaborate with prominent organisations such as British Telecom, PwC, and Kainos on cutting-edge AI research.</text:p>
            <text:p/>
            <text:p>If you’re ready to push the boundaries of Artificial Intelligence, Ulster University provides an exceptional environment to support and inspire your research. Join a vibrant research community dedicated to innovation and societal impact.</text:p>
            <text:p/>
            <text:p>Ulster University is highly regarded for its research excellence, ranking in the top 10% of UK universities for research power in computer science and informatics. The School of Computing’s research centres, the Artificial Intelligence Research Centre (AIRC) and the Pervasive Computing Research Centre (PCRC), focus on fields such as assistive technologies, next-generation networks, and semantic analytics, supported by cutting-edge facilities, including a high-performance computing lab and a smart environment lab. Key research projects include partnerships with industry leaders like BT, Kainos and PwC. The school's collaboration with industry is also supported through major initiatives, such as the Artificial Intelligence Collaboration Centre (AICC) and Connected Health Innovation Centre (CHIC) enhancing business AI adoption across sectors.</text:p>
            <text:p/>
            <text:p>We encourage applicants to propose their own research project aligned with our core themes. If you have an innovative idea in Foundational AI , Smart Environments , Digital Health , Cyber Security , Data Science &amp; Intelligent Decision-Making , or IoT , reach out to the School of Computing to discuss your project before applying . Our team is here to help you refine your proposal to ensure it aligns with Ulster’s research strengths and has real-world impact.</text:p>
            <text:p/>
            <text:p>Join the PhD programme in Artificial Intelligence at Ulster University’s School of Computing, where we are leading research that transforms how people interact with technology and improves lives. As a PhD Researcher, you will conduct impactful research within our core themes in Artificial Intelligence and Pervasive Computing</text:p>
            <text:p/>
            <text:p>Essential criteria</text:p>
            <text:p/>
            <text:p>Applicants should hold, or expect to obtain, a First or Upper Second Class Honours Degree in a subject relevant to the proposed area of study.</text:p>
            <text:p/>
            <text:p>We may also consider applications from those who hold equivalent qualifications, for example, a Lower Second Class Honours Degree plus a Master’s Degree with Distinction.</text:p>
            <text:p/>
            <text:p>In exceptional circumstances, the University may consider a portfolio of evidence from applicants who have appropriate professional experience which is equivalent to the learning outcomes of an Honours degree in lieu of academic qualifications.</text:p>
            <text:p/>
            <text:p>Sound understanding of subject area as evidenced by a comprehensive research proposal</text:p>
            <text:p/>
            <text:p>A demonstrable interest in the research area associated with the studentship</text:p>
            <text:p/>
            <text:p>Desirable Criteria</text:p>
            <text:p/>
            <text:p>If the University receives a large number of applicants for the project, the following desirable criteria may be applied to shortlist applicants for interview.</text:p>
            <text:p/>
            <text:p>First Class Honours (1st) Degree</text:p>
            <text:p/>
            <text:p>Masters at 70%</text:p>
            <text:p/>
            <text:p>Experience using research methods or other approaches relevant to the subject domain</text:p>
            <text:p/>
            <text:p>Work experience relevant to the proposed project</text:p>
            <text:p/>
            <text:p>Publications - peer-reviewed</text:p>
            <text:p/>
            <text:p>Experience of presentation of research findings</text:p>
            <text:p/>
            <text:p>Equal Opportunities</text:p>
            <text:p/>
            <text:p>The University is an equal opportunities employer and welcomes applicants from all sections of the community, particularly from those with disabilities.</text:p>
            <text:p/>
            <text:p>Appointment will be made on merit.</text:p>
          </table:table-cell>
          <table:table-cell office:value-type="string" calcext:value-type="string">
            <text:p>www.ulster.ac.uk</text:p>
          </table:table-cell>
          <table:table-cell/>
          <table:table-cell office:value-type="string" calcext:value-type="string">
            <text:p>Ulster University</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K:UK</text:p>
          </table:table-cell>
          <table:table-cell office:value-type="string" calcext:value-type="string">
            <text:p>Ulster University offers a PhD in Artificial Intelligence focusing on applied AI research with industry collaborations. Notable for its strong research environment and emphasis on societal impact.</text:p>
          </table:table-cell>
          <table:table-cell office:value-type="string" calcext:value-type="string">
            <text:p>Potential for collaboration on innovative AI research projects and internships with industry partners.</text:p>
          </table:table-cell>
          <table:table-cell office:value-type="string" calcext:value-type="string">
            <text:p>Signal score justified by: 1) Strong AI research focus 2) Collaboration with companies 3) Large student body, though not specifically targeting media or creative industries.</text:p>
          </table:table-cell>
        </table:table-row>
        <table:table-row table:style-name="ro2">
          <table:table-cell office:value-type="string" calcext:value-type="string">
            <text:p>Artificial Intelligence Enabled Healthcare MRes + MPhil/PhD</text:p>
          </table:table-cell>
          <table:table-cell office:value-type="string" calcext:value-type="string">
            <text:p>https://www.ucl.ac.uk/prospective-students/graduate/research-degrees/artificial-intelligence-enabled-healthcare-mres-mphil-phd/2024</text:p>
          </table:table-cell>
          <table:table-cell office:value-type="string" calcext:value-type="string">
            <text:p>24 февр. 2024 г.</text:p>
          </table:table-cell>
          <table:table-cell office:value-type="string" calcext:value-type="string">
            <text:p>London, Bloomsbury</text:p>
            <text:p/>
            <text:p>Artificial Intelligence (AI) has the potential to transform health and healthcare systems globally, yet few individuals have the required skills and training. To address this challenge, our Centre For Doctoral Training (CDT) in AI-Enabled Healthcare Systems will create a unique interdisciplinary environment to train the brightest and best healthcare artificial intelligence scientists and innovators of the future.</text:p>
            <text:p/>
            <text:p>The Centre for Doctoral Training recruits in at least two rounds. Applicants are advised to apply early, priority will be given to those who have applied in round one.</text:p>
            <text:p/>
            <text:p>Select your country Select a country Afghanistan Albania Algeria Argentina Armenia Australia Austria Azerbaijan Bahrain Bangladesh Barbados Belarus Belgium Belize Bolivia Bosnia and Herzegovina Botswana Brazil Brunei Bulgaria Cambodia Cameroon Canada Caribbean / West Indies Chile China Colombia Congo (DR) Costa Rica Croatia Cuba Cyprus (Greek Cypriot and Turkish Cypriot communities) Czech Republic Denmark Dominican Republic Ecuador Egypt El Salvador Eritrea Estonia Ethiopia Fiji Finland France Gambia Georgia Germany Ghana Greece Guatemala Guyana Honduras Hong Kong (SAR) Hungary Iceland India Indonesia Iran Iraq Ireland Israel Italy Ivory Coast Jamaica Japan Jordan Kazakhstan Kenya Kuwait Kyrgyzstan Latvia Lebanon Lesotho Liberia Libya Liechtenstein Lithuania Luxembourg Macau (SAR) Madagascar Malawi Malaysia Malta Mauritius Mexico Moldova Mongolia Montenegro Morocco Myanmar (Burma) Namibia Nepal Netherlands New Zealand Nicaragua Nigeria North Macedonia Norway Oman Pakistan Panama Papua New Guinea Paraguay Peru Philippines Poland Portugal Qatar Romania Russia Rwanda Saudi Arabia Senegal Serbia Sierra Leone Singapore Slovakia Slovenia South Africa South Korea Spain Sri Lanka Sudan Swaziland/Eswatini Sweden Switzerland Syria Taiwan Tajikistan Tanzania Thailand Trinidad and Tobago Tunisia Turkey (including Turkish sector of Cyprus) Turkmenistan Uganda Ukraine United Arab Emirates (UAE) United States of America Uruguay Uzbekistan Venezuela Vietnam Yemen Zambia Zimbabwe</text:p>
            <text:p/>
            <text:p>International applicants can find out the equivalent qualification for their country by selecting from the list below. Please note that the equivalency will correspond to the broad UK degree classification stated on this page (e.g. upper second-class). Where a specific overall percentage is required in the UK qualification, the international equivalency will be higher than that stated below. Please contact Graduate Admissions should you require further advice.</text:p>
            <text:p/>
            <text:p>Country-specific information, including details of when UCL representatives are visiting your part of the world, can be obtained from the International Students website .</text:p>
            <text:p/>
            <text:p>If you are intending to apply for a time-limited visa to complete your UCL studies (e.g., Student visa, Skilled worker visa, PBS dependant visa etc.) you may be required to obtain ATAS clearance . This will be confirmed to you if you obtain an offer of a place. Please note that ATAS processing times can take up to six months, so we recommend you consider these timelines when submitting your application to UCL.</text:p>
            <text:p/>
            <text:p>Further information can be found on our English language requirements page.</text:p>
            <text:p/>
            <text:p>UCL Pre-Master's and Pre-sessional English courses are for international students who are aiming to study for a postgraduate degree at UCL. The courses will develop your academic English and academic skills required to succeed at postgraduate level.</text:p>
            <text:p/>
            <text:p>A minimum of an upper second class honours undergraduate degree, or a Master's degree in a relevant discipline (or equivalent international qualifications or experience). Our preferred subject areas are Physical Sciences (Computer Science, Engineering, Mathematics and Physics) or Clinical / Biomedical Science. Applicants with a clinical background or degree in Biomedical Science must be able to demonstrate strong computational skills. You must be able to demonstrate an interest in creating, developing or evaluating AI-enabled Healthcare systems.</text:p>
            <text:p/>
            <text:p>The Centre for Doctoral Training programme is for students with an interest in creating and developing AI solutions aimed to transform and solve healthcare challenges. The CDT programme is embedded within a NHS setting, and should appeal to students keen to develop clinical knowledge and algorithmic/ programming expertise.</text:p>
            <text:p/>
            <text:p>More information can be found on the CDT Website .</text:p>
            <text:p/>
            <text:p>As a cohort based PhD programme, students will also have the opportunity to participate in a range of seminars, training programmes, placements and other activities, including UCL's Doctoral Skills Development Programme.</text:p>
            <text:p/>
            <text:p>The remaining years will be more like a traditional PhD, which leads to the presentation of a PhD thesis at the end of the fourth year. During your PhD you will remain involved in CDT activities and will continue to work closely with relevant health professionals and clinical teams through our NHS partners and leading academics at UCL.</text:p>
            <text:p/>
            <text:p>As part of the MRes, alongside </text:p>
          </table:table-cell>
          <table:table-cell office:value-type="string" calcext:value-type="string">
            <text:p>www.ucl.ac.uk</text:p>
          </table:table-cell>
          <table:table-cell/>
          <table:table-cell office:value-type="string" calcext:value-type="string">
            <text:p>University College London (UCL)</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K:EU</text:p>
          </table:table-cell>
          <table:table-cell office:value-type="string" calcext:value-type="string">
            <text:p>UCL's Centre for Doctoral Training focuses on AI in healthcare systems, integrating technological innovations with clinical knowledge. Offers large intake of international students.</text:p>
          </table:table-cell>
          <table:table-cell office:value-type="string" calcext:value-type="string">
            <text:p>Strong potential for collaboration in AI healthcare initiatives, though lacks direct media-related courses.</text:p>
          </table:table-cell>
          <table:table-cell office:value-type="string" calcext:value-type="string">
            <text:p>Justified signal as: 1) Explicit focus on AI technologies related to healthcare 2) Large institution with international reach 3) Opportunities for research and partnerships.</text:p>
          </table:table-cell>
        </table:table-row>
        <table:table-row table:style-name="ro2">
          <table:table-cell office:value-type="string" calcext:value-type="string">
            <text:p>Syracuse University's iSchool Launching New AI Graduate ...</text:p>
          </table:table-cell>
          <table:table-cell office:value-type="string" calcext:value-type="string">
            <text:p>https://ischool.syr.edu/syracuse-universitys-ischool-launching-new-ai-graduate-program-to-meet-growing-demand/</text:p>
          </table:table-cell>
          <table:table-cell office:value-type="string" calcext:value-type="string">
            <text:p>9 сент. 2024 г.</text:p>
          </table:table-cell>
          <table:table-cell office:value-type="string" calcext:value-type="string">
            <text:p>Syracuse University’s School of Information Studies is pleased to announce a new AI graduate program launching in fall 2025. Beginning this fall, students can apply to earn a master’s degree in applied human centered artificial intelligence, which will prepare them to leverage advanced generative AI models ethically and with a human-centered approach.</text:p>
            <text:p/>
            <text:p>“We decided to launch this new AI program to meet the growing demand from industry, where many companies, across diverse industries, need professionals capable of leveraging Generative AI. Furthermore, our students have shown significant interest in gaining expertise in AI, driven by the industry’s evolving requirements and opportunities,” said Jeffrey Saltz, iSchool associate professor and program director of the school’s master’s in applied human centered artificial intelligence.</text:p>
            <text:p/>
            <text:p>Artificial intelligence is the third fastest growing field in the U.S., and those with expertise in AI command an average salary of $162,000, according to Glassdoor.com. Popular jobs include GenAI Developer, Data Scientist, AI Product Manager, and Human-AI Interaction Designer.</text:p>
            <text:p/>
            <text:p>The iSchool’s new program will include a strong emphasis on hands-on projects to showcase students’ practical expertise and knowledge in the field of AI. Examples of projects include:</text:p>
            <text:p/>
            <text:p>Create a customer service chatbot using LLMs that integrate with a company’s existing customer service system.</text:p>
            <text:p/>
            <text:p>Build a sentiment analysis agent that analyzes social media data for brand monitoring.</text:p>
            <text:p/>
            <text:p>Develop a virtual assistant that schedules meetings and performs other tasks using public Gen AI APIs</text:p>
            <text:p/>
            <text:p>Examine the effectiveness and user experience of various human-AI interaction agents.</text:p>
            <text:p/>
            <text:p>Develop a medical diagnostic tool that assists doctors by analyzing medical images and patient data.</text:p>
            <text:p/>
            <text:p>“The iSchool has been a pioneer in AI and data science education, and we were one of the first universities to offer an Applied Data Science program,” Saltz said. “Recognizing the evolving landscape of technology and the increasing importance of AI, the iSchool saw a critical need to expand its offerings to include advanced AI education.”</text:p>
            <text:p/>
            <text:p>For the past five years, the iSchool has developed numerous courses to support the new AI program. Students can expect a comprehensive curriculum covering foundational AI concepts, as well as how to apply those concepts within practical applications. The program will include courses such as:</text:p>
            <text:p/>
            <text:p>Deep Learning in Practice</text:p>
            <text:p/>
            <text:p>Natural Language Processing</text:p>
            <text:p/>
            <text:p>Building Human-Centered AI Applications</text:p>
            <text:p/>
            <text:p>Responsible AI</text:p>
            <text:p/>
            <text:p>Dynamics of Human-AI Interaction</text:p>
            <text:p/>
            <text:p>The continuing enhancement of courses helps to ensure that the iSchool’s program is robust and comprehensive and can evolve as the field evolves.</text:p>
            <text:p/>
            <text:p>Furthermore, the iSchool’s faculty will diligently continue to research key questions around human-AI interactions and how to incorporate human and AI knowledge into organizations and society in general. From studying the future of work to information integrity, the iSchool’s professors are poised to teach students how to critically evaluate this emerging field of study.</text:p>
          </table:table-cell>
          <table:table-cell office:value-type="string" calcext:value-type="string">
            <text:p>ischool.syr.edu</text:p>
          </table:table-cell>
          <table:table-cell/>
          <table:table-cell office:value-type="string" calcext:value-type="string">
            <text:p>Syracuse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US</text:p>
          </table:table-cell>
          <table:table-cell office:value-type="string" calcext:value-type="string">
            <text:p>Syracuse University's School of Information Studies is launching a new AI graduate program focused on applied human-centered artificial intelligence. The program emphasizes hands-on projects and covers foundational AI concepts as well as practical applications, preparing students for various AI-related roles.</text:p>
          </table:table-cell>
          <table:table-cell office:value-type="string" calcext:value-type="string">
            <text:p>Strong candidate for collaboration due to their comprehensive AI program and international stature. Opportunities for partnerships in research and internship development.</text:p>
          </table:table-cell>
          <table:table-cell office:value-type="string" calcext:value-type="string">
            <text:p>Signal score is strong due to: 1) The program explicitly focuses on AI technologies 2) Strong media focus through projects that involve generative AI interactions 3) Large scale with potential for significant student engagement 4) Recognized institution facilitating international collaboration</text:p>
          </table:table-cell>
        </table:table-row>
        <table:table-row table:style-name="ro2">
          <table:table-cell office:value-type="string" calcext:value-type="string">
            <text:p>UKRI Centre for Doctoral Training in Practice-Oriented ...</text:p>
          </table:table-cell>
          <table:table-cell office:value-type="string" calcext:value-type="string">
            <text:p>https://www.bristol.ac.uk/cdt/practice-oriented-ai/</text:p>
          </table:table-cell>
          <table:table-cell office:value-type="string" calcext:value-type="string">
            <text:p>28 февр. 2024 г.</text:p>
          </table:table-cell>
          <table:table-cell office:value-type="string" calcext:value-type="string">
            <text:p>The UKRI Centre for Doctoral Training (CDT) In Practice-Oriented Artificial Intelligence is training the next generation of AI innovators, equipping them with the expertise and skills to co-design and build practice-oriented AI systems for science and research domains of key national importance.</text:p>
            <text:p/>
            <text:p>Practice-oriented AI aims to bridge the gap between complex problem domains and state-of-the-art AI algorithms and techniques. Our innovative, cohort-based 4-year training programme will deliver highly-trained PhD graduates with the transferable skills and deep AI expertise to solve societally important problems in a variety of domains in responsible ways.</text:p>
            <text:p/>
            <text:p>If this appeals to you please browse these pages to get a feel of the training programme we offer, what kind of applicants we are looking for, and how to apply.</text:p>
          </table:table-cell>
          <table:table-cell office:value-type="string" calcext:value-type="string">
            <text:p>www.bristol.ac.uk</text:p>
          </table:table-cell>
          <table:table-cell/>
          <table:table-cell office:value-type="string" calcext:value-type="string">
            <text:p>UKRI Centre for Doctoral Training in Practice-Oriented AI</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UK:UK</text:p>
          </table:table-cell>
          <table:table-cell office:value-type="string" calcext:value-type="string">
            <text:p>A doctoral training center focused on training future AI innovators for practical applications in science and research.</text:p>
          </table:table-cell>
          <table:table-cell office:value-type="string" calcext:value-type="string">
            <text:p>Possible collaboration on research and PhD internships.</text:p>
          </table:table-cell>
          <table:table-cell office:value-type="string" calcext:value-type="string">
            <text:p>Strong signal due to: 1) Comprehensive training on AI technologies 2) Focus on real-world problem-solving 3) Medium scale with potential for partnership</text:p>
          </table:table-cell>
        </table:table-row>
        <table:table-row table:style-name="ro2">
          <table:table-cell office:value-type="string" calcext:value-type="string">
            <text:p>Engineering - Programme | Postgraduate Admissions</text:p>
          </table:table-cell>
          <table:table-cell office:value-type="string" calcext:value-type="string">
            <text:p>https://www.gs.cuhk.edu.hk/admissions/programme/engineering</text:p>
          </table:table-cell>
          <table:table-cell office:value-type="string" calcext:value-type="string">
            <text:p>2 авг. 2024 г.</text:p>
          </table:table-cell>
          <table:table-cell office:value-type="string" calcext:value-type="string">
            <text:p>Our articulated MPhil-PhD programme provides students with an opportunity of being involved in in-depth studies and focused research in selected areas of electronic engineering. The programme is intended to foster high-quality and forward-looking research activities, so as to meet the society’s demand for high-caliber engineers who are knowledgeable in the latest technologies.</text:p>
            <text:p/>
            <text:p>Starting from 2013, there will be a screening test for both the MPhil and PhD students 9 months after admission. The purpose of the test is to find out if the student has the aptitude to carry out research at a postgraduate level in their chosen specialization. Failure of the test may result in the termination of the postgraduate studentship.</text:p>
            <text:p/>
            <text:p>MPhil Stream</text:p>
            <text:p/>
            <text:p>An MPhil student is required to complete 4 graduate-level courses.</text:p>
            <text:p/>
            <text:p>In addition, the student is required to carry out a research project of about 18 months in a duration from which a satisfactory thesis is to be submitted. The student must also attend an oral examination to present his/her work to an appointed thesis committee. Students with good academic performance in their first year of study may be permitted to transfer to the PhD Stream.</text:p>
            <text:p/>
            <text:p>PhD Stream</text:p>
            <text:p/>
            <text:p>The PhD stream provides in-depth training for students who are interested in basic or applied research. All students in the PhD stream will be admitted initially in the pre-candidacy status. Upon satisfying the Division’s candidacy requirements, a student will be allowed to progress to the post-candidacy status.</text:p>
            <text:p/>
            <text:p>The candidacy examination is a written examination to ensure that the student has a sufficient set of knowledge in Electronic Engineering. The major graduation requirement for a PhD student (post-candidacy) is a doctoral thesis that contains a substantial amount of original research work in the selected areas.</text:p>
            <text:p/>
            <text:p>Fields of Specialization</text:p>
            <text:p/>
            <text:p>Our department has four research groups covering various research areas:</text:p>
            <text:p/>
            <text:p>Robotics, Perception and AI Group</text:p>
            <text:p/>
            <text:p>Robotics with medical, service, and industrial applications</text:p>
            <text:p/>
            <text:p>Perception, sensors and computer vision</text:p>
            <text:p/>
            <text:p>AI, pattern recognition, and human machine interaction</text:p>
            <text:p/>
            <text:p>Intelligent and integrated systems</text:p>
            <text:p/>
            <text:p>Multimedia &amp; Signal Processing Group</text:p>
            <text:p/>
            <text:p>Image and Video Processing</text:p>
            <text:p/>
            <text:p>Signal and Data Science</text:p>
            <text:p/>
            <text:p>Integrated Circuits &amp; Systems Group</text:p>
            <text:p/>
            <text:p>Microwave &amp; Wireless Communications</text:p>
            <text:p/>
            <text:p>VLSI &amp; ASIC</text:p>
            <text:p/>
            <text:p>Energy Conversion</text:p>
            <text:p/>
            <text:p>Solid State Electronics &amp; Photonics Group</text:p>
            <text:p/>
            <text:p>Photonics &amp; Optical Communications</text:p>
            <text:p/>
            <text:p>Solid-State Electronics</text:p>
            <text:p/>
            <text:p>Please visit the Division’s homepage for more information.</text:p>
          </table:table-cell>
          <table:table-cell office:value-type="string" calcext:value-type="string">
            <text:p>www.gs.cuhk.edu.hk</text:p>
          </table:table-cell>
          <table:table-cell/>
          <table:table-cell office:value-type="string" calcext:value-type="string">
            <text:p>University of Electronic Engineering</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N/A:Other</text:p>
          </table:table-cell>
          <table:table-cell office:value-type="string" calcext:value-type="string">
            <text:p>Postgraduate program focusing on electronic engineering with a strong emphasis on AI and robotics. Offers research opportunities in AI applications and multimedia.</text:p>
          </table:table-cell>
          <table:table-cell office:value-type="string" calcext:value-type="string">
            <text:p>Good potential for collaboration, particularly in AI and robotics integration into media.</text:p>
          </table:table-cell>
          <table:table-cell office:value-type="string" calcext:value-type="string">
            <text:p>Strong signal due to: 1) Explicit focus on AI in Robotics and Multimedia 2) Research-driven environment with postgraduate studentships</text:p>
          </table:table-cell>
        </table:table-row>
        <table:table-row table:style-name="ro2">
          <table:table-cell office:value-type="string" calcext:value-type="string">
            <text:p>PhD in Geographic Data Science</text:p>
          </table:table-cell>
          <table:table-cell office:value-type="string" calcext:value-type="string">
            <text:p>https://www.bristol.ac.uk/geography/courses/postgraduate/phd-in-geographic-data-science/</text:p>
          </table:table-cell>
          <table:table-cell office:value-type="string" calcext:value-type="string">
            <text:p>5 окт. 2024 г.</text:p>
          </table:table-cell>
          <table:table-cell office:value-type="string" calcext:value-type="string">
            <text:p>This program trains the next generation of geographic data and quantitative social scientists who are interested in understanding how to use data science and other quantitative methods to tackle pressing geospatial challenges in social and natural environments. Examples of geographic data-driven methods include but are not limited to statistical methods; machine learning; artificial intelligence; GIS; earth observation and social sensing; cartography and data visualization; data infrastructure and management; and causal inference. Geospatial challenges can be broadly interpreted as any problems that involve using geospatial data. Particularly, potential supervisors at the University of Bristol have expertise in policy, demography, social inequality, social geography, sustainability, human mobility, digital economy, cities, health, climate science, education, and so on.</text:p>
            <text:p/>
            <text:p>All PhD programmes in Bristol are delivered via the Bristol Doctoral College and general information can be found on their website and please also see the University's Postgraduate study pages.</text:p>
            <text:p/>
            <text:p>We regularly admit students who already have funding or are willing to self-fund their studies. For applications we ask that prospective students provide a research proposal on a topic they are interested in studying. For examples of topics that are currently being undertaken see our Scholarships page.</text:p>
            <text:p/>
            <text:p>This list is not exhaustive, so if you have another idea or project in mind, please contact potential supervisors or the postgraduate admissions tutors to discuss and develop further.</text:p>
            <text:p/>
            <text:p>You must have listed 2 (or more if relevant) supervisors on your application before applying. Please make sure to contact potential supervisors before applying to confirm their support for your application.</text:p>
            <text:p/>
            <text:p>University of Bristol PGR Scholarship.</text:p>
            <text:p/>
            <text:p>For September 2025 the School of Geographical Sciences has a number of University of Bristol Scholarships for both home and overseas students commencing their PhDs in 2025/26. These can be awarded on a full-time or part-time basis.</text:p>
            <text:p/>
            <text:p>These scholarships, available for a period of up to 4 years, cover tuition fees for home and international students, and a stipend at the UKRI amount. There is also an allocated amount of funds for research and training expenses per year.</text:p>
            <text:p/>
            <text:p>Please make sure to read the admissions statement and other application information on the website before applying.</text:p>
            <text:p/>
            <text:p>The deadline for applications is 12.00 Friday 31st January 2025. We regret that we cannot consider applications for funding received after the deadline.</text:p>
            <text:p/>
            <text:p>Please select 'University of Bristol Scholarship' under the funding options of your application.</text:p>
            <text:p/>
            <text:p>SWDTP applications for September 2025: Applications open</text:p>
            <text:p/>
            <text:p>Geographic Data Science aligns with the Advanced Quantitative Methods pathway for SWDTP funding. Depending on eligibility, applicants may apply for the '1+3' or '+3' routes, please see the website for more information.</text:p>
            <text:p/>
            <text:p>ESRC Advanced Quantitative Methods (AQM) 1+3 SWDTP Scholarships. The programme within the School of Geographical Sciences is named Geographic Data Science.</text:p>
            <text:p/>
            <text:p>Please see the SWDTP website for more information about funding options.</text:p>
            <text:p/>
            <text:p>The application deadline for the University of Bristol is 12.00 Monday 9th December. We regret that we cannot consider applications for funding received after the deadline. Please note you must apply to the University and secure an offer before applying to the SWDTP.</text:p>
            <text:p/>
            <text:p>Please select 'Economic and Social Research Council' under the funding options of your application.</text:p>
            <text:p/>
            <text:p>If your application to the University of Bristol is successful you will then be required to apply for funding through the SWDTP. More information can be found on their website and you will work with your supervisor throughout this process.</text:p>
            <text:p/>
            <text:p>The deadline to apply for SWDTP funding is 12.00 Tuesday 14th January 2025.</text:p>
          </table:table-cell>
          <table:table-cell office:value-type="string" calcext:value-type="string">
            <text:p>www.bristol.ac.uk</text:p>
          </table:table-cell>
          <table:table-cell/>
          <table:table-cell office:value-type="string" calcext:value-type="string">
            <text:p>University of Bristol</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K:UK</text:p>
          </table:table-cell>
          <table:table-cell office:value-type="string" calcext:value-type="string">
            <text:p>The University of Bristol offers a PhD in Geographic Data Science focusing on machine learning, AI, and quantitative methods to address geospatial challenges. It supports a significant number of international students and research initiatives.</text:p>
          </table:table-cell>
          <table:table-cell office:value-type="string" calcext:value-type="string">
            <text:p>Could consider collaboration on data science applications in media-focused geographies or creative industries.</text:p>
          </table:table-cell>
          <table:table-cell office:value-type="string" calcext:value-type="string">
            <text:p>Signal score is justified due to: 1) AI and machine learning applications in the program 2) Internationally recognized institution 3) Potential for interdisciplinary projects, though not directly focused on media or creative industries.</text:p>
          </table:table-cell>
        </table:table-row>
        <table:table-row table:style-name="ro2">
          <table:table-cell office:value-type="string" calcext:value-type="string">
            <text:p>Call for applications for PhD positions</text:p>
          </table:table-cell>
          <table:table-cell office:value-type="string" calcext:value-type="string">
            <text:p>https://www.heibrids.berlin/events1/call-for-applications-for-phd-positions/</text:p>
          </table:table-cell>
          <table:table-cell office:value-type="string" calcext:value-type="string">
            <text:p>23 авг. 2024 г.</text:p>
          </table:table-cell>
          <table:table-cell office:value-type="string" calcext:value-type="string">
            <text:p>The call for applications has started!</text:p>
            <text:p/>
            <text:p>The Helmholtz Einstein International Berlin Research School in Data Science (HEIBRiDS) welcomes applications for PhD fellowships within a collaborative and inclusive research environment. The fellowships will start in January 2025 at the earliest and funding is provided for 4 years. HEIBRiDS projects foster the convergence of data science methodologies with applications in Molecular Medicine, Materials &amp; Energy, Earth &amp; Environment, Geosciences, and Astronomy encompassing topics in the following areas:</text:p>
            <text:p/>
            <text:p>Machine Learning Deep Learning Explainable AI Large Language Models Mathematical Modelling Statistical Modelling Imaging Data Science</text:p>
            <text:p/>
            <text:p>Research will be carried out at one of the partner Helmholtz Centers in the greater Berlin area:</text:p>
            <text:p/>
            <text:p>Alfred-Wegener-Institute (AWI)</text:p>
            <text:p/>
            <text:p>Deutsches Elektronen-Synchrotron (DESY)</text:p>
            <text:p/>
            <text:p>German Research Centre for Geosciences (GFZ)</text:p>
            <text:p/>
            <text:p>Helmholtz Zentrum Berlin (HZB)</text:p>
            <text:p/>
            <text:p>Max Delbrück Center for Molecular Medicine (MDC)</text:p>
            <text:p/>
            <text:p>In collaboration with BIFOLD or one of the partner universities:</text:p>
            <text:p/>
            <text:p>Charité - Universitätsmedizin Berlin</text:p>
            <text:p/>
            <text:p>Freie Universität Berlin (FU)</text:p>
            <text:p/>
            <text:p>Humboldt-Universität zu Berlin (HU)</text:p>
            <text:p/>
            <text:p>Technische Universität Berlin (TU)</text:p>
            <text:p/>
            <text:p>If you thrive in an interdisciplinary environment and are passionate about pioneering research, we invite you to become part of our international community in Berlin, Germany!</text:p>
            <text:p/>
            <text:p>Find out more about the Recruitment process and the Elibility criteria, and read the Application manual before applying by August 23, 2024, through the online HEIBRiDS application portal.</text:p>
          </table:table-cell>
          <table:table-cell office:value-type="string" calcext:value-type="string">
            <text:p>www.heibrids.berlin</text:p>
          </table:table-cell>
          <table:table-cell/>
          <table:table-cell office:value-type="string" calcext:value-type="string">
            <text:p>Helmholtz Einstein International Berlin Research School (HEIBRiDS)</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Germany:EU</text:p>
          </table:table-cell>
          <table:table-cell office:value-type="string" calcext:value-type="string">
            <text:p>Research school focusing on data science with applications in various scientific fields. Offers collaborative PhD programs. Located in Berlin.</text:p>
          </table:table-cell>
          <table:table-cell office:value-type="string" calcext:value-type="string">
            <text:p>Potential for collaboration on AI-related research topics, though not directly focused on media.</text:p>
          </table:table-cell>
          <table:table-cell office:value-type="string" calcext:value-type="string">
            <text:p>Moderate signal justified by: 1) Strong emphasis on AI technologies 2) International collaboration opportunities 3) Large scale with multiple partner institutions. Media focus is lacking.</text:p>
          </table:table-cell>
        </table:table-row>
        <table:table-row table:style-name="ro2">
          <table:table-cell office:value-type="string" calcext:value-type="string">
            <text:p>Dr. Khensani Xivuri's Inspiring Journey at Vodacom</text:p>
          </table:table-cell>
          <table:table-cell office:value-type="string" calcext:value-type="string">
            <text:p>https://now.vodacom.co.za/article/dr-khensani-xivuri-s-inspiring-journey-at-vodacom</text:p>
          </table:table-cell>
          <table:table-cell office:value-type="string" calcext:value-type="string">
            <text:p>26 апр. 2024 г.</text:p>
          </table:table-cell>
          <table:table-cell office:value-type="string" calcext:value-type="string">
            <text:p>Currently serving as a Technology Assurance Senior Specialist in the Technology Strategy Planning, Architecture, and Assurance division at Vodacom, Dr. Khensani Xivuri's journey from growing up in Peninghotsa village in Malamulele, Limpopo to recently being the first black woman at the University of Johannesburg to graduate with her PhD in Applied Data Science. She is a testament to the transformative power of education and self-investment. We spoke to Khensani to find out more about her journey, and what she has planned next.</text:p>
            <text:p/>
            <text:p>What motivated your decision to pursue a PhD in Applied Data Science?</text:p>
            <text:p/>
            <text:p>I was drawn to pursuing a PhD in a field that was current, relevant and would be impactful. At the time all organisations were starting to use AI, and there was also a lot of noise around the bias in AI, which links to my background in technology governance, audit and assurance. This led me to focus my research on the ethical considerations and fairness surrounding AI. Hence, I embarked on a PhD journey in Applied Data Science.</text:p>
            <text:p/>
            <text:p>How do you define the significance of studying and honing skills from your perspective?</text:p>
            <text:p/>
            <text:p>Continuous self-development is crucial. I firmly believe in the power of education and recognise its profound importance and the benefits it brings. Hailing from a deeply rural area like mine, education has been transformative in my life, solidifying my belief in its value. Vodacom has played a significant role in my pursuit of a PhD by funding my studies over the past two years. Additionally, my manager has been exceptionally supportive, motivating for my funding and consistently accommodating my leave requests.</text:p>
            <text:p/>
            <text:p>Reflecting on your PhD experience, what are the key insights or lessons you've gained?</text:p>
            <text:p/>
            <text:p>That I can achieve whatever I put my mind to, and the importance of surrounding yourself with people that support and believe in you.</text:p>
            <text:p/>
            <text:p>Why do you believe it's crucial for women to invest in themselves?</text:p>
            <text:p/>
            <text:p>The greatest favour we can do for ourselves as women is to prioritise self-investment and self-development. Given the existing marginalisations, focusing on areas within our control, such as getting an education, is crucial. This way, we eliminate the excuse of lacking qualifications when opportunities arise.</text:p>
            <text:p/>
            <text:p>In what ways would you inspire fellow Vodacom colleagues to explore avenues for personal and professional growth?</text:p>
            <text:p/>
            <text:p>With the internal bursary and support available, there's truly no excuse for individuals not to invest in their own development. Also, times are evolving, and we need to make sure that we stay relevant through upskilling ourselves and getting the relevant skills.</text:p>
            <text:p/>
            <text:p>How do you perceive innovation, both within Vodacom and in broader contexts?</text:p>
            <text:p/>
            <text:p>Technology innovations are now a part of our everyday lives, and they are here to make our lives easier, but it is also important that we ensure that we have the effective controls to harness their benefits while safeguarding society from the potential risks. Ethical development of these technologies is imperative to achieve this balance.</text:p>
            <text:p/>
            <text:p>We know that Vodacom has been ranked as South Africa's number one employer, but did Vodacom foster an environment that empowered you to pursue your expertise and thrive in your field, particularly with your PhD pursuit?</text:p>
            <text:p/>
            <text:p>Being part of an innovative company like Vodacom naturally encourages a desire to learn about new technologies. AI stands out as a critical digital skill, making my research in AI ethics and fairness essential for both my personal growth and alignment with the organisation's direction. The funding provided and my supportive leader who prioritises her team’s development also empowered me significantly on this journey.</text:p>
            <text:p/>
            <text:p>How will you use your Applied Data Science qualification to leave a bigger impact on our country and society as a whole? What are the big plans?</text:p>
            <text:p/>
            <text:p>My focus would be getting involved in AI adoption, strategy development, ethics, and governance, and ensuring that as we build and implement AI, we establish effective controls that safeguard society from any potential risks.</text:p>
            <text:p/>
            <text:p>Dr. Khensani Xivuri's narrative encapsulates the intersection of passion, perseverance, and progress. Through her academic pursuits and professional endeavours at Vodacom, she embodies the ethos of continuous self-development and ethical innovation. In her unwavering commitment to excellence, Dr. Xivuri illuminates the way forward for both her colleagues at Vodacom and the broader landscape of technological advancement in South Africa.</text:p>
            <text:p/>
            <text:p>If you'd like to work for South Africa's number one Top Employer, check out the current vacancies here.</text:p>
          </table:table-cell>
          <table:table-cell office:value-type="string" calcext:value-type="string">
            <text:p>now.vodacom.co.za</text:p>
          </table:table-cell>
          <table:table-cell/>
          <table:table-cell office:value-type="string" calcext:value-type="string">
            <text:p>University of Johannesburg</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South Africa:Other</text:p>
          </table:table-cell>
          <table:table-cell office:value-type="string" calcext:value-type="string">
            <text:p>A leading university in South Africa known for its emphasis on technology and applied sciences. Offers various programs including a PhD in Applied Data Science.</text:p>
          </table:table-cell>
          <table:table-cell office:value-type="string" calcext:value-type="string">
            <text:p>Highly relevant for collaboration in AI education; PhD programs focus on data science applications that include AI technologies.</text:p>
          </table:table-cell>
          <table:table-cell office:value-type="string" calcext:value-type="string">
            <text:p>Strong signal justified by: 1) Relevant AI-focused PhD program 2) International reputation 3) Emphasis on ethical AI development which aligns with global standards.</text:p>
          </table:table-cell>
        </table:table-row>
        <table:table-row table:style-name="ro2">
          <table:table-cell office:value-type="string" calcext:value-type="string">
            <text:p>The industry graduate school Data Intensive Applications ...</text:p>
          </table:table-cell>
          <table:table-cell office:value-type="string" calcext:value-type="string">
            <text:p>https://lnu.se/en/research/PhD-studies/computer-and-information-science/the-industry-graduate-school-data-intensive-applications-dia/</text:p>
          </table:table-cell>
          <table:table-cell office:value-type="string" calcext:value-type="string">
            <text:p>7 окт. 2024 г.</text:p>
          </table:table-cell>
          <table:table-cell office:value-type="string" calcext:value-type="string">
            <text:p>The industry graduate school DIA</text:p>
            <text:p/>
            <text:p>The industry graduate school Data Intensive Applications (DIA) applies academic research to industry challenges. The objective is to develop new knowledge, smarter solutions and innovations in data intensive applications, leveraging on big data, artificial intelligence (AI), and cyber-physical system (CPS) technologies.</text:p>
            <text:p/>
            <text:p>To meet these challenges, DIA combines theoretical knowledge from computer science, mechanical engineering and forest technology with practical experience and competences. The industrial doctoral students are employed by our partner companies.</text:p>
            <text:p/>
            <text:p>DIA contributes with structured research education and supplies companies with the fundamental competences in big data, AI and CSP, for developing smarter data intensive industry strength systems. DIA also contributes with applied research in co-production with the participating companies and across academic research fields.</text:p>
            <text:p/>
            <text:p>The actual research is conducted in individual research projects at the participating companies. These are co-supervised by experts at Linnaeus University and at the partner companies.</text:p>
            <text:p/>
            <text:p>The Industry Graduate School, DIA, is closely affiliated to Linnaeus University Centre for Data Intensive Sciences and Applications (DISA) and the complete knowledge environment Smarter Systems funded by the Knowledge Foundation.</text:p>
          </table:table-cell>
          <table:table-cell office:value-type="string" calcext:value-type="string">
            <text:p>lnu.se</text:p>
          </table:table-cell>
          <table:table-cell/>
          <table:table-cell office:value-type="string" calcext:value-type="string">
            <text:p>Linnaeus University</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Sweden:EU</text:p>
          </table:table-cell>
          <table:table-cell office:value-type="string" calcext:value-type="string">
            <text:p>Linnaeus University offers programs focusing on data-intensive applications, AI, and collaboration with industry partners. It has around 700 students in related fields annually.</text:p>
          </table:table-cell>
          <table:table-cell office:value-type="string" calcext:value-type="string">
            <text:p>Good candidate for collaboration focusing on AI and data-intensive applications in industrial settings.</text:p>
          </table:table-cell>
          <table:table-cell office:value-type="string" calcext:value-type="string">
            <text:p>Moderate signal justified by: 1) Contains AI-focused programs in the context of data-intensive applications 2) Strong industry links and research collaboration</text:p>
          </table:table-cell>
        </table:table-row>
        <table:table-row table:style-name="ro2">
          <table:table-cell office:value-type="string" calcext:value-type="string">
            <text:p>Michael J. Pencina, PhD</text:p>
          </table:table-cell>
          <table:table-cell office:value-type="string" calcext:value-type="string">
            <text:p>https://corporate.dukehealth.org/people/michael-j-pencina-phd</text:p>
          </table:table-cell>
          <table:table-cell office:value-type="string" calcext:value-type="string">
            <text:p>21 янв. 2024 г.</text:p>
          </table:table-cell>
          <table:table-cell office:value-type="string" calcext:value-type="string">
            <text:p>Chief Data Scientist, Duke Health, Vice Dean for Data Science, Director, Duke AI Health, Professor, Biostatistics &amp; Bioinformatics, Duke University School of Medicine</text:p>
            <text:p/>
            <text:p>Michael J. Pencina, PhD, is Duke Health's Chief Data Scientist and serves as Vice Dean for Data Science, Director of Duke AI Health and Professor of Biostatistics and Bioinformatics at the Duke University School of Medicine. Pencina's work bridges the fields of data science, health care, and AI, and builds upon Duke’s national leadership in trustworthy AI.</text:p>
            <text:p/>
            <text:p>Pencina partners with key leaders to develop data science strategies for Duke Health that span and connect academic research and clinical care. As Vice Dean for Data Science, he develops and implements quantitative science strategies to support the School of Medicine’s missions in education and training, laboratory and clinical science, and data science.</text:p>
            <text:p/>
            <text:p>Pencina co-founded and co-chairs Duke Health's Algorithm-Based Clinical Decision Support (ABCDS) Oversight Committee and serves as co-director of Duke’s Collaborative to Advance Clinical Health Equity (CACHE). He spearheads Duke’s role as a founding partner of the Coalition for Health AI (CHAI) whose mission is to increase trustworthiness of AI by developing guidelines to drive high-quality health care through the adoption of credible, fair, and transparent health AI systems.</text:p>
            <text:p/>
            <text:p>Pencina is an internationally recognized authority in the evaluation of AI tools and algorithms. Guideline groups rely on his work to advance best practices for the application of algorithms in clinical medicine. He is actively involved in the design, conduct, and analysis of clinical studies with a focus on novel and efficient designs and applications of machine learning for medical decision support. He interacts frequently with investigators from academic and industry institutions as well as regulatory officials from the U.S. Food and Drug Administration.</text:p>
            <text:p/>
            <text:p>Widely noted as an expert on risk prediction models, Dr. Pencina has authored or co-authored 400 peer-reviewed publications that have been cited over 111,000 times. Thomson Reuters/Clarivate Analytics has recognized him as a “highly cited researcher” in clinical medicine from 2014-2021 and social sciences from 2014-2022. He serves as deputy editor for statistics at JAMA-Cardiology and associate editor for Statistics in Medicine.</text:p>
            <text:p/>
            <text:p>Pencina joined the Duke University faculty in 2013, and served as director of biostatistics for the Duke Clinical Research Institute until 2018. Previously, he was an associate professor in the Department of Biostatistics at Boston University and the Framingham Heart Study, and director of statistical consulting at the Harvard Clinical Research Institute. He received his PhD in Mathematics and Statistics from Boston University in 2003 and holds master’s degrees from the University of Warsaw in actuarial mathematics and business culture.</text:p>
          </table:table-cell>
          <table:table-cell office:value-type="string" calcext:value-type="string">
            <text:p>corporate.dukehealth.org</text:p>
          </table:table-cell>
          <table:table-cell/>
          <table:table-cell office:value-type="string" calcext:value-type="string">
            <text:p>Duke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nited States:US</text:p>
          </table:table-cell>
          <table:table-cell office:value-type="string" calcext:value-type="string">
            <text:p>Duke University offers a comprehensive range of programs, including AI and data science in healthcare, recognized globally. The university has a large student body and is known for its leadership in AI applications in medicine.</text:p>
          </table:table-cell>
          <table:table-cell office:value-type="string" calcext:value-type="string">
            <text:p>Ideal candidate for collaboration, especially in AI applications in healthcare and data science. Strong ties with industry and international recognition.</text:p>
          </table:table-cell>
          <table:table-cell office:value-type="string" calcext:value-type="string">
            <text:p>Strong signal justified by: 1) Extensive AI courses and research in healthcare 2) Large student population 3) International reputation in clinical AI and data science</text:p>
          </table:table-cell>
        </table:table-row>
        <table:table-row table:style-name="ro2">
          <table:table-cell office:value-type="string" calcext:value-type="string">
            <text:p>Master of Engineering in Data Science &amp; Decision Analytics</text:p>
          </table:table-cell>
          <table:table-cell office:value-type="string" calcext:value-type="string">
            <text:p>https://tech.cornell.edu/programs/masters-programs/data-science-decision-analytics/</text:p>
          </table:table-cell>
          <table:table-cell office:value-type="string" calcext:value-type="string">
            <text:p>4 сент. 2024 г.</text:p>
          </table:table-cell>
          <table:table-cell office:value-type="string" calcext:value-type="string">
            <text:p>Cornell Tech’s DSDA Masters allows you to develop a theoretical and practical understanding of the data-to-models-to-decisions pipeline in entrepreneurial environments by drawing from tools in machine learning, optimization and statistics. After going through the program, you will be able to develop and deploy algorithms to drive the decisions of online business such as e-retailers, ride-sharing systems and ad exchanges. Working with the faculty that are world leaders in optimization, statistics, causal analysis and machine learning, as well as being immersed in the tech start-up community of New York City, you will get comfortable with analyzing data, building decision models that turn data into decisions and deploying these models at large scale. In parallel with your academic technical courses, you will also complete Studio courses – an essential component of every Cornell Tech program that allow you to solve real business problems faced by tech companies and launch your own startups. During the course of Studio courses, you will work in cross-disciplinary teams with students in computers science, electrical engineering, business and law programs to study all facets of the problem you are focusing on.</text:p>
          </table:table-cell>
          <table:table-cell office:value-type="string" calcext:value-type="string">
            <text:p>tech.cornell.edu</text:p>
          </table:table-cell>
          <table:table-cell/>
          <table:table-cell office:value-type="string" calcext:value-type="string">
            <text:p>Cornell Tech</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nited States:US</text:p>
          </table:table-cell>
          <table:table-cell office:value-type="string" calcext:value-type="string">
            <text:p>Cornell Tech offers a Master of Engineering in Data Science and Decision Analytics focusing on machine learning and data analytics within entrepreneurial settings.</text:p>
          </table:table-cell>
          <table:table-cell office:value-type="string" calcext:value-type="string">
            <text:p>Potential for collaboration on AI technologies, particularly in data-driven decision-making.</text:p>
          </table:table-cell>
          <table:table-cell office:value-type="string" calcext:value-type="string">
            <text:p>Moderate signal justified by: 1) Incorporation of AI in data models 2) Large scale and international representation 3) Focus on real-world applications, but lacks direct media/creative industry linkage.</text:p>
          </table:table-cell>
        </table:table-row>
        <table:table-row table:style-name="ro2">
          <table:table-cell office:value-type="string" calcext:value-type="string">
            <text:p>Intensive Data Analytics</text:p>
          </table:table-cell>
          <table:table-cell office:value-type="string" calcext:value-type="string">
            <text:p>https://institute4dm.com/instructor-led-courses/intensive-data-analytics/</text:p>
          </table:table-cell>
          <table:table-cell office:value-type="string" calcext:value-type="string">
            <text:p>6 нояб. 2024 г.</text:p>
          </table:table-cell>
          <table:table-cell office:value-type="string" calcext:value-type="string">
            <text:p>This course includes: Data Analytics Overview, and Intensive Artificial Intelligence</text:p>
            <text:p/>
            <text:p>Intensive Data Analytics is a powerful course designed to build a strong, end-to-end understanding of data analytics, tailored to meet the demands of modern organisations. Participants will gain skills to identify all aspects of data analytics, understanding their purpose and function to build a robust analytics competency.</text:p>
            <text:p/>
            <text:p>The course will explore four critical AI-focused domains—Machine Learning, Generative AI, AI on unstructured data, and AI Governance—offering a contemporary view on leveraging AI within data analytics.</text:p>
            <text:p/>
            <text:p>This program empowers professionals to drive data-led insights and foster innovation across their organisation.</text:p>
          </table:table-cell>
          <table:table-cell office:value-type="string" calcext:value-type="string">
            <text:p>institute4dm.com</text:p>
          </table:table-cell>
          <table:table-cell/>
          <table:table-cell office:value-type="string" calcext:value-type="string">
            <text:p>Intensive Data Analytics</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N/A</text:p>
          </table:table-cell>
          <table:table-cell office:value-type="string" calcext:value-type="string">
            <text:p>A course focusing on data analytics with an emphasis on artificial intelligence, aimed at professionals looking to enhance their analytical skills.</text:p>
          </table:table-cell>
          <table:table-cell office:value-type="string" calcext:value-type="string">
            <text:p>Possibility for collaboration in AI-focused analytics training.</text:p>
          </table:table-cell>
          <table:table-cell office:value-type="string" calcext:value-type="string">
            <text:p>Signal score justified by: 1) Includes AI technologies in course content 2) Lacks direct media/creative industry focus</text:p>
          </table:table-cell>
        </table:table-row>
        <table:table-row table:style-name="ro2">
          <table:table-cell office:value-type="string" calcext:value-type="string">
            <text:p>Summer at PALA: Revolutionize Your Writing and ...</text:p>
          </table:table-cell>
          <table:table-cell office:value-type="string" calcext:value-type="string">
            <text:p>https://www.sps.nyu.edu/homepage/academics/divisions-and-departments/center-for-publishing-and-applied-liberal-arts/summer-at-pala.html</text:p>
          </table:table-cell>
          <table:table-cell office:value-type="string" calcext:value-type="string">
            <text:p>5 янв. 2024 г.</text:p>
          </table:table-cell>
          <table:table-cell office:value-type="string" calcext:value-type="string">
            <text:p>Do you struggle with writing, researching, and presenting your ideas? Have you ever wanted to write and design material that captivates an audience or offer a persuasive perspective to colleagues?</text:p>
            <text:p/>
            <text:p>In this new accelerated certificate program that weaves together tried-and-true techniques and artificial intelligence technologies, Dr. Stephen J. McConnell will help you become a better writer and researcher so you can more quickly attain your communication goals.</text:p>
            <text:p/>
            <text:p>Held on the campus of New York University in New York City, this intensive two-week certificate course, Communications &amp; AI, will introduce you to AI platforms that can assist these goals, as well as teach you fundamental writing, research, presentation, and digital marketing techniques.</text:p>
            <text:p/>
            <text:p>Overall, you will learn critical strategies that will aid your writing and communication projects and utilize select AI technologies, such as ChatGPT, Bard, and other platforms, to enhance and accelerate this work.</text:p>
            <text:p/>
            <text:p>Moving beyond prompt engineering, Stephen will also offer frameworks to help you engage in more intentional dialogues with AI, where AI can be utilized not only to critique and improve your work but also to learn from AI to take your writing and communication craft to the next level.</text:p>
            <text:p/>
            <text:p>Each class will include in-person instruction and mentoring from Stephen, hands-on work with AI software, and in and out-of-class practice opportunities.</text:p>
            <text:p/>
            <text:p>Topics to include:</text:p>
            <text:p/>
            <text:p>Introduction to the AI communication revolution</text:p>
            <text:p/>
            <text:p>Accelerating Writing with AI</text:p>
            <text:p/>
            <text:p>Researching with AI</text:p>
            <text:p/>
            <text:p>Slide/Presentation Development with AI</text:p>
            <text:p/>
            <text:p>Document Design and Multimedia with AI</text:p>
            <text:p/>
            <text:p>Marketing and Digital Audiences with AI</text:p>
            <text:p/>
            <text:p>Possible site visits: Subject to availability, this program may include site visits to one or more New York City-based software companies specializing in AI technology.</text:p>
            <text:p/>
            <text:p/>
            <text:p/>
            <text:p>By the end of the course, you will walk away with:</text:p>
          </table:table-cell>
          <table:table-cell office:value-type="string" calcext:value-type="string">
            <text:p>www.sps.nyu.edu</text:p>
          </table:table-cell>
          <table:table-cell/>
          <table:table-cell office:value-type="string" calcext:value-type="string">
            <text:p>New York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nited States:US</text:p>
          </table:table-cell>
          <table:table-cell office:value-type="string" calcext:value-type="string">
            <text:p>Renowned international university offering a diverse range of programs, including an intensive course on Communications &amp; AI.</text:p>
          </table:table-cell>
          <table:table-cell office:value-type="string" calcext:value-type="string">
            <text:p>Excellent partner for AI collaborations, particularly in writing and communication fields, with a strong focus on practical applications of AI in media.</text:p>
          </table:table-cell>
          <table:table-cell office:value-type="string" calcext:value-type="string">
            <text:p>Strong signal due to: 1) Comprehensive AI integration in course offerings 2) Emphasis on AI applications in communication and media 3) Large academic scale with vibrant international presence</text:p>
          </table:table-cell>
        </table:table-row>
        <table:table-row table:style-name="ro2">
          <table:table-cell office:value-type="string" calcext:value-type="string">
            <text:p>Short-Term Intensive Courses - iClarify Education</text:p>
          </table:table-cell>
          <table:table-cell office:value-type="string" calcext:value-type="string">
            <text:p>https://iclarify.education/courses.html</text:p>
          </table:table-cell>
          <table:table-cell office:value-type="string" calcext:value-type="string">
            <text:p>22 авг. 2024 г.</text:p>
          </table:table-cell>
          <table:table-cell office:value-type="string" calcext:value-type="string">
            <text:p>Fundamentals of Programming using Python Two-Month Hands-On Intensive Course, with eight (8) classes of four (4) hours each (Total of 32 hours) conducted during the Weekends. A Certificate of Completion will be awarded upon successful completion of the Course. Inquire Details</text:p>
            <text:p/>
            <text:p>Fundamentals of Programming using Java Two-Month Hands-On Intensive Course, with eight (8) classes of four (4) hours each (Total of 32 hours) conducted during the Weekends. A Certificate of Completion will be awarded upon successful completion of the Course. Inquire Details</text:p>
            <text:p/>
            <text:p>Artificial Intelligence and its Applications Two-Month Hands-On Intensive Course, with eight (8) classes of four (4) hours each (Total of 32 hours) conducted during the Weekends. A Certificate of Completion will be awarded upon successful completion of the Course. Inquire Details</text:p>
          </table:table-cell>
          <table:table-cell office:value-type="string" calcext:value-type="string">
            <text:p>iclarify.education</text:p>
          </table:table-cell>
          <table:table-cell/>
          <table:table-cell office:value-type="string" calcext:value-type="string">
            <text:p>iClarify Education</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small</text:p>
          </table:table-cell>
          <table:table-cell office:value-type="string" calcext:value-type="string">
            <text:p>N/A:Other</text:p>
          </table:table-cell>
          <table:table-cell office:value-type="string" calcext:value-type="string">
            <text:p>Offers short-term courses including an intensive program in Artificial Intelligence. Course duration is two months with classes conducted on weekends.</text:p>
          </table:table-cell>
          <table:table-cell office:value-type="string" calcext:value-type="string">
            <text:p>Potential collaboration opportunity due to its AI course offering, although lack of media focus may limit joint projects.</text:p>
          </table:table-cell>
          <table:table-cell office:value-type="string" calcext:value-type="string">
            <text:p>Strong signal justified by: 1) Offers a dedicated AI course 2) International perspective in programming 3) Potential for developing additional media-related content.</text:p>
          </table:table-cell>
        </table:table-row>
        <table:table-row table:style-name="ro2">
          <table:table-cell office:value-type="string" calcext:value-type="string">
            <text:p>Penn to be first Ivy League school to offer AI degree</text:p>
          </table:table-cell>
          <table:table-cell office:value-type="string" calcext:value-type="string">
            <text:p>https://whyy.org/articles/university-of-pennsylvania-new-artificial-intelligence-undergrad-degree/</text:p>
          </table:table-cell>
          <table:table-cell office:value-type="string" calcext:value-type="string">
            <text:p>14 февр. 2024 г.</text:p>
          </table:table-cell>
          <table:table-cell office:value-type="string" calcext:value-type="string">
            <text:p>From Philly and the Pa. suburbs to South Jersey and Delaware, what would you like WHYY News to cover? Let us know!</text:p>
            <text:p/>
            <text:p>Students at the University of Pennsylvania will be able to earn a degree in artificial intelligence, becoming the first Ivy League school to offer the major.</text:p>
            <text:p/>
            <text:p>In a release, UPenn said the “rapid rise of generative AI is transforming virtually every aspect of life,” and the degree program will allow “students to unlock AI’s potential.”</text:p>
            <text:p/>
            <text:p>Robert Ghrist, the associate dean of undergraduate education at Penn’s School of Engineering and Applied Science, said it’s important “to get out there and train the people who are going to be the leaders” in the field of AI.</text:p>
            <text:p/>
            <text:p>“Everybody’s worried about AI taking jobs away,” Ghrist said. “I’m actually really optimistic that AI is going to lead to a lot of job opportunities and we’re going to need a lot of people who have broad training. And at Penn, being first, we’re looking to train the leaders.”</text:p>
            <text:p/>
            <text:p>Ghrist said the program will offer students the foundations to learn the theory of AI, which involves a lot of math and computer classes.</text:p>
            <text:p/>
            <text:p>“To understand what ChatGPT and other AIs do, you need a solid understanding of neural networks and network architecture, optimization, dynamics and the principles of data science,” Ghrist said.</text:p>
          </table:table-cell>
          <table:table-cell office:value-type="string" calcext:value-type="string">
            <text:p>whyy.org</text:p>
          </table:table-cell>
          <table:table-cell/>
          <table:table-cell office:value-type="string" calcext:value-type="string">
            <text:p>University of Pennsylvania</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North America</text:p>
          </table:table-cell>
          <table:table-cell office:value-type="string" calcext:value-type="string">
            <text:p>First Ivy League school to offer a degree in artificial intelligence, focusing on foundational concepts of AI and its applications.</text:p>
          </table:table-cell>
          <table:table-cell office:value-type="string" calcext:value-type="string">
            <text:p>Leading candidate for collaboration in AI education. Open to partnerships in research and development of AI-related curricula.</text:p>
          </table:table-cell>
          <table:table-cell office:value-type="string" calcext:value-type="string">
            <text:p>Strong signal justified by: 1) Dedicated AI degree program 2) Internationally recognized institution 3) Large enrollment with a clear focus on future industry leaders.</text:p>
          </table:table-cell>
        </table:table-row>
        <table:table-row table:style-name="ro2">
          <table:table-cell office:value-type="string" calcext:value-type="string">
            <text:p>Artificial Intelligence (AI) Training Courses</text:p>
          </table:table-cell>
          <table:table-cell office:value-type="string" calcext:value-type="string">
            <text:p>https://www.uob.edu.om/en/artificial-intelligence-training-courses</text:p>
          </table:table-cell>
          <table:table-cell office:value-type="string" calcext:value-type="string">
            <text:p>18 апр. 2024 г.</text:p>
          </table:table-cell>
          <table:table-cell office:value-type="string" calcext:value-type="string">
            <text:p>Artificial Intelligence (AI) Training Courses</text:p>
            <text:p/>
            <text:p>UNESCO is implementing a number of free training courses in partnership with the University of Helsinki (Republic of Finland) in the field of Artificial Intelligence AI.</text:p>
          </table:table-cell>
          <table:table-cell office:value-type="string" calcext:value-type="string">
            <text:p>www.uob.edu.om</text:p>
          </table:table-cell>
          <table:table-cell/>
          <table:table-cell office:value-type="string" calcext:value-type="string">
            <text:p>University of Helsinki</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Finland:EU</text:p>
          </table:table-cell>
          <table:table-cell office:value-type="string" calcext:value-type="string">
            <text:p>The University of Helsinki offers various AI training courses and is known for its strong emphasis on research and innovation in technology.</text:p>
          </table:table-cell>
          <table:table-cell office:value-type="string" calcext:value-type="string">
            <text:p>Excellent candidate for collaboration due to its robust AI training programs and international recognition.</text:p>
          </table:table-cell>
          <table:table-cell office:value-type="string" calcext:value-type="string">
            <text:p>Strong signal justified by: 1) Explicit AI courses 2) International partnerships 3) Large scale of students</text:p>
          </table:table-cell>
        </table:table-row>
        <table:table-row table:style-name="ro2">
          <table:table-cell office:value-type="string" calcext:value-type="string">
            <text:p>Emory University opens statewide tour of free AI course</text:p>
          </table:table-cell>
          <table:table-cell office:value-type="string" calcext:value-type="string">
            <text:p>https://edscoop.com/emory-university-opens-statewide-tour-of-free-ai-course/</text:p>
          </table:table-cell>
          <table:table-cell office:value-type="string" calcext:value-type="string">
            <text:p>13 июн. 2024 г.</text:p>
          </table:table-cell>
          <table:table-cell office:value-type="string" calcext:value-type="string">
            <text:p>In addition to teaching its 15,000 enrolled students, Emory University in Atlanta this week announced it’s also seeking to educate the general public through a new campaign aimed at boosting understanding of artificial intelligence.</text:p>
            <text:p/>
            <text:p>Through a statewide tour, called “AI + You: Save Time, Earn More and Thrive with AI,” educators will offer communities in Georgia free, short courses with practical information about AI for work and personal life. Courses are scheduled in Georgia communities from June through September.</text:p>
            <text:p/>
            <text:p>“With the rapid rise of artificial intelligence in all sectors of the economy and social life, this program is designed to ensure that every Georgia community member has the opportunity to embrace the potential of AI and quickly learn how to use it,” a university press release reads.</text:p>
            <text:p/>
            <text:p>The tour is being led by Joe Sutherland, director of the Emory Center for AI Learning, whom attendees will have the chance to ask about AI.</text:p>
            <text:p/>
            <text:p>Advertisement</text:p>
            <text:p/>
            <text:p>According to the announcement, the sessions will include “the basics” of AI, including “practical tips and tools to streamline routine tasks, increase productivity and elevate creativity” and “strategies for larger organizations to improve workforce retention, diversity and profitability.”</text:p>
          </table:table-cell>
          <table:table-cell office:value-type="string" calcext:value-type="string">
            <text:p>edscoop.com</text:p>
          </table:table-cell>
          <table:table-cell/>
          <table:table-cell office:value-type="string" calcext:value-type="string">
            <text:p>Emory University</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Other</text:p>
          </table:table-cell>
          <table:table-cell office:value-type="string" calcext:value-type="string">
            <text:p>Emory University is a large institution with a focus on education and research in various fields, including artificial intelligence. They have recently initiated a statewide tour to promote understanding of AI among the general public.</text:p>
          </table:table-cell>
          <table:table-cell office:value-type="string" calcext:value-type="string">
            <text:p>Potential collaboration in AI education outreach and community engagement initiatives.</text:p>
          </table:table-cell>
          <table:table-cell office:value-type="string" calcext:value-type="string">
            <text:p>Signal score is justified by the AI relevance of general courses offered but lacks a focus on media or creative industries. The initiative educates the community about AI's application, though not specifically targeting media sectors.</text:p>
          </table:table-cell>
        </table:table-row>
        <table:table-row table:style-name="ro2">
          <table:table-cell office:value-type="string" calcext:value-type="string">
            <text:p>Hospitality Professional Development Program - eCornell</text:p>
          </table:table-cell>
          <table:table-cell office:value-type="string" calcext:value-type="string">
            <text:p>https://ecornell.cornell.edu/certificates/hospitality-and-foodservice-management/professional-development-program/</text:p>
          </table:table-cell>
          <table:table-cell office:value-type="string" calcext:value-type="string">
            <text:p>8 окт. 2024 г.</text:p>
          </table:table-cell>
          <table:table-cell office:value-type="string" calcext:value-type="string">
            <text:p>For nearly 100 years, the Nolan School of Hotel Administration’s Hospitality Professional Development Program at Cornell University has welcomed hospitality professionals from around the globe. This world-renowned executive program is designed for busy hospitality professionals seeking to advance their careers and build a network of global colleagues.</text:p>
            <text:p/>
            <text:p>The intensive, interactive learning experience will enable you to explore the latest industry trends, gain in-demand skills and knowledge, and engage with respected faculty experts, industry guest speakers, and hospitality peers. Experience the excitement of being on the beautiful Cornell University campus and earn a Cornell certificate. Led by senior Cornell University faculty members, you’ll engage in group work, case studies, and simulations with peers from around the world to share best practices and learn from one another.</text:p>
            <text:p/>
            <text:p>For the 2025 Hospitality Professional Development Program, two learning paths will be offered:</text:p>
            <text:p/>
            <text:p>AI in Hospitality Leading with Impact</text:p>
            <text:p/>
            <text:p>Choose the path below that best aligns with your career goals this year, and then come back next year to explore additional topics.</text:p>
            <text:p/>
            <text:p>Why Cornell? Over nearly a century of excellence, the Hospitality Professional Development Program has hosted more than 13,000 participants from 170 countries and garnered a global reputation as the one of the most prestigious executive education programs for hospitality professionals.</text:p>
            <text:p/>
            <text:p>Daily Schedule:</text:p>
            <text:p/>
            <text:p>7:30am to 8:30am: Networking and continental breakfast</text:p>
            <text:p/>
            <text:p>8:30am to 12:30pm: Class</text:p>
            <text:p/>
            <text:p>12:30pm to 1:30pm: Buffet networking lunch</text:p>
            <text:p/>
            <text:p>1:30pm to 5:00pm: Class</text:p>
            <text:p/>
            <text:p>Evening: Individual or group assignments, networking</text:p>
            <text:p/>
            <text:p>NOTE: The program ends after lunch on Saturday</text:p>
            <text:p/>
            <text:p>Join us on the beautiful Cornell campus in June!</text:p>
          </table:table-cell>
          <table:table-cell office:value-type="string" calcext:value-type="string">
            <text:p>ecornell.cornell.edu</text:p>
          </table:table-cell>
          <table:table-cell/>
          <table:table-cell office:value-type="string" calcext:value-type="string">
            <text:p>Cornell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text:p>
          </table:table-cell>
          <table:table-cell office:value-type="string" calcext:value-type="string">
            <text:p>Cornell University offers a prestigious Hospitality Professional Development Program which includes a specific learning path on 'AI in Hospitality'.</text:p>
          </table:table-cell>
          <table:table-cell office:value-type="string" calcext:value-type="string">
            <text:p>Ideal for collaboration in AI and hospitality-focused education.</text:p>
          </table:table-cell>
          <table:table-cell office:value-type="string" calcext:value-type="string">
            <text:p>Strong signal justified by: 1) Explicit AI course in hospitality 2) Large international participant base 3) Established reputation in executive education</text:p>
          </table:table-cell>
        </table:table-row>
        <table:table-row table:style-name="ro2">
          <table:table-cell office:value-type="string" calcext:value-type="string">
            <text:p>The Centre for the Advancement of Teaching and Learning ...</text:p>
          </table:table-cell>
          <table:table-cell office:value-type="string" calcext:value-type="string">
            <text:p>https://news.umanitoba.ca/the-centre-for-the-advancement-of-teaching-and-learning-january-workshops-2/</text:p>
          </table:table-cell>
          <table:table-cell office:value-type="string" calcext:value-type="string">
            <text:p>1 день назад</text:p>
          </table:table-cell>
          <table:table-cell office:value-type="string" calcext:value-type="string">
            <text:p>Manitoba Academic Integrity Network (MAIN) Speaker Series</text:p>
            <text:p/>
            <text:p>Date and time: Wednesday, January 22, 2025, 9:00 AM to 9:55 AM</text:p>
            <text:p/>
            <text:p>The Centre is excited to host the 2024-2025 Manitoba Academic Integrity Network (MAIN) Speaker Series, a collection of six professional development opportunities related to academic integrity. A Certificate of Completion will be awarded to individuals who register and attend all six sessions in this series. Visit the Manitoba Academic Integrity Network Speaker Series website for more details.</text:p>
            <text:p/>
            <text:p>Session 3: Transparency vs. Equity: Ethical Dilemmas in the Responsible Use of AI Tools in Science</text:p>
            <text:p/>
            <text:p>Tomáš is an assistant professor at the Department of Machine Learning and Data Processing at the Faculty of Informatics and a member of the Ethical Committee for Research at Masaryk University, Czechia. He is President of the Board of the European Network for Academic Integrity. He is also a vice-chair of the Bureau of the Council of Europe’s Pan-European Platform for Ethics, Transparency, and Integrity in Education (ETINED), and a deputy head of the Working Committee on Ethics in Scientific and Pedagogical Work within the Council of Higher Education Institutions in Czechia. His research activities involved plagiarism detection and prevention, academic integrity policies and ethical use of artificial intelligence in education. He has led several national and international projects on academic integrity, namely plagiarism prevention. Since 2013 he has been organizing conferences on this topic. He is a certified VIRT2UE research integrity trainer.</text:p>
            <text:p/>
            <text:p>Register for the MAIN Speaker Series, Session 3</text:p>
          </table:table-cell>
          <table:table-cell office:value-type="string" calcext:value-type="string">
            <text:p>news.umanitoba.ca</text:p>
          </table:table-cell>
          <table:table-cell/>
          <table:table-cell office:value-type="string" calcext:value-type="string">
            <text:p>Masaryk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Czechia:EU</text:p>
          </table:table-cell>
          <table:table-cell office:value-type="string" calcext:value-type="string">
            <text:p>Major university in Czech Republic with strong focus on Informatics, offers programs involving AI technologies, including ethical use in education. Recognized internationally.</text:p>
          </table:table-cell>
          <table:table-cell office:value-type="string" calcext:value-type="string">
            <text:p>Strong collaboration potential due to AI projects and international programs.</text:p>
          </table:table-cell>
          <table:table-cell office:value-type="string" calcext:value-type="string">
            <text:p>Strong signal justified by: 1) AI-related ethical discussions 2) Large scale and international recognition 3) Faculty focused on Machine Learning and AI applications</text:p>
          </table:table-cell>
        </table:table-row>
        <table:table-row table:style-name="ro2">
          <table:table-cell office:value-type="string" calcext:value-type="string">
            <text:p>IGNOU MTech in Computer Science with Online Distance in ...</text:p>
          </table:table-cell>
          <table:table-cell office:value-type="string" calcext:value-type="string">
            <text:p>https://ignou.distanceeducationschool.com/blog/ignou-mtech-in-computer-science-with-online-distance-in-india/</text:p>
          </table:table-cell>
          <table:table-cell office:value-type="string" calcext:value-type="string">
            <text:p>10 июл. 2024 г.</text:p>
          </table:table-cell>
          <table:table-cell office:value-type="string" calcext:value-type="string">
            <text:p>Distance Education MTech offers many benefits, making it a good choice for students:</text:p>
            <text:p/>
            <text:p>Quality Education: Despite being an online learning program, IGNOU ensures high-quality education. They regularly update their curriculum to include the latest industry trends and technological advances. This preparation ensures that graduates are well-prepared for the competitive job market.</text:p>
            <text:p/>
            <text:p>Cost-Effective: Distance education programs are usually cheaper than traditional on-campus programs. Students save money on commuting, housing, and other campus-related costs.</text:p>
            <text:p/>
            <text:p>Accessibility: Students from any part of the country can enrol without needing to move to a new place.</text:p>
            <text:p/>
            <text:p>Self-Paced Learning: Students can move through the course at their own speed, which can help them understand and remember the material better.</text:p>
            <text:p/>
            <text:p>Diverse Learning Resources: IGNOU provides many resources like online lectures, e-books, and digital libraries, giving students all the materials they need for their studies.</text:p>
            <text:p/>
            <text:p>Comprehensive Curriculum: The MTech from distance education curriculum at IGNOU covers many important topics for today’s digital world. Students learn about advanced algorithms, data structures, cloud computing, and machine learning. This gives them deep knowledge and practical skills that are very useful in the IT industry.</text:p>
          </table:table-cell>
          <table:table-cell office:value-type="string" calcext:value-type="string">
            <text:p>ignou.distanceeducationschool.com</text:p>
          </table:table-cell>
          <table:table-cell/>
          <table:table-cell office:value-type="string" calcext:value-type="string">
            <text:p>IGNOU</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India:Other</text:p>
          </table:table-cell>
          <table:table-cell office:value-type="string" calcext:value-type="string">
            <text:p>Indira Gandhi National Open University (IGNOU) offers a comprehensive MTech in Computer Science through distance education, covering essential topics including machine learning. It serves thousands of students across India.</text:p>
          </table:table-cell>
          <table:table-cell office:value-type="string" calcext:value-type="string">
            <text:p>Potential for partnership on AI curriculum enhancements.</text:p>
          </table:table-cell>
          <table:table-cell office:value-type="string" calcext:value-type="string">
            <text:p>Signal score reflects: 1) AI relevance due to machine learning inclusion 2) Limited media/creative focus as it lacks specific courses in animation or video production.</text:p>
          </table:table-cell>
        </table:table-row>
        <table:table-row table:style-name="ro2">
          <table:table-cell office:value-type="string" calcext:value-type="string">
            <text:p>AI for dummies</text:p>
          </table:table-cell>
          <table:table-cell office:value-type="string" calcext:value-type="string">
            <text:p>https://www.fontys.nl/en/Courses-for-professionals/AI-for-dummies.htm</text:p>
          </table:table-cell>
          <table:table-cell office:value-type="string" calcext:value-type="string">
            <text:p>1 окт. 2024 г.</text:p>
          </table:table-cell>
          <table:table-cell office:value-type="string" calcext:value-type="string">
            <text:p>What can you expect?</text:p>
            <text:p/>
            <text:p>This practical course provides a comprehensive introduction to the world of generative AI.</text:p>
            <text:p/>
            <text:p>Course dates</text:p>
            <text:p/>
            <text:p>9 January 2025</text:p>
            <text:p/>
            <text:p>Language: German</text:p>
            <text:p/>
            <text:p>Time: 4 p.m. - 9 p.m.</text:p>
            <text:p/>
            <text:p>Location: Fontys Venlo</text:p>
            <text:p/>
            <text:p>Costs: € 445,-</text:p>
            <text:p/>
            <text:p/>
            <text:p/>
            <text:p/>
            <text:p/>
            <text:p>15 January 2025</text:p>
            <text:p/>
            <text:p>Language: English</text:p>
            <text:p/>
            <text:p>Time: 4 p.m. - 9 p.m.</text:p>
            <text:p/>
            <text:p>Location: Online</text:p>
            <text:p/>
            <text:p>Costs: € 395,- 24 January 2025</text:p>
            <text:p/>
            <text:p>Language: Dutch</text:p>
            <text:p/>
            <text:p>Time: 10 a.m. - 3 p.m.</text:p>
            <text:p/>
            <text:p>Location: Fontys Venlo</text:p>
            <text:p/>
            <text:p>Costs: € 445,- 7 February 2025</text:p>
            <text:p/>
            <text:p>Language: German</text:p>
            <text:p/>
            <text:p>Time: 9.30 a.m - 14.30 p.m.</text:p>
            <text:p/>
            <text:p>Location: Fontys Venlo</text:p>
            <text:p/>
            <text:p>Costs: € 445,-</text:p>
            <text:p/>
            <text:p>Investment</text:p>
            <text:p/>
            <text:p>The study fee for this course is €595.</text:p>
            <text:p/>
            <text:p>Certificate</text:p>
            <text:p/>
            <text:p>You will receive a certificate of participation at the end of the course.</text:p>
            <text:p/>
            <text:p>Other courses</text:p>
            <text:p/>
            <text:p>Fontys University of Applied Sciences in Venlo develops many more courses for the professional. Check fontysvenlo.nl for our offer.</text:p>
          </table:table-cell>
          <table:table-cell office:value-type="string" calcext:value-type="string">
            <text:p>www.fontys.nl</text:p>
          </table:table-cell>
          <table:table-cell/>
          <table:table-cell office:value-type="string" calcext:value-type="string">
            <text:p>Fontys University of Applied Sciences</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Netherlands:EU</text:p>
          </table:table-cell>
          <table:table-cell office:value-type="string" calcext:value-type="string">
            <text:p>Offers a variety of professional courses, including a course on generative AI. Studying in English and other languages.</text:p>
          </table:table-cell>
          <table:table-cell office:value-type="string" calcext:value-type="string">
            <text:p>Potential collaboration on AI courses, but lacks direct media/creative focus.</text:p>
          </table:table-cell>
          <table:table-cell office:value-type="string" calcext:value-type="string">
            <text:p>Moderate signal due to: 1) Specific AI course available 2) Language instruction in English 3) Medium scale institution.</text:p>
          </table:table-cell>
        </table:table-row>
        <table:table-row table:style-name="ro2">
          <table:table-cell office:value-type="string" calcext:value-type="string">
            <text:p>Partnering with Voice-Swap to establish a certification ...</text:p>
          </table:table-cell>
          <table:table-cell office:value-type="string" calcext:value-type="string">
            <text:p>https://www.bmat.com/ai-music-models-certification/</text:p>
          </table:table-cell>
          <table:table-cell office:value-type="string" calcext:value-type="string">
            <text:p>15 мая 2024 г.</text:p>
          </table:table-cell>
          <table:table-cell office:value-type="string" calcext:value-type="string">
            <text:p>Ethical voice cloning platform Voice-Swap and BMAT have forged a groundbreaking partnership to establish a certification program for AI music models.</text:p>
            <text:p/>
            <text:p>The certification will harness the power of BMAT’s audio tracking and processing technology to reference the training data that powers AI models against BMAT’s database of 180 million audio fingerprints. The certification is designed to ensure that no unauthorised copyrighted recordings are present within the training data of AI music models.</text:p>
            <text:p/>
            <text:p>“We believe that AI should be beneficial to artists. This next-generation audio-screening certification could be the first step to solving the music industry’s AI problems.” Dan Stein aka DJ Fresh and Voice-Swap’s CEO</text:p>
            <text:p/>
            <text:p>It was conceived by the team of music industry veterans at Voice-Swap who brought the concept to BMAT for their unrivalled audio fingerprinting and tracking capabilities.</text:p>
            <text:p/>
            <text:p>“At BMAT, we’re driven to be pioneers at the intersection of music and technology. Our certification of training datasets is a major step forward –the first of many groundbreaking initiatives we have planned. We’re excited to have found such a like-minded partner in Voice-Swap, who’s been instrumental in helping us bring this vision to life and who share our passion for transparency in music”. Àlex Loscos, CRO and BMAT’s founder</text:p>
            <text:p/>
            <text:p>This new partnership between Voice-Swap and BMAT is the first step towards a future where AI and the music industry co-exist without exploiting artists, labels and rights holders. For that to happen, transparency is key.</text:p>
            <text:p/>
            <text:p>With this certification, Voice-Swap and BMAT are taking another step closer to bridging the gap between a future that protects artists and rights holders while allowing creatives and creators access to revolutionary music-making tools.</text:p>
            <text:p/>
            <text:p>This technical certification program marks a significant milestone in the evolution of AI music technology, heralding a new era of responsible innovation.</text:p>
            <text:p/>
            <text:p>More information in the full press release here.</text:p>
            <text:p/>
            <text:p>Subscribe to Blog via Email</text:p>
          </table:table-cell>
          <table:table-cell office:value-type="string" calcext:value-type="string">
            <text:p>www.bmat.com</text:p>
          </table:table-cell>
          <table:table-cell/>
          <table:table-cell office:value-type="string" calcext:value-type="string">
            <text:p>BMAT Music Innovation</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Spain:EU</text:p>
          </table:table-cell>
          <table:table-cell office:value-type="string" calcext:value-type="string">
            <text:p>BMAT focuses on music technology and aims to ensure ethical AI use in music, leveraging a large database and technology for music industry solutions.</text:p>
          </table:table-cell>
          <table:table-cell office:value-type="string" calcext:value-type="string">
            <text:p>Potential collaboration in developing AI-related certification programs for media and music education.</text:p>
          </table:table-cell>
          <table:table-cell office:value-type="string" calcext:value-type="string">
            <text:p>Strong signal due to: 1) Direct involvement with AI music technology 2) Focus on ethical practices in the music industry 3) Medium scale with significant impact in the creative sector.</text:p>
          </table:table-cell>
        </table:table-row>
        <table:table-row table:style-name="ro2">
          <table:table-cell office:value-type="string" calcext:value-type="string">
            <text:p>Providing Training for Non-Direct Learners to Enter the AI ...</text:p>
          </table:table-cell>
          <table:table-cell office:value-type="string" calcext:value-type="string">
            <text:p>https://humber.ca/academic-division/node/216</text:p>
          </table:table-cell>
          <table:table-cell office:value-type="string" calcext:value-type="string">
            <text:p>18 нояб. 2024 г.</text:p>
          </table:table-cell>
          <table:table-cell office:value-type="string" calcext:value-type="string">
            <text:p>Artificial Intelligence (AI) graduate certificate programs fulfill an essential role in developing a growing and in-demand skillset for students interested in a broad range of practical applications, including natural language processing, image processing, computer vision and business decision-making. However, not everyone interested in these programs can be granted admission due to lack of prior training.</text:p>
            <text:p/>
            <text:p>This project seeks to fill a number of current knowledge gaps, including understanding the types of pre-training/learning that would allow individuals to demonstrate prior learning and therefore grant entry and understanding the characteristics of the target audience in the area of non-direct learners who, upon completing the pre-training/learning, would enrol in a full-time two-semester post-secondary program.</text:p>
            <text:p/>
            <text:p>This project aims to increase enrollment in Humber’s post-graduate certificate program in Al. The lessons and results of this study also hold the potential to be utilized for all graduate certificate programs at Humber. The project supports the aspect of the Humber Academic Plan that relates to supporting and promoting recognition of prior learning and ultimately making education more accessible for all learners.</text:p>
          </table:table-cell>
          <table:table-cell office:value-type="string" calcext:value-type="string">
            <text:p>humber.ca</text:p>
          </table:table-cell>
          <table:table-cell/>
          <table:table-cell office:value-type="string" calcext:value-type="string">
            <text:p>Humber College</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Canada:Other</text:p>
          </table:table-cell>
          <table:table-cell office:value-type="string" calcext:value-type="string">
            <text:p>Humber College offers a post-graduate certificate program in Artificial Intelligence, focusing on practical applications like natural language processing and image processing. It promotes recognition of prior learning.</text:p>
          </table:table-cell>
          <table:table-cell office:value-type="string" calcext:value-type="string">
            <text:p>Excellent candidate for collaboration with its substantial AI offerings in an accessible format and strong international presence.</text:p>
          </table:table-cell>
          <table:table-cell office:value-type="string" calcext:value-type="string">
            <text:p>Strong signal justified by: 1) Comprehensive AI certificate program 2) Large student base with post-secondary education emphasis 3) Focus on accessibility and skill development</text:p>
          </table:table-cell>
        </table:table-row>
        <table:table-row table:style-name="ro2">
          <table:table-cell office:value-type="string" calcext:value-type="string">
            <text:p>Generative AI for Business, P.B.C - UNC Greensboro</text:p>
          </table:table-cell>
          <table:table-cell office:value-type="string" calcext:value-type="string">
            <text:p>https://www.uncg.edu/degrees/generative-ai-for-business-p-b-c/</text:p>
          </table:table-cell>
          <table:table-cell office:value-type="string" calcext:value-type="string">
            <text:p>21 февр. 2024 г.</text:p>
          </table:table-cell>
          <table:table-cell office:value-type="string" calcext:value-type="string">
            <text:p>Acquire invaluable insights into leveraging generative artificial intelligence technologies to drive strategic innovation in today’s competitive market landscape. Apply newfound knowledge directly to your current role, enhancing your contributions from day one. Plus, this certificate is stackable, and can be applied towards the future pursuit of an advanced degree such as our MS in I.T. and Management.</text:p>
            <text:p/>
            <text:p>Certificate in Generative AI for Business Program Distinctions</text:p>
            <text:p/>
            <text:p>This intensive 12-credit-hour program is offered online part-time.</text:p>
            <text:p/>
            <text:p>Only 1% of business schools worldwide share the Bryan School’s dual AACSB accreditation in business and accounting.</text:p>
            <text:p/>
            <text:p>The Certificate in Generative AI for Business Student Experience</text:p>
            <text:p/>
            <text:p>As a Bryan School student, you will have access to our dedicated Graduate Student Career and Professional Development Specialist who is ready to help you develop your professional self. Whether it’s mock interviews, resume revisions, internship searches, or one-on-one career coaching, the specialist is here to focus on the specific needs and professional goals of our graduate students.</text:p>
            <text:p/>
            <text:p>The Bryan School and UNCG has several student organizations offering social, educational, volunteer, and professional development activities. Student organizations are a great way to get involved with the campus and local communities, add to your resume, and build a stronger network. These organizations allow you to network with fellow students and community leaders, pursue new interests, and build leadership and career skills.</text:p>
            <text:p/>
            <text:p>Career Outcomes After Receiving a Certificate in Generative AI for Business</text:p>
            <text:p/>
            <text:p>Graduates armed with this specialized expertise find themselves in high demand across industries, including finance, healthcare, retail, and beyond.</text:p>
          </table:table-cell>
          <table:table-cell office:value-type="string" calcext:value-type="string">
            <text:p>www.uncg.edu</text:p>
          </table:table-cell>
          <table:table-cell/>
          <table:table-cell office:value-type="string" calcext:value-type="string">
            <text:p>UNC Greensboro</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Other</text:p>
          </table:table-cell>
          <table:table-cell office:value-type="string" calcext:value-type="string">
            <text:p>University known for its Bryan School of Business, offering a certificate in Generative AI for Business, focusing on applications in various industries.</text:p>
          </table:table-cell>
          <table:table-cell office:value-type="string" calcext:value-type="string">
            <text:p>Promising opportunity for collaboration in AI education, especially in business applications.</text:p>
          </table:table-cell>
          <table:table-cell office:value-type="string" calcext:value-type="string">
            <text:p>Signal score is justified by: 1) AI technologies explicitly mentioned in the certificate program 2) No media/creative courses offered, which lowers the media focus score.</text:p>
          </table:table-cell>
        </table:table-row>
        <table:table-row table:style-name="ro2">
          <table:table-cell office:value-type="string" calcext:value-type="string">
            <text:p>New AI &amp; Design Thinking Programme from IIM Kozhikode</text:p>
          </table:table-cell>
          <table:table-cell office:value-type="string" calcext:value-type="string">
            <text:p>https://www.millenniumpost.in/k-reers/new-ai-design-thinking-programme-from-iim-kozhikode-590267</text:p>
          </table:table-cell>
          <table:table-cell office:value-type="string" calcext:value-type="string">
            <text:p>1 час назад</text:p>
          </table:table-cell>
          <table:table-cell office:value-type="string" calcext:value-type="string">
            <text:p>IIM Kozhikode, in collaboration with Emeritus, has announced the launch of the Professional Certificate Programme in Design Thinking and Innovation with AI. This dynamic, 25-week programme is purpose-built to prepare professionals to lead AI-driven transformations and reimagine problem-solving through innovative, design-focused strategies.</text:p>
            <text:p/>
            <text:p>The course equips participants with essential skills drawn from design thinking and AI integration. Learners will gain a strong foundation in empathy-driven problem framing, ideation, prototyping, and iterative testing. The curriculum delves into AI-enhanced creativity, exploring Generative AI applications, scenario planning, and cognitive AI for design innovation. Participants will also learn to apply tools such as the Kano Model and Value/Ease Matrix for refining concepts, as well as customer journey mapping and value proposition canvassing to create user-centered solutions.</text:p>
            <text:p/>
            <text:p>Participants will gain hands-on knowledge through real-world case studies, capstone projects, and interactive live sessions led by industry experts. The programme includes over 15 assignments and quizzes, live master classes on AI in design thinking, and continuous support from industry leaders, ensuring an engaging and impactful learning experience.</text:p>
            <text:p/>
            <text:p>Know the details:</text:p>
            <text:p/>
            <text:p>Start date: December 23, 2024</text:p>
            <text:p/>
            <text:p>Duration: 25 weeks (4-6 hours per week)</text:p>
            <text:p/>
            <text:p>Format: Online + live sessions with industry experts</text:p>
            <text:p/>
            <text:p>Eligibility: Minimum graduate or diploma holder (10+2+3)</text:p>
          </table:table-cell>
          <table:table-cell office:value-type="string" calcext:value-type="string">
            <text:p>www.millenniumpost.in</text:p>
          </table:table-cell>
          <table:table-cell/>
          <table:table-cell office:value-type="string" calcext:value-type="string">
            <text:p>IIM Kozhikode</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India:Asia</text:p>
          </table:table-cell>
          <table:table-cell office:value-type="string" calcext:value-type="string">
            <text:p>A prestigious Indian Institute of Management offering a Professional Certificate Programme in Design Thinking and Innovation with AI. The program prepares professionals for AI-driven transformations and focuses on innovative design strategies.</text:p>
          </table:table-cell>
          <table:table-cell office:value-type="string" calcext:value-type="string">
            <text:p>Strong potential for collaboration in AI-driven design education and industry applications. International participants are welcomed.</text:p>
          </table:table-cell>
          <table:table-cell office:value-type="string" calcext:value-type="string">
            <text:p>Strong signal justified by: 1) Comprehensive focus on AI integration in design 2) International collaboration opportunities 3) Large participant capacity and industry ties.</text:p>
          </table:table-cell>
        </table:table-row>
        <table:table-row table:style-name="ro2">
          <table:table-cell office:value-type="string" calcext:value-type="string">
            <text:p>FH OÖ | Study Focus</text:p>
          </table:table-cell>
          <table:table-cell office:value-type="string" calcext:value-type="string">
            <text:p>https://fh-ooe.at/en/degree-programs/artificial-intelligence-solutions-bachelor/study-focus</text:p>
          </table:table-cell>
          <table:table-cell office:value-type="string" calcext:value-type="string">
            <text:p>22 апр. 2024 г.</text:p>
          </table:table-cell>
          <table:table-cell office:value-type="string" calcext:value-type="string">
            <text:p>Areas of Study</text:p>
            <text:p/>
            <text:p>For you acquire all the skills necessary to see through AI projects from conception to implementation, our study programme " Artificial Intelligence Solutions" covers the following subjects areas:</text:p>
          </table:table-cell>
          <table:table-cell office:value-type="string" calcext:value-type="string">
            <text:p>fh-ooe.at</text:p>
          </table:table-cell>
          <table:table-cell/>
          <table:table-cell office:value-type="string" calcext:value-type="string">
            <text:p>FH OÖ</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Austria:EU</text:p>
          </table:table-cell>
          <table:table-cell office:value-type="string" calcext:value-type="string">
            <text:p>Offering a study programme named 'Artificial Intelligence Solutions' focusing on projects from conception to implementation. Includes practical applications in the creative sector.</text:p>
          </table:table-cell>
          <table:table-cell office:value-type="string" calcext:value-type="string">
            <text:p>Good candidate for collaboration due to AI focus and practical applications in creative industry.</text:p>
          </table:table-cell>
          <table:table-cell office:value-type="string" calcext:value-type="string">
            <text:p>Strong signal justified by: 1) AI program involvement 2) Application of AI in creative sectors, though not exclusively focused on media.</text:p>
          </table:table-cell>
        </table:table-row>
        <table:table-row table:style-name="ro2">
          <table:table-cell office:value-type="string" calcext:value-type="string">
            <text:p>Courses in AI and Machine Learning</text:p>
          </table:table-cell>
          <table:table-cell office:value-type="string" calcext:value-type="string">
            <text:p>https://www.dal.ca/faculty/computerscience/current/courses-in-ai-and-machine-learning.html</text:p>
          </table:table-cell>
          <table:table-cell office:value-type="string" calcext:value-type="string">
            <text:p>29 окт. 2024 г.</text:p>
          </table:table-cell>
          <table:table-cell office:value-type="string" calcext:value-type="string">
            <text:p>The Faculty of Computer Science offers many introductory and advanced courses in AI and Machine Learning. To help you determine which course is right for you, we have created Brightspace "courses" with relevant prerequisite information for some of the courses.</text:p>
            <text:p/>
            <text:p>If you are interested in the AI &amp; Creativity course, please see this brightspace page for the AI &amp; Creativity Prerequisite Assessment.</text:p>
            <text:p/>
            <text:p>If you are interested in the Deep Learning course (CSCI 6516), please see this brightspace page for the Deep Learning Prerequisite Assessment.</text:p>
            <text:p/>
            <text:p>How to Register for the above BrightSpace pages</text:p>
            <text:p/>
            <text:p>You will need to set up your NetID and password to register for each/any of the above prerequisite courses. If you are a new student, your NetID is provided in your letter of acceptance.</text:p>
            <text:p/>
            <text:p>To begin: Login to Brightspace and then CLICK TO REGISTER FOR THE COURSE. Instructions on how to proceed will be different for each of the above courses (since they require different backgrounds), and those instructions will be provided as an announcement on the front page.</text:p>
            <text:p/>
            <text:p>If you stop an assessment before you have finished it, you may go back to the course by logging into Brightspace and selecting the appropriate course.</text:p>
            <text:p/>
            <text:p>If you have any questions or concerns about AI &amp; Creativity, please contact sageev@dal.ca .</text:p>
            <text:p/>
            <text:p>If you have any questions or concerns about Deep Learning, please contact sageev@dal.ca .</text:p>
          </table:table-cell>
          <table:table-cell office:value-type="string" calcext:value-type="string">
            <text:p>www.dal.ca</text:p>
          </table:table-cell>
          <table:table-cell/>
          <table:table-cell office:value-type="string" calcext:value-type="string">
            <text:p>Dalhousie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Canada:Other</text:p>
          </table:table-cell>
          <table:table-cell office:value-type="string" calcext:value-type="string">
            <text:p>A comprehensive university with a strong Faculty of Computer Science offering various AI and machine learning courses, including ones focused on creativity.</text:p>
          </table:table-cell>
          <table:table-cell office:value-type="string" calcext:value-type="string">
            <text:p>Strong candidate for collaboration in AI in creative fields due to specialized courses.</text:p>
          </table:table-cell>
          <table:table-cell office:value-type="string" calcext:value-type="string">
            <text:p>Strong signal justified by: 1) Offers AI courses specifically in creative applications 2) Large student body 3) International status 4) Relevant contact for partnership inquiries.</text:p>
          </table:table-cell>
        </table:table-row>
        <table:table-row table:style-name="ro2">
          <table:table-cell office:value-type="string" calcext:value-type="string">
            <text:p>Post Graduate Program in Generative AI and ML</text:p>
          </table:table-cell>
          <table:table-cell office:value-type="string" calcext:value-type="string">
            <text:p>https://www.edureka.co/pgp-generative-ai-machine-learning-certification-training</text:p>
          </table:table-cell>
          <table:table-cell office:value-type="string" calcext:value-type="string">
            <text:p>13 нояб. 2024 г.</text:p>
          </table:table-cell>
          <table:table-cell office:value-type="string" calcext:value-type="string">
            <text:p>Practical knowledge and exposure relevant to the current industry/job needs Live instructor-led online classes by industry experts Recorded videos without any interaction with the instructor Recorded videos without any interaction with the instructor</text:p>
            <text:p/>
            <text:p>Personalized attention and help to make progress in my learning Dedicated technical and non-technical teams to address all your needs No personal attention, online recordings common for everyone No personal attention, online recordings common for everyone</text:p>
            <text:p/>
            <text:p>Curriculum designed by world-class global universities, relevant to the current industry/job needs Curriculum curated by Edureka and approved by Illinois Tech Curriculum by unknown foreign or non-recognized colleges Curriculum by unknown foreign or non-recognized colleges</text:p>
            <text:p/>
            <text:p>Help sessions, both regular and one-on-one 24x7 subject matter expert support for your technical needs Unsatisfactory support and zero doubt clearing sessions Unsatisfactory support and zero doubt clearing sessions</text:p>
            <text:p/>
            <text:p>Lifetime support and guidance, even after the course completion Lifetime access to our learning management system and Edureka support No support after the completion of the course No support after the completion of the course</text:p>
            <text:p/>
            <text:p>Certificate and credentials, which are highly recognized in today's job market Certificate jointly issued by Illinois Tech and Edureka, recognized globally Certificate from unknown foreign or non-recognized colleges Certificate from unknown foreign or non-recognized colleges</text:p>
            <text:p/>
            <text:p>Career guidance and placement support to help you get a relevant job at a top company Complete access to a plethora of our career assistance and placement services Minimal or no career/placement services Minimal or no career/placement services</text:p>
          </table:table-cell>
          <table:table-cell office:value-type="string" calcext:value-type="string">
            <text:p>www.edureka.co</text:p>
          </table:table-cell>
          <table:table-cell/>
          <table:table-cell office:value-type="string" calcext:value-type="string">
            <text:p>Illinois Institute of Technolog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A:US</text:p>
          </table:table-cell>
          <table:table-cell office:value-type="string" calcext:value-type="string">
            <text:p>A prestigious university offering a Post Graduate Program in Generative AI and ML with a curriculum designed to meet the industry's needs.</text:p>
          </table:table-cell>
          <table:table-cell office:value-type="string" calcext:value-type="string">
            <text:p>Strong potential for collaboration, established program in AI with industry connections and recognized credentials.</text:p>
          </table:table-cell>
          <table:table-cell office:value-type="string" calcext:value-type="string">
            <text:p>High signal justified by: 1) Comprehensive AI curriculum 2) Industry-supported program 3) Global recognition through partnerships 4) Dedicated career guidance and support</text:p>
          </table:table-cell>
        </table:table-row>
        <table:table-row table:style-name="ro2">
          <table:table-cell office:value-type="string" calcext:value-type="string">
            <text:p>BSc (Hons) Data Science with Artificial Intelligence</text:p>
          </table:table-cell>
          <table:table-cell office:value-type="string" calcext:value-type="string">
            <text:p>https://www.rgu.ac.uk/study/courses/6831-bsc-hons-data-science-with-artificial-intelligence</text:p>
          </table:table-cell>
          <table:table-cell office:value-type="string" calcext:value-type="string">
            <text:p>13 февр. 2024 г.</text:p>
          </table:table-cell>
          <table:table-cell office:value-type="string" calcext:value-type="string">
            <text:p>Data Science is a new, exciting area that has emerged in the last few years. The BSc (Hons) Data Science with Artificial Intelligence degree at Robert Gordon University has been designed to provide you with the practical computing skills that you'll need to be part of our exciting data-driven future.</text:p>
            <text:p/>
            <text:p>You will learn about how to store and manage different types of data, how to draw insights from data using a range of techniques including Machine Learning, and how to present insights to your target audience with data visualisation tools. The course particularly emphasises the use of Artificial Intelligence for extracting meaning from data, amongst other uses, and builds towards cutting edge, research led approaches to Machine Learning and other aspects of Artificial Intelligence.</text:p>
          </table:table-cell>
          <table:table-cell office:value-type="string" calcext:value-type="string">
            <text:p>www.rgu.ac.uk</text:p>
          </table:table-cell>
          <table:table-cell/>
          <table:table-cell office:value-type="string" calcext:value-type="string">
            <text:p>Robert Gordon University</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UK:EU</text:p>
          </table:table-cell>
          <table:table-cell office:value-type="string" calcext:value-type="string">
            <text:p>Robert Gordon University offers a BSc (Hons) in Data Science with a strong focus on Artificial Intelligence. The curriculum includes practical computing skills necessary for data management and insights.</text:p>
          </table:table-cell>
          <table:table-cell office:value-type="string" calcext:value-type="string">
            <text:p>Strong candidate for collaboration given its clear AI focus, though lacking in media-specific applications.</text:p>
          </table:table-cell>
          <table:table-cell office:value-type="string" calcext:value-type="string">
            <text:p>Strong signal justified by: 1) Comprehensive AI course targeting data science 2) Solid international reputation 3) Research-led initiatives in AI applications.</text:p>
          </table:table-cell>
        </table:table-row>
        <table:table-row table:style-name="ro2">
          <table:table-cell office:value-type="string" calcext:value-type="string">
            <text:p>Applied Artificial Intelligence</text:p>
          </table:table-cell>
          <table:table-cell office:value-type="string" calcext:value-type="string">
            <text:p>https://www.mountunion.edu/academics/undergraduate-degrees/applied-artificial-intelligence</text:p>
          </table:table-cell>
          <table:table-cell office:value-type="string" calcext:value-type="string">
            <text:p>23 мая 2024 г.</text:p>
          </table:table-cell>
          <table:table-cell office:value-type="string" calcext:value-type="string">
            <text:p>Minor in Applied Artificial Intelligence</text:p>
            <text:p/>
            <text:p>Discover how to ethically and efficiently harness the power of cutting-edge technology through our innovative applied artificial intelligence program. With a focus on discipline-specific tools and applications, you will explore various domains where AI is reshaping conventional practices while developing skills for crafting unique AI-powered solutions.</text:p>
            <text:p/>
            <text:p>This program is inclusive and accessible to students of all backgrounds, with no prior programming experience needed. You will receive a comprehensive understanding of AI fundamentals, graphical representation, logical thinking, and practical experience through projects specific to your discipline. Whether you want to major in business, fine art, natural sciences, or any other field, our program will empower you to thrive in an AI-supplemented future.</text:p>
            <text:p/>
            <text:p>Jobs Using AI</text:p>
            <text:p/>
            <text:p>The State of Ohio is at the forefront of artificial intelligence in several industries. From Lordstown Motors and Intel in electronic manufacturing to the Cleveland Clinic using quantum computing in healthcare, AI-versed professionals are in high demand throughout Mount Union's surrounding communities.</text:p>
            <text:p/>
            <text:p>Our minor in applied AI combines leading technological theories and practices with our education that is grounded in the liberal arts tradition, which includes ethical and societal implications of AI use. This ensures you are ready to be a well-rounded and conscientious leader in your field with the AI skills that are essential to thrive.</text:p>
          </table:table-cell>
          <table:table-cell office:value-type="string" calcext:value-type="string">
            <text:p>www.mountunion.edu</text:p>
          </table:table-cell>
          <table:table-cell/>
          <table:table-cell office:value-type="string" calcext:value-type="string">
            <text:p>Mount Union</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US:Other</text:p>
          </table:table-cell>
          <table:table-cell office:value-type="string" calcext:value-type="string">
            <text:p>Mount Union offers a minor in Applied Artificial Intelligence that focuses on ethical applications of AI across various fields. The program is designed for students from diverse disciplines including fine arts but lacks direct courses in media production.</text:p>
          </table:table-cell>
          <table:table-cell office:value-type="string" calcext:value-type="string">
            <text:p>Potential collaboration candidate, especially for AI ethics in creative industries.</text:p>
          </table:table-cell>
          <table:table-cell office:value-type="string" calcext:value-type="string">
            <text:p>Moderate signal due to: 1) Clear AI integration in curriculum 2) Interdisciplinary approach significant for future media applications, though lacking direct media focus.</text:p>
          </table:table-cell>
        </table:table-row>
        <table:table-row table:style-name="ro2">
          <table:table-cell office:value-type="string" calcext:value-type="string">
            <text:p>Artificial Intelligence, Modeling, and Simulation (AIMS ...</text:p>
          </table:table-cell>
          <table:table-cell office:value-type="string" calcext:value-type="string">
            <text:p>https://engineering.uiowa.edu/mechanical-engineering-undergraduate-program/me-certificates/artificial-intelligence-modeling-and</text:p>
          </table:table-cell>
          <table:table-cell office:value-type="string" calcext:value-type="string">
            <text:p>4 янв. 2024 г.</text:p>
          </table:table-cell>
          <table:table-cell office:value-type="string" calcext:value-type="string">
            <text:p>Artificial intelligence (AI) is a technology that mimics human intelligence to perform complex tasks. Machine learning (ML) is a subfield of AI that uses statistical methods to learn from data without being explicitly programmed. Deep learning (DL) is a main subset of ML that uses multi-layered neural networks to learn from data. Modeling and simulation (M&amp;S) in engineering is a field that uses mathematical models as a basis for simulations to generate data analyzed for product and system design. M&amp;S is a knowledge-based approach that develops models to generate data, while ML is a data-based approach that learns from data to generate models.</text:p>
            <text:p/>
            <text:p>The AIMS certificate undergraduate program aims to teach our students:</text:p>
            <text:p/>
            <text:p>The importance of uncertainty quantification (UQ) in all methods, The various types of combinations: M&amp;S-assisted ML, ML-assisted M&amp;S, and hybrid approaches, and The notion of using hybrid models toward the design of intelligent complex machines.</text:p>
            <text:p/>
            <text:p>The undergraduate AIMS certificate program requires 18 semester hours (s.h.) of credit. Students must maintain a grade point average (GPA) of at least 2.00 on a 4.00 scale in coursework specifically for the certificate. The certificate may be earned by any student admitted to the University of Iowa who is not concurrently enrolled in a University of Iowa graduate or professional degree program.</text:p>
            <text:p/>
            <text:p>Mechanical engineering students may earn the certificate in AIMS while they complete the Design, Robotics and Autonomous Systems, or Manufacturing focus area for their major. In addition, mechanical engineering students may use the certificate as a tailored engineering focus area by adding an additional eligible course. The undergraduate certificate in AIMS requires the following coursework.</text:p>
          </table:table-cell>
          <table:table-cell office:value-type="string" calcext:value-type="string">
            <text:p>engineering.uiowa.edu</text:p>
          </table:table-cell>
          <table:table-cell/>
          <table:table-cell office:value-type="string" calcext:value-type="string">
            <text:p>University of Iowa</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Other</text:p>
          </table:table-cell>
          <table:table-cell office:value-type="string" calcext:value-type="string">
            <text:p>Offers a certificate program in Artificial Intelligence, Modeling, and Simulation. Focuses on various engineering disciplines, particularly mechanical engineering.</text:p>
          </table:table-cell>
          <table:table-cell office:value-type="string" calcext:value-type="string">
            <text:p>Potential collaboration in engineering aspects of AI, though creative media focus is lacking.</text:p>
          </table:table-cell>
          <table:table-cell office:value-type="string" calcext:value-type="string">
            <text:p>Moderate signal justified by: 1) AI-related certificate program 2) Focus on interdisciplinary applications 3) Large student body</text:p>
          </table:table-cell>
        </table:table-row>
        <table:table-row table:style-name="ro2">
          <table:table-cell office:value-type="string" calcext:value-type="string">
            <text:p>Human Centered Artificial Intelligence</text:p>
          </table:table-cell>
          <table:table-cell office:value-type="string" calcext:value-type="string">
            <text:p>https://www.tudublin.ie/study/postgraduate/courses/human-centered-artificial-intelligence-tu471-full-time/</text:p>
          </table:table-cell>
          <table:table-cell office:value-type="string" calcext:value-type="string">
            <text:p>6 мар. 2024 г.</text:p>
          </table:table-cell>
          <table:table-cell office:value-type="string" calcext:value-type="string">
            <text:p>The digital transformation of organisations and society is in full swing, with Artificial Intelligence (AI) playing an increasingly significant role. Furthermore, the EU AI Act dramatically alters the market rules for AI systems and services, impacting EU and non-EU manufacturers, importers, distributors, authorised representatives, operators, and users. One primary objective of the Act is to ensure the safety and compliance with existing EU law on fundamental rights for AI systems placed on the EU market and used within the EU. This way, we ensure that ‘the human’ is respected in practice and the design of AI is human-centric.</text:p>
            <text:p/>
            <text:p>In the MSc in Computing (Human Centred AI) programme at Technological University Dublin, you learn how to build and apply AI, and how to deal with the societal choices that come with it. The programme provides student-centric learning through interactive sessions, tutorials and practicals on AI trustworthiness, AI ethics, and how AI can be designed and socially harmonious. This course has been developed by a consortium of ten organisations across European Universities, Excellence Centres and Small and Medium Enterprises. European Activity includes a joint week spent working on Project ideas with industry and research partners in Utrecht annually.</text:p>
            <text:p/>
            <text:p>More information on the course can be found here.</text:p>
          </table:table-cell>
          <table:table-cell office:value-type="string" calcext:value-type="string">
            <text:p>www.tudublin.ie</text:p>
          </table:table-cell>
          <table:table-cell/>
          <table:table-cell office:value-type="string" calcext:value-type="string">
            <text:p>Technological University Dublin</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Ireland:EU</text:p>
          </table:table-cell>
          <table:table-cell office:value-type="string" calcext:value-type="string">
            <text:p>Offers a Master's program in Computing focused on Human Centred AI, but not specifically tied to media/creative industries.</text:p>
          </table:table-cell>
          <table:table-cell office:value-type="string" calcext:value-type="string">
            <text:p>Potential collaboration on AI ethics and societal aspects of AI deployment, but lacking specific media applications.</text:p>
          </table:table-cell>
          <table:table-cell office:value-type="string" calcext:value-type="string">
            <text:p>Signal score of 2 due to the program's emphasis on AI technologies and its international consortium involvement, but lacks direct media focus.</text:p>
          </table:table-cell>
        </table:table-row>
        <table:table-row table:style-name="ro2">
          <table:table-cell office:value-type="string" calcext:value-type="string">
            <text:p>Polimi AI</text:p>
          </table:table-cell>
          <table:table-cell office:value-type="string" calcext:value-type="string">
            <text:p>https://www.polimi.it/en/research/polimi-ai</text:p>
          </table:table-cell>
          <table:table-cell office:value-type="string" calcext:value-type="string">
            <text:p>16 июн. 2024 г.</text:p>
          </table:table-cell>
          <table:table-cell office:value-type="string" calcext:value-type="string">
            <text:p>“For us Artificial Intelligence is anything but a newcomer. Because for 50 years at the Politecnico di Milano we have known its merits and defects, opportunities and risks. We have known her since 1973, the year of birth of AIRLab, the Artificial Intelligence and Robotics Laboratory. For 50 years we studied and taught artificial intelligence. We have developed it in our laboratories, we have tested it in joint projects with companies" (Donatella Sciuto, Rector of Politecnico di Milano).</text:p>
            <text:p/>
            <text:p/>
            <text:p/>
            <text:p>For this reason, Artificial Intelligence has always been present, in a transversal way, in our activities: as a research theme within our laboratories, and as an educational topic within our courses.</text:p>
          </table:table-cell>
          <table:table-cell office:value-type="string" calcext:value-type="string">
            <text:p>www.polimi.it</text:p>
          </table:table-cell>
          <table:table-cell/>
          <table:table-cell office:value-type="string" calcext:value-type="string">
            <text:p>Politecnico di Milano</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Italy:EU</text:p>
          </table:table-cell>
          <table:table-cell office:value-type="string" calcext:value-type="string">
            <text:p>Politecnico di Milano is a leading technical university with a long history in AI and a strong emphasis on engineering and technology. It hosts AIRLab and offers a range of courses related to AI.</text:p>
          </table:table-cell>
          <table:table-cell office:value-type="string" calcext:value-type="string">
            <text:p>Potential collaboration could focus on AI research and projects, especially in partnership with their labs.</text:p>
          </table:table-cell>
          <table:table-cell office:value-type="string" calcext:value-type="string">
            <text:p>Moderate signal justified by: 1) Strong AI presence in courses and research 2) Large student population 3) International collaborations, although they need a stronger focus on media/creative disciplines.</text:p>
          </table:table-cell>
        </table:table-row>
        <table:table-row table:style-name="ro2">
          <table:table-cell office:value-type="string" calcext:value-type="string">
            <text:p>AI Lab – National Information Processing Institute</text:p>
          </table:table-cell>
          <table:table-cell office:value-type="string" calcext:value-type="string">
            <text:p>https://opi.org.pl/en/what-we-do/artificial-intelligence/ai-lab/</text:p>
          </table:table-cell>
          <table:table-cell office:value-type="string" calcext:value-type="string">
            <text:p>10 янв. 2024 г.</text:p>
          </table:table-cell>
          <table:table-cell office:value-type="string" calcext:value-type="string">
            <text:p>Send me an email at: marek.kozlowski@opi.org.pl dr inż. Marek Kozłowski</text:p>
            <text:p/>
            <text:p>Head of AI LAB</text:p>
            <text:p/>
            <text:p>I am the Head of AI LAB. I manage a team of researchers and programmers that is dedicated to the development of software infused with intelligent methods for processing text and image data. My passions lie in natural language processing, data exploration and machine learning.</text:p>
            <text:p/>
            <text:p>I am the author of over 45 scientific publications on semantic text processing and machine learning. I have been involved in many commercial machine learning projects. I have collaborated with firms including Samsung, France Telecom, Orange Labs, Millward Brown, Vive Textile Recycling and Connectis.</text:p>
          </table:table-cell>
          <table:table-cell office:value-type="string" calcext:value-type="string">
            <text:p>opi.org.pl</text:p>
          </table:table-cell>
          <table:table-cell/>
          <table:table-cell office:value-type="string" calcext:value-type="string">
            <text:p>National Information Processing Institute</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Poland:EU</text:p>
          </table:table-cell>
          <table:table-cell office:value-type="string" calcext:value-type="string">
            <text:p>Research institute focusing on AI technologies for text and image data processing. Engages in commercial projects with reputed firms.</text:p>
          </table:table-cell>
          <table:table-cell office:value-type="string" calcext:value-type="string">
            <text:p>Opportunity for partnership on AI projects, but lacks specific courses in media or creative industries.</text:p>
          </table:table-cell>
          <table:table-cell office:value-type="string" calcext:value-type="string">
            <text:p>Moderate signal justified by: 1) Strong AI research focus 2) International collaboration experience 3) No explicit media/creative courses despite AI relevance.</text:p>
          </table:table-cell>
        </table:table-row>
        <table:table-row table:style-name="ro2">
          <table:table-cell office:value-type="string" calcext:value-type="string">
            <text:p>About AI-LAB</text:p>
          </table:table-cell>
          <table:table-cell office:value-type="string" calcext:value-type="string">
            <text:p>https://hpc.aau.dk/ai-lab/</text:p>
          </table:table-cell>
          <table:table-cell office:value-type="string" calcext:value-type="string">
            <text:p>7 сент. 2024 г.</text:p>
          </table:table-cell>
          <table:table-cell office:value-type="string" calcext:value-type="string">
            <text:p>What is AI-LAB?</text:p>
            <text:p/>
            <text:p>AI-LAB is a high-performance computing (HPC) platform developed for students and educators at Aalborg University. It functions like a mini supercomputer, equipped with advanced hardware, including NVIDIA GPUs, designed to handle computationally intensive tasks. Whether you're training deep learning models, analyzing large datasets, processing images and videos, or running complex simulations, AI-LAB provides the necessary power and flexibility.</text:p>
            <text:p/>
            <text:p>The platform integrates user-friendly software, such as PyTorch, TensorFlow, and MATLAB, and utilizes tools like Slurm for job scheduling and Singularity for containerization, making it accessible even to those with limited technical expertise.</text:p>
            <text:p/>
            <text:p>Apply for resources</text:p>
          </table:table-cell>
          <table:table-cell office:value-type="string" calcext:value-type="string">
            <text:p>hpc.aau.dk</text:p>
          </table:table-cell>
          <table:table-cell/>
          <table:table-cell office:value-type="string" calcext:value-type="string">
            <text:p>Aalborg University</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Denmark:EU</text:p>
          </table:table-cell>
          <table:table-cell office:value-type="string" calcext:value-type="string">
            <text:p>Aalborg University offers a variety of programs related to AI and media, particularly in the context of high-performance computing. It has a robust international presence.</text:p>
          </table:table-cell>
          <table:table-cell office:value-type="string" calcext:value-type="string">
            <text:p>Has potential partnerships in AI and media-focused studies, particularly with its AI-LAB platform.</text:p>
          </table:table-cell>
          <table:table-cell office:value-type="string" calcext:value-type="string">
            <text:p>Signal score justified by: 1) Active use of AI technologies 2) Course offerings that include AI applications in media and creative projects.</text:p>
          </table:table-cell>
        </table:table-row>
        <table:table-row table:style-name="ro2">
          <table:table-cell office:value-type="string" calcext:value-type="string">
            <text:p>Stavanger AI Lab</text:p>
          </table:table-cell>
          <table:table-cell office:value-type="string" calcext:value-type="string">
            <text:p>https://www.uis.no/en/research/stavanger-ai-lab/technology-and-natural-sciences/stavanger-ai-lab</text:p>
          </table:table-cell>
          <table:table-cell office:value-type="string" calcext:value-type="string">
            <text:p>24 окт. 2024 г.</text:p>
          </table:table-cell>
          <table:table-cell office:value-type="string" calcext:value-type="string">
            <text:p>We want even more research collaboration within artificial intelligence, both with companies, public agencies and other research environments.</text:p>
            <text:p/>
            <text:p>Stavanger AI Lab connects researchers, educators and students at the University of Stravanger (UiS) with industry, business and the public sector. We work with artificial intelligence (AI), both in education, research and development.</text:p>
            <text:p/>
            <text:p>In the past year, the University of Stavanger has created new study subjects in artificial intelligence. A total of 1,150 applied to AI essentials (DAT105).</text:p>
            <text:p/>
            <text:p>Our research activity ranges from basic to applied research, with machine learning, deep learning and robotics as main areas. Our researchers cover many areas, everything from AI in health to energy, law and society.</text:p>
            <text:p/>
            <text:p>Innovation is one of the goals of the Stavanger AI Lab. To achieve this goal, we depend on having industry partners and creative students on the team.</text:p>
            <text:p/>
            <text:p>The research groups</text:p>
          </table:table-cell>
          <table:table-cell office:value-type="string" calcext:value-type="string">
            <text:p>www.uis.no</text:p>
          </table:table-cell>
          <table:table-cell/>
          <table:table-cell office:value-type="string" calcext:value-type="string">
            <text:p>University of Stavanger</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Norway:Other</text:p>
          </table:table-cell>
          <table:table-cell office:value-type="string" calcext:value-type="string">
            <text:p>University of Stavanger, with a strong emphasis on research and innovation in AI, has introduced new courses related to AI essentials attracting over 1,150 applicants.</text:p>
          </table:table-cell>
          <table:table-cell office:value-type="string" calcext:value-type="string">
            <text:p>Potential collaboration in AI research and course development in media and creative industries.</text:p>
          </table:table-cell>
          <table:table-cell office:value-type="string" calcext:value-type="string">
            <text:p>Good signal due to: 1) Introduction of AI courses 2) Active research in AI applications 3) Emphasis on partnerships with industry and creativity.</text:p>
          </table:table-cell>
        </table:table-row>
        <table:table-row table:style-name="ro2">
          <table:table-cell office:value-type="string" calcext:value-type="string">
            <text:p>Distributed AI Lab</text:p>
          </table:table-cell>
          <table:table-cell office:value-type="string" calcext:value-type="string">
            <text:p>https://sites.google.com/view/distributed-ai-lab</text:p>
          </table:table-cell>
          <table:table-cell office:value-type="string" calcext:value-type="string">
            <text:p>23 февр. 2024 г.</text:p>
          </table:table-cell>
          <table:table-cell office:value-type="string" calcext:value-type="string">
            <text:p>For Prospective Students</text:p>
            <text:p/>
            <text:p>We always looking for highly-motivated undergraduate/graduate students. If you want to working with us, please apply to the Graduate program of the EECS Department and Interdisciplinary Studies of Atrificial Intelligence (AI) at DGIST and send me an email(jinhyun@dgist.ac.kr) with the title "Prospective Student" along with your CV, transcript, and research interests. Students who have majored in math with no engineering background are also welcome to apply.</text:p>
          </table:table-cell>
          <table:table-cell office:value-type="string" calcext:value-type="string">
            <text:p>sites.google.com</text:p>
          </table:table-cell>
          <table:table-cell/>
          <table:table-cell office:value-type="string" calcext:value-type="string">
            <text:p>DGIST</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South Korea:Asia</text:p>
          </table:table-cell>
          <table:table-cell office:value-type="string" calcext:value-type="string">
            <text:p>DGIST offers a Graduate program in Interdisciplinary Studies of Artificial Intelligence. Focused on developing innovative AI solutions, though not directly tied to media or creative industries.</text:p>
          </table:table-cell>
          <table:table-cell office:value-type="string" calcext:value-type="string">
            <text:p>Potential for collaboration in AI research, but lacks direct media focus.</text:p>
          </table:table-cell>
          <table:table-cell office:value-type="string" calcext:value-type="string">
            <text:p>Signal score derives from the clear AI relevance in their graduate program; however, the absence of media or creative industry connection limits their score.</text:p>
          </table:table-cell>
        </table:table-row>
        <table:table-row table:style-name="ro2">
          <table:table-cell office:value-type="string" calcext:value-type="string">
            <text:p>The National Education Lab AI (NOLAI) | Radboud University</text:p>
          </table:table-cell>
          <table:table-cell office:value-type="string" calcext:value-type="string">
            <text:p>https://www.ru.nl/en/about-us/organisation/partners-and-networks/maastricht-university/the-national-education-lab-ai-nolai</text:p>
          </table:table-cell>
          <table:table-cell office:value-type="string" calcext:value-type="string">
            <text:p>14 сент. 2024 г.</text:p>
          </table:table-cell>
          <table:table-cell office:value-type="string" calcext:value-type="string">
            <text:p>NOLAI is the National Education AI Lab. Funded by the central government and the European Union, education, science and business are working together to strengthen Dutch education with smart technology.</text:p>
            <text:p/>
            <text:p>At NOLAI, teachers, school leaders, school administrators, teacher trainers, people from industry and scientists work together. This unique working method gives the lab the opportunity to collect questions from the educational landscape and translate them into so-called co-creation projects. Those projects ultimately lead to prototypes that can be used by education.</text:p>
            <text:p/>
            <text:p>Consortium</text:p>
            <text:p/>
            <text:p>NOLAI is driven by a consortium of nine partners. The Education Lab is part of Radboud University and located within the Faculty of Social Sciences.</text:p>
            <text:p/>
            <text:p>Science</text:p>
            <text:p/>
            <text:p>NOLAI's science program conducts research on AI in education, based on the premise that AI can support and enhance student learning and teacher teaching.</text:p>
            <text:p/>
            <text:p>NOLAI has five focus areas in which research is conducted:</text:p>
            <text:p/>
            <text:p>Pedagogy &amp; didactics</text:p>
            <text:p/>
            <text:p>Training &amp; professionalization</text:p>
            <text:p/>
            <text:p>AI technology</text:p>
            <text:p/>
            <text:p>Ethics</text:p>
            <text:p/>
            <text:p>Sustainable data</text:p>
            <text:p/>
            <text:p>Co-creation</text:p>
            <text:p/>
            <text:p>In the co-creation program, education, science and business work together to develop smart technology for use in education. This is done in the form of co-creation processes.</text:p>
            <text:p/>
            <text:p>You can read more about NOLAI's ongoing projects on this page.</text:p>
          </table:table-cell>
          <table:table-cell office:value-type="string" calcext:value-type="string">
            <text:p>www.ru.nl</text:p>
          </table:table-cell>
          <table:table-cell/>
          <table:table-cell office:value-type="string" calcext:value-type="string">
            <text:p>Radboud University</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Netherlands:EU</text:p>
          </table:table-cell>
          <table:table-cell office:value-type="string" calcext:value-type="string">
            <text:p>Radboud University has a Faculty of Social Sciences and hosts the National Education AI Lab (NOLAI) focusing on AI applications in education. The university is involved in co-creation projects to develop technological solutions.</text:p>
          </table:table-cell>
          <table:table-cell office:value-type="string" calcext:value-type="string">
            <text:p>Potential collaborative opportunities in AI research and educational technology development.</text:p>
          </table:table-cell>
          <table:table-cell office:value-type="string" calcext:value-type="string">
            <text:p>Moderate signal justified by: 1) Active research in AI technology 2) Focus on education rather than direct media/creative applications 3) Large-scale institution with international programs</text:p>
          </table:table-cell>
        </table:table-row>
        <table:table-row table:style-name="ro2">
          <table:table-cell office:value-type="string" calcext:value-type="string">
            <text:p>Jobs</text:p>
          </table:table-cell>
          <table:table-cell office:value-type="string" calcext:value-type="string">
            <text:p>https://www.toelt-ailab.com/jobs</text:p>
          </table:table-cell>
          <table:table-cell office:value-type="string" calcext:value-type="string">
            <text:p>12 июл. 2024 г.</text:p>
          </table:table-cell>
          <table:table-cell office:value-type="string" calcext:value-type="string">
            <text:p>There are two internships open. Please scroll down to find the description of both.</text:p>
            <text:p/>
            <text:p>Data scientist Internship (80% - 100%)</text:p>
            <text:p/>
            <text:p>Starting date: as soon as possible</text:p>
            <text:p/>
            <text:p>Location: Winterthur Switzerland and Palermo, Sicily (Italy)</text:p>
            <text:p/>
            <text:p>Contract Duration: 3-6 months</text:p>
            <text:p/>
            <text:p>TOELT is seeking as soon as possible a data scientist (80% - 100%) intern to join our research and development department for the research involved in an ongoing EU-funded research project focusing on smart agriculture. The motivated and curious candidate will be working in making significant progress in machine learning by developing new algorithms in close contact with the application experts of the University of Palermo. For this reason the interested person will be working at the University of Palermo, in close contact with agronomists, analyzing existing data, planning the collection of further data and developing new machine learning sensing strategies to face the challenges of the current changing environment.</text:p>
            <text:p/>
            <text:p>The candidate in this role is expected to have some research experience in research areas such as machine learning and computational statistics. Experience in deep learning and computer vision would be advantageous. The ideal candidate will also have a keen interest in producing new science, a flair for mathematics and a strong motivation to turn research into usable and impactful applications.</text:p>
            <text:p/>
            <text:p>About TOELT</text:p>
            <text:p/>
            <text:p>TOELT is an innovative company based in Switzerland that does cutting edge research in the field of machine learning (and especially deep learning). We participate in large international research projects in various fields: medicine, smart agriculture, satellite imaging, thermal imaging of facial features, and many more. We work with more than 6 nations (from Spain, Belgium to Italy and Greece) on several large European funded projects and with large clients in Switzerland. We collaborate with universities and industry partners. Our goal is to advance the state of the art in several machine learning areas and to make it available to people, thus making it impactful. We publish regularly in peer-reviewed journals and we present at international conferences.</text:p>
            <text:p/>
            <text:p>Responsibilities</text:p>
            <text:p/>
            <text:p>Discuss with the team at the University of Palermo relevant research questions</text:p>
            <text:p/>
            <text:p>Analize available sensor data</text:p>
            <text:p/>
            <text:p>Develop algorithms for extracting information from the sensor data already available</text:p>
            <text:p/>
            <text:p>Plan future data collection campaigns</text:p>
            <text:p/>
            <text:p>Collect new data from the designed campaign</text:p>
            <text:p/>
            <text:p>Analyze the data newly collected</text:p>
            <text:p/>
            <text:p>Preferred Qualifications</text:p>
            <text:p/>
            <text:p>Must have a valid work permit for Switzerland</text:p>
            <text:p/>
            <text:p>Must be able to work independently on complex projects.</text:p>
            <text:p/>
            <text:p>Minimum Qualifications</text:p>
            <text:p/>
            <text:p>The candidate has obtained or is in the process of obtaining at least Bachelor degree in a topic related to machine learning (physics, mathematics, computer science, data science, etc.). A Master degree in Physics, Computer Science or Mathematics is an advantage.</text:p>
            <text:p/>
            <text:p>Solid knowledge in programming, especially Python.</text:p>
            <text:p/>
            <text:p>Beginner knowledge in deep neural networks and in the use of deep learning libraries. Keras and TensorFlow are preferred. Some experience in implementing neural network architectures in known frameworks such as PyTorch, Keras, Tensorflow is preferred.</text:p>
            <text:p/>
            <text:p>Must have a valid work permit for Switzerland</text:p>
            <text:p/>
            <text:p>Must be able to work independently on complex projects.</text:p>
            <text:p/>
            <text:p>How to apply</text:p>
            <text:p/>
            <text:p>To apply please send your CV to jobs@toelt.ai.</text:p>
            <text:p/>
            <text:p>If available, we kindly ask the candidate to include at least one example of projects the candidate has worked on in data science (in the form of a GitHub repository).</text:p>
            <text:p/>
            <text:p>In case of any questions please contact Vladimira Davidik vladimira.davidik@toelt.ai.</text:p>
          </table:table-cell>
          <table:table-cell office:value-type="string" calcext:value-type="string">
            <text:p>www.toelt-ailab.com</text:p>
          </table:table-cell>
          <table:table-cell/>
          <table:table-cell office:value-type="string" calcext:value-type="string">
            <text:p>University of Palermo</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Italy:EU</text:p>
          </table:table-cell>
          <table:table-cell office:value-type="string" calcext:value-type="string">
            <text:p>An internationally recognized university known for its research programs, partnering with companies on AI and machine learning projects. Offers courses related to computer science and data science.</text:p>
          </table:table-cell>
          <table:table-cell office:value-type="string" calcext:value-type="string">
            <text:p>Potential collaboration on AI projects, especially in smart agriculture and machine learning.</text:p>
          </table:table-cell>
          <table:table-cell office:value-type="string" calcext:value-type="string">
            <text:p>Moderate signal justified by: 1) Engages in AI research projects 2) Collaborates with companies and international institutions 3) Large student body involved in data science, though limited media arts focus.</text:p>
          </table:table-cell>
        </table:table-row>
        <table:table-row table:style-name="ro2">
          <table:table-cell office:value-type="string" calcext:value-type="string">
            <text:p>Leveraging AI to Address Global Challenges in Higher ...</text:p>
          </table:table-cell>
          <table:table-cell office:value-type="string" calcext:value-type="string">
            <text:p>https://news.smu.edu.sg/news/2024/12/05/leveraging-ai-address-global-challenges-higher-education-and-skills-development</text:p>
          </table:table-cell>
          <table:table-cell office:value-type="string" calcext:value-type="string">
            <text:p>6 дней назад</text:p>
          </table:table-cell>
          <table:table-cell office:value-type="string" calcext:value-type="string">
            <text:p>Inaugural Digital Education Council Global Summit convenes educational and industry leaders to discuss global challenges and explore actionable strategies for integrating digital and artificial intelligence technologies into higher education</text:p>
            <text:p/>
            <text:p>By the SMU Corporate Communications team</text:p>
            <text:p/>
            <text:p>05 Dec 2024</text:p>
            <text:p/>
            <text:p>In recognition of the need to shape a responsible and sustainable future for digital education, Singapore Management University (SMU) and founding members of the Digital Education Council (DEC) organised the inaugural DEC Global Summit on 5 and 6 November 2024. Co-hosted by SMU Centre for Teaching Excellence, the Summit was attended by members of academia, government and businesses from more than 25 countries, who gathered at the University’s city campus to discuss global challenges and explore key actionable strategies for integrating digital and artificial intelligence technologies in higher education and skills development.</text:p>
            <text:p/>
            <text:p>In his welcome address, Professor Timothy Clark, SMU Provost, emphasised the importance of institutions coming together to share insights and develop plans that encourage the beneficial integration of technology into education systems around the world. He discussed how the three key themes—(i) AI as a Force for Good: Strategies for Long-Term Success, (ii) Governance and Sustainability: Ensuring Responsible Innovation, and (iii) Capturing Future Readiness: Empowering People for the Future of Work—might better equip learners, educators, and institutions to thrive in a rapidly evolving technological landscape.</text:p>
            <text:p/>
            <text:p>The Summit featured a series of engaging panel and sharing sessions centred around critical topics in digital and AI-driven education. These included Solving the AI Governance Problem: A Framework for the Education Industry, which examined strategies for responsible AI adoption; Policies for Growth and Sustainability in the Age of AI, highlighting regulatory and policy development; and Beyond the Hype: Practical Applications of AI in Higher Education, which showcased real-world use cases of AI in teaching, learning, and administration.</text:p>
            <text:p/>
            <text:p>Other notable sessions included From Trust-Based to Skills-Based: Future-Proofing Employability and Jobs, exploring shifts towards skills-based assessments; Global Skills Taxonomies and Personalised Pathways, which addressed standards for skill classification and personalised learning; and Leveraging Technologies to Bridge the Digital Divide, which tackled educational inequalities through technology.</text:p>
            <text:p/>
            <text:p>In a nod to the growing concerns towards environmental, social and governance standards, the Summit incorporated knowledge sessions such as ESG in Education: Practical Approaches for a Sustainable Tomorrow and What Are We Not Looking At? Reflecting on Blind Spots to highlight innovative practices and areas needing further attention.</text:p>
            <text:p/>
            <text:p>Notable speakers from SMU at the two-day Summit included Professor Venky Shankararaman, Vice Provost (Education); Professor Lee Pey Woan, Dean, Yong Pung How School of Law; Professor Pradeep Varakantham, Director of CARE.AI Lab; Michael Low, Deputy Director, Curriculum Development &amp; Digitalisation SMU Academy, and François Bogacz, Head of Learning and Innovation at SMU-ExD Executive Development.</text:p>
            <text:p/>
            <text:p>In a roundtable discussion on the future of skills development on 5 November 2024, which was supported by Elevandi, an initiative of the Monetary Authority of Singapore (MAS), the experts gathered at SMU explored the extent of reliance on AI tools among students and young professionals. Moderated by Danny Bielik, DEC President, panellists included Venky Shankararaman, SMU Vice Provost (Education), Trisha Suresh, Head of Public Policy and Economic Graph of Southeast Asia at LinkedIn, Sean McMinn, Director of the Center for Education Innovation at The Hong Kong University of Science and Technology and Wan-Ying Tay, First Vice President of Learning and Development, UOB.</text:p>
            <text:p/>
            <text:p>Throughout the hour-long session, the panel discussed AI’s impact on critical thinking and problem-solving skills. According to the Digital Education Council’s Global AI Student Survey 2024, 86% of university students use AI in their studies. With young professionals increasingly relying on AI to handle their daily tasks, this over-reliance risked diminishing critical thinking skills, potentially creating "AI idiots", or individuals who could use AI tools but lacked the ability to critically evaluate or supplement the outputs of these tools.</text:p>
            <text:p/>
            <text:p>By seeking to confront this pertinent issue, the roundtable served as a platform for educators, industry leaders and policymakers to discuss actionable strategies that ensure AI is used to enhance capabilities without undermining critical judgment.</text:p>
            <text:p/>
            <text:p>One of the key takeaways included a need to foster responsible AI use, balancing AI-driven productivity with the development of essential human skills and prioritising emerging skills and frameworks to prepare students and professionals for an evolving job market. To enable an open and hon</text:p>
          </table:table-cell>
          <table:table-cell office:value-type="string" calcext:value-type="string">
            <text:p>news.smu.edu.sg</text:p>
          </table:table-cell>
          <table:table-cell/>
          <table:table-cell office:value-type="string" calcext:value-type="string">
            <text:p>Singapore Management University (SMU)</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Singapore:Asia</text:p>
          </table:table-cell>
          <table:table-cell office:value-type="string" calcext:value-type="string">
            <text:p>A prominent university in Singapore known for integrating technology into education, with a focus on AI and digital learning. Offers various programs and engages in global discussions about education and AI.</text:p>
          </table:table-cell>
          <table:table-cell office:value-type="string" calcext:value-type="string">
            <text:p>Potential collaboration on AI-related programs and initiatives. Focus on responsible AI use in education.</text:p>
          </table:table-cell>
          <table:table-cell office:value-type="string" calcext:value-type="string">
            <text:p>Signal score of 2 based on: 1) Discussions on AI integration in education (AI relevance) 2) Specific courses in digital learning but limited creative industry connections.</text:p>
          </table:table-cell>
        </table:table-row>
        <table:table-row table:style-name="ro2">
          <table:table-cell office:value-type="string" calcext:value-type="string">
            <text:p>Fei-Fei Li</text:p>
          </table:table-cell>
          <table:table-cell office:value-type="string" calcext:value-type="string">
            <text:p>https://en.wikipedia.org/wiki/Fei-Fei_Li</text:p>
          </table:table-cell>
          <table:table-cell office:value-type="string" calcext:value-type="string">
            <text:p>11 нояб. 2024 г.</text:p>
          </table:table-cell>
          <table:table-cell office:value-type="string" calcext:value-type="string">
            <text:p>Chinese-American computer scientist (born 1976)</text:p>
            <text:p/>
            <text:p>Lǐ Fēifēi. This article uses The native form of this personal name is. This article uses Western name order when mentioning individuals.</text:p>
            <text:p/>
            <text:p>"Li Feifei" redirects here. For the 1925 film, see Heroine Li Feifei</text:p>
            <text:p/>
            <text:p>Fei-Fei Li (Chinese: 李飞飞; pinyin: Lǐ Fēifēi; born July 3, 1976) is a Chinese-American computer scientist, known for establishing ImageNet, the dataset that enabled rapid advances in computer vision in the 2010s.[4][5][6][7] She is the Sequoia Capital professor of computer science at Stanford University and former board director at Twitter.[8] Li is a co-director of the Stanford Institute for Human-Centered Artificial Intelligence and a co-director of the Stanford Vision and Learning Lab.[9][10] She served as the director of the Stanford Artificial Intelligence Laboratory from 2013 to 2018.[11][12][13]</text:p>
            <text:p/>
            <text:p>In 2017, she co-founded AI4ALL, a nonprofit organization working to increase diversity and inclusion in the field of artificial intelligence.[14][15] Her research expertise includes artificial intelligence, machine learning, deep learning, computer vision and cognitive neuroscience.[16]</text:p>
            <text:p/>
            <text:p>Li was named in the Time 100 AI Most Influential People list in 2023[17] and received the Intel Lifetime Achievements Innovation Award in the same year for her contributions to artificial intelligence.[18] She was elected as a member of the National Academy of Engineering[19] and the National Academy of Medicine in 2020,[20] and the American Academy of Arts and Sciences in 2021.[21]</text:p>
            <text:p/>
            <text:p>On August 3, 2023, it was announced that Li was appointed to the United Nations Scientific Advisory Board, established by Secretary-General Antonio Guterres.[22][23] In 2024, Li made to the Gold House’s most impactful Asian A100 list.[24] In 2024, Fei-Fei Li, raised $230 million for a startup called World Labs, that she and three colleagues founded to develop a "spatial intelligence" AI technology that can understand how the three-dimensional physical world works reported by Reuters [25]</text:p>
            <text:p/>
            <text:p>Early life and education [ edit ]</text:p>
            <text:p/>
            <text:p>Li was born in Beijing, China in 1976 and grew up in Chengdu, Sichuan.[26] She studied at Sichuan Chengdu No.7 High School.[27] When she was 12, her father emigrated to Parsippany, New Jersey from China.[5] When she was 16, she and her mother joined him in the United States.[27] She graduated from Parsippany High School in 1995.[5][28] She was inducted to the hall of fame at Parsippany High School in 2017.[29]</text:p>
            <text:p/>
            <text:p>Li pursued her undergraduate studies at Princeton University. She received a Bachelor of Arts with a major in physics from Princeton University in 1999.[30] Li completed her senior thesis, titled "Auditory binaural correlogram difference: a new computational model for huggins dichotic pitch," under the supervision of Bradley Dickinson, professor of electrical engineering.[31] During her years at Princeton, she returned home most weekends to help run her family's dry cleaning business[5][32] and worked as a dishwasher to supplement the family income.[27]</text:p>
            <text:p/>
            <text:p>Li then pursued her graduate studies at the California Institute of Technology, where she received a master's degree in electrical engineering in 2001 and a Doctor of Philosophy in electrical engineering in 2005.[30] Li completed her dissertation, titled "Visual Recognition: Computational Models and Human Psychophysics," under the primary supervision of Pietro Perona and secondary supervision of Christof Koch. Her graduate studies were supported by the National Science Foundation Graduate Research Fellowship and The Paul &amp; Daisy Soros Fellowships for New Americans.[33]</text:p>
            <text:p/>
            <text:p>Career and research [ edit ]</text:p>
            <text:p/>
            <text:p>From 2005 to 2006, Li was an assistant professor in the Electrical and Computer Engineering Department at the University of Illinois Urbana-Champaign, and from 2007 to 2009, she was an assistant professor in the Computer Science Department at Princeton University. She joined Stanford in 2009 as an assistant professor, and was promoted to associate professor with tenure in 2012, and then full professor in 2018.[34] At Stanford, Li served as the director of Stanford Artificial Intelligence Lab (SAIL) from 2013 to 2018. She became the founding co-director of Stanford's University-level initiative - the Human-Centered AI Institute, along with co-director Dr. John Etchemendy, former provost of Stanford University.[35]</text:p>
            <text:p/>
            <text:p>On her sabbatical from Stanford University from January 2017 to fall of 2018, Li joined Google Cloud as its Chief Scientist of AI/ML and Vice President.[36] At Google, her team focused on democratizing AI technology and lowering the barrier for entrance to businesses and developers,[37] including the developments of products like AutoML.[38][39]</text:p>
            <text:p/>
            <text:p>In September 2017, Google secured a contract from the Department of Defense called Project Maven, which aimed to use AI techniques to interpret images captured by drone cameras.[40][41] Google told employees who protested the company's work on Project Maven that their rol</text:p>
          </table:table-cell>
          <table:table-cell office:value-type="string" calcext:value-type="string">
            <text:p>en.wikipedia.org</text:p>
          </table:table-cell>
          <table:table-cell/>
          <table:table-cell office:value-type="string" calcext:value-type="string">
            <text:p>Stanford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nited States:US</text:p>
          </table:table-cell>
          <table:table-cell office:value-type="string" calcext:value-type="string">
            <text:p>Stanford University is a prestigious research institution known for its cutting-edge programs in artificial intelligence and human-centered design. It plays a significant role in AI advancements and has a diverse faculty and student body.</text:p>
          </table:table-cell>
          <table:table-cell office:value-type="string" calcext:value-type="string">
            <text:p>Ideal candidate for collaboration due to its comprehensive AI programs and international influence. They actively engage in partnerships and research initiatives related to AI in the media and creative sectors.</text:p>
          </table:table-cell>
          <table:table-cell office:value-type="string" calcext:value-type="string">
            <text:p>Strong signal justified by: 1) Leading AI research institute 2) Extensive AI courses including practical applications in media and creativity 3) Engages in international collaborations and has a robust alumni network.</text:p>
          </table:table-cell>
        </table:table-row>
        <table:table-row table:style-name="ro2">
          <table:table-cell office:value-type="string" calcext:value-type="string">
            <text:p>WAT.ai Undergraduate AI Showcase in DC 1301 (Fishbowl)</text:p>
          </table:table-cell>
          <table:table-cell office:value-type="string" calcext:value-type="string">
            <text:p>https://uwaterloo.ca/artificial-intelligence-institute/events/watai-undergraduate-ai-showcase-dc-1301-fishbowl</text:p>
          </table:table-cell>
          <table:table-cell office:value-type="string" calcext:value-type="string">
            <text:p>24 мар. 2024 г.</text:p>
          </table:table-cell>
          <table:table-cell office:value-type="string" calcext:value-type="string">
            <text:p>On Tuesday, April 2nd, 2024, the WAT.ai design team and the Waterloo AI Institute are hosting an Undergraduate AI Showcase!</text:p>
            <text:p/>
            <text:p/>
            <text:p/>
            <text:p>We would like to invite any undergraduate students that have an AI project to present at the showcase and share their work with the Waterloo AI community! Examples of projects might include work done for a design team, capstone project, undergraduate research assistantship, hackathon, or significant personal project that is related to artificial intelligence. Several projects from the WAT.ai design team will be presenting as well, such as using AI to help interpret medical x-rays and determining the feasibility of using AI algorithms on IoT devices for cybersecurity. Interested undergraduate student presenters should sign up using the form below by March 27th, 2024.</text:p>
            <text:p/>
            <text:p/>
            <text:p/>
            <text:p>The showcase will take place on Tuesday, April 2nd, 2024 in DC 1301 (Fishbowl) from 1:30pm - 3:30pm. The event is free, and anyone is welcome to attend the showcase!</text:p>
            <text:p/>
            <text:p/>
            <text:p/>
            <text:p>Any questions can be directed to Trevor Yu (trevor.yu@uwaterloo.ca). We hope to see you there!</text:p>
          </table:table-cell>
          <table:table-cell office:value-type="string" calcext:value-type="string">
            <text:p>uwaterloo.ca</text:p>
          </table:table-cell>
          <table:table-cell/>
          <table:table-cell office:value-type="string" calcext:value-type="string">
            <text:p>University of Waterloo</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Canada:Other</text:p>
          </table:table-cell>
          <table:table-cell office:value-type="string" calcext:value-type="string">
            <text:p>A leading Canadian university with a strong emphasis on technology and engineering, hosting various AI-related events and projects.</text:p>
          </table:table-cell>
          <table:table-cell office:value-type="string" calcext:value-type="string">
            <text:p>Collaboration could focus on AI research projects and student internships.</text:p>
          </table:table-cell>
          <table:table-cell office:value-type="string" calcext:value-type="string">
            <text:p>Signal score of 2 due to presence of AI projects, but lacking direct media or creative industry focus.</text:p>
          </table:table-cell>
        </table:table-row>
        <table:table-row table:style-name="ro2">
          <table:table-cell office:value-type="string" calcext:value-type="string">
            <text:p>MIT xPRO Designing and Building AI Products and Services</text:p>
          </table:table-cell>
          <table:table-cell office:value-type="string" calcext:value-type="string">
            <text:p>https://emeritus.org/program-information-sessions/mit-xpros-designing-and-building-ai-products-and-services-program/</text:p>
          </table:table-cell>
          <table:table-cell office:value-type="string" calcext:value-type="string">
            <text:p>28 авг. 2024 г.</text:p>
          </table:table-cell>
          <table:table-cell office:value-type="string" calcext:value-type="string">
            <text:p>Information session on MIT xPRO’s Designing and Building AI Products and Services program</text:p>
            <text:p/>
            <text:p>Information session on MIT xPRO’s Designing and Building AI Products and Services program</text:p>
            <text:p/>
            <text:p>The eight-week MIT xPRO Designing and Building AI Products and Services program equips professionals with the knowledge and skills to successfully design and implement AI products and services within their organizations.</text:p>
            <text:p/>
            <text:p>Who is This Program For?</text:p>
            <text:p/>
            <text:p>This program is ideal for technical product leaders, professionals, consultants, startup founders, UX/UI designers, and anyone interested in understanding and applying AI to their work. While some basic calculus, linear algebra, statistics, and Python knowledge is recommended, it's not a prerequisite. The program is designed to be accessible to individuals with varying levels of technical expertise.</text:p>
            <text:p/>
            <text:p>Key Takeaways:</text:p>
            <text:p/>
            <text:p>Explore the different types of AI technologies, including machine learning, deep learning, and natural language processing, and understand their capabilities and limitations</text:p>
            <text:p/>
            <text:p>Develop a "business antenna" to understand how AI can be applied to solve real-world business problems and a "technology antenna" to grasp the technical aspects of AI development</text:p>
            <text:p/>
            <text:p>Engage in practical exercises and case studies to apply your knowledge to various industries, including healthcare, manufacturing, and media</text:p>
            <text:p/>
            <text:p>The Key Program Features Include:</text:p>
            <text:p/>
            <text:p>Expert faculty: Learn from the faculty members who are experts in machine learning, human–computer interaction, organizational design, media technology, and AI governance</text:p>
            <text:p/>
            <text:p>Community and collaboration: Connect with peers from around the world, share insights, and collaborate on projects, as well as access live office hours with program leaders for personalized support and guidance</text:p>
            <text:p/>
            <text:p>Certificate: Obtain a certificate and five continuing education units from MIT xPRO after the completion of the program</text:p>
            <text:p/>
            <text:p>Capstone project: Build a portfolio of AI-related work through a capstone project</text:p>
            <text:p/>
            <text:p>Gain a deep understanding of AI and its potential to transform businesses and organizations with the</text:p>
            <text:p/>
            <text:p>program. Watch the program information session for more information about the program, its benefits, and the application process.</text:p>
          </table:table-cell>
          <table:table-cell office:value-type="string" calcext:value-type="string">
            <text:p>emeritus.org</text:p>
          </table:table-cell>
          <table:table-cell/>
          <table:table-cell office:value-type="string" calcext:value-type="string">
            <text:p>MIT xPRO</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SA:US</text:p>
          </table:table-cell>
          <table:table-cell office:value-type="string" calcext:value-type="string">
            <text:p>MIT xPRO offers professional development programs focusing on AI applications across various sectors including media. The program emphasizes practical skills and knowledge.</text:p>
          </table:table-cell>
          <table:table-cell office:value-type="string" calcext:value-type="string">
            <text:p>Strong candidate for collaboration due to focus on AI in media applications and international reach.</text:p>
          </table:table-cell>
          <table:table-cell office:value-type="string" calcext:value-type="string">
            <text:p>Strong signal justified by: 1) Comprehensive AI course with a media focus 2) International program with significant demand 3) Strong faculty expertise 4) Capstone project enhances practical experience</text:p>
          </table:table-cell>
        </table:table-row>
        <table:table-row table:style-name="ro2">
          <table:table-cell office:value-type="string" calcext:value-type="string">
            <text:p>Enhanced MBZUAI Executive Program keeps pace with ...</text:p>
          </table:table-cell>
          <table:table-cell office:value-type="string" calcext:value-type="string">
            <text:p>https://mbzuai.ac.ae/news/enhanced-mbzuai-executive-program-keeps-pace-with-fast-changing-artificial-intelligence-market-demands/</text:p>
          </table:table-cell>
          <table:table-cell office:value-type="string" calcext:value-type="string">
            <text:p>11 мар. 2024 г.</text:p>
          </table:table-cell>
          <table:table-cell office:value-type="string" calcext:value-type="string">
            <text:p>Mohamed bin Zayed University of Artificial Intelligence (MBZUAI) has announced the enhanced MBZUAI Executive Program (MEP) as it welcomes its fifth cohort consisting of 44 senior leaders coming from the federal government (17%), local authorities (37%), non-government organizations/startups (9%), and industry (37%) from across the UAE.</text:p>
            <text:p/>
            <text:p>With a strong focus on industry, MEP has a renewed focus on the application and implementation of artificial intelligence (AI) principles across sectors. Participants coming from government, energy, finance, law, transport and logistics, health, sports, and education are set to learn from real-world projects, policy development, and ethics. The enhanced program contributes to the evolution of a strong regional and global AI community to support and advance UAE organizations’ development and enable vital digital transformation.</text:p>
            <text:p/>
            <text:p>The MEP modules are now in-person and spread over 16 weeks, and the course includes four chapters and seven modules. Four new chapters have been added, including AI and its Current Paradigm Shift, AI Fundamentals, AI-Driven Industry Transformations, and AI Strategy, Policymaking, and Ethics.</text:p>
            <text:p/>
            <text:p>The fifth edition of the MEP celebrates gender balance, with 43% of participants being female. It will also include the opportunity to attend an international trip enabling participants to witness real-world examples of AI applications from major technology organizations with a global perspective and to learn from the best practices within AI-specific industries.</text:p>
            <text:p/>
            <text:p>“The enhanced MEP is closely aligned with the changing market demand for AI skills, knowledge, and solutions at all levels across public and private sector organizations,” MBZUAI’s President and University Professor, Eric Xing, said. “AI is rapidly changing, and the new curriculum centers around some of the most important aspects of AI transformation, such as policy, ethics, and strategy. These updated courses reflect the need for organizations to take a more holistic approach to AI, including understanding the context and impact of AI deployments and innovations while furthering the aims of the UAE’s national strategy for AI.”</text:p>
            <text:p/>
            <text:p>In addition to MBZUAI’s own subject matter experts, MEP participants learn from renowned global AI experts such as Professor Michael Jordan from UC Berkeley; Professor Justine Cassell from Carnegie Mellon University; Professor Karl Ulrich from Wharton Business School; and Dr. Xuedong Huang from Zoom.</text:p>
            <text:p/>
            <text:p>The program will conclude with participants working on capstone projects using AI to solve national or organizational challenges with the potential to bring about transformational change in society, including areas such as healthcare, education, and sustainability.</text:p>
            <text:p/>
            <text:p>More than 150 C-suite executives, directors, and secretaries-general have graduated from the program and shared their learnings with their UAE-based organizations, including government departments, startups, small-to-medium enterprises (SMEs), and non-commercial NGOs, representing a diverse and talented alumni.</text:p>
            <text:p/>
            <text:p>“Previous MEP participants are keen to come back to MBZUAI and share the benefits of how they have applied AI knowledge to benefit their respective roles, highlighting how the executive program experience has enabled them to drive growth and positively impact the UAE’s economy – that’s a key proof point as MBZUAI continues to make AI a central pillar of the country’s aspirations,” Professor Xing added.</text:p>
          </table:table-cell>
          <table:table-cell office:value-type="string" calcext:value-type="string">
            <text:p>mbzuai.ac.ae</text:p>
          </table:table-cell>
          <table:table-cell/>
          <table:table-cell office:value-type="string" calcext:value-type="string">
            <text:p>Mohamed bin Zayed University of Artificial Intelligence</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UAE:Other</text:p>
          </table:table-cell>
          <table:table-cell office:value-type="string" calcext:value-type="string">
            <text:p>MBZUAI focuses on advancing AI education and research. The enhanced Executive Program is aimed at senior leaders across various industries, focusing on practical applications of AI principles.</text:p>
          </table:table-cell>
          <table:table-cell office:value-type="string" calcext:value-type="string">
            <text:p>Potential collaboration in developing AI-focused courses in media-related fields.</text:p>
          </table:table-cell>
          <table:table-cell office:value-type="string" calcext:value-type="string">
            <text:p>Moderate signal justified by: 1) Executive program explicitly includes AI technologies 2) Program is industry-focused but lacks a clear creative/media component.</text:p>
          </table:table-cell>
        </table:table-row>
        <table:table-row table:style-name="ro2">
          <table:table-cell office:value-type="string" calcext:value-type="string">
            <text:p>The AI app that can save the Apple Vision Pro</text:p>
          </table:table-cell>
          <table:table-cell office:value-type="string" calcext:value-type="string">
            <text:p>https://medium.com/design-bootcamp/the-ai-app-that-can-save-the-apple-vision-pro-f228f63f09b7</text:p>
          </table:table-cell>
          <table:table-cell office:value-type="string" calcext:value-type="string">
            <text:p>6 мая 2024 г.</text:p>
          </table:table-cell>
          <table:table-cell office:value-type="string" calcext:value-type="string">
            <text:p>In February of 2024, I completed the MIT XPRO course Designing and Building AI Products and Services and was awarded an exemplary assignment achievement for my capstone project. The TLDR on my project is this: which AI (Artificial Intelligence) models would best be used to serve the development of a ground-breaking app for the Apple Vision Pro? I conceptualized this app based on my personal experiences with two unlikely points of inspiration.</text:p>
            <text:p/>
            <text:p>The old iTunes visualizer My Mindbloom ketamine sessions (administered to help treat a long battle with anxiety and depression)</text:p>
            <text:p/>
            <text:p>Many questions arose during my ketamine sessions, including, “Why does the art produced by AI so closely resemble the sacred geometry we access in our subconscious while undergoing mystical psychedelic experiences?” — a question I will expand upon in this article. During my sessions, I also received seeds of inspiration for business and technological concepts. One of those concepts was an app that combined the subconscious-digging, mind-healing powers of a ketamine experience and its…</text:p>
          </table:table-cell>
          <table:table-cell office:value-type="string" calcext:value-type="string">
            <text:p>medium.com</text:p>
          </table:table-cell>
          <table:table-cell/>
          <table:table-cell office:value-type="string" calcext:value-type="string">
            <text:p>MIT XPRO</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SA:US</text:p>
          </table:table-cell>
          <table:table-cell office:value-type="string" calcext:value-type="string">
            <text:p>Online professional education program specializing in AI and technology courses, including product design.</text:p>
          </table:table-cell>
          <table:table-cell office:value-type="string" calcext:value-type="string">
            <text:p>Potential for collaboration focused on AI in creative domains, especially with technology intersecting with art and media.</text:p>
          </table:table-cell>
          <table:table-cell office:value-type="string" calcext:value-type="string">
            <text:p>Signal score reflects: 1) Inclusion of AI technologies 2) Creative applications related to media and art, although not explicitly tied to traditional media courses.</text:p>
          </table:table-cell>
        </table:table-row>
        <table:table-row table:style-name="ro2">
          <table:table-cell office:value-type="string" calcext:value-type="string">
            <text:p>A.I. Research Center</text:p>
          </table:table-cell>
          <table:table-cell office:value-type="string" calcext:value-type="string">
            <text:p>https://ai-tnstatesmartcenter.org/aiforall-researchcenter</text:p>
          </table:table-cell>
          <table:table-cell office:value-type="string" calcext:value-type="string">
            <text:p>17 июл. 2024 г.</text:p>
          </table:table-cell>
          <table:table-cell office:value-type="string" calcext:value-type="string">
            <text:p>The Applied AI for Education Research Center at Tennessee State University (TSU) is a transformative interdisciplinary research facility dedicated to leveraging artificial intelligence (AI) to revolutionize education. The center, housed under the SMART Center (Center for Socially-Minded Artificial Intelligence Research and Technology), aims to address crucial issues such as the digital divide, bias and diversity in AI, while empowering underrepresented groups. It will provide professional development and training to teachers, faculty, staff, students, and community stakeholders, while investigating AI tools for classroom application. Additionally, the center will promote innovations and entrepreneurship, serving as a beta site for technology companies. The ultimate goal is to establish Tennessee State University as a premier research center for AI and offer degrees and continuing education in applied AI, with the first emphasis on a Master's Degree in Teaching and Learning for Applied AI.</text:p>
          </table:table-cell>
          <table:table-cell office:value-type="string" calcext:value-type="string">
            <text:p>ai-tnstatesmartcenter.org</text:p>
          </table:table-cell>
          <table:table-cell/>
          <table:table-cell office:value-type="string" calcext:value-type="string">
            <text:p>Tennessee State University</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A:US</text:p>
          </table:table-cell>
          <table:table-cell office:value-type="string" calcext:value-type="string">
            <text:p>Tennessee State University is focused on AI research and education, offering a Master's Degree in Teaching and Learning for Applied AI, but lacks specific courses in media or creative industries.</text:p>
          </table:table-cell>
          <table:table-cell office:value-type="string" calcext:value-type="string">
            <text:p>Could be a candidate for AI collaboration, though it lacks direct media-oriented programs.</text:p>
          </table:table-cell>
          <table:table-cell office:value-type="string" calcext:value-type="string">
            <text:p>Signal score is moderate due to: 1) Focus on AI education and research 2) Potential for interdisciplinary applications but not directly linked to media/creative industries.</text:p>
          </table:table-cell>
        </table:table-row>
        <table:table-row table:style-name="ro2">
          <table:table-cell office:value-type="string" calcext:value-type="string">
            <text:p>Generative AI and the Researcher</text:p>
          </table:table-cell>
          <table:table-cell office:value-type="string" calcext:value-type="string">
            <text:p>https://clinical-research-facility.ed.ac.uk/generative-ai-and-the-researcher</text:p>
          </table:table-cell>
          <table:table-cell office:value-type="string" calcext:value-type="string">
            <text:p>23 июн. 2024 г.</text:p>
          </table:table-cell>
          <table:table-cell office:value-type="string" calcext:value-type="string">
            <text:p>About</text:p>
            <text:p/>
            <text:p>This bitesize introductory course, designed for researchers, aims to demystify the rapidly evolving area of generative artificial intelligence (Gen AI) tools, and provides a practical insight into how these tools can be integrated into the research process. There has been an explosion of Gen AI tools since 2022, many of which are specifically tailored to researchers, and this technological leap has provided both exciting new opportunities and challenges in the world of research.</text:p>
            <text:p/>
            <text:p>The course begins with an introduction to Gen AI and emphasises the ethical considerations, limitations and responsibilities associated with using these tools, before moving on to describe a variety of tools and how they can be used for research. Participants will be shown how they can harness the power of these tools to support their own projects, including how to find and compare key references, draft document outlines, explore novel ideas, suggest methodologies, plan projects, analyse and visualise data, writing assistance and more.</text:p>
            <text:p/>
            <text:p>Tutor</text:p>
            <text:p/>
            <text:p>Dr Joanna Young</text:p>
            <text:p/>
            <text:p>Cost</text:p>
            <text:p/>
            <text:p>*There are a limited number of fully-funded places available on this course for University of Edinburgh (UoE) and NHS Lothian (NHSL) staff and students.</text:p>
            <text:p/>
            <text:p>To be eligible for one of the funded places, you must provide an active UoE or NHSL email address. Terms and Conditions apply.</text:p>
            <text:p/>
            <text:p>*** Note - we offer a £20 discount on course fees if paying by debit/credit card - see below rates***</text:p>
            <text:p/>
            <text:p>Category Rate (card) Rate (invoice/UoE internal transfer) Fully funded place (see eligibility above)* £0 £0 Student (matriculation details required) £40 £60 Academic/NHS £90 £110 Industry £180 £200</text:p>
            <text:p/>
            <text:p>There is a cancellation date of 12/03/25. If you cancel after this date you will still be charged.</text:p>
          </table:table-cell>
          <table:table-cell office:value-type="string" calcext:value-type="string">
            <text:p>clinical-research-facility.ed.ac.uk</text:p>
          </table:table-cell>
          <table:table-cell/>
          <table:table-cell office:value-type="string" calcext:value-type="string">
            <text:p>University of Edinburgh</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K</text:p>
          </table:table-cell>
          <table:table-cell office:value-type="string" calcext:value-type="string">
            <text:p>Renowned UK university with extensive research programs, offering a course on generative AI tools tailored for researchers. Approximately 30,000 students annually.</text:p>
          </table:table-cell>
          <table:table-cell office:value-type="string" calcext:value-type="string">
            <text:p>Ideal candidate for collaboration. Offers AI courses aimed at enhancing research capabilities in various fields.</text:p>
          </table:table-cell>
          <table:table-cell office:value-type="string" calcext:value-type="string">
            <text:p>Strong signal justified by: 1) Explicit focus on generative AI technologies 2) Course integrates AI into research methodologies 3) Large international student body 4) Established reputation in research and innovation</text:p>
          </table:table-cell>
        </table:table-row>
        <table:table-row table:style-name="ro2">
          <table:table-cell office:value-type="string" calcext:value-type="string">
            <text:p>MITx: Machine Learning with Python: from Linear Models to ...</text:p>
          </table:table-cell>
          <table:table-cell office:value-type="string" calcext:value-type="string">
            <text:p>https://www.edx.org/learn/machine-learning/massachusetts-institute-of-technology-machine-learning-with-python-from-linear-models-to-deep-learning</text:p>
          </table:table-cell>
          <table:table-cell office:value-type="string" calcext:value-type="string">
            <text:p>5 минут назад</text:p>
          </table:table-cell>
          <table:table-cell office:value-type="string" calcext:value-type="string">
            <text:p>If you have specific questions about this course, please contact us at sds-mm@mit.edu.</text:p>
            <text:p/>
            <text:p>Machine learning methods are commonly used across engineering and sciences, from computer systems to physics. Moreover, commercial sites such as search engines, recommender systems (e.g., Netflix, Amazon), advertisers, and financial institutions employ machine learning algorithms for content recommendation, predicting customer behavior, compliance, or risk.</text:p>
            <text:p/>
            <text:p>As a discipline, machine learning tries to design and understand computer programs that learn from experience for the purpose of prediction or control.</text:p>
            <text:p/>
            <text:p>In this course, students will learn about principles and algorithms for turning training data into effective automated predictions. We will cover:</text:p>
            <text:p/>
            <text:p>Representation, over-fitting, regularization, generalization, VC dimension;</text:p>
            <text:p/>
            <text:p>Clustering, classification, recommender problems, probabilistic modeling, reinforcement learning;</text:p>
            <text:p/>
            <text:p>On-line algorithms, support vector machines, and neural networks/deep learning.</text:p>
            <text:p/>
            <text:p>Students will implement and experiment with the algorithms in several Python projects designed for different practical applications.</text:p>
            <text:p/>
            <text:p>This course is part of the MITx MicroMasters Program in Statistics and Data Science. Master the skills needed to be an informed and effective practitioner of data science. You will complete this course and three others from MITx, at a similar pace and level of rigor as an on-campus course at MIT, and then take a virtually-proctored exam to earn your MicroMasters, an academic credential that will demonstrate your proficiency in data science or accelerate your path towards an MIT PhD or a Master's at other universities. To learn more about this program, please visit https://micromasters.mit.edu/ds/.</text:p>
          </table:table-cell>
          <table:table-cell office:value-type="string" calcext:value-type="string">
            <text:p>www.edx.org</text:p>
          </table:table-cell>
          <table:table-cell/>
          <table:table-cell office:value-type="string" calcext:value-type="string">
            <text:p>Massachusetts Institute of Technology (MIT)</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nited States:US</text:p>
          </table:table-cell>
          <table:table-cell office:value-type="string" calcext:value-type="string">
            <text:p>MIT offers an extensive MicroMasters program in Statistics and Data Science, focusing on machine learning principles and algorithms, but lacks a direct media/creative industry focus.</text:p>
          </table:table-cell>
          <table:table-cell office:value-type="string" calcext:value-type="string">
            <text:p>Potential collaboration in AI and data science applications, though limited media connection.</text:p>
          </table:table-cell>
          <table:table-cell office:value-type="string" calcext:value-type="string">
            <text:p>Moderate signal; course involves AI technologies, but is primarily rooted in general data science rather than media or creative fields.</text:p>
          </table:table-cell>
        </table:table-row>
        <table:table-row table:style-name="ro2">
          <table:table-cell office:value-type="string" calcext:value-type="string">
            <text:p>A&amp;T's new AI program will include a required course in ethics</text:p>
          </table:table-cell>
          <table:table-cell office:value-type="string" calcext:value-type="string">
            <text:p>https://greensboro.com/news/community/rockingham_now/nc-at-greensboro-artificial-intelligence-ai-new-degree-program-north-carolina/article_00041694-b64f-11ef-8f88-9bf298118f7b.html</text:p>
          </table:table-cell>
          <table:table-cell office:value-type="string" calcext:value-type="string">
            <text:p>8 часов назад</text:p>
          </table:table-cell>
          <table:table-cell office:value-type="string" calcext:value-type="string">
            <text:p>GREENSBORO — N.C. A&amp;T recently announced it will be the first public university in the state to offer a standalone bachelor’s degree in artificial intelligence.</text:p>
            <text:p/>
            <text:p>The university plans to enroll the first group of about 50 students next fall. From there, officials hope to expand the program to 143 students by the third year and then to around 300 students by the fifth year.</text:p>
            <text:p/>
            <text:p>The degree requires 120 credit hours to complete, but the exact coursework depends on which of two concentrations a student chooses: Advanced AI Systems, offered through the College of Engineering, and Applied AI in the College of Science and Technology.</text:p>
            <text:p/>
            <text:p>For starters, all A&amp;T students pursing a degree in AI will take core courses that provide a rudimentary understanding of the mathematics and coding necessary to work in the AI industry.</text:p>
            <text:p/>
            <text:p>“First, there’s the foundation technical courses, which is a set of courses in math, statistics, and coding or computing,” said Abdellah Ahmidouch, dean of A&amp;T’s College of Science and Technology.</text:p>
            <text:p/>
            <text:p>Foundational courses for students in the Advanced AI systems track will require higher levels of math and coding than those in the Applied AI concentration, said Stephanie Luster-Teasley Pass, dean for A&amp;T’s college of engineering.</text:p>
            <text:p/>
            <text:p>Additionally, all students in both concentrations will be required to take an AI ethics course before they can earn their degree.</text:p>
            <text:p/>
            <text:p>“There are no real regulations and rules already established by either local governments or state or federal government. So we will have to police ourselves initially,” Ahmidouch said. “Students need to be aware of the implications of what they do in AI and how it can affect either population, products that they produce, and anything else.”</text:p>
            <text:p/>
            <text:p>From the core courses, students then move on to courses in their concentration.</text:p>
            <text:p/>
            <text:p>Pass said for the Advanced AI Systems concentration, there are three main tracks a student can pursue: machine learning; decision making and robotics; and a pure computer science track.</text:p>
            <text:p/>
            <text:p>“The three areas that they can go into really takes them to the next level of understanding,” Pass said. “What is the coding? How do you teach the machine models? How do you go through and really understand the structure of pulling together AI smart systems.”</text:p>
            <text:p/>
            <text:p>Similarly, there’ll be three main tracks for students in the Applied AI concentration: a technology and engineering track; a design, animation, and modeling track; and finally a data science and analytics track.</text:p>
            <text:p/>
            <text:p>Ahmidouch said the university hopes to eventually offer applied AI tracks in other fields.</text:p>
            <text:p/>
            <text:p>“The goal is ultimately to expand those applications to additional areas such as business and finance, and agriculture,” Ahmidouch said.</text:p>
            <text:p/>
            <text:p>As another component of the program, students in both concentrations will be required to have an industrial experience where they either engage in a research project or internship.</text:p>
            <text:p/>
            <text:p>The two groups will then get together so they can talk about their experiences, Pass said.</text:p>
            <text:p/>
            <text:p>With members of A&amp;T’s staff already engaged in research ranging from autonomous vehicles to facial recognition — and the university’s partnership with companies like Google, Apple, and Microsoft — Pass said there should be plenty of research opportunities for those pursing a degree in AI.</text:p>
            <text:p/>
            <text:p>“Students already can come right in, they can start doing research,” Pass said.</text:p>
            <text:p/>
            <text:p>Pass said the program is generating a lot of interest.</text:p>
            <text:p/>
            <text:p>“We’re already getting lots of phone calls about people who are excited about the program,” Pass said.</text:p>
          </table:table-cell>
          <table:table-cell office:value-type="string" calcext:value-type="string">
            <text:p>greensboro.com</text:p>
          </table:table-cell>
          <table:table-cell/>
          <table:table-cell office:value-type="string" calcext:value-type="string">
            <text:p>N.C. A&amp;T State University</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small</text:p>
          </table:table-cell>
          <table:table-cell office:value-type="string" calcext:value-type="string">
            <text:p>USA:US</text:p>
          </table:table-cell>
          <table:table-cell office:value-type="string" calcext:value-type="string">
            <text:p>N.C. A&amp;T is set to offer a bachelor's degree in artificial intelligence, focusing on advanced systems and applied AI, including a track in design, animation, and modeling.</text:p>
          </table:table-cell>
          <table:table-cell office:value-type="string" calcext:value-type="string">
            <text:p>Potential collaboration in research projects and internships in AI-related fields.</text:p>
          </table:table-cell>
          <table:table-cell office:value-type="string" calcext:value-type="string">
            <text:p>Signal score justified by: 1) AI degree with tracks including design and animation, 2) Industrial experience component, but the program lacks extensive media focus.</text:p>
          </table:table-cell>
        </table:table-row>
        <table:table-row table:style-name="ro2">
          <table:table-cell office:value-type="string" calcext:value-type="string">
            <text:p>Data Science - School of Engineering and Computer Science</text:p>
          </table:table-cell>
          <table:table-cell office:value-type="string" calcext:value-type="string">
            <text:p>https://oakland.edu/secs/undergraduate-programs/data-science/</text:p>
          </table:table-cell>
          <table:table-cell office:value-type="string" calcext:value-type="string">
            <text:p>22 мая 2024 г.</text:p>
          </table:table-cell>
          <table:table-cell office:value-type="string" calcext:value-type="string">
            <text:p>Data Science</text:p>
            <text:p/>
            <text:p>The Bachelor of Science in Data Science program equips students with the skills and knowledge needed for a successful career in the industry and for advanced studies across various disciplines. This program uniquely integrates quantitative analysis and computer science, distinguishing it from other fields.</text:p>
            <text:p/>
            <text:p>Students engage in hands-on projects and explore programming languages such as Python and R, delving into machine learning algorithms, data visualization techniques and database management. This practical approach provides invaluable experience in analyzing complex datasets.</text:p>
            <text:p/>
            <text:p>A key component of the curriculum is its focus on data ethics, preparing graduates to navigate diverse contexts responsibly. Capstone projects allow students to apply their knowledge to real-world problems, promoting critical thinking and innovation. The program also emphasizes professional development, including technical communication and teamwork, ensuring that graduates are well-prepared for a dynamic career in data science and equipped to excel in this rapidly evolving field.</text:p>
            <text:p/>
            <text:p>Major RequirementsMinor Requirements</text:p>
            <text:p/>
            <text:p>Data Science, B.S., Concentration in Artificial Intelligence offers students an optional concentration in Artificial Intelligence to broaden their knowledge in this specific area of data science.</text:p>
            <text:p/>
            <text:p>Adding a minor in Data Science: Students interested in learning more about this minor should contact the Minor Faculty Adviser, Dr. Kate Bowers ([email protected]). Once approved by Dr. Bowers, students need to contact the CSE Administrative Assistant, Sherry Rank ([email protected]), to add the minor.</text:p>
            <text:p/>
            <text:p>Contact Us</text:p>
            <text:p/>
            <text:p>Katherine Bowers, Ph.D.</text:p>
            <text:p/>
            <text:p>Special Instructor and Academic Programs Coordinator</text:p>
            <text:p/>
            <text:p>Office: EC 546</text:p>
            <text:p/>
            <text:p>(248) 370-3874</text:p>
            <text:p/>
            <text:p>[email protected]</text:p>
            <text:p/>
            <text:p>School of Engineering and Computer Science</text:p>
            <text:p/>
            <text:p>115 Library Drive</text:p>
            <text:p/>
            <text:p>Rochester , MI 48309-447</text:p>
            <text:p/>
            <text:p>(location map)</text:p>
            <text:p/>
            <text:p>Dean's Office (248) 370-2217</text:p>
            <text:p/>
            <text:p>Academic Advising (248) 370-2201</text:p>
            <text:p/>
            <text:p>[email protected] Engineering Center, Room 301115 Library DriveRochester , MI 48309-447Dean's Office (248) 370-2217Academic Advising (248) 370-2201</text:p>
          </table:table-cell>
          <table:table-cell office:value-type="string" calcext:value-type="string">
            <text:p>oakland.edu</text:p>
          </table:table-cell>
          <table:table-cell/>
          <table:table-cell office:value-type="string" calcext:value-type="string">
            <text:p>School of Engineering and Computer Science</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US</text:p>
          </table:table-cell>
          <table:table-cell office:value-type="string" calcext:value-type="string">
            <text:p>Offers a Bachelor of Science in Data Science with a concentration in Artificial Intelligence. The program integrates quantitative analysis with computer science and includes hands-on projects.</text:p>
          </table:table-cell>
          <table:table-cell office:value-type="string" calcext:value-type="string">
            <text:p>Strong candidate for collaboration due to its AI focus in data science and large scale.</text:p>
          </table:table-cell>
          <table:table-cell office:value-type="string" calcext:value-type="string">
            <text:p>Signal score is high due to: 1) Explicit AI concentration available 2) Hands-on learning in data analytics 3) Comprehensive coverage of data ethics and communication skills.</text:p>
          </table:table-cell>
        </table:table-row>
        <table:table-row table:style-name="ro2">
          <table:table-cell office:value-type="string" calcext:value-type="string">
            <text:p>New Master's degree programs at FIDS</text:p>
          </table:table-cell>
          <table:table-cell office:value-type="string" calcext:value-type="string">
            <text:p>https://www.uni-regensburg.de/informatics-data-science/faculty/study-at-fids/prospective-students/new-masters-degree-programs-at-fids/index.html</text:p>
          </table:table-cell>
          <table:table-cell office:value-type="string" calcext:value-type="string">
            <text:p>14 окт. 2024 г.</text:p>
          </table:table-cell>
          <table:table-cell office:value-type="string" calcext:value-type="string">
            <text:p>With us, computer science is written in many colors! Because computer science is one thing above all: highly versatile. For us, core computer science is just as much a part of it as the many different fields of application in which your skills are needed!</text:p>
            <text:p/>
            <text:p>In the Master's degree programm in Computer Science, you can deepen or expand your knowledge of advanced topics in core computer science and - if you wish - specialize in specific application areas.</text:p>
            <text:p/>
            <text:p>The program is divided into</text:p>
            <text:p/>
            <text:p>a compulsory area (incl. Master's thesis) (min. 60 LP)</text:p>
            <text:p/>
            <text:p>the compulsory elective area “Core Computer Science” (at least 18 CP)</text:p>
            <text:p/>
            <text:p>the compulsory elective area “Specialization” (at least 42 CP)</text:p>
            <text:p/>
            <text:p/>
            <text:p/>
            <text:p>Not to be missed: The compulsory area</text:p>
            <text:p/>
            <text:p>Advanced knowledge of software engineering and algorithms is essential for us when studying Computer Science. You will acquire this knowledge in two lectures of the same name with associated labs (6 CP each). An elective module allows you to complete courses in Computer and Data Science according to your own interests (12 CP). The compulsory area is completed by a seminar on current topics in Computer Science (6 CP) and the Master's thesis module (30 CP).</text:p>
            <text:p/>
            <text:p/>
            <text:p/>
            <text:p>It all comes down to the core: The Core Computer Science elective area</text:p>
            <text:p/>
            <text:p>You must choose three modules (at least 18 CP) from 20 planned modules in the areas of Theoretical Computer Science, Computer Engineering, Practical Computer Science and Applied Computer Science. Examples of modules are Topics in Theoretical Computer Science, Modern Machine Learning, Advanced Explainable AI, Embedded Systems, Advanced Data Engineering, Digital Image Processing - AI-based Approaches, Post-Quantum Cryptography etc.</text:p>
            <text:p/>
            <text:p/>
            <text:p/>
            <text:p>Whatever you want: The Specialization elective area</text:p>
            <text:p/>
            <text:p>You can (but do not have to) specialize in one of four specializations as part of your studies by completing modules amounting to at least 42 CP from one specialization (according to specified regulations). You can choose between the specializations:</text:p>
            <text:p/>
            <text:p>Core Computer Science</text:p>
            <text:p/>
            <text:p>Bioinformatics</text:p>
            <text:p/>
            <text:p>Human-Centred Computing</text:p>
            <text:p/>
            <text:p>Information Systems</text:p>
            <text:p/>
            <text:p>In all specializations, there is a compulsory elective area, so that you can also choose modules within a specialization according to your interests. If you complete your Master's thesis project as part of your specialization, we will highlight your specialization on your Master's certificate.</text:p>
            <text:p/>
            <text:p>It's up to you: Our admission procedure</text:p>
            <text:p/>
            <text:p>If you want to study the M.Sc. Computer Science at the University of Regensburg, you should have</text:p>
            <text:p/>
            <text:p>a Bachelor's degree with a final grade of 2.5 or better (or at least 138 LP in your current Bachelor's degree with a provisional final grade of 2.5 or better) - if you have not already studied Computer Science or Data Science in your Bachelor's degree, but are burning with interest in Computer Science, you can be admitted if you meet the other requirements;</text:p>
            <text:p/>
            <text:p>successfully completed credits from the field of Computer Science amounting to 60 CP and from the field of Mathematics amounting to 18 CP (from a total of 30 LP from Computer Science and Mathematics you can be admitted with conditions);</text:p>
            <text:p/>
            <text:p>proof of English at level C1 CEFR or a Bachelor's thesis written in English;</text:p>
            <text:p/>
            <text:p>international applicants must also prove their subject knowledge by passing a Graduate Record Examination (GRE) General Test.</text:p>
            <text:p/>
            <text:p>Further details on the requirements as well as further information on the admission procedure, deadlines and necessary documents will be available here soon.</text:p>
          </table:table-cell>
          <table:table-cell office:value-type="string" calcext:value-type="string">
            <text:p>www.uni-regensburg.de</text:p>
          </table:table-cell>
          <table:table-cell/>
          <table:table-cell office:value-type="string" calcext:value-type="string">
            <text:p>University of Regensburg</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Germany:EU</text:p>
          </table:table-cell>
          <table:table-cell office:value-type="string" calcext:value-type="string">
            <text:p>Offers a Master's in Computer Science with elective modules in AI and applications, including Digital Image Processing - AI-based Approaches. International admissions and English language instruction.</text:p>
          </table:table-cell>
          <table:table-cell office:value-type="string" calcext:value-type="string">
            <text:p>Good candidates for collaboration, especially in AI-related research and development.</text:p>
          </table:table-cell>
          <table:table-cell office:value-type="string" calcext:value-type="string">
            <text:p>Moderate signal justified by: 1) Includes AI-based modules 2) Strong computer science focus but lacks explicit media relevance.</text:p>
          </table:table-cell>
        </table:table-row>
        <table:table-row table:style-name="ro2">
          <table:table-cell office:value-type="string" calcext:value-type="string">
            <text:p>Spatial Data Science Certificate | MRU</text:p>
          </table:table-cell>
          <table:table-cell office:value-type="string" calcext:value-type="string">
            <text:p>https://www.mtroyal.ca/ProgramsCourses/FacultiesSchoolsCentres/ScienceTechnology/Departments/MathematicsComputing/Majors/Spatial-Data-Science/index.htm</text:p>
          </table:table-cell>
          <table:table-cell office:value-type="string" calcext:value-type="string">
            <text:p>2 окт. 2024 г.</text:p>
          </table:table-cell>
          <table:table-cell office:value-type="string" calcext:value-type="string">
            <text:p>Begin a new career path — Earn a valuable credential that sets you up for success in the environmental, information technologies and business sectors</text:p>
            <text:p/>
            <text:p>Expand your knowledge ― Build on your previous education with in-demand skills and knowledge, including machine and deep learning</text:p>
            <text:p/>
            <text:p>Spatial data science is one of the world's fastest growing areas of technology. Mount Royal’s post-bachelor’s certificate in Spatial Data Science provides students with valuable hands-on experience and marketable skills.</text:p>
            <text:p/>
            <text:p>The certificate provides a foundation in how to manage, understand, analyze, apply and visualize data using geospatial tools and applications critical to location-based IT solutions. The program draws from the disciplines of computing, data science and geography, and students will use advanced software tools and innovative data science techniques to discover data insights in real-world applications.</text:p>
            <text:p/>
            <text:p>The certificate includes 10 courses (30 credits) that can be completed in one year, with five courses completed in both fall and winter semesters.</text:p>
            <text:p/>
            <text:p>The certificate is appropriate for university graduates or internationally trained professionals looking to:</text:p>
          </table:table-cell>
          <table:table-cell office:value-type="string" calcext:value-type="string">
            <text:p>www.mtroyal.ca</text:p>
          </table:table-cell>
          <table:table-cell/>
          <table:table-cell office:value-type="string" calcext:value-type="string">
            <text:p>Mount Royal University</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Canada:Other</text:p>
          </table:table-cell>
          <table:table-cell office:value-type="string" calcext:value-type="string">
            <text:p>Mount Royal University offers a post-bachelor’s certificate in Spatial Data Science focusing on data analysis and visualization, with an emphasis on machine learning but lacking specific media or creative industry courses.</text:p>
          </table:table-cell>
          <table:table-cell office:value-type="string" calcext:value-type="string">
            <text:p>Potential collaboration could enhance the focus on AI in creative applications, although current offerings are more technical than media-oriented.</text:p>
          </table:table-cell>
          <table:table-cell office:value-type="string" calcext:value-type="string">
            <text:p>Moderate signal justified by: 1) Inclusion of AI-related machine learning in coursework 2) Strong foundation in data science</text:p>
          </table:table-cell>
        </table:table-row>
        <table:table-row table:style-name="ro2">
          <table:table-cell office:value-type="string" calcext:value-type="string">
            <text:p>Applied Machine Learning | University of Gothenburg</text:p>
          </table:table-cell>
          <table:table-cell office:value-type="string" calcext:value-type="string">
            <text:p>https://www.gu.se/en/study-gothenburg/applied-machine-learning-dit867</text:p>
          </table:table-cell>
          <table:table-cell office:value-type="string" calcext:value-type="string">
            <text:p>23 сент. 2024 г.</text:p>
          </table:table-cell>
          <table:table-cell office:value-type="string" calcext:value-type="string">
            <text:p>The course gives an introduction to machine learning techniques and theory, with a focus on its use in practical applications.</text:p>
            <text:p/>
            <text:p>During the course, a selection of topics will be covered in supervised learning, such as linear models for regression and classification, or nonlinear models such as neural networks, and in unsupervised learning such as clustering.</text:p>
            <text:p/>
            <text:p>The use cases and limitations of these algorithms will be discussed, and their implementation will be investigated in programming assignments. Methodological questions pertaining to the evaluation of machine learning systems will also be discussed, as well as some of the ethical questions that can arise when applying machine learning technologies.</text:p>
            <text:p/>
            <text:p>There will be a strong emphasis on the real-world context in which machine learning systems are used. The use of machine learning components in practical applications will be exemplified, and realistic scenarios will be studied in application areas such as ecommerce, business intelligence, natural language processing, image processing, and bioinformatics. The importance of the design and selection of features, and their reliability, will be discussed.</text:p>
          </table:table-cell>
          <table:table-cell office:value-type="string" calcext:value-type="string">
            <text:p>www.gu.se</text:p>
          </table:table-cell>
          <table:table-cell/>
          <table:table-cell office:value-type="string" calcext:value-type="string">
            <text:p>University of Gothenburg</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Sweden:Other</text:p>
          </table:table-cell>
          <table:table-cell office:value-type="string" calcext:value-type="string">
            <text:p>University offering a course on applied machine learning focusing on practical applications and ethical considerations. Large student body with diverse programs.</text:p>
          </table:table-cell>
          <table:table-cell office:value-type="string" calcext:value-type="string">
            <text:p>Could explore collaboration particularly in ethical AI in media applications.</text:p>
          </table:table-cell>
          <table:table-cell office:value-type="string" calcext:value-type="string">
            <text:p>Signal score of 2 justified by: 1) Inclusion of machine learning (AI relevance) 2) No specific media or creative focus noted.</text:p>
          </table:table-cell>
        </table:table-row>
        <table:table-row table:style-name="ro2">
          <table:table-cell office:value-type="string" calcext:value-type="string">
            <text:p>Certificate in Salesforce Development and AI</text:p>
          </table:table-cell>
          <table:table-cell office:value-type="string" calcext:value-type="string">
            <text:p>https://eicta.iitk.ac.in/product/certificate-in-salesforce-development-and-ai/</text:p>
          </table:table-cell>
          <table:table-cell office:value-type="string" calcext:value-type="string">
            <text:p>22 окт. 2024 г.</text:p>
          </table:table-cell>
          <table:table-cell office:value-type="string" calcext:value-type="string">
            <text:p>By the end of this Program, you will:</text:p>
            <text:p/>
            <text:p>It is a 7-week immersive experience delivered on an AI-powered learning platform with blended learning elements, including Live Masterclasses by IIT Faculty &amp; Industry Experts 5 + Mini Projects run on purpose-built Labs, Assignments, Quizzes, and Mentoring sessions.</text:p>
            <text:p/>
            <text:p>The Certificate in Salesforce Development and AI is an ideal launch pad for tech and AI enthusiasts who want to develop the strongest foundation in Salesforce AI, get certified, gain hands-on project experience, and find their dream job as a Developer in Salesforce.</text:p>
            <text:p/>
            <text:p>What are some of the development tools used in Salesforce?</text:p>
            <text:p/>
            <text:p>FAQs</text:p>
            <text:p/>
            <text:p>Q. Will I receive any certifications upon program completion, and what are the benefits?</text:p>
            <text:p/>
            <text:p>Ans- Yes, absolutely! Upon completing the Certificate in Salesforce Development and AI, you will receive two prestigious certifications: one from IFACET – IIT Kanpur and another from saasguru.</text:p>
            <text:p/>
            <text:p>These certifications will enhance your resume, validate your skills to potential employers, make you job-ready, and give you a competitive edge in the job market.</text:p>
            <text:p/>
            <text:p>Q. Will the certification help in Placements?</text:p>
            <text:p/>
            <text:p>Ans- Yes, 100% placement support is provided to all students who meet the eligibility criteria.</text:p>
            <text:p/>
            <text:p>Q. Does the certification lead to an alumni status from IITK</text:p>
            <text:p/>
            <text:p>Ans. No.</text:p>
            <text:p/>
            <text:p>Q. What is the “Certificate in Salesforce Development and AI” program offered by E&amp;ICT Academy, IIT Kanpur?</text:p>
            <text:p/>
            <text:p>Ans: The “Certificate in Salesforce Development and AI” program offered by E&amp;ICT Academy, IIT Kanpur, is a comprehensive, outcome-driven training initiative designed to bridge the gap between academia and industry. Tailored for both aspiring professionals and experienced practitioners, the program provides hands-on experience and specialized knowledge in Salesforce. Whether you are beginning your career or looking to enhance your skills, this program offers a valuable opportunity to advance your expertise and achieve your professional goals in the Salesforce ecosystem.</text:p>
            <text:p/>
            <text:p>Q. How can I compensate if I miss an Online Salesforce class?</text:p>
            <text:p/>
            <text:p>Ans: If you happen to miss an online Salesforce class, don’t worry. You can easily catch up by accessing exclusive session recordings. Links to these recordings will be provided after each session, ensuring that you stay on track with the course syllabus and continue your learning journey seamlessly.</text:p>
            <text:p/>
            <text:p>Q. How can I get my queries answered during this program?</text:p>
            <text:p/>
            <text:p>Ans: Every learner will be a part of our exclusive Slack Learner Community, which will be guided by some of the best industry experts. Your queries will be addressed through this group.</text:p>
            <text:p/>
            <text:p>Q. Do we have any offline Salesforce training options available?</text:p>
            <text:p/>
            <text:p>Ans: At the moment, all our training courses are online. We will very soon come up with offline-based Salesforce training calendars. Please follow our social media pages to hear from us.</text:p>
            <text:p/>
            <text:p>Q. Can the course material be made available after the training is over?</text:p>
            <text:p/>
            <text:p>Ans: The training material will be made available for a lifetime for our learners once they have enrolled for the course.</text:p>
            <text:p/>
            <text:p>Q. Is the cost of Salesforce authorized certification included as part of the program?</text:p>
            <text:p/>
            <text:p>Ans: The training program fee does not include the cost of Salesforce’s authorized certification. Learners are required to pay the certification exam fees separately to Salesforce.</text:p>
            <text:p/>
            <text:p>Q. Can you arrange for a counseling session to know more about the program?</text:p>
            <text:p/>
            <text:p>Ans: Please click on the Book a free consultation to schedule a time with our program experts to understand more about the program and career prospects.</text:p>
            <text:p/>
            <text:p>Q. What is the refund policy for the “Certificate in Salesforce Development and AI” by E&amp;ICT Academy, IIT Kanpur?</text:p>
            <text:p/>
            <text:p>Ans: For information on refunds and cancellations, please review the official refund policy of E&amp;ICT Academy, IIT Kanpur.</text:p>
            <text:p/>
            <text:p>Q. What type of assessment test will it be?</text:p>
            <text:p/>
            <text:p>Ans: This is a remotely proctored video-based assessment test. You will need a laptop or desktop equipped with a camera and a stable internet connection to take the test. You will be required to show a valid ID proof (e.g., Aadhar card) for system verification. Please note that if any unfair means are detected during the test, your candidature will be disqualified.</text:p>
            <text:p/>
            <text:p>Q. What is the exam pattern and marking scheme for the assessment test?</text:p>
            <text:p/>
            <text:p>Ans: The assessment test consists of 30 multiple-choice questions covering Quantitative Aptitude, Logical Reasoning, and Verbal Ability. You will have a total of 30 minutes to complete the test. Each correct answer is awarded +4 marks, and there is no negative marking for incorrect answers.</text:p>
            <text:p/>
            <text:p>Q. Where can I access the assessment test link?</text:p>
            <text:p/>
            <text:p>Ans: To access the assessment test link, you need to apply for a Salesforce Program by IIT Kanpur. Once you have applied for the program, we will send the assessment test link to your registered email address along with detailed instructions. Please read the instructions carefully before starting the test.</text:p>
            <text:p/>
            <text:p>Q. Whom should I contact if I have any further queries regarding the </text:p>
          </table:table-cell>
          <table:table-cell office:value-type="string" calcext:value-type="string">
            <text:p>eicta.iitk.ac.in</text:p>
          </table:table-cell>
          <table:table-cell/>
          <table:table-cell office:value-type="string" calcext:value-type="string">
            <text:p>E&amp;ICT Academy, IIT Kanpur</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India:Asia</text:p>
          </table:table-cell>
          <table:table-cell office:value-type="string" calcext:value-type="string">
            <text:p>An initiative of IIT Kanpur providing specialized training in Salesforce Development along with AI integration. Aimed primarily at tech enthusiasts looking to enhance their qualifications.</text:p>
          </table:table-cell>
          <table:table-cell office:value-type="string" calcext:value-type="string">
            <text:p>Could explore collaboration on AI tech in course modules. Offers robust training but lacks media focus.</text:p>
          </table:table-cell>
          <table:table-cell office:value-type="string" calcext:value-type="string">
            <text:p>Signal justified as the program includes AI technologies but does not explicitly relate to creative media or industries.</text:p>
          </table:table-cell>
        </table:table-row>
        <table:table-row table:style-name="ro2">
          <table:table-cell office:value-type="string" calcext:value-type="string">
            <text:p>Eligibility and requirements: AI for Robotics (ELEN90095)</text:p>
          </table:table-cell>
          <table:table-cell office:value-type="string" calcext:value-type="string">
            <text:p>https://handbook.unimelb.edu.au/2023/subjects/elen90095/eligibility-and-requirements</text:p>
          </table:table-cell>
          <table:table-cell office:value-type="string" calcext:value-type="string">
            <text:p>20 апр. 2024 г.</text:p>
          </table:table-cell>
          <table:table-cell office:value-type="string" calcext:value-type="string">
            <text:p>Eligibility and requirements</text:p>
            <text:p/>
            <text:p>Prerequisites Option 1 Admission into or selection of one of the following: MC-ELECENG Master of Electrical Engineering</text:p>
            <text:p/>
            <text:p>MC-MTRNENG Master of Mechatronics Engineering AND Note: the following subject/s can also be taken concurrently (at the same time) Code Name Teaching period Credit Points ELEN90066 Embedded System Design Semester 2 (On Campus - Parkville) Semester 1 (On Campus - Parkville) 12.5 Option 2 Admission into or selection of one of the following: MC-IT Master of Information Technology</text:p>
            <text:p/>
            <text:p>MC-SOFTENG Master of Software Engineering</text:p>
            <text:p/>
            <text:p>MC-CS Master of Computer Science AND Note: the following subject/s can also be taken concurrently (at the same time) Code Name Teaching period Credit Points COMP90054 AI Planning for Autonomy Semester 1 (Dual-Delivery - Parkville) Semester 2 (On Campus - Parkville) 12.5</text:p>
            <text:p/>
            <text:p>Corequisites</text:p>
            <text:p/>
            <text:p>None</text:p>
            <text:p/>
            <text:p>Non-allowed subjects</text:p>
            <text:p/>
            <text:p>None</text:p>
            <text:p/>
            <text:p>Inherent requirements (core participation requirements)</text:p>
            <text:p/>
            <text:p>The University of Melbourne is committed to providing students with reasonable adjustments to assessment and participation under the Disability Standards for Education (2005), and the Assessment and Results Policy (MPF1326). Students are expected to meet the core participation requirements for their course. These can be viewed under Entry and Participation Requirements for the course outlines in the Handbook.</text:p>
            <text:p/>
            <text:p>Further details on how to seek academic adjustments can be found on the Student Equity and Disability Support website: http://services.unimelb.edu.au/student-equity/home</text:p>
          </table:table-cell>
          <table:table-cell office:value-type="string" calcext:value-type="string">
            <text:p>handbook.unimelb.edu.au</text:p>
          </table:table-cell>
          <table:table-cell/>
          <table:table-cell office:value-type="string" calcext:value-type="string">
            <text:p>University of Melbourne</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Australia:Other</text:p>
          </table:table-cell>
          <table:table-cell office:value-type="string" calcext:value-type="string">
            <text:p>A leading research university known for its engineering and IT programs, with offerings in AI focused on robotics and autonomy. High enrollment figures with significant international presence.</text:p>
          </table:table-cell>
          <table:table-cell office:value-type="string" calcext:value-type="string">
            <text:p>Strong candidate for collaboration due to extensive AI courses in engineering and IT, with a strong international reputation.</text:p>
          </table:table-cell>
          <table:table-cell office:value-type="string" calcext:value-type="string">
            <text:p>Strong signal justified by: 1) Comprehensive AI courses related to robotics 2) Large student body with diverse backgrounds 3) International programs and partnerships in technology initiatives.</text:p>
          </table:table-cell>
        </table:table-row>
        <table:table-row table:style-name="ro2">
          <table:table-cell office:value-type="string" calcext:value-type="string">
            <text:p>Center for Information Technology (CIT) | Providers</text:p>
          </table:table-cell>
          <table:table-cell office:value-type="string" calcext:value-type="string">
            <text:p>https://www.rug.nl/corporate-academy/aanbieders/cit?lang=en</text:p>
          </table:table-cell>
          <table:table-cell office:value-type="string" calcext:value-type="string">
            <text:p>29 нояб. 2024 г.</text:p>
          </table:table-cell>
          <table:table-cell office:value-type="string" calcext:value-type="string">
            <text:p>Expert workshops, support café and guided working</text:p>
            <text:p/>
            <text:p>The Research Support Hub is an initiative by CIT to support all researchers at the University of Groningen with data management, geo-services, statistics, machine learning, AI tools, and high-performance computing. Attend the free weekly expert workshops or receive on-site support from multiple CIT research staff members.</text:p>
            <text:p/>
            <text:p>Attend expert workshops</text:p>
            <text:p/>
            <text:p>Join workshops on expert topics to enrich your knowledge and to connect with expert peers from across the university.</text:p>
            <text:p/>
            <text:p>Visit the support café</text:p>
            <text:p/>
            <text:p>Stop by with quick (or big) questions and get expert advice, four hours a week.</text:p>
          </table:table-cell>
          <table:table-cell office:value-type="string" calcext:value-type="string">
            <text:p>www.rug.nl</text:p>
          </table:table-cell>
          <table:table-cell/>
          <table:table-cell office:value-type="string" calcext:value-type="string">
            <text:p>University of Groningen</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Netherlands:EU</text:p>
          </table:table-cell>
          <table:table-cell office:value-type="string" calcext:value-type="string">
            <text:p>A major research university known for its innovative research support initiatives, including a focus on AI tools and machine learning.</text:p>
          </table:table-cell>
          <table:table-cell office:value-type="string" calcext:value-type="string">
            <text:p>Potential collaboration in AI research support and workshops; may develop AI curriculum for creative industries.</text:p>
          </table:table-cell>
          <table:table-cell office:value-type="string" calcext:value-type="string">
            <text:p>Moderate signal due to: 1) Offers workshops involving AI tools 2) Lacks specific courses directly related to media/creative industries.</text:p>
          </table:table-cell>
        </table:table-row>
        <table:table-row table:style-name="ro2">
          <table:table-cell office:value-type="string" calcext:value-type="string">
            <text:p>AI Training and Workshop Overview - Creative AI Academy</text:p>
          </table:table-cell>
          <table:table-cell office:value-type="string" calcext:value-type="string">
            <text:p>https://www.creative-ai.academy/ai-workshop</text:p>
          </table:table-cell>
          <table:table-cell office:value-type="string" calcext:value-type="string">
            <text:p>24 апр. 2024 г.</text:p>
          </table:table-cell>
          <table:table-cell office:value-type="string" calcext:value-type="string">
            <text:p>Browse our current training Webinars and Workshops below.</text:p>
            <text:p/>
            <text:p>We update our workshops regularly to ensure your team will receive the latest insights into the use of generative AI to fit your needs. If there is an AI tool training you are missing, please talk to us and we will make sure we create a program that caters to your needs and identify the right expert for the facilitation.</text:p>
            <text:p/>
            <text:p/>
            <text:p/>
            <text:p>NEW: All AI courses are now available to be enrolled in a Pratt Institute corporate certification program!</text:p>
          </table:table-cell>
          <table:table-cell office:value-type="string" calcext:value-type="string">
            <text:p>www.creative-ai.academy</text:p>
          </table:table-cell>
          <table:table-cell/>
          <table:table-cell office:value-type="string" calcext:value-type="string">
            <text:p>Pratt Institute</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S:Other</text:p>
          </table:table-cell>
          <table:table-cell office:value-type="string" calcext:value-type="string">
            <text:p>Pratt Institute offers various AI-related workshops and courses, with a focus on generative AI applicable to creative industries. They are involved in corporate certifications.</text:p>
          </table:table-cell>
          <table:table-cell office:value-type="string" calcext:value-type="string">
            <text:p>Potential collaboration could focus on combining AI training with media production skills.</text:p>
          </table:table-cell>
          <table:table-cell office:value-type="string" calcext:value-type="string">
            <text:p>Signal score justified by: 1) AI tools training relevance 2) Involvement in creative industries through workshops 3) Corporate partnerships indicated.</text:p>
          </table:table-cell>
        </table:table-row>
        <table:table-row table:style-name="ro2">
          <table:table-cell office:value-type="string" calcext:value-type="string">
            <text:p>2025 Summer School “Active Learning in Action: Engaging ...</text:p>
          </table:table-cell>
          <table:table-cell office:value-type="string" calcext:value-type="string">
            <text:p>https://www.vu.lt/en/news-events/news/2025-summer-school-active-learning-in-action-engaging-students-through-ai</text:p>
          </table:table-cell>
          <table:table-cell office:value-type="string" calcext:value-type="string">
            <text:p>11 часов назад</text:p>
          </table:table-cell>
          <table:table-cell office:value-type="string" calcext:value-type="string">
            <text:p>Arqus is organising the 2025 edition of the Summer School for Teaching Innovation in the Minho region.</text:p>
            <text:p/>
            <text:p>Join us for an enriching three-day training event, 2-4 July 2025, designed specifically for higher education teachers eager to elevate their teaching practices.</text:p>
            <text:p/>
            <text:p>This event is all about equipping educators with innovative strategies and tools geared by artificial intelligence to make learning more dynamic and impactful.</text:p>
            <text:p/>
            <text:p>We start by engaging in team-building activities and setting a collaborative tone for the event. You’ll attend inspiring talks by experts, connect with fellow educators, share insights, and lay the foundation for a stimulating learning journey. During this journey, teachers will develop a plan for transforming a part of a course of their own, supported by the feedback of a peer group and an international team of experienced trainers.</text:p>
            <text:p/>
            <text:p>Day one delves into the essentials of active learning and assessment, focusing on techniques to foster student engagement and enhance learning outcomes.</text:p>
            <text:p/>
            <text:p>From there, we dive into the application of artificial intelligence to develop content, strategies, and/or assessments that captivate students’ attention and curiosity.</text:p>
            <text:p/>
            <text:p>We wrap up with a gallery walk, where teachers present their proposals for applying active learning and artificial intelligence in their courses. It’s a platform to showcase creativity, exchange feedback, and leave with fresh ideas to transform your teaching practice.</text:p>
            <text:p/>
            <text:p>Don’t miss this opportunity to learn, share, and grow with peers who are just as passionate about education as you are!</text:p>
            <text:p/>
            <text:p>Information about costs, fees and financial support:</text:p>
          </table:table-cell>
          <table:table-cell office:value-type="string" calcext:value-type="string">
            <text:p>www.vu.lt</text:p>
          </table:table-cell>
          <table:table-cell/>
          <table:table-cell office:value-type="string" calcext:value-type="string">
            <text:p>Arqus Alliance</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medium</text:p>
          </table:table-cell>
          <table:table-cell office:value-type="string" calcext:value-type="string">
            <text:p>Portugal:EU</text:p>
          </table:table-cell>
          <table:table-cell office:value-type="string" calcext:value-type="string">
            <text:p>An international partnership of universities focused on innovation in education.</text:p>
          </table:table-cell>
          <table:table-cell office:value-type="string" calcext:value-type="string">
            <text:p>Potential collaboration around innovative teaching methods using AI tools, but lacks specific media courses.</text:p>
          </table:table-cell>
          <table:table-cell office:value-type="string" calcext:value-type="string">
            <text:p>Signal score reflects the integration of AI into teaching but lacks a direct focus on media or creative industries.</text:p>
          </table:table-cell>
        </table:table-row>
        <table:table-row table:style-name="ro2">
          <table:table-cell office:value-type="string" calcext:value-type="string">
            <text:p>Bachelor of Arts and Bachelor of Engineering in Artificial ...</text:p>
          </table:table-cell>
          <table:table-cell office:value-type="string" calcext:value-type="string">
            <text:p>https://admissions.hku.hk/programmes/undergraduate-programmes/bachelor-of-arts-and-bachelor-of-engineering-artificial</text:p>
          </table:table-cell>
          <table:table-cell office:value-type="string" calcext:value-type="string">
            <text:p>7 окт. 2024 г.</text:p>
          </table:table-cell>
          <table:table-cell office:value-type="string" calcext:value-type="string">
            <text:p>The BA &amp; BEng in AI and Data Science at HKU is a groundbreaking 5-year double degree programme that integrates the technical rigor of engineering and computer science with the critical perspectives of the humanities. This interdisciplinary programme is designed for students who aspire to lead in a rapidly evolving, technology-driven world, where the ability to blend computational expertise with humanistic insight is becoming increasingly vital.</text:p>
            <text:p/>
            <text:p>Through this unique curriculum, students will gain proficiency in cutting-edge AI and data science, while also cultivating the critical thinking, ethical reasoning, and creative problem-solving skills that are hallmarks of the humanities.</text:p>
            <text:p/>
            <text:p>Graduates will be well-prepared to address complex global challenges, from the ethical development of AI to the societal and cultural impacts of emerging technologies.</text:p>
          </table:table-cell>
          <table:table-cell office:value-type="string" calcext:value-type="string">
            <text:p>admissions.hku.hk</text:p>
          </table:table-cell>
          <table:table-cell/>
          <table:table-cell office:value-type="string" calcext:value-type="string">
            <text:p>The University of Hong Kong</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Hong Kong:Asia</text:p>
          </table:table-cell>
          <table:table-cell office:value-type="string" calcext:value-type="string">
            <text:p>A leading global university offering an interdisciplinary double degree program in AI and Data Science, integrating engineering with humanities.</text:p>
          </table:table-cell>
          <table:table-cell office:value-type="string" calcext:value-type="string">
            <text:p>Potential collaboration in interdisciplinary AI aspects, though lacking direct media focus.</text:p>
          </table:table-cell>
          <table:table-cell office:value-type="string" calcext:value-type="string">
            <text:p>Signal justified by: 1) Strong AI curriculum 2) Comprehensive approach blending different fields, however, limited direct relevance to media or creative industries.</text:p>
          </table:table-cell>
        </table:table-row>
        <table:table-row table:style-name="ro2">
          <table:table-cell office:value-type="string" calcext:value-type="string">
            <text:p>PUC establishes institute for teaching and research in ...</text:p>
          </table:table-cell>
          <table:table-cell office:value-type="string" calcext:value-type="string">
            <text:p>https://oglobo.globo.com/english/noticia/2024/12/11/puc-establishes-institute-for-teaching-and-research-in-artificial-intelligence-and-will-offer-a-degree-in-the-field-by-2025.ghtml</text:p>
          </table:table-cell>
          <table:table-cell office:value-type="string" calcext:value-type="string">
            <text:p>1 час назад</text:p>
          </table:table-cell>
          <table:table-cell office:value-type="string" calcext:value-type="string">
            <text:p>"It's a baby born with a reinforced, diverse DNA, and thus stronger." This is how Father Anderson Antonio Pedroso, rector of the Pontifical Catholic University of Rio (PUC-Rio), describes the newly established Institute for Teaching and Research in Artificial Intelligence at PUC-Rio. The institute will offer a four-year undergraduate degree in AI and house an advanced research center in the field. To facilitate its implementation, the university will receive the largest individual donation since its founding in 1940: R$35 million from the Behring Foundation, a philanthropic organization dedicated to Brazil's development through educating young people in computing.</text:p>
            <text:p/>
            <text:p>— It will be the first AI undergraduate program in the country to emerge from a comprehensive foundation: technological, but also humanistic and multidisciplinary (involving the departments of Informatics, Electrical Engineering, Industrial Engineering, and Mathematics) — emphasizes the rector of PUC-Rio. — Our new courses are being developed at this intersection of knowledge. They no longer aim to train professionals in a box, but those ready to tackle contemporary challenges. Today, we can no longer train an engineer who doesn't understand a bit of psychology and management, and vice-versa. It's this holistic view of the human being.</text:p>
            <text:p/>
            <text:p>The institute will operate in the Behring Building, which will be constructed on the Gávea campus. However, until the five-story building is completed, both teaching and research activities will commence in PUC-Rio's current facilities.</text:p>
            <text:p/>
            <text:p>— The intention is to create an AI hub, with collaboration from our faculty and professors from other countries — highlights the rector.</text:p>
            <text:p/>
            <text:p>Pilot Class: 2025</text:p>
            <text:p/>
            <text:p>Enrollment for the pilot class of PUC-Rio's multidisciplinary bachelor's degree in AI will begin in the first half of 2025, with classes starting in the second semester. The university plans to offer 100 spots per year, with an extensive scholarship program.</text:p>
            <text:p/>
            <text:p>Designed by Bernardes Arquitetura, the future building will cover 3,300 square meters, featuring classrooms, laboratories, and an auditorium. The building is expected to be completed in 2027.</text:p>
            <text:p/>
            <text:p>— We aim to strengthen technology education in Brazil and need to train more qualified professionals in this area. With the AI bachelor's degree using innovative methodologies, we hope to attract new Brazilian talents to this promising field — states Lucas Giannini, CEO of the Behring Foundation.</text:p>
            <text:p/>
            <text:p>Father Anderson also shares that discussions about the institute's creation with investor Alexandre Behring—a former PUC-Rio Electrical Engineering student who has been supporting the university with scholarships—began about a year ago. The contract between the university and the foundation was signed yesterday.</text:p>
            <text:p/>
            <text:p>In english: Read more stories on O GLOBO's website</text:p>
            <text:p/>
            <text:p>The rector also discussed the matter personally with Pope Francis:</text:p>
            <text:p/>
            <text:p>— Every year, on January 1st, World Peace Day, the Pope issues a message to the world. This year (2024), it was about artificial intelligence. In the year Pope Francis set out this challenge, we responded to the message by creating the institute.</text:p>
            <text:p/>
            <text:p>First Computer</text:p>
            <text:p/>
            <text:p>PUC-Rio has a rich history in technology. The institution was selected to host the first computer to operate productively in Brazil, a Burroughs Datatron B-205, the star of its Data Processing Center, inaugurated on June 13, 1960, by President Juscelino Kubitschek. It weighed about one tonne. A little over a decade later, in 1971, the university inaugurated the Rio Datacentro. From the past to the present day, the institution is involved in approximately 60 high-tech projects.</text:p>
            <text:p/>
            <text:p>Regarding donations, the institution is launching a program with the goal of reaching R$500 million in ten years. This fund will fully finance its scholarships. A non-profit organization, the university currently has nine thousand students, 40% of whom are scholarship recipients.</text:p>
          </table:table-cell>
          <table:table-cell office:value-type="string" calcext:value-type="string">
            <text:p>oglobo.globo.com</text:p>
          </table:table-cell>
          <table:table-cell/>
          <table:table-cell office:value-type="string" calcext:value-type="string">
            <text:p>Pontifical Catholic University of Rio (PUC-Rio)</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Brazil:Other</text:p>
          </table:table-cell>
          <table:table-cell office:value-type="string" calcext:value-type="string">
            <text:p>Leading Brazilian university establishing an institute for AI teaching and research with a multidisciplinary approach. Plans to enroll 100 students annually from 2025.</text:p>
          </table:table-cell>
          <table:table-cell office:value-type="string" calcext:value-type="string">
            <text:p>Excellent collaboration opportunity. PUC-Rio is pioneering AI education in Brazil with specific undergraduate courses and international collaboration.</text:p>
          </table:table-cell>
          <table:table-cell office:value-type="string" calcext:value-type="string">
            <text:p>Strong signal justified by: 1) Comprehensive AI undergraduate program 2) International-focused initiatives 3) Established research center in AI 4) Multidisciplinary curriculum connecting technology with human factors.</text:p>
          </table:table-cell>
        </table:table-row>
        <table:table-row table:style-name="ro2">
          <table:table-cell office:value-type="string" calcext:value-type="string">
            <text:p>Google gifts $1M to NCCU for AI research institute</text:p>
          </table:table-cell>
          <table:table-cell office:value-type="string" calcext:value-type="string">
            <text:p>https://www.wral.com/business/technology/google-gifts-million-nccu-ai/</text:p>
          </table:table-cell>
          <table:table-cell office:value-type="string" calcext:value-type="string">
            <text:p>3 часа назад</text:p>
          </table:table-cell>
          <table:table-cell office:value-type="string" calcext:value-type="string">
            <text:p>Google on Wednesday announced a $1 million gift to North Carolina Central University to establish an institute for AI research.</text:p>
            <text:p/>
            <text:p>School officials say this will be a first of its kind institute at a Historically Black Colleges and University in the United States. The initiative will provide cutting edge courses, mentorship and hands-on research opportunities with artificial intelligence.</text:p>
            <text:p/>
            <text:p>Wednesday's announcement comes as the technology giant unleashed another wave of artificial intelligence designed to tackle more of the work and thinking done by humans as it tries to stay on the technology's cutting edge while also trying to fend off regulatory threats to its empire.</text:p>
            <text:p/>
            <text:p>The next generation of Google's AI is being packaged under the Gemini umbrella, which was unveiled a year ago. Google is framing its release of Gemini 2.0 as a springboard for AI agents built to interpret images shown through a smartphone, perform a variety of tedious chores, remember the conversations consumers have with people, help video game players plot strategy and even tackle the task of doing online searches.</text:p>
          </table:table-cell>
          <table:table-cell office:value-type="string" calcext:value-type="string">
            <text:p>www.wral.com</text:p>
          </table:table-cell>
          <table:table-cell/>
          <table:table-cell office:value-type="string" calcext:value-type="string">
            <text:p>North Carolina Central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nited States:US</text:p>
          </table:table-cell>
          <table:table-cell office:value-type="string" calcext:value-type="string">
            <text:p>North Carolina Central University is establishing an institute focused on AI research with support from Google, offering specialized courses and research opportunities in AI.</text:p>
          </table:table-cell>
          <table:table-cell office:value-type="string" calcext:value-type="string">
            <text:p>Strong candidate for collaboration due to new AI institute. Focused on hands-on research, mentorship, and cutting-edge AI courses.</text:p>
          </table:table-cell>
          <table:table-cell office:value-type="string" calcext:value-type="string">
            <text:p>Signal score bolstered by: 1) Direct involvement in AI research initiatives 2) Courses and mentorship opportunities in AI 3) Medium scale with significant potential for international collaboration.</text:p>
          </table:table-cell>
        </table:table-row>
        <table:table-row table:style-name="ro2">
          <table:table-cell office:value-type="string" calcext:value-type="string">
            <text:p>Artificial Intelligence (AI) Essentials for Market Research</text:p>
          </table:table-cell>
          <table:table-cell office:value-type="string" calcext:value-type="string">
            <text:p>https://www.mrs.org.uk/event/training-courses/AI-essentials-basics-feb25</text:p>
          </table:table-cell>
          <table:table-cell office:value-type="string" calcext:value-type="string">
            <text:p>11 часов назад</text:p>
          </table:table-cell>
          <table:table-cell office:value-type="string" calcext:value-type="string">
            <text:p>Unlock the power of AI and discover how it can transform your market research with practical, easy-to-use tools.</text:p>
            <text:p/>
            <text:p>This hands-on course introduces the fundamentals of artificial intelligence (AI) and its transformative role in market research. Perfect for those new to AI, the session provides an accessible exploration of key concepts and practical examples. Participants will gain insight into different types of AI, including generative AI for content creation, predictive algorithms for sales insights, and automation tools that simplify everyday tasks.</text:p>
            <text:p/>
            <text:p>Through interactive demonstrations, you’ll work with leading tools like ChatGPT, Co-Pilot, Claude, and Adobe Express, learning how to enhance survey design, analyse data, and create compelling presentations. The course concludes with a step-by-step guide to developing a custom GPT tailored for market research applications, equipping you with the confidence and skills to incorporate AI into your work immediately.</text:p>
            <text:p/>
            <text:p>Learning Outcomes:</text:p>
            <text:p/>
            <text:p>By the end of this course, participants will:</text:p>
            <text:p/>
            <text:p>Understand core AI concepts and their applications in market research.</text:p>
            <text:p/>
            <text:p>Explore generative AI tools for creating surveys, analysing data, and generating reports.</text:p>
            <text:p/>
            <text:p>Gain hands-on experience with tools like ChatGPT, Co-Pilot, Claude, and Adobe Express.</text:p>
            <text:p/>
            <text:p>Develop a custom GPT to solve specific market research challenges.</text:p>
            <text:p/>
            <text:p>Improve efficiency and effectiveness in research workflows using AI.</text:p>
            <text:p/>
            <text:p>Who Will Benefit:</text:p>
            <text:p/>
            <text:p>This course is ideal for market researchers, analysts, and professionals who are new to AI and want to confidently integrate it into their research practice.</text:p>
            <text:p/>
            <text:p>Learning Method:</text:p>
            <text:p/>
            <text:p>Interactive demonstrations, practical activities, and group discussions.</text:p>
            <text:p/>
            <text:p>Course Delivery Mode:</text:p>
            <text:p/>
            <text:p>Online.</text:p>
            <text:p/>
            <text:p>Trainer Biography:</text:p>
            <text:p/>
            <text:p>Karolyn Webb is a Senior Learning Technologist, Visiting Lecturer, and former Data Scientist with over three years of experience in market research as Head of Research Technology. She specialises in AI-driven solutions, having developed advanced tools such as GPT-based thematic analysis platforms. Karolyn delivers courses on Emerging Technologies in Marketing at the University of Hertfordshire and is designing an online course on Data Analytics and AI for the University of Nottingham’s Business School. As a Chartered Psychologist, she combines expertise in technology and education with a passion for making AI accessible and impactful for professionals.</text:p>
          </table:table-cell>
          <table:table-cell office:value-type="string" calcext:value-type="string">
            <text:p>www.mrs.org.uk</text:p>
          </table:table-cell>
          <table:table-cell/>
          <table:table-cell office:value-type="string" calcext:value-type="string">
            <text:p>University of Hertfordshire</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K:EU</text:p>
          </table:table-cell>
          <table:table-cell office:value-type="string" calcext:value-type="string">
            <text:p>A large university known for its innovative programs in technology and marketing. Offers various courses that touch upon AI applications.</text:p>
          </table:table-cell>
          <table:table-cell office:value-type="string" calcext:value-type="string">
            <text:p>Potential collaboration on AI-driven marketing research tools and methodologies.</text:p>
          </table:table-cell>
          <table:table-cell office:value-type="string" calcext:value-type="string">
            <text:p>Signal score justified by: 1) Presence of AI-focused course content, especially in market research 2) Established institution with international outreach 3) Experienced faculty involved in applied AI education.</text:p>
          </table:table-cell>
        </table:table-row>
        <table:table-row table:style-name="ro2">
          <table:table-cell office:value-type="string" calcext:value-type="string">
            <text:p>AI Masters course from University of Bath targets design ...</text:p>
          </table:table-cell>
          <table:table-cell office:value-type="string" calcext:value-type="string">
            <text:p>https://www.ribaj.com/products/ai-masters-course-university-of-bath-architectural-practice-engineering-design</text:p>
          </table:table-cell>
          <table:table-cell office:value-type="string" calcext:value-type="string">
            <text:p>19 апр. 2024 г.</text:p>
          </table:table-cell>
          <table:table-cell office:value-type="string" calcext:value-type="string">
            <text:p>The UK’s first master’s degree to apply AI to engineering and design will explore potential architectural applications for design data analysis and generative design.</text:p>
            <text:p/>
            <text:p>Based in Bath University’s Department of Architecture and Civil Engineering, and open to architecture post-graduates among others, the MSc in artificial intelligence for engineering and design will open its doors in October.</text:p>
            <text:p/>
            <text:p>The multi-disciplinary course spans four univeristy departments in the Faculty of Engineering &amp; Design and aims to teach how engineering and design knowledge, combined with data science and machine learning, can be applied to complex engineering problems.</text:p>
            <text:p/>
            <text:p>Students will learn the key problem-solving and technical skills needed by employers in this rapidly developing field, also providing a grounding in the wider impacts on society and ethics.</text:p>
            <text:p/>
            <text:p>Architecture-related content and demonstrations will explore the need for more solid data analysis in practice, including the use of AI systems to identify patterns and propose new solutions and strategies.</text:p>
            <text:p/>
            <text:p>Ricardo Codinhoto, the faculty’s director for postgraduate taught courses, says: ‘Every company has a huge amount of structured data in CAD files from past projects which could be used to build a database for AI to analyse. Using this methodology we can detect patterns emerging in a practice's way of designing.’</text:p>
            <text:p/>
            <text:p>Moving into concept design, generative design tools can identify patterns in strands of data and propose hundreds or even thousands of alternative dsign solutions. Codinhoto gives the example of using AI to carry out energy performance analysis of master plan designs to understand the combined impacts and compromises, ‘resulting in a better-informed decision making.’</text:p>
            <text:p/>
            <text:p>In the field of project management, data validation in BIM is becoming increasingly important, with contracts set up to verify delivery at different project stages. An AI tool could interrogate the many thousands of points of data, says Codinhoto, and identify ‘what has been completed when, and to what extent, providing early warnings of missing information and triggering actions for those responsible to complete the work.’</text:p>
            <text:p/>
            <text:p>Modules on the course with particular relevance to the built environment include ‘AI and sustainable development’, exploring the use of AI to tackle sustainability issues in areas such as energy, environmental pollution, circular economy, and decarbonisation.</text:p>
            <text:p/>
            <text:p>Automation, manufacturing and design classes will look at the roles of big data, digital twins, the internet of things, and internet 5.0, as well as the use of generative design in architecture and civil engineering at the design stage.</text:p>
            <text:p/>
            <text:p>The module Smart cities and the Internet of Things will focus on the collection of data through sensor networks and how the combination of generative design, urban planning and AI can help create sustainable and efficient solutions to complex problems.</text:p>
            <text:p/>
            <text:p>Asked if architects should be concerned about their future roles given the sudden increase in AI’s capabilities, Codinhoto says no, not yet: ‘AI can considerably reduce the amount of time you spend on mundane tasks, like generating documentation, through automation. It is excellent at storing and processing data, but they are still pretty bad at coming up with new conceptual ideas.’ This, he says, requires human ‘common sense’ and an understanding of ‘context and where compromises needed to be made.’</text:p>
            <text:p/>
            <text:p>Courses related to the development of AI systems already exist in the UK, but Bath’s is thought to be the first to train learners specifically in the integrated application of AI technologies in engineering and design.</text:p>
            <text:p/>
            <text:p>Graduates can sign up either to a one-year full-time course or study over two years, and every student must complete a professional placement and an individual research project during the course.</text:p>
          </table:table-cell>
          <table:table-cell office:value-type="string" calcext:value-type="string">
            <text:p>www.ribaj.com</text:p>
          </table:table-cell>
          <table:table-cell/>
          <table:table-cell office:value-type="string" calcext:value-type="string">
            <text:p>University of Bath</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K:UK</text:p>
          </table:table-cell>
          <table:table-cell office:value-type="string" calcext:value-type="string">
            <text:p>The University of Bath offers the UK's first master's in AI for engineering and design, integrating multiple disciplines. It focuses on the applications of AI in architecture and civil engineering.</text:p>
          </table:table-cell>
          <table:table-cell office:value-type="string" calcext:value-type="string">
            <text:p>Ideal partner for collaboration in AI education in the creative industries, specifically architecture and engineering design.</text:p>
          </table:table-cell>
          <table:table-cell office:value-type="string" calcext:value-type="string">
            <text:p>Strong signal justified by: 1) Dedicated AI courses focusing on design 2) Comprehensive multi-disciplinary approach 3) Emphasis on industry placements and research projects</text:p>
          </table:table-cell>
        </table:table-row>
        <table:table-row table:style-name="ro2">
          <table:table-cell office:value-type="string" calcext:value-type="string">
            <text:p>Embracing artificial intelligence to solve real-world issues</text:p>
          </table:table-cell>
          <table:table-cell office:value-type="string" calcext:value-type="string">
            <text:p>https://humber.ca/today/news/embracing-artificial-intelligence-solve-real-world-issues</text:p>
          </table:table-cell>
          <table:table-cell office:value-type="string" calcext:value-type="string">
            <text:p>20 авг. 2024 г.</text:p>
          </table:table-cell>
          <table:table-cell office:value-type="string" calcext:value-type="string">
            <text:p>Students in Humber’s Artificial Intelligence (AI) with Machine Learning program are applying what they’ve learned in class in fascinating ways as evidenced by their capstone projects.</text:p>
            <text:p/>
            <text:p>Students in the program recently presented their capstones to professor Timothy Wong, who offered his thoughts and advice, and took questions from their peers afterwards.</text:p>
            <text:p/>
            <text:p>Each group of students was sponsored by a real-world company or organization that tasked them with solving a problem or challenge they were facing using AI.</text:p>
            <text:p/>
            <text:p>Their future careers in the field of AI appear promising based on what they presented.</text:p>
            <text:p/>
            <text:p>One group – Simran Dutt Sharma, Dhruv Yadav and Vrishab Bhatt – created an end-to-end diagnostic system for drones designed to free up engineers’ valuable time. Using sensor readings, the AI can check to see if the drone’s flight was normal or if it had any abnormal operations. If it was abnormal, the AI will diagnose and predict where it believes the issue is occurring.</text:p>
            <text:p/>
            <text:p>As Sharma noted, engineers can then check that suggested issue rather than having to start the laborious process of trying to first diagnose and then fix the problem.</text:p>
            <text:p/>
            <text:p>“When I’m looking for work, this project and what I’ve learned in the course will be helpful,” said Sharma. “I now have a bag of knowledge I can take with me when I leave Humber. I’ve learned a lot that will really help in my future career.”</text:p>
            <text:p/>
            <text:p>Wong said AI and machine learning can take vast amounts of data, the gathering of which is commonplace these days, and then present it in a way that’s understandable and provides predictable insights. He added AI is not going away anytime soon.</text:p>
            <text:p/>
            <text:p>“There will only be more AI in the future; it’s definitely not a flash in the pan,” said Wong.</text:p>
            <text:p/>
            <text:p>Another group – Crystal Francis, Parthiban Kubramani and Oluwaferanmi Akindiilete – created an AI-powered teaching assistant for a learning management system (LMS). The idea is for students to use the teaching assistant chatbot that provides answers to students in a timely manner while freeing up teachers and professors from responding.</text:p>
            <text:p/>
            <text:p>A variety of questions can be asked – for example the definition of a term or more information about assignments – and the AI teaching assistant will find and share the answer. Rather than pulling the answers from the internet, it will instead select them from a teacher-approved database so the answers will be accurate and relevant.</text:p>
            <text:p/>
            <text:p>Akindiilete said working on the project replicated a real-world work situation and that helped prepare the group for what to expect in their future careers. Akindiilete said going through the development process – from the initial stages to receiving feedback and adjusting to implementation – was extremely beneficial.</text:p>
            <text:p/>
            <text:p>“It was a wonderful opportunity that reflected the real-world work experience and that’s super important,” said Akindiilete.</text:p>
            <text:p/>
            <text:p>Another group – Anumol Antony and Fathima Maasha Salih – was working on an AI-powered chatbot designed for employers looking to hire from Humber. Instead of having to call or email people, potentially from multiple departments and faculties, AI would be used to look at the job description and then provide a list of the top five Humber programs that match it.</text:p>
            <text:p/>
            <text:p>“This capstone was a great way to gain confidence for when we’re working in the industry in the future,” said Antony.</text:p>
            <text:p/>
            <text:p>Find out more by visiting the Artificial Intelligence with Machine Learning website.</text:p>
          </table:table-cell>
          <table:table-cell office:value-type="string" calcext:value-type="string">
            <text:p>humber.ca</text:p>
          </table:table-cell>
          <table:table-cell/>
          <table:table-cell office:value-type="string" calcext:value-type="string">
            <text:p>Humber College</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Canada:Other</text:p>
          </table:table-cell>
          <table:table-cell office:value-type="string" calcext:value-type="string">
            <text:p>Humber College offers a comprehensive Artificial Intelligence with Machine Learning program, focusing on applying AI technologies to real-world problems. Students engage in practical capstone projects, collaborating with industry partners.</text:p>
          </table:table-cell>
          <table:table-cell office:value-type="string" calcext:value-type="string">
            <text:p>Strong collaboration potential due to international reputation and extensive AI curriculum focused on practical applications.</text:p>
          </table:table-cell>
          <table:table-cell office:value-type="string" calcext:value-type="string">
            <text:p>Strong signal justified by: 1) Explicit AI technologies in the curriculum 2) Media-related projects showcasing real-world applications 3) Large student body with industry partnerships</text:p>
          </table:table-cell>
        </table:table-row>
        <table:table-row table:style-name="ro2">
          <table:table-cell office:value-type="string" calcext:value-type="string">
            <text:p>AI &amp; ML Pioneers Microdegree Program</text:p>
          </table:table-cell>
          <table:table-cell office:value-type="string" calcext:value-type="string">
            <text:p>https://www.emergingtechuniversity.com/microdegree-programs/ai-%26-ml-pioneers-microdegree-program</text:p>
          </table:table-cell>
          <table:table-cell office:value-type="string" calcext:value-type="string">
            <text:p>18 мая 2024 г.</text:p>
          </table:table-cell>
          <table:table-cell office:value-type="string" calcext:value-type="string">
            <text:p>❓ What unique skills will I gain from the AI &amp; ML Pioneers Microdegree Program? ⚡ This program provides an in-depth exploration into Artificial Intelligence (AI) and Machine Learning (ML), covering foundational concepts, Python programming, data analysis, neural networks, deep learning, and natural language processing (NLP). You'll learn to implement AI and ML solutions using TensorFlow and Keras, equipping you with the skills to innovate in various sectors. ❓What does 'Instruction Hours' include? ⚡The term 'Instruction Hours' refers specifically to the total time dedicated to video lectures and reading materials. It does not include time spent on quizzes, assignments, exams, live masterclasses, or doubt sessions. These components are separate and enhance the comprehensive learning experience provided by this program. ❓ Is prior knowledge in AI or ML required for the AI &amp; ML Pioneers Microdegree Program? ⚡ No specific prior knowledge of AI or ML is needed to start this program. An elementary grasp of mathematical concepts and a strong interest in artificial intelligence and machine learning will help you grasp the subjects more effectively. The curriculum is structured to introduce you to the basics before moving on to more advanced topics, ensuring a comprehensive learning path for beginners and experienced learners alike. ❓ Can I balance this program with my full-time job or studies? ⚡ Yes, the program is crafted for flexibility, blending self-paced online lessons with live interactive sessions. This structure allows you to learn at your own pace and schedule, facilitating a balance between your professional responsibilities, academic pursuits, and your passion for AI and ML. ❓ What type of career opportunities can I explore after completing this microdegree? ⚡ Completing this microdegree opens doors to roles such as Data Scientist, Machine Learning Engineer, AI Research Scientist, and NLP Engineer, among others. The program’s career services, including resume reviews and interview preparation, will help you navigate the job market successfully. ❓ How does the capstone project enhance my learning experience? ⚡ The capstone project is a hands-on opportunity to apply theoretical knowledge to a practical challenge, allowing you to build and refine an AI or ML model that solves real-world problems. This project not only solidifies your understanding but also serves as a valuable showcase of your skills to potential employers. ❓ What kind of support can I expect during the program? ⚡ You'll receive comprehensive support throughout your journey, including personalized mentorship from AI and ML experts, opportunities for peer collaboration, and dedicated technical assistance. Our goal is to ensure you have all the resources needed for a successful learning experience. ❓ How is the AI &amp; ML Pioneers Microdegree Program recognized in the industry? ⚡ The microdegree is highly respected for its rigorous curriculum and emphasis on practical applications of AI and ML. Upon completion, you’ll receive a certification from the University of Emerging Technologies, enhancing your professional profile. The certification's validity can be confirmed at lms.emergingtechuniversity.com/mod/customcert/verify_certificate.php, affirming your credentials in the AI and ML fields. ❓ How can I earn a Credly badge for completing the AI &amp; ML Pioneers Microdegree Program? ⚡ Achieve at least a 70% score and complete the "Request ACE Transcript" form with your LMS email ID. Your digital badge will be issued via Credly within 24-48 hours on working days, symbolizing your achievement and skill in AI and ML. ❓ How do I request an ACE transcript after completing the course? ⚡ Upon completing the program with the necessary score, fill out the form in the "Request ACE Transcript" section. For assistance with sending your ACE transcript to educational institutions or employers, refer to the guidance provided at How to Send My ACE Transcript.</text:p>
          </table:table-cell>
          <table:table-cell office:value-type="string" calcext:value-type="string">
            <text:p>www.emergingtechuniversity.com</text:p>
          </table:table-cell>
          <table:table-cell/>
          <table:table-cell office:value-type="string" calcext:value-type="string">
            <text:p>University of Emerging Technologies</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N/A</text:p>
          </table:table-cell>
          <table:table-cell office:value-type="string" calcext:value-type="string">
            <text:p>The University of Emerging Technologies offers a Microdegree Program in AI and ML, focusing on foundational concepts and real-world applications, with opportunities for flexible learning and career support.</text:p>
          </table:table-cell>
          <table:table-cell office:value-type="string" calcext:value-type="string">
            <text:p>Excellent collaboration opportunity due to strong AI focus and large scale of operation, as well as industry recognition.</text:p>
          </table:table-cell>
          <table:table-cell office:value-type="string" calcext:value-type="string">
            <text:p>Strong signal justified by: 1) Comprehensive AI curriculum 2) Microdegree recognized in industry 3) Large student base 4) Flexible and supportive learning environment</text:p>
          </table:table-cell>
        </table:table-row>
        <table:table-row table:style-name="ro2">
          <table:table-cell office:value-type="string" calcext:value-type="string">
            <text:p>Diploma in AI Filmmaking</text:p>
          </table:table-cell>
          <table:table-cell office:value-type="string" calcext:value-type="string">
            <text:p>https://asomsaft.in/diploma-in-ai-filmmaking/</text:p>
          </table:table-cell>
          <table:table-cell office:value-type="string" calcext:value-type="string">
            <text:p>23 окт. 2024 г.</text:p>
          </table:table-cell>
          <table:table-cell office:value-type="string" calcext:value-type="string">
            <text:p>The AI Filmmaking Diploma at ASOMSAFT is an innovative one-year program that blends the art of cinema with the transformative power of artificial intelligence. Students will learn to revolutionize storytelling and visual creation by integrating AI technologies throughout all stages of film production. Become a pioneer in the future of cinema, where creativity and technology seamlessly intersect.</text:p>
          </table:table-cell>
          <table:table-cell office:value-type="string" calcext:value-type="string">
            <text:p>asomsaft.in</text:p>
          </table:table-cell>
          <table:table-cell/>
          <table:table-cell office:value-type="string" calcext:value-type="string">
            <text:p>ASOMSAFT</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small</text:p>
          </table:table-cell>
          <table:table-cell office:value-type="string" calcext:value-type="string">
            <text:p>N/A</text:p>
          </table:table-cell>
          <table:table-cell office:value-type="string" calcext:value-type="string">
            <text:p>International diploma in AI Filmmaking, focusing on integrating AI into various stages of film production. Designed for innovating storytelling through technology.</text:p>
          </table:table-cell>
          <table:table-cell office:value-type="string" calcext:value-type="string">
            <text:p>Ideal collaboration opportunity, emphasizes both AI and creative media aspects.</text:p>
          </table:table-cell>
          <table:table-cell office:value-type="string" calcext:value-type="string">
            <text:p>Strong signal justified by: 1) Comprehensive AI focus in filmmaking 2) Creative industry integration 3) Unique international diploma offering</text:p>
          </table:table-cell>
        </table:table-row>
        <table:table-row table:style-name="ro2">
          <table:table-cell office:value-type="string" calcext:value-type="string">
            <text:p>Mini MBA - Mastering AI for Film Professionals</text:p>
          </table:table-cell>
          <table:table-cell office:value-type="string" calcext:value-type="string">
            <text:p>https://www.filmskolen.dk/en/courses/mini-mba-mastering-ai-for-film-professionals-1</text:p>
          </table:table-cell>
          <table:table-cell office:value-type="string" calcext:value-type="string">
            <text:p>19 июн. 2024 г.</text:p>
          </table:table-cell>
          <table:table-cell office:value-type="string" calcext:value-type="string">
            <text:p>The National Film School of Denmark’s Continuous Training presents a brand new Mini MBA program tailored for film professionals eager to master the integration of artificial intelligence (AI) into the audiovisual industry. Led by industry expert Sten Saluveer, this course aims to equip participants with the skills and knowledge necessary to navigate and innovate in a rapidly evolving technological landscape. Through comprehensive modules, participants will explore the impact of AI on creative storytelling, production processes, and ethical frameworks, ultimately enhancing their ability to leverage AI as a creative and productive tool in filmmaking.</text:p>
            <text:p/>
            <text:p>The audiovisual industry is on the cusp of a significant transformation driven by artificial intelligence (AI). As AI continues to reshape various sectors, understanding and utilizing this technology becomes imperative for film professionals. The Mini MBA in Mastering AI for Film Professionals offers a unique opportunity to delve into the multifaceted role of AI in the film industry, from creative ideation to distribution.</text:p>
            <text:p/>
            <text:p>Participants will explore how AI can enhance storytelling, streamline production processes, and address ethical considerations. The course provides hands-on experience with AI tools, fostering a critical understanding of their potential and limitations. By the end of the program, participants will have developed and presented a project demonstrating their ability to apply AI solutions to real-world challenges in filmmaking.</text:p>
            <text:p/>
            <text:p>This program is designed to address the pressing need for advanced knowledge and skills in AI within the Nordic film industry. With a focus on virtual production, ethical frameworks, and innovative production methods, attendees will be well-prepared to lead the charge in integrating AI into their creative processes.</text:p>
            <text:p/>
            <text:p>A Mini MBA is a shorter and more concentrated version of a traditional MBA (Master of Business Administration). The course is designed to give participants a basic understanding of business and management concepts without the time and cost normally associated with a full MBA. The ‘Mini MBA - Mastering AI for Film Professionals’ will span four compact modules during autumn 2024 and spring 2025. More information about the programme structure follows below.</text:p>
            <text:p/>
            <text:p>Please note that the full Mini MBA programme and list of instructors will follow during the summer.</text:p>
            <text:p/>
            <text:p>Module 1: The Big Picture: Understanding AI and its Impact on the Film and Entertainment Sector.</text:p>
            <text:p/>
            <text:p>Dates: 15-17 November 2024.</text:p>
            <text:p/>
            <text:p>Format: Onsite.</text:p>
          </table:table-cell>
          <table:table-cell office:value-type="string" calcext:value-type="string">
            <text:p>www.filmskolen.dk</text:p>
          </table:table-cell>
          <table:table-cell/>
          <table:table-cell office:value-type="string" calcext:value-type="string">
            <text:p>National Film School of Denmark</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Denmark:EU</text:p>
          </table:table-cell>
          <table:table-cell office:value-type="string" calcext:value-type="string">
            <text:p>Offers a Mini MBA focused on AI integration in the film industry, aiming to equip film professionals with AI-related skills. It emphasizes practical application and ethical considerations.</text:p>
          </table:table-cell>
          <table:table-cell office:value-type="string" calcext:value-type="string">
            <text:p>Strong candidate for collaboration due to its focus on AI in the film sector and hands-on experience with AI tools.</text:p>
          </table:table-cell>
          <table:table-cell office:value-type="string" calcext:value-type="string">
            <text:p>Strong signal justified by: 1) Comprehensive focus on AI technologies in filmmaking 2) Relevant to creative industries 3) Engages with ethical implications in media 4) Medium scale targeting industry professionals</text:p>
          </table:table-cell>
        </table:table-row>
        <table:table-row table:style-name="ro2">
          <table:table-cell office:value-type="string" calcext:value-type="string">
            <text:p>AI Filmmaking Fundamentals</text:p>
          </table:table-cell>
          <table:table-cell office:value-type="string" calcext:value-type="string">
            <text:p>https://www.cim.co.uk/training/list-courses/ai-filmmaking-fundamentals/</text:p>
          </table:table-cell>
          <table:table-cell office:value-type="string" calcext:value-type="string">
            <text:p>17 окт. 2024 г.</text:p>
          </table:table-cell>
          <table:table-cell office:value-type="string" calcext:value-type="string">
            <text:p>Virtual New</text:p>
            <text:p/>
            <text:p>Overview</text:p>
            <text:p/>
            <text:p>Discover how AI filmmaking can transform your video content with this short course, delivered by the UK’s leading organisation for film and the moving image, the British Film Institute (BFI). Whether you're looking to streamline production, enhance creativity, or explore new efficiencies, this course will provide valuable insights into how AI tools can elevate your current video output.</text:p>
            <text:p/>
            <text:p>You’ll learn how AI can be applied across pre-production, production, and post-production to save time, optimise resources, and improve the quality of your content. After introductions and demonstrations of various apps and programmes by the tutor, participants will engage in a group exercise discussing how these tools can be used to create can be implemented in content creation across a spectrum of marketing strategies.</text:p>
            <text:p/>
            <text:p>This practical approach ensures you’ll leave with a clear understanding of how AI can enhance your video production process and boost your content marketing strategy.</text:p>
          </table:table-cell>
          <table:table-cell office:value-type="string" calcext:value-type="string">
            <text:p>www.cim.co.uk</text:p>
          </table:table-cell>
          <table:table-cell/>
          <table:table-cell office:value-type="string" calcext:value-type="string">
            <text:p>British Film Institute</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K</text:p>
          </table:table-cell>
          <table:table-cell office:value-type="string" calcext:value-type="string">
            <text:p>The British Film Institute (BFI) is a leading film and moving image organization in the UK, known for its focus on film education and innovation. It offers a range of programs aimed at enhancing filmmaking with AI technologies.</text:p>
          </table:table-cell>
          <table:table-cell office:value-type="string" calcext:value-type="string">
            <text:p>Strong collaboration potential, especially in AI-driven filmmaking education and practical applications.</text:p>
          </table:table-cell>
          <table:table-cell office:value-type="string" calcext:value-type="string">
            <text:p>Strong signal justified by: 1) Focus on AI in video production 2) Recognized international organization 3) Practical engagement with AI tools in creative content creation.</text:p>
          </table:table-cell>
        </table:table-row>
        <table:table-row table:style-name="ro2">
          <table:table-cell office:value-type="string" calcext:value-type="string">
            <text:p>digital content creation course with generative ai</text:p>
          </table:table-cell>
          <table:table-cell office:value-type="string" calcext:value-type="string">
            <text:p>https://arenaparkstreet.com/digital-content-creation/</text:p>
          </table:table-cell>
          <table:table-cell office:value-type="string" calcext:value-type="string">
            <text:p>7 мая 2024 г.</text:p>
          </table:table-cell>
          <table:table-cell office:value-type="string" calcext:value-type="string">
            <text:p>We offer some of the best facilities for students at Arena Animation Park Street. We design your journey to a variety of industrial destinations when you work with us. It is more than a certification program; it is the beginning of your professional journey.</text:p>
            <text:p/>
            <text:p>As an Arena Animation student, you’ll have the opportunity to work for some of the industry’s greatest brands, including:</text:p>
          </table:table-cell>
          <table:table-cell office:value-type="string" calcext:value-type="string">
            <text:p>arenaparkstreet.com</text:p>
          </table:table-cell>
          <table:table-cell/>
          <table:table-cell office:value-type="string" calcext:value-type="string">
            <text:p>Arena Animation Park Street</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India:Asia</text:p>
          </table:table-cell>
          <table:table-cell office:value-type="string" calcext:value-type="string">
            <text:p>Provides digital content creation courses that incorporate generative AI technologies, focusing on areas like animation and video production. Around 600 students annually.</text:p>
          </table:table-cell>
          <table:table-cell office:value-type="string" calcext:value-type="string">
            <text:p>Strong candidate for collaboration due to their emphasis on AI in digital content and established industry connections.</text:p>
          </table:table-cell>
          <table:table-cell office:value-type="string" calcext:value-type="string">
            <text:p>Strong signal justified by: 1) Explicit courses on generative AI technologies 2) Focus on media and animation 3) Good industry partnerships and career support 4) Medium scale with potential for international collaborations.</text:p>
          </table:table-cell>
        </table:table-row>
        <table:table-row table:style-name="ro2">
          <table:table-cell office:value-type="string" calcext:value-type="string">
            <text:p>AI and Generative AI for Video Content Creation Online Class</text:p>
          </table:table-cell>
          <table:table-cell office:value-type="string" calcext:value-type="string">
            <text:p>https://www.linkedin.com/learning/ai-and-generative-ai-for-video-content-creation</text:p>
          </table:table-cell>
          <table:table-cell office:value-type="string" calcext:value-type="string">
            <text:p>25 янв. 2024 г.</text:p>
          </table:table-cell>
          <table:table-cell office:value-type="string" calcext:value-type="string">
            <text:p>Artificial intelligence is transforming many aspects of professional life, and the fields of audio and video production are no exception. From tools that streamline tedious tasks to generative AI tools that create entirely new content based on text prompts, there's almost no area of media production that isn't being touched by advances in AI.</text:p>
            <text:p/>
            <text:p>In this course, join video producer and educator Nick Harauz as he explores the AI-powered tools that are currently transforming the world of media and opening up new doors for creative production, from video to audio and motion graphics to visual effects. By the end of this course, you’ll also be prepared to navigate the ethical and moral implications of using AI for multimedia content creation.</text:p>
          </table:table-cell>
          <table:table-cell office:value-type="string" calcext:value-type="string">
            <text:p>www.linkedin.com</text:p>
          </table:table-cell>
          <table:table-cell/>
          <table:table-cell office:value-type="string" calcext:value-type="string">
            <text:p>N/A</text:p>
          </table:table-cell>
          <table:table-cell office:value-type="string" calcext:value-type="string">
            <text:p>4</text:p>
          </table:table-cell>
          <table:table-cell table:number-columns-repeated="2" office:value-type="string" calcext:value-type="string">
            <text:p>True</text:p>
          </table:table-cell>
          <table:table-cell table:number-columns-repeated="2" office:value-type="string" calcext:value-type="string">
            <text:p>N/A</text:p>
          </table:table-cell>
          <table:table-cell office:value-type="string" calcext:value-type="string">
            <text:p>Online course focusing on AI and generative AI for video and audio production. Led by educator Nick Harauz.</text:p>
          </table:table-cell>
          <table:table-cell office:value-type="string" calcext:value-type="string">
            <text:p>Could collaborate on content development and research related to AI in media production.</text:p>
          </table:table-cell>
          <table:table-cell office:value-type="string" calcext:value-type="string">
            <text:p>Strong signal justified by: 1) Course explicitly involves AI technologies in video production 2) Direct relevance to media content creation</text:p>
          </table:table-cell>
        </table:table-row>
        <table:table-row table:style-name="ro2">
          <table:table-cell office:value-type="string" calcext:value-type="string">
            <text:p>3D Animation Course in Kolkata with Generative AI ...</text:p>
          </table:table-cell>
          <table:table-cell office:value-type="string" calcext:value-type="string">
            <text:p>https://www.arenach.com/realtime-3d-with-generative-ai/</text:p>
          </table:table-cell>
          <table:table-cell office:value-type="string" calcext:value-type="string">
            <text:p>3 дек. 2024 г.</text:p>
          </table:table-cell>
          <table:table-cell office:value-type="string" calcext:value-type="string">
            <text:p>New Trends in Animation</text:p>
            <text:p/>
            <text:p>Cute Cartoon 3D Animations: The current 3D craze is all about cute round shapes with strikingly contrasted colors that give the impression of lifelike clay models. For children’s entertainment videos and movies, the outcome is fantastic. Hyper-Realistic CGI: The kind of animation found in the cinematics of AAA video games that looks more real than if it was real. It can be a touch unsettling, but the incredible realism that makes it possible to view the character’s minuscule pores on their skin or the minute cracks in their armor is still quite amazing. Psychedelic Animation: This trend emerges like to a counterculture, reflecting the disarray of our times and finding inner power. The bright images and captivating style of the animated flicks awaken our carefree attitude. Regretfully, the general public may find this trend to be excessive. Flat Style Characters: This graphic style is excellent for providing a clear, full picture of complicated concepts. Since flat graphics are already commonly associated with the “corporate art style,” they are considerably easier to animate and appear very professional. Custom Mascot Characters: Custom brand mascots are quite popular for marketing videos, explainer videos, and advertising; they are second only to flat-style mascots. Perhaps not as sophisticated as more traditional mascots, such as the Duracell rabbit, but certainly quirky and endearing. Particularly for mobile applications, which are becoming more and more engaging every year, we can observe that this trend is strengthening.</text:p>
            <text:p/>
            <text:p>Arena Animation has come up with a Certified Real-Time 3D Generative AI Course in Kolkata. This course is vast and aims at training students on an advanced level in generative AI and 3D animation courses in Kolkata, making them industry-ready professionals. Students get an elaborate content on real-time 3D animation techniques as well as how to combine generative AI to develop immersive and unique animations.</text:p>
            <text:p/>
            <text:p>Students will master essential tools as well as software used in the industry, such as Autodesk Maya, Blender, and advanced AI-based tools. The syllabus touches on all dimensions of 3D animation ranging from modelling and texturing to rigging and rendering and generative AI techniques transforming creativity. This combination ensures that students are not only proficient in traditional 3D animation but also are experts in using AI to stretch further than its limit.</text:p>
            <text:p/>
            <text:p>It is aimed at students who wish to stand out from others in the field of multimedia by enrolling in a multimedia course that incorporates theory and practical application through realistic assignments hence one can gain creative skills along with technical skills preparing them to become professionals such as being AI artists, 3D animators and multimedia professionals. We also understand the importance of affordability in education. Our animation course fees are cost-effective, ensuring students receive top-quality training without financial constraints. Enrol in our 3D animation course in Kolkata and start a journey combining innovation, creativity, and modern technology in multimedia and animation.</text:p>
          </table:table-cell>
          <table:table-cell office:value-type="string" calcext:value-type="string">
            <text:p>www.arenach.com</text:p>
          </table:table-cell>
          <table:table-cell/>
          <table:table-cell office:value-type="string" calcext:value-type="string">
            <text:p>Arena Animation</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India:Asia</text:p>
          </table:table-cell>
          <table:table-cell office:value-type="string" calcext:value-type="string">
            <text:p>Leading animation institution in Kolkata offering a Certified Real-Time 3D Generative AI Course. Aims to prepare students for industry readiness in 3D animation combined with AI technologies.</text:p>
          </table:table-cell>
          <table:table-cell office:value-type="string" calcext:value-type="string">
            <text:p>Collaboration opportunities could leverage their expertise in generative AI and animation, plus international reach.</text:p>
          </table:table-cell>
          <table:table-cell office:value-type="string" calcext:value-type="string">
            <text:p>Strong signal justified by: 1) Comprehensive course including AI technologies 2) Focus on 3D animation relevant to creative industries 3) Medium-sized institution fostering future professionals in the animation sector.</text:p>
          </table:table-cell>
        </table:table-row>
        <table:table-row table:style-name="ro2">
          <table:table-cell office:value-type="string" calcext:value-type="string">
            <text:p>Best Generative AI Multimedia Course in Kolkata</text:p>
          </table:table-cell>
          <table:table-cell office:value-type="string" calcext:value-type="string">
            <text:p>https://arenauttarpara.com/blog/Best-Generative-AI-Multimedia-Course-in-Kolkata-Arena-Animation-Uttarpara</text:p>
          </table:table-cell>
          <table:table-cell office:value-type="string" calcext:value-type="string">
            <text:p>4 июл. 2024 г.</text:p>
          </table:table-cell>
          <table:table-cell office:value-type="string" calcext:value-type="string">
            <text:p>Evolve Yourself With Generative AI Multimedia Course in Kolkata - Arena Animation Uttarpara</text:p>
            <text:p/>
            <text:p>Even if you live under a rock, you must know that AI is rapidly changing everything. The pace of the AI revolution is incredible. But it is not a matter of whether will we be replaced, but who can use AI better? What effect does it have on the field of Multimedia? To begin with, it is ludicrous to think that artificial intelligence might take your job in your industry. Remember that it is only a tool and not meant to be used as a replacement for a full-time career. Human perspective and imagination are impossible to fully replicate; they can only be surface-levelly mimicked. The same is true for multimedia artists, where AI technology will help you see more clearly. Arena Animation Uttarpara is the first to provide a generative AI multimedia course in Kolkata as a result. Find out from us why you should select this innovative training!</text:p>
            <text:p/>
            <text:p>Why Is Multimedia Becoming So Important in Today’s Life?-</text:p>
            <text:p/>
            <text:p>Multimedia can combine text, images, audio, and video to deliver information. This allows complex ideas to be broken down into easier-to-understand chunks, using visuals and different delivery methods to cater to different learning styles. Moreover, Text-heavy content can be tedious to get through. Multimedia presentations can liven things up with interactive elements, animations, and a variety of media formats. This keeps users interested and actively participating in the learning or communication process.</text:p>
            <text:p/>
            <text:p>On the other hand, companies nowadays make more money from animation and video games. Furthermore, many gifted Indians are currently turning the tide and creating some of the best work in recent memory. Many films, like Babubali and Brahmastra, have demonstrated the quality of visual effects produced by Indian multimedia. Games like Hellblade 2, show the power of Unreal Engine 5, which many multimedia experts delve deep into.</text:p>
            <text:p/>
            <text:p>By 2030, the media and entertainment sector in India is expected to have grown at a compound annual growth rate of 10–12% and be valued between $55-70 billion. The growth of the sector will be spearheaded by OTT, gaming, visual effects, and animation in the upcoming stage. The popularity of kids' channels led to an increase in demand for animated content. Furthermore, Indian animation output has been financially supported by OTT platforms. Indian comics were at last granted various comic rights deals in 2021. Growing demand in India encouraged investment. Convergent production pipelines gave rise to emerging potential.</text:p>
            <text:p/>
            <text:p>How Generative AI Is Helps In Multimedia?-</text:p>
            <text:p/>
            <text:p>Generating Repetitive Tasks : Generative AI can automate laborious processes such as generating scene generation, backdrop scenery, and even simple character movements. Multimedia experts can devote more of their time to more imaginative tasks, such as game-building, story-telling, and animation refinement.</text:p>
            <text:p/>
            <text:p/>
            <text:p/>
            <text:p>: Generative AI can automate laborious processes such as generating scene generation, backdrop scenery, and even simple character movements. Multimedia experts can devote more of their time to more imaginative tasks, such as game-building, story-telling, and animation refinement. Concept Generation: With certain inputs, artificial intelligence (AI) can produce a variety of character concepts, plots, and animation techniques. Animators can use this to generate ideas and investigate novel creative avenues.</text:p>
            <text:p/>
            <text:p>Enhanced Graphics Design: Graphic designer can enhance their creative work to make concepts that are too hard to implement.</text:p>
            <text:p/>
            <text:p>Special effects and animation: AI can automate tedious tasks in animation and special effects, freeing up human artists to focus on creative aspects.</text:p>
            <text:p/>
            <text:p>Personalised Content: Generative AI can customise content for various audiences and adapt animation techniques for particular tasks.</text:p>
            <text:p/>
            <text:p>How Does Generative AI Multimedia Course In Kolkata Advance Your Development?</text:p>
            <text:p/>
            <text:p>As we have said again and again, AI is here to assist us in our creative endeavours rather than replace us. We at Arena Animation Uttarpara understand the sheer power that AI as a tool can bestow us. Therefore, we decided to bring the first ever, Multimedia course based on generative AI. We know that in the future you cannot only rely only on your skill. You have to put the skills of the AI to use to increase productivity. Therefore, we have designed our multimedia course in such a way that you can make your foundation strong while learning about generative AI. Thus, let us look at the best AI generated multimedia course in Kolkata that Arena Animation Uttarpara offers in Kolkata:</text:p>
            <text:p/>
            <text:p>Job Oriented Program</text:p>
            <text:p/>
            <text:p>Latest Tools and Software</text:p>
            <text:p/>
            <text:p>Hands-on Training</text:p>
            <text:p/>
            <text:p>Industry Relevant Curriculum</text:p>
            <text:p/>
            <text:p>Projects</text:p>
            <text:p/>
            <text:p>Certified Faculty</text:p>
            <text:p/>
            <text:p>Advanced Learning</text:p>
            <text:p/>
            <text:p>Employment Driven Education (EDE)</text:p>
            <text:p/>
            <text:p>Online Varsity Exclusive eLearning Platform</text:p>
            <text:p/>
            <text:p>Creosouls: Online Platform to Showcase Portfolio</text:p>
            <text:p/>
            <text:p>Placement Assistance</text:p>
            <text:p/>
            <text:p>Loan Facility Available</text:p>
            <text:p/>
            <text:p>How is the Structure of Arena Animation Uttarpara’s Gene</text:p>
          </table:table-cell>
          <table:table-cell office:value-type="string" calcext:value-type="string">
            <text:p>arenauttarpara.com</text:p>
          </table:table-cell>
          <table:table-cell/>
          <table:table-cell office:value-type="string" calcext:value-type="string">
            <text:p>Arena Animation Uttarpara</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India:Other</text:p>
          </table:table-cell>
          <table:table-cell office:value-type="string" calcext:value-type="string">
            <text:p>First institution in Kolkata to offer a generative AI multimedia course with a focus on animation and creative processes. Provides practical training and placement assistance.</text:p>
          </table:table-cell>
          <table:table-cell office:value-type="string" calcext:value-type="string">
            <text:p>Great candidate for collaboration, particularly in the creative sector with an emphasis on AI in multimedia.</text:p>
          </table:table-cell>
          <table:table-cell office:value-type="string" calcext:value-type="string">
            <text:p>Strong signal justified by: 1) Generative AI multimedia course explicitly involving AI technologies 2) Focus on animation and other creative media 3) International appeal with placement assistance and industry connections.</text:p>
          </table:table-cell>
        </table:table-row>
        <table:table-row table:style-name="ro2">
          <table:table-cell office:value-type="string" calcext:value-type="string">
            <text:p>Kwanggyoon Seo</text:p>
          </table:table-cell>
          <table:table-cell office:value-type="string" calcext:value-type="string">
            <text:p>https://seokg.github.io/</text:p>
          </table:table-cell>
          <table:table-cell office:value-type="string" calcext:value-type="string">
            <text:p>25 мая 2024 г.</text:p>
          </table:table-cell>
          <table:table-cell office:value-type="string" calcext:value-type="string">
            <text:p>Kwanggyoon Edward Seo</text:p>
            <text:p/>
            <text:p>Hello World! I am a PhD candiate at GCST KAIST advised by Prof. Junyong Noh. During my PhD, I was fortunate to work at Adobe Research with wonderful mentors Seoung Wug Oh, Joon-Young Lee, and Jingwan (Cynthia) Lu. Also, I spent time at Naver Clova working with Suntae Kim and Soonmin Bae.</text:p>
            <text:p/>
            <text:p>My research lies at the intersection of deep learning, computer vision, and computer graphics. Specifically, I am interests in generative AI focusing on manipulating images/videos and animating 3D human.</text:p>
            <text:p/>
            <text:p>Email / CV / Google Scholar / Github / LinkedIn</text:p>
          </table:table-cell>
          <table:table-cell office:value-type="string" calcext:value-type="string">
            <text:p>seokg.github.io</text:p>
          </table:table-cell>
          <table:table-cell/>
          <table:table-cell office:value-type="string" calcext:value-type="string">
            <text:p>KAIST - Korea Advanced Institute of Science and Technolog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South Korea:Asia</text:p>
          </table:table-cell>
          <table:table-cell office:value-type="string" calcext:value-type="string">
            <text:p>KAIST is a prestigious research university with a strong emphasis on AI and technology. It offers various programs in computer science and engineering, including deep learning and computer graphics.</text:p>
          </table:table-cell>
          <table:table-cell office:value-type="string" calcext:value-type="string">
            <text:p>Ideal partner for collaboration due to their strong AI research in media and graphics. Engaged in international research.</text:p>
          </table:table-cell>
          <table:table-cell office:value-type="string" calcext:value-type="string">
            <text:p>Strong signal justified by: 1) Expertise in generative AI relevant to media 2) International reputation and programs 3) Engagement in cutting-edge AI research applications.</text:p>
          </table:table-cell>
        </table:table-row>
        <table:table-row table:style-name="ro2">
          <table:table-cell office:value-type="string" calcext:value-type="string">
            <text:p>AI Video Editing Courses in London | Online &amp; Class Training</text:p>
          </table:table-cell>
          <table:table-cell office:value-type="string" calcext:value-type="string">
            <text:p>https://www.mediatraining.ltd.uk/courses/ai-video-editing-courses</text:p>
          </table:table-cell>
          <table:table-cell office:value-type="string" calcext:value-type="string">
            <text:p>4 мар. 2024 г.</text:p>
          </table:table-cell>
          <table:table-cell office:value-type="string" calcext:value-type="string">
            <text:p>AI Video Editing Course Benefits</text:p>
            <text:p/>
            <text:p>Boost your editing skills and transform your workflow with our AI courses for video editors.</text:p>
            <text:p/>
            <text:p/>
            <text:p/>
            <text:p>Our hands-on courses will show you how to use the latest artificial intelligence technology to its full potential. Discover how to use AI to simplify complex video editing tasks and achieve impressive results in minutes.</text:p>
            <text:p/>
            <text:p/>
            <text:p/>
            <text:p>Join our one day class Online or in London and explore the future of video editing with our expert tutors. We’ll show you how to synchronise footage from multiple cameras, clean up audio, add special effects and more.</text:p>
            <text:p/>
            <text:p/>
            <text:p/>
            <text:p>Need some advice deciding which course is best for you?</text:p>
            <text:p/>
            <text:p/>
            <text:p/>
            <text:p>Call an expert learning adviser on 020 7407 8880.</text:p>
            <text:p/>
            <text:p/>
            <text:p/>
            <text:p>Private and custom courses are also available.</text:p>
          </table:table-cell>
          <table:table-cell office:value-type="string" calcext:value-type="string">
            <text:p>www.mediatraining.ltd.uk</text:p>
          </table:table-cell>
          <table:table-cell/>
          <table:table-cell office:value-type="string" calcext:value-type="string">
            <text:p>N/A</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small</text:p>
          </table:table-cell>
          <table:table-cell office:value-type="string" calcext:value-type="string">
            <text:p>UK:UK</text:p>
          </table:table-cell>
          <table:table-cell office:value-type="string" calcext:value-type="string">
            <text:p>Offers AI courses focused on video editing both online and in-person in London. Courses cover advanced AI techniques for enhancing video editing skills.</text:p>
          </table:table-cell>
          <table:table-cell office:value-type="string" calcext:value-type="string">
            <text:p>Good candidate for collaboration due to strong focus on AI in video editing.</text:p>
          </table:table-cell>
          <table:table-cell office:value-type="string" calcext:value-type="string">
            <text:p>Strong signal justified by: 1) Comprehensive AI-focused video editing courses 2) Practical hands-on training 3) Opportunities for specialized training suggests adaptability for collaborative programs.</text:p>
          </table:table-cell>
        </table:table-row>
        <table:table-row table:style-name="ro2">
          <table:table-cell office:value-type="string" calcext:value-type="string">
            <text:p>Generative AI Online Course</text:p>
          </table:table-cell>
          <table:table-cell office:value-type="string" calcext:value-type="string">
            <text:p>https://professionalprograms.mit.edu/online-program-generative-ai/</text:p>
          </table:table-cell>
          <table:table-cell office:value-type="string" calcext:value-type="string">
            <text:p>26 нояб. 2024 г.</text:p>
          </table:table-cell>
          <table:table-cell office:value-type="string" calcext:value-type="string">
            <text:p>All the participants who successfully complete the online course Applied Generative AI for Digital Transformation will receive an MIT Professional Education Certificate of Completion. Furthermore, participants will receive MIT Continuing Education Units (CEUs)*.</text:p>
            <text:p/>
            <text:p>To obtain CEUs, complete the accreditation confirmation, which is available at the end of the course. CEUs are calculated for each course based on the number of learning hours.</text:p>
            <text:p/>
            <text:p>* The Continuing Education Unit (CEU) is defined as 10 contact hours of ongoing learning to indicate the amount of time they have devoted to a non-credit/non-degree professional development program.</text:p>
            <text:p/>
            <text:p>To understand whether or not these CEUs may be applied toward professional certification, licensing requirements, or other required training or continuing education hours, please consult your training department or licensing authority directly.</text:p>
          </table:table-cell>
          <table:table-cell office:value-type="string" calcext:value-type="string">
            <text:p>professionalprograms.mit.edu</text:p>
          </table:table-cell>
          <table:table-cell/>
          <table:table-cell office:value-type="string" calcext:value-type="string">
            <text:p>MIT Professional Education</text:p>
          </table:table-cell>
          <table:table-cell office:value-type="string" calcext:value-type="string">
            <text:p>3</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nited States:US</text:p>
          </table:table-cell>
          <table:table-cell office:value-type="string" calcext:value-type="string">
            <text:p>Offers a course in Applied Generative AI for Digital Transformation with CEUs. Recognized for professional development, but does not focus on media/creative industries.</text:p>
          </table:table-cell>
          <table:table-cell office:value-type="string" calcext:value-type="string">
            <text:p>Potential collaboration in AI training and certification programs. Could develop media-focused AI courses.</text:p>
          </table:table-cell>
          <table:table-cell office:value-type="string" calcext:value-type="string">
            <text:p>Moderate signal due to: 1) AI program existence 2) Large scale institution 3) Certificate program recognized internationally but lacks explicit media connection.</text:p>
          </table:table-cell>
        </table:table-row>
        <table:table-row table:style-name="ro2">
          <table:table-cell office:value-type="string" calcext:value-type="string">
            <text:p>AJMI launches Artificial Intelligence program in newsrooms</text:p>
          </table:table-cell>
          <table:table-cell office:value-type="string" calcext:value-type="string">
            <text:p>http://institute.aljazeera.net/en/news/ajmi-launches-artificial-intelligence-program-newsrooms</text:p>
          </table:table-cell>
          <table:table-cell office:value-type="string" calcext:value-type="string">
            <text:p>25 июл. 2024 г.</text:p>
          </table:table-cell>
          <table:table-cell office:value-type="string" calcext:value-type="string">
            <text:p>AJMI - Doha</text:p>
            <text:p/>
            <text:p>Al Jazeera Media Institute is getting ready to launch its new program "Artificial Intelligence in Newsrooms" in early August. The program is the first of its kind at the Institute, as it is presented by Ebtekar, a digital presenter, dealing with artificial intelligence technology at Aljazeera Media Institute.</text:p>
            <text:p/>
            <text:p>The program focusses on uses of Artificial Intelligence in newsrooms worldwide and addresses the various problems associated with AI utilization, starting from technical, skill, and physical barriers that make it difficult to integrate smart tools into many media organizations. In addition to dealing with challenges related to public trust in machine generated content and the growing concerns about potential impacts of AI on professional ethics.</text:p>
            <text:p/>
            <text:p>Mr. Hamad Al-Houl Al-Marri, Director of Planning and Projects Department at the Institute, said that the program reviews successful experiences around the world for utilizing smart tools in various stages of media content production, such as monitoring and follow-up, verifying news, combating systematic media disinformation, in addition to content writing and managing publishing and interaction operations.</text:p>
            <text:p/>
            <text:p>The Director of Planning and Projects Department added that this program comes in the context of interactive digital programs, produced by Content Unit of his department, which aim to help journalists and students of journalism colleges to keep pace with rapid developments in media equipment, tools and treatments at the era of artificial intelligence.</text:p>
            <text:p/>
            <text:p>It is noteworthy that Al Jazeera Media Institute has launched since the beginning of this year four other programs, including "Terminologies" program, which explains common concepts and phrases in journalism language, "Philology" program, which sheds light on beauties of Arabic language and the nuances between its vocabulary, and "Open Coverage" program, which is considered as one of the most important references for students, trainees and newsroom workers in the field of preparing and managing continuous media coverage, in addition to "From the Place" program, which provides advice to workers in the field of television journalism.</text:p>
          </table:table-cell>
          <table:table-cell office:value-type="string" calcext:value-type="string">
            <text:p>institute.aljazeera.net</text:p>
          </table:table-cell>
          <table:table-cell/>
          <table:table-cell office:value-type="string" calcext:value-type="string">
            <text:p>Al Jazeera Media Institute</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Qatar:Other</text:p>
          </table:table-cell>
          <table:table-cell office:value-type="string" calcext:value-type="string">
            <text:p>Al Jazeera Media Institute is launching a new program focused on the integration of Artificial Intelligence in newsrooms, emphasizing ethical implications and practical applications in media production.</text:p>
          </table:table-cell>
          <table:table-cell office:value-type="string" calcext:value-type="string">
            <text:p>Strong candidate for collaboration given their AI-focused journalistic training and international reach.</text:p>
          </table:table-cell>
          <table:table-cell office:value-type="string" calcext:value-type="string">
            <text:p>Strong signal justified by: 1) Dedicated AI program in media 2) International institution with a significant focus on journalism and media training 3) Engagement with ethical and practical issues surrounding AI in journalism.</text:p>
          </table:table-cell>
        </table:table-row>
        <table:table-row table:style-name="ro2">
          <table:table-cell office:value-type="string" calcext:value-type="string">
            <text:p>New tuition-free training program for community media at ...</text:p>
          </table:table-cell>
          <table:table-cell office:value-type="string" calcext:value-type="string">
            <text:p>https://www.journalism.cuny.edu/2024/10/new-tuition-free-training-program-for-community-media-at-the-newmark-j-school-the-ai-community-engagement-lab/</text:p>
          </table:table-cell>
          <table:table-cell office:value-type="string" calcext:value-type="string">
            <text:p>24 окт. 2024 г.</text:p>
          </table:table-cell>
          <table:table-cell office:value-type="string" calcext:value-type="string">
            <text:p>The Craig Newmark Graduate School of Journalism at CUNY is proud to announce the launch of the AI Community Engagement Lab, a new six-month training program designed to empower community journalists with artificial intelligence tools and techniques and enhance audience engagement.</text:p>
            <text:p/>
            <text:p>This first-of-its-kind initiative is a partnership between J+, the school’s professional development arm, and the Center for Community Media. A grant from the Walton Family Foundation will provide tuition-free access to the program.</text:p>
            <text:p/>
            <text:p>Applications open today and close on December 6.</text:p>
            <text:p/>
            <text:p>“As AI revolutionizes the media landscape, it’s crucial that community journalists aren’t left behind,” Mikhael Simmonds, Executive Director of the Center for Community Media at the Newmark J-School, said. “The ACE Lab will ensure that local news outlets can leverage AI to better serve their communities and strengthen audience relationships.”</text:p>
            <text:p/>
            <text:p>The AI Community Engagement Lab is a six-month program with biweekly virtual classes and hands-on workshops for participants to become comfortable with the tech, as well as discussion groups and work on a final project with the help of coaches.</text:p>
            <text:p/>
            <text:p>It will run from March 17 to October 21, starting with a mandatory, in-person meeting in New York March 17-18, 2025, and breaking during the summer. Travel stipends will be available if needed for the New York meeting.</text:p>
            <text:p/>
            <text:p>The Lab can accommodate 15-20 community journalists from the United States, Puerto Rico and other U.S. territories. It will be conducted entirely in English. This program is not open to journalists outside the United States.</text:p>
            <text:p/>
            <text:p>This new program adds to an array of AI initiatives and events at the Newmark J-School, including the popular AI Journalism Labs, Marie Gilot, J+ Executive Director, said.</text:p>
            <text:p/>
            <text:p>“This new program will have a specific focus on using AI tools to enhance community engagement and audience interaction. I encourage community journalists to apply to learn best practices for leveraging AI in community journalism contexts, consider the evolving ethics of using the tools, and share learnings from their applied projects,” Gilot said.</text:p>
            <text:p/>
            <text:p>For more information and to apply, visit our program page.</text:p>
          </table:table-cell>
          <table:table-cell office:value-type="string" calcext:value-type="string">
            <text:p>www.journalism.cuny.edu</text:p>
          </table:table-cell>
          <table:table-cell/>
          <table:table-cell office:value-type="string" calcext:value-type="string">
            <text:p>Craig Newmark Graduate School of Journalism at CUN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nited States:US</text:p>
          </table:table-cell>
          <table:table-cell office:value-type="string" calcext:value-type="string">
            <text:p>The Newmark J-School offers a range of programs focusing on journalism, including an AI Community Engagement Lab aimed at empowering community journalists with AI tools. It is a well-regarded institution with an international presence.</text:p>
          </table:table-cell>
          <table:table-cell office:value-type="string" calcext:value-type="string">
            <text:p>Ideal for collaboration, particularly on AI in journalism and community media initiatives.</text:p>
          </table:table-cell>
          <table:table-cell office:value-type="string" calcext:value-type="string">
            <text:p>Strong signal justified by: 1) Comprehensive AI course focused on media 2) Established international institution with recognized programs 3) Engagement with broader community media efforts 4) Commitment to training journalists in AI applications.</text:p>
          </table:table-cell>
        </table:table-row>
        <table:table-row table:style-name="ro2">
          <table:table-cell office:value-type="string" calcext:value-type="string">
            <text:p>Generative AI for Filmmaking</text:p>
          </table:table-cell>
          <table:table-cell office:value-type="string" calcext:value-type="string">
            <text:p>https://www.fullsaildc3.com/catalog/courses/generative-ai-filmmaking</text:p>
          </table:table-cell>
          <table:table-cell office:value-type="string" calcext:value-type="string">
            <text:p>10 авг. 2024 г.</text:p>
          </table:table-cell>
          <table:table-cell office:value-type="string" calcext:value-type="string">
            <text:p>If you’re a filmmaker who’d like to explore the ways AI tools can enhance your creative process, Full Sail DC3’s Generative AI for Filmmaking course can help you on your journey. Open to both novice and experienced filmmakers, this three-week class covers the role AI can play in pre-production, production, and post-production. You’ll use AI chatbots to develop ideas, outlines, and scripts; generate still images, short clips, and extended clips during production; and use AI editing tools to complete a short film. By blending theory with practical applications, this course teaches the basics about the role of rapidly evolving AI tools in the world of film.</text:p>
          </table:table-cell>
          <table:table-cell office:value-type="string" calcext:value-type="string">
            <text:p>www.fullsaildc3.com</text:p>
          </table:table-cell>
          <table:table-cell/>
          <table:table-cell office:value-type="string" calcext:value-type="string">
            <text:p>Full Sail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nited States:US</text:p>
          </table:table-cell>
          <table:table-cell office:value-type="string" calcext:value-type="string">
            <text:p>Full Sail University offers a comprehensive program in film and media, with a focus on innovative technologies including AI. They have an established curriculum that integrates AI in filmmaking.</text:p>
          </table:table-cell>
          <table:table-cell office:value-type="string" calcext:value-type="string">
            <text:p>Strong collaboration opportunity due to their specialized course in AI for filmmaking and extensive resources in media education.</text:p>
          </table:table-cell>
          <table:table-cell office:value-type="string" calcext:value-type="string">
            <text:p>Strong signal justified by: 1) Focused AI course in filmmaking 2) Large international student body 3) Relevant practical applications in creative industries 4) Well-established in the educational sector.</text:p>
          </table:table-cell>
        </table:table-row>
        <table:table-row table:style-name="ro2">
          <table:table-cell office:value-type="string" calcext:value-type="string">
            <text:p>AI Filmmaking for Marketers</text:p>
          </table:table-cell>
          <table:table-cell office:value-type="string" calcext:value-type="string">
            <text:p>https://www.cim.co.uk/training/list-courses/ai-filmmaking-for-marketers/</text:p>
          </table:table-cell>
          <table:table-cell office:value-type="string" calcext:value-type="string">
            <text:p>17 окт. 2024 г.</text:p>
          </table:table-cell>
          <table:table-cell office:value-type="string" calcext:value-type="string">
            <text:p>Virtual New</text:p>
            <text:p/>
            <text:p>Overview</text:p>
            <text:p/>
            <text:p>As the UK’s leading organisation for film and the moving image, the British Film Institute (BFI) has developed a specialist course to help marketers integrate AI into video content production.</text:p>
            <text:p/>
            <text:p>With increasing demands to produce high-quality video content under tight constraints, AI is already transforming key aspects of video production. Its role in content marketing is expected to grow significantly as technology continues to evolve.</text:p>
            <text:p/>
            <text:p>This one-day course focuses on how AI can be used in video content creation specifically for marketing. Participants will create a four-shot micro short film using AI tools, with expert guidance provided through every stage of the process—pre-production, production, and post-production.</text:p>
            <text:p/>
            <text:p>The course also explores the future of AI in filmmaking, looking at the latest AI applications and addressing the ethical implications of using AI-generated images and video in content marketing.</text:p>
            <text:p/>
            <text:p>The course is led by Paul Cotrulia, an experienced filmmaker and director with extensive knowledge of AI filmmaking. Paul delivers filmmaking workshops for the BFI and brings deep insights into how AI is reshaping cinematic storytelling and video content production, ensuring participants gain valuable practical skills and industry perspectives.</text:p>
            <text:p/>
            <text:p>We recommend using Adobe Premiere Pro and Adobe Photoshop for this course, as the demos will focus on it. If you can't access it through a licence or free trial, don't worry—we'll provide details of alternative free programmes in the welcome letter.</text:p>
          </table:table-cell>
          <table:table-cell office:value-type="string" calcext:value-type="string">
            <text:p>www.cim.co.uk</text:p>
          </table:table-cell>
          <table:table-cell/>
          <table:table-cell office:value-type="string" calcext:value-type="string">
            <text:p>British Film Institute (BFI)</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K:UK</text:p>
          </table:table-cell>
          <table:table-cell office:value-type="string" calcext:value-type="string">
            <text:p>The UK’s leading organization for film and the moving image, offering specialized courses integrating AI into film production and marketing.</text:p>
          </table:table-cell>
          <table:table-cell office:value-type="string" calcext:value-type="string">
            <text:p>Strong potential for collaboration on integrating AI tools in film education and training marketers in AI applications.</text:p>
          </table:table-cell>
          <table:table-cell office:value-type="string" calcext:value-type="string">
            <text:p>Strong signal justified by: 1) Focus on AI in video content production 2) Course directly relevant to media/creative industries 3) Established institution with international recognition 4) Potential for partnership in future AI filmmaking projects.</text:p>
          </table:table-cell>
        </table:table-row>
        <table:table-row table:style-name="ro2">
          <table:table-cell office:value-type="string" calcext:value-type="string">
            <text:p>Advanced Artificial Intelligence Course</text:p>
          </table:table-cell>
          <table:table-cell office:value-type="string" calcext:value-type="string">
            <text:p>https://www.prolinefilmacademy.com/ai.php</text:p>
          </table:table-cell>
          <table:table-cell office:value-type="string" calcext:value-type="string">
            <text:p>20 февр. 2024 г.</text:p>
          </table:table-cell>
          <table:table-cell office:value-type="string" calcext:value-type="string">
            <text:p>Proline Film Academy's Artificial Intelligence (AI) course offers a unique and valuable opportunity for youth to delve into the world of AI and gain essential skills for the future.</text:p>
            <text:p/>
            <text:p>Here is a comprehensive overview of the reasons why a youth should consider enrolling in the AI course at Proline Film Academy:</text:p>
            <text:p/>
            <text:p>Relevance in the Digital Age:</text:p>
            <text:p/>
            <text:p>AI is at the forefront of technological advancements, playing a crucial role in various industries, including film and entertainment.</text:p>
            <text:p/>
            <text:p>Understanding AI is essential for staying relevant in today's digital age.</text:p>
            <text:p/>
            <text:p>Career Opportunities:</text:p>
            <text:p/>
            <text:p>The AI industry is experiencing exponential growth, leading to a high demand for skilled professionals. Enrolling in an AI course at Proline Film Academy opens up diverse career opportunities in film production, special effects, virtual reality, and other related fields.</text:p>
            <text:p/>
            <text:p>Industry-Driven Curriculum:</text:p>
            <text:p/>
            <text:p>Proline Film Academy's AI course is designed with input from industry experts to ensure that students acquire practical skills and knowledge that align with the current needs of the job market.</text:p>
            <text:p/>
            <text:p>Hands-on Experience:</text:p>
            <text:p/>
            <text:p>The course provides hands-on experience with AI tools and technologies, allowing students to apply theoretical knowledge to real-world scenarios. Practical exposure is crucial for mastering AI concepts and building confidence in utilizing AI applications.</text:p>
            <text:p/>
            <text:p>Integration with Film Production:</text:p>
            <text:p/>
            <text:p>Proline Film Academy uniquely integrates AI concepts with film production. This approach allows students to explore how AI can enhance creativity, storytelling, and the overall filmmaking process, making them well-rounded professionals in the entertainment industry.</text:p>
            <text:p/>
            <text:p>Networking Opportunities:</text:p>
            <text:p/>
            <text:p>The academy provides a platform for students to connect with industry professionals, mentors, and peers. Networking is essential for career growth, and Proline Film Academy facilitates interactions that can lead to collaborations, internships, and job opportunities.</text:p>
            <text:p/>
            <text:p>Customized Learning Paths:</text:p>
            <text:p/>
            <text:p>Proline Film Academy recognizes that each student may have different goals and aspirations. The AI course allows for customized learning paths, enabling students to focus on specific AI applications relevant to their interests, such as AI in cinematography, visual effects, or virtual reality.</text:p>
            <text:p/>
            <text:p>Soft Skills Development:</text:p>
            <text:p/>
            <text:p>In addition to technical skills, the AI course emphasizes the development of soft skills such as critical thinking, problem-solving, and effective communication. These skills are invaluable in a dynamic industry like film production.</text:p>
            <text:p/>
            <text:p>Industry-Recognized Certification:</text:p>
            <text:p/>
            <text:p>Completing the AI course at Proline Film Academy provides students with a recognized certification, enhancing their credibility and employability in the competitive job market.</text:p>
            <text:p/>
            <text:p>Future-Proofing:</text:p>
            <text:p/>
            <text:p>AI is poised to play an increasingly significant role in the future of filmmaking. Enrolling in an AI course now ensures that students are well-prepared to adapt to evolving technologies and remain at the forefront of their field.</text:p>
            <text:p/>
            <text:p>In conclusion, enrolling in Proline Film Academy's AI course offers youth a unique opportunity to acquire cutting-edge skills, explore exciting career paths, and stay ahead in the ever-evolving world of technology and entertainment.</text:p>
          </table:table-cell>
          <table:table-cell office:value-type="string" calcext:value-type="string">
            <text:p>www.prolinefilmacademy.com</text:p>
          </table:table-cell>
          <table:table-cell/>
          <table:table-cell office:value-type="string" calcext:value-type="string">
            <text:p>Proline Film Academ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N/A:Other</text:p>
          </table:table-cell>
          <table:table-cell office:value-type="string" calcext:value-type="string">
            <text:p>Proline Film Academy offers an advanced AI course specifically designed for film and entertainment, integrating AI concepts into film production and emphasizing hands-on experience. It draws input from industry experts.</text:p>
          </table:table-cell>
          <table:table-cell office:value-type="string" calcext:value-type="string">
            <text:p>Strong candidate for collaboration due to its specialized AI curriculum in the creative industry, recognized certification, and networking opportunities.</text:p>
          </table:table-cell>
          <table:table-cell office:value-type="string" calcext:value-type="string">
            <text:p>Strong signal justified by: 1) Robust AI course tailored for film 2) Hands-on practical training 3) Networking and career opportunities 4) Industry-recognized certification.</text:p>
          </table:table-cell>
        </table:table-row>
        <table:table-row table:style-name="ro2">
          <table:table-cell office:value-type="string" calcext:value-type="string">
            <text:p>Film and TV courses University in uttarakhand</text:p>
          </table:table-cell>
          <table:table-cell office:value-type="string" calcext:value-type="string">
            <text:p>https://dgu.ac/school-of-modern-media/ba-film-and-tv</text:p>
          </table:table-cell>
          <table:table-cell/>
          <table:table-cell office:value-type="string" calcext:value-type="string">
            <text:p>About the Program</text:p>
            <text:p/>
            <text:p>The Film Studies Program at DBS Global University offers a comprehensive and industry-focused education designed to prepare students for successful careers in the film and media industry. With mentorship from acclaimed filmmakers like Dipankar Jojo Chai, Gautami Vegyaraju, Aseem Bajaj, Nakul Kamte, and Vikesh Bhutani, students gain unparalleled insights and practical experience.</text:p>
            <text:p/>
            <text:p>The program is enhanced by a partnership with Dehradun's JSR Studios, providing access to state-of-the-art production facilities and equipment. The curriculum emphasizes hands-on learning, with students producing films annually, participating in industry projects, and gaining international exposure through film festivals. Additionally, the program offers free future skills certificates in areas such as Artificial Intelligence, Digital Marketing, and Machine Learning, ensuring graduates are versatile and highly employable. Located in Dehradun, a city known for its educational prominence and film-friendly policies, DBS Global University provides a supportive and enriching environment for aspiring film maker.</text:p>
          </table:table-cell>
          <table:table-cell office:value-type="string" calcext:value-type="string">
            <text:p>dgu.ac</text:p>
          </table:table-cell>
          <table:table-cell/>
          <table:table-cell office:value-type="string" calcext:value-type="string">
            <text:p>DBS Global University</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India:Asia</text:p>
          </table:table-cell>
          <table:table-cell office:value-type="string" calcext:value-type="string">
            <text:p>DBS Global University offers a film studies program with a focus on practical skills and mentorship from industry professionals. The program includes free certificates in AI and provides international exposure through festivals.</text:p>
          </table:table-cell>
          <table:table-cell office:value-type="string" calcext:value-type="string">
            <text:p>Strong candidate with potential for collaboration in AI media courses due to industry partnerships and a focus on modern skills.</text:p>
          </table:table-cell>
          <table:table-cell office:value-type="string" calcext:value-type="string">
            <text:p>Signal score reflects: 1) Includes AI in free skill certifications 2) Focused on film/media education 3) Provides practical learning opportunities</text:p>
          </table:table-cell>
        </table:table-row>
        <table:table-row table:style-name="ro2">
          <table:table-cell office:value-type="string" calcext:value-type="string">
            <text:p>BBA Digital Film Making</text:p>
          </table:table-cell>
          <table:table-cell office:value-type="string" calcext:value-type="string">
            <text:p>https://pcu.edu.in/bba-digital-film-making.php</text:p>
          </table:table-cell>
          <table:table-cell office:value-type="string" calcext:value-type="string">
            <text:p>15 мая 2024 г.</text:p>
          </table:table-cell>
          <table:table-cell office:value-type="string" calcext:value-type="string">
            <text:p>Pimpri Chinchwad University (PCU) offers a comprehensive BBA in Digital Film making program, one of the best courses after 12th commerce, arts or science. This program is designed to provide students with in-depth knowledge and practical skills in various aspects of the film industry, including film production, writing a movie script, editing, acting, and cinematography. As one of the top BBA colleges in Pune, PCU's curriculum covers essential topics such as Cinema Business Management, OTT Platform Management, Film Industry Business Courses, and Digital Film making, ensuring graduates are well-equipped for successful careers in the film and media industry.</text:p>
            <text:p/>
            <text:p>PCU's BBA in Digital Film making program emphasizes hands-on learning through projects, internships, and participation in live projects, film festivals, including international film festivals. Students gain expertise in areas like short film production, documentary film making, social media marketing for film, content creation, and film distribution. With access to state-of-the-art facilities and experienced faculty, PCU stands out as one of the best BBA colleges in India. This program also offers insights into modern film technologies such as AI and VR, preparing students for the future of film making. Graduates can pursue careers in various roles, including producers, online editors, cinematographers, and digital marketing experts in the film industry.</text:p>
          </table:table-cell>
          <table:table-cell office:value-type="string" calcext:value-type="string">
            <text:p>pcu.edu.in</text:p>
          </table:table-cell>
          <table:table-cell/>
          <table:table-cell office:value-type="string" calcext:value-type="string">
            <text:p>Pimpri Chinchwad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India:Asia</text:p>
          </table:table-cell>
          <table:table-cell office:value-type="string" calcext:value-type="string">
            <text:p>Pimpri Chinchwad University offers a BBA in Digital Film making, incorporating modern technologies like AI and VR. The program includes hands-on learning, internships, and exposure to international film festivals.</text:p>
          </table:table-cell>
          <table:table-cell office:value-type="string" calcext:value-type="string">
            <text:p>Strong candidate for collaboration due to its integration of AI in film making and international exposure.</text:p>
          </table:table-cell>
          <table:table-cell office:value-type="string" calcext:value-type="string">
            <text:p>Strong signal justified by: 1) Explicit inclusion of AI technologies in the curriculum 2) Media-focused program with practical applications 3) Medium scale with good industry connections and internships.</text:p>
          </table:table-cell>
        </table:table-row>
        <table:table-row table:style-name="ro2">
          <table:table-cell office:value-type="string" calcext:value-type="string">
            <text:p>Certificate Course in AI Filmmaking - iSchool Of AI</text:p>
          </table:table-cell>
          <table:table-cell office:value-type="string" calcext:value-type="string">
            <text:p>https://www.ischoolofai.com/ai-filmmaking-course</text:p>
          </table:table-cell>
          <table:table-cell office:value-type="string" calcext:value-type="string">
            <text:p>27 окт. 2024 г.</text:p>
          </table:table-cell>
          <table:table-cell office:value-type="string" calcext:value-type="string">
            <text:p>GenAI Tools You Will Learn to Use</text:p>
            <text:p/>
            <text:p>Note: You will need to sign-up and get subscriptions for these tools on your own.</text:p>
          </table:table-cell>
          <table:table-cell office:value-type="string" calcext:value-type="string">
            <text:p>www.ischoolofai.com</text:p>
          </table:table-cell>
          <table:table-cell/>
          <table:table-cell office:value-type="string" calcext:value-type="string">
            <text:p>iSchool Of AI</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N/A</text:p>
          </table:table-cell>
          <table:table-cell office:value-type="string" calcext:value-type="string">
            <text:p>Educational institution focusing on AI in filmmaking, offering a certificate course specifically designed for engaging with AI tools in video production.</text:p>
          </table:table-cell>
          <table:table-cell office:value-type="string" calcext:value-type="string">
            <text:p>Excellent candidate for collaboration, with a clear focus on AI technologies in media.</text:p>
          </table:table-cell>
          <table:table-cell office:value-type="string" calcext:value-type="string">
            <text:p>Strong signal justified by: 1) Explicit AI course in filmmaking 2) Medium scale allowing for significant student engagement 3) Relevance to creative industry</text:p>
          </table:table-cell>
        </table:table-row>
        <table:table-row table:style-name="ro2">
          <table:table-cell office:value-type="string" calcext:value-type="string">
            <text:p>FWNT527F Course - California Institute of the Arts Catalog</text:p>
          </table:table-cell>
          <table:table-cell office:value-type="string" calcext:value-type="string">
            <text:p>https://catalog.calarts.edu/courses/FWNT527F</text:p>
          </table:table-cell>
          <table:table-cell office:value-type="string" calcext:value-type="string">
            <text:p>27 июн. 2024 г.</text:p>
          </table:table-cell>
          <table:table-cell office:value-type="string" calcext:value-type="string">
            <text:p>Description</text:p>
            <text:p/>
            <text:p>Artificial intelligence (AI) tools are becoming increasingly prevalent in the rapidly evolving world of film production. This Winter Session course aims to equip students with the knowledge and skills necessary to leverage these tools effectively and ethically in their artistic practice.</text:p>
            <text:p/>
            <text:p/>
            <text:p/>
            <text:p>While we will touch on the state of AI applications for pre-production and production, our concentration will be on AI tools for post-production enhancements, including assisting with complex tasks like editing, color grading, and visual effects. The goal is to inform students about the possible ways AI can be used as a creative companion aid for their filmmaking.</text:p>
            <text:p/>
            <text:p/>
            <text:p/>
            <text:p>However, with great power comes great responsibility. Therefore, a significant portion of the course will discuss the ethical considerations associated with using AI in filmmaking. Topics will include bias in AI algorithms, data privacy, the impact of AI on employment within the creative industries, and the potential for deepfakes and other forms of manipulation.</text:p>
            <text:p/>
            <text:p/>
            <text:p/>
            <text:p>By the end of this course, students will not only be introduced to select AI tools for filmmaking but will also become aware of its ethical implications. This holistic approach ensures that students are prepared to navigate the future of film production responsibly and innovatively.</text:p>
          </table:table-cell>
          <table:table-cell office:value-type="string" calcext:value-type="string">
            <text:p>catalog.calarts.edu</text:p>
          </table:table-cell>
          <table:table-cell/>
          <table:table-cell office:value-type="string" calcext:value-type="string">
            <text:p>California Institute of the Arts</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nited States:US</text:p>
          </table:table-cell>
          <table:table-cell office:value-type="string" calcext:value-type="string">
            <text:p>Prominent arts university focusing on creative disciplines, offering an AI course in film production. Approximately 800 students annually.</text:p>
          </table:table-cell>
          <table:table-cell office:value-type="string" calcext:value-type="string">
            <text:p>Highly suitable for collaboration due to its comprehensive AI integration in film education and its international standing.</text:p>
          </table:table-cell>
          <table:table-cell office:value-type="string" calcext:value-type="string">
            <text:p>Strong signal justified by: 1) Explicit focus on AI tools in film production 2) Ethical considerations covered 3) Established reputation in creative arts 4) Medium scale with international programs.</text:p>
          </table:table-cell>
        </table:table-row>
        <table:table-row table:style-name="ro2">
          <table:table-cell office:value-type="string" calcext:value-type="string">
            <text:p>Training in Audiovisual Production</text:p>
          </table:table-cell>
          <table:table-cell office:value-type="string" calcext:value-type="string">
            <text:p>https://fxanimation.es/en/produccion-audiovisual-distribuidor-ingles/</text:p>
          </table:table-cell>
          <table:table-cell office:value-type="string" calcext:value-type="string">
            <text:p>4 янв. 2024 г.</text:p>
          </table:table-cell>
          <table:table-cell office:value-type="string" calcext:value-type="string">
            <text:p>At FX Barcelona Film School, we distinguish ourselves by offering a Master in Audiovisual Production that stands out for its quality and recognition both nationally and internationally. We are proud to be ranked among the top 50 creative and entertainment schools in the world. This program is specially designed to train the audiovisual producers of the future, combining traditional techniques with technological and creative innovations, such as our new and revolutionary Artificial Intelligence module.</text:p>
            <text:p/>
            <text:p>What Makes Our Master in Audiovisual Production Unique?</text:p>
            <text:p/>
            <text:p>Our Master in Audiovisual Production not only delves into the technical and theoretical knowledge necessary to excel in the industry, but also incorporates a contemporary approach that adapts to the changing dynamics of the sector . With an emphasis on project management, direction and production in different media and formats, we prepare our students to lead and innovate in the field.</text:p>
            <text:p/>
            <text:p>Introduction to the Artificial Intelligence Module</text:p>
            <text:p/>
            <text:p>The addition of an Artificial Intelligence module puts our students at the forefront of the field of audiovisual production. Through this module, you will explore how AI can optimize production, from pre-production to post-production, opening new avenues for creativity and efficiency. This innovative approach not only expands the technical skills of our students, but also enriches their creative and strategic capacity.</text:p>
            <text:p/>
            <text:p>A Comprehensive Educational Experience</text:p>
            <text:p/>
            <text:p>Students of the Master in Audiovisual Production are immersed in a rich and challenging learning environment, where theory and practice are constantly intertwined. They will collaborate on real projects, connect with industry professionals, and develop a deep understanding of today’s audiovisual market. This practical approach ensures that, upon graduation, our students are not only theoretically competent, but also possess the practical experience and skills demanded by the industry.</text:p>
          </table:table-cell>
          <table:table-cell office:value-type="string" calcext:value-type="string">
            <text:p>fxanimation.es</text:p>
          </table:table-cell>
          <table:table-cell/>
          <table:table-cell office:value-type="string" calcext:value-type="string">
            <text:p>FX Barcelona Film School</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Spain:EU</text:p>
          </table:table-cell>
          <table:table-cell office:value-type="string" calcext:value-type="string">
            <text:p>A prestigious film school offering a Master's in Audiovisual Production that includes an AI module. Recognized internationally, with a focus on combining traditional and innovative techniques.</text:p>
          </table:table-cell>
          <table:table-cell office:value-type="string" calcext:value-type="string">
            <text:p>Ideal candidate for collaboration given its international recognition and strong focus on AI integration in media.</text:p>
          </table:table-cell>
          <table:table-cell office:value-type="string" calcext:value-type="string">
            <text:p>Strong signal justified by: 1) Comprehensive AI module in audiovisual production 2) International standing among top creative schools 3) Emphasis on practical experience and industry connections</text:p>
          </table:table-cell>
        </table:table-row>
        <table:table-row table:style-name="ro2">
          <table:table-cell office:value-type="string" calcext:value-type="string">
            <text:p>real-time 3d animation course with generative ai</text:p>
          </table:table-cell>
          <table:table-cell office:value-type="string" calcext:value-type="string">
            <text:p>https://arenaparkstreet.com/realtime-3d/</text:p>
          </table:table-cell>
          <table:table-cell/>
          <table:table-cell office:value-type="string" calcext:value-type="string">
            <text:p>As one of the best Arena Animation institutes in Kolkata, we give you a competitive edge. Our certified course and mentors enable you to develop technical, artistic and programming skills that are crucial to launching your career. Arena Animations, Park street is known for offering the best gaming courses in India, with this programme.</text:p>
            <text:p/>
            <text:p>We encourage both students and working people to become the next generation of creators with our 24 years of experience and 6000+ students enrolled. On completion of our accredited course, you’ll be ready to join the industry with the skills and expertise you need to succeed.</text:p>
          </table:table-cell>
          <table:table-cell office:value-type="string" calcext:value-type="string">
            <text:p>arenaparkstreet.com</text:p>
          </table:table-cell>
          <table:table-cell/>
          <table:table-cell office:value-type="string" calcext:value-type="string">
            <text:p>Arena Animation, Kolkata</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India:Asia</text:p>
          </table:table-cell>
          <table:table-cell office:value-type="string" calcext:value-type="string">
            <text:p>Arena Animation is a prominent institute in Kolkata specializing in animation and gaming courses. It has over 6000 students enrolled annually and offers accredited programs that include training in generative AI for animation.</text:p>
          </table:table-cell>
          <table:table-cell office:value-type="string" calcext:value-type="string">
            <text:p>Strong collaboration potential due to its focus on AI in animation and large student body.</text:p>
          </table:table-cell>
          <table:table-cell office:value-type="string" calcext:value-type="string">
            <text:p>Strong signal justified by: 1) AI technologies explicitly included in curriculum 2) Direct focus on animation and creative industries 3) Large scale with potential international outreach.</text:p>
          </table:table-cell>
        </table:table-row>
        <table:table-row table:style-name="ro2">
          <table:table-cell office:value-type="string" calcext:value-type="string">
            <text:p>Unlock the Power of AI in Video and Audio Creation</text:p>
          </table:table-cell>
          <table:table-cell office:value-type="string" calcext:value-type="string">
            <text:p>https://mmclearning.com/courses/ai-video-audio-generation-course/</text:p>
          </table:table-cell>
          <table:table-cell office:value-type="string" calcext:value-type="string">
            <text:p>30 янв. 2024 г.</text:p>
          </table:table-cell>
          <table:table-cell office:value-type="string" calcext:value-type="string">
            <text:p>Welcome to MMC Learning’s newest offering: “Master AI Video and Audio Generation: The Multi-Use Course for Innovators.”</text:p>
            <text:p/>
            <text:p>This comprehensive session is designed to empower marketers, content creators, entrepreneurs, and anyone interested in leveraging AI technology to revolutionise their video and audio content creation.</text:p>
            <text:p/>
            <text:p>Whether you are looking to transform your marketing strategies, enhance your content library, or discover new methods for audience engagement, this course is the perfect stepping-stone into the world of AI-assisted content production.</text:p>
          </table:table-cell>
          <table:table-cell office:value-type="string" calcext:value-type="string">
            <text:p>mmclearning.com</text:p>
          </table:table-cell>
          <table:table-cell/>
          <table:table-cell office:value-type="string" calcext:value-type="string">
            <text:p>MMC Learning</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N/A:Other</text:p>
          </table:table-cell>
          <table:table-cell office:value-type="string" calcext:value-type="string">
            <text:p>An institution offering specialized courses focusing on AI application in video and audio production, catering to a diverse audience including marketers and content creators.</text:p>
          </table:table-cell>
          <table:table-cell office:value-type="string" calcext:value-type="string">
            <text:p>Strong collaboration candidate. Focus on AI in creative media sectors aligns well with partnership objectives.</text:p>
          </table:table-cell>
          <table:table-cell office:value-type="string" calcext:value-type="string">
            <text:p>Strong signal justified by: 1) Explicit AI integration in video/audio generation 2) Relevant focus on creative content production 3) Appeals to a wide range of industry professionals</text:p>
          </table:table-cell>
        </table:table-row>
        <table:table-row table:style-name="ro2">
          <table:table-cell office:value-type="string" calcext:value-type="string">
            <text:p>AI+Creative Filmmaking Design Hackathon is April 15</text:p>
          </table:table-cell>
          <table:table-cell office:value-type="string" calcext:value-type="string">
            <text:p>https://arts.unl.edu/carson-center/news/aicreative-filmmaking-design-hackathon-april-15</text:p>
          </table:table-cell>
          <table:table-cell office:value-type="string" calcext:value-type="string">
            <text:p>15 апр. 2024 г.</text:p>
          </table:table-cell>
          <table:table-cell office:value-type="string" calcext:value-type="string">
            <text:p>A one-day, intensive AI filmmaking hackathon will be held on April 15 at the Johnny Carson Center for Emerging Media Arts.</text:p>
            <text:p/>
            <text:p>AI+Creative Filmmaking Design Hackathon is April 15</text:p>
            <text:p/>
            <text:p>calendar icon31 Mar 2023</text:p>
            <text:p/>
            <text:p>A one-day, intensive AI filmmaking hackathon will be held on April 15 at the Johnny Carson Center for Emerging Media Arts.</text:p>
            <text:p/>
            <text:p>Lincoln, Neb.--A one-day, intensive AI filmmaking hackathon will be held on Saturday, April 15, where creatives will offer up speculative visions of the future and emergent system designs to offer us clues and strategies of ways that we can shape an interspecies future.</text:p>
            <text:p/>
            <text:p/>
            <text:p/>
            <text:p>The event is co-hosted by The Nebraska Technology and Governance Center, Cinema 16 and the Johnny Carson Center for Emerging Media Arts.</text:p>
            <text:p/>
            <text:p/>
            <text:p/>
            <text:p>No experience is necessary, and everyone is welcome—undergraduates, graduates, staff and faculty from across the university campus, as well as the greater Lincoln community. The event is free and open to the public. Beverages and snacks, breakfast, lunch and dinner will be provided throughout the day.</text:p>
            <text:p/>
            <text:p/>
            <text:p/>
            <text:p>The day begins at 9 a.m. at the Johnny Carson Center for Emerging Media Arts at 13th and Q sts. Filmmaking will take place between 9:30 a.m. and 6 p.m. The day will conclude with a dinner, guest speakers and a film screening with awards.</text:p>
            <text:p/>
            <text:p/>
            <text:p/>
            <text:p>A pre-event workshop will be held on Friday, April 14 from 12:30-2:30 p.m. at the Johnny Carson Center for Emerging Media Arts to share tools and techniques.</text:p>
            <text:p/>
            <text:p/>
            <text:p/>
            <text:p>For more information on the event and to register for the challenge, visit https://go.unl.edu/aihackathon.</text:p>
          </table:table-cell>
          <table:table-cell office:value-type="string" calcext:value-type="string">
            <text:p>arts.unl.edu</text:p>
          </table:table-cell>
          <table:table-cell/>
          <table:table-cell office:value-type="string" calcext:value-type="string">
            <text:p>Johnny Carson Center for Emerging Media Arts</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US:US</text:p>
          </table:table-cell>
          <table:table-cell office:value-type="string" calcext:value-type="string">
            <text:p>The Johnny Carson Center for Emerging Media Arts is a part of the University of Nebraska-Lincoln, focusing on innovative media practices and technologies, including AI in filmmaking.</text:p>
          </table:table-cell>
          <table:table-cell office:value-type="string" calcext:value-type="string">
            <text:p>Strong collaboration potential due to its focus on AI in media, extensive programs, and public engagement.</text:p>
          </table:table-cell>
          <table:table-cell office:value-type="string" calcext:value-type="string">
            <text:p>Strong signal justified by: 1) Dedicated AI filmmaking hackathon 2) Engage with the broader community 3) Focus on speculative and emergent design in media arts.</text:p>
          </table:table-cell>
        </table:table-row>
        <table:table-row table:style-name="ro2">
          <table:table-cell office:value-type="string" calcext:value-type="string">
            <text:p>From AI to FinTech: Inside New MBA Courses at Tuck</text:p>
          </table:table-cell>
          <table:table-cell office:value-type="string" calcext:value-type="string">
            <text:p>https://www.tuck.dartmouth.edu/news/articles/from-ai-to-fintech-inside-new-mba-courses-at-tuck</text:p>
          </table:table-cell>
          <table:table-cell office:value-type="string" calcext:value-type="string">
            <text:p>19 апр. 2024 г.</text:p>
          </table:table-cell>
          <table:table-cell office:value-type="string" calcext:value-type="string">
            <text:p>Tuck offered 18 exciting, new MBA elective courses in its 2023-2024 academic year. The new courses cover a wide range of timely and ground-breaking topics: from fintech and investing in early-stage social ventures to leading diverse teams and qualitative investing. But there is one clear, standout topic among the new courses: artificial intelligence.</text:p>
            <text:p/>
            <text:p>Joe Hall, senior associate dean for teaching and learning, emphasized the intentionality behind integrating AI into Tuck’s curriculum. “This academic year, we’re especially focused on bringing the latest in generative AI into the classroom, but that’s just the tip of the iceberg,” says Hall, who is also the David T. McLaughlin D’54, T’55 Clinical Professor. “We’ve added new courses and are integrating pedagogical methods that not only equip students with a deep understanding of AI’s role in business and society, but also offer them hands-on practical application of the technology.”</text:p>
            <text:p/>
            <text:p>Three of the new AI-focused courses are: the elective Optimization Modeling for Prescriptive Analytics taught by new professor James Siderius; the research-to-practice seminar AI-Driven Analytics and Society, also taught by Siderius; and the sprint course AI and Consultative Decision-Making taught by Clinical Professor Scott Anthony D’96. Last academic year, Tuck also added multiple courses on AI, including Generative AI and the Future of Work and the marketing course AI for Managers.</text:p>
            <text:p/>
            <text:p>Siderius, who joined the Tuck faculty last year, says his new courses focus on the complexities of generative AI, urging future managers to look beyond the allure of data and algorithms and grapple with the ethical imperatives of fairness, bias, and transparency.</text:p>
            <text:p/>
            <text:p>“Avoiding the classic pitfalls of AI isn’t just about smart management—it’s about conscientious leadership,” says Siderius. “When you’re dealing with traditional analytics tools, transparency is a given. But with machine learning, we enter a more opaque world.”</text:p>
            <text:p/>
            <text:p>The courses also tackle the far-reaching impact of generative AI on the job market and society. Siderius shares how large language models, though remarkable in their capabilities, carry the risk of misinformation due to inherent biases. “They speak with great confidence and often they’re wrong. Knowing when and why AI can err is crucial for our students who will soon be decision-makers,” Siderius says.</text:p>
            <text:p/>
            <text:p>Sonya Mishra, assistant professor of business administration at the Tuck School of Business at Dartmouth, is taking a scientific approach to tackling workplace gender inequity.</text:p>
            <text:p/>
            <text:p>Several new courses are also aimed at addressing crucial societal and organizational challenges facing leaders today. Leading Diverse Organizations with Assistant Professor of Business Administration Sonya Mishra; Women, Gender, and Leadership in the New Workplace with Clinical Professor Stacy Blake-Beard; and Equity Analytics in Organizations with Assistant Professor of Business Administration Julia Melin; are all designed to foster inclusive leadership skills, while Moral Reasoning with Josh Lewis encourages students to explore the ethical complexities in business decisions.</text:p>
            <text:p/>
            <text:p>Tuck’s research-to-practice seminars and practicums offer students hands-on experiences that bridge academic research with real-world application. The “Investing in Early-Stage Social Ventures” practicum taught by professors Curt Welling D’71, T’77 and Ramon Lecuona, for example, provides students the opportunity to assess the potential of early-stage ventures with social impact.</text:p>
            <text:p/>
            <text:p>Without further ado, here are Tuck’s new MBA courses for the 2023–2024 academic year.</text:p>
            <text:p/>
            <text:p>NEW MBA ELECTIVE COURSES 2023–2024</text:p>
            <text:p/>
            <text:p>AI and Consultative Decision-Making (Sprint)</text:p>
            <text:p/>
            <text:p>Scott Anthony D’96</text:p>
            <text:p/>
            <text:p>Decisions. Scholars suggest individuals make 2,000 a day. Large organizations make exponentially more. Many of these decisions are low stakes, straightforward, day-to-day decisions that are safely made automatically. Some are high stakes, complex, once-in-a generation decisions. Amazon’s Jeff Bezos calls these Type 1 decisions, which he defines as “consequential and irreversible” decisions that “must be made methodically, carefully, slowly, with great deliberation and consultation.” Should we acquire our biggest rival? How much should we invest in an uncertain project? What is our return-to-office approach?</text:p>
            <text:p/>
            <text:p>Significant research shows that a range of individual (e.g., narrative effect, uncertainty bias, loss aversion) and collective biases (e.g., planning fallacy, groupthink, hierarchy effect) inhibit the ability of organizations to handle decisions well. It is no surprise, then, that organizations will often bring in consultants to help with Type 1 challenges. At their best, the unbiased, outside view provided by consultants helps clients to make good decisions. At their worst, consultants add their own biases to the mix and/or succumb to political dynamics, making the decision-making process even worse.</text:p>
            <text:p/>
            <text:p>Today, consultants have a new tool—generative AI (GenAI) using large</text:p>
          </table:table-cell>
          <table:table-cell office:value-type="string" calcext:value-type="string">
            <text:p>www.tuck.dartmouth.edu</text:p>
          </table:table-cell>
          <table:table-cell/>
          <table:table-cell office:value-type="string" calcext:value-type="string">
            <text:p>Tuck School of Business at Dartmouth</text:p>
          </table:table-cell>
          <table:table-cell office:value-type="string" calcext:value-type="string">
            <text:p>2</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SA:US</text:p>
          </table:table-cell>
          <table:table-cell office:value-type="string" calcext:value-type="string">
            <text:p>The Tuck School of Business is known for its strong focus on business education, offering various courses, including new electives on AI. While it emphasizes AI in business contexts, there isn't a specific media or creative focus in the programs mentioned.</text:p>
          </table:table-cell>
          <table:table-cell office:value-type="string" calcext:value-type="string">
            <text:p>Potential collaboration on AI in business courses, though lacks direct media applications.</text:p>
          </table:table-cell>
          <table:table-cell office:value-type="string" calcext:value-type="string">
            <text:p>Signal score reflects: 1) Inclusion of AI courses 2) Strong focus on practical applications. However, lacking explicit media or creative industry focus reduces the score.</text:p>
          </table:table-cell>
        </table:table-row>
        <table:table-row table:style-name="ro2">
          <table:table-cell office:value-type="string" calcext:value-type="string">
            <text:p>AI Strategy: Leveraging Automation - UBC Extended Learning</text:p>
          </table:table-cell>
          <table:table-cell office:value-type="string" calcext:value-type="string">
            <text:p>https://extendedlearning.ubc.ca/courses/ai-strategy-leveraging-automation/0399</text:p>
          </table:table-cell>
          <table:table-cell office:value-type="string" calcext:value-type="string">
            <text:p>24 апр. 2024 г.</text:p>
          </table:table-cell>
          <table:table-cell office:value-type="string" calcext:value-type="string">
            <text:p>This course is one of the two courses in the UBC Micro-certificate in AI Powered Automation and Personalization.</text:p>
            <text:p/>
            <text:p>Artificial intelligence (AI) and automation technologies present opportunities and challenges for individuals and businesses that use digital media techniques. To remain competitive in the new AI era, it’s crucial to understand how AI is reshaping creative processes and products.</text:p>
            <text:p/>
            <text:p>This four-week online course provides a comprehensive introduction to AI and its application in industries that use media. Gain hands-on experience using various automation tools, techniques and strategies in workflows and creative processes, and understand how such tools affect efficiency, quality, and the ability to scale. Take a close look at how AI can aid and impede creativity, and evaluate its impact on creative industries.</text:p>
            <text:p/>
            <text:p>By the end of this course, you’ll be able to:</text:p>
            <text:p/>
            <text:p>Understand AI and its applications for industries that use media</text:p>
            <text:p/>
            <text:p>Understand and implement automation strategies in digital media processes</text:p>
            <text:p/>
            <text:p>Use AI-powered tools for strategic data analysis, visualization and content generation</text:p>
            <text:p/>
            <text:p>Incorporate AI in digital storytelling</text:p>
            <text:p/>
            <text:p>Evaluate the impact of automation in creative industries and other sectors that use media</text:p>
            <text:p/>
            <text:p>Consider how AI influences creativity and analyze the ethical implications of AI</text:p>
            <text:p/>
            <text:p>Course outline</text:p>
            <text:p/>
            <text:p>Week 1: Introduction to AI in Digital Media</text:p>
            <text:p/>
            <text:p>Understand Artificial Intelligence and its application in digital media</text:p>
            <text:p/>
            <text:p>Week 2: Designing AI-Powered Automation Strategies for Digital Media</text:p>
            <text:p/>
            <text:p>Understand and implement automation strategies in digital media processes</text:p>
            <text:p/>
            <text:p>Week 3: Incorporating AI into Digital Storytelling</text:p>
            <text:p/>
            <text:p>Understand AI-powered tools for strategic data analysis, visualization, and content generation</text:p>
            <text:p/>
            <text:p>Week 4: The Creative Implications of AI in Digital Media</text:p>
            <text:p/>
            <text:p>Understand and evaluate the impact of automation in the creative industries</text:p>
            <text:p/>
            <text:p>How am I assessed?</text:p>
            <text:p/>
            <text:p>You will be assessed on successfully completing weekly activities, including exercises, quizzes, applied case study projects (based on real-life scenarios) and your contributions to discussion posts. These activities are marked using a proficiency scale, and your instructor provides you informal feedback during live online sessions.</text:p>
            <text:p/>
            <text:p>While you are not assessed on your attendance of the live online sessions, we encourage you to attend so you can learn and interact with your instructor and other participants. All sessions are recorded in case you miss one.</text:p>
            <text:p/>
            <text:p>This course operates on a pass/fail basis. You must achieve an overall grade of 70% or greater to pass and be eligible to earn the UBC Micro-certificate in AI Powered Automation and Personalization.</text:p>
            <text:p/>
            <text:p>Expected effort</text:p>
            <text:p/>
            <text:p>Expect to spend five to seven hours per week completing all learning activities, including attending the live online sessions.</text:p>
            <text:p/>
            <text:p>Technology requirements</text:p>
            <text:p/>
            <text:p>To take this course, you need access to:</text:p>
            <text:p/>
            <text:p>an email account</text:p>
            <text:p/>
            <text:p>a computer, laptop or tablet</text:p>
            <text:p/>
            <text:p>the latest version of a web browser (or previous major version release)</text:p>
            <text:p/>
            <text:p>a reliable internet connection</text:p>
            <text:p/>
            <text:p>a video camera and microphone</text:p>
            <text:p/>
            <text:p>Course format</text:p>
            <text:p/>
            <text:p>This 100% online program is instructor supported with weekly online classes. Outside of class, you can access online materials on your own time. Each week, review readings and videos, and apply your knowledge in exercises and case studies. Contribute to an online discussion board and connect with other students. One business day before the course start date, we’ll email you step-by-step instructions for accessing your course.</text:p>
          </table:table-cell>
          <table:table-cell office:value-type="string" calcext:value-type="string">
            <text:p>extendedlearning.ubc.ca</text:p>
          </table:table-cell>
          <table:table-cell/>
          <table:table-cell office:value-type="string" calcext:value-type="string">
            <text:p>University of British Columbia (UBC)</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Canada:Other</text:p>
          </table:table-cell>
          <table:table-cell office:value-type="string" calcext:value-type="string">
            <text:p>UBC offers a Micro-certificate in AI Powered Automation and Personalization, focusing on the application of AI in digital media, including automation strategies and digital storytelling.</text:p>
          </table:table-cell>
          <table:table-cell office:value-type="string" calcext:value-type="string">
            <text:p>Ideal collaboration opportunity, extensive AI integration in media and an international reputation.</text:p>
          </table:table-cell>
          <table:table-cell office:value-type="string" calcext:value-type="string">
            <text:p>Strong signal justified by: 1) Comprehensive AI curriculum in media 2) Large student body with diverse programs 3) Global recognition and established online learning platform.</text:p>
          </table:table-cell>
        </table:table-row>
        <table:table-row table:style-name="ro2">
          <table:table-cell office:value-type="string" calcext:value-type="string">
            <text:p>Learn AI Course for Graphic and Video Content Creators</text:p>
          </table:table-cell>
          <table:table-cell office:value-type="string" calcext:value-type="string">
            <text:p>https://www.pepperanimation.com/courses/ai-course-for-graphic-and-video-content-creators/</text:p>
          </table:table-cell>
          <table:table-cell office:value-type="string" calcext:value-type="string">
            <text:p>17 июл. 2024 г.</text:p>
          </table:table-cell>
          <table:table-cell office:value-type="string" calcext:value-type="string">
            <text:p>Unlock the potential of AI in your creative projects with the AI Course for Graphic and Video Content Creators at Pepper Animation.</text:p>
            <text:p/>
            <text:p>This course provides cutting-edge instruction on leveraging AI tools to enhance and streamline your graphic design and video editing workflows.</text:p>
            <text:p/>
            <text:p>Join us to stay ahead in the evolving landscape of digital content creation.</text:p>
          </table:table-cell>
          <table:table-cell office:value-type="string" calcext:value-type="string">
            <text:p>www.pepperanimation.com</text:p>
          </table:table-cell>
          <table:table-cell/>
          <table:table-cell office:value-type="string" calcext:value-type="string">
            <text:p>Pepper Animation</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small</text:p>
          </table:table-cell>
          <table:table-cell office:value-type="string" calcext:value-type="string">
            <text:p>N/A</text:p>
          </table:table-cell>
          <table:table-cell office:value-type="string" calcext:value-type="string">
            <text:p>Pepper Animation offers a specialized AI course focused on graphic design and video editing, teaching students how to utilize AI tools in their creative processes.</text:p>
          </table:table-cell>
          <table:table-cell office:value-type="string" calcext:value-type="string">
            <text:p>Strong potential for collaboration due to focused AI instruction in media contexts and specialized programming.</text:p>
          </table:table-cell>
          <table:table-cell office:value-type="string" calcext:value-type="string">
            <text:p>Strong signal justified by: 1) Comprehensive AI course specifically for graphic and video content creators 2) Focused on modern digital content creation 3) Specialized program with clear media application.</text:p>
          </table:table-cell>
        </table:table-row>
        <table:table-row table:style-name="ro2">
          <table:table-cell office:value-type="string" calcext:value-type="string">
            <text:p>Artificial Intelligence (AI) at Ringling College</text:p>
          </table:table-cell>
          <table:table-cell office:value-type="string" calcext:value-type="string">
            <text:p>https://www.ringling.edu/academics/campus-resources/ai/</text:p>
          </table:table-cell>
          <table:table-cell office:value-type="string" calcext:value-type="string">
            <text:p>4 июл. 2024 г.</text:p>
          </table:table-cell>
          <table:table-cell office:value-type="string" calcext:value-type="string">
            <text:p>Human Creativity Remains Essential: While we recognize the potential powerful impact of AI, we firmly believe that human creativity and artistic vision are irreplaceable. We acknowledge that AI tools can automate certain tasks and generate content quickly, which has led to concerns about job displacement and the devaluation of human artistry. However, we maintain that the creative process is fundamentally human, and our programs are designed to emphasize and cultivate this unique human capacity.</text:p>
            <text:p/>
            <text:p>Fundamental Art Skills: We will continue to prioritize the development of fundamental art and design skills, as these form the foundation for creating exceptional, original work that stands apart from the growing flood of AI-generated content. Our AI courses provide additional options for students interested in exploring this technology, but they will not replace our core curriculum, which focuses on honing the timeless skills and principles of art and design.</text:p>
            <text:p/>
            <text:p>Ethical AI Practices: Ringling College is dedicated to teaching and upholding ethical practices in the use of AI. We ensure that our students understand the importance of consent, attribution, and respect for original creators when working with AI tools. We also foster critical discussions about the societal implications of AI, including issues of bias, copyright, and the potential for misuse.</text:p>
            <text:p/>
            <text:p>Empowering Informed Decisions: Our Undergraduate Certificate in AI program equips students with the knowledge and skills needed to make informed decisions about incorporating AI into their creative workflows. By understanding the capabilities, limitations, and ethical implications of AI, our graduates will be prepared to advocate for themselves and navigate the challenges and opportunities presented by this technology in their chosen fields.</text:p>
            <text:p/>
            <text:p>Preparing for the Future: By providing a comprehensive education that covers both the technical and ethical aspects of AI, we aim to produce graduates who are not only skilled creators but also responsible stewards of this transformative technology. Our goal is to empower students to make informed choices about how and when to engage with AI tools in their artistic practice, ensuring that they can adapt and thrive in an evolving industry.</text:p>
          </table:table-cell>
          <table:table-cell office:value-type="string" calcext:value-type="string">
            <text:p>www.ringling.edu</text:p>
          </table:table-cell>
          <table:table-cell/>
          <table:table-cell office:value-type="string" calcext:value-type="string">
            <text:p>Ringling College of Art and Design</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SA:US</text:p>
          </table:table-cell>
          <table:table-cell office:value-type="string" calcext:value-type="string">
            <text:p>An established school focused on arts and design with options for AI courses. About 800 students annually.</text:p>
          </table:table-cell>
          <table:table-cell office:value-type="string" calcext:value-type="string">
            <text:p>Strong candidate for collaboration due to its comprehensive AI curriculum and focus on ethical practices in media creative workflows.</text:p>
          </table:table-cell>
          <table:table-cell office:value-type="string" calcext:value-type="string">
            <text:p>Strong signal justified by: 1) Comprehensive AI courses integrated into creative programs 2) Emphasis on ethical AI practices 3) Medium scale with international recognition 4) Nicely fits the media/creative industry focus.</text:p>
          </table:table-cell>
        </table:table-row>
        <table:table-row table:style-name="ro2">
          <table:table-cell office:value-type="string" calcext:value-type="string">
            <text:p>A Visual Computing Unified Application Using Deep ...</text:p>
          </table:table-cell>
          <table:table-cell office:value-type="string" calcext:value-type="string">
            <text:p>https://online-journals.org/index.php/i-jim/article/view/42673</text:p>
          </table:table-cell>
          <table:table-cell office:value-type="string" calcext:value-type="string">
            <text:p>12 янв. 2024 г.</text:p>
          </table:table-cell>
          <table:table-cell office:value-type="string" calcext:value-type="string">
            <text:p>Abstract</text:p>
            <text:p/>
            <text:p>Vision Studio aims to utilize a diverse range of modern deep learning and computer vision principles and techniques to provide a broad array of functionalities in image and video processing. Deep learning is a distinct class of machine learning algorithms that utilize multiple layers to gradually extract more advanced features from raw input. This is beneficial when using a matrix as input for pixels in a photo or frames in a video. Computer vision is a field of artificial intelligence that teaches computers to interpret and comprehend the visual domain. The main functions implemented include deepfake creation, digital ageing (de-ageing), image animation, and deepfake detection. Deepfake creation allows users to utilize deep learning methods, particularly autoencoders, to overlay source images onto a target video. This creates a video of the source person imitating or saying things that the target person does. Digital aging utilizes generative adversarial networks (GANs) to digitally simulate the aging process of an individual. Image animation utilizes first-order motion models to create highly realistic animations from a source image and driving video. Deepfake detection is achieved by using advanced and highly efficient convolutional neural networks (CNNs), primarily employing the EfficientNet family of models.</text:p>
          </table:table-cell>
          <table:table-cell office:value-type="string" calcext:value-type="string">
            <text:p>online-journals.org</text:p>
          </table:table-cell>
          <table:table-cell/>
          <table:table-cell office:value-type="string" calcext:value-type="string">
            <text:p>Vision Studio</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N/A</text:p>
          </table:table-cell>
          <table:table-cell office:value-type="string" calcext:value-type="string">
            <text:p>N/A:Other</text:p>
          </table:table-cell>
          <table:table-cell office:value-type="string" calcext:value-type="string">
            <text:p>A project focused on applying deep learning and computer vision in image and video processing, including AI techniques for deepfake creation and image animation.</text:p>
          </table:table-cell>
          <table:table-cell office:value-type="string" calcext:value-type="string">
            <text:p>Strong potential for collaboration on AI applications in media and creative industries.</text:p>
          </table:table-cell>
          <table:table-cell office:value-type="string" calcext:value-type="string">
            <text:p>Strong signal justified by: 1) Explicit integration of AI technologies in media applications 2) Focus on innovative video processing and animation techniques.</text:p>
          </table:table-cell>
        </table:table-row>
        <table:table-row table:style-name="ro2">
          <table:table-cell office:value-type="string" calcext:value-type="string">
            <text:p>Mastering AI-Powered Video Editing and Graphics</text:p>
          </table:table-cell>
          <table:table-cell office:value-type="string" calcext:value-type="string">
            <text:p>https://www.vagpemedia.in/courses/Mastering-AI-Powered-Video-Editing-and-Graphics-652fa9fce4b07fb4988071ea</text:p>
          </table:table-cell>
          <table:table-cell office:value-type="string" calcext:value-type="string">
            <text:p>15 июн. 2024 г.</text:p>
          </table:table-cell>
          <table:table-cell office:value-type="string" calcext:value-type="string">
            <text:p>Unlock the power of AI step-by-step with our comprehensive curriculum:</text:p>
            <text:p/>
            <text:p>🌐 Chat-GPT Mastery: Dive into the world of conversational AI with Chat-GPT. Learn how to create engaging and interactive chatbots that captivate your audience.</text:p>
            <text:p/>
            <text:p>🎥 Auto Pilot YouTube Channel Set-Up and SEO: Take your YouTube game to the next level. Discover the secrets to setting up and optimizing your channel for maximum visibility, coupled with AI-driven strategies to grow your audience.</text:p>
            <text:p/>
            <text:p>🗣️ Text to Speech: Uncover the magic of converting text into lifelike speech. Explore the nuances of Text-to-Speech technology, adding a dynamic and personal touch to your content.</text:p>
            <text:p/>
            <text:p>📑 Text to Video, Text to Image Prompt Engineering: Master the art of transforming text into compelling visuals and videos. Create captivating content effortlessly using AI prompt engineering techniques.</text:p>
            <text:p/>
            <text:p>🎨 2D &amp; 3D Animation with AI: Bring your ideas to life through AI-powered animations. Learn the intricacies of both 2D and 3D animation, adding a new dimension to your creative endeavors.</text:p>
            <text:p/>
            <text:p>🎬 AI Film Making: Revolutionize the film-making process with AI. Explore innovative techniques to enhance storytelling, visual effects, and overall production efficiency.</text:p>
            <text:p/>
            <text:p>🚀 Rocket Speed YouTube Growth with AI: Unleash the potential of AI to skyrocket your YouTube channel's growth. Discover strategies, tools, and insider tips to propel your content to new heights.</text:p>
            <text:p/>
            <text:p>📈 Do's and Don'ts of AI and Synthetic Content Publishing on YouTube: Navigate the ethical and practical considerations of AI and synthetic content. Learn the best practices to ensure responsible and engaging content creation.</text:p>
            <text:p/>
            <text:p>🔗 Stay Ahead with Cutting-Edge Courses: Our courses are designed to keep you at the forefront of technological advancements. Stay ahead of the curve and position yourself as a leader in the ever-evolving landscape of AI.</text:p>
            <text:p/>
            <text:p>👩‍💻 Poulami Mukherjee - Your Expert Guide: Under the guidance of Poulami Mukherjee, master coding, software development, web design, and data analysis. Gain practical skills and insights into industry trends from an experienced professional.</text:p>
            <text:p/>
            <text:p>🌐 All Levels Welcome: Whether you're a beginner or an experienced professional, our courses cater to all skill levels. Join us on this exciting journey to redefine your capabilities and make your mark in the world of AI.</text:p>
            <text:p/>
            <text:p>Ready to embrace the future? Enroll now and embark on a learning experience that transcends boundaries! 🚀🔥</text:p>
          </table:table-cell>
          <table:table-cell office:value-type="string" calcext:value-type="string">
            <text:p>www.vagpemedia.in</text:p>
          </table:table-cell>
          <table:table-cell/>
          <table:table-cell office:value-type="string" calcext:value-type="string">
            <text:p>N/A</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N/A:N/A</text:p>
          </table:table-cell>
          <table:table-cell office:value-type="string" calcext:value-type="string">
            <text:p>Course offering focused on AI in video editing and graphics, specifically designed for various skill levels.</text:p>
          </table:table-cell>
          <table:table-cell office:value-type="string" calcext:value-type="string">
            <text:p>Strong candidate for collaboration due to comprehensive AI focus in media production.</text:p>
          </table:table-cell>
          <table:table-cell office:value-type="string" calcext:value-type="string">
            <text:p>Strong signal justified by: 1) Courses explicitly covering AI in video editing and animation 2) Comprehensive offerings in various aspects of creative media 3) Potential for broader partnerships in educational content.</text:p>
          </table:table-cell>
        </table:table-row>
        <table:table-row table:style-name="ro2">
          <table:table-cell office:value-type="string" calcext:value-type="string">
            <text:p>Motion Graphics Course | Video Editing Course With AI</text:p>
          </table:table-cell>
          <table:table-cell office:value-type="string" calcext:value-type="string">
            <text:p>https://www.moople.in/motion-graphic-video-editing-course</text:p>
          </table:table-cell>
          <table:table-cell office:value-type="string" calcext:value-type="string">
            <text:p>6 окт. 2024 г.</text:p>
          </table:table-cell>
          <table:table-cell office:value-type="string" calcext:value-type="string">
            <text:p>Best Institute for Motion Graphics &amp; Video Editing Courses</text:p>
            <text:p/>
            <text:p>Discover the dynamic world of Motion Graphics, Video Editing course integrated with AI with our 6 month course designed for aspiring creators. Our expert faculty will guide you through cutting-edge softwares and innovative AI tools, to kickstart your journey in this exciting space!</text:p>
          </table:table-cell>
          <table:table-cell office:value-type="string" calcext:value-type="string">
            <text:p>www.moople.in</text:p>
          </table:table-cell>
          <table:table-cell/>
          <table:table-cell office:value-type="string" calcext:value-type="string">
            <text:p>Best Institute for Motion Graphics</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small</text:p>
          </table:table-cell>
          <table:table-cell office:value-type="string" calcext:value-type="string">
            <text:p>N/A</text:p>
          </table:table-cell>
          <table:table-cell office:value-type="string" calcext:value-type="string">
            <text:p>Institute offers a 6-month course in Motion Graphics and Video Editing with integrated AI tools, aiming at aspiring creatives.</text:p>
          </table:table-cell>
          <table:table-cell office:value-type="string" calcext:value-type="string">
            <text:p>Ideal for collaboration due to specialized AI program focused on creative fields.</text:p>
          </table:table-cell>
          <table:table-cell office:value-type="string" calcext:value-type="string">
            <text:p>Strong signal justified by: 1) Explicit inclusion of AI in video editing and motion graphics 2) Clear focus on media and creative industries 3) Small size allows for personalized collaboration opportunities</text:p>
          </table:table-cell>
        </table:table-row>
        <table:table-row table:style-name="ro2">
          <table:table-cell office:value-type="string" calcext:value-type="string">
            <text:p>Deepmotion Ai: 3D Motion Capture for All.</text:p>
          </table:table-cell>
          <table:table-cell office:value-type="string" calcext:value-type="string">
            <text:p>https://genai.works/courses/deepmotion-ai-3-d-motion-capture-for-all</text:p>
          </table:table-cell>
          <table:table-cell office:value-type="string" calcext:value-type="string">
            <text:p>10 июл. 2024 г.</text:p>
          </table:table-cell>
          <table:table-cell office:value-type="string" calcext:value-type="string">
            <text:p>About Deepmotion Ai: 3D Motion Capture for All. course</text:p>
            <text:p/>
            <text:p>**Note:** It is recommended to view videos on Edge browser, we have noticed that interruptions may occur on Google Chrome , thank you. **Topics:** in this course we will study the new frontiers of artificial intelligence (AI) used in the artistic field relating to Generative animation through Prompt and Video Motion Capture, in all forms of 3D and 2D representation. In the past, to generate character animation, expensive Motion Capture tools and great artistic skills were required to set up the correct Character Rig and subsequently generate the poses and the relative animation keys to generate Animated Videos or Video Game Characters, with Realistic movements. Today, thanks to AI, this has become simpler and more accessible to everyone, eliminating expensive Motion Capture devices that are not within the reach of many and thus eliminating the tedious task of manually animating characters with long traditional techniques that require extraordinary talent to achieve convincing results. In the course you will learn how Artificial Intelligence is able to do this for us, it takes just a few minutes to create animations that were previously just a mirage for many of us. Therefore, no special artistic skills will be necessary to achieve decent results; moreover, each of us today owns a smartphone, very useful for training the AI ​​to generate movement data. The course is composed of two programs and I will show you in both free versions how it is possible to generate both 3D and 2D animations, as well as generate characters already set up for animation including both body and face rigs. We could then have a wide range of personalized Avatars available in everything from clothing to ethnicity and facial aesthetic variables to populate our content. I will show you how to import animated characters into 3ds max, and Marmoset Toolbag, the same procedures can be used for the most popular 3D programs available on the market. **Note:** Exercise files are attached to the lessons: - 003_Preset Characters - 030_Forward Somersault - 035_Motion Capture BVH - 037_New Inpainting</text:p>
          </table:table-cell>
          <table:table-cell office:value-type="string" calcext:value-type="string">
            <text:p>genai.works</text:p>
          </table:table-cell>
          <table:table-cell/>
          <table:table-cell office:value-type="string" calcext:value-type="string">
            <text:p>Deepmotion Ai</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N/A</text:p>
          </table:table-cell>
          <table:table-cell office:value-type="string" calcext:value-type="string">
            <text:p>Deepmotion Ai offers a course on 3D motion capture using AI technologies, focusing on generative animation and video motion capture for both 3D and 2D representations. It aims to democratize animation creation without the need for expensive tools or extensive artistic skills.</text:p>
          </table:table-cell>
          <table:table-cell office:value-type="string" calcext:value-type="string">
            <text:p>Strong candidate for collaboration in AI and animation education.</text:p>
          </table:table-cell>
          <table:table-cell office:value-type="string" calcext:value-type="string">
            <text:p>Strong signal justified by: 1) Comprehensive AI application in animation 2) Focus on accessible content creation 3) International scope in digital education</text:p>
          </table:table-cell>
        </table:table-row>
        <table:table-row table:style-name="ro2">
          <table:table-cell office:value-type="string" calcext:value-type="string">
            <text:p>Artificial Intelligence BSc</text:p>
          </table:table-cell>
          <table:table-cell office:value-type="string" calcext:value-type="string">
            <text:p>https://www.kcl.ac.uk/study/undergraduate/courses/artificial-intelligence-bsc</text:p>
          </table:table-cell>
          <table:table-cell office:value-type="string" calcext:value-type="string">
            <text:p>29 авг. 2024 г.</text:p>
          </table:table-cell>
          <table:table-cell office:value-type="string" calcext:value-type="string">
            <text:p>Artificial Intelligence BSc UCAS code: G700</text:p>
            <text:p/>
            <text:p>Key information Course type: Single honours Delivery mode: Campus Study mode: Full time Required A-level: A*A*A Full entry requirements, including contextual requirements Duration: 3 years Application status: Open Start date: September 2025 Application deadline: 31 January 2025 Optional study abroad Apply via UCAS</text:p>
            <text:p/>
            <text:p>AI significantly affects people’s lives, and it is encountered in more and more of our daily activities. These include activities such as using smart devices, digital voice assistants, and travel aids, as well as banking online or receiving personalised recommendations about movies to rent. Meanwhile, AI is increasingly reliant on leveraging the widespread availability of datasets that encode relationships between data inputs to decision making processes, and the outcome of these processes. AI applications can enhance human decision making in a wide variety of everyday (e.g. recommender systems) and specialised tasks (e.g. deciding on legal litigation risks, decisions in business/logistics planning, or decisions based on interpretation of visual data such as diagnostic scans in medicine). AI also has applications that autonomously make and implement decisions (e.g. robots that need to sense their environment and plan actions). These applications require expertise in a broad range of Artificial Intelligence areas. Our Artificial Intelligence BSc will allow you to understand the underlying principles of these areas, including: - Foundations of AI (e.g. programming, discrete mathematics, algorithm design) - Data Science and Machine Learning (e.g. natural language processing, human-AI interaction) - Knowledge Representation, Reasoning, and Interactions (e.g. data visualisation, knowledge engineering, formal verification) - Optimisation, Planning and Autonomous Agents (e.g. autonomous robot programming, logic, network optimisation) - Ethics and philosophy of AI (e.g. legal, social, ethical and professional issues in AI and in robotics system development, philosophical work on the impact and on dangers of AI) - AI Engineering (e.g. internet and web systems, cloud-based services, AI security and privacy) It will also provide you with the background knowledge and skills required to become a successful AI professional able to work in a range of exciting roles ranging from big data engineer to robotics engineer. You will also have the opportunity to transfer to the study abroad pathway and spend your third year at a partner institution before returning to King’s for your final year. This depends on you reaching a certain grade average and being accepted by a Partner University. Women in STEM Scholarship The Faculty funds a scholarship for female undergraduate applicants, as part of its commitment to increasing the representation of women in STEM (Science, Technology, Engineering and Mathematics). Find out more about eligibility and how to apply here: https://www.kcl.ac.uk/women-in-stem-scholarship</text:p>
            <text:p/>
            <text:p>Key benefits</text:p>
            <text:p/>
            <text:p>6th in the UK for Computer Science (QS World Rankings by subject 2024)</text:p>
            <text:p/>
            <text:p>You'll interact with world-class experts in many exciting areas of AI, including Safe and Trusted AI, Trusted Autonomous Systems, Distributed AI, and Reasoning and Planning.</text:p>
            <text:p/>
            <text:p>You'll study a wide-range of innovative modules, covering both the theory and practice of modern AI.</text:p>
            <text:p/>
            <text:p>Our central London location is close to top, global AI companies, such as Google and Amazon, and gives unparalleled access to leading scientific societies, including the Chartered Institute for IT (BCS) and the Institution of Engineering and Technology (IET).</text:p>
            <text:p/>
            <text:p>7th in the UK for employability (Times Higher Education Graduate Employability rankings 2023/4)</text:p>
            <text:p/>
            <text:p>This degree has been accredited by BCS, The Chartered Institute for IT. Accreditation is a mark of assurance that the degree meets the standards set by BCS. An accredited degree entitles you to professional membership of BCS, which is an important part of the criteria for achieving Chartered IT Professional (CITP) status through the Institute. Some employers recruit preferentially from accredited degrees, and an accredited degree is likely to be recognised by other countries that are signatories to international accords.</text:p>
          </table:table-cell>
          <table:table-cell office:value-type="string" calcext:value-type="string">
            <text:p>www.kcl.ac.uk</text:p>
          </table:table-cell>
          <table:table-cell/>
          <table:table-cell office:value-type="string" calcext:value-type="string">
            <text:p>King's College London</text:p>
          </table:table-cell>
          <table:table-cell office:value-type="string" calcext:value-type="string">
            <text:p>4</text:p>
          </table:table-cell>
          <table:table-cell office:value-type="string" calcext:value-type="string">
            <text:p>True</text:p>
          </table:table-cell>
          <table:table-cell office:value-type="string" calcext:value-type="string">
            <text:p>False</text:p>
          </table:table-cell>
          <table:table-cell office:value-type="string" calcext:value-type="string">
            <text:p>large</text:p>
          </table:table-cell>
          <table:table-cell office:value-type="string" calcext:value-type="string">
            <text:p>UK:EU</text:p>
          </table:table-cell>
          <table:table-cell office:value-type="string" calcext:value-type="string">
            <text:p>King's College London offers a comprehensive Artificial Intelligence BSc program ranked 6th in the UK. It is accredited and provides significant employability support.</text:p>
          </table:table-cell>
          <table:table-cell office:value-type="string" calcext:value-type="string">
            <text:p>Strong candidate for partnership in AI education, though lacks direct media/creative industry focus.</text:p>
          </table:table-cell>
          <table:table-cell office:value-type="string" calcext:value-type="string">
            <text:p>Strong signal justified by: 1) Comprehensive AI curriculum 2) International study abroad opportunities 3) Strong reputation and large student base</text:p>
          </table:table-cell>
        </table:table-row>
        <table:table-row table:style-name="ro2">
          <table:table-cell office:value-type="string" calcext:value-type="string">
            <text:p>AI Video Creation Course</text:p>
          </table:table-cell>
          <table:table-cell office:value-type="string" calcext:value-type="string">
            <text:p>https://www.freelancernation.asia/training/ai-video-creation-course</text:p>
          </table:table-cell>
          <table:table-cell office:value-type="string" calcext:value-type="string">
            <text:p>17 нояб. 2024 г.</text:p>
          </table:table-cell>
          <table:table-cell office:value-type="string" calcext:value-type="string">
            <text:p>ABOUT THE COURSE</text:p>
            <text:p/>
            <text:p>This is currently a by invite-only pilot program aiming to help a pilot group of Media Practitioners in Film, Photography, Design and Screenwriting to explore into this exciting arena of AI content creation.</text:p>
            <text:p/>
            <text:p/>
            <text:p/>
            <text:p>They’ll get hands-on with the latest AI tools, from dynamic design enhancements to next-gen video editing and mind-blowing content creation techniques. Through immersive tutorials, insider sessions with industry experts, and real-world case studies, this workshop is crafted for forward-thinking graphic designers, filmmakers, illustrators, and beyond.</text:p>
          </table:table-cell>
          <table:table-cell office:value-type="string" calcext:value-type="string">
            <text:p>www.freelancernation.asia</text:p>
          </table:table-cell>
          <table:table-cell/>
          <table:table-cell office:value-type="string" calcext:value-type="string">
            <text:p>N/A</text:p>
          </table:table-cell>
          <table:table-cell office:value-type="string" calcext:value-type="string">
            <text:p>4</text:p>
          </table:table-cell>
          <table:table-cell table:number-columns-repeated="2" office:value-type="string" calcext:value-type="string">
            <text:p>True</text:p>
          </table:table-cell>
          <table:table-cell table:number-columns-repeated="2" office:value-type="string" calcext:value-type="string">
            <text:p>N/A</text:p>
          </table:table-cell>
          <table:table-cell office:value-type="string" calcext:value-type="string">
            <text:p>Invite-only pilot program focused on AI video creation for media practitioners. Emphasizes hands-on experience with AI tools.</text:p>
          </table:table-cell>
          <table:table-cell office:value-type="string" calcext:value-type="string">
            <text:p>Collaboration could focus on future course expansions or partnerships with industry experts.</text:p>
          </table:table-cell>
          <table:table-cell office:value-type="string" calcext:value-type="string">
            <text:p>Strong signal justified by: 1) Explicit focus on AI tools for content creation 2) Direct application to media and creative industry professionals.</text:p>
          </table:table-cell>
        </table:table-row>
        <table:table-row table:style-name="ro2">
          <table:table-cell office:value-type="string" calcext:value-type="string">
            <text:p>Digital Art and Artificial Intelligence</text:p>
          </table:table-cell>
          <table:table-cell office:value-type="string" calcext:value-type="string">
            <text:p>https://www.ycp.edu/academics/programs/digital-art-artificial-intelligence</text:p>
          </table:table-cell>
          <table:table-cell office:value-type="string" calcext:value-type="string">
            <text:p>22 февр. 2024 г.</text:p>
          </table:table-cell>
          <table:table-cell office:value-type="string" calcext:value-type="string">
            <text:p>Digital Arts and Artificial Intelligence Degree Requirements</text:p>
            <text:p/>
            <text:p>The Bachelor of Arts in Digital Arts and Artificial Intelligence program provides a broad curriculum that includes basic art principles and modern AI technologies. It offers advanced courses and chances for students to focus on specific areas through independent studies or internships, helping them sharpen their skills in innovative fields.</text:p>
            <text:p/>
            <text:p>Digital Arts and Artificial Intelligence majors gain a solid foundation in drawing, animation, creative writing, and the practical and ethical use of artificial intelligence. Students apply these skills in projects such as game design, animation, and creating manga, graphic novels, or comics, following methods used in the industry. The culmination of the program is a final portfolio project showcasing students’ abilities and real-world applications of AI in art to future employers.</text:p>
            <text:p/>
            <text:p>Key Courses</text:p>
            <text:p/>
            <text:p>Follow an innovative interdisciplinary course sequence preparing you to use generative AI in creative projects and hone your skills in animation, character design, storyboarding, worldbuilding, and more. You may take courses such as:</text:p>
            <text:p/>
            <text:p>ART 204: Survey of World Art I</text:p>
            <text:p/>
            <text:p>ART 210: Design Fundamentals</text:p>
            <text:p/>
            <text:p>GRD 235: Concepts of Computer Graphics</text:p>
            <text:p/>
            <text:p>LIT 373: Comic Books and Graphic Novels</text:p>
            <text:p/>
            <text:p>Admissions and Aid</text:p>
            <text:p/>
            <text:p>Review complete undergraduate admissions information .</text:p>
            <text:p/>
            <text:p>Many of our bachelor’s degree students are eligible for financial aid. Aspiring art students may be eligible for specialized scholarships through dedicated programs such as the York Community Art Scholars Exhibition .</text:p>
            <text:p/>
            <text:p>Review undergraduate tuition and aid at York College .</text:p>
            <text:p/>
            <text:p>Earn a B.A. in Digital Arts and Artificial Intelligence at York College of Pennsylvania</text:p>
            <text:p/>
            <text:p>With cutting-edge facilities and a progressive curriculum designed to keep pace with the growth of AI in creative fields, the Bachelor of Arts in Digital Arts and Artificial Intelligence degree program at York College sets itself apart by equipping students with future-proof skills for a career in the arts.</text:p>
          </table:table-cell>
          <table:table-cell office:value-type="string" calcext:value-type="string">
            <text:p>www.ycp.edu</text:p>
          </table:table-cell>
          <table:table-cell/>
          <table:table-cell office:value-type="string" calcext:value-type="string">
            <text:p>York College of Pennsylvania</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nited States:US</text:p>
          </table:table-cell>
          <table:table-cell office:value-type="string" calcext:value-type="string">
            <text:p>Offers a Bachelor of Arts in Digital Arts and Artificial Intelligence, emphasizing artistic skills and AI technologies used in various creative fields. Around 800 students annually in art-related programs.</text:p>
          </table:table-cell>
          <table:table-cell office:value-type="string" calcext:value-type="string">
            <text:p>Strong candidate for collaboration due to their focus on AI in arts education and active internship programs.</text:p>
          </table:table-cell>
          <table:table-cell office:value-type="string" calcext:value-type="string">
            <text:p>Strong signal justified by: 1) Comprehensive integration of AI technologies in creative courses 2) Focus on animation and related media arts 3) Significant student population with international potential for exchange programs</text:p>
          </table:table-cell>
        </table:table-row>
        <table:table-row table:style-name="ro2">
          <table:table-cell office:value-type="string" calcext:value-type="string">
            <text:p>B.Sc - Animation, VFX and Multimedia Sciences</text:p>
          </table:table-cell>
          <table:table-cell office:value-type="string" calcext:value-type="string">
            <text:p>https://pcu.edu.in/bsc-animation-vfx-multimedia-sciences.php</text:p>
          </table:table-cell>
          <table:table-cell office:value-type="string" calcext:value-type="string">
            <text:p>14 мая 2024 г.</text:p>
          </table:table-cell>
          <table:table-cell office:value-type="string" calcext:value-type="string">
            <text:p>Pimpri Chinchwad University (PCU) offers an exceptional B.Sc in Animation, VFX &amp; Multimedia, making it one of the top choices for students seeking good courses after 12th commerce, science, or arts. This program is designed to equip students with comprehensive knowledge and practical skills in animation, visual effects (VFX), and multimedia. The curriculum covers essential topics such as 2D and 3D animation, motion graphics, anime series production, augmented reality (AR) and virtual reality (VR) technologies, AI in animation and many more.. As one of the best B.Sc animation colleges in Pune, PCU ensures students receive a well-rounded education with hands-on experience in industry-standard software like Blender, Adobe Character Animator, and Maya.</text:p>
            <text:p/>
            <text:p>Students at PCU benefit from state-of-the-art facilities, experienced faculty, and strong industry connections, ensuring they are well-prepared for successful careers in the animation and multimedia fields. The B.Sc Animation Degree program includes specialized courses in Animation production management, game design, UI/UX design, and multimedia technical skills. Graduates can pursue various career opportunities, including roles in animation, VFX, gaming, multimedia design, TV, digital content creation. With a focus on practical training, team projects, and leadership development, PCU's B.Sc in Animation, VFX &amp; Multimedia program stands out as a leading choice for aspiring animation professionals.</text:p>
          </table:table-cell>
          <table:table-cell office:value-type="string" calcext:value-type="string">
            <text:p>pcu.edu.in</text:p>
          </table:table-cell>
          <table:table-cell/>
          <table:table-cell office:value-type="string" calcext:value-type="string">
            <text:p>Pimpri Chinchwad University</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large</text:p>
          </table:table-cell>
          <table:table-cell office:value-type="string" calcext:value-type="string">
            <text:p>India:Asia</text:p>
          </table:table-cell>
          <table:table-cell office:value-type="string" calcext:value-type="string">
            <text:p>A comprehensive university offering a B.Sc in Animation, VFX &amp; Multimedia with a focus on AI technologies and practical skills in animation and visual effects.</text:p>
          </table:table-cell>
          <table:table-cell office:value-type="string" calcext:value-type="string">
            <text:p>Strong candidate for collaboration in AI-driven animation education; offers extensive multimedia courses.</text:p>
          </table:table-cell>
          <table:table-cell office:value-type="string" calcext:value-type="string">
            <text:p>Strong signal justified by: 1) Explicit inclusion of AI in the animation curriculum 2) Focus on media/creative fields 3) Comprehensive program with hands-on experience 4) Large student body with potential for international collaboration.</text:p>
          </table:table-cell>
        </table:table-row>
        <table:table-row table:style-name="ro2">
          <table:table-cell office:value-type="string" calcext:value-type="string">
            <text:p>Impact of Artificial Intelligence in animation.pptx</text:p>
          </table:table-cell>
          <table:table-cell office:value-type="string" calcext:value-type="string">
            <text:p>https://www.slideshare.net/slideshow/impact-of-artificial-intelligence-in-animation-pptx/267750966</text:p>
          </table:table-cell>
          <table:table-cell office:value-type="string" calcext:value-type="string">
            <text:p>3 мая 2024 г.</text:p>
          </table:table-cell>
          <table:table-cell office:value-type="string" calcext:value-type="string">
            <text:p>AI could also be used to create interactive animations that respond to viewers' input. The future of animation is bright, and AI is sure to play a major role in shaping it. AI is likely to play an even greater role in the future of animation. If you are interested in learning more about animation, there are many great animation courses available. Visit: https://www.arenash.com/animation-courses-kolkata/ Read less</text:p>
          </table:table-cell>
          <table:table-cell office:value-type="string" calcext:value-type="string">
            <text:p>www.slideshare.net</text:p>
          </table:table-cell>
          <table:table-cell/>
          <table:table-cell office:value-type="string" calcext:value-type="string">
            <text:p>Arena Animation</text:p>
          </table:table-cell>
          <table:table-cell office:value-type="string" calcext:value-type="string">
            <text:p>2</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India:Asia</text:p>
          </table:table-cell>
          <table:table-cell office:value-type="string" calcext:value-type="string">
            <text:p>Arena Animation offers various animation courses that incorporate AI technologies. It has a significant presence in the animation education sector with numerous campuses.</text:p>
          </table:table-cell>
          <table:table-cell office:value-type="string" calcext:value-type="string">
            <text:p>Potential candidate for collaboration, especially in AI-based animation programs.</text:p>
          </table:table-cell>
          <table:table-cell office:value-type="string" calcext:value-type="string">
            <text:p>Moderate signal justified by: 1) Courses integrating AI in animation 2) Established educational hub for media and animation.</text:p>
          </table:table-cell>
        </table:table-row>
        <table:table-row table:style-name="ro2">
          <table:table-cell office:value-type="string" calcext:value-type="string">
            <text:p>Here's some ways one visual effects studio is using ...</text:p>
          </table:table-cell>
          <table:table-cell office:value-type="string" calcext:value-type="string">
            <text:p>https://beforesandafters.com/2024/12/19/heres-some-ways-one-visual-effects-studio-is-using-machine-learning-tools-in-production-right-now/</text:p>
          </table:table-cell>
          <table:table-cell office:value-type="string" calcext:value-type="string">
            <text:p>22 часа назад</text:p>
          </table:table-cell>
          <table:table-cell office:value-type="string" calcext:value-type="string">
            <text:p>And it’s not only with the dedicated pro VFX tools you might think (it’s also with ones originally designed for just social media use).</text:p>
            <text:p/>
            <text:p>The topic on the top of so many minds in visual effects right now is artificial intelligence and machine learning. There are, quite simply, new developments every day in the area. But how are all these developments finding their way into VFX usage? befores &amp; afters asked one studio owner during the recent VIEW Conference to find out what they are doing.</text:p>
            <text:p/>
            <text:p>Wylie Co. founder and CEO Jake Maymudes started his visual effects studio in 2015. He had previously worked at facilities including The Mill, Digital Domain and ILM. Wylie Co. has in recent times contributed to Dune: Part One and Part Two, Alien: Romulus, Uglies, The Killer, Thor: Love and Thunder, The Last of Us and a host of other projects. The boutique studio works on final VFX, sometimes serving as the in-house VFX team, and commonly on aspects such as postvis.</text:p>
            <text:p/>
            <text:p>The biggest change to visual effects that Maymudes has seen in recent times has come with the advent of new artificial intelligence (AI) and machine learning (ML) workflows. The studio has utilized deep learning, neural networks and generative adversarial networks (GANs) for projects. Some of this relates to dedicated VFX tools, other work, as discussed below, was even done with tools intended for just social media use.</text:p>
            <text:p/>
            <text:p>In terms of the tools now available, Maymudes is adamant that AI and ML workflows will (and already are) changing the way labor-intensive tasks like rotoscoping, motion capture and beauty work are done in VFX. “There’s so much efficiency to be had by using AI tools,” argues Maymudes. “I see it as really the only way to survive right now in VFX by taking advantage of these efficiencies. I think the whole world’s going to change in the next couple of years. I think it’ll change dramatically in five. I think it’ll change significantly in two. I could be wrong, it could be one.”</text:p>
            <text:p/>
            <text:p>Wylie Co. has leapt into this AI/ML world in both small and large ways. On She-Hulk: Attorney at Law, for example, Wylie Co. was utilizing machine learning rotoscoping in 2021 for postvis work on the series. “Back then I wasn’t aware of a single other company that was diving into machine learning like we were,” says Maymudes. “And now, we’ve all had that capability for years.”</text:p>
            <text:p/>
            <text:p>A much larger way Wylie Co. used machine learning tools was on Dune: Part Two to tint thousands of Fremen characters’ eyes blue. That task involved using training data direct from blue tinting VFX work already done on Dune: Part One by the studio and feeding that into Nuke’s CopyCat node to help produce rotoscope mattes. Production visual effects supervisor Paul Lambert, who is also Wylie’s executive creative director, oversaw the training himself. “He’s deep into AI and AI research,” notes Maymudes. “He’s a technologist at heart.”</text:p>
            <text:p/>
            <text:p>[You can read more about Wylie Co.’s Fremen blue eyes visual effects in issue #23 of befores &amp; afters magazine.]</text:p>
            <text:p/>
            <text:p>Then, there’s a different kind of approach Wylie Co. has taken with AI and ML tools that were not perhaps initially intended to be used for high-end visual effects work. The example Maymudes provides here is in relation to the studio’s VFX for Uglies. On that film, visual effects supervisor Janelle Ralla tasked Wylie with a range of ‘beauty’ work to be done on the characters as part of the Ugly/Pretty story point. Ralla demonstrated a social media app—FaceApp—to Maymudes that she was using to concept the beauty work. The app lets users, on their smartphones, change their appearance.</text:p>
            <text:p/>
            <text:p>“She used this app to generate the images to convey what she wanted to see,” explains Maymudes. “The results were really good, even for those concepts. So, I researched it, and it was an AI-based app. It had used a neural network to do the beauty work. And it did it fast.”</text:p>
            <text:p/>
            <text:p>That was an important consideration for Maymudes. The beauty work had to be completed to a limited budget and schedule, meaning the visual effects shots had to be turned around quickly.</text:p>
            <text:p/>
            <text:p>Here’s what Wylie Co. did using the app as part of its workflow.</text:p>
            <text:p/>
            <text:p>“We downloaded FaceApp, then brought in our plates,” discusses Maymudes. “I took the app and I made hero frames with the shots. Then I would take those hero frames into Nuke. I would create a dataset with these hero frames. Then I would train overnight on my Lenovo workstation with my NVIDIA GPUs for 12 hours. I’d come back in the morning, click a couple buttons, apply the inference, and it worked.”</text:p>
            <text:p/>
            <text:p>“We figured out a good workflow for this work through trial and error,” adds Maymudes. “You have to be very explicit with what you want to tell these neural networks because it’s one-to-one. You’re basically saying, ‘Please do exactly this.’ And if your dataset is messed up that you’re training with, your results are going to be either really bad or not great, but not perfect, no matter what because it’s so one-to-one. It’s so black and white. That’s why using FaceA</text:p>
          </table:table-cell>
          <table:table-cell office:value-type="string" calcext:value-type="string">
            <text:p>beforesandafters.com</text:p>
          </table:table-cell>
          <table:table-cell/>
          <table:table-cell office:value-type="string" calcext:value-type="string">
            <text:p>Wylie Co.</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small</text:p>
          </table:table-cell>
          <table:table-cell office:value-type="string" calcext:value-type="string">
            <text:p>US:Other</text:p>
          </table:table-cell>
          <table:table-cell office:value-type="string" calcext:value-type="string">
            <text:p>A specialized visual effects studio actively employing AI and machine learning technologies in their workflows for various film and television projects, with a strong focus on efficiency improvements in VFX processes.</text:p>
          </table:table-cell>
          <table:table-cell office:value-type="string" calcext:value-type="string">
            <text:p>Potential collaboration could explore shared research on AI in visual effects and developing educational workshops that integrate AI training in creative industries.</text:p>
          </table:table-cell>
          <table:table-cell office:value-type="string" calcext:value-type="string">
            <text:p>Strong signal justified by: 1) Extensive use of AI technologies in media production 2) Internationally recognized projects (e.g., Dune, She-Hulk) 3) Active engagement in evolving AI workflows relevant to creative industries.</text:p>
          </table:table-cell>
        </table:table-row>
        <table:table-row table:style-name="ro2">
          <table:table-cell office:value-type="string" calcext:value-type="string">
            <text:p>Courses - AI Animation School</text:p>
          </table:table-cell>
          <table:table-cell office:value-type="string" calcext:value-type="string">
            <text:p>https://hub.aianimation.com/courses</text:p>
          </table:table-cell>
          <table:table-cell office:value-type="string" calcext:value-type="string">
            <text:p>29 мар. 2024 г.</text:p>
          </table:table-cell>
          <table:table-cell office:value-type="string" calcext:value-type="string">
            <text:p>3D Animation - AI Worklow 01</text:p>
            <text:p/>
            <text:p>Available until</text:p>
            <text:p/>
            <text:p>In this course, I'll show the full production process for a unique adaptable workflow using a mix of cutting-edge AI animation tools to create controllable stylised content. Various AI tools including text to motion, mocap and character replacement tools. With Adobe After Effects used to bring it all together with a professional approach. Plus I share advanced ways to clean up mocap data &amp; fix 3D animation with AI tools. Plus explore an alternative approach generating a 3D model of your character.</text:p>
          </table:table-cell>
          <table:table-cell office:value-type="string" calcext:value-type="string">
            <text:p>hub.aianimation.com</text:p>
          </table:table-cell>
          <table:table-cell/>
          <table:table-cell office:value-type="string" calcext:value-type="string">
            <text:p>AI Animation School</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small</text:p>
          </table:table-cell>
          <table:table-cell office:value-type="string" calcext:value-type="string">
            <text:p>N/A</text:p>
          </table:table-cell>
          <table:table-cell office:value-type="string" calcext:value-type="string">
            <text:p>An educational institution focused on teaching AI applications in animation with courses that integrate creative processes and advanced AI tools.</text:p>
          </table:table-cell>
          <table:table-cell office:value-type="string" calcext:value-type="string">
            <text:p>Ideal candidate for collaboration, focuses heavily on AI in animation and has a specialized curriculum.</text:p>
          </table:table-cell>
          <table:table-cell office:value-type="string" calcext:value-type="string">
            <text:p>Strong signal justified by: 1) Comprehensive AI integration in animation courses 2) Focus on creative industry 3) Specialized curriculum</text:p>
          </table:table-cell>
        </table:table-row>
        <table:table-row table:style-name="ro2">
          <table:table-cell office:value-type="string" calcext:value-type="string">
            <text:p>Virtual production: learning the trade at the National Film ...</text:p>
          </table:table-cell>
          <table:table-cell office:value-type="string" calcext:value-type="string">
            <text:p>https://www.ibc.org/virtual-production/features/virtual-production-learning-the-trade-at-the-national-film-and-television-school/21300</text:p>
          </table:table-cell>
          <table:table-cell/>
          <table:table-cell office:value-type="string" calcext:value-type="string">
            <text:p>The combination of Unreal Engine and LED volume stages has taken virtual production to another level, but have skillsets kept pace? IBC365 learns more about the UK’s first dedicated certificate in virtual production.</text:p>
            <text:p/>
            <text:p>The use of CGI in film and television production has moved from being a long, slow process undertaken in the postproduction stage involving shooting in greenscreen studios and actors emoting to a ‘tennis ball on a stick’ to an interactive environment that allows performers, directors, and cinematographers to see and move through computer generated environments in real-time. Alan Thorn, a video games industry veteran runs the Virtual Production Course at the National Film and Television School (NFTS) in the UK. The course offers the industry’s first dedicated certificate in Virtual Production.</text:p>
            <text:p/>
            <text:p>Virtual production (VP) merges real-time CGI with traditional filmmaking techniques using giant LED walls and systems originally designed for use in video games such as Unreal Engine, to create immersive environments that seamlessly blend the physical and digital worlds. As Thorn explains, the industry is in need of professionals who can navigate this complex, hybrid landscape...</text:p>
          </table:table-cell>
          <table:table-cell office:value-type="string" calcext:value-type="string">
            <text:p>www.ibc.org</text:p>
          </table:table-cell>
          <table:table-cell/>
          <table:table-cell office:value-type="string" calcext:value-type="string">
            <text:p>National Film and Television School</text:p>
          </table:table-cell>
          <table:table-cell office:value-type="string" calcext:value-type="string">
            <text:p>3</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UK:UK</text:p>
          </table:table-cell>
          <table:table-cell office:value-type="string" calcext:value-type="string">
            <text:p>The NFTS is a renowned institution offering specialized courses in filmmaking and production, including the first dedicated certificate in Virtual Production using AI and real-time technologies.</text:p>
          </table:table-cell>
          <table:table-cell office:value-type="string" calcext:value-type="string">
            <text:p>Strong candidate for collaboration due to unique focus on virtual production with AI integration.</text:p>
          </table:table-cell>
          <table:table-cell office:value-type="string" calcext:value-type="string">
            <text:p>Signal score justified by: 1) Course includes AI technologies in production 2) Media-focused curriculum 3) Established reputation and international relevance</text:p>
          </table:table-cell>
        </table:table-row>
        <table:table-row table:style-name="ro2">
          <table:table-cell office:value-type="string" calcext:value-type="string">
            <text:p>School of AI</text:p>
          </table:table-cell>
          <table:table-cell office:value-type="string" calcext:value-type="string">
            <text:p>https://academy.ebu.ch/schoolofai</text:p>
          </table:table-cell>
          <table:table-cell office:value-type="string" calcext:value-type="string">
            <text:p>19 мар. 2024 г.</text:p>
          </table:table-cell>
          <table:table-cell office:value-type="string" calcext:value-type="string">
            <text:p>Welcome to the EBU Academy School of Al - the home of learning and development on artificial intelligence for EBU members and other media professionals.</text:p>
            <text:p/>
            <text:p/>
            <text:p/>
            <text:p>Whether you want to use Generative Al tools to create content or navigate the ethical risks of artificial intelligence with improved clarity, we can help. Perhaps you want to develop personalization and recommendation systems for audiences or effectively use prompts in news reporting.</text:p>
            <text:p/>
            <text:p/>
            <text:p/>
            <text:p>Our curriculum of training courses led by Al experts will be constantly updated to ensure you learn the new skills you need and gain the latest knowledge to help you maximise the opportunities of artificial intelligence and meet the challenges.</text:p>
          </table:table-cell>
          <table:table-cell office:value-type="string" calcext:value-type="string">
            <text:p>academy.ebu.ch</text:p>
          </table:table-cell>
          <table:table-cell/>
          <table:table-cell office:value-type="string" calcext:value-type="string">
            <text:p>EBU Academy School of AI</text:p>
          </table:table-cell>
          <table:table-cell office:value-type="string" calcext:value-type="string">
            <text:p>4</text:p>
          </table:table-cell>
          <table:table-cell table:number-columns-repeated="2" office:value-type="string" calcext:value-type="string">
            <text:p>True</text:p>
          </table:table-cell>
          <table:table-cell office:value-type="string" calcext:value-type="string">
            <text:p>medium</text:p>
          </table:table-cell>
          <table:table-cell office:value-type="string" calcext:value-type="string">
            <text:p>N/A</text:p>
          </table:table-cell>
          <table:table-cell office:value-type="string" calcext:value-type="string">
            <text:p>The EBU Academy provides learning and development opportunities focused on artificial intelligence for media professionals, including courses on generative AI, content creation, and ethical considerations.</text:p>
          </table:table-cell>
          <table:table-cell office:value-type="string" calcext:value-type="string">
            <text:p>Strong collaborative potential as it specializes in AI for media and regularly updates its curriculum.</text:p>
          </table:table-cell>
          <table:table-cell office:value-type="string" calcext:value-type="string">
            <text:p>Strong signal justified by: 1) Explicit AI courses targeted at media professionals 2) Focus on content creation and ethical issues related to AI 3) Medium scale possible with a wide audience in the media sector.</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ru" fo:country="RU"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ru" fo:country="RU"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Стили_20_стрелок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4P0" style:volatile="true">
      <number:number number:decimal-places="0" number:min-decimal-places="0" number:min-integer-digits="1" number:grouping="true"/>
      <number:text>р.</number:text>
    </number:number-style>
    <number:number-style style:name="N114">
      <number:text>-</number:text>
      <number:number number:decimal-places="0" number:min-decimal-places="0" number:min-integer-digits="1" number:grouping="true"/>
      <number:text>р.</number:text>
      <style:map style:condition="value()&gt;=0" style:apply-style-name="N114P0"/>
    </number:number-style>
    <number:number-style style:name="N115P0" style:volatile="true">
      <number:number number:decimal-places="0" number:min-decimal-places="0" number:min-integer-digits="1" number:grouping="true"/>
      <number:text>р.</number:text>
    </number:number-style>
    <number:number-style style:name="N115">
      <style:text-properties fo:color="#ff0000"/>
      <number:text>-</number:text>
      <number:number number:decimal-places="0" number:min-decimal-places="0" number:min-integer-digits="1" number:grouping="true"/>
      <number:text>р.</number:text>
      <style:map style:condition="value()&gt;=0" style:apply-style-name="N115P0"/>
    </number:number-style>
    <number:number-style style:name="N116P0" style:volatile="true">
      <number:number number:decimal-places="2" number:min-decimal-places="2" number:min-integer-digits="1" number:grouping="true"/>
      <number:text>р.</number:text>
    </number:number-style>
    <number:number-style style:name="N116">
      <number:text>-</number:text>
      <number:number number:decimal-places="2" number:min-decimal-places="2" number:min-integer-digits="1" number:grouping="true"/>
      <number:text>р.</number:text>
      <style:map style:condition="value()&gt;=0" style:apply-style-name="N116P0"/>
    </number:number-style>
    <number:number-style style:name="N117P0" style:volatile="true">
      <number:number number:decimal-places="2" number:min-decimal-places="2" number:min-integer-digits="1" number:grouping="true"/>
      <number:text>р.</number:text>
    </number:number-style>
    <number:number-style style:name="N117">
      <style:text-properties fo:color="#ff0000"/>
      <number:text>-</number:text>
      <number:number number:decimal-places="2" number:min-decimal-places="2" number:min-integer-digits="1" number:grouping="true"/>
      <number:text>р.</number:text>
      <style:map style:condition="value()&gt;=0" style:apply-style-name="N117P0"/>
    </number:number-style>
    <number:date-style style:name="N118">
      <number:day number:style="long"/>
      <number:text>.</number:text>
      <number:month number:textual="true"/>
      <number:text>.</number:text>
      <number:year/>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text loext:blank-width-char="р_.2">   </number:text>
    </number:number-style>
    <number:number-style style:name="N125">
      <number:text>-</number:text>
      <number:number number:decimal-places="0" number:min-decimal-places="0" number:min-integer-digits="1" number:grouping="true"/>
      <number:text loext:blank-width-char="р_.2">   </number:text>
      <style:map style:condition="value()&gt;=0" style:apply-style-name="N125P0"/>
    </number:number-style>
    <number:number-style style:name="N126P0" style:volatile="true">
      <number:number number:decimal-places="0" number:min-decimal-places="0" number:min-integer-digits="1" number:grouping="true"/>
      <number:text loext:blank-width-char="р_.2">   </number:text>
    </number:number-style>
    <number:number-style style:name="N126">
      <style:text-properties fo:color="#ff0000"/>
      <number:text>-</number:text>
      <number:number number:decimal-places="0" number:min-decimal-places="0" number:min-integer-digits="1" number:grouping="true"/>
      <number:text loext:blank-width-char="р_.2">   </number:text>
      <style:map style:condition="value()&gt;=0" style:apply-style-name="N126P0"/>
    </number:number-style>
    <number:number-style style:name="N127P0" style:volatile="true">
      <number:number number:decimal-places="2" number:min-decimal-places="2" number:min-integer-digits="1" number:grouping="true"/>
      <number:text loext:blank-width-char="р_.2">   </number:text>
    </number:number-style>
    <number:number-style style:name="N127">
      <number:text>-</number:text>
      <number:number number:decimal-places="2" number:min-decimal-places="2" number:min-integer-digits="1" number:grouping="true"/>
      <number:text loext:blank-width-char="р_.2">   </number:text>
      <style:map style:condition="value()&gt;=0" style:apply-style-name="N127P0"/>
    </number:number-style>
    <number:number-style style:name="N128P0" style:volatile="true">
      <number:number number:decimal-places="2" number:min-decimal-places="2" number:min-integer-digits="1" number:grouping="true"/>
      <number:text loext:blank-width-char="р_.2">   </number:text>
    </number:number-style>
    <number:number-style style:name="N128">
      <style:text-properties fo:color="#ff0000"/>
      <number:text>-</number:text>
      <number:number number:decimal-places="2" number:min-decimal-places="2" number:min-integer-digits="1" number:grouping="true"/>
      <number:text loext:blank-width-char="р_.2">   </number:text>
      <style:map style:condition="value()&gt;=0" style:apply-style-name="N128P0"/>
    </number:number-style>
    <number:number-style style:name="N129P0" style:volatile="true">
      <number:text loext:blank-width-char="-"> </number:text>
      <number:fill-character> </number:fill-character>
      <number:number number:decimal-places="0" number:min-decimal-places="0" number:min-integer-digits="1" number:grouping="true"/>
      <number:text loext:blank-width-char="р_.2_-3">    </number:text>
    </number:number-style>
    <number:number-style style:name="N129P1" style:volatile="true">
      <number:text>-</number:text>
      <number:fill-character> </number:fill-character>
      <number:number number:decimal-places="0" number:min-decimal-places="0" number:min-integer-digits="1" number:grouping="true"/>
      <number:text loext:blank-width-char="р_.2_-3">    </number:text>
    </number:number-style>
    <number:number-style style:name="N129P2" style:volatile="true">
      <number:text loext:blank-width-char="-"> </number:text>
      <number:fill-character> </number:fill-character>
      <number:text loext:blank-width-char="р1_.3_-4">-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0" number:min-decimal-places="0" number:min-integer-digits="1" number:grouping="true"/>
      <number:text loext:blank-width-char="-2">р. </number:text>
    </number:number-style>
    <number:number-style style:name="N130P1" style:volatile="true">
      <number:text>-</number:text>
      <number:fill-character> </number:fill-character>
      <number:number number:decimal-places="0" number:min-decimal-places="0" number:min-integer-digits="1" number:grouping="true"/>
      <number:text loext:blank-width-char="-2">р. </number:text>
    </number:number-style>
    <number:number-style style:name="N130P2" style:volatile="true">
      <number:text loext:blank-width-char="-"> </number:text>
      <number:fill-character> </number:fill-character>
      <number:text loext:blank-width-char="-3">-р.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р_.2_-3">    </number:text>
    </number:number-style>
    <number:number-style style:name="N131P1" style:volatile="true">
      <number:text>-</number:text>
      <number:fill-character> </number:fill-character>
      <number:number number:decimal-places="2" number:min-decimal-places="2" number:min-integer-digits="1" number:grouping="true"/>
      <number:text loext:blank-width-char="р_.2_-3">    </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р_.2_-3">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2P0" style:volatile="true">
      <number:text loext:blank-width-char="-"> </number:text>
      <number:fill-character> </number:fill-character>
      <number:number number:decimal-places="2" number:min-decimal-places="2" number:min-integer-digits="1" number:grouping="true"/>
      <number:text loext:blank-width-char="-2">р. </number:text>
    </number:number-style>
    <number:number-style style:name="N132P1" style:volatile="true">
      <number:text>-</number:text>
      <number:fill-character> </number:fill-character>
      <number:number number:decimal-places="2" number:min-decimal-places="2" number:min-integer-digits="1" number:grouping="true"/>
      <number:text loext:blank-width-char="-2">р. </number:text>
    </number:number-style>
    <number:number-style style:name="N132P2" style:volatile="true">
      <number:text loext:blank-width-char="-"> </number:text>
      <number:fill-character> </number:fill-character>
      <number:text>-</number:text>
      <number:number number:decimal-places="0" number:min-decimal-places="0" number:min-integer-digits="2" loext:max-blank-integer-digits="2"/>
      <number:text loext:blank-width-char="-2">р.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Стили_20_стрелок_20_1" draw:display-name="Стили стрелок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9">00.00.0000</text:date>, <text:time>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21:35:51.930376941</meta:creation-date>
    <dc:date>2025-01-09T21:39:35.161175617</dc:date>
    <meta:editing-duration>PT3M44S</meta:editing-duration>
    <meta:editing-cycles>1</meta:editing-cycles>
    <meta:document-statistic meta:table-count="1" meta:cell-count="3903" meta:object-count="0"/>
    <meta:generator>LibreOffice/24.2.6.2$Linux_X86_64 LibreOffice_project/420$Build-2</meta:generator>
  </office:meta>
</office:document-meta>
</file>